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5.2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6.0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0" table:default-cell-style-name="Default"/>
        <table:table-row table:style-name="ro1">
          <table:table-cell table:number-columns-repeated="111"/>
        </table:table-row>
        <table:table-row table:style-name="ro1">
          <table:table-cell table:number-columns-repeated="111"/>
        </table:table-row>
        <table:table-row table:style-name="ro1">
          <table:table-cell table:number-columns-repeated="106"/>
          <table:table-cell office:value-type="string" calcext:value-type="string">
            <text:p>均值</text:p>
          </table:table-cell>
          <table:table-cell office:value-type="string" calcext:value-type="string">
            <text:p>最小值</text:p>
          </table:table-cell>
          <table:table-cell office:value-type="string" calcext:value-type="string">
            <text:p>最大值</text:p>
          </table:table-cell>
          <table:table-cell office:value-type="string" calcext:value-type="string">
            <text:p>求和</text:p>
          </table:table-cell>
          <table:table-cell/>
        </table:table-row>
        <table:table-row table:style-name="ro1">
          <table:table-cell table:style-name="ce1" office:value-type="string" calcext:value-type="string">
            <text:p>num_workers = 0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9.84273195266724" calcext:value-type="float">
            <text:p>9.84273195266724</text:p>
          </table:table-cell>
          <table:table-cell table:style-name="ce1" office:value-type="float" office:value="9.55093479156494" calcext:value-type="float">
            <text:p>9.55093479156494</text:p>
          </table:table-cell>
          <table:table-cell table:style-name="ce1" office:value-type="float" office:value="9.59974265098572" calcext:value-type="float">
            <text:p>9.59974265098572</text:p>
          </table:table-cell>
          <table:table-cell table:style-name="ce1" office:value-type="float" office:value="9.58027529716492" calcext:value-type="float">
            <text:p>9.58027529716492</text:p>
          </table:table-cell>
          <table:table-cell table:style-name="ce1" office:value-type="float" office:value="9.56767344474793" calcext:value-type="float">
            <text:p>9.56767344474793</text:p>
          </table:table-cell>
          <table:table-cell table:style-name="ce1" office:value-type="float" office:value="9.54972195625305" calcext:value-type="float">
            <text:p>9.54972195625305</text:p>
          </table:table-cell>
          <table:table-cell table:style-name="ce1" office:value-type="float" office:value="9.77687859535217" calcext:value-type="float">
            <text:p>9.77687859535217</text:p>
          </table:table-cell>
          <table:table-cell table:style-name="ce1" office:value-type="float" office:value="9.71158862113953" calcext:value-type="float">
            <text:p>9.71158862113953</text:p>
          </table:table-cell>
          <table:table-cell table:style-name="ce1" office:value-type="float" office:value="9.6469156742096" calcext:value-type="float">
            <text:p>9.6469156742096</text:p>
          </table:table-cell>
          <table:table-cell table:style-name="ce1" office:value-type="float" office:value="9.7396411895752" calcext:value-type="float">
            <text:p>9.7396411895752</text:p>
          </table:table-cell>
          <table:table-cell table:style-name="ce1" office:value-type="float" office:value="9.43284392356873" calcext:value-type="float">
            <text:p>9.43284392356873</text:p>
          </table:table-cell>
          <table:table-cell table:style-name="ce1" office:value-type="float" office:value="9.64206957817078" calcext:value-type="float">
            <text:p>9.64206957817078</text:p>
          </table:table-cell>
          <table:table-cell table:style-name="ce1" office:value-type="float" office:value="9.57297730445862" calcext:value-type="float">
            <text:p>9.57297730445862</text:p>
          </table:table-cell>
          <table:table-cell table:style-name="ce1" office:value-type="float" office:value="9.70932173728943" calcext:value-type="float">
            <text:p>9.70932173728943</text:p>
          </table:table-cell>
          <table:table-cell table:style-name="ce1" office:value-type="float" office:value="9.63557481765747" calcext:value-type="float">
            <text:p>9.63557481765747</text:p>
          </table:table-cell>
          <table:table-cell table:style-name="ce1" office:value-type="float" office:value="9.57046461105347" calcext:value-type="float">
            <text:p>9.57046461105347</text:p>
          </table:table-cell>
          <table:table-cell table:style-name="ce1" office:value-type="float" office:value="9.56422972679138" calcext:value-type="float">
            <text:p>9.56422972679138</text:p>
          </table:table-cell>
          <table:table-cell table:style-name="ce1" office:value-type="float" office:value="9.52810597419739" calcext:value-type="float">
            <text:p>9.52810597419739</text:p>
          </table:table-cell>
          <table:table-cell table:style-name="ce1" office:value-type="float" office:value="9.60732674598694" calcext:value-type="float">
            <text:p>9.60732674598694</text:p>
          </table:table-cell>
          <table:table-cell table:style-name="ce1" office:value-type="float" office:value="9.6296067237854" calcext:value-type="float">
            <text:p>9.6296067237854</text:p>
          </table:table-cell>
          <table:table-cell table:style-name="ce1" office:value-type="float" office:value="19.3728077411652" calcext:value-type="float">
            <text:p>19.3728077411652</text:p>
          </table:table-cell>
          <table:table-cell table:style-name="ce1" office:value-type="float" office:value="9.71883678436279" calcext:value-type="float">
            <text:p>9.71883678436279</text:p>
          </table:table-cell>
          <table:table-cell table:style-name="ce1" office:value-type="float" office:value="9.55853581428528" calcext:value-type="float">
            <text:p>9.55853581428528</text:p>
          </table:table-cell>
          <table:table-cell table:style-name="ce1" office:value-type="float" office:value="9.74957394599915" calcext:value-type="float">
            <text:p>9.74957394599915</text:p>
          </table:table-cell>
          <table:table-cell table:style-name="ce1" office:value-type="float" office:value="9.51789569854736" calcext:value-type="float">
            <text:p>9.51789569854736</text:p>
          </table:table-cell>
          <table:table-cell table:style-name="ce1" office:value-type="float" office:value="9.76790547370911" calcext:value-type="float">
            <text:p>9.76790547370911</text:p>
          </table:table-cell>
          <table:table-cell table:style-name="ce1" office:value-type="float" office:value="9.88992738723755" calcext:value-type="float">
            <text:p>9.88992738723755</text:p>
          </table:table-cell>
          <table:table-cell table:style-name="ce1" office:value-type="float" office:value="9.68843102455139" calcext:value-type="float">
            <text:p>9.68843102455139</text:p>
          </table:table-cell>
          <table:table-cell table:style-name="ce1" office:value-type="float" office:value="9.59649801254272" calcext:value-type="float">
            <text:p>9.59649801254272</text:p>
          </table:table-cell>
          <table:table-cell table:style-name="ce1" office:value-type="float" office:value="9.81844329833984" calcext:value-type="float">
            <text:p>9.81844329833984</text:p>
          </table:table-cell>
          <table:table-cell table:style-name="ce1" office:value-type="float" office:value="9.65066957473755" calcext:value-type="float">
            <text:p>9.65066957473755</text:p>
          </table:table-cell>
          <table:table-cell table:style-name="ce1" office:value-type="float" office:value="9.59861922264099" calcext:value-type="float">
            <text:p>9.59861922264099</text:p>
          </table:table-cell>
          <table:table-cell table:style-name="ce1" office:value-type="float" office:value="9.59242343902588" calcext:value-type="float">
            <text:p>9.59242343902588</text:p>
          </table:table-cell>
          <table:table-cell table:style-name="ce1" office:value-type="float" office:value="9.44322013854981" calcext:value-type="float">
            <text:p>9.44322013854981</text:p>
          </table:table-cell>
          <table:table-cell table:style-name="ce1" office:value-type="float" office:value="9.59357786178589" calcext:value-type="float">
            <text:p>9.59357786178589</text:p>
          </table:table-cell>
          <table:table-cell table:style-name="ce1" office:value-type="float" office:value="9.45009183883667" calcext:value-type="float">
            <text:p>9.45009183883667</text:p>
          </table:table-cell>
          <table:table-cell table:style-name="ce1" office:value-type="float" office:value="9.57040023803711" calcext:value-type="float">
            <text:p>9.57040023803711</text:p>
          </table:table-cell>
          <table:table-cell table:style-name="ce1" office:value-type="float" office:value="9.46783471107483" calcext:value-type="float">
            <text:p>9.46783471107483</text:p>
          </table:table-cell>
          <table:table-cell table:style-name="ce1" office:value-type="float" office:value="9.53334832191467" calcext:value-type="float">
            <text:p>9.53334832191467</text:p>
          </table:table-cell>
          <table:table-cell table:style-name="ce1" office:value-type="float" office:value="9.58956956863403" calcext:value-type="float">
            <text:p>9.58956956863403</text:p>
          </table:table-cell>
          <table:table-cell table:style-name="ce1" office:value-type="float" office:value="9.42707300186157" calcext:value-type="float">
            <text:p>9.42707300186157</text:p>
          </table:table-cell>
          <table:table-cell table:style-name="ce1" office:value-type="float" office:value="18.9952673912048" calcext:value-type="float">
            <text:p>18.9952673912048</text:p>
          </table:table-cell>
          <table:table-cell table:style-name="ce1" office:value-type="float" office:value="9.55738687515259" calcext:value-type="float">
            <text:p>9.55738687515259</text:p>
          </table:table-cell>
          <table:table-cell table:style-name="ce1" office:value-type="float" office:value="9.51056504249573" calcext:value-type="float">
            <text:p>9.51056504249573</text:p>
          </table:table-cell>
          <table:table-cell table:style-name="ce1" office:value-type="float" office:value="9.51895642280579" calcext:value-type="float">
            <text:p>9.51895642280579</text:p>
          </table:table-cell>
          <table:table-cell table:style-name="ce1" office:value-type="float" office:value="9.47304964065552" calcext:value-type="float">
            <text:p>9.47304964065552</text:p>
          </table:table-cell>
          <table:table-cell table:style-name="ce1" office:value-type="float" office:value="9.46729707717896" calcext:value-type="float">
            <text:p>9.46729707717896</text:p>
          </table:table-cell>
          <table:table-cell table:style-name="ce1" office:value-type="float" office:value="9.56199765205383" calcext:value-type="float">
            <text:p>9.56199765205383</text:p>
          </table:table-cell>
          <table:table-cell table:style-name="ce1" office:value-type="float" office:value="9.48162245750427" calcext:value-type="float">
            <text:p>9.48162245750427</text:p>
          </table:table-cell>
          <table:table-cell table:style-name="ce1" office:value-type="float" office:value="9.52576470375061" calcext:value-type="float">
            <text:p>9.52576470375061</text:p>
          </table:table-cell>
          <table:table-cell table:style-name="ce1" office:value-type="float" office:value="9.43627190589905" calcext:value-type="float">
            <text:p>9.43627190589905</text:p>
          </table:table-cell>
          <table:table-cell table:style-name="ce1" office:value-type="float" office:value="9.58289003372192" calcext:value-type="float">
            <text:p>9.58289003372192</text:p>
          </table:table-cell>
          <table:table-cell table:style-name="ce1" office:value-type="float" office:value="9.50373196601868" calcext:value-type="float">
            <text:p>9.50373196601868</text:p>
          </table:table-cell>
          <table:table-cell table:style-name="ce1" office:value-type="float" office:value="9.58524441719055" calcext:value-type="float">
            <text:p>9.58524441719055</text:p>
          </table:table-cell>
          <table:table-cell table:style-name="ce1" office:value-type="float" office:value="9.49900269508362" calcext:value-type="float">
            <text:p>9.49900269508362</text:p>
          </table:table-cell>
          <table:table-cell table:style-name="ce1" office:value-type="float" office:value="9.52808380126953" calcext:value-type="float">
            <text:p>9.52808380126953</text:p>
          </table:table-cell>
          <table:table-cell table:style-name="ce1" office:value-type="float" office:value="9.55288624763489" calcext:value-type="float">
            <text:p>9.55288624763489</text:p>
          </table:table-cell>
          <table:table-cell table:style-name="ce1" office:value-type="float" office:value="9.50415372848511" calcext:value-type="float">
            <text:p>9.50415372848511</text:p>
          </table:table-cell>
          <table:table-cell table:style-name="ce1" office:value-type="float" office:value="9.63379669189453" calcext:value-type="float">
            <text:p>9.63379669189453</text:p>
          </table:table-cell>
          <table:table-cell table:style-name="ce1" office:value-type="float" office:value="9.53758573532105" calcext:value-type="float">
            <text:p>9.53758573532105</text:p>
          </table:table-cell>
          <table:table-cell table:style-name="ce1" office:value-type="float" office:value="9.51918435096741" calcext:value-type="float">
            <text:p>9.51918435096741</text:p>
          </table:table-cell>
          <table:table-cell table:style-name="ce1" office:value-type="float" office:value="9.58852410316467" calcext:value-type="float">
            <text:p>9.58852410316467</text:p>
          </table:table-cell>
          <table:table-cell table:style-name="ce1" office:value-type="float" office:value="19.1940920352936" calcext:value-type="float">
            <text:p>19.1940920352936</text:p>
          </table:table-cell>
          <table:table-cell table:style-name="ce1" office:value-type="float" office:value="9.57536959648132" calcext:value-type="float">
            <text:p>9.57536959648132</text:p>
          </table:table-cell>
          <table:table-cell table:style-name="ce1" office:value-type="float" office:value="9.55475735664368" calcext:value-type="float">
            <text:p>9.55475735664368</text:p>
          </table:table-cell>
          <table:table-cell table:style-name="ce1" office:value-type="float" office:value="9.52539277076721" calcext:value-type="float">
            <text:p>9.52539277076721</text:p>
          </table:table-cell>
          <table:table-cell table:style-name="ce1" office:value-type="float" office:value="9.4638249874115" calcext:value-type="float">
            <text:p>9.4638249874115</text:p>
          </table:table-cell>
          <table:table-cell table:style-name="ce1" office:value-type="float" office:value="9.59887313842773" calcext:value-type="float">
            <text:p>9.59887313842773</text:p>
          </table:table-cell>
          <table:table-cell table:style-name="ce1" office:value-type="float" office:value="9.50031352043152" calcext:value-type="float">
            <text:p>9.50031352043152</text:p>
          </table:table-cell>
          <table:table-cell table:style-name="ce1" office:value-type="float" office:value="9.51969623565674" calcext:value-type="float">
            <text:p>9.51969623565674</text:p>
          </table:table-cell>
          <table:table-cell table:style-name="ce1" office:value-type="float" office:value="9.49460673332214" calcext:value-type="float">
            <text:p>9.49460673332214</text:p>
          </table:table-cell>
          <table:table-cell table:style-name="ce1" office:value-type="float" office:value="9.69242763519287" calcext:value-type="float">
            <text:p>9.69242763519287</text:p>
          </table:table-cell>
          <table:table-cell table:style-name="ce1" office:value-type="float" office:value="9.50157928466797" calcext:value-type="float">
            <text:p>9.50157928466797</text:p>
          </table:table-cell>
          <table:table-cell table:style-name="ce1" office:value-type="float" office:value="9.55335974693298" calcext:value-type="float">
            <text:p>9.55335974693298</text:p>
          </table:table-cell>
          <table:table-cell table:style-name="ce1" office:value-type="float" office:value="9.56781125068665" calcext:value-type="float">
            <text:p>9.56781125068665</text:p>
          </table:table-cell>
          <table:table-cell table:style-name="ce1" office:value-type="float" office:value="9.49747347831726" calcext:value-type="float">
            <text:p>9.49747347831726</text:p>
          </table:table-cell>
          <table:table-cell table:style-name="ce1" office:value-type="float" office:value="9.42686223983765" calcext:value-type="float">
            <text:p>9.42686223983765</text:p>
          </table:table-cell>
          <table:table-cell table:style-name="ce1" office:value-type="float" office:value="9.40699195861816" calcext:value-type="float">
            <text:p>9.40699195861816</text:p>
          </table:table-cell>
          <table:table-cell table:style-name="ce1" office:value-type="float" office:value="9.53073740005493" calcext:value-type="float">
            <text:p>9.53073740005493</text:p>
          </table:table-cell>
          <table:table-cell table:style-name="ce1" office:value-type="float" office:value="9.48861765861511" calcext:value-type="float">
            <text:p>9.48861765861511</text:p>
          </table:table-cell>
          <table:table-cell table:style-name="ce1" office:value-type="float" office:value="9.47077560424805" calcext:value-type="float">
            <text:p>9.47077560424805</text:p>
          </table:table-cell>
          <table:table-cell table:style-name="ce1" office:value-type="float" office:value="9.49345254898071" calcext:value-type="float">
            <text:p>9.49345254898071</text:p>
          </table:table-cell>
          <table:table-cell table:style-name="ce1" office:value-type="float" office:value="9.47972440719605" calcext:value-type="float">
            <text:p>9.47972440719605</text:p>
          </table:table-cell>
          <table:table-cell table:style-name="ce1" office:value-type="float" office:value="19.00039935112" calcext:value-type="float">
            <text:p>19.00039935112</text:p>
          </table:table-cell>
          <table:table-cell table:style-name="ce1" office:value-type="float" office:value="9.5770149230957" calcext:value-type="float">
            <text:p>9.5770149230957</text:p>
          </table:table-cell>
          <table:table-cell table:style-name="ce1" office:value-type="float" office:value="9.56274127960205" calcext:value-type="float">
            <text:p>9.56274127960205</text:p>
          </table:table-cell>
          <table:table-cell table:style-name="ce1" office:value-type="float" office:value="9.65803694725037" calcext:value-type="float">
            <text:p>9.65803694725037</text:p>
          </table:table-cell>
          <table:table-cell table:style-name="ce1" office:value-type="float" office:value="9.56102347373962" calcext:value-type="float">
            <text:p>9.56102347373962</text:p>
          </table:table-cell>
          <table:table-cell table:style-name="ce1" office:value-type="float" office:value="9.59881019592285" calcext:value-type="float">
            <text:p>9.59881019592285</text:p>
          </table:table-cell>
          <table:table-cell table:style-name="ce1" office:value-type="float" office:value="9.46532011032105" calcext:value-type="float">
            <text:p>9.46532011032105</text:p>
          </table:table-cell>
          <table:table-cell table:style-name="ce1" office:value-type="float" office:value="9.51386904716492" calcext:value-type="float">
            <text:p>9.51386904716492</text:p>
          </table:table-cell>
          <table:table-cell table:style-name="ce1" office:value-type="float" office:value="9.56004095077515" calcext:value-type="float">
            <text:p>9.56004095077515</text:p>
          </table:table-cell>
          <table:table-cell table:style-name="ce1" office:value-type="float" office:value="9.54788780212402" calcext:value-type="float">
            <text:p>9.54788780212402</text:p>
          </table:table-cell>
          <table:table-cell table:style-name="ce1" office:value-type="float" office:value="9.47554516792297" calcext:value-type="float">
            <text:p>9.47554516792297</text:p>
          </table:table-cell>
          <table:table-cell table:style-name="ce1" office:value-type="float" office:value="9.45204830169678" calcext:value-type="float">
            <text:p>9.45204830169678</text:p>
          </table:table-cell>
          <table:table-cell table:style-name="ce1" office:value-type="float" office:value="9.49235272407532" calcext:value-type="float">
            <text:p>9.49235272407532</text:p>
          </table:table-cell>
          <table:table-cell table:style-name="ce1" office:value-type="float" office:value="9.60403990745544" calcext:value-type="float">
            <text:p>9.60403990745544</text:p>
          </table:table-cell>
          <table:table-cell table:style-name="ce1" office:value-type="float" office:value="9.46355628967285" calcext:value-type="float">
            <text:p>9.46355628967285</text:p>
          </table:table-cell>
          <table:table-cell table:style-name="ce1" office:value-type="float" office:value="9.4697859287262" calcext:value-type="float">
            <text:p>9.4697859287262</text:p>
          </table:table-cell>
          <table:table-cell table:style-name="ce1" office:value-type="float" office:value="9.53315567970276" calcext:value-type="float">
            <text:p>9.53315567970276</text:p>
          </table:table-cell>
          <table:table-cell table:style-name="ce1" office:value-type="float" office:value="9.5450279712677" calcext:value-type="float">
            <text:p>9.5450279712677</text:p>
          </table:table-cell>
          <table:table-cell table:style-name="ce1" office:value-type="float" office:value="9.47741436958313" calcext:value-type="float">
            <text:p>9.47741436958313</text:p>
          </table:table-cell>
          <table:table-cell table:style-name="ce1" office:value-type="float" office:value="9.58216834068298" calcext:value-type="float">
            <text:p>9.58216834068298</text:p>
          </table:table-cell>
          <table:table-cell table:style-name="ce1" office:value-type="float" office:value="9.52865982055664" calcext:value-type="float">
            <text:p>9.52865982055664</text:p>
          </table:table-cell>
          <table:table-cell table:style-name="ce1" office:value-type="float" office:value="9.93099239927072" calcext:value-type="float">
            <text:p>9.93099239927072</text:p>
          </table:table-cell>
          <table:table-cell table:style-name="ce1" office:value-type="float" office:value="9.40699195861816" calcext:value-type="float">
            <text:p>9.40699195861816</text:p>
          </table:table-cell>
          <table:table-cell table:style-name="ce1" office:value-type="float" office:value="19.3728077411652" calcext:value-type="float">
            <text:p>19.3728077411652</text:p>
          </table:table-cell>
          <table:table-cell table:style-name="ce1" office:value-type="float" office:value="1032.82320952415" calcext:value-type="float">
            <text:p>1032.82320952415</text:p>
          </table:table-cell>
          <table:table-cell table:formula="of:=[.DF4]" office:value-type="float" office:value="1032.82320952415" calcext:value-type="float">
            <text:p>1032.82320952415</text:p>
          </table:table-cell>
        </table:table-row>
        <table:table-row table:style-name="ro1">
          <table:table-cell table:style-name="ce1" office:value-type="string" calcext:value-type="string">
            <text:p>num_workers = 1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9.28765726089478" calcext:value-type="float">
            <text:p>9.28765726089478</text:p>
          </table:table-cell>
          <table:table-cell table:style-name="ce1" office:value-type="float" office:value="9.32811284065247" calcext:value-type="float">
            <text:p>9.32811284065247</text:p>
          </table:table-cell>
          <table:table-cell table:style-name="ce1" office:value-type="float" office:value="9.43883109092712" calcext:value-type="float">
            <text:p>9.43883109092712</text:p>
          </table:table-cell>
          <table:table-cell table:style-name="ce1" office:value-type="float" office:value="9.45668053627014" calcext:value-type="float">
            <text:p>9.45668053627014</text:p>
          </table:table-cell>
          <table:table-cell table:style-name="ce1" office:value-type="float" office:value="9.30950427055359" calcext:value-type="float">
            <text:p>9.30950427055359</text:p>
          </table:table-cell>
          <table:table-cell table:style-name="ce1" office:value-type="float" office:value="9.46081161499023" calcext:value-type="float">
            <text:p>9.46081161499023</text:p>
          </table:table-cell>
          <table:table-cell table:style-name="ce1" office:value-type="float" office:value="9.40401124954224" calcext:value-type="float">
            <text:p>9.40401124954224</text:p>
          </table:table-cell>
          <table:table-cell table:style-name="ce1" office:value-type="float" office:value="9.35338282585144" calcext:value-type="float">
            <text:p>9.35338282585144</text:p>
          </table:table-cell>
          <table:table-cell table:style-name="ce1" office:value-type="float" office:value="9.45085430145264" calcext:value-type="float">
            <text:p>9.45085430145264</text:p>
          </table:table-cell>
          <table:table-cell table:style-name="ce1" office:value-type="float" office:value="9.36391448974609" calcext:value-type="float">
            <text:p>9.36391448974609</text:p>
          </table:table-cell>
          <table:table-cell table:style-name="ce1" office:value-type="float" office:value="9.34278535842896" calcext:value-type="float">
            <text:p>9.34278535842896</text:p>
          </table:table-cell>
          <table:table-cell table:style-name="ce1" office:value-type="float" office:value="9.37941813468933" calcext:value-type="float">
            <text:p>9.37941813468933</text:p>
          </table:table-cell>
          <table:table-cell table:style-name="ce1" office:value-type="float" office:value="9.38685202598572" calcext:value-type="float">
            <text:p>9.38685202598572</text:p>
          </table:table-cell>
          <table:table-cell table:style-name="ce1" office:value-type="float" office:value="9.38251543045044" calcext:value-type="float">
            <text:p>9.38251543045044</text:p>
          </table:table-cell>
          <table:table-cell table:style-name="ce1" office:value-type="float" office:value="9.42354154586792" calcext:value-type="float">
            <text:p>9.42354154586792</text:p>
          </table:table-cell>
          <table:table-cell table:style-name="ce1" office:value-type="float" office:value="9.37909364700317" calcext:value-type="float">
            <text:p>9.37909364700317</text:p>
          </table:table-cell>
          <table:table-cell table:style-name="ce1" office:value-type="float" office:value="9.41419887542725" calcext:value-type="float">
            <text:p>9.41419887542725</text:p>
          </table:table-cell>
          <table:table-cell table:style-name="ce1" office:value-type="float" office:value="9.31154131889343" calcext:value-type="float">
            <text:p>9.31154131889343</text:p>
          </table:table-cell>
          <table:table-cell table:style-name="ce1" office:value-type="float" office:value="9.44344449043274" calcext:value-type="float">
            <text:p>9.44344449043274</text:p>
          </table:table-cell>
          <table:table-cell table:style-name="ce1" office:value-type="float" office:value="9.45207333564758" calcext:value-type="float">
            <text:p>9.45207333564758</text:p>
          </table:table-cell>
          <table:table-cell table:style-name="ce1" office:value-type="float" office:value="28.6530520915985" calcext:value-type="float">
            <text:p>28.6530520915985</text:p>
          </table:table-cell>
          <table:table-cell table:style-name="ce1" office:value-type="float" office:value="9.52338910102844" calcext:value-type="float">
            <text:p>9.52338910102844</text:p>
          </table:table-cell>
          <table:table-cell table:style-name="ce1" office:value-type="float" office:value="9.44278979301453" calcext:value-type="float">
            <text:p>9.44278979301453</text:p>
          </table:table-cell>
          <table:table-cell table:style-name="ce1" office:value-type="float" office:value="9.46164798736572" calcext:value-type="float">
            <text:p>9.46164798736572</text:p>
          </table:table-cell>
          <table:table-cell table:style-name="ce1" office:value-type="float" office:value="9.54398965835571" calcext:value-type="float">
            <text:p>9.54398965835571</text:p>
          </table:table-cell>
          <table:table-cell table:style-name="ce1" office:value-type="float" office:value="9.4001145362854" calcext:value-type="float">
            <text:p>9.4001145362854</text:p>
          </table:table-cell>
          <table:table-cell table:style-name="ce1" office:value-type="float" office:value="9.48861575126648" calcext:value-type="float">
            <text:p>9.48861575126648</text:p>
          </table:table-cell>
          <table:table-cell table:style-name="ce1" office:value-type="float" office:value="9.44005656242371" calcext:value-type="float">
            <text:p>9.44005656242371</text:p>
          </table:table-cell>
          <table:table-cell table:style-name="ce1" office:value-type="float" office:value="9.43598961830139" calcext:value-type="float">
            <text:p>9.43598961830139</text:p>
          </table:table-cell>
          <table:table-cell table:style-name="ce1" office:value-type="float" office:value="9.57097029685974" calcext:value-type="float">
            <text:p>9.57097029685974</text:p>
          </table:table-cell>
          <table:table-cell table:style-name="ce1" office:value-type="float" office:value="9.54477310180664" calcext:value-type="float">
            <text:p>9.54477310180664</text:p>
          </table:table-cell>
          <table:table-cell table:style-name="ce1" office:value-type="float" office:value="9.41822361946106" calcext:value-type="float">
            <text:p>9.41822361946106</text:p>
          </table:table-cell>
          <table:table-cell table:style-name="ce1" office:value-type="float" office:value="9.45845127105713" calcext:value-type="float">
            <text:p>9.45845127105713</text:p>
          </table:table-cell>
          <table:table-cell table:style-name="ce1" office:value-type="float" office:value="9.43864893913269" calcext:value-type="float">
            <text:p>9.43864893913269</text:p>
          </table:table-cell>
          <table:table-cell table:style-name="ce1" office:value-type="float" office:value="9.53448033332825" calcext:value-type="float">
            <text:p>9.53448033332825</text:p>
          </table:table-cell>
          <table:table-cell table:style-name="ce1" office:value-type="float" office:value="9.52204585075378" calcext:value-type="float">
            <text:p>9.52204585075378</text:p>
          </table:table-cell>
          <table:table-cell table:style-name="ce1" office:value-type="float" office:value="9.36943197250366" calcext:value-type="float">
            <text:p>9.36943197250366</text:p>
          </table:table-cell>
          <table:table-cell table:style-name="ce1" office:value-type="float" office:value="9.4450626373291" calcext:value-type="float">
            <text:p>9.4450626373291</text:p>
          </table:table-cell>
          <table:table-cell table:style-name="ce1" office:value-type="float" office:value="9.4297878742218" calcext:value-type="float">
            <text:p>9.4297878742218</text:p>
          </table:table-cell>
          <table:table-cell table:style-name="ce1" office:value-type="float" office:value="9.5589587688446" calcext:value-type="float">
            <text:p>9.5589587688446</text:p>
          </table:table-cell>
          <table:table-cell table:style-name="ce1" office:value-type="float" office:value="9.51612639427185" calcext:value-type="float">
            <text:p>9.51612639427185</text:p>
          </table:table-cell>
          <table:table-cell table:style-name="ce1" office:value-type="float" office:value="28.7770676612854" calcext:value-type="float">
            <text:p>28.7770676612854</text:p>
          </table:table-cell>
          <table:table-cell table:style-name="ce1" office:value-type="float" office:value="9.42436480522156" calcext:value-type="float">
            <text:p>9.42436480522156</text:p>
          </table:table-cell>
          <table:table-cell table:style-name="ce1" office:value-type="float" office:value="9.54106783866882" calcext:value-type="float">
            <text:p>9.54106783866882</text:p>
          </table:table-cell>
          <table:table-cell table:style-name="ce1" office:value-type="float" office:value="9.49924302101135" calcext:value-type="float">
            <text:p>9.49924302101135</text:p>
          </table:table-cell>
          <table:table-cell table:style-name="ce1" office:value-type="float" office:value="9.54951596260071" calcext:value-type="float">
            <text:p>9.54951596260071</text:p>
          </table:table-cell>
          <table:table-cell table:style-name="ce1" office:value-type="float" office:value="9.5194993019104" calcext:value-type="float">
            <text:p>9.5194993019104</text:p>
          </table:table-cell>
          <table:table-cell table:style-name="ce1" office:value-type="float" office:value="9.49101448059082" calcext:value-type="float">
            <text:p>9.49101448059082</text:p>
          </table:table-cell>
          <table:table-cell table:style-name="ce1" office:value-type="float" office:value="9.4846875667572" calcext:value-type="float">
            <text:p>9.4846875667572</text:p>
          </table:table-cell>
          <table:table-cell table:style-name="ce1" office:value-type="float" office:value="9.47794389724731" calcext:value-type="float">
            <text:p>9.47794389724731</text:p>
          </table:table-cell>
          <table:table-cell table:style-name="ce1" office:value-type="float" office:value="9.49425745010376" calcext:value-type="float">
            <text:p>9.49425745010376</text:p>
          </table:table-cell>
          <table:table-cell table:style-name="ce1" office:value-type="float" office:value="9.45810174942017" calcext:value-type="float">
            <text:p>9.45810174942017</text:p>
          </table:table-cell>
          <table:table-cell table:style-name="ce1" office:value-type="float" office:value="9.48864483833313" calcext:value-type="float">
            <text:p>9.48864483833313</text:p>
          </table:table-cell>
          <table:table-cell table:style-name="ce1" office:value-type="float" office:value="9.60117483139038" calcext:value-type="float">
            <text:p>9.60117483139038</text:p>
          </table:table-cell>
          <table:table-cell table:style-name="ce1" office:value-type="float" office:value="9.47422480583191" calcext:value-type="float">
            <text:p>9.47422480583191</text:p>
          </table:table-cell>
          <table:table-cell table:style-name="ce1" office:value-type="float" office:value="9.49431109428406" calcext:value-type="float">
            <text:p>9.49431109428406</text:p>
          </table:table-cell>
          <table:table-cell table:style-name="ce1" office:value-type="float" office:value="9.49329566955566" calcext:value-type="float">
            <text:p>9.49329566955566</text:p>
          </table:table-cell>
          <table:table-cell table:style-name="ce1" office:value-type="float" office:value="9.40965843200684" calcext:value-type="float">
            <text:p>9.40965843200684</text:p>
          </table:table-cell>
          <table:table-cell table:style-name="ce1" office:value-type="float" office:value="9.61095666885376" calcext:value-type="float">
            <text:p>9.61095666885376</text:p>
          </table:table-cell>
          <table:table-cell table:style-name="ce1" office:value-type="float" office:value="9.49345254898071" calcext:value-type="float">
            <text:p>9.49345254898071</text:p>
          </table:table-cell>
          <table:table-cell table:style-name="ce1" office:value-type="float" office:value="9.39592099189758" calcext:value-type="float">
            <text:p>9.39592099189758</text:p>
          </table:table-cell>
          <table:table-cell table:style-name="ce1" office:value-type="float" office:value="9.48338484764099" calcext:value-type="float">
            <text:p>9.48338484764099</text:p>
          </table:table-cell>
          <table:table-cell table:style-name="ce1" office:value-type="float" office:value="28.8707673549652" calcext:value-type="float">
            <text:p>28.8707673549652</text:p>
          </table:table-cell>
          <table:table-cell table:style-name="ce1" office:value-type="float" office:value="9.51042437553406" calcext:value-type="float">
            <text:p>9.51042437553406</text:p>
          </table:table-cell>
          <table:table-cell table:style-name="ce1" office:value-type="float" office:value="9.50435376167297" calcext:value-type="float">
            <text:p>9.50435376167297</text:p>
          </table:table-cell>
          <table:table-cell table:style-name="ce1" office:value-type="float" office:value="9.53834199905396" calcext:value-type="float">
            <text:p>9.53834199905396</text:p>
          </table:table-cell>
          <table:table-cell table:style-name="ce1" office:value-type="float" office:value="9.60751557350159" calcext:value-type="float">
            <text:p>9.60751557350159</text:p>
          </table:table-cell>
          <table:table-cell table:style-name="ce1" office:value-type="float" office:value="9.59150671958923" calcext:value-type="float">
            <text:p>9.59150671958923</text:p>
          </table:table-cell>
          <table:table-cell table:style-name="ce1" office:value-type="float" office:value="9.52605986595154" calcext:value-type="float">
            <text:p>9.52605986595154</text:p>
          </table:table-cell>
          <table:table-cell table:style-name="ce1" office:value-type="float" office:value="9.47827839851379" calcext:value-type="float">
            <text:p>9.47827839851379</text:p>
          </table:table-cell>
          <table:table-cell table:style-name="ce1" office:value-type="float" office:value="9.46966028213501" calcext:value-type="float">
            <text:p>9.46966028213501</text:p>
          </table:table-cell>
          <table:table-cell table:style-name="ce1" office:value-type="float" office:value="9.57589888572693" calcext:value-type="float">
            <text:p>9.57589888572693</text:p>
          </table:table-cell>
          <table:table-cell table:style-name="ce1" office:value-type="float" office:value="9.51478433609009" calcext:value-type="float">
            <text:p>9.51478433609009</text:p>
          </table:table-cell>
          <table:table-cell table:style-name="ce1" office:value-type="float" office:value="9.49665236473084" calcext:value-type="float">
            <text:p>9.49665236473084</text:p>
          </table:table-cell>
          <table:table-cell table:style-name="ce1" office:value-type="float" office:value="9.47590827941895" calcext:value-type="float">
            <text:p>9.47590827941895</text:p>
          </table:table-cell>
          <table:table-cell table:style-name="ce1" office:value-type="float" office:value="9.50781774520874" calcext:value-type="float">
            <text:p>9.50781774520874</text:p>
          </table:table-cell>
          <table:table-cell table:style-name="ce1" office:value-type="float" office:value="9.57715106010437" calcext:value-type="float">
            <text:p>9.57715106010437</text:p>
          </table:table-cell>
          <table:table-cell table:style-name="ce1" office:value-type="float" office:value="9.59318542480469" calcext:value-type="float">
            <text:p>9.59318542480469</text:p>
          </table:table-cell>
          <table:table-cell table:style-name="ce1" office:value-type="float" office:value="9.38972663879395" calcext:value-type="float">
            <text:p>9.38972663879395</text:p>
          </table:table-cell>
          <table:table-cell table:style-name="ce1" office:value-type="float" office:value="9.51673340797424" calcext:value-type="float">
            <text:p>9.51673340797424</text:p>
          </table:table-cell>
          <table:table-cell table:style-name="ce1" office:value-type="float" office:value="9.54073143005371" calcext:value-type="float">
            <text:p>9.54073143005371</text:p>
          </table:table-cell>
          <table:table-cell table:style-name="ce1" office:value-type="float" office:value="9.43944573402405" calcext:value-type="float">
            <text:p>9.43944573402405</text:p>
          </table:table-cell>
          <table:table-cell table:style-name="ce1" office:value-type="float" office:value="9.47952008247376" calcext:value-type="float">
            <text:p>9.47952008247376</text:p>
          </table:table-cell>
          <table:table-cell table:style-name="ce1" office:value-type="float" office:value="28.8828270435333" calcext:value-type="float">
            <text:p>28.8828270435333</text:p>
          </table:table-cell>
          <table:table-cell table:style-name="ce1" office:value-type="float" office:value="9.52470183372498" calcext:value-type="float">
            <text:p>9.52470183372498</text:p>
          </table:table-cell>
          <table:table-cell table:style-name="ce1" office:value-type="float" office:value="9.50156712532043" calcext:value-type="float">
            <text:p>9.50156712532043</text:p>
          </table:table-cell>
          <table:table-cell table:style-name="ce1" office:value-type="float" office:value="9.55605292320251" calcext:value-type="float">
            <text:p>9.55605292320251</text:p>
          </table:table-cell>
          <table:table-cell table:style-name="ce1" office:value-type="float" office:value="9.55443930625916" calcext:value-type="float">
            <text:p>9.55443930625916</text:p>
          </table:table-cell>
          <table:table-cell table:style-name="ce1" office:value-type="float" office:value="9.43667030334473" calcext:value-type="float">
            <text:p>9.43667030334473</text:p>
          </table:table-cell>
          <table:table-cell table:style-name="ce1" office:value-type="float" office:value="9.58416795730591" calcext:value-type="float">
            <text:p>9.58416795730591</text:p>
          </table:table-cell>
          <table:table-cell table:style-name="ce1" office:value-type="float" office:value="9.48031687736511" calcext:value-type="float">
            <text:p>9.48031687736511</text:p>
          </table:table-cell>
          <table:table-cell table:style-name="ce1" office:value-type="float" office:value="9.55693888664246" calcext:value-type="float">
            <text:p>9.55693888664246</text:p>
          </table:table-cell>
          <table:table-cell table:style-name="ce1" office:value-type="float" office:value="9.53591561317444" calcext:value-type="float">
            <text:p>9.53591561317444</text:p>
          </table:table-cell>
          <table:table-cell table:style-name="ce1" office:value-type="float" office:value="9.57390952110291" calcext:value-type="float">
            <text:p>9.57390952110291</text:p>
          </table:table-cell>
          <table:table-cell table:style-name="ce1" office:value-type="float" office:value="9.49108719825745" calcext:value-type="float">
            <text:p>9.49108719825745</text:p>
          </table:table-cell>
          <table:table-cell table:style-name="ce1" office:value-type="float" office:value="9.51863193511963" calcext:value-type="float">
            <text:p>9.51863193511963</text:p>
          </table:table-cell>
          <table:table-cell table:style-name="ce1" office:value-type="float" office:value="9.52084183692932" calcext:value-type="float">
            <text:p>9.52084183692932</text:p>
          </table:table-cell>
          <table:table-cell table:style-name="ce1" office:value-type="float" office:value="9.51050472259522" calcext:value-type="float">
            <text:p>9.51050472259522</text:p>
          </table:table-cell>
          <table:table-cell table:style-name="ce1" office:value-type="float" office:value="9.45404982566834" calcext:value-type="float">
            <text:p>9.45404982566834</text:p>
          </table:table-cell>
          <table:table-cell table:style-name="ce1" office:value-type="float" office:value="9.57191848754883" calcext:value-type="float">
            <text:p>9.57191848754883</text:p>
          </table:table-cell>
          <table:table-cell table:style-name="ce1" office:value-type="float" office:value="9.47022795677185" calcext:value-type="float">
            <text:p>9.47022795677185</text:p>
          </table:table-cell>
          <table:table-cell table:style-name="ce1" office:value-type="float" office:value="9.49836993217468" calcext:value-type="float">
            <text:p>9.49836993217468</text:p>
          </table:table-cell>
          <table:table-cell table:style-name="ce1" office:value-type="float" office:value="9.36759567260742" calcext:value-type="float">
            <text:p>9.36759567260742</text:p>
          </table:table-cell>
          <table:table-cell table:style-name="ce1" office:value-type="float" office:value="9.38636231422424" calcext:value-type="float">
            <text:p>9.38636231422424</text:p>
          </table:table-cell>
          <table:table-cell table:style-name="ce1" office:value-type="float" office:value="10.2193190409587" calcext:value-type="float">
            <text:p>10.2193190409587</text:p>
          </table:table-cell>
          <table:table-cell table:style-name="ce1" office:value-type="float" office:value="9.28765726089478" calcext:value-type="float">
            <text:p>9.28765726089478</text:p>
          </table:table-cell>
          <table:table-cell table:style-name="ce1" office:value-type="float" office:value="28.8828270435333" calcext:value-type="float">
            <text:p>28.8828270435333</text:p>
          </table:table-cell>
          <table:table-cell table:style-name="ce1" office:value-type="float" office:value="1062.8091802597" calcext:value-type="float">
            <text:p>1062.8091802597</text:p>
          </table:table-cell>
          <table:table-cell table:formula="of:=[.DF5]" office:value-type="float" office:value="1062.8091802597" calcext:value-type="float">
            <text:p>1062.8091802597</text:p>
          </table:table-cell>
        </table:table-row>
        <table:table-row table:style-name="ro1">
          <table:table-cell table:style-name="ce1" office:value-type="string" calcext:value-type="string">
            <text:p>num_workers = 2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777387619018555" calcext:value-type="float">
            <text:p>0.007773876190186</text:p>
          </table:table-cell>
          <table:table-cell table:style-name="ce1" office:value-type="float" office:value="9.74833297729492" calcext:value-type="float">
            <text:p>9.74833297729492</text:p>
          </table:table-cell>
          <table:table-cell table:style-name="ce1" office:value-type="float" office:value="0.0109574794769287" calcext:value-type="float">
            <text:p>0.010957479476929</text:p>
          </table:table-cell>
          <table:table-cell table:style-name="ce1" office:value-type="float" office:value="9.88007688522339" calcext:value-type="float">
            <text:p>9.88007688522339</text:p>
          </table:table-cell>
          <table:table-cell table:style-name="ce1" office:value-type="float" office:value="0.0285112857818604" calcext:value-type="float">
            <text:p>0.02851128578186</text:p>
          </table:table-cell>
          <table:table-cell table:style-name="ce1" office:value-type="float" office:value="9.8661527633667" calcext:value-type="float">
            <text:p>9.8661527633667</text:p>
          </table:table-cell>
          <table:table-cell table:style-name="ce1" office:value-type="float" office:value="0.012019157409668" calcext:value-type="float">
            <text:p>0.012019157409668</text:p>
          </table:table-cell>
          <table:table-cell table:style-name="ce1" office:value-type="float" office:value="10.0852856636047" calcext:value-type="float">
            <text:p>10.0852856636047</text:p>
          </table:table-cell>
          <table:table-cell table:style-name="ce1" office:value-type="float" office:value="0.0101699829101563" calcext:value-type="float">
            <text:p>0.010169982910156</text:p>
          </table:table-cell>
          <table:table-cell table:style-name="ce1" office:value-type="float" office:value="9.83759355545044" calcext:value-type="float">
            <text:p>9.83759355545044</text:p>
          </table:table-cell>
          <table:table-cell table:style-name="ce1" office:value-type="float" office:value="0.171857595443726" calcext:value-type="float">
            <text:p>0.171857595443726</text:p>
          </table:table-cell>
          <table:table-cell table:style-name="ce1" office:value-type="float" office:value="9.80091547966003" calcext:value-type="float">
            <text:p>9.80091547966003</text:p>
          </table:table-cell>
          <table:table-cell table:style-name="ce1" office:value-type="float" office:value="0.264495849609375" calcext:value-type="float">
            <text:p>0.264495849609375</text:p>
          </table:table-cell>
          <table:table-cell table:style-name="ce1" office:value-type="float" office:value="9.72885227203369" calcext:value-type="float">
            <text:p>9.72885227203369</text:p>
          </table:table-cell>
          <table:table-cell table:style-name="ce1" office:value-type="float" office:value="0.257736921310425" calcext:value-type="float">
            <text:p>0.257736921310425</text:p>
          </table:table-cell>
          <table:table-cell table:style-name="ce1" office:value-type="float" office:value="9.89129400253296" calcext:value-type="float">
            <text:p>9.89129400253296</text:p>
          </table:table-cell>
          <table:table-cell table:style-name="ce1" office:value-type="float" office:value="0.230329751968384" calcext:value-type="float">
            <text:p>0.230329751968384</text:p>
          </table:table-cell>
          <table:table-cell table:style-name="ce1" office:value-type="float" office:value="9.80151987075806" calcext:value-type="float">
            <text:p>9.80151987075806</text:p>
          </table:table-cell>
          <table:table-cell table:style-name="ce1" office:value-type="float" office:value="0.17266583442688" calcext:value-type="float">
            <text:p>0.17266583442688</text:p>
          </table:table-cell>
          <table:table-cell table:style-name="ce1" office:value-type="float" office:value="9.88375067710876" calcext:value-type="float">
            <text:p>9.88375067710876</text:p>
          </table:table-cell>
          <table:table-cell table:style-name="ce1" office:value-type="float" office:value="29.7361397743225" calcext:value-type="float">
            <text:p>29.7361397743225</text:p>
          </table:table-cell>
          <table:table-cell table:style-name="ce1" office:value-type="float" office:value="0.14516806602478" calcext:value-type="float">
            <text:p>0.14516806602478</text:p>
          </table:table-cell>
          <table:table-cell table:style-name="ce1" office:value-type="float" office:value="9.90907645225525" calcext:value-type="float">
            <text:p>9.90907645225525</text:p>
          </table:table-cell>
          <table:table-cell table:style-name="ce1" office:value-type="float" office:value="0.203629016876221" calcext:value-type="float">
            <text:p>0.203629016876221</text:p>
          </table:table-cell>
          <table:table-cell table:style-name="ce1" office:value-type="float" office:value="9.81545901298523" calcext:value-type="float">
            <text:p>9.81545901298523</text:p>
          </table:table-cell>
          <table:table-cell table:style-name="ce1" office:value-type="float" office:value="0.262112379074097" calcext:value-type="float">
            <text:p>0.262112379074097</text:p>
          </table:table-cell>
          <table:table-cell table:style-name="ce1" office:value-type="float" office:value="9.87257671356201" calcext:value-type="float">
            <text:p>9.87257671356201</text:p>
          </table:table-cell>
          <table:table-cell table:style-name="ce1" office:value-type="float" office:value="0.207298040390015" calcext:value-type="float">
            <text:p>0.207298040390015</text:p>
          </table:table-cell>
          <table:table-cell table:style-name="ce1" office:value-type="float" office:value="9.9513680934906" calcext:value-type="float">
            <text:p>9.9513680934906</text:p>
          </table:table-cell>
          <table:table-cell table:style-name="ce1" office:value-type="float" office:value="0.211240768432617" calcext:value-type="float">
            <text:p>0.211240768432617</text:p>
          </table:table-cell>
          <table:table-cell table:style-name="ce1" office:value-type="float" office:value="9.84742760658264" calcext:value-type="float">
            <text:p>9.84742760658264</text:p>
          </table:table-cell>
          <table:table-cell table:style-name="ce1" office:value-type="float" office:value="0.185327291488647" calcext:value-type="float">
            <text:p>0.185327291488647</text:p>
          </table:table-cell>
          <table:table-cell table:style-name="ce1" office:value-type="float" office:value="9.83908820152283" calcext:value-type="float">
            <text:p>9.83908820152283</text:p>
          </table:table-cell>
          <table:table-cell table:style-name="ce1" office:value-type="float" office:value="0.200994968414307" calcext:value-type="float">
            <text:p>0.200994968414307</text:p>
          </table:table-cell>
          <table:table-cell table:style-name="ce1" office:value-type="float" office:value="9.80906081199646" calcext:value-type="float">
            <text:p>9.80906081199646</text:p>
          </table:table-cell>
          <table:table-cell table:style-name="ce1" office:value-type="float" office:value="0.277396440505981" calcext:value-type="float">
            <text:p>0.277396440505981</text:p>
          </table:table-cell>
          <table:table-cell table:style-name="ce1" office:value-type="float" office:value="9.77598285675049" calcext:value-type="float">
            <text:p>9.77598285675049</text:p>
          </table:table-cell>
          <table:table-cell table:style-name="ce1" office:value-type="float" office:value="0.268821716308594" calcext:value-type="float">
            <text:p>0.268821716308594</text:p>
          </table:table-cell>
          <table:table-cell table:style-name="ce1" office:value-type="float" office:value="9.83552098274231" calcext:value-type="float">
            <text:p>9.83552098274231</text:p>
          </table:table-cell>
          <table:table-cell table:style-name="ce1" office:value-type="float" office:value="0.138879776000977" calcext:value-type="float">
            <text:p>0.138879776000977</text:p>
          </table:table-cell>
          <table:table-cell table:style-name="ce1" office:value-type="float" office:value="9.9124801158905" calcext:value-type="float">
            <text:p>9.9124801158905</text:p>
          </table:table-cell>
          <table:table-cell table:style-name="ce1" office:value-type="float" office:value="29.9886565208435" calcext:value-type="float">
            <text:p>29.9886565208435</text:p>
          </table:table-cell>
          <table:table-cell table:style-name="ce1" office:value-type="float" office:value="0.00991010665893555" calcext:value-type="float">
            <text:p>0.009910106658936</text:p>
          </table:table-cell>
          <table:table-cell table:style-name="ce1" office:value-type="float" office:value="9.90816926956177" calcext:value-type="float">
            <text:p>9.90816926956177</text:p>
          </table:table-cell>
          <table:table-cell table:style-name="ce1" office:value-type="float" office:value="0.00628781318664551" calcext:value-type="float">
            <text:p>0.006287813186646</text:p>
          </table:table-cell>
          <table:table-cell table:style-name="ce1" office:value-type="float" office:value="10.0833163261414" calcext:value-type="float">
            <text:p>10.0833163261414</text:p>
          </table:table-cell>
          <table:table-cell table:style-name="ce1" office:value-type="float" office:value="0.00661897659301758" calcext:value-type="float">
            <text:p>0.006618976593018</text:p>
          </table:table-cell>
          <table:table-cell table:style-name="ce1" office:value-type="float" office:value="9.82849884033203" calcext:value-type="float">
            <text:p>9.82849884033203</text:p>
          </table:table-cell>
          <table:table-cell table:style-name="ce1" office:value-type="float" office:value="0.00898408889770508" calcext:value-type="float">
            <text:p>0.008984088897705</text:p>
          </table:table-cell>
          <table:table-cell table:style-name="ce1" office:value-type="float" office:value="9.9695942401886" calcext:value-type="float">
            <text:p>9.9695942401886</text:p>
          </table:table-cell>
          <table:table-cell table:style-name="ce1" office:value-type="float" office:value="0.00977945327758789" calcext:value-type="float">
            <text:p>0.009779453277588</text:p>
          </table:table-cell>
          <table:table-cell table:style-name="ce1" office:value-type="float" office:value="9.91292858123779" calcext:value-type="float">
            <text:p>9.91292858123779</text:p>
          </table:table-cell>
          <table:table-cell table:style-name="ce1" office:value-type="float" office:value="0.0102307796478271" calcext:value-type="float">
            <text:p>0.010230779647827</text:p>
          </table:table-cell>
          <table:table-cell table:style-name="ce1" office:value-type="float" office:value="9.76234579086304" calcext:value-type="float">
            <text:p>9.76234579086304</text:p>
          </table:table-cell>
          <table:table-cell table:style-name="ce1" office:value-type="float" office:value="0.00901246070861816" calcext:value-type="float">
            <text:p>0.009012460708618</text:p>
          </table:table-cell>
          <table:table-cell table:style-name="ce1" office:value-type="float" office:value="9.92047929763794" calcext:value-type="float">
            <text:p>9.92047929763794</text:p>
          </table:table-cell>
          <table:table-cell table:style-name="ce1" office:value-type="float" office:value="0.0107533931732178" calcext:value-type="float">
            <text:p>0.010753393173218</text:p>
          </table:table-cell>
          <table:table-cell table:style-name="ce1" office:value-type="float" office:value="9.83150339126587" calcext:value-type="float">
            <text:p>9.83150339126587</text:p>
          </table:table-cell>
          <table:table-cell table:style-name="ce1" office:value-type="float" office:value="0.00954246520996094" calcext:value-type="float">
            <text:p>0.009542465209961</text:p>
          </table:table-cell>
          <table:table-cell table:style-name="ce1" office:value-type="float" office:value="9.82861423492432" calcext:value-type="float">
            <text:p>9.82861423492432</text:p>
          </table:table-cell>
          <table:table-cell table:style-name="ce1" office:value-type="float" office:value="0.0103235244750977" calcext:value-type="float">
            <text:p>0.010323524475098</text:p>
          </table:table-cell>
          <table:table-cell table:style-name="ce1" office:value-type="float" office:value="9.87689709663391" calcext:value-type="float">
            <text:p>9.87689709663391</text:p>
          </table:table-cell>
          <table:table-cell table:style-name="ce1" office:value-type="float" office:value="29.8801810741425" calcext:value-type="float">
            <text:p>29.8801810741425</text:p>
          </table:table-cell>
          <table:table-cell table:style-name="ce1" office:value-type="float" office:value="0.0103259086608887" calcext:value-type="float">
            <text:p>0.010325908660889</text:p>
          </table:table-cell>
          <table:table-cell table:style-name="ce1" office:value-type="float" office:value="9.78499412536621" calcext:value-type="float">
            <text:p>9.78499412536621</text:p>
          </table:table-cell>
          <table:table-cell table:style-name="ce1" office:value-type="float" office:value="0.211285829544067" calcext:value-type="float">
            <text:p>0.211285829544067</text:p>
          </table:table-cell>
          <table:table-cell table:style-name="ce1" office:value-type="float" office:value="9.85186100006104" calcext:value-type="float">
            <text:p>9.85186100006104</text:p>
          </table:table-cell>
          <table:table-cell table:style-name="ce1" office:value-type="float" office:value="0.189778566360474" calcext:value-type="float">
            <text:p>0.189778566360474</text:p>
          </table:table-cell>
          <table:table-cell table:style-name="ce1" office:value-type="float" office:value="9.82911133766174" calcext:value-type="float">
            <text:p>9.82911133766174</text:p>
          </table:table-cell>
          <table:table-cell table:style-name="ce1" office:value-type="float" office:value="0.211278676986694" calcext:value-type="float">
            <text:p>0.211278676986694</text:p>
          </table:table-cell>
          <table:table-cell table:style-name="ce1" office:value-type="float" office:value="9.85952115058899" calcext:value-type="float">
            <text:p>9.85952115058899</text:p>
          </table:table-cell>
          <table:table-cell table:style-name="ce1" office:value-type="float" office:value="0.234235048294067" calcext:value-type="float">
            <text:p>0.234235048294067</text:p>
          </table:table-cell>
          <table:table-cell table:style-name="ce1" office:value-type="float" office:value="9.87313628196716" calcext:value-type="float">
            <text:p>9.87313628196716</text:p>
          </table:table-cell>
          <table:table-cell table:style-name="ce1" office:value-type="float" office:value="0.121390342712402" calcext:value-type="float">
            <text:p>0.121390342712402</text:p>
          </table:table-cell>
          <table:table-cell table:style-name="ce1" office:value-type="float" office:value="9.91642022132874" calcext:value-type="float">
            <text:p>9.91642022132874</text:p>
          </table:table-cell>
          <table:table-cell table:style-name="ce1" office:value-type="float" office:value="0.0457468032836914" calcext:value-type="float">
            <text:p>0.045746803283691</text:p>
          </table:table-cell>
          <table:table-cell table:style-name="ce1" office:value-type="float" office:value="9.89977264404297" calcext:value-type="float">
            <text:p>9.89977264404297</text:p>
          </table:table-cell>
          <table:table-cell table:style-name="ce1" office:value-type="float" office:value="0.0507285594940186" calcext:value-type="float">
            <text:p>0.050728559494019</text:p>
          </table:table-cell>
          <table:table-cell table:style-name="ce1" office:value-type="float" office:value="9.84242796897888" calcext:value-type="float">
            <text:p>9.84242796897888</text:p>
          </table:table-cell>
          <table:table-cell table:style-name="ce1" office:value-type="float" office:value="0.0728795528411865" calcext:value-type="float">
            <text:p>0.072879552841187</text:p>
          </table:table-cell>
          <table:table-cell table:style-name="ce1" office:value-type="float" office:value="9.89421892166138" calcext:value-type="float">
            <text:p>9.89421892166138</text:p>
          </table:table-cell>
          <table:table-cell table:style-name="ce1" office:value-type="float" office:value="0.0558733940124512" calcext:value-type="float">
            <text:p>0.055873394012451</text:p>
          </table:table-cell>
          <table:table-cell table:style-name="ce1" office:value-type="float" office:value="9.79136919975281" calcext:value-type="float">
            <text:p>9.79136919975281</text:p>
          </table:table-cell>
          <table:table-cell table:style-name="ce1" office:value-type="float" office:value="29.756733417511" calcext:value-type="float">
            <text:p>29.756733417511</text:p>
          </table:table-cell>
          <table:table-cell table:style-name="ce1" office:value-type="float" office:value="0.169976949691772" calcext:value-type="float">
            <text:p>0.169976949691772</text:p>
          </table:table-cell>
          <table:table-cell table:style-name="ce1" office:value-type="float" office:value="9.71332812309265" calcext:value-type="float">
            <text:p>9.71332812309265</text:p>
          </table:table-cell>
          <table:table-cell table:style-name="ce1" office:value-type="float" office:value="0.310798168182373" calcext:value-type="float">
            <text:p>0.310798168182373</text:p>
          </table:table-cell>
          <table:table-cell table:style-name="ce1" office:value-type="float" office:value="9.68581080436707" calcext:value-type="float">
            <text:p>9.68581080436707</text:p>
          </table:table-cell>
          <table:table-cell table:style-name="ce1" office:value-type="float" office:value="0.369690895080566" calcext:value-type="float">
            <text:p>0.369690895080566</text:p>
          </table:table-cell>
          <table:table-cell table:style-name="ce1" office:value-type="float" office:value="9.60173654556274" calcext:value-type="float">
            <text:p>9.60173654556274</text:p>
          </table:table-cell>
          <table:table-cell table:style-name="ce1" office:value-type="float" office:value="0.484615087509155" calcext:value-type="float">
            <text:p>0.484615087509155</text:p>
          </table:table-cell>
          <table:table-cell table:style-name="ce1" office:value-type="float" office:value="9.60979795455933" calcext:value-type="float">
            <text:p>9.60979795455933</text:p>
          </table:table-cell>
          <table:table-cell table:style-name="ce1" office:value-type="float" office:value="0.485226392745972" calcext:value-type="float">
            <text:p>0.485226392745972</text:p>
          </table:table-cell>
          <table:table-cell table:style-name="ce1" office:value-type="float" office:value="9.58876347541809" calcext:value-type="float">
            <text:p>9.58876347541809</text:p>
          </table:table-cell>
          <table:table-cell table:style-name="ce1" office:value-type="float" office:value="0.475986480712891" calcext:value-type="float">
            <text:p>0.475986480712891</text:p>
          </table:table-cell>
          <table:table-cell table:style-name="ce1" office:value-type="float" office:value="9.54609298706055" calcext:value-type="float">
            <text:p>9.54609298706055</text:p>
          </table:table-cell>
          <table:table-cell table:style-name="ce1" office:value-type="float" office:value="0.482566356658936" calcext:value-type="float">
            <text:p>0.482566356658936</text:p>
          </table:table-cell>
          <table:table-cell table:style-name="ce1" office:value-type="float" office:value="9.57647013664246" calcext:value-type="float">
            <text:p>9.57647013664246</text:p>
          </table:table-cell>
          <table:table-cell table:style-name="ce1" office:value-type="float" office:value="0.582843780517578" calcext:value-type="float">
            <text:p>0.582843780517578</text:p>
          </table:table-cell>
          <table:table-cell table:style-name="ce1" office:value-type="float" office:value="9.5469753742218" calcext:value-type="float">
            <text:p>9.5469753742218</text:p>
          </table:table-cell>
          <table:table-cell table:style-name="ce1" office:value-type="float" office:value="0.433440446853638" calcext:value-type="float">
            <text:p>0.433440446853638</text:p>
          </table:table-cell>
          <table:table-cell table:style-name="ce1" office:value-type="float" office:value="9.58553719520569" calcext:value-type="float">
            <text:p>9.58553719520569</text:p>
          </table:table-cell>
          <table:table-cell table:style-name="ce1" office:value-type="float" office:value="0.643505811691284" calcext:value-type="float">
            <text:p>0.643505811691284</text:p>
          </table:table-cell>
          <table:table-cell table:style-name="ce1" office:value-type="float" office:value="9.27454614639282" calcext:value-type="float">
            <text:p>9.27454614639282</text:p>
          </table:table-cell>
          <table:table-cell table:style-name="ce1" office:value-type="float" office:value="5.94854583419286" calcext:value-type="float">
            <text:p>5.94854583419286</text:p>
          </table:table-cell>
          <table:table-cell table:style-name="ce1" office:value-type="float" office:value="0.00628781318664551" calcext:value-type="float">
            <text:p>0.006287813186646</text:p>
          </table:table-cell>
          <table:table-cell table:style-name="ce1" office:value-type="float" office:value="29.9886565208435" calcext:value-type="float">
            <text:p>29.9886565208435</text:p>
          </table:table-cell>
          <table:table-cell table:style-name="ce1" office:value-type="float" office:value="618.648766756058" calcext:value-type="float">
            <text:p>618.648766756058</text:p>
          </table:table-cell>
          <table:table-cell table:formula="of:=[.DF6]" office:value-type="float" office:value="618.648766756058" calcext:value-type="float">
            <text:p>618.648766756058</text:p>
          </table:table-cell>
        </table:table-row>
        <table:table-row table:style-name="ro1">
          <table:table-cell table:style-name="ce1" office:value-type="string" calcext:value-type="string">
            <text:p>num_workers = 3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993561744689941" calcext:value-type="float">
            <text:p>0.009935617446899</text:p>
          </table:table-cell>
          <table:table-cell table:style-name="ce1" office:value-type="float" office:value="0.010631799697876" calcext:value-type="float">
            <text:p>0.010631799697876</text:p>
          </table:table-cell>
          <table:table-cell table:style-name="ce1" office:value-type="float" office:value="10.2071063518524" calcext:value-type="float">
            <text:p>10.2071063518524</text:p>
          </table:table-cell>
          <table:table-cell table:style-name="ce1" office:value-type="float" office:value="0.296807289123535" calcext:value-type="float">
            <text:p>0.296807289123535</text:p>
          </table:table-cell>
          <table:table-cell table:style-name="ce1" office:value-type="float" office:value="0.00977826118469238" calcext:value-type="float">
            <text:p>0.009778261184692</text:p>
          </table:table-cell>
          <table:table-cell table:style-name="ce1" office:value-type="float" office:value="10.1404910087585" calcext:value-type="float">
            <text:p>10.1404910087585</text:p>
          </table:table-cell>
          <table:table-cell table:style-name="ce1" office:value-type="float" office:value="0.411839962005615" calcext:value-type="float">
            <text:p>0.411839962005615</text:p>
          </table:table-cell>
          <table:table-cell table:style-name="ce1" office:value-type="float" office:value="0.00886702537536621" calcext:value-type="float">
            <text:p>0.008867025375366</text:p>
          </table:table-cell>
          <table:table-cell table:style-name="ce1" office:value-type="float" office:value="10.1539440155029" calcext:value-type="float">
            <text:p>10.1539440155029</text:p>
          </table:table-cell>
          <table:table-cell table:style-name="ce1" office:value-type="float" office:value="0.336036682128906" calcext:value-type="float">
            <text:p>0.336036682128906</text:p>
          </table:table-cell>
          <table:table-cell table:style-name="ce1" office:value-type="float" office:value="0.00888180732727051" calcext:value-type="float">
            <text:p>0.008881807327271</text:p>
          </table:table-cell>
          <table:table-cell table:style-name="ce1" office:value-type="float" office:value="10.1315279006958" calcext:value-type="float">
            <text:p>10.1315279006958</text:p>
          </table:table-cell>
          <table:table-cell table:style-name="ce1" office:value-type="float" office:value="0.361823797225952" calcext:value-type="float">
            <text:p>0.361823797225952</text:p>
          </table:table-cell>
          <table:table-cell table:style-name="ce1" office:value-type="float" office:value="0.00720953941345215" calcext:value-type="float">
            <text:p>0.007209539413452</text:p>
          </table:table-cell>
          <table:table-cell table:style-name="ce1" office:value-type="float" office:value="10.150554895401" calcext:value-type="float">
            <text:p>10.150554895401</text:p>
          </table:table-cell>
          <table:table-cell table:style-name="ce1" office:value-type="float" office:value="0.266837120056152" calcext:value-type="float">
            <text:p>0.266837120056152</text:p>
          </table:table-cell>
          <table:table-cell table:style-name="ce1" office:value-type="float" office:value="0.00969600677490234" calcext:value-type="float">
            <text:p>0.009696006774902</text:p>
          </table:table-cell>
          <table:table-cell table:style-name="ce1" office:value-type="float" office:value="9.97425961494446" calcext:value-type="float">
            <text:p>9.97425961494446</text:p>
          </table:table-cell>
          <table:table-cell table:style-name="ce1" office:value-type="float" office:value="0.341860294342041" calcext:value-type="float">
            <text:p>0.341860294342041</text:p>
          </table:table-cell>
          <table:table-cell table:style-name="ce1" office:value-type="float" office:value="0.00845551490783691" calcext:value-type="float">
            <text:p>0.008455514907837</text:p>
          </table:table-cell>
          <table:table-cell table:style-name="ce1" office:value-type="float" office:value="21.8575158119202" calcext:value-type="float">
            <text:p>21.8575158119202</text:p>
          </table:table-cell>
          <table:table-cell table:style-name="ce1" office:value-type="float" office:value="0.0140640735626221" calcext:value-type="float">
            <text:p>0.014064073562622</text:p>
          </table:table-cell>
          <table:table-cell table:style-name="ce1" office:value-type="float" office:value="0.00563573837280273" calcext:value-type="float">
            <text:p>0.005635738372803</text:p>
          </table:table-cell>
          <table:table-cell table:style-name="ce1" office:value-type="float" office:value="10.2766561508179" calcext:value-type="float">
            <text:p>10.2766561508179</text:p>
          </table:table-cell>
          <table:table-cell table:style-name="ce1" office:value-type="float" office:value="0.0606422424316406" calcext:value-type="float">
            <text:p>0.060642242431641</text:p>
          </table:table-cell>
          <table:table-cell table:style-name="ce1" office:value-type="float" office:value="0.00879120826721191" calcext:value-type="float">
            <text:p>0.008791208267212</text:p>
          </table:table-cell>
          <table:table-cell table:style-name="ce1" office:value-type="float" office:value="10.2866065502167" calcext:value-type="float">
            <text:p>10.2866065502167</text:p>
          </table:table-cell>
          <table:table-cell table:style-name="ce1" office:value-type="float" office:value="0.00808048248291016" calcext:value-type="float">
            <text:p>0.00808048248291</text:p>
          </table:table-cell>
          <table:table-cell table:style-name="ce1" office:value-type="float" office:value="0.0110683441162109" calcext:value-type="float">
            <text:p>0.011068344116211</text:p>
          </table:table-cell>
          <table:table-cell table:style-name="ce1" office:value-type="float" office:value="10.413213968277" calcext:value-type="float">
            <text:p>10.413213968277</text:p>
          </table:table-cell>
          <table:table-cell table:style-name="ce1" office:value-type="float" office:value="0.00960135459899902" calcext:value-type="float">
            <text:p>0.009601354598999</text:p>
          </table:table-cell>
          <table:table-cell table:style-name="ce1" office:value-type="float" office:value="0.0100963115692139" calcext:value-type="float">
            <text:p>0.010096311569214</text:p>
          </table:table-cell>
          <table:table-cell table:style-name="ce1" office:value-type="float" office:value="10.2650752067566" calcext:value-type="float">
            <text:p>10.2650752067566</text:p>
          </table:table-cell>
          <table:table-cell table:style-name="ce1" office:value-type="float" office:value="0.00766348838806152" calcext:value-type="float">
            <text:p>0.007663488388062</text:p>
          </table:table-cell>
          <table:table-cell table:style-name="ce1" office:value-type="float" office:value="0.00803709030151367" calcext:value-type="float">
            <text:p>0.008037090301514</text:p>
          </table:table-cell>
          <table:table-cell table:style-name="ce1" office:value-type="float" office:value="10.2426710128784" calcext:value-type="float">
            <text:p>10.2426710128784</text:p>
          </table:table-cell>
          <table:table-cell table:style-name="ce1" office:value-type="float" office:value="0.0267007350921631" calcext:value-type="float">
            <text:p>0.026700735092163</text:p>
          </table:table-cell>
          <table:table-cell table:style-name="ce1" office:value-type="float" office:value="0.00895237922668457" calcext:value-type="float">
            <text:p>0.008952379226685</text:p>
          </table:table-cell>
          <table:table-cell table:style-name="ce1" office:value-type="float" office:value="10.3632957935333" calcext:value-type="float">
            <text:p>10.3632957935333</text:p>
          </table:table-cell>
          <table:table-cell table:style-name="ce1" office:value-type="float" office:value="0.0898435115814209" calcext:value-type="float">
            <text:p>0.089843511581421</text:p>
          </table:table-cell>
          <table:table-cell table:style-name="ce1" office:value-type="float" office:value="0.00947332382202148" calcext:value-type="float">
            <text:p>0.009473323822021</text:p>
          </table:table-cell>
          <table:table-cell table:style-name="ce1" office:value-type="float" office:value="22.2247369289398" calcext:value-type="float">
            <text:p>22.2247369289398</text:p>
          </table:table-cell>
          <table:table-cell table:style-name="ce1" office:value-type="float" office:value="0.00731325149536133" calcext:value-type="float">
            <text:p>0.007313251495361</text:p>
          </table:table-cell>
          <table:table-cell table:style-name="ce1" office:value-type="float" office:value="0.00851702690124512" calcext:value-type="float">
            <text:p>0.008517026901245</text:p>
          </table:table-cell>
          <table:table-cell table:style-name="ce1" office:value-type="float" office:value="10.2151925563812" calcext:value-type="float">
            <text:p>10.2151925563812</text:p>
          </table:table-cell>
          <table:table-cell table:style-name="ce1" office:value-type="float" office:value="0.0131418704986572" calcext:value-type="float">
            <text:p>0.013141870498657</text:p>
          </table:table-cell>
          <table:table-cell table:style-name="ce1" office:value-type="float" office:value="0.00718951225280762" calcext:value-type="float">
            <text:p>0.007189512252808</text:p>
          </table:table-cell>
          <table:table-cell table:style-name="ce1" office:value-type="float" office:value="10.3745470046997" calcext:value-type="float">
            <text:p>10.3745470046997</text:p>
          </table:table-cell>
          <table:table-cell table:style-name="ce1" office:value-type="float" office:value="0.00888490676879883" calcext:value-type="float">
            <text:p>0.008884906768799</text:p>
          </table:table-cell>
          <table:table-cell table:style-name="ce1" office:value-type="float" office:value="0.00698542594909668" calcext:value-type="float">
            <text:p>0.006985425949097</text:p>
          </table:table-cell>
          <table:table-cell table:style-name="ce1" office:value-type="float" office:value="10.2231180667877" calcext:value-type="float">
            <text:p>10.2231180667877</text:p>
          </table:table-cell>
          <table:table-cell table:style-name="ce1" office:value-type="float" office:value="0.00948286056518555" calcext:value-type="float">
            <text:p>0.009482860565186</text:p>
          </table:table-cell>
          <table:table-cell table:style-name="ce1" office:value-type="float" office:value="0.00797796249389648" calcext:value-type="float">
            <text:p>0.007977962493896</text:p>
          </table:table-cell>
          <table:table-cell table:style-name="ce1" office:value-type="float" office:value="10.3699042797089" calcext:value-type="float">
            <text:p>10.3699042797089</text:p>
          </table:table-cell>
          <table:table-cell table:style-name="ce1" office:value-type="float" office:value="0.00761222839355469" calcext:value-type="float">
            <text:p>0.007612228393555</text:p>
          </table:table-cell>
          <table:table-cell table:style-name="ce1" office:value-type="float" office:value="0.00939559936523438" calcext:value-type="float">
            <text:p>0.009395599365234</text:p>
          </table:table-cell>
          <table:table-cell table:style-name="ce1" office:value-type="float" office:value="10.5538272857666" calcext:value-type="float">
            <text:p>10.5538272857666</text:p>
          </table:table-cell>
          <table:table-cell table:style-name="ce1" office:value-type="float" office:value="0.00946044921875" calcext:value-type="float">
            <text:p>0.00946044921875</text:p>
          </table:table-cell>
          <table:table-cell table:style-name="ce1" office:value-type="float" office:value="0.010155200958252" calcext:value-type="float">
            <text:p>0.010155200958252</text:p>
          </table:table-cell>
          <table:table-cell table:style-name="ce1" office:value-type="float" office:value="10.2818684577942" calcext:value-type="float">
            <text:p>10.2818684577942</text:p>
          </table:table-cell>
          <table:table-cell table:style-name="ce1" office:value-type="float" office:value="0.00949478149414063" calcext:value-type="float">
            <text:p>0.009494781494141</text:p>
          </table:table-cell>
          <table:table-cell table:style-name="ce1" office:value-type="float" office:value="0.0186319351196289" calcext:value-type="float">
            <text:p>0.018631935119629</text:p>
          </table:table-cell>
          <table:table-cell table:style-name="ce1" office:value-type="float" office:value="21.72194480896" calcext:value-type="float">
            <text:p>21.72194480896</text:p>
          </table:table-cell>
          <table:table-cell table:style-name="ce1" office:value-type="float" office:value="0.00920367240905762" calcext:value-type="float">
            <text:p>0.009203672409058</text:p>
          </table:table-cell>
          <table:table-cell table:style-name="ce1" office:value-type="float" office:value="0.0102443695068359" calcext:value-type="float">
            <text:p>0.010244369506836</text:p>
          </table:table-cell>
          <table:table-cell table:style-name="ce1" office:value-type="float" office:value="10.4838578701019" calcext:value-type="float">
            <text:p>10.4838578701019</text:p>
          </table:table-cell>
          <table:table-cell table:style-name="ce1" office:value-type="float" office:value="0.0063023567199707" calcext:value-type="float">
            <text:p>0.006302356719971</text:p>
          </table:table-cell>
          <table:table-cell table:style-name="ce1" office:value-type="float" office:value="0.0110971927642822" calcext:value-type="float">
            <text:p>0.011097192764282</text:p>
          </table:table-cell>
          <table:table-cell table:style-name="ce1" office:value-type="float" office:value="10.3132879734039" calcext:value-type="float">
            <text:p>10.3132879734039</text:p>
          </table:table-cell>
          <table:table-cell table:style-name="ce1" office:value-type="float" office:value="0.00566387176513672" calcext:value-type="float">
            <text:p>0.005663871765137</text:p>
          </table:table-cell>
          <table:table-cell table:style-name="ce1" office:value-type="float" office:value="0.00855827331542969" calcext:value-type="float">
            <text:p>0.00855827331543</text:p>
          </table:table-cell>
          <table:table-cell table:style-name="ce1" office:value-type="float" office:value="10.3330669403076" calcext:value-type="float">
            <text:p>10.3330669403076</text:p>
          </table:table-cell>
          <table:table-cell table:style-name="ce1" office:value-type="float" office:value="0.0104465484619141" calcext:value-type="float">
            <text:p>0.010446548461914</text:p>
          </table:table-cell>
          <table:table-cell table:style-name="ce1" office:value-type="float" office:value="0.00854301452636719" calcext:value-type="float">
            <text:p>0.008543014526367</text:p>
          </table:table-cell>
          <table:table-cell table:style-name="ce1" office:value-type="float" office:value="10.3344340324402" calcext:value-type="float">
            <text:p>10.3344340324402</text:p>
          </table:table-cell>
          <table:table-cell table:style-name="ce1" office:value-type="float" office:value="0.00788640975952148" calcext:value-type="float">
            <text:p>0.007886409759521</text:p>
          </table:table-cell>
          <table:table-cell table:style-name="ce1" office:value-type="float" office:value="0.0118193626403809" calcext:value-type="float">
            <text:p>0.011819362640381</text:p>
          </table:table-cell>
          <table:table-cell table:style-name="ce1" office:value-type="float" office:value="10.1782324314117" calcext:value-type="float">
            <text:p>10.1782324314117</text:p>
          </table:table-cell>
          <table:table-cell table:style-name="ce1" office:value-type="float" office:value="0.0090794563293457" calcext:value-type="float">
            <text:p>0.009079456329346</text:p>
          </table:table-cell>
          <table:table-cell table:style-name="ce1" office:value-type="float" office:value="0.00925707817077637" calcext:value-type="float">
            <text:p>0.009257078170776</text:p>
          </table:table-cell>
          <table:table-cell table:style-name="ce1" office:value-type="float" office:value="10.4577257633209" calcext:value-type="float">
            <text:p>10.4577257633209</text:p>
          </table:table-cell>
          <table:table-cell table:style-name="ce1" office:value-type="float" office:value="0.00810456275939941" calcext:value-type="float">
            <text:p>0.008104562759399</text:p>
          </table:table-cell>
          <table:table-cell table:style-name="ce1" office:value-type="float" office:value="0.00572419166564941" calcext:value-type="float">
            <text:p>0.005724191665649</text:p>
          </table:table-cell>
          <table:table-cell table:style-name="ce1" office:value-type="float" office:value="21.76331615448" calcext:value-type="float">
            <text:p>21.76331615448</text:p>
          </table:table-cell>
          <table:table-cell table:style-name="ce1" office:value-type="float" office:value="0.00945305824279785" calcext:value-type="float">
            <text:p>0.009453058242798</text:p>
          </table:table-cell>
          <table:table-cell table:style-name="ce1" office:value-type="float" office:value="0.00982069969177246" calcext:value-type="float">
            <text:p>0.009820699691772</text:p>
          </table:table-cell>
          <table:table-cell table:style-name="ce1" office:value-type="float" office:value="10.2985210418701" calcext:value-type="float">
            <text:p>10.2985210418701</text:p>
          </table:table-cell>
          <table:table-cell table:style-name="ce1" office:value-type="float" office:value="0.0102572441101074" calcext:value-type="float">
            <text:p>0.010257244110107</text:p>
          </table:table-cell>
          <table:table-cell table:style-name="ce1" office:value-type="float" office:value="0.00979995727539063" calcext:value-type="float">
            <text:p>0.009799957275391</text:p>
          </table:table-cell>
          <table:table-cell table:style-name="ce1" office:value-type="float" office:value="10.15909075737" calcext:value-type="float">
            <text:p>10.15909075737</text:p>
          </table:table-cell>
          <table:table-cell table:style-name="ce1" office:value-type="float" office:value="0.0387427806854248" calcext:value-type="float">
            <text:p>0.038742780685425</text:p>
          </table:table-cell>
          <table:table-cell table:style-name="ce1" office:value-type="float" office:value="0.0106625556945801" calcext:value-type="float">
            <text:p>0.01066255569458</text:p>
          </table:table-cell>
          <table:table-cell table:style-name="ce1" office:value-type="float" office:value="10.4983079433441" calcext:value-type="float">
            <text:p>10.4983079433441</text:p>
          </table:table-cell>
          <table:table-cell table:style-name="ce1" office:value-type="float" office:value="0.0114068984985352" calcext:value-type="float">
            <text:p>0.011406898498535</text:p>
          </table:table-cell>
          <table:table-cell table:style-name="ce1" office:value-type="float" office:value="0.00566744804382324" calcext:value-type="float">
            <text:p>0.005667448043823</text:p>
          </table:table-cell>
          <table:table-cell table:style-name="ce1" office:value-type="float" office:value="10.2626194953918" calcext:value-type="float">
            <text:p>10.2626194953918</text:p>
          </table:table-cell>
          <table:table-cell table:style-name="ce1" office:value-type="float" office:value="0.11972975730896" calcext:value-type="float">
            <text:p>0.11972975730896</text:p>
          </table:table-cell>
          <table:table-cell table:style-name="ce1" office:value-type="float" office:value="0.00680875778198242" calcext:value-type="float">
            <text:p>0.006808757781982</text:p>
          </table:table-cell>
          <table:table-cell table:style-name="ce1" office:value-type="float" office:value="10.2093048095703" calcext:value-type="float">
            <text:p>10.2093048095703</text:p>
          </table:table-cell>
          <table:table-cell table:style-name="ce1" office:value-type="float" office:value="0.100963592529297" calcext:value-type="float">
            <text:p>0.100963592529297</text:p>
          </table:table-cell>
          <table:table-cell table:style-name="ce1" office:value-type="float" office:value="0.00864434242248535" calcext:value-type="float">
            <text:p>0.008644342422485</text:p>
          </table:table-cell>
          <table:table-cell table:style-name="ce1" office:value-type="float" office:value="10.3733568191528" calcext:value-type="float">
            <text:p>10.3733568191528</text:p>
          </table:table-cell>
          <table:table-cell table:style-name="ce1" office:value-type="float" office:value="0.0111575126647949" calcext:value-type="float">
            <text:p>0.011157512664795</text:p>
          </table:table-cell>
          <table:table-cell table:style-name="ce1" office:value-type="float" office:value="0.00656914710998535" calcext:value-type="float">
            <text:p>0.006569147109985</text:p>
          </table:table-cell>
          <table:table-cell table:style-name="ce1" office:value-type="float" office:value="3.83727257526838" calcext:value-type="float">
            <text:p>3.83727257526838</text:p>
          </table:table-cell>
          <table:table-cell table:style-name="ce1" office:value-type="float" office:value="0.00563573837280273" calcext:value-type="float">
            <text:p>0.005635738372803</text:p>
          </table:table-cell>
          <table:table-cell table:style-name="ce1" office:value-type="float" office:value="22.2247369289398" calcext:value-type="float">
            <text:p>22.2247369289398</text:p>
          </table:table-cell>
          <table:table-cell table:style-name="ce1" office:value-type="float" office:value="399.076347827911" calcext:value-type="float">
            <text:p>399.076347827911</text:p>
          </table:table-cell>
          <table:table-cell table:formula="of:=[.DF7]" office:value-type="float" office:value="399.076347827911" calcext:value-type="float">
            <text:p>399.076347827911</text:p>
          </table:table-cell>
        </table:table-row>
        <table:table-row table:style-name="ro1">
          <table:table-cell table:style-name="ce1" office:value-type="string" calcext:value-type="string">
            <text:p>num_workers = 4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101625919342041" calcext:value-type="float">
            <text:p>0.010162591934204</text:p>
          </table:table-cell>
          <table:table-cell table:style-name="ce1" office:value-type="float" office:value="0.00845408439636231" calcext:value-type="float">
            <text:p>0.008454084396362</text:p>
          </table:table-cell>
          <table:table-cell table:style-name="ce1" office:value-type="float" office:value="0.0266821384429932" calcext:value-type="float">
            <text:p>0.026682138442993</text:p>
          </table:table-cell>
          <table:table-cell table:style-name="ce1" office:value-type="float" office:value="10.8530120849609" calcext:value-type="float">
            <text:p>10.8530120849609</text:p>
          </table:table-cell>
          <table:table-cell table:style-name="ce1" office:value-type="float" office:value="0.00944852828979492" calcext:value-type="float">
            <text:p>0.009448528289795</text:p>
          </table:table-cell>
          <table:table-cell table:style-name="ce1" office:value-type="float" office:value="0.00677275657653809" calcext:value-type="float">
            <text:p>0.006772756576538</text:p>
          </table:table-cell>
          <table:table-cell table:style-name="ce1" office:value-type="float" office:value="0.00716805458068848" calcext:value-type="float">
            <text:p>0.007168054580688</text:p>
          </table:table-cell>
          <table:table-cell table:style-name="ce1" office:value-type="float" office:value="11.1005895137787" calcext:value-type="float">
            <text:p>11.1005895137787</text:p>
          </table:table-cell>
          <table:table-cell table:style-name="ce1" office:value-type="float" office:value="0.0105109214782715" calcext:value-type="float">
            <text:p>0.010510921478272</text:p>
          </table:table-cell>
          <table:table-cell table:style-name="ce1" office:value-type="float" office:value="0.00934553146362305" calcext:value-type="float">
            <text:p>0.009345531463623</text:p>
          </table:table-cell>
          <table:table-cell table:style-name="ce1" office:value-type="float" office:value="0.0207481384277344" calcext:value-type="float">
            <text:p>0.020748138427734</text:p>
          </table:table-cell>
          <table:table-cell table:style-name="ce1" office:value-type="float" office:value="11.0064344406128" calcext:value-type="float">
            <text:p>11.0064344406128</text:p>
          </table:table-cell>
          <table:table-cell table:style-name="ce1" office:value-type="float" office:value="0.00988578796386719" calcext:value-type="float">
            <text:p>0.009885787963867</text:p>
          </table:table-cell>
          <table:table-cell table:style-name="ce1" office:value-type="float" office:value="0.00792431831359863" calcext:value-type="float">
            <text:p>0.007924318313599</text:p>
          </table:table-cell>
          <table:table-cell table:style-name="ce1" office:value-type="float" office:value="0.0116088390350342" calcext:value-type="float">
            <text:p>0.011608839035034</text:p>
          </table:table-cell>
          <table:table-cell table:style-name="ce1" office:value-type="float" office:value="11.1624450683594" calcext:value-type="float">
            <text:p>11.1624450683594</text:p>
          </table:table-cell>
          <table:table-cell table:style-name="ce1" office:value-type="float" office:value="0.00590205192565918" calcext:value-type="float">
            <text:p>0.005902051925659</text:p>
          </table:table-cell>
          <table:table-cell table:style-name="ce1" office:value-type="float" office:value="0.00636172294616699" calcext:value-type="float">
            <text:p>0.006361722946167</text:p>
          </table:table-cell>
          <table:table-cell table:style-name="ce1" office:value-type="float" office:value="0.00812458992004395" calcext:value-type="float">
            <text:p>0.008124589920044</text:p>
          </table:table-cell>
          <table:table-cell table:style-name="ce1" office:value-type="float" office:value="10.9714531898499" calcext:value-type="float">
            <text:p>10.9714531898499</text:p>
          </table:table-cell>
          <table:table-cell table:style-name="ce1" office:value-type="float" office:value="34.5078046321869" calcext:value-type="float">
            <text:p>34.5078046321869</text:p>
          </table:table-cell>
          <table:table-cell table:style-name="ce1" office:value-type="float" office:value="0.00650477409362793" calcext:value-type="float">
            <text:p>0.006504774093628</text:p>
          </table:table-cell>
          <table:table-cell table:style-name="ce1" office:value-type="float" office:value="0.0115838050842285" calcext:value-type="float">
            <text:p>0.011583805084229</text:p>
          </table:table-cell>
          <table:table-cell table:style-name="ce1" office:value-type="float" office:value="0.00687265396118164" calcext:value-type="float">
            <text:p>0.006872653961182</text:p>
          </table:table-cell>
          <table:table-cell table:style-name="ce1" office:value-type="float" office:value="10.9427587985992" calcext:value-type="float">
            <text:p>10.9427587985992</text:p>
          </table:table-cell>
          <table:table-cell table:style-name="ce1" office:value-type="float" office:value="0.00644421577453613" calcext:value-type="float">
            <text:p>0.006444215774536</text:p>
          </table:table-cell>
          <table:table-cell table:style-name="ce1" office:value-type="float" office:value="0.00608038902282715" calcext:value-type="float">
            <text:p>0.006080389022827</text:p>
          </table:table-cell>
          <table:table-cell table:style-name="ce1" office:value-type="float" office:value="0.00911736488342285" calcext:value-type="float">
            <text:p>0.009117364883423</text:p>
          </table:table-cell>
          <table:table-cell table:style-name="ce1" office:value-type="float" office:value="11.0162518024445" calcext:value-type="float">
            <text:p>11.0162518024445</text:p>
          </table:table-cell>
          <table:table-cell table:style-name="ce1" office:value-type="float" office:value="0.0083467960357666" calcext:value-type="float">
            <text:p>0.008346796035767</text:p>
          </table:table-cell>
          <table:table-cell table:style-name="ce1" office:value-type="float" office:value="0.010148286819458" calcext:value-type="float">
            <text:p>0.010148286819458</text:p>
          </table:table-cell>
          <table:table-cell table:style-name="ce1" office:value-type="float" office:value="0.00732517242431641" calcext:value-type="float">
            <text:p>0.007325172424316</text:p>
          </table:table-cell>
          <table:table-cell table:style-name="ce1" office:value-type="float" office:value="11.0171663761139" calcext:value-type="float">
            <text:p>11.0171663761139</text:p>
          </table:table-cell>
          <table:table-cell table:style-name="ce1" office:value-type="float" office:value="0.00691413879394531" calcext:value-type="float">
            <text:p>0.006914138793945</text:p>
          </table:table-cell>
          <table:table-cell table:style-name="ce1" office:value-type="float" office:value="0.00696086883544922" calcext:value-type="float">
            <text:p>0.006960868835449</text:p>
          </table:table-cell>
          <table:table-cell table:style-name="ce1" office:value-type="float" office:value="0.00975632667541504" calcext:value-type="float">
            <text:p>0.009756326675415</text:p>
          </table:table-cell>
          <table:table-cell table:style-name="ce1" office:value-type="float" office:value="10.9298312664032" calcext:value-type="float">
            <text:p>10.9298312664032</text:p>
          </table:table-cell>
          <table:table-cell table:style-name="ce1" office:value-type="float" office:value="0.0074610710144043" calcext:value-type="float">
            <text:p>0.007461071014404</text:p>
          </table:table-cell>
          <table:table-cell table:style-name="ce1" office:value-type="float" office:value="0.00682783126831055" calcext:value-type="float">
            <text:p>0.006827831268311</text:p>
          </table:table-cell>
          <table:table-cell table:style-name="ce1" office:value-type="float" office:value="0.00721621513366699" calcext:value-type="float">
            <text:p>0.007216215133667</text:p>
          </table:table-cell>
          <table:table-cell table:style-name="ce1" office:value-type="float" office:value="11.114030122757" calcext:value-type="float">
            <text:p>11.114030122757</text:p>
          </table:table-cell>
          <table:table-cell table:style-name="ce1" office:value-type="float" office:value="34.7610051631927" calcext:value-type="float">
            <text:p>34.7610051631927</text:p>
          </table:table-cell>
          <table:table-cell table:style-name="ce1" office:value-type="float" office:value="0.0859456062316895" calcext:value-type="float">
            <text:p>0.08594560623169</text:p>
          </table:table-cell>
          <table:table-cell table:style-name="ce1" office:value-type="float" office:value="0.00743961334228516" calcext:value-type="float">
            <text:p>0.007439613342285</text:p>
          </table:table-cell>
          <table:table-cell table:style-name="ce1" office:value-type="float" office:value="0.0108206272125244" calcext:value-type="float">
            <text:p>0.010820627212524</text:p>
          </table:table-cell>
          <table:table-cell table:style-name="ce1" office:value-type="float" office:value="10.8183715343475" calcext:value-type="float">
            <text:p>10.8183715343475</text:p>
          </table:table-cell>
          <table:table-cell table:style-name="ce1" office:value-type="float" office:value="0.0782098770141602" calcext:value-type="float">
            <text:p>0.07820987701416</text:p>
          </table:table-cell>
          <table:table-cell table:style-name="ce1" office:value-type="float" office:value="0.00929427146911621" calcext:value-type="float">
            <text:p>0.009294271469116</text:p>
          </table:table-cell>
          <table:table-cell table:style-name="ce1" office:value-type="float" office:value="0.0205843448638916" calcext:value-type="float">
            <text:p>0.020584344863892</text:p>
          </table:table-cell>
          <table:table-cell table:style-name="ce1" office:value-type="float" office:value="11.0087423324585" calcext:value-type="float">
            <text:p>11.0087423324585</text:p>
          </table:table-cell>
          <table:table-cell table:style-name="ce1" office:value-type="float" office:value="0.190273284912109" calcext:value-type="float">
            <text:p>0.190273284912109</text:p>
          </table:table-cell>
          <table:table-cell table:style-name="ce1" office:value-type="float" office:value="0.0108935832977295" calcext:value-type="float">
            <text:p>0.01089358329773</text:p>
          </table:table-cell>
          <table:table-cell table:style-name="ce1" office:value-type="float" office:value="0.00772333145141602" calcext:value-type="float">
            <text:p>0.007723331451416</text:p>
          </table:table-cell>
          <table:table-cell table:style-name="ce1" office:value-type="float" office:value="10.9070639610291" calcext:value-type="float">
            <text:p>10.9070639610291</text:p>
          </table:table-cell>
          <table:table-cell table:style-name="ce1" office:value-type="float" office:value="0.015200138092041" calcext:value-type="float">
            <text:p>0.015200138092041</text:p>
          </table:table-cell>
          <table:table-cell table:style-name="ce1" office:value-type="float" office:value="0.0140435695648193" calcext:value-type="float">
            <text:p>0.014043569564819</text:p>
          </table:table-cell>
          <table:table-cell table:style-name="ce1" office:value-type="float" office:value="0.00746774673461914" calcext:value-type="float">
            <text:p>0.007467746734619</text:p>
          </table:table-cell>
          <table:table-cell table:style-name="ce1" office:value-type="float" office:value="10.7508714199066" calcext:value-type="float">
            <text:p>10.7508714199066</text:p>
          </table:table-cell>
          <table:table-cell table:style-name="ce1" office:value-type="float" office:value="0.325037717819214" calcext:value-type="float">
            <text:p>0.325037717819214</text:p>
          </table:table-cell>
          <table:table-cell table:style-name="ce1" office:value-type="float" office:value="0.00907182693481445" calcext:value-type="float">
            <text:p>0.009071826934814</text:p>
          </table:table-cell>
          <table:table-cell table:style-name="ce1" office:value-type="float" office:value="0.00888609886169434" calcext:value-type="float">
            <text:p>0.008886098861694</text:p>
          </table:table-cell>
          <table:table-cell table:style-name="ce1" office:value-type="float" office:value="10.5779047012329" calcext:value-type="float">
            <text:p>10.5779047012329</text:p>
          </table:table-cell>
          <table:table-cell table:style-name="ce1" office:value-type="float" office:value="32.7579464912415" calcext:value-type="float">
            <text:p>32.7579464912415</text:p>
          </table:table-cell>
          <table:table-cell table:style-name="ce1" office:value-type="float" office:value="0.164086103439331" calcext:value-type="float">
            <text:p>0.164086103439331</text:p>
          </table:table-cell>
          <table:table-cell table:style-name="ce1" office:value-type="float" office:value="0.00596499443054199" calcext:value-type="float">
            <text:p>0.005964994430542</text:p>
          </table:table-cell>
          <table:table-cell table:style-name="ce1" office:value-type="float" office:value="0.00766515731811523" calcext:value-type="float">
            <text:p>0.007665157318115</text:p>
          </table:table-cell>
          <table:table-cell table:style-name="ce1" office:value-type="float" office:value="10.9023857116699" calcext:value-type="float">
            <text:p>10.9023857116699</text:p>
          </table:table-cell>
          <table:table-cell table:style-name="ce1" office:value-type="float" office:value="0.0107576847076416" calcext:value-type="float">
            <text:p>0.010757684707642</text:p>
          </table:table-cell>
          <table:table-cell table:style-name="ce1" office:value-type="float" office:value="0.0123157501220703" calcext:value-type="float">
            <text:p>0.01231575012207</text:p>
          </table:table-cell>
          <table:table-cell table:style-name="ce1" office:value-type="float" office:value="0.0119442939758301" calcext:value-type="float">
            <text:p>0.01194429397583</text:p>
          </table:table-cell>
          <table:table-cell table:style-name="ce1" office:value-type="float" office:value="11.0904035568237" calcext:value-type="float">
            <text:p>11.0904035568237</text:p>
          </table:table-cell>
          <table:table-cell table:style-name="ce1" office:value-type="float" office:value="0.00938916206359863" calcext:value-type="float">
            <text:p>0.009389162063599</text:p>
          </table:table-cell>
          <table:table-cell table:style-name="ce1" office:value-type="float" office:value="0.00882244110107422" calcext:value-type="float">
            <text:p>0.008822441101074</text:p>
          </table:table-cell>
          <table:table-cell table:style-name="ce1" office:value-type="float" office:value="0.0103480815887451" calcext:value-type="float">
            <text:p>0.010348081588745</text:p>
          </table:table-cell>
          <table:table-cell table:style-name="ce1" office:value-type="float" office:value="10.8139667510986" calcext:value-type="float">
            <text:p>10.8139667510986</text:p>
          </table:table-cell>
          <table:table-cell table:style-name="ce1" office:value-type="float" office:value="0.00740718841552734" calcext:value-type="float">
            <text:p>0.007407188415527</text:p>
          </table:table-cell>
          <table:table-cell table:style-name="ce1" office:value-type="float" office:value="0.00900888442993164" calcext:value-type="float">
            <text:p>0.009008884429932</text:p>
          </table:table-cell>
          <table:table-cell table:style-name="ce1" office:value-type="float" office:value="0.0191545486450195" calcext:value-type="float">
            <text:p>0.01915454864502</text:p>
          </table:table-cell>
          <table:table-cell table:style-name="ce1" office:value-type="float" office:value="11.1680459976196" calcext:value-type="float">
            <text:p>11.1680459976196</text:p>
          </table:table-cell>
          <table:table-cell table:style-name="ce1" office:value-type="float" office:value="0.00944352149963379" calcext:value-type="float">
            <text:p>0.009443521499634</text:p>
          </table:table-cell>
          <table:table-cell table:style-name="ce1" office:value-type="float" office:value="0.0116643905639648" calcext:value-type="float">
            <text:p>0.011664390563965</text:p>
          </table:table-cell>
          <table:table-cell table:style-name="ce1" office:value-type="float" office:value="0.0187826156616211" calcext:value-type="float">
            <text:p>0.018782615661621</text:p>
          </table:table-cell>
          <table:table-cell table:style-name="ce1" office:value-type="float" office:value="10.951235294342" calcext:value-type="float">
            <text:p>10.951235294342</text:p>
          </table:table-cell>
          <table:table-cell table:style-name="ce1" office:value-type="float" office:value="34.7977752685547" calcext:value-type="float">
            <text:p>34.7977752685547</text:p>
          </table:table-cell>
          <table:table-cell table:style-name="ce1" office:value-type="float" office:value="0.00762939453125" calcext:value-type="float">
            <text:p>0.00762939453125</text:p>
          </table:table-cell>
          <table:table-cell table:style-name="ce1" office:value-type="float" office:value="0.00771379470825195" calcext:value-type="float">
            <text:p>0.007713794708252</text:p>
          </table:table-cell>
          <table:table-cell table:style-name="ce1" office:value-type="float" office:value="0.0112142562866211" calcext:value-type="float">
            <text:p>0.011214256286621</text:p>
          </table:table-cell>
          <table:table-cell table:style-name="ce1" office:value-type="float" office:value="10.7687911987305" calcext:value-type="float">
            <text:p>10.7687911987305</text:p>
          </table:table-cell>
          <table:table-cell table:style-name="ce1" office:value-type="float" office:value="0.0120422840118408" calcext:value-type="float">
            <text:p>0.012042284011841</text:p>
          </table:table-cell>
          <table:table-cell table:style-name="ce1" office:value-type="float" office:value="0.0133230686187744" calcext:value-type="float">
            <text:p>0.013323068618774</text:p>
          </table:table-cell>
          <table:table-cell table:style-name="ce1" office:value-type="float" office:value="0.00710129737854004" calcext:value-type="float">
            <text:p>0.00710129737854</text:p>
          </table:table-cell>
          <table:table-cell table:style-name="ce1" office:value-type="float" office:value="10.9729869365692" calcext:value-type="float">
            <text:p>10.9729869365692</text:p>
          </table:table-cell>
          <table:table-cell table:style-name="ce1" office:value-type="float" office:value="0.00652098655700684" calcext:value-type="float">
            <text:p>0.006520986557007</text:p>
          </table:table-cell>
          <table:table-cell table:style-name="ce1" office:value-type="float" office:value="0.0135006904602051" calcext:value-type="float">
            <text:p>0.013500690460205</text:p>
          </table:table-cell>
          <table:table-cell table:style-name="ce1" office:value-type="float" office:value="0.00968837738037109" calcext:value-type="float">
            <text:p>0.009688377380371</text:p>
          </table:table-cell>
          <table:table-cell table:style-name="ce1" office:value-type="float" office:value="10.7819283008575" calcext:value-type="float">
            <text:p>10.7819283008575</text:p>
          </table:table-cell>
          <table:table-cell table:style-name="ce1" office:value-type="float" office:value="0.00733494758605957" calcext:value-type="float">
            <text:p>0.00733494758606</text:p>
          </table:table-cell>
          <table:table-cell table:style-name="ce1" office:value-type="float" office:value="0.00919675827026367" calcext:value-type="float">
            <text:p>0.009196758270264</text:p>
          </table:table-cell>
          <table:table-cell table:style-name="ce1" office:value-type="float" office:value="0.00768685340881348" calcext:value-type="float">
            <text:p>0.007686853408813</text:p>
          </table:table-cell>
          <table:table-cell table:style-name="ce1" office:value-type="float" office:value="10.9563527107239" calcext:value-type="float">
            <text:p>10.9563527107239</text:p>
          </table:table-cell>
          <table:table-cell table:style-name="ce1" office:value-type="float" office:value="0.00882720947265625" calcext:value-type="float">
            <text:p>0.008827209472656</text:p>
          </table:table-cell>
          <table:table-cell table:style-name="ce1" office:value-type="float" office:value="0.0129821300506592" calcext:value-type="float">
            <text:p>0.012982130050659</text:p>
          </table:table-cell>
          <table:table-cell table:style-name="ce1" office:value-type="float" office:value="0.00651931762695313" calcext:value-type="float">
            <text:p>0.006519317626953</text:p>
          </table:table-cell>
          <table:table-cell table:style-name="ce1" office:value-type="float" office:value="10.9608521461487" calcext:value-type="float">
            <text:p>10.9608521461487</text:p>
          </table:table-cell>
          <table:table-cell table:style-name="ce1" office:value-type="float" office:value="3.96061533231002" calcext:value-type="float">
            <text:p>3.96061533231002</text:p>
          </table:table-cell>
          <table:table-cell table:style-name="ce1" office:value-type="float" office:value="0.00590205192565918" calcext:value-type="float">
            <text:p>0.005902051925659</text:p>
          </table:table-cell>
          <table:table-cell table:style-name="ce1" office:value-type="float" office:value="34.7977752685547" calcext:value-type="float">
            <text:p>34.7977752685547</text:p>
          </table:table-cell>
          <table:table-cell table:style-name="ce1" office:value-type="float" office:value="411.903994560242" calcext:value-type="float">
            <text:p>411.903994560242</text:p>
          </table:table-cell>
          <table:table-cell table:formula="of:=[.DF8]" office:value-type="float" office:value="411.903994560242" calcext:value-type="float">
            <text:p>411.903994560242</text:p>
          </table:table-cell>
        </table:table-row>
        <table:table-row table:style-name="ro1">
          <table:table-cell table:style-name="ce1" office:value-type="string" calcext:value-type="string">
            <text:p>num_workers = 5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969064235687256" calcext:value-type="float">
            <text:p>0.096906423568726</text:p>
          </table:table-cell>
          <table:table-cell table:style-name="ce1" office:value-type="float" office:value="0.0077507495880127" calcext:value-type="float">
            <text:p>0.007750749588013</text:p>
          </table:table-cell>
          <table:table-cell table:style-name="ce1" office:value-type="float" office:value="0.0214643478393555" calcext:value-type="float">
            <text:p>0.021464347839356</text:p>
          </table:table-cell>
          <table:table-cell table:style-name="ce1" office:value-type="float" office:value="0.00735998153686523" calcext:value-type="float">
            <text:p>0.007359981536865</text:p>
          </table:table-cell>
          <table:table-cell table:style-name="ce1" office:value-type="float" office:value="11.7083787918091" calcext:value-type="float">
            <text:p>11.7083787918091</text:p>
          </table:table-cell>
          <table:table-cell table:style-name="ce1" office:value-type="float" office:value="0.134968280792236" calcext:value-type="float">
            <text:p>0.134968280792236</text:p>
          </table:table-cell>
          <table:table-cell table:style-name="ce1" office:value-type="float" office:value="0.00822997093200684" calcext:value-type="float">
            <text:p>0.008229970932007</text:p>
          </table:table-cell>
          <table:table-cell table:style-name="ce1" office:value-type="float" office:value="0.00626826286315918" calcext:value-type="float">
            <text:p>0.006268262863159</text:p>
          </table:table-cell>
          <table:table-cell table:style-name="ce1" office:value-type="float" office:value="0.0168929100036621" calcext:value-type="float">
            <text:p>0.016892910003662</text:p>
          </table:table-cell>
          <table:table-cell table:style-name="ce1" office:value-type="float" office:value="11.8649656772614" calcext:value-type="float">
            <text:p>11.8649656772614</text:p>
          </table:table-cell>
          <table:table-cell table:style-name="ce1" office:value-type="float" office:value="0.0114645957946777" calcext:value-type="float">
            <text:p>0.011464595794678</text:p>
          </table:table-cell>
          <table:table-cell table:style-name="ce1" office:value-type="float" office:value="0.00752902030944824" calcext:value-type="float">
            <text:p>0.007529020309448</text:p>
          </table:table-cell>
          <table:table-cell table:style-name="ce1" office:value-type="float" office:value="0.0266404151916504" calcext:value-type="float">
            <text:p>0.02664041519165</text:p>
          </table:table-cell>
          <table:table-cell table:style-name="ce1" office:value-type="float" office:value="0.00928282737731934" calcext:value-type="float">
            <text:p>0.009282827377319</text:p>
          </table:table-cell>
          <table:table-cell table:style-name="ce1" office:value-type="float" office:value="12.0441904067993" calcext:value-type="float">
            <text:p>12.0441904067993</text:p>
          </table:table-cell>
          <table:table-cell table:style-name="ce1" office:value-type="float" office:value="0.02020263671875" calcext:value-type="float">
            <text:p>0.02020263671875</text:p>
          </table:table-cell>
          <table:table-cell table:style-name="ce1" office:value-type="float" office:value="0.00816726684570313" calcext:value-type="float">
            <text:p>0.008167266845703</text:p>
          </table:table-cell>
          <table:table-cell table:style-name="ce1" office:value-type="float" office:value="0.00783061981201172" calcext:value-type="float">
            <text:p>0.007830619812012</text:p>
          </table:table-cell>
          <table:table-cell table:style-name="ce1" office:value-type="float" office:value="0.00710129737854004" calcext:value-type="float">
            <text:p>0.00710129737854</text:p>
          </table:table-cell>
          <table:table-cell table:style-name="ce1" office:value-type="float" office:value="11.8519694805145" calcext:value-type="float">
            <text:p>11.8519694805145</text:p>
          </table:table-cell>
          <table:table-cell table:style-name="ce1" office:value-type="float" office:value="36.9460196495056" calcext:value-type="float">
            <text:p>36.9460196495056</text:p>
          </table:table-cell>
          <table:table-cell table:style-name="ce1" office:value-type="float" office:value="0.00568985939025879" calcext:value-type="float">
            <text:p>0.005689859390259</text:p>
          </table:table-cell>
          <table:table-cell table:style-name="ce1" office:value-type="float" office:value="0.0244076251983643" calcext:value-type="float">
            <text:p>0.024407625198364</text:p>
          </table:table-cell>
          <table:table-cell table:style-name="ce1" office:value-type="float" office:value="0.0260009765625" calcext:value-type="float">
            <text:p>0.0260009765625</text:p>
          </table:table-cell>
          <table:table-cell table:style-name="ce1" office:value-type="float" office:value="0.00886845588684082" calcext:value-type="float">
            <text:p>0.008868455886841</text:p>
          </table:table-cell>
          <table:table-cell table:style-name="ce1" office:value-type="float" office:value="11.5676598548889" calcext:value-type="float">
            <text:p>11.5676598548889</text:p>
          </table:table-cell>
          <table:table-cell table:style-name="ce1" office:value-type="float" office:value="0.0106673240661621" calcext:value-type="float">
            <text:p>0.010667324066162</text:p>
          </table:table-cell>
          <table:table-cell table:style-name="ce1" office:value-type="float" office:value="0.222626686096191" calcext:value-type="float">
            <text:p>0.222626686096191</text:p>
          </table:table-cell>
          <table:table-cell table:style-name="ce1" office:value-type="float" office:value="0.00600171089172363" calcext:value-type="float">
            <text:p>0.006001710891724</text:p>
          </table:table-cell>
          <table:table-cell table:style-name="ce1" office:value-type="float" office:value="0.00682878494262695" calcext:value-type="float">
            <text:p>0.006828784942627</text:p>
          </table:table-cell>
          <table:table-cell table:style-name="ce1" office:value-type="float" office:value="11.4448947906494" calcext:value-type="float">
            <text:p>11.4448947906494</text:p>
          </table:table-cell>
          <table:table-cell table:style-name="ce1" office:value-type="float" office:value="0.0208959579467773" calcext:value-type="float">
            <text:p>0.020895957946777</text:p>
          </table:table-cell>
          <table:table-cell table:style-name="ce1" office:value-type="float" office:value="0.398286581039429" calcext:value-type="float">
            <text:p>0.398286581039429</text:p>
          </table:table-cell>
          <table:table-cell table:style-name="ce1" office:value-type="float" office:value="0.0113344192504883" calcext:value-type="float">
            <text:p>0.011334419250488</text:p>
          </table:table-cell>
          <table:table-cell table:style-name="ce1" office:value-type="float" office:value="0.0081326961517334" calcext:value-type="float">
            <text:p>0.008132696151733</text:p>
          </table:table-cell>
          <table:table-cell table:style-name="ce1" office:value-type="float" office:value="11.1241779327393" calcext:value-type="float">
            <text:p>11.1241779327393</text:p>
          </table:table-cell>
          <table:table-cell table:style-name="ce1" office:value-type="float" office:value="0.361014604568481" calcext:value-type="float">
            <text:p>0.361014604568481</text:p>
          </table:table-cell>
          <table:table-cell table:style-name="ce1" office:value-type="float" office:value="0.527873516082764" calcext:value-type="float">
            <text:p>0.527873516082764</text:p>
          </table:table-cell>
          <table:table-cell table:style-name="ce1" office:value-type="float" office:value="0.00773215293884277" calcext:value-type="float">
            <text:p>0.007732152938843</text:p>
          </table:table-cell>
          <table:table-cell table:style-name="ce1" office:value-type="float" office:value="0.00883245468139648" calcext:value-type="float">
            <text:p>0.008832454681396</text:p>
          </table:table-cell>
          <table:table-cell table:style-name="ce1" office:value-type="float" office:value="11.3786029815674" calcext:value-type="float">
            <text:p>11.3786029815674</text:p>
          </table:table-cell>
          <table:table-cell table:style-name="ce1" office:value-type="float" office:value="34.098513841629" calcext:value-type="float">
            <text:p>34.098513841629</text:p>
          </table:table-cell>
          <table:table-cell table:style-name="ce1" office:value-type="float" office:value="0.0071864128112793" calcext:value-type="float">
            <text:p>0.007186412811279</text:p>
          </table:table-cell>
          <table:table-cell table:style-name="ce1" office:value-type="float" office:value="0.0426371097564697" calcext:value-type="float">
            <text:p>0.04263710975647</text:p>
          </table:table-cell>
          <table:table-cell table:style-name="ce1" office:value-type="float" office:value="0.0247535705566406" calcext:value-type="float">
            <text:p>0.024753570556641</text:p>
          </table:table-cell>
          <table:table-cell table:style-name="ce1" office:value-type="float" office:value="0.014700174331665" calcext:value-type="float">
            <text:p>0.014700174331665</text:p>
          </table:table-cell>
          <table:table-cell table:style-name="ce1" office:value-type="float" office:value="11.8638262748718" calcext:value-type="float">
            <text:p>11.8638262748718</text:p>
          </table:table-cell>
          <table:table-cell table:style-name="ce1" office:value-type="float" office:value="0.0108470916748047" calcext:value-type="float">
            <text:p>0.010847091674805</text:p>
          </table:table-cell>
          <table:table-cell table:style-name="ce1" office:value-type="float" office:value="0.0131161212921143" calcext:value-type="float">
            <text:p>0.013116121292114</text:p>
          </table:table-cell>
          <table:table-cell table:style-name="ce1" office:value-type="float" office:value="0.0330753326416016" calcext:value-type="float">
            <text:p>0.033075332641602</text:p>
          </table:table-cell>
          <table:table-cell table:style-name="ce1" office:value-type="float" office:value="0.0101213455200195" calcext:value-type="float">
            <text:p>0.01012134552002</text:p>
          </table:table-cell>
          <table:table-cell table:style-name="ce1" office:value-type="float" office:value="12.1560904979706" calcext:value-type="float">
            <text:p>12.1560904979706</text:p>
          </table:table-cell>
          <table:table-cell table:style-name="ce1" office:value-type="float" office:value="0.0112359523773193" calcext:value-type="float">
            <text:p>0.011235952377319</text:p>
          </table:table-cell>
          <table:table-cell table:style-name="ce1" office:value-type="float" office:value="0.193709135055542" calcext:value-type="float">
            <text:p>0.193709135055542</text:p>
          </table:table-cell>
          <table:table-cell table:style-name="ce1" office:value-type="float" office:value="0.00732946395874023" calcext:value-type="float">
            <text:p>0.00732946395874</text:p>
          </table:table-cell>
          <table:table-cell table:style-name="ce1" office:value-type="float" office:value="0.01845383644104" calcext:value-type="float">
            <text:p>0.01845383644104</text:p>
          </table:table-cell>
          <table:table-cell table:style-name="ce1" office:value-type="float" office:value="11.8027083873749" calcext:value-type="float">
            <text:p>11.8027083873749</text:p>
          </table:table-cell>
          <table:table-cell table:style-name="ce1" office:value-type="float" office:value="0.0672750473022461" calcext:value-type="float">
            <text:p>0.067275047302246</text:p>
          </table:table-cell>
          <table:table-cell table:style-name="ce1" office:value-type="float" office:value="0.00667238235473633" calcext:value-type="float">
            <text:p>0.006672382354736</text:p>
          </table:table-cell>
          <table:table-cell table:style-name="ce1" office:value-type="float" office:value="0.00969719886779785" calcext:value-type="float">
            <text:p>0.009697198867798</text:p>
          </table:table-cell>
          <table:table-cell table:style-name="ce1" office:value-type="float" office:value="0.0125210285186768" calcext:value-type="float">
            <text:p>0.012521028518677</text:p>
          </table:table-cell>
          <table:table-cell table:style-name="ce1" office:value-type="float" office:value="12.0376932621002" calcext:value-type="float">
            <text:p>12.0376932621002</text:p>
          </table:table-cell>
          <table:table-cell table:style-name="ce1" office:value-type="float" office:value="36.8234884738922" calcext:value-type="float">
            <text:p>36.8234884738922</text:p>
          </table:table-cell>
          <table:table-cell table:style-name="ce1" office:value-type="float" office:value="0.18387508392334" calcext:value-type="float">
            <text:p>0.18387508392334</text:p>
          </table:table-cell>
          <table:table-cell table:style-name="ce1" office:value-type="float" office:value="0.0229182243347168" calcext:value-type="float">
            <text:p>0.022918224334717</text:p>
          </table:table-cell>
          <table:table-cell table:style-name="ce1" office:value-type="float" office:value="0.00884771347045898" calcext:value-type="float">
            <text:p>0.008847713470459</text:p>
          </table:table-cell>
          <table:table-cell table:style-name="ce1" office:value-type="float" office:value="0.00781726837158203" calcext:value-type="float">
            <text:p>0.007817268371582</text:p>
          </table:table-cell>
          <table:table-cell table:style-name="ce1" office:value-type="float" office:value="11.4927880764008" calcext:value-type="float">
            <text:p>11.4927880764008</text:p>
          </table:table-cell>
          <table:table-cell table:style-name="ce1" office:value-type="float" office:value="0.434246778488159" calcext:value-type="float">
            <text:p>0.434246778488159</text:p>
          </table:table-cell>
          <table:table-cell table:style-name="ce1" office:value-type="float" office:value="0.00688719749450684" calcext:value-type="float">
            <text:p>0.006887197494507</text:p>
          </table:table-cell>
          <table:table-cell table:style-name="ce1" office:value-type="float" office:value="0.00892043113708496" calcext:value-type="float">
            <text:p>0.008920431137085</text:p>
          </table:table-cell>
          <table:table-cell table:style-name="ce1" office:value-type="float" office:value="0.0153892040252686" calcext:value-type="float">
            <text:p>0.015389204025269</text:p>
          </table:table-cell>
          <table:table-cell table:style-name="ce1" office:value-type="float" office:value="11.901771068573" calcext:value-type="float">
            <text:p>11.901771068573</text:p>
          </table:table-cell>
          <table:table-cell table:style-name="ce1" office:value-type="float" office:value="0.166381120681763" calcext:value-type="float">
            <text:p>0.166381120681763</text:p>
          </table:table-cell>
          <table:table-cell table:style-name="ce1" office:value-type="float" office:value="0.0196678638458252" calcext:value-type="float">
            <text:p>0.019667863845825</text:p>
          </table:table-cell>
          <table:table-cell table:style-name="ce1" office:value-type="float" office:value="0.00896883010864258" calcext:value-type="float">
            <text:p>0.008968830108643</text:p>
          </table:table-cell>
          <table:table-cell table:style-name="ce1" office:value-type="float" office:value="0.00754809379577637" calcext:value-type="float">
            <text:p>0.007548093795776</text:p>
          </table:table-cell>
          <table:table-cell table:style-name="ce1" office:value-type="float" office:value="11.683709859848" calcext:value-type="float">
            <text:p>11.683709859848</text:p>
          </table:table-cell>
          <table:table-cell table:style-name="ce1" office:value-type="float" office:value="0.0196247100830078" calcext:value-type="float">
            <text:p>0.019624710083008</text:p>
          </table:table-cell>
          <table:table-cell table:style-name="ce1" office:value-type="float" office:value="0.105997562408447" calcext:value-type="float">
            <text:p>0.105997562408447</text:p>
          </table:table-cell>
          <table:table-cell table:style-name="ce1" office:value-type="float" office:value="0.00852584838867188" calcext:value-type="float">
            <text:p>0.008525848388672</text:p>
          </table:table-cell>
          <table:table-cell table:style-name="ce1" office:value-type="float" office:value="0.00838422775268555" calcext:value-type="float">
            <text:p>0.008384227752686</text:p>
          </table:table-cell>
          <table:table-cell table:style-name="ce1" office:value-type="float" office:value="11.764098405838" calcext:value-type="float">
            <text:p>11.764098405838</text:p>
          </table:table-cell>
          <table:table-cell table:style-name="ce1" office:value-type="float" office:value="35.9207737445831" calcext:value-type="float">
            <text:p>35.9207737445831</text:p>
          </table:table-cell>
          <table:table-cell table:style-name="ce1" office:value-type="float" office:value="0.0150258541107178" calcext:value-type="float">
            <text:p>0.015025854110718</text:p>
          </table:table-cell>
          <table:table-cell table:style-name="ce1" office:value-type="float" office:value="0.0323100090026855" calcext:value-type="float">
            <text:p>0.032310009002686</text:p>
          </table:table-cell>
          <table:table-cell table:style-name="ce1" office:value-type="float" office:value="0.0150790214538574" calcext:value-type="float">
            <text:p>0.015079021453857</text:p>
          </table:table-cell>
          <table:table-cell table:style-name="ce1" office:value-type="float" office:value="0.0180480480194092" calcext:value-type="float">
            <text:p>0.018048048019409</text:p>
          </table:table-cell>
          <table:table-cell table:style-name="ce1" office:value-type="float" office:value="11.822598695755" calcext:value-type="float">
            <text:p>11.822598695755</text:p>
          </table:table-cell>
          <table:table-cell table:style-name="ce1" office:value-type="float" office:value="0.0063774585723877" calcext:value-type="float">
            <text:p>0.006377458572388</text:p>
          </table:table-cell>
          <table:table-cell table:style-name="ce1" office:value-type="float" office:value="0.0101509094238281" calcext:value-type="float">
            <text:p>0.010150909423828</text:p>
          </table:table-cell>
          <table:table-cell table:style-name="ce1" office:value-type="float" office:value="0.00706100463867188" calcext:value-type="float">
            <text:p>0.007061004638672</text:p>
          </table:table-cell>
          <table:table-cell table:style-name="ce1" office:value-type="float" office:value="0.0160758495330811" calcext:value-type="float">
            <text:p>0.016075849533081</text:p>
          </table:table-cell>
          <table:table-cell table:style-name="ce1" office:value-type="float" office:value="12.0239293575287" calcext:value-type="float">
            <text:p>12.0239293575287</text:p>
          </table:table-cell>
          <table:table-cell table:style-name="ce1" office:value-type="float" office:value="0.00808000564575195" calcext:value-type="float">
            <text:p>0.008080005645752</text:p>
          </table:table-cell>
          <table:table-cell table:style-name="ce1" office:value-type="float" office:value="0.00916624069213867" calcext:value-type="float">
            <text:p>0.009166240692139</text:p>
          </table:table-cell>
          <table:table-cell table:style-name="ce1" office:value-type="float" office:value="0.00755977630615234" calcext:value-type="float">
            <text:p>0.007559776306152</text:p>
          </table:table-cell>
          <table:table-cell table:style-name="ce1" office:value-type="float" office:value="0.00657320022583008" calcext:value-type="float">
            <text:p>0.00657320022583</text:p>
          </table:table-cell>
          <table:table-cell table:style-name="ce1" office:value-type="float" office:value="11.5587649345398" calcext:value-type="float">
            <text:p>11.5587649345398</text:p>
          </table:table-cell>
          <table:table-cell table:style-name="ce1" office:value-type="float" office:value="0.00723624229431152" calcext:value-type="float">
            <text:p>0.007236242294312</text:p>
          </table:table-cell>
          <table:table-cell table:style-name="ce1" office:value-type="float" office:value="0.00630021095275879" calcext:value-type="float">
            <text:p>0.006300210952759</text:p>
          </table:table-cell>
          <table:table-cell table:style-name="ce1" office:value-type="float" office:value="0.0154111385345459" calcext:value-type="float">
            <text:p>0.015411138534546</text:p>
          </table:table-cell>
          <table:table-cell table:style-name="ce1" office:value-type="float" office:value="0.00838327407836914" calcext:value-type="float">
            <text:p>0.008383274078369</text:p>
          </table:table-cell>
          <table:table-cell table:style-name="ce1" office:value-type="float" office:value="11.7546451091766" calcext:value-type="float">
            <text:p>11.7546451091766</text:p>
          </table:table-cell>
          <table:table-cell table:style-name="ce1" office:value-type="float" office:value="3.67688156320499" calcext:value-type="float">
            <text:p>3.67688156320499</text:p>
          </table:table-cell>
          <table:table-cell table:style-name="ce1" office:value-type="float" office:value="0.00568985939025879" calcext:value-type="float">
            <text:p>0.005689859390259</text:p>
          </table:table-cell>
          <table:table-cell table:style-name="ce1" office:value-type="float" office:value="36.9460196495056" calcext:value-type="float">
            <text:p>36.9460196495056</text:p>
          </table:table-cell>
          <table:table-cell table:style-name="ce1" office:value-type="float" office:value="382.395682573318" calcext:value-type="float">
            <text:p>382.395682573318</text:p>
          </table:table-cell>
          <table:table-cell table:formula="of:=[.DF9]" office:value-type="float" office:value="382.395682573318" calcext:value-type="float">
            <text:p>382.395682573318</text:p>
          </table:table-cell>
        </table:table-row>
        <table:table-row table:style-name="ro1">
          <table:table-cell table:style-name="ce1" office:value-type="string" calcext:value-type="string">
            <text:p>num_workers = 6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208094120025635" calcext:value-type="float">
            <text:p>0.020809412002564</text:p>
          </table:table-cell>
          <table:table-cell table:style-name="ce1" office:value-type="float" office:value="0.0266244411468506" calcext:value-type="float">
            <text:p>0.026624441146851</text:p>
          </table:table-cell>
          <table:table-cell table:style-name="ce1" office:value-type="float" office:value="0.0166804790496826" calcext:value-type="float">
            <text:p>0.016680479049683</text:p>
          </table:table-cell>
          <table:table-cell table:style-name="ce1" office:value-type="float" office:value="0.00605607032775879" calcext:value-type="float">
            <text:p>0.006056070327759</text:p>
          </table:table-cell>
          <table:table-cell table:style-name="ce1" office:value-type="float" office:value="0.00846076011657715" calcext:value-type="float">
            <text:p>0.008460760116577</text:p>
          </table:table-cell>
          <table:table-cell table:style-name="ce1" office:value-type="float" office:value="14.2457227706909" calcext:value-type="float">
            <text:p>14.2457227706909</text:p>
          </table:table-cell>
          <table:table-cell table:style-name="ce1" office:value-type="float" office:value="0.00888705253601074" calcext:value-type="float">
            <text:p>0.008887052536011</text:p>
          </table:table-cell>
          <table:table-cell table:style-name="ce1" office:value-type="float" office:value="0.0242488384246826" calcext:value-type="float">
            <text:p>0.024248838424683</text:p>
          </table:table-cell>
          <table:table-cell table:style-name="ce1" office:value-type="float" office:value="0.0110616683959961" calcext:value-type="float">
            <text:p>0.011061668395996</text:p>
          </table:table-cell>
          <table:table-cell table:style-name="ce1" office:value-type="float" office:value="0.0108842849731445" calcext:value-type="float">
            <text:p>0.010884284973145</text:p>
          </table:table-cell>
          <table:table-cell table:style-name="ce1" office:value-type="float" office:value="0.00652670860290527" calcext:value-type="float">
            <text:p>0.006526708602905</text:p>
          </table:table-cell>
          <table:table-cell table:style-name="ce1" office:value-type="float" office:value="13.476420879364" calcext:value-type="float">
            <text:p>13.476420879364</text:p>
          </table:table-cell>
          <table:table-cell table:style-name="ce1" office:value-type="float" office:value="0.915382385253906" calcext:value-type="float">
            <text:p>0.915382385253906</text:p>
          </table:table-cell>
          <table:table-cell table:style-name="ce1" office:value-type="float" office:value="0.0083165168762207" calcext:value-type="float">
            <text:p>0.008316516876221</text:p>
          </table:table-cell>
          <table:table-cell table:style-name="ce1" office:value-type="float" office:value="0.0240530967712402" calcext:value-type="float">
            <text:p>0.02405309677124</text:p>
          </table:table-cell>
          <table:table-cell table:style-name="ce1" office:value-type="float" office:value="0.0111570358276367" calcext:value-type="float">
            <text:p>0.011157035827637</text:p>
          </table:table-cell>
          <table:table-cell table:style-name="ce1" office:value-type="float" office:value="0.0114181041717529" calcext:value-type="float">
            <text:p>0.011418104171753</text:p>
          </table:table-cell>
          <table:table-cell table:style-name="ce1" office:value-type="float" office:value="13.8511633872986" calcext:value-type="float">
            <text:p>13.8511633872986</text:p>
          </table:table-cell>
          <table:table-cell table:style-name="ce1" office:value-type="float" office:value="0.316336154937744" calcext:value-type="float">
            <text:p>0.316336154937744</text:p>
          </table:table-cell>
          <table:table-cell table:style-name="ce1" office:value-type="float" office:value="0.01808762550354" calcext:value-type="float">
            <text:p>0.01808762550354</text:p>
          </table:table-cell>
          <table:table-cell table:style-name="ce1" office:value-type="float" office:value="30.1816821098328" calcext:value-type="float">
            <text:p>30.1816821098328</text:p>
          </table:table-cell>
          <table:table-cell table:style-name="ce1" office:value-type="float" office:value="0.618024349212647" calcext:value-type="float">
            <text:p>0.618024349212647</text:p>
          </table:table-cell>
          <table:table-cell table:style-name="ce1" office:value-type="float" office:value="0.321238279342651" calcext:value-type="float">
            <text:p>0.321238279342651</text:p>
          </table:table-cell>
          <table:table-cell table:style-name="ce1" office:value-type="float" office:value="0.0163304805755615" calcext:value-type="float">
            <text:p>0.016330480575562</text:p>
          </table:table-cell>
          <table:table-cell table:style-name="ce1" office:value-type="float" office:value="0.00947070121765137" calcext:value-type="float">
            <text:p>0.009470701217651</text:p>
          </table:table-cell>
          <table:table-cell table:style-name="ce1" office:value-type="float" office:value="0.34333610534668" calcext:value-type="float">
            <text:p>0.34333610534668</text:p>
          </table:table-cell>
          <table:table-cell table:style-name="ce1" office:value-type="float" office:value="13.0848996639252" calcext:value-type="float">
            <text:p>13.0848996639252</text:p>
          </table:table-cell>
          <table:table-cell table:style-name="ce1" office:value-type="float" office:value="0.78225040435791" calcext:value-type="float">
            <text:p>0.78225040435791</text:p>
          </table:table-cell>
          <table:table-cell table:style-name="ce1" office:value-type="float" office:value="0.0128967761993408" calcext:value-type="float">
            <text:p>0.012896776199341</text:p>
          </table:table-cell>
          <table:table-cell table:style-name="ce1" office:value-type="float" office:value="0.0220727920532227" calcext:value-type="float">
            <text:p>0.022072792053223</text:p>
          </table:table-cell>
          <table:table-cell table:style-name="ce1" office:value-type="float" office:value="0.011716365814209" calcext:value-type="float">
            <text:p>0.011716365814209</text:p>
          </table:table-cell>
          <table:table-cell table:style-name="ce1" office:value-type="float" office:value="0.0132293701171875" calcext:value-type="float">
            <text:p>0.013229370117188</text:p>
          </table:table-cell>
          <table:table-cell table:style-name="ce1" office:value-type="float" office:value="12.9159071445465" calcext:value-type="float">
            <text:p>12.9159071445465</text:p>
          </table:table-cell>
          <table:table-cell table:style-name="ce1" office:value-type="float" office:value="2.02385568618774" calcext:value-type="float">
            <text:p>2.02385568618774</text:p>
          </table:table-cell>
          <table:table-cell table:style-name="ce1" office:value-type="float" office:value="0.0225942134857178" calcext:value-type="float">
            <text:p>0.022594213485718</text:p>
          </table:table-cell>
          <table:table-cell table:style-name="ce1" office:value-type="float" office:value="0.0253562927246094" calcext:value-type="float">
            <text:p>0.025356292724609</text:p>
          </table:table-cell>
          <table:table-cell table:style-name="ce1" office:value-type="float" office:value="0.0172955989837646" calcext:value-type="float">
            <text:p>0.017295598983765</text:p>
          </table:table-cell>
          <table:table-cell table:style-name="ce1" office:value-type="float" office:value="0.018643856048584" calcext:value-type="float">
            <text:p>0.018643856048584</text:p>
          </table:table-cell>
          <table:table-cell table:style-name="ce1" office:value-type="float" office:value="11.9081740379334" calcext:value-type="float">
            <text:p>11.9081740379334</text:p>
          </table:table-cell>
          <table:table-cell table:style-name="ce1" office:value-type="float" office:value="1.67451691627502" calcext:value-type="float">
            <text:p>1.67451691627502</text:p>
          </table:table-cell>
          <table:table-cell table:style-name="ce1" office:value-type="float" office:value="0.0207126140594482" calcext:value-type="float">
            <text:p>0.020712614059448</text:p>
          </table:table-cell>
          <table:table-cell table:style-name="ce1" office:value-type="float" office:value="28.3797545433044" calcext:value-type="float">
            <text:p>28.3797545433044</text:p>
          </table:table-cell>
          <table:table-cell table:style-name="ce1" office:value-type="float" office:value="0.010474681854248" calcext:value-type="float">
            <text:p>0.010474681854248</text:p>
          </table:table-cell>
          <table:table-cell table:style-name="ce1" office:value-type="float" office:value="0.0129899978637695" calcext:value-type="float">
            <text:p>0.01298999786377</text:p>
          </table:table-cell>
          <table:table-cell table:style-name="ce1" office:value-type="float" office:value="0.0216155052185059" calcext:value-type="float">
            <text:p>0.021615505218506</text:p>
          </table:table-cell>
          <table:table-cell table:style-name="ce1" office:value-type="float" office:value="0.0326688289642334" calcext:value-type="float">
            <text:p>0.032668828964233</text:p>
          </table:table-cell>
          <table:table-cell table:style-name="ce1" office:value-type="float" office:value="0.0217154026031494" calcext:value-type="float">
            <text:p>0.021715402603149</text:p>
          </table:table-cell>
          <table:table-cell table:style-name="ce1" office:value-type="float" office:value="12.8981351852417" calcext:value-type="float">
            <text:p>12.8981351852417</text:p>
          </table:table-cell>
          <table:table-cell table:style-name="ce1" office:value-type="float" office:value="1.38904619216919" calcext:value-type="float">
            <text:p>1.38904619216919</text:p>
          </table:table-cell>
          <table:table-cell table:style-name="ce1" office:value-type="float" office:value="0.0220377445220947" calcext:value-type="float">
            <text:p>0.022037744522095</text:p>
          </table:table-cell>
          <table:table-cell table:style-name="ce1" office:value-type="float" office:value="0.0183093547821045" calcext:value-type="float">
            <text:p>0.018309354782105</text:p>
          </table:table-cell>
          <table:table-cell table:style-name="ce1" office:value-type="float" office:value="0.0230464935302734" calcext:value-type="float">
            <text:p>0.023046493530273</text:p>
          </table:table-cell>
          <table:table-cell table:style-name="ce1" office:value-type="float" office:value="0.0185749530792236" calcext:value-type="float">
            <text:p>0.018574953079224</text:p>
          </table:table-cell>
          <table:table-cell table:style-name="ce1" office:value-type="float" office:value="13.2803089618683" calcext:value-type="float">
            <text:p>13.2803089618683</text:p>
          </table:table-cell>
          <table:table-cell table:style-name="ce1" office:value-type="float" office:value="1.07592010498047" calcext:value-type="float">
            <text:p>1.07592010498047</text:p>
          </table:table-cell>
          <table:table-cell table:style-name="ce1" office:value-type="float" office:value="0.0194625854492188" calcext:value-type="float">
            <text:p>0.019462585449219</text:p>
          </table:table-cell>
          <table:table-cell table:style-name="ce1" office:value-type="float" office:value="0.0226879119873047" calcext:value-type="float">
            <text:p>0.022687911987305</text:p>
          </table:table-cell>
          <table:table-cell table:style-name="ce1" office:value-type="float" office:value="0.0205461978912354" calcext:value-type="float">
            <text:p>0.020546197891235</text:p>
          </table:table-cell>
          <table:table-cell table:style-name="ce1" office:value-type="float" office:value="0.00670075416564941" calcext:value-type="float">
            <text:p>0.006700754165649</text:p>
          </table:table-cell>
          <table:table-cell table:style-name="ce1" office:value-type="float" office:value="13.9617643356323" calcext:value-type="float">
            <text:p>13.9617643356323</text:p>
          </table:table-cell>
          <table:table-cell table:style-name="ce1" office:value-type="float" office:value="0.772952318191528" calcext:value-type="float">
            <text:p>0.772952318191528</text:p>
          </table:table-cell>
          <table:table-cell table:style-name="ce1" office:value-type="float" office:value="0.0268030166625977" calcext:value-type="float">
            <text:p>0.026803016662598</text:p>
          </table:table-cell>
          <table:table-cell table:style-name="ce1" office:value-type="float" office:value="30.222706079483" calcext:value-type="float">
            <text:p>30.222706079483</text:p>
          </table:table-cell>
          <table:table-cell table:style-name="ce1" office:value-type="float" office:value="0.0187335014343262" calcext:value-type="float">
            <text:p>0.018733501434326</text:p>
          </table:table-cell>
          <table:table-cell table:style-name="ce1" office:value-type="float" office:value="0.0173721313476563" calcext:value-type="float">
            <text:p>0.017372131347656</text:p>
          </table:table-cell>
          <table:table-cell table:style-name="ce1" office:value-type="float" office:value="0.611007928848267" calcext:value-type="float">
            <text:p>0.611007928848267</text:p>
          </table:table-cell>
          <table:table-cell table:style-name="ce1" office:value-type="float" office:value="0.0121543407440186" calcext:value-type="float">
            <text:p>0.012154340744019</text:p>
          </table:table-cell>
          <table:table-cell table:style-name="ce1" office:value-type="float" office:value="0.0148158073425293" calcext:value-type="float">
            <text:p>0.014815807342529</text:p>
          </table:table-cell>
          <table:table-cell table:style-name="ce1" office:value-type="float" office:value="13.5990338325501" calcext:value-type="float">
            <text:p>13.5990338325501</text:p>
          </table:table-cell>
          <table:table-cell table:style-name="ce1" office:value-type="float" office:value="1.08370280265808" calcext:value-type="float">
            <text:p>1.08370280265808</text:p>
          </table:table-cell>
          <table:table-cell table:style-name="ce1" office:value-type="float" office:value="0.0126626491546631" calcext:value-type="float">
            <text:p>0.012662649154663</text:p>
          </table:table-cell>
          <table:table-cell table:style-name="ce1" office:value-type="float" office:value="0.00722813606262207" calcext:value-type="float">
            <text:p>0.007228136062622</text:p>
          </table:table-cell>
          <table:table-cell table:style-name="ce1" office:value-type="float" office:value="0.01033616065979" calcext:value-type="float">
            <text:p>0.01033616065979</text:p>
          </table:table-cell>
          <table:table-cell table:style-name="ce1" office:value-type="float" office:value="0.0252816677093506" calcext:value-type="float">
            <text:p>0.025281667709351</text:p>
          </table:table-cell>
          <table:table-cell table:style-name="ce1" office:value-type="float" office:value="13.6369571685791" calcext:value-type="float">
            <text:p>13.6369571685791</text:p>
          </table:table-cell>
          <table:table-cell table:style-name="ce1" office:value-type="float" office:value="0.0219769477844238" calcext:value-type="float">
            <text:p>0.021976947784424</text:p>
          </table:table-cell>
          <table:table-cell table:style-name="ce1" office:value-type="float" office:value="0.00965285301208496" calcext:value-type="float">
            <text:p>0.009652853012085</text:p>
          </table:table-cell>
          <table:table-cell table:style-name="ce1" office:value-type="float" office:value="0.0190155506134033" calcext:value-type="float">
            <text:p>0.019015550613403</text:p>
          </table:table-cell>
          <table:table-cell table:style-name="ce1" office:value-type="float" office:value="0.0083315372467041" calcext:value-type="float">
            <text:p>0.008331537246704</text:p>
          </table:table-cell>
          <table:table-cell table:style-name="ce1" office:value-type="float" office:value="0.0258142948150635" calcext:value-type="float">
            <text:p>0.025814294815064</text:p>
          </table:table-cell>
          <table:table-cell table:style-name="ce1" office:value-type="float" office:value="14.1067454814911" calcext:value-type="float">
            <text:p>14.1067454814911</text:p>
          </table:table-cell>
          <table:table-cell table:style-name="ce1" office:value-type="float" office:value="0.0155694484710693" calcext:value-type="float">
            <text:p>0.015569448471069</text:p>
          </table:table-cell>
          <table:table-cell table:style-name="ce1" office:value-type="float" office:value="0.00805473327636719" calcext:value-type="float">
            <text:p>0.008054733276367</text:p>
          </table:table-cell>
          <table:table-cell table:style-name="ce1" office:value-type="float" office:value="28.5493924617767" calcext:value-type="float">
            <text:p>28.5493924617767</text:p>
          </table:table-cell>
          <table:table-cell table:style-name="ce1" office:value-type="float" office:value="0.00974321365356445" calcext:value-type="float">
            <text:p>0.009743213653564</text:p>
          </table:table-cell>
          <table:table-cell table:style-name="ce1" office:value-type="float" office:value="0.00893115997314453" calcext:value-type="float">
            <text:p>0.008931159973145</text:p>
          </table:table-cell>
          <table:table-cell table:style-name="ce1" office:value-type="float" office:value="0.0189774036407471" calcext:value-type="float">
            <text:p>0.018977403640747</text:p>
          </table:table-cell>
          <table:table-cell table:style-name="ce1" office:value-type="float" office:value="0.00721216201782227" calcext:value-type="float">
            <text:p>0.007212162017822</text:p>
          </table:table-cell>
          <table:table-cell table:style-name="ce1" office:value-type="float" office:value="0.0176107883453369" calcext:value-type="float">
            <text:p>0.017610788345337</text:p>
          </table:table-cell>
          <table:table-cell table:style-name="ce1" office:value-type="float" office:value="13.5735285282135" calcext:value-type="float">
            <text:p>13.5735285282135</text:p>
          </table:table-cell>
          <table:table-cell table:style-name="ce1" office:value-type="float" office:value="0.0143623352050781" calcext:value-type="float">
            <text:p>0.014362335205078</text:p>
          </table:table-cell>
          <table:table-cell table:style-name="ce1" office:value-type="float" office:value="1.0446629524231" calcext:value-type="float">
            <text:p>1.0446629524231</text:p>
          </table:table-cell>
          <table:table-cell table:style-name="ce1" office:value-type="float" office:value="0.00595784187316895" calcext:value-type="float">
            <text:p>0.005957841873169</text:p>
          </table:table-cell>
          <table:table-cell table:style-name="ce1" office:value-type="float" office:value="0.0187826156616211" calcext:value-type="float">
            <text:p>0.018782615661621</text:p>
          </table:table-cell>
          <table:table-cell table:style-name="ce1" office:value-type="float" office:value="0.00687074661254883" calcext:value-type="float">
            <text:p>0.006870746612549</text:p>
          </table:table-cell>
          <table:table-cell table:style-name="ce1" office:value-type="float" office:value="12.5945937633514" calcext:value-type="float">
            <text:p>12.5945937633514</text:p>
          </table:table-cell>
          <table:table-cell table:style-name="ce1" office:value-type="float" office:value="0.00935149192810059" calcext:value-type="float">
            <text:p>0.009351491928101</text:p>
          </table:table-cell>
          <table:table-cell table:style-name="ce1" office:value-type="float" office:value="1.80778431892395" calcext:value-type="float">
            <text:p>1.80778431892395</text:p>
          </table:table-cell>
          <table:table-cell table:style-name="ce1" office:value-type="float" office:value="0.71336030960083" calcext:value-type="float">
            <text:p>0.71336030960083</text:p>
          </table:table-cell>
          <table:table-cell table:style-name="ce1" office:value-type="float" office:value="0.00784373283386231" calcext:value-type="float">
            <text:p>0.007843732833862</text:p>
          </table:table-cell>
          <table:table-cell table:style-name="ce1" office:value-type="float" office:value="0.015714168548584" calcext:value-type="float">
            <text:p>0.015714168548584</text:p>
          </table:table-cell>
          <table:table-cell table:style-name="ce1" office:value-type="float" office:value="10.7097692489624" calcext:value-type="float">
            <text:p>10.7097692489624</text:p>
          </table:table-cell>
          <table:table-cell table:style-name="ce1" office:value-type="float" office:value="0.73176121711731" calcext:value-type="float">
            <text:p>0.73176121711731</text:p>
          </table:table-cell>
          <table:table-cell table:style-name="ce1" office:value-type="float" office:value="2.28359365463257" calcext:value-type="float">
            <text:p>2.28359365463257</text:p>
          </table:table-cell>
          <table:table-cell table:style-name="ce1" office:value-type="float" office:value="3.21860551604858" calcext:value-type="float">
            <text:p>3.21860551604858</text:p>
          </table:table-cell>
          <table:table-cell table:style-name="ce1" office:value-type="float" office:value="0.00595784187316895" calcext:value-type="float">
            <text:p>0.005957841873169</text:p>
          </table:table-cell>
          <table:table-cell table:style-name="ce1" office:value-type="float" office:value="30.222706079483" calcext:value-type="float">
            <text:p>30.222706079483</text:p>
          </table:table-cell>
          <table:table-cell table:style-name="ce1" office:value-type="float" office:value="334.734973669052" calcext:value-type="float">
            <text:p>334.734973669052</text:p>
          </table:table-cell>
          <table:table-cell table:formula="of:=[.DF10]" office:value-type="float" office:value="334.734973669052" calcext:value-type="float">
            <text:p>334.734973669052</text:p>
          </table:table-cell>
        </table:table-row>
        <table:table-row table:style-name="ro1">
          <table:table-cell table:style-name="ce1" office:value-type="string" calcext:value-type="string">
            <text:p>num_workers = 7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394616603851318" calcext:value-type="float">
            <text:p>0.394616603851318</text:p>
          </table:table-cell>
          <table:table-cell table:style-name="ce1" office:value-type="float" office:value="0.0205700397491455" calcext:value-type="float">
            <text:p>0.020570039749146</text:p>
          </table:table-cell>
          <table:table-cell table:style-name="ce1" office:value-type="float" office:value="0.00832581520080566" calcext:value-type="float">
            <text:p>0.008325815200806</text:p>
          </table:table-cell>
          <table:table-cell table:style-name="ce1" office:value-type="float" office:value="0.00903201103210449" calcext:value-type="float">
            <text:p>0.009032011032104</text:p>
          </table:table-cell>
          <table:table-cell table:style-name="ce1" office:value-type="float" office:value="0.00802683830261231" calcext:value-type="float">
            <text:p>0.008026838302612</text:p>
          </table:table-cell>
          <table:table-cell table:style-name="ce1" office:value-type="float" office:value="0.0348896980285645" calcext:value-type="float">
            <text:p>0.034889698028565</text:p>
          </table:table-cell>
          <table:table-cell table:style-name="ce1" office:value-type="float" office:value="15.6957457065582" calcext:value-type="float">
            <text:p>15.6957457065582</text:p>
          </table:table-cell>
          <table:table-cell table:style-name="ce1" office:value-type="float" office:value="0.855958223342896" calcext:value-type="float">
            <text:p>0.855958223342896</text:p>
          </table:table-cell>
          <table:table-cell table:style-name="ce1" office:value-type="float" office:value="0.0187716484069824" calcext:value-type="float">
            <text:p>0.018771648406982</text:p>
          </table:table-cell>
          <table:table-cell table:style-name="ce1" office:value-type="float" office:value="0.0171921253204346" calcext:value-type="float">
            <text:p>0.017192125320435</text:p>
          </table:table-cell>
          <table:table-cell table:style-name="ce1" office:value-type="float" office:value="0.02199387550354" calcext:value-type="float">
            <text:p>0.02199387550354</text:p>
          </table:table-cell>
          <table:table-cell table:style-name="ce1" office:value-type="float" office:value="0.0150353908538818" calcext:value-type="float">
            <text:p>0.015035390853882</text:p>
          </table:table-cell>
          <table:table-cell table:style-name="ce1" office:value-type="float" office:value="0.0178565979003906" calcext:value-type="float">
            <text:p>0.017856597900391</text:p>
          </table:table-cell>
          <table:table-cell table:style-name="ce1" office:value-type="float" office:value="14.241304397583" calcext:value-type="float">
            <text:p>14.241304397583</text:p>
          </table:table-cell>
          <table:table-cell table:style-name="ce1" office:value-type="float" office:value="1.70315098762512" calcext:value-type="float">
            <text:p>1.70315098762512</text:p>
          </table:table-cell>
          <table:table-cell table:style-name="ce1" office:value-type="float" office:value="0.00689339637756348" calcext:value-type="float">
            <text:p>0.006893396377563</text:p>
          </table:table-cell>
          <table:table-cell table:style-name="ce1" office:value-type="float" office:value="0.55620002746582" calcext:value-type="float">
            <text:p>0.55620002746582</text:p>
          </table:table-cell>
          <table:table-cell table:style-name="ce1" office:value-type="float" office:value="0.00845861434936523" calcext:value-type="float">
            <text:p>0.008458614349365</text:p>
          </table:table-cell>
          <table:table-cell table:style-name="ce1" office:value-type="float" office:value="0.00997209548950195" calcext:value-type="float">
            <text:p>0.009972095489502</text:p>
          </table:table-cell>
          <table:table-cell table:style-name="ce1" office:value-type="float" office:value="1.50556540489197" calcext:value-type="float">
            <text:p>1.50556540489197</text:p>
          </table:table-cell>
          <table:table-cell table:style-name="ce1" office:value-type="float" office:value="35.5389935970306" calcext:value-type="float">
            <text:p>35.5389935970306</text:p>
          </table:table-cell>
          <table:table-cell table:style-name="ce1" office:value-type="float" office:value="0.450021028518677" calcext:value-type="float">
            <text:p>0.450021028518677</text:p>
          </table:table-cell>
          <table:table-cell table:style-name="ce1" office:value-type="float" office:value="0.420339345932007" calcext:value-type="float">
            <text:p>0.420339345932007</text:p>
          </table:table-cell>
          <table:table-cell table:style-name="ce1" office:value-type="float" office:value="0.0203132629394531" calcext:value-type="float">
            <text:p>0.020313262939453</text:p>
          </table:table-cell>
          <table:table-cell table:style-name="ce1" office:value-type="float" office:value="0.00696039199829102" calcext:value-type="float">
            <text:p>0.006960391998291</text:p>
          </table:table-cell>
          <table:table-cell table:style-name="ce1" office:value-type="float" office:value="0.020700216293335" calcext:value-type="float">
            <text:p>0.020700216293335</text:p>
          </table:table-cell>
          <table:table-cell table:style-name="ce1" office:value-type="float" office:value="0.00836730003356934" calcext:value-type="float">
            <text:p>0.008367300033569</text:p>
          </table:table-cell>
          <table:table-cell table:style-name="ce1" office:value-type="float" office:value="15.3565936088562" calcext:value-type="float">
            <text:p>15.3565936088562</text:p>
          </table:table-cell>
          <table:table-cell table:style-name="ce1" office:value-type="float" office:value="1.41526126861572" calcext:value-type="float">
            <text:p>1.41526126861572</text:p>
          </table:table-cell>
          <table:table-cell table:style-name="ce1" office:value-type="float" office:value="0.249965906143188" calcext:value-type="float">
            <text:p>0.249965906143188</text:p>
          </table:table-cell>
          <table:table-cell table:style-name="ce1" office:value-type="float" office:value="0.0156872272491455" calcext:value-type="float">
            <text:p>0.015687227249146</text:p>
          </table:table-cell>
          <table:table-cell table:style-name="ce1" office:value-type="float" office:value="0.0234479904174805" calcext:value-type="float">
            <text:p>0.023447990417481</text:p>
          </table:table-cell>
          <table:table-cell table:style-name="ce1" office:value-type="float" office:value="0.0116961002349854" calcext:value-type="float">
            <text:p>0.011696100234985</text:p>
          </table:table-cell>
          <table:table-cell table:style-name="ce1" office:value-type="float" office:value="0.0145704746246338" calcext:value-type="float">
            <text:p>0.014570474624634</text:p>
          </table:table-cell>
          <table:table-cell table:style-name="ce1" office:value-type="float" office:value="14.77175116539" calcext:value-type="float">
            <text:p>14.77175116539</text:p>
          </table:table-cell>
          <table:table-cell table:style-name="ce1" office:value-type="float" office:value="1.97776317596436" calcext:value-type="float">
            <text:p>1.97776317596436</text:p>
          </table:table-cell>
          <table:table-cell table:style-name="ce1" office:value-type="float" office:value="0.0244481563568115" calcext:value-type="float">
            <text:p>0.024448156356812</text:p>
          </table:table-cell>
          <table:table-cell table:style-name="ce1" office:value-type="float" office:value="0.00794696807861328" calcext:value-type="float">
            <text:p>0.007946968078613</text:p>
          </table:table-cell>
          <table:table-cell table:style-name="ce1" office:value-type="float" office:value="0.00693988800048828" calcext:value-type="float">
            <text:p>0.006939888000488</text:p>
          </table:table-cell>
          <table:table-cell table:style-name="ce1" office:value-type="float" office:value="0.0128176212310791" calcext:value-type="float">
            <text:p>0.012817621231079</text:p>
          </table:table-cell>
          <table:table-cell table:style-name="ce1" office:value-type="float" office:value="0.00853610038757324" calcext:value-type="float">
            <text:p>0.008536100387573</text:p>
          </table:table-cell>
          <table:table-cell table:style-name="ce1" office:value-type="float" office:value="33.4331376552582" calcext:value-type="float">
            <text:p>33.4331376552582</text:p>
          </table:table-cell>
          <table:table-cell table:style-name="ce1" office:value-type="float" office:value="1.93434977531433" calcext:value-type="float">
            <text:p>1.93434977531433</text:p>
          </table:table-cell>
          <table:table-cell table:style-name="ce1" office:value-type="float" office:value="0.00745129585266113" calcext:value-type="float">
            <text:p>0.007451295852661</text:p>
          </table:table-cell>
          <table:table-cell table:style-name="ce1" office:value-type="float" office:value="0.0115017890930176" calcext:value-type="float">
            <text:p>0.011501789093018</text:p>
          </table:table-cell>
          <table:table-cell table:style-name="ce1" office:value-type="float" office:value="0.00957059860229492" calcext:value-type="float">
            <text:p>0.009570598602295</text:p>
          </table:table-cell>
          <table:table-cell table:style-name="ce1" office:value-type="float" office:value="0.0118975639343262" calcext:value-type="float">
            <text:p>0.011897563934326</text:p>
          </table:table-cell>
          <table:table-cell table:style-name="ce1" office:value-type="float" office:value="0.0130157470703125" calcext:value-type="float">
            <text:p>0.013015747070313</text:p>
          </table:table-cell>
          <table:table-cell table:style-name="ce1" office:value-type="float" office:value="14.1411969661713" calcext:value-type="float">
            <text:p>14.1411969661713</text:p>
          </table:table-cell>
          <table:table-cell table:style-name="ce1" office:value-type="float" office:value="3.18197417259216" calcext:value-type="float">
            <text:p>3.18197417259216</text:p>
          </table:table-cell>
          <table:table-cell table:style-name="ce1" office:value-type="float" office:value="0.0225248336791992" calcext:value-type="float">
            <text:p>0.022524833679199</text:p>
          </table:table-cell>
          <table:table-cell table:style-name="ce1" office:value-type="float" office:value="0.0129344463348389" calcext:value-type="float">
            <text:p>0.012934446334839</text:p>
          </table:table-cell>
          <table:table-cell table:style-name="ce1" office:value-type="float" office:value="0.020435094833374" calcext:value-type="float">
            <text:p>0.020435094833374</text:p>
          </table:table-cell>
          <table:table-cell table:style-name="ce1" office:value-type="float" office:value="0.00895142555236816" calcext:value-type="float">
            <text:p>0.008951425552368</text:p>
          </table:table-cell>
          <table:table-cell table:style-name="ce1" office:value-type="float" office:value="0.0213065147399902" calcext:value-type="float">
            <text:p>0.02130651473999</text:p>
          </table:table-cell>
          <table:table-cell table:style-name="ce1" office:value-type="float" office:value="13.0698397159576" calcext:value-type="float">
            <text:p>13.0698397159576</text:p>
          </table:table-cell>
          <table:table-cell table:style-name="ce1" office:value-type="float" office:value="3.51613736152649" calcext:value-type="float">
            <text:p>3.51613736152649</text:p>
          </table:table-cell>
          <table:table-cell table:style-name="ce1" office:value-type="float" office:value="0.017622709274292" calcext:value-type="float">
            <text:p>0.017622709274292</text:p>
          </table:table-cell>
          <table:table-cell table:style-name="ce1" office:value-type="float" office:value="0.0217359066009521" calcext:value-type="float">
            <text:p>0.021735906600952</text:p>
          </table:table-cell>
          <table:table-cell table:style-name="ce1" office:value-type="float" office:value="0.0217828750610352" calcext:value-type="float">
            <text:p>0.021782875061035</text:p>
          </table:table-cell>
          <table:table-cell table:style-name="ce1" office:value-type="float" office:value="0.00692009925842285" calcext:value-type="float">
            <text:p>0.006920099258423</text:p>
          </table:table-cell>
          <table:table-cell table:style-name="ce1" office:value-type="float" office:value="0.0181038379669189" calcext:value-type="float">
            <text:p>0.018103837966919</text:p>
          </table:table-cell>
          <table:table-cell table:style-name="ce1" office:value-type="float" office:value="35.0397732257843" calcext:value-type="float">
            <text:p>35.0397732257843</text:p>
          </table:table-cell>
          <table:table-cell table:style-name="ce1" office:value-type="float" office:value="0.00791597366333008" calcext:value-type="float">
            <text:p>0.00791597366333</text:p>
          </table:table-cell>
          <table:table-cell table:style-name="ce1" office:value-type="float" office:value="0.0104296207427979" calcext:value-type="float">
            <text:p>0.010429620742798</text:p>
          </table:table-cell>
          <table:table-cell table:style-name="ce1" office:value-type="float" office:value="0.00817275047302246" calcext:value-type="float">
            <text:p>0.008172750473022</text:p>
          </table:table-cell>
          <table:table-cell table:style-name="ce1" office:value-type="float" office:value="0.00891637802124023" calcext:value-type="float">
            <text:p>0.00891637802124</text:p>
          </table:table-cell>
          <table:table-cell table:style-name="ce1" office:value-type="float" office:value="0.00532031059265137" calcext:value-type="float">
            <text:p>0.005320310592651</text:p>
          </table:table-cell>
          <table:table-cell table:style-name="ce1" office:value-type="float" office:value="0.00756478309631348" calcext:value-type="float">
            <text:p>0.007564783096313</text:p>
          </table:table-cell>
          <table:table-cell table:style-name="ce1" office:value-type="float" office:value="17.0134258270264" calcext:value-type="float">
            <text:p>17.0134258270264</text:p>
          </table:table-cell>
          <table:table-cell table:style-name="ce1" office:value-type="float" office:value="0.0132608413696289" calcext:value-type="float">
            <text:p>0.013260841369629</text:p>
          </table:table-cell>
          <table:table-cell table:style-name="ce1" office:value-type="float" office:value="0.00781345367431641" calcext:value-type="float">
            <text:p>0.007813453674316</text:p>
          </table:table-cell>
          <table:table-cell table:style-name="ce1" office:value-type="float" office:value="0.0248568058013916" calcext:value-type="float">
            <text:p>0.024856805801392</text:p>
          </table:table-cell>
          <table:table-cell table:style-name="ce1" office:value-type="float" office:value="0.00751733779907227" calcext:value-type="float">
            <text:p>0.007517337799072</text:p>
          </table:table-cell>
          <table:table-cell table:style-name="ce1" office:value-type="float" office:value="0.0165488719940186" calcext:value-type="float">
            <text:p>0.016548871994019</text:p>
          </table:table-cell>
          <table:table-cell table:style-name="ce1" office:value-type="float" office:value="0.0179853439331055" calcext:value-type="float">
            <text:p>0.017985343933106</text:p>
          </table:table-cell>
          <table:table-cell table:style-name="ce1" office:value-type="float" office:value="16.9873154163361" calcext:value-type="float">
            <text:p>16.9873154163361</text:p>
          </table:table-cell>
          <table:table-cell table:style-name="ce1" office:value-type="float" office:value="0.0100686550140381" calcext:value-type="float">
            <text:p>0.010068655014038</text:p>
          </table:table-cell>
          <table:table-cell table:style-name="ce1" office:value-type="float" office:value="0.0136330127716064" calcext:value-type="float">
            <text:p>0.013633012771606</text:p>
          </table:table-cell>
          <table:table-cell table:style-name="ce1" office:value-type="float" office:value="0.0171027183532715" calcext:value-type="float">
            <text:p>0.017102718353272</text:p>
          </table:table-cell>
          <table:table-cell table:style-name="ce1" office:value-type="float" office:value="0.0177280902862549" calcext:value-type="float">
            <text:p>0.017728090286255</text:p>
          </table:table-cell>
          <table:table-cell table:style-name="ce1" office:value-type="float" office:value="0.0176053047180176" calcext:value-type="float">
            <text:p>0.017605304718018</text:p>
          </table:table-cell>
          <table:table-cell table:style-name="ce1" office:value-type="float" office:value="0.0199830532073975" calcext:value-type="float">
            <text:p>0.019983053207398</text:p>
          </table:table-cell>
          <table:table-cell table:style-name="ce1" office:value-type="float" office:value="33.8061344623566" calcext:value-type="float">
            <text:p>33.8061344623566</text:p>
          </table:table-cell>
          <table:table-cell table:style-name="ce1" office:value-type="float" office:value="0.0193374156951904" calcext:value-type="float">
            <text:p>0.01933741569519</text:p>
          </table:table-cell>
          <table:table-cell table:style-name="ce1" office:value-type="float" office:value="0.0188066959381104" calcext:value-type="float">
            <text:p>0.01880669593811</text:p>
          </table:table-cell>
          <table:table-cell table:style-name="ce1" office:value-type="float" office:value="0.0133461952209473" calcext:value-type="float">
            <text:p>0.013346195220947</text:p>
          </table:table-cell>
          <table:table-cell table:style-name="ce1" office:value-type="float" office:value="0.00708460807800293" calcext:value-type="float">
            <text:p>0.007084608078003</text:p>
          </table:table-cell>
          <table:table-cell table:style-name="ce1" office:value-type="float" office:value="0.0198330879211426" calcext:value-type="float">
            <text:p>0.019833087921143</text:p>
          </table:table-cell>
          <table:table-cell table:style-name="ce1" office:value-type="float" office:value="0.0055999755859375" calcext:value-type="float">
            <text:p>0.005599975585938</text:p>
          </table:table-cell>
          <table:table-cell table:style-name="ce1" office:value-type="float" office:value="15.9241969585419" calcext:value-type="float">
            <text:p>15.9241969585419</text:p>
          </table:table-cell>
          <table:table-cell table:style-name="ce1" office:value-type="float" office:value="0.0169000625610352" calcext:value-type="float">
            <text:p>0.016900062561035</text:p>
          </table:table-cell>
          <table:table-cell table:style-name="ce1" office:value-type="float" office:value="0.0116419792175293" calcext:value-type="float">
            <text:p>0.011641979217529</text:p>
          </table:table-cell>
          <table:table-cell table:style-name="ce1" office:value-type="float" office:value="0.015521764755249" calcext:value-type="float">
            <text:p>0.015521764755249</text:p>
          </table:table-cell>
          <table:table-cell table:style-name="ce1" office:value-type="float" office:value="0.00648403167724609" calcext:value-type="float">
            <text:p>0.006484031677246</text:p>
          </table:table-cell>
          <table:table-cell table:style-name="ce1" office:value-type="float" office:value="0.0195677280426025" calcext:value-type="float">
            <text:p>0.019567728042603</text:p>
          </table:table-cell>
          <table:table-cell table:style-name="ce1" office:value-type="float" office:value="0.0238783359527588" calcext:value-type="float">
            <text:p>0.023878335952759</text:p>
          </table:table-cell>
          <table:table-cell table:style-name="ce1" office:value-type="float" office:value="17.5749273300171" calcext:value-type="float">
            <text:p>17.5749273300171</text:p>
          </table:table-cell>
          <table:table-cell table:style-name="ce1" office:value-type="float" office:value="0.022540807723999" calcext:value-type="float">
            <text:p>0.022540807723999</text:p>
          </table:table-cell>
          <table:table-cell table:style-name="ce1" office:value-type="float" office:value="0.0101573467254639" calcext:value-type="float">
            <text:p>0.010157346725464</text:p>
          </table:table-cell>
          <table:table-cell table:style-name="ce1" office:value-type="float" office:value="0.0126268863677979" calcext:value-type="float">
            <text:p>0.012626886367798</text:p>
          </table:table-cell>
          <table:table-cell table:style-name="ce1" office:value-type="float" office:value="0.0124802589416504" calcext:value-type="float">
            <text:p>0.01248025894165</text:p>
          </table:table-cell>
          <table:table-cell table:style-name="ce1" office:value-type="float" office:value="0.010505199432373" calcext:value-type="float">
            <text:p>0.010505199432373</text:p>
          </table:table-cell>
          <table:table-cell table:style-name="ce1" office:value-type="float" office:value="0.0172336101531982" calcext:value-type="float">
            <text:p>0.017233610153198</text:p>
          </table:table-cell>
          <table:table-cell table:style-name="ce1" office:value-type="float" office:value="2.99862320377276" calcext:value-type="float">
            <text:p>2.99862320377276</text:p>
          </table:table-cell>
          <table:table-cell table:style-name="ce1" office:value-type="float" office:value="0.00532031059265137" calcext:value-type="float">
            <text:p>0.005320310592651</text:p>
          </table:table-cell>
          <table:table-cell table:style-name="ce1" office:value-type="float" office:value="35.5389935970306" calcext:value-type="float">
            <text:p>35.5389935970306</text:p>
          </table:table-cell>
          <table:table-cell table:style-name="ce1" office:value-type="float" office:value="311.856813192368" calcext:value-type="float">
            <text:p>311.856813192368</text:p>
          </table:table-cell>
          <table:table-cell table:formula="of:=[.DF11]" office:value-type="float" office:value="311.856813192368" calcext:value-type="float">
            <text:p>311.856813192368</text:p>
          </table:table-cell>
        </table:table-row>
        <table:table-row table:style-name="ro1">
          <table:table-cell table:style-name="ce1" office:value-type="string" calcext:value-type="string">
            <text:p>num_workers = 8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1.38561320304871" calcext:value-type="float">
            <text:p>1.38561320304871</text:p>
          </table:table-cell>
          <table:table-cell table:style-name="ce1" office:value-type="float" office:value="0.00572776794433594" calcext:value-type="float">
            <text:p>0.005727767944336</text:p>
          </table:table-cell>
          <table:table-cell table:style-name="ce1" office:value-type="float" office:value="0.0677707195281982" calcext:value-type="float">
            <text:p>0.067770719528198</text:p>
          </table:table-cell>
          <table:table-cell table:style-name="ce1" office:value-type="float" office:value="0.0167112350463867" calcext:value-type="float">
            <text:p>0.016711235046387</text:p>
          </table:table-cell>
          <table:table-cell table:style-name="ce1" office:value-type="float" office:value="0.0323555469512939" calcext:value-type="float">
            <text:p>0.032355546951294</text:p>
          </table:table-cell>
          <table:table-cell table:style-name="ce1" office:value-type="float" office:value="0.0145502090454102" calcext:value-type="float">
            <text:p>0.01455020904541</text:p>
          </table:table-cell>
          <table:table-cell table:style-name="ce1" office:value-type="float" office:value="0.0296676158905029" calcext:value-type="float">
            <text:p>0.029667615890503</text:p>
          </table:table-cell>
          <table:table-cell table:style-name="ce1" office:value-type="float" office:value="16.9376833438873" calcext:value-type="float">
            <text:p>16.9376833438873</text:p>
          </table:table-cell>
          <table:table-cell table:style-name="ce1" office:value-type="float" office:value="1.4560387134552" calcext:value-type="float">
            <text:p>1.4560387134552</text:p>
          </table:table-cell>
          <table:table-cell table:style-name="ce1" office:value-type="float" office:value="0.00909686088562012" calcext:value-type="float">
            <text:p>0.00909686088562</text:p>
          </table:table-cell>
          <table:table-cell table:style-name="ce1" office:value-type="float" office:value="0.22125506401062" calcext:value-type="float">
            <text:p>0.22125506401062</text:p>
          </table:table-cell>
          <table:table-cell table:style-name="ce1" office:value-type="float" office:value="1.66330504417419" calcext:value-type="float">
            <text:p>1.66330504417419</text:p>
          </table:table-cell>
          <table:table-cell table:style-name="ce1" office:value-type="float" office:value="0.418274641036987" calcext:value-type="float">
            <text:p>0.418274641036987</text:p>
          </table:table-cell>
          <table:table-cell table:style-name="ce1" office:value-type="float" office:value="0.00746560096740723" calcext:value-type="float">
            <text:p>0.007465600967407</text:p>
          </table:table-cell>
          <table:table-cell table:style-name="ce1" office:value-type="float" office:value="0.0160081386566162" calcext:value-type="float">
            <text:p>0.016008138656616</text:p>
          </table:table-cell>
          <table:table-cell table:style-name="ce1" office:value-type="float" office:value="14.3147382736206" calcext:value-type="float">
            <text:p>14.3147382736206</text:p>
          </table:table-cell>
          <table:table-cell table:style-name="ce1" office:value-type="float" office:value="2.05363965034485" calcext:value-type="float">
            <text:p>2.05363965034485</text:p>
          </table:table-cell>
          <table:table-cell table:style-name="ce1" office:value-type="float" office:value="0.00860977172851563" calcext:value-type="float">
            <text:p>0.008609771728516</text:p>
          </table:table-cell>
          <table:table-cell table:style-name="ce1" office:value-type="float" office:value="2.35684418678284" calcext:value-type="float">
            <text:p>2.35684418678284</text:p>
          </table:table-cell>
          <table:table-cell table:style-name="ce1" office:value-type="float" office:value="0.829304456710815" calcext:value-type="float">
            <text:p>0.829304456710815</text:p>
          </table:table-cell>
          <table:table-cell table:style-name="ce1" office:value-type="float" office:value="37.2799067497253" calcext:value-type="float">
            <text:p>37.2799067497253</text:p>
          </table:table-cell>
          <table:table-cell table:style-name="ce1" office:value-type="float" office:value="0.0324969291687012" calcext:value-type="float">
            <text:p>0.032496929168701</text:p>
          </table:table-cell>
          <table:table-cell table:style-name="ce1" office:value-type="float" office:value="0.936606884002686" calcext:value-type="float">
            <text:p>0.936606884002686</text:p>
          </table:table-cell>
          <table:table-cell table:style-name="ce1" office:value-type="float" office:value="0.0253536701202393" calcext:value-type="float">
            <text:p>0.025353670120239</text:p>
          </table:table-cell>
          <table:table-cell table:style-name="ce1" office:value-type="float" office:value="0.00758743286132813" calcext:value-type="float">
            <text:p>0.007587432861328</text:p>
          </table:table-cell>
          <table:table-cell table:style-name="ce1" office:value-type="float" office:value="0.0174639225006104" calcext:value-type="float">
            <text:p>0.01746392250061</text:p>
          </table:table-cell>
          <table:table-cell table:style-name="ce1" office:value-type="float" office:value="0.0176811218261719" calcext:value-type="float">
            <text:p>0.017681121826172</text:p>
          </table:table-cell>
          <table:table-cell table:style-name="ce1" office:value-type="float" office:value="0.0238056182861328" calcext:value-type="float">
            <text:p>0.023805618286133</text:p>
          </table:table-cell>
          <table:table-cell table:style-name="ce1" office:value-type="float" office:value="18.4783084392548" calcext:value-type="float">
            <text:p>18.4783084392548</text:p>
          </table:table-cell>
          <table:table-cell table:style-name="ce1" office:value-type="float" office:value="0.00953865051269531" calcext:value-type="float">
            <text:p>0.009538650512695</text:p>
          </table:table-cell>
          <table:table-cell table:style-name="ce1" office:value-type="float" office:value="0.0297904014587402" calcext:value-type="float">
            <text:p>0.02979040145874</text:p>
          </table:table-cell>
          <table:table-cell table:style-name="ce1" office:value-type="float" office:value="0.0210170745849609" calcext:value-type="float">
            <text:p>0.021017074584961</text:p>
          </table:table-cell>
          <table:table-cell table:style-name="ce1" office:value-type="float" office:value="0.0131819248199463" calcext:value-type="float">
            <text:p>0.013181924819946</text:p>
          </table:table-cell>
          <table:table-cell table:style-name="ce1" office:value-type="float" office:value="0.013009786605835" calcext:value-type="float">
            <text:p>0.013009786605835</text:p>
          </table:table-cell>
          <table:table-cell table:style-name="ce1" office:value-type="float" office:value="0.0210139751434326" calcext:value-type="float">
            <text:p>0.021013975143433</text:p>
          </table:table-cell>
          <table:table-cell table:style-name="ce1" office:value-type="float" office:value="0.00799846649169922" calcext:value-type="float">
            <text:p>0.007998466491699</text:p>
          </table:table-cell>
          <table:table-cell table:style-name="ce1" office:value-type="float" office:value="20.3135211467743" calcext:value-type="float">
            <text:p>20.3135211467743</text:p>
          </table:table-cell>
          <table:table-cell table:style-name="ce1" office:value-type="float" office:value="0.0070345401763916" calcext:value-type="float">
            <text:p>0.007034540176392</text:p>
          </table:table-cell>
          <table:table-cell table:style-name="ce1" office:value-type="float" office:value="0.0285990238189697" calcext:value-type="float">
            <text:p>0.02859902381897</text:p>
          </table:table-cell>
          <table:table-cell table:style-name="ce1" office:value-type="float" office:value="0.00879740715026856" calcext:value-type="float">
            <text:p>0.008797407150269</text:p>
          </table:table-cell>
          <table:table-cell table:style-name="ce1" office:value-type="float" office:value="0.0134119987487793" calcext:value-type="float">
            <text:p>0.013411998748779</text:p>
          </table:table-cell>
          <table:table-cell table:style-name="ce1" office:value-type="float" office:value="40.276264667511" calcext:value-type="float">
            <text:p>40.276264667511</text:p>
          </table:table-cell>
          <table:table-cell table:style-name="ce1" office:value-type="float" office:value="0.0179564952850342" calcext:value-type="float">
            <text:p>0.017956495285034</text:p>
          </table:table-cell>
          <table:table-cell table:style-name="ce1" office:value-type="float" office:value="0.0159339904785156" calcext:value-type="float">
            <text:p>0.015933990478516</text:p>
          </table:table-cell>
          <table:table-cell table:style-name="ce1" office:value-type="float" office:value="0.0173501968383789" calcext:value-type="float">
            <text:p>0.017350196838379</text:p>
          </table:table-cell>
          <table:table-cell table:style-name="ce1" office:value-type="float" office:value="0.0220601558685303" calcext:value-type="float">
            <text:p>0.02206015586853</text:p>
          </table:table-cell>
          <table:table-cell table:style-name="ce1" office:value-type="float" office:value="0.0115954875946045" calcext:value-type="float">
            <text:p>0.011595487594605</text:p>
          </table:table-cell>
          <table:table-cell table:style-name="ce1" office:value-type="float" office:value="0.0154035091400146" calcext:value-type="float">
            <text:p>0.015403509140015</text:p>
          </table:table-cell>
          <table:table-cell table:style-name="ce1" office:value-type="float" office:value="0.0147180557250977" calcext:value-type="float">
            <text:p>0.014718055725098</text:p>
          </table:table-cell>
          <table:table-cell table:style-name="ce1" office:value-type="float" office:value="18.5475037097931" calcext:value-type="float">
            <text:p>18.5475037097931</text:p>
          </table:table-cell>
          <table:table-cell table:style-name="ce1" office:value-type="float" office:value="0.0243015289306641" calcext:value-type="float">
            <text:p>0.024301528930664</text:p>
          </table:table-cell>
          <table:table-cell table:style-name="ce1" office:value-type="float" office:value="0.0130002498626709" calcext:value-type="float">
            <text:p>0.013000249862671</text:p>
          </table:table-cell>
          <table:table-cell table:style-name="ce1" office:value-type="float" office:value="0.0258989334106445" calcext:value-type="float">
            <text:p>0.025898933410645</text:p>
          </table:table-cell>
          <table:table-cell table:style-name="ce1" office:value-type="float" office:value="0.0167582035064697" calcext:value-type="float">
            <text:p>0.01675820350647</text:p>
          </table:table-cell>
          <table:table-cell table:style-name="ce1" office:value-type="float" office:value="0.0222408771514893" calcext:value-type="float">
            <text:p>0.022240877151489</text:p>
          </table:table-cell>
          <table:table-cell table:style-name="ce1" office:value-type="float" office:value="0.0140736103057861" calcext:value-type="float">
            <text:p>0.014073610305786</text:p>
          </table:table-cell>
          <table:table-cell table:style-name="ce1" office:value-type="float" office:value="0.0115816593170166" calcext:value-type="float">
            <text:p>0.011581659317017</text:p>
          </table:table-cell>
          <table:table-cell table:style-name="ce1" office:value-type="float" office:value="20.1237697601318" calcext:value-type="float">
            <text:p>20.1237697601318</text:p>
          </table:table-cell>
          <table:table-cell table:style-name="ce1" office:value-type="float" office:value="0.00739765167236328" calcext:value-type="float">
            <text:p>0.007397651672363</text:p>
          </table:table-cell>
          <table:table-cell table:style-name="ce1" office:value-type="float" office:value="0.00762128829956055" calcext:value-type="float">
            <text:p>0.007621288299561</text:p>
          </table:table-cell>
          <table:table-cell table:style-name="ce1" office:value-type="float" office:value="0.00656843185424805" calcext:value-type="float">
            <text:p>0.006568431854248</text:p>
          </table:table-cell>
          <table:table-cell table:style-name="ce1" office:value-type="float" office:value="0.00798797607421875" calcext:value-type="float">
            <text:p>0.007987976074219</text:p>
          </table:table-cell>
          <table:table-cell table:style-name="ce1" office:value-type="float" office:value="39.513480424881" calcext:value-type="float">
            <text:p>39.513480424881</text:p>
          </table:table-cell>
          <table:table-cell table:style-name="ce1" office:value-type="float" office:value="0.0219578742980957" calcext:value-type="float">
            <text:p>0.021957874298096</text:p>
          </table:table-cell>
          <table:table-cell table:style-name="ce1" office:value-type="float" office:value="0.00723481178283691" calcext:value-type="float">
            <text:p>0.007234811782837</text:p>
          </table:table-cell>
          <table:table-cell table:style-name="ce1" office:value-type="float" office:value="0.0176434516906738" calcext:value-type="float">
            <text:p>0.017643451690674</text:p>
          </table:table-cell>
          <table:table-cell table:style-name="ce1" office:value-type="float" office:value="0.0179398059844971" calcext:value-type="float">
            <text:p>0.017939805984497</text:p>
          </table:table-cell>
          <table:table-cell table:style-name="ce1" office:value-type="float" office:value="0.0213844776153564" calcext:value-type="float">
            <text:p>0.021384477615356</text:p>
          </table:table-cell>
          <table:table-cell table:style-name="ce1" office:value-type="float" office:value="0.00512051582336426" calcext:value-type="float">
            <text:p>0.005120515823364</text:p>
          </table:table-cell>
          <table:table-cell table:style-name="ce1" office:value-type="float" office:value="0.0186676979064941" calcext:value-type="float">
            <text:p>0.018667697906494</text:p>
          </table:table-cell>
          <table:table-cell table:style-name="ce1" office:value-type="float" office:value="18.9243865013123" calcext:value-type="float">
            <text:p>18.9243865013123</text:p>
          </table:table-cell>
          <table:table-cell table:style-name="ce1" office:value-type="float" office:value="0.24645471572876" calcext:value-type="float">
            <text:p>0.24645471572876</text:p>
          </table:table-cell>
          <table:table-cell table:style-name="ce1" office:value-type="float" office:value="0.00701189041137695" calcext:value-type="float">
            <text:p>0.007011890411377</text:p>
          </table:table-cell>
          <table:table-cell table:style-name="ce1" office:value-type="float" office:value="0.0217463970184326" calcext:value-type="float">
            <text:p>0.021746397018433</text:p>
          </table:table-cell>
          <table:table-cell table:style-name="ce1" office:value-type="float" office:value="0.0172121524810791" calcext:value-type="float">
            <text:p>0.017212152481079</text:p>
          </table:table-cell>
          <table:table-cell table:style-name="ce1" office:value-type="float" office:value="0.00694108009338379" calcext:value-type="float">
            <text:p>0.006941080093384</text:p>
          </table:table-cell>
          <table:table-cell table:style-name="ce1" office:value-type="float" office:value="0.0161371231079102" calcext:value-type="float">
            <text:p>0.01613712310791</text:p>
          </table:table-cell>
          <table:table-cell table:style-name="ce1" office:value-type="float" office:value="0.0189034938812256" calcext:value-type="float">
            <text:p>0.018903493881226</text:p>
          </table:table-cell>
          <table:table-cell table:style-name="ce1" office:value-type="float" office:value="18.1294236183167" calcext:value-type="float">
            <text:p>18.1294236183167</text:p>
          </table:table-cell>
          <table:table-cell table:style-name="ce1" office:value-type="float" office:value="0.337525606155395" calcext:value-type="float">
            <text:p>0.337525606155395</text:p>
          </table:table-cell>
          <table:table-cell table:style-name="ce1" office:value-type="float" office:value="0.0099637508392334" calcext:value-type="float">
            <text:p>0.009963750839233</text:p>
          </table:table-cell>
          <table:table-cell table:style-name="ce1" office:value-type="float" office:value="0.00794410705566406" calcext:value-type="float">
            <text:p>0.007944107055664</text:p>
          </table:table-cell>
          <table:table-cell table:style-name="ce1" office:value-type="float" office:value="0.0124750137329102" calcext:value-type="float">
            <text:p>0.01247501373291</text:p>
          </table:table-cell>
          <table:table-cell table:style-name="ce1" office:value-type="float" office:value="40.2560036182404" calcext:value-type="float">
            <text:p>40.2560036182404</text:p>
          </table:table-cell>
          <table:table-cell table:style-name="ce1" office:value-type="float" office:value="0.0129587650299072" calcext:value-type="float">
            <text:p>0.012958765029907</text:p>
          </table:table-cell>
          <table:table-cell table:style-name="ce1" office:value-type="float" office:value="0.00697612762451172" calcext:value-type="float">
            <text:p>0.006976127624512</text:p>
          </table:table-cell>
          <table:table-cell table:style-name="ce1" office:value-type="float" office:value="0.0287497043609619" calcext:value-type="float">
            <text:p>0.028749704360962</text:p>
          </table:table-cell>
          <table:table-cell table:style-name="ce1" office:value-type="float" office:value="0.142364025115967" calcext:value-type="float">
            <text:p>0.142364025115967</text:p>
          </table:table-cell>
          <table:table-cell table:style-name="ce1" office:value-type="float" office:value="0.0180981159210205" calcext:value-type="float">
            <text:p>0.018098115921021</text:p>
          </table:table-cell>
          <table:table-cell table:style-name="ce1" office:value-type="float" office:value="0.0301601886749268" calcext:value-type="float">
            <text:p>0.030160188674927</text:p>
          </table:table-cell>
          <table:table-cell table:style-name="ce1" office:value-type="float" office:value="0.0231850147247314" calcext:value-type="float">
            <text:p>0.023185014724731</text:p>
          </table:table-cell>
          <table:table-cell table:style-name="ce1" office:value-type="float" office:value="17.5442385673523" calcext:value-type="float">
            <text:p>17.5442385673523</text:p>
          </table:table-cell>
          <table:table-cell table:style-name="ce1" office:value-type="float" office:value="0.0171899795532227" calcext:value-type="float">
            <text:p>0.017189979553223</text:p>
          </table:table-cell>
          <table:table-cell table:style-name="ce1" office:value-type="float" office:value="1.28659248352051" calcext:value-type="float">
            <text:p>1.28659248352051</text:p>
          </table:table-cell>
          <table:table-cell table:style-name="ce1" office:value-type="float" office:value="0.00600600242614746" calcext:value-type="float">
            <text:p>0.006006002426147</text:p>
          </table:table-cell>
          <table:table-cell table:style-name="ce1" office:value-type="float" office:value="1.36743879318237" calcext:value-type="float">
            <text:p>1.36743879318237</text:p>
          </table:table-cell>
          <table:table-cell table:style-name="ce1" office:value-type="float" office:value="0.0120513439178467" calcext:value-type="float">
            <text:p>0.012051343917847</text:p>
          </table:table-cell>
          <table:table-cell table:style-name="ce1" office:value-type="float" office:value="0.0088043212890625" calcext:value-type="float">
            <text:p>0.008804321289063</text:p>
          </table:table-cell>
          <table:table-cell table:style-name="ce1" office:value-type="float" office:value="0.00950765609741211" calcext:value-type="float">
            <text:p>0.009507656097412</text:p>
          </table:table-cell>
          <table:table-cell table:style-name="ce1" office:value-type="float" office:value="17.1617279052734" calcext:value-type="float">
            <text:p>17.1617279052734</text:p>
          </table:table-cell>
          <table:table-cell table:style-name="ce1" office:value-type="float" office:value="0.0212981700897217" calcext:value-type="float">
            <text:p>0.021298170089722</text:p>
          </table:table-cell>
          <table:table-cell table:style-name="ce1" office:value-type="float" office:value="0.00942659378051758" calcext:value-type="float">
            <text:p>0.009426593780518</text:p>
          </table:table-cell>
          <table:table-cell table:style-name="ce1" office:value-type="float" office:value="0.00873684883117676" calcext:value-type="float">
            <text:p>0.008736848831177</text:p>
          </table:table-cell>
          <table:table-cell table:style-name="ce1" office:value-type="float" office:value="1.52584981918335" calcext:value-type="float">
            <text:p>1.52584981918335</text:p>
          </table:table-cell>
          <table:table-cell table:style-name="ce1" office:value-type="float" office:value="3.41584317500775" calcext:value-type="float">
            <text:p>3.41584317500775</text:p>
          </table:table-cell>
          <table:table-cell table:style-name="ce1" office:value-type="float" office:value="0.00512051582336426" calcext:value-type="float">
            <text:p>0.005120515823364</text:p>
          </table:table-cell>
          <table:table-cell table:style-name="ce1" office:value-type="float" office:value="40.276264667511" calcext:value-type="float">
            <text:p>40.276264667511</text:p>
          </table:table-cell>
          <table:table-cell table:style-name="ce1" office:value-type="float" office:value="355.247690200806" calcext:value-type="float">
            <text:p>355.247690200806</text:p>
          </table:table-cell>
          <table:table-cell table:formula="of:=[.DF12]" office:value-type="float" office:value="355.247690200806" calcext:value-type="float">
            <text:p>355.247690200806</text:p>
          </table:table-cell>
        </table:table-row>
        <table:table-row table:style-name="ro1">
          <table:table-cell table:style-name="ce1" office:value-type="string" calcext:value-type="string">
            <text:p>num_workers = 9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453753471374512" calcext:value-type="float">
            <text:p>0.045375347137451</text:p>
          </table:table-cell>
          <table:table-cell table:style-name="ce1" office:value-type="float" office:value="0.0161645412445068" calcext:value-type="float">
            <text:p>0.016164541244507</text:p>
          </table:table-cell>
          <table:table-cell table:style-name="ce1" office:value-type="float" office:value="0.0187928676605225" calcext:value-type="float">
            <text:p>0.018792867660523</text:p>
          </table:table-cell>
          <table:table-cell table:style-name="ce1" office:value-type="float" office:value="0.0174415111541748" calcext:value-type="float">
            <text:p>0.017441511154175</text:p>
          </table:table-cell>
          <table:table-cell table:style-name="ce1" office:value-type="float" office:value="0.0196664333343506" calcext:value-type="float">
            <text:p>0.019666433334351</text:p>
          </table:table-cell>
          <table:table-cell table:style-name="ce1" office:value-type="float" office:value="0.0181245803833008" calcext:value-type="float">
            <text:p>0.018124580383301</text:p>
          </table:table-cell>
          <table:table-cell table:style-name="ce1" office:value-type="float" office:value="0.0244183540344238" calcext:value-type="float">
            <text:p>0.024418354034424</text:p>
          </table:table-cell>
          <table:table-cell table:style-name="ce1" office:value-type="float" office:value="0.0179281234741211" calcext:value-type="float">
            <text:p>0.017928123474121</text:p>
          </table:table-cell>
          <table:table-cell table:style-name="ce1" office:value-type="float" office:value="22.6158244609833" calcext:value-type="float">
            <text:p>22.6158244609833</text:p>
          </table:table-cell>
          <table:table-cell table:style-name="ce1" office:value-type="float" office:value="0.0131821632385254" calcext:value-type="float">
            <text:p>0.013182163238525</text:p>
          </table:table-cell>
          <table:table-cell table:style-name="ce1" office:value-type="float" office:value="0.018230676651001" calcext:value-type="float">
            <text:p>0.018230676651001</text:p>
          </table:table-cell>
          <table:table-cell table:style-name="ce1" office:value-type="float" office:value="0.031043529510498" calcext:value-type="float">
            <text:p>0.031043529510498</text:p>
          </table:table-cell>
          <table:table-cell table:style-name="ce1" office:value-type="float" office:value="0.0257766246795654" calcext:value-type="float">
            <text:p>0.025776624679565</text:p>
          </table:table-cell>
          <table:table-cell table:style-name="ce1" office:value-type="float" office:value="0.0132639408111572" calcext:value-type="float">
            <text:p>0.013263940811157</text:p>
          </table:table-cell>
          <table:table-cell table:style-name="ce1" office:value-type="float" office:value="0.0375161170959473" calcext:value-type="float">
            <text:p>0.037516117095947</text:p>
          </table:table-cell>
          <table:table-cell table:style-name="ce1" office:value-type="float" office:value="0.0321242809295654" calcext:value-type="float">
            <text:p>0.032124280929565</text:p>
          </table:table-cell>
          <table:table-cell table:style-name="ce1" office:value-type="float" office:value="0.0399889945983887" calcext:value-type="float">
            <text:p>0.039988994598389</text:p>
          </table:table-cell>
          <table:table-cell table:style-name="ce1" office:value-type="float" office:value="22.2832593917847" calcext:value-type="float">
            <text:p>22.2832593917847</text:p>
          </table:table-cell>
          <table:table-cell table:style-name="ce1" office:value-type="float" office:value="0.0250921249389648" calcext:value-type="float">
            <text:p>0.025092124938965</text:p>
          </table:table-cell>
          <table:table-cell table:style-name="ce1" office:value-type="float" office:value="0.0356497764587402" calcext:value-type="float">
            <text:p>0.03564977645874</text:p>
          </table:table-cell>
          <table:table-cell table:style-name="ce1" office:value-type="float" office:value="43.4377517700195" calcext:value-type="float">
            <text:p>43.4377517700195</text:p>
          </table:table-cell>
          <table:table-cell table:style-name="ce1" office:value-type="float" office:value="0.0190832614898682" calcext:value-type="float">
            <text:p>0.019083261489868</text:p>
          </table:table-cell>
          <table:table-cell table:style-name="ce1" office:value-type="float" office:value="0.0178098678588867" calcext:value-type="float">
            <text:p>0.017809867858887</text:p>
          </table:table-cell>
          <table:table-cell table:style-name="ce1" office:value-type="float" office:value="0.0214269161224365" calcext:value-type="float">
            <text:p>0.021426916122437</text:p>
          </table:table-cell>
          <table:table-cell table:style-name="ce1" office:value-type="float" office:value="0.00643014907836914" calcext:value-type="float">
            <text:p>0.006430149078369</text:p>
          </table:table-cell>
          <table:table-cell table:style-name="ce1" office:value-type="float" office:value="0.033031702041626" calcext:value-type="float">
            <text:p>0.033031702041626</text:p>
          </table:table-cell>
          <table:table-cell table:style-name="ce1" office:value-type="float" office:value="0.0376181602478027" calcext:value-type="float">
            <text:p>0.037618160247803</text:p>
          </table:table-cell>
          <table:table-cell table:style-name="ce1" office:value-type="float" office:value="0.122500896453857" calcext:value-type="float">
            <text:p>0.122500896453857</text:p>
          </table:table-cell>
          <table:table-cell table:style-name="ce1" office:value-type="float" office:value="0.0535259246826172" calcext:value-type="float">
            <text:p>0.053525924682617</text:p>
          </table:table-cell>
          <table:table-cell table:style-name="ce1" office:value-type="float" office:value="21.2756006717682" calcext:value-type="float">
            <text:p>21.2756006717682</text:p>
          </table:table-cell>
          <table:table-cell table:style-name="ce1" office:value-type="float" office:value="0.09161376953125" calcext:value-type="float">
            <text:p>0.09161376953125</text:p>
          </table:table-cell>
          <table:table-cell table:style-name="ce1" office:value-type="float" office:value="0.0130448341369629" calcext:value-type="float">
            <text:p>0.013044834136963</text:p>
          </table:table-cell>
          <table:table-cell table:style-name="ce1" office:value-type="float" office:value="0.0401890277862549" calcext:value-type="float">
            <text:p>0.040189027786255</text:p>
          </table:table-cell>
          <table:table-cell table:style-name="ce1" office:value-type="float" office:value="0.0296692848205566" calcext:value-type="float">
            <text:p>0.029669284820557</text:p>
          </table:table-cell>
          <table:table-cell table:style-name="ce1" office:value-type="float" office:value="0.0162677764892578" calcext:value-type="float">
            <text:p>0.016267776489258</text:p>
          </table:table-cell>
          <table:table-cell table:style-name="ce1" office:value-type="float" office:value="0.0124361515045166" calcext:value-type="float">
            <text:p>0.012436151504517</text:p>
          </table:table-cell>
          <table:table-cell table:style-name="ce1" office:value-type="float" office:value="0.0328705310821533" calcext:value-type="float">
            <text:p>0.032870531082153</text:p>
          </table:table-cell>
          <table:table-cell table:style-name="ce1" office:value-type="float" office:value="0.00896811485290527" calcext:value-type="float">
            <text:p>0.008968114852905</text:p>
          </table:table-cell>
          <table:table-cell table:style-name="ce1" office:value-type="float" office:value="20.3169167041779" calcext:value-type="float">
            <text:p>20.3169167041779</text:p>
          </table:table-cell>
          <table:table-cell table:style-name="ce1" office:value-type="float" office:value="0.919878959655762" calcext:value-type="float">
            <text:p>0.919878959655762</text:p>
          </table:table-cell>
          <table:table-cell table:style-name="ce1" office:value-type="float" office:value="0.0130362510681152" calcext:value-type="float">
            <text:p>0.013036251068115</text:p>
          </table:table-cell>
          <table:table-cell table:style-name="ce1" office:value-type="float" office:value="43.2397599220276" calcext:value-type="float">
            <text:p>43.2397599220276</text:p>
          </table:table-cell>
          <table:table-cell table:style-name="ce1" office:value-type="float" office:value="1.7541332244873" calcext:value-type="float">
            <text:p>1.7541332244873</text:p>
          </table:table-cell>
          <table:table-cell table:style-name="ce1" office:value-type="float" office:value="0.0326306819915771" calcext:value-type="float">
            <text:p>0.032630681991577</text:p>
          </table:table-cell>
          <table:table-cell table:style-name="ce1" office:value-type="float" office:value="0.0126926898956299" calcext:value-type="float">
            <text:p>0.01269268989563</text:p>
          </table:table-cell>
          <table:table-cell table:style-name="ce1" office:value-type="float" office:value="0.0409564971923828" calcext:value-type="float">
            <text:p>0.040956497192383</text:p>
          </table:table-cell>
          <table:table-cell table:style-name="ce1" office:value-type="float" office:value="0.0318975448608398" calcext:value-type="float">
            <text:p>0.03189754486084</text:p>
          </table:table-cell>
          <table:table-cell table:style-name="ce1" office:value-type="float" office:value="0.0185799598693848" calcext:value-type="float">
            <text:p>0.018579959869385</text:p>
          </table:table-cell>
          <table:table-cell table:style-name="ce1" office:value-type="float" office:value="0.0167970657348633" calcext:value-type="float">
            <text:p>0.016797065734863</text:p>
          </table:table-cell>
          <table:table-cell table:style-name="ce1" office:value-type="float" office:value="0.0202205181121826" calcext:value-type="float">
            <text:p>0.020220518112183</text:p>
          </table:table-cell>
          <table:table-cell table:style-name="ce1" office:value-type="float" office:value="17.6369209289551" calcext:value-type="float">
            <text:p>17.6369209289551</text:p>
          </table:table-cell>
          <table:table-cell table:style-name="ce1" office:value-type="float" office:value="3.3668487071991" calcext:value-type="float">
            <text:p>3.3668487071991</text:p>
          </table:table-cell>
          <table:table-cell table:style-name="ce1" office:value-type="float" office:value="0.924383878707886" calcext:value-type="float">
            <text:p>0.924383878707886</text:p>
          </table:table-cell>
          <table:table-cell table:style-name="ce1" office:value-type="float" office:value="0.017359733581543" calcext:value-type="float">
            <text:p>0.017359733581543</text:p>
          </table:table-cell>
          <table:table-cell table:style-name="ce1" office:value-type="float" office:value="0.0107231140136719" calcext:value-type="float">
            <text:p>0.010723114013672</text:p>
          </table:table-cell>
          <table:table-cell table:style-name="ce1" office:value-type="float" office:value="0.00851726531982422" calcext:value-type="float">
            <text:p>0.008517265319824</text:p>
          </table:table-cell>
          <table:table-cell table:style-name="ce1" office:value-type="float" office:value="0.00767230987548828" calcext:value-type="float">
            <text:p>0.007672309875488</text:p>
          </table:table-cell>
          <table:table-cell table:style-name="ce1" office:value-type="float" office:value="0.00886964797973633" calcext:value-type="float">
            <text:p>0.008869647979736</text:p>
          </table:table-cell>
          <table:table-cell table:style-name="ce1" office:value-type="float" office:value="0.0196952819824219" calcext:value-type="float">
            <text:p>0.019695281982422</text:p>
          </table:table-cell>
          <table:table-cell table:style-name="ce1" office:value-type="float" office:value="16.931159734726" calcext:value-type="float">
            <text:p>16.931159734726</text:p>
          </table:table-cell>
          <table:table-cell table:style-name="ce1" office:value-type="float" office:value="5.78051900863647" calcext:value-type="float">
            <text:p>5.78051900863647</text:p>
          </table:table-cell>
          <table:table-cell table:style-name="ce1" office:value-type="float" office:value="0.0200629234313965" calcext:value-type="float">
            <text:p>0.020062923431397</text:p>
          </table:table-cell>
          <table:table-cell table:style-name="ce1" office:value-type="float" office:value="40.5512144565582" calcext:value-type="float">
            <text:p>40.5512144565582</text:p>
          </table:table-cell>
          <table:table-cell table:style-name="ce1" office:value-type="float" office:value="1.84149789810181" calcext:value-type="float">
            <text:p>1.84149789810181</text:p>
          </table:table-cell>
          <table:table-cell table:style-name="ce1" office:value-type="float" office:value="0.425044775009155" calcext:value-type="float">
            <text:p>0.425044775009155</text:p>
          </table:table-cell>
          <table:table-cell table:style-name="ce1" office:value-type="float" office:value="1.46012210845947" calcext:value-type="float">
            <text:p>1.46012210845947</text:p>
          </table:table-cell>
          <table:table-cell table:style-name="ce1" office:value-type="float" office:value="0.765390872955322" calcext:value-type="float">
            <text:p>0.765390872955322</text:p>
          </table:table-cell>
          <table:table-cell table:style-name="ce1" office:value-type="float" office:value="0.0250375270843506" calcext:value-type="float">
            <text:p>0.025037527084351</text:p>
          </table:table-cell>
          <table:table-cell table:style-name="ce1" office:value-type="float" office:value="0.0125234127044678" calcext:value-type="float">
            <text:p>0.012523412704468</text:p>
          </table:table-cell>
          <table:table-cell table:style-name="ce1" office:value-type="float" office:value="0.0295367240905762" calcext:value-type="float">
            <text:p>0.029536724090576</text:p>
          </table:table-cell>
          <table:table-cell table:style-name="ce1" office:value-type="float" office:value="0.0181517601013184" calcext:value-type="float">
            <text:p>0.018151760101318</text:p>
          </table:table-cell>
          <table:table-cell table:style-name="ce1" office:value-type="float" office:value="13.4223616123199" calcext:value-type="float">
            <text:p>13.4223616123199</text:p>
          </table:table-cell>
          <table:table-cell table:style-name="ce1" office:value-type="float" office:value="6.60389852523804" calcext:value-type="float">
            <text:p>6.60389852523804</text:p>
          </table:table-cell>
          <table:table-cell table:style-name="ce1" office:value-type="float" office:value="0.0223708152770996" calcext:value-type="float">
            <text:p>0.0223708152771</text:p>
          </table:table-cell>
          <table:table-cell table:style-name="ce1" office:value-type="float" office:value="0.0157642364501953" calcext:value-type="float">
            <text:p>0.015764236450195</text:p>
          </table:table-cell>
          <table:table-cell table:style-name="ce1" office:value-type="float" office:value="1.14784932136536" calcext:value-type="float">
            <text:p>1.14784932136536</text:p>
          </table:table-cell>
          <table:table-cell table:style-name="ce1" office:value-type="float" office:value="0.0411694049835205" calcext:value-type="float">
            <text:p>0.041169404983521</text:p>
          </table:table-cell>
          <table:table-cell table:style-name="ce1" office:value-type="float" office:value="0.0118002891540527" calcext:value-type="float">
            <text:p>0.011800289154053</text:p>
          </table:table-cell>
          <table:table-cell table:style-name="ce1" office:value-type="float" office:value="0.0191311836242676" calcext:value-type="float">
            <text:p>0.019131183624268</text:p>
          </table:table-cell>
          <table:table-cell table:style-name="ce1" office:value-type="float" office:value="0.0216748714447021" calcext:value-type="float">
            <text:p>0.021674871444702</text:p>
          </table:table-cell>
          <table:table-cell table:style-name="ce1" office:value-type="float" office:value="12.1988656520844" calcext:value-type="float">
            <text:p>12.1988656520844</text:p>
          </table:table-cell>
          <table:table-cell table:style-name="ce1" office:value-type="float" office:value="8.82451629638672" calcext:value-type="float">
            <text:p>8.82451629638672</text:p>
          </table:table-cell>
          <table:table-cell table:style-name="ce1" office:value-type="float" office:value="0.133067607879639" calcext:value-type="float">
            <text:p>0.133067607879639</text:p>
          </table:table-cell>
          <table:table-cell table:style-name="ce1" office:value-type="float" office:value="47.4735867977142" calcext:value-type="float">
            <text:p>47.4735867977142</text:p>
          </table:table-cell>
          <table:table-cell table:style-name="ce1" office:value-type="float" office:value="0.0291104316711426" calcext:value-type="float">
            <text:p>0.029110431671143</text:p>
          </table:table-cell>
          <table:table-cell table:style-name="ce1" office:value-type="float" office:value="1.01225471496582" calcext:value-type="float">
            <text:p>1.01225471496582</text:p>
          </table:table-cell>
          <table:table-cell table:style-name="ce1" office:value-type="float" office:value="0.0104084014892578" calcext:value-type="float">
            <text:p>0.010408401489258</text:p>
          </table:table-cell>
          <table:table-cell table:style-name="ce1" office:value-type="float" office:value="0.0241348743438721" calcext:value-type="float">
            <text:p>0.024134874343872</text:p>
          </table:table-cell>
          <table:table-cell table:style-name="ce1" office:value-type="float" office:value="0.00675868988037109" calcext:value-type="float">
            <text:p>0.006758689880371</text:p>
          </table:table-cell>
          <table:table-cell table:style-name="ce1" office:value-type="float" office:value="0.0286862850189209" calcext:value-type="float">
            <text:p>0.028686285018921</text:p>
          </table:table-cell>
          <table:table-cell table:style-name="ce1" office:value-type="float" office:value="0.0269496440887451" calcext:value-type="float">
            <text:p>0.026949644088745</text:p>
          </table:table-cell>
          <table:table-cell table:style-name="ce1" office:value-type="float" office:value="0.0167524814605713" calcext:value-type="float">
            <text:p>0.016752481460571</text:p>
          </table:table-cell>
          <table:table-cell table:style-name="ce1" office:value-type="float" office:value="19.2894325256348" calcext:value-type="float">
            <text:p>19.2894325256348</text:p>
          </table:table-cell>
          <table:table-cell table:style-name="ce1" office:value-type="float" office:value="0.035956859588623" calcext:value-type="float">
            <text:p>0.035956859588623</text:p>
          </table:table-cell>
          <table:table-cell table:style-name="ce1" office:value-type="float" office:value="2.40625643730164" calcext:value-type="float">
            <text:p>2.40625643730164</text:p>
          </table:table-cell>
          <table:table-cell table:style-name="ce1" office:value-type="float" office:value="0.0182204246520996" calcext:value-type="float">
            <text:p>0.0182204246521</text:p>
          </table:table-cell>
          <table:table-cell table:style-name="ce1" office:value-type="float" office:value="0.0176453590393066" calcext:value-type="float">
            <text:p>0.017645359039307</text:p>
          </table:table-cell>
          <table:table-cell table:style-name="ce1" office:value-type="float" office:value="0.0123574733734131" calcext:value-type="float">
            <text:p>0.012357473373413</text:p>
          </table:table-cell>
          <table:table-cell table:style-name="ce1" office:value-type="float" office:value="0.0433862209320068" calcext:value-type="float">
            <text:p>0.043386220932007</text:p>
          </table:table-cell>
          <table:table-cell table:style-name="ce1" office:value-type="float" office:value="0.0089879035949707" calcext:value-type="float">
            <text:p>0.008987903594971</text:p>
          </table:table-cell>
          <table:table-cell table:style-name="ce1" office:value-type="float" office:value="0.0365400314331055" calcext:value-type="float">
            <text:p>0.036540031433106</text:p>
          </table:table-cell>
          <table:table-cell table:style-name="ce1" office:value-type="float" office:value="23.3492941856384" calcext:value-type="float">
            <text:p>23.3492941856384</text:p>
          </table:table-cell>
          <table:table-cell table:style-name="ce1" office:value-type="float" office:value="0.0167868137359619" calcext:value-type="float">
            <text:p>0.016786813735962</text:p>
          </table:table-cell>
          <table:table-cell table:style-name="ce1" office:value-type="float" office:value="0.0319721698760986" calcext:value-type="float">
            <text:p>0.031972169876099</text:p>
          </table:table-cell>
          <table:table-cell table:style-name="ce1" office:value-type="float" office:value="3.87745580077171" calcext:value-type="float">
            <text:p>3.87745580077171</text:p>
          </table:table-cell>
          <table:table-cell table:style-name="ce1" office:value-type="float" office:value="0.00643014907836914" calcext:value-type="float">
            <text:p>0.006430149078369</text:p>
          </table:table-cell>
          <table:table-cell table:style-name="ce1" office:value-type="float" office:value="47.4735867977142" calcext:value-type="float">
            <text:p>47.4735867977142</text:p>
          </table:table-cell>
          <table:table-cell table:style-name="ce1" office:value-type="float" office:value="403.255403280258" calcext:value-type="float">
            <text:p>403.255403280258</text:p>
          </table:table-cell>
          <table:table-cell table:formula="of:=[.DF13]" office:value-type="float" office:value="403.255403280258" calcext:value-type="float">
            <text:p>403.255403280258</text:p>
          </table:table-cell>
        </table:table-row>
        <table:table-row table:style-name="ro1">
          <table:table-cell table:style-name="ce1" office:value-type="string" calcext:value-type="string">
            <text:p>num_workers = 10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354835987091064" calcext:value-type="float">
            <text:p>0.035483598709106</text:p>
          </table:table-cell>
          <table:table-cell table:style-name="ce1" office:value-type="float" office:value="0.036238431930542" calcext:value-type="float">
            <text:p>0.036238431930542</text:p>
          </table:table-cell>
          <table:table-cell table:style-name="ce1" office:value-type="float" office:value="0.987944602966309" calcext:value-type="float">
            <text:p>0.987944602966309</text:p>
          </table:table-cell>
          <table:table-cell table:style-name="ce1" office:value-type="float" office:value="0.620714902877808" calcext:value-type="float">
            <text:p>0.620714902877808</text:p>
          </table:table-cell>
          <table:table-cell table:style-name="ce1" office:value-type="float" office:value="0.0215742588043213" calcext:value-type="float">
            <text:p>0.021574258804321</text:p>
          </table:table-cell>
          <table:table-cell table:style-name="ce1" office:value-type="float" office:value="1.01696181297302" calcext:value-type="float">
            <text:p>1.01696181297302</text:p>
          </table:table-cell>
          <table:table-cell table:style-name="ce1" office:value-type="float" office:value="0.0366041660308838" calcext:value-type="float">
            <text:p>0.036604166030884</text:p>
          </table:table-cell>
          <table:table-cell table:style-name="ce1" office:value-type="float" office:value="0.0392770767211914" calcext:value-type="float">
            <text:p>0.039277076721191</text:p>
          </table:table-cell>
          <table:table-cell table:style-name="ce1" office:value-type="float" office:value="0.0260779857635498" calcext:value-type="float">
            <text:p>0.02607798576355</text:p>
          </table:table-cell>
          <table:table-cell table:style-name="ce1" office:value-type="float" office:value="20.4986243247986" calcext:value-type="float">
            <text:p>20.4986243247986</text:p>
          </table:table-cell>
          <table:table-cell table:style-name="ce1" office:value-type="float" office:value="0.0291965007781982" calcext:value-type="float">
            <text:p>0.029196500778198</text:p>
          </table:table-cell>
          <table:table-cell table:style-name="ce1" office:value-type="float" office:value="0.0300552845001221" calcext:value-type="float">
            <text:p>0.030055284500122</text:p>
          </table:table-cell>
          <table:table-cell table:style-name="ce1" office:value-type="float" office:value="3.50823855400085" calcext:value-type="float">
            <text:p>3.50823855400085</text:p>
          </table:table-cell>
          <table:table-cell table:style-name="ce1" office:value-type="float" office:value="0.0175020694732666" calcext:value-type="float">
            <text:p>0.017502069473267</text:p>
          </table:table-cell>
          <table:table-cell table:style-name="ce1" office:value-type="float" office:value="0.0239641666412354" calcext:value-type="float">
            <text:p>0.023964166641235</text:p>
          </table:table-cell>
          <table:table-cell table:style-name="ce1" office:value-type="float" office:value="0.599768161773682" calcext:value-type="float">
            <text:p>0.599768161773682</text:p>
          </table:table-cell>
          <table:table-cell table:style-name="ce1" office:value-type="float" office:value="0.0124988555908203" calcext:value-type="float">
            <text:p>0.01249885559082</text:p>
          </table:table-cell>
          <table:table-cell table:style-name="ce1" office:value-type="float" office:value="0.0112473964691162" calcext:value-type="float">
            <text:p>0.011247396469116</text:p>
          </table:table-cell>
          <table:table-cell table:style-name="ce1" office:value-type="float" office:value="0.0116074085235596" calcext:value-type="float">
            <text:p>0.01160740852356</text:p>
          </table:table-cell>
          <table:table-cell table:style-name="ce1" office:value-type="float" office:value="19.7091417312622" calcext:value-type="float">
            <text:p>19.7091417312622</text:p>
          </table:table-cell>
          <table:table-cell table:style-name="ce1" office:value-type="float" office:value="57.0829584598541" calcext:value-type="float">
            <text:p>57.0829584598541</text:p>
          </table:table-cell>
          <table:table-cell table:style-name="ce1" office:value-type="float" office:value="5.76651906967163" calcext:value-type="float">
            <text:p>5.76651906967163</text:p>
          </table:table-cell>
          <table:table-cell table:style-name="ce1" office:value-type="float" office:value="0.0134055614471436" calcext:value-type="float">
            <text:p>0.013405561447144</text:p>
          </table:table-cell>
          <table:table-cell table:style-name="ce1" office:value-type="float" office:value="0.00968194007873535" calcext:value-type="float">
            <text:p>0.009681940078735</text:p>
          </table:table-cell>
          <table:table-cell table:style-name="ce1" office:value-type="float" office:value="0.00942587852478027" calcext:value-type="float">
            <text:p>0.00942587852478</text:p>
          </table:table-cell>
          <table:table-cell table:style-name="ce1" office:value-type="float" office:value="0.0214738845825195" calcext:value-type="float">
            <text:p>0.02147388458252</text:p>
          </table:table-cell>
          <table:table-cell table:style-name="ce1" office:value-type="float" office:value="0.0223124027252197" calcext:value-type="float">
            <text:p>0.02231240272522</text:p>
          </table:table-cell>
          <table:table-cell table:style-name="ce1" office:value-type="float" office:value="0.0307853221893311" calcext:value-type="float">
            <text:p>0.030785322189331</text:p>
          </table:table-cell>
          <table:table-cell table:style-name="ce1" office:value-type="float" office:value="0.0371987819671631" calcext:value-type="float">
            <text:p>0.037198781967163</text:p>
          </table:table-cell>
          <table:table-cell table:style-name="ce1" office:value-type="float" office:value="0.0204489231109619" calcext:value-type="float">
            <text:p>0.020448923110962</text:p>
          </table:table-cell>
          <table:table-cell table:style-name="ce1" office:value-type="float" office:value="17.8903691768646" calcext:value-type="float">
            <text:p>17.8903691768646</text:p>
          </table:table-cell>
          <table:table-cell table:style-name="ce1" office:value-type="float" office:value="4.78105568885803" calcext:value-type="float">
            <text:p>4.78105568885803</text:p>
          </table:table-cell>
          <table:table-cell table:style-name="ce1" office:value-type="float" office:value="0.0114150047302246" calcext:value-type="float">
            <text:p>0.011415004730225</text:p>
          </table:table-cell>
          <table:table-cell table:style-name="ce1" office:value-type="float" office:value="0.0164351463317871" calcext:value-type="float">
            <text:p>0.016435146331787</text:p>
          </table:table-cell>
          <table:table-cell table:style-name="ce1" office:value-type="float" office:value="0.0302658081054687" calcext:value-type="float">
            <text:p>0.030265808105469</text:p>
          </table:table-cell>
          <table:table-cell table:style-name="ce1" office:value-type="float" office:value="0.0243706703186035" calcext:value-type="float">
            <text:p>0.024370670318604</text:p>
          </table:table-cell>
          <table:table-cell table:style-name="ce1" office:value-type="float" office:value="0.018857479095459" calcext:value-type="float">
            <text:p>0.018857479095459</text:p>
          </table:table-cell>
          <table:table-cell table:style-name="ce1" office:value-type="float" office:value="0.0140063762664795" calcext:value-type="float">
            <text:p>0.01400637626648</text:p>
          </table:table-cell>
          <table:table-cell table:style-name="ce1" office:value-type="float" office:value="0.012772798538208" calcext:value-type="float">
            <text:p>0.012772798538208</text:p>
          </table:table-cell>
          <table:table-cell table:style-name="ce1" office:value-type="float" office:value="0.0428557395935059" calcext:value-type="float">
            <text:p>0.042855739593506</text:p>
          </table:table-cell>
          <table:table-cell table:style-name="ce1" office:value-type="float" office:value="19.1441552639008" calcext:value-type="float">
            <text:p>19.1441552639008</text:p>
          </table:table-cell>
          <table:table-cell table:style-name="ce1" office:value-type="float" office:value="59.1049785614014" calcext:value-type="float">
            <text:p>59.1049785614014</text:p>
          </table:table-cell>
          <table:table-cell table:style-name="ce1" office:value-type="float" office:value="0.0209929943084717" calcext:value-type="float">
            <text:p>0.020992994308472</text:p>
          </table:table-cell>
          <table:table-cell table:style-name="ce1" office:value-type="float" office:value="0.0243539810180664" calcext:value-type="float">
            <text:p>0.024353981018066</text:p>
          </table:table-cell>
          <table:table-cell table:style-name="ce1" office:value-type="float" office:value="0.0170400142669678" calcext:value-type="float">
            <text:p>0.017040014266968</text:p>
          </table:table-cell>
          <table:table-cell table:style-name="ce1" office:value-type="float" office:value="0.0252244472503662" calcext:value-type="float">
            <text:p>0.025224447250366</text:p>
          </table:table-cell>
          <table:table-cell table:style-name="ce1" office:value-type="float" office:value="0.0169579982757568" calcext:value-type="float">
            <text:p>0.016957998275757</text:p>
          </table:table-cell>
          <table:table-cell table:style-name="ce1" office:value-type="float" office:value="0.0193338394165039" calcext:value-type="float">
            <text:p>0.019333839416504</text:p>
          </table:table-cell>
          <table:table-cell table:style-name="ce1" office:value-type="float" office:value="0.0100650787353516" calcext:value-type="float">
            <text:p>0.010065078735352</text:p>
          </table:table-cell>
          <table:table-cell table:style-name="ce1" office:value-type="float" office:value="0.0237956047058105" calcext:value-type="float">
            <text:p>0.023795604705811</text:p>
          </table:table-cell>
          <table:table-cell table:style-name="ce1" office:value-type="float" office:value="0.025209903717041" calcext:value-type="float">
            <text:p>0.025209903717041</text:p>
          </table:table-cell>
          <table:table-cell table:style-name="ce1" office:value-type="float" office:value="24.7376384735107" calcext:value-type="float">
            <text:p>24.7376384735107</text:p>
          </table:table-cell>
          <table:table-cell table:style-name="ce1" office:value-type="float" office:value="0.00707340240478516" calcext:value-type="float">
            <text:p>0.007073402404785</text:p>
          </table:table-cell>
          <table:table-cell table:style-name="ce1" office:value-type="float" office:value="0.0255305767059326" calcext:value-type="float">
            <text:p>0.025530576705933</text:p>
          </table:table-cell>
          <table:table-cell table:style-name="ce1" office:value-type="float" office:value="0.0178563594818115" calcext:value-type="float">
            <text:p>0.017856359481812</text:p>
          </table:table-cell>
          <table:table-cell table:style-name="ce1" office:value-type="float" office:value="0.0374438762664795" calcext:value-type="float">
            <text:p>0.03744387626648</text:p>
          </table:table-cell>
          <table:table-cell table:style-name="ce1" office:value-type="float" office:value="0.00913405418395996" calcext:value-type="float">
            <text:p>0.00913405418396</text:p>
          </table:table-cell>
          <table:table-cell table:style-name="ce1" office:value-type="float" office:value="0.0256633758544922" calcext:value-type="float">
            <text:p>0.025663375854492</text:p>
          </table:table-cell>
          <table:table-cell table:style-name="ce1" office:value-type="float" office:value="0.0250277519226074" calcext:value-type="float">
            <text:p>0.025027751922607</text:p>
          </table:table-cell>
          <table:table-cell table:style-name="ce1" office:value-type="float" office:value="0.020836353302002" calcext:value-type="float">
            <text:p>0.020836353302002</text:p>
          </table:table-cell>
          <table:table-cell table:style-name="ce1" office:value-type="float" office:value="0.0391099452972412" calcext:value-type="float">
            <text:p>0.039109945297241</text:p>
          </table:table-cell>
          <table:table-cell table:style-name="ce1" office:value-type="float" office:value="21.9607257843018" calcext:value-type="float">
            <text:p>21.9607257843018</text:p>
          </table:table-cell>
          <table:table-cell table:style-name="ce1" office:value-type="float" office:value="65.7961504459381" calcext:value-type="float">
            <text:p>65.7961504459381</text:p>
          </table:table-cell>
          <table:table-cell table:style-name="ce1" office:value-type="float" office:value="3.50353908538818" calcext:value-type="float">
            <text:p>3.50353908538818</text:p>
          </table:table-cell>
          <table:table-cell table:style-name="ce1" office:value-type="float" office:value="0.0266990661621094" calcext:value-type="float">
            <text:p>0.026699066162109</text:p>
          </table:table-cell>
          <table:table-cell table:style-name="ce1" office:value-type="float" office:value="0.869616746902466" calcext:value-type="float">
            <text:p>0.869616746902466</text:p>
          </table:table-cell>
          <table:table-cell table:style-name="ce1" office:value-type="float" office:value="0.0332269668579102" calcext:value-type="float">
            <text:p>0.03322696685791</text:p>
          </table:table-cell>
          <table:table-cell table:style-name="ce1" office:value-type="float" office:value="0.017390251159668" calcext:value-type="float">
            <text:p>0.017390251159668</text:p>
          </table:table-cell>
          <table:table-cell table:style-name="ce1" office:value-type="float" office:value="0.0293281078338623" calcext:value-type="float">
            <text:p>0.029328107833862</text:p>
          </table:table-cell>
          <table:table-cell table:style-name="ce1" office:value-type="float" office:value="0.026179313659668" calcext:value-type="float">
            <text:p>0.026179313659668</text:p>
          </table:table-cell>
          <table:table-cell table:style-name="ce1" office:value-type="float" office:value="0.0208404064178467" calcext:value-type="float">
            <text:p>0.020840406417847</text:p>
          </table:table-cell>
          <table:table-cell table:style-name="ce1" office:value-type="float" office:value="0.0416274070739746" calcext:value-type="float">
            <text:p>0.041627407073975</text:p>
          </table:table-cell>
          <table:table-cell table:style-name="ce1" office:value-type="float" office:value="17.3888721466064" calcext:value-type="float">
            <text:p>17.3888721466064</text:p>
          </table:table-cell>
          <table:table-cell table:style-name="ce1" office:value-type="float" office:value="6.90373587608337" calcext:value-type="float">
            <text:p>6.90373587608337</text:p>
          </table:table-cell>
          <table:table-cell table:style-name="ce1" office:value-type="float" office:value="0.0458829402923584" calcext:value-type="float">
            <text:p>0.045882940292358</text:p>
          </table:table-cell>
          <table:table-cell table:style-name="ce1" office:value-type="float" office:value="0.00890564918518066" calcext:value-type="float">
            <text:p>0.008905649185181</text:p>
          </table:table-cell>
          <table:table-cell table:style-name="ce1" office:value-type="float" office:value="0.0318808555603027" calcext:value-type="float">
            <text:p>0.031880855560303</text:p>
          </table:table-cell>
          <table:table-cell table:style-name="ce1" office:value-type="float" office:value="0.059147834777832" calcext:value-type="float">
            <text:p>0.059147834777832</text:p>
          </table:table-cell>
          <table:table-cell table:style-name="ce1" office:value-type="float" office:value="0.0374822616577148" calcext:value-type="float">
            <text:p>0.037482261657715</text:p>
          </table:table-cell>
          <table:table-cell table:style-name="ce1" office:value-type="float" office:value="0.0815949440002441" calcext:value-type="float">
            <text:p>0.081594944000244</text:p>
          </table:table-cell>
          <table:table-cell table:style-name="ce1" office:value-type="float" office:value="0.0192368030548096" calcext:value-type="float">
            <text:p>0.01923680305481</text:p>
          </table:table-cell>
          <table:table-cell table:style-name="ce1" office:value-type="float" office:value="0.0825309753417969" calcext:value-type="float">
            <text:p>0.082530975341797</text:p>
          </table:table-cell>
          <table:table-cell table:style-name="ce1" office:value-type="float" office:value="15.918868303299" calcext:value-type="float">
            <text:p>15.918868303299</text:p>
          </table:table-cell>
          <table:table-cell table:style-name="ce1" office:value-type="float" office:value="56.5828392505646" calcext:value-type="float">
            <text:p>56.5828392505646</text:p>
          </table:table-cell>
          <table:table-cell table:style-name="ce1" office:value-type="float" office:value="0.0191218852996826" calcext:value-type="float">
            <text:p>0.019121885299683</text:p>
          </table:table-cell>
          <table:table-cell table:style-name="ce1" office:value-type="float" office:value="1.49694848060608" calcext:value-type="float">
            <text:p>1.49694848060608</text:p>
          </table:table-cell>
          <table:table-cell table:style-name="ce1" office:value-type="float" office:value="0.0249752998352051" calcext:value-type="float">
            <text:p>0.024975299835205</text:p>
          </table:table-cell>
          <table:table-cell table:style-name="ce1" office:value-type="float" office:value="0.0361759662628174" calcext:value-type="float">
            <text:p>0.036175966262817</text:p>
          </table:table-cell>
          <table:table-cell table:style-name="ce1" office:value-type="float" office:value="0.0238170623779297" calcext:value-type="float">
            <text:p>0.02381706237793</text:p>
          </table:table-cell>
          <table:table-cell table:style-name="ce1" office:value-type="float" office:value="0.0269777774810791" calcext:value-type="float">
            <text:p>0.026977777481079</text:p>
          </table:table-cell>
          <table:table-cell table:style-name="ce1" office:value-type="float" office:value="0.0186531543731689" calcext:value-type="float">
            <text:p>0.018653154373169</text:p>
          </table:table-cell>
          <table:table-cell table:style-name="ce1" office:value-type="float" office:value="0.0204398632049561" calcext:value-type="float">
            <text:p>0.020439863204956</text:p>
          </table:table-cell>
          <table:table-cell table:style-name="ce1" office:value-type="float" office:value="0.0362138748168945" calcext:value-type="float">
            <text:p>0.036213874816895</text:p>
          </table:table-cell>
          <table:table-cell table:style-name="ce1" office:value-type="float" office:value="19.2255370616913" calcext:value-type="float">
            <text:p>19.2255370616913</text:p>
          </table:table-cell>
          <table:table-cell table:style-name="ce1" office:value-type="float" office:value="0.0077207088470459" calcext:value-type="float">
            <text:p>0.007720708847046</text:p>
          </table:table-cell>
          <table:table-cell table:style-name="ce1" office:value-type="float" office:value="4.99790716171265" calcext:value-type="float">
            <text:p>4.99790716171265</text:p>
          </table:table-cell>
          <table:table-cell table:style-name="ce1" office:value-type="float" office:value="0.0127887725830078" calcext:value-type="float">
            <text:p>0.012788772583008</text:p>
          </table:table-cell>
          <table:table-cell table:style-name="ce1" office:value-type="float" office:value="0.017909049987793" calcext:value-type="float">
            <text:p>0.017909049987793</text:p>
          </table:table-cell>
          <table:table-cell table:style-name="ce1" office:value-type="float" office:value="0.0272285938262939" calcext:value-type="float">
            <text:p>0.027228593826294</text:p>
          </table:table-cell>
          <table:table-cell table:style-name="ce1" office:value-type="float" office:value="1.35686826705933" calcext:value-type="float">
            <text:p>1.35686826705933</text:p>
          </table:table-cell>
          <table:table-cell table:style-name="ce1" office:value-type="float" office:value="0.0318844318389893" calcext:value-type="float">
            <text:p>0.031884431838989</text:p>
          </table:table-cell>
          <table:table-cell table:style-name="ce1" office:value-type="float" office:value="0.0211317539215088" calcext:value-type="float">
            <text:p>0.021131753921509</text:p>
          </table:table-cell>
          <table:table-cell table:style-name="ce1" office:value-type="float" office:value="0.0231578350067139" calcext:value-type="float">
            <text:p>0.023157835006714</text:p>
          </table:table-cell>
          <table:table-cell table:style-name="ce1" office:value-type="float" office:value="17.9870626926422" calcext:value-type="float">
            <text:p>17.9870626926422</text:p>
          </table:table-cell>
          <table:table-cell table:style-name="ce1" office:value-type="float" office:value="4.53274594591214" calcext:value-type="float">
            <text:p>4.53274594591214</text:p>
          </table:table-cell>
          <table:table-cell table:style-name="ce1" office:value-type="float" office:value="0.00707340240478516" calcext:value-type="float">
            <text:p>0.007073402404785</text:p>
          </table:table-cell>
          <table:table-cell table:style-name="ce1" office:value-type="float" office:value="65.7961504459381" calcext:value-type="float">
            <text:p>65.7961504459381</text:p>
          </table:table-cell>
          <table:table-cell table:style-name="ce1" office:value-type="float" office:value="471.405578374863" calcext:value-type="float">
            <text:p>471.405578374863</text:p>
          </table:table-cell>
          <table:table-cell table:formula="of:=[.DF14]" office:value-type="float" office:value="471.405578374863" calcext:value-type="float">
            <text:p>471.405578374863</text:p>
          </table:table-cell>
        </table:table-row>
        <table:table-row table:style-name="ro1">
          <table:table-cell table:style-name="ce1" office:value-type="string" calcext:value-type="string">
            <text:p>num_workers = 11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107569694519043" calcext:value-type="float">
            <text:p>0.010756969451904</text:p>
          </table:table-cell>
          <table:table-cell table:style-name="ce1" office:value-type="float" office:value="0.0260581970214844" calcext:value-type="float">
            <text:p>0.026058197021484</text:p>
          </table:table-cell>
          <table:table-cell table:style-name="ce1" office:value-type="float" office:value="0.0331695079803467" calcext:value-type="float">
            <text:p>0.033169507980347</text:p>
          </table:table-cell>
          <table:table-cell table:style-name="ce1" office:value-type="float" office:value="0.00931286811828613" calcext:value-type="float">
            <text:p>0.009312868118286</text:p>
          </table:table-cell>
          <table:table-cell table:style-name="ce1" office:value-type="float" office:value="0.00942254066467285" calcext:value-type="float">
            <text:p>0.009422540664673</text:p>
          </table:table-cell>
          <table:table-cell table:style-name="ce1" office:value-type="float" office:value="0.00819253921508789" calcext:value-type="float">
            <text:p>0.008192539215088</text:p>
          </table:table-cell>
          <table:table-cell table:style-name="ce1" office:value-type="float" office:value="0.00929117202758789" calcext:value-type="float">
            <text:p>0.009291172027588</text:p>
          </table:table-cell>
          <table:table-cell table:style-name="ce1" office:value-type="float" office:value="0.00813198089599609" calcext:value-type="float">
            <text:p>0.008131980895996</text:p>
          </table:table-cell>
          <table:table-cell table:style-name="ce1" office:value-type="float" office:value="0.0104804039001465" calcext:value-type="float">
            <text:p>0.010480403900147</text:p>
          </table:table-cell>
          <table:table-cell table:style-name="ce1" office:value-type="float" office:value="0.0090031623840332" calcext:value-type="float">
            <text:p>0.009003162384033</text:p>
          </table:table-cell>
          <table:table-cell table:style-name="ce1" office:value-type="float" office:value="27.813791513443" calcext:value-type="float">
            <text:p>27.813791513443</text:p>
          </table:table-cell>
          <table:table-cell table:style-name="ce1" office:value-type="float" office:value="0.0499987602233887" calcext:value-type="float">
            <text:p>0.049998760223389</text:p>
          </table:table-cell>
          <table:table-cell table:style-name="ce1" office:value-type="float" office:value="0.0296082496643066" calcext:value-type="float">
            <text:p>0.029608249664307</text:p>
          </table:table-cell>
          <table:table-cell table:style-name="ce1" office:value-type="float" office:value="0.0274116992950439" calcext:value-type="float">
            <text:p>0.027411699295044</text:p>
          </table:table-cell>
          <table:table-cell table:style-name="ce1" office:value-type="float" office:value="0.0234401226043701" calcext:value-type="float">
            <text:p>0.02344012260437</text:p>
          </table:table-cell>
          <table:table-cell table:style-name="ce1" office:value-type="float" office:value="0.0276508331298828" calcext:value-type="float">
            <text:p>0.027650833129883</text:p>
          </table:table-cell>
          <table:table-cell table:style-name="ce1" office:value-type="float" office:value="0.028336763381958" calcext:value-type="float">
            <text:p>0.028336763381958</text:p>
          </table:table-cell>
          <table:table-cell table:style-name="ce1" office:value-type="float" office:value="0.0453150272369385" calcext:value-type="float">
            <text:p>0.045315027236939</text:p>
          </table:table-cell>
          <table:table-cell table:style-name="ce1" office:value-type="float" office:value="0.0316596031188965" calcext:value-type="float">
            <text:p>0.031659603118897</text:p>
          </table:table-cell>
          <table:table-cell table:style-name="ce1" office:value-type="float" office:value="0.00923919677734375" calcext:value-type="float">
            <text:p>0.009239196777344</text:p>
          </table:table-cell>
          <table:table-cell table:style-name="ce1" office:value-type="float" office:value="57.6239457130432" calcext:value-type="float">
            <text:p>57.6239457130432</text:p>
          </table:table-cell>
          <table:table-cell table:style-name="ce1" office:value-type="float" office:value="0.024956226348877" calcext:value-type="float">
            <text:p>0.024956226348877</text:p>
          </table:table-cell>
          <table:table-cell table:style-name="ce1" office:value-type="float" office:value="0.0143539905548096" calcext:value-type="float">
            <text:p>0.01435399055481</text:p>
          </table:table-cell>
          <table:table-cell table:style-name="ce1" office:value-type="float" office:value="0.0345146656036377" calcext:value-type="float">
            <text:p>0.034514665603638</text:p>
          </table:table-cell>
          <table:table-cell table:style-name="ce1" office:value-type="float" office:value="0.0178649425506592" calcext:value-type="float">
            <text:p>0.017864942550659</text:p>
          </table:table-cell>
          <table:table-cell table:style-name="ce1" office:value-type="float" office:value="0.0653500556945801" calcext:value-type="float">
            <text:p>0.06535005569458</text:p>
          </table:table-cell>
          <table:table-cell table:style-name="ce1" office:value-type="float" office:value="0.00761222839355469" calcext:value-type="float">
            <text:p>0.007612228393555</text:p>
          </table:table-cell>
          <table:table-cell table:style-name="ce1" office:value-type="float" office:value="0.0295586585998535" calcext:value-type="float">
            <text:p>0.029558658599854</text:p>
          </table:table-cell>
          <table:table-cell table:style-name="ce1" office:value-type="float" office:value="0.0439770221710205" calcext:value-type="float">
            <text:p>0.043977022171021</text:p>
          </table:table-cell>
          <table:table-cell table:style-name="ce1" office:value-type="float" office:value="0.0310370922088623" calcext:value-type="float">
            <text:p>0.031037092208862</text:p>
          </table:table-cell>
          <table:table-cell table:style-name="ce1" office:value-type="float" office:value="0.0425219535827637" calcext:value-type="float">
            <text:p>0.042521953582764</text:p>
          </table:table-cell>
          <table:table-cell table:style-name="ce1" office:value-type="float" office:value="31.126038312912" calcext:value-type="float">
            <text:p>31.126038312912</text:p>
          </table:table-cell>
          <table:table-cell table:style-name="ce1" office:value-type="float" office:value="0.0297181606292725" calcext:value-type="float">
            <text:p>0.029718160629273</text:p>
          </table:table-cell>
          <table:table-cell table:style-name="ce1" office:value-type="float" office:value="0.0322177410125732" calcext:value-type="float">
            <text:p>0.032217741012573</text:p>
          </table:table-cell>
          <table:table-cell table:style-name="ce1" office:value-type="float" office:value="0.0308761596679687" calcext:value-type="float">
            <text:p>0.030876159667969</text:p>
          </table:table-cell>
          <table:table-cell table:style-name="ce1" office:value-type="float" office:value="0.022324800491333" calcext:value-type="float">
            <text:p>0.022324800491333</text:p>
          </table:table-cell>
          <table:table-cell table:style-name="ce1" office:value-type="float" office:value="0.0487744808197022" calcext:value-type="float">
            <text:p>0.048774480819702</text:p>
          </table:table-cell>
          <table:table-cell table:style-name="ce1" office:value-type="float" office:value="0.0376341342926025" calcext:value-type="float">
            <text:p>0.037634134292603</text:p>
          </table:table-cell>
          <table:table-cell table:style-name="ce1" office:value-type="float" office:value="0.0211160182952881" calcext:value-type="float">
            <text:p>0.021116018295288</text:p>
          </table:table-cell>
          <table:table-cell table:style-name="ce1" office:value-type="float" office:value="0.0215396881103516" calcext:value-type="float">
            <text:p>0.021539688110352</text:p>
          </table:table-cell>
          <table:table-cell table:style-name="ce1" office:value-type="float" office:value="0.0227687358856201" calcext:value-type="float">
            <text:p>0.02276873588562</text:p>
          </table:table-cell>
          <table:table-cell table:style-name="ce1" office:value-type="float" office:value="69.8554923534393" calcext:value-type="float">
            <text:p>69.8554923534393</text:p>
          </table:table-cell>
          <table:table-cell table:style-name="ce1" office:value-type="float" office:value="0.0576801300048828" calcext:value-type="float">
            <text:p>0.057680130004883</text:p>
          </table:table-cell>
          <table:table-cell table:style-name="ce1" office:value-type="float" office:value="0.0457296371459961" calcext:value-type="float">
            <text:p>0.045729637145996</text:p>
          </table:table-cell>
          <table:table-cell table:style-name="ce1" office:value-type="float" office:value="0.0668363571166992" calcext:value-type="float">
            <text:p>0.066836357116699</text:p>
          </table:table-cell>
          <table:table-cell table:style-name="ce1" office:value-type="float" office:value="0.0563688278198242" calcext:value-type="float">
            <text:p>0.056368827819824</text:p>
          </table:table-cell>
          <table:table-cell table:style-name="ce1" office:value-type="float" office:value="0.0475242137908936" calcext:value-type="float">
            <text:p>0.047524213790894</text:p>
          </table:table-cell>
          <table:table-cell table:style-name="ce1" office:value-type="float" office:value="0.038794994354248" calcext:value-type="float">
            <text:p>0.038794994354248</text:p>
          </table:table-cell>
          <table:table-cell table:style-name="ce1" office:value-type="float" office:value="0.0214366912841797" calcext:value-type="float">
            <text:p>0.02143669128418</text:p>
          </table:table-cell>
          <table:table-cell table:style-name="ce1" office:value-type="float" office:value="0.0064084529876709" calcext:value-type="float">
            <text:p>0.006408452987671</text:p>
          </table:table-cell>
          <table:table-cell table:style-name="ce1" office:value-type="float" office:value="0.0656008720397949" calcext:value-type="float">
            <text:p>0.065600872039795</text:p>
          </table:table-cell>
          <table:table-cell table:style-name="ce1" office:value-type="float" office:value="0.0297489166259766" calcext:value-type="float">
            <text:p>0.029748916625977</text:p>
          </table:table-cell>
          <table:table-cell table:style-name="ce1" office:value-type="float" office:value="31.4159150123596" calcext:value-type="float">
            <text:p>31.4159150123596</text:p>
          </table:table-cell>
          <table:table-cell table:style-name="ce1" office:value-type="float" office:value="0.0460727214813232" calcext:value-type="float">
            <text:p>0.046072721481323</text:p>
          </table:table-cell>
          <table:table-cell table:style-name="ce1" office:value-type="float" office:value="0.0214431285858154" calcext:value-type="float">
            <text:p>0.021443128585815</text:p>
          </table:table-cell>
          <table:table-cell table:style-name="ce1" office:value-type="float" office:value="0.00612497329711914" calcext:value-type="float">
            <text:p>0.006124973297119</text:p>
          </table:table-cell>
          <table:table-cell table:style-name="ce1" office:value-type="float" office:value="0.0386018753051758" calcext:value-type="float">
            <text:p>0.038601875305176</text:p>
          </table:table-cell>
          <table:table-cell table:style-name="ce1" office:value-type="float" office:value="0.0239102840423584" calcext:value-type="float">
            <text:p>0.023910284042358</text:p>
          </table:table-cell>
          <table:table-cell table:style-name="ce1" office:value-type="float" office:value="0.0366630554199219" calcext:value-type="float">
            <text:p>0.036663055419922</text:p>
          </table:table-cell>
          <table:table-cell table:style-name="ce1" office:value-type="float" office:value="0.00938725471496582" calcext:value-type="float">
            <text:p>0.009387254714966</text:p>
          </table:table-cell>
          <table:table-cell table:style-name="ce1" office:value-type="float" office:value="0.00886154174804688" calcext:value-type="float">
            <text:p>0.008861541748047</text:p>
          </table:table-cell>
          <table:table-cell table:style-name="ce1" office:value-type="float" office:value="0.0138537883758545" calcext:value-type="float">
            <text:p>0.013853788375855</text:p>
          </table:table-cell>
          <table:table-cell table:style-name="ce1" office:value-type="float" office:value="53.1780159473419" calcext:value-type="float">
            <text:p>53.1780159473419</text:p>
          </table:table-cell>
          <table:table-cell table:style-name="ce1" office:value-type="float" office:value="0.0331032276153564" calcext:value-type="float">
            <text:p>0.033103227615356</text:p>
          </table:table-cell>
          <table:table-cell table:style-name="ce1" office:value-type="float" office:value="0.0231316089630127" calcext:value-type="float">
            <text:p>0.023131608963013</text:p>
          </table:table-cell>
          <table:table-cell table:style-name="ce1" office:value-type="float" office:value="0.0204980373382568" calcext:value-type="float">
            <text:p>0.020498037338257</text:p>
          </table:table-cell>
          <table:table-cell table:style-name="ce1" office:value-type="float" office:value="0.0225937366485596" calcext:value-type="float">
            <text:p>0.02259373664856</text:p>
          </table:table-cell>
          <table:table-cell table:style-name="ce1" office:value-type="float" office:value="0.0186772346496582" calcext:value-type="float">
            <text:p>0.018677234649658</text:p>
          </table:table-cell>
          <table:table-cell table:style-name="ce1" office:value-type="float" office:value="0.0352404117584229" calcext:value-type="float">
            <text:p>0.035240411758423</text:p>
          </table:table-cell>
          <table:table-cell table:style-name="ce1" office:value-type="float" office:value="0.02561354637146" calcext:value-type="float">
            <text:p>0.02561354637146</text:p>
          </table:table-cell>
          <table:table-cell table:style-name="ce1" office:value-type="float" office:value="0.040391206741333" calcext:value-type="float">
            <text:p>0.040391206741333</text:p>
          </table:table-cell>
          <table:table-cell table:style-name="ce1" office:value-type="float" office:value="0.0168473720550537" calcext:value-type="float">
            <text:p>0.016847372055054</text:p>
          </table:table-cell>
          <table:table-cell table:style-name="ce1" office:value-type="float" office:value="0.0631303787231445" calcext:value-type="float">
            <text:p>0.063130378723145</text:p>
          </table:table-cell>
          <table:table-cell table:style-name="ce1" office:value-type="float" office:value="18.2911689281464" calcext:value-type="float">
            <text:p>18.2911689281464</text:p>
          </table:table-cell>
          <table:table-cell table:style-name="ce1" office:value-type="float" office:value="0.0168907642364502" calcext:value-type="float">
            <text:p>0.01689076423645</text:p>
          </table:table-cell>
          <table:table-cell table:style-name="ce1" office:value-type="float" office:value="2.80033183097839" calcext:value-type="float">
            <text:p>2.80033183097839</text:p>
          </table:table-cell>
          <table:table-cell table:style-name="ce1" office:value-type="float" office:value="0.0292239189147949" calcext:value-type="float">
            <text:p>0.029223918914795</text:p>
          </table:table-cell>
          <table:table-cell table:style-name="ce1" office:value-type="float" office:value="3.66214990615845" calcext:value-type="float">
            <text:p>3.66214990615845</text:p>
          </table:table-cell>
          <table:table-cell table:style-name="ce1" office:value-type="float" office:value="1.37171339988709" calcext:value-type="float">
            <text:p>1.37171339988709</text:p>
          </table:table-cell>
          <table:table-cell table:style-name="ce1" office:value-type="float" office:value="0.0196475982666016" calcext:value-type="float">
            <text:p>0.019647598266602</text:p>
          </table:table-cell>
          <table:table-cell table:style-name="ce1" office:value-type="float" office:value="0.0167295932769775" calcext:value-type="float">
            <text:p>0.016729593276978</text:p>
          </table:table-cell>
          <table:table-cell table:style-name="ce1" office:value-type="float" office:value="0.00835990905761719" calcext:value-type="float">
            <text:p>0.008359909057617</text:p>
          </table:table-cell>
          <table:table-cell table:style-name="ce1" office:value-type="float" office:value="2.110675573349" calcext:value-type="float">
            <text:p>2.110675573349</text:p>
          </table:table-cell>
          <table:table-cell table:style-name="ce1" office:value-type="float" office:value="57.7372596263885" calcext:value-type="float">
            <text:p>57.7372596263885</text:p>
          </table:table-cell>
          <table:table-cell table:style-name="ce1" office:value-type="float" office:value="0.0353653430938721" calcext:value-type="float">
            <text:p>0.035365343093872</text:p>
          </table:table-cell>
          <table:table-cell table:style-name="ce1" office:value-type="float" office:value="0.0416924953460693" calcext:value-type="float">
            <text:p>0.041692495346069</text:p>
          </table:table-cell>
          <table:table-cell table:style-name="ce1" office:value-type="float" office:value="0.0244019031524658" calcext:value-type="float">
            <text:p>0.024401903152466</text:p>
          </table:table-cell>
          <table:table-cell table:style-name="ce1" office:value-type="float" office:value="0.0327498912811279" calcext:value-type="float">
            <text:p>0.032749891281128</text:p>
          </table:table-cell>
          <table:table-cell table:style-name="ce1" office:value-type="float" office:value="0.0263810157775879" calcext:value-type="float">
            <text:p>0.026381015777588</text:p>
          </table:table-cell>
          <table:table-cell table:style-name="ce1" office:value-type="float" office:value="0.0198910236358643" calcext:value-type="float">
            <text:p>0.019891023635864</text:p>
          </table:table-cell>
          <table:table-cell table:style-name="ce1" office:value-type="float" office:value="0.0104331970214844" calcext:value-type="float">
            <text:p>0.010433197021484</text:p>
          </table:table-cell>
          <table:table-cell table:style-name="ce1" office:value-type="float" office:value="0.00758051872253418" calcext:value-type="float">
            <text:p>0.007580518722534</text:p>
          </table:table-cell>
          <table:table-cell table:style-name="ce1" office:value-type="float" office:value="0.012117862701416" calcext:value-type="float">
            <text:p>0.012117862701416</text:p>
          </table:table-cell>
          <table:table-cell table:style-name="ce1" office:value-type="float" office:value="0.0104744434356689" calcext:value-type="float">
            <text:p>0.010474443435669</text:p>
          </table:table-cell>
          <table:table-cell table:style-name="ce1" office:value-type="float" office:value="28.8414905071259" calcext:value-type="float">
            <text:p>28.8414905071259</text:p>
          </table:table-cell>
          <table:table-cell table:style-name="ce1" office:value-type="float" office:value="0.0410094261169434" calcext:value-type="float">
            <text:p>0.041009426116943</text:p>
          </table:table-cell>
          <table:table-cell table:style-name="ce1" office:value-type="float" office:value="0.0315792560577393" calcext:value-type="float">
            <text:p>0.031579256057739</text:p>
          </table:table-cell>
          <table:table-cell table:style-name="ce1" office:value-type="float" office:value="0.0269556045532227" calcext:value-type="float">
            <text:p>0.026955604553223</text:p>
          </table:table-cell>
          <table:table-cell table:style-name="ce1" office:value-type="float" office:value="0.0333127975463867" calcext:value-type="float">
            <text:p>0.033312797546387</text:p>
          </table:table-cell>
          <table:table-cell table:style-name="ce1" office:value-type="float" office:value="0.0350234508514404" calcext:value-type="float">
            <text:p>0.03502345085144</text:p>
          </table:table-cell>
          <table:table-cell table:style-name="ce1" office:value-type="float" office:value="1.38981747627258" calcext:value-type="float">
            <text:p>1.38981747627258</text:p>
          </table:table-cell>
          <table:table-cell table:style-name="ce1" office:value-type="float" office:value="0.0556833744049072" calcext:value-type="float">
            <text:p>0.055683374404907</text:p>
          </table:table-cell>
          <table:table-cell table:style-name="ce1" office:value-type="float" office:value="0.0201170444488525" calcext:value-type="float">
            <text:p>0.020117044448853</text:p>
          </table:table-cell>
          <table:table-cell table:style-name="ce1" office:value-type="float" office:value="0.0219130516052246" calcext:value-type="float">
            <text:p>0.021913051605225</text:p>
          </table:table-cell>
          <table:table-cell table:style-name="ce1" office:value-type="float" office:value="3.74731548474385" calcext:value-type="float">
            <text:p>3.74731548474385</text:p>
          </table:table-cell>
          <table:table-cell table:style-name="ce1" office:value-type="float" office:value="0.00612497329711914" calcext:value-type="float">
            <text:p>0.006124973297119</text:p>
          </table:table-cell>
          <table:table-cell table:style-name="ce1" office:value-type="float" office:value="69.8554923534393" calcext:value-type="float">
            <text:p>69.8554923534393</text:p>
          </table:table-cell>
          <table:table-cell table:style-name="ce1" office:value-type="float" office:value="389.720810413361" calcext:value-type="float">
            <text:p>389.720810413361</text:p>
          </table:table-cell>
          <table:table-cell table:formula="of:=[.DF15]" office:value-type="float" office:value="389.720810413361" calcext:value-type="float">
            <text:p>389.720810413361</text:p>
          </table:table-cell>
        </table:table-row>
        <table:table-row table:style-name="ro1">
          <table:table-cell table:style-name="ce1" office:value-type="string" calcext:value-type="string">
            <text:p>num_workers = 12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4.05529522895813" calcext:value-type="float">
            <text:p>4.05529522895813</text:p>
          </table:table-cell>
          <table:table-cell table:style-name="ce1" office:value-type="float" office:value="0.045109748840332" calcext:value-type="float">
            <text:p>0.045109748840332</text:p>
          </table:table-cell>
          <table:table-cell table:style-name="ce1" office:value-type="float" office:value="0.0209288597106934" calcext:value-type="float">
            <text:p>0.020928859710693</text:p>
          </table:table-cell>
          <table:table-cell table:style-name="ce1" office:value-type="float" office:value="0.0177977085113525" calcext:value-type="float">
            <text:p>0.017797708511353</text:p>
          </table:table-cell>
          <table:table-cell table:style-name="ce1" office:value-type="float" office:value="0.599631071090698" calcext:value-type="float">
            <text:p>0.599631071090698</text:p>
          </table:table-cell>
          <table:table-cell table:style-name="ce1" office:value-type="float" office:value="0.247084617614746" calcext:value-type="float">
            <text:p>0.247084617614746</text:p>
          </table:table-cell>
          <table:table-cell table:style-name="ce1" office:value-type="float" office:value="0.02996826171875" calcext:value-type="float">
            <text:p>0.02996826171875</text:p>
          </table:table-cell>
          <table:table-cell table:style-name="ce1" office:value-type="float" office:value="0.0250289440155029" calcext:value-type="float">
            <text:p>0.025028944015503</text:p>
          </table:table-cell>
          <table:table-cell table:style-name="ce1" office:value-type="float" office:value="0.0399575233459473" calcext:value-type="float">
            <text:p>0.039957523345947</text:p>
          </table:table-cell>
          <table:table-cell table:style-name="ce1" office:value-type="float" office:value="0.568900585174561" calcext:value-type="float">
            <text:p>0.568900585174561</text:p>
          </table:table-cell>
          <table:table-cell table:style-name="ce1" office:value-type="float" office:value="0.0184116363525391" calcext:value-type="float">
            <text:p>0.018411636352539</text:p>
          </table:table-cell>
          <table:table-cell table:style-name="ce1" office:value-type="float" office:value="23.0053644180298" calcext:value-type="float">
            <text:p>23.0053644180298</text:p>
          </table:table-cell>
          <table:table-cell table:style-name="ce1" office:value-type="float" office:value="7.48877620697022" calcext:value-type="float">
            <text:p>7.48877620697022</text:p>
          </table:table-cell>
          <table:table-cell table:style-name="ce1" office:value-type="float" office:value="0.0183565616607666" calcext:value-type="float">
            <text:p>0.018356561660767</text:p>
          </table:table-cell>
          <table:table-cell table:style-name="ce1" office:value-type="float" office:value="0.0117843151092529" calcext:value-type="float">
            <text:p>0.011784315109253</text:p>
          </table:table-cell>
          <table:table-cell table:style-name="ce1" office:value-type="float" office:value="0.0130283832550049" calcext:value-type="float">
            <text:p>0.013028383255005</text:p>
          </table:table-cell>
          <table:table-cell table:style-name="ce1" office:value-type="float" office:value="0.00977587699890137" calcext:value-type="float">
            <text:p>0.009775876998901</text:p>
          </table:table-cell>
          <table:table-cell table:style-name="ce1" office:value-type="float" office:value="0.0215227603912354" calcext:value-type="float">
            <text:p>0.021522760391235</text:p>
          </table:table-cell>
          <table:table-cell table:style-name="ce1" office:value-type="float" office:value="0.0446934700012207" calcext:value-type="float">
            <text:p>0.044693470001221</text:p>
          </table:table-cell>
          <table:table-cell table:style-name="ce1" office:value-type="float" office:value="0.0334675312042236" calcext:value-type="float">
            <text:p>0.033467531204224</text:p>
          </table:table-cell>
          <table:table-cell table:style-name="ce1" office:value-type="float" office:value="59.3106391429901" calcext:value-type="float">
            <text:p>59.3106391429901</text:p>
          </table:table-cell>
          <table:table-cell table:style-name="ce1" office:value-type="float" office:value="0.665403842926025" calcext:value-type="float">
            <text:p>0.665403842926025</text:p>
          </table:table-cell>
          <table:table-cell table:style-name="ce1" office:value-type="float" office:value="0.0460548400878906" calcext:value-type="float">
            <text:p>0.046054840087891</text:p>
          </table:table-cell>
          <table:table-cell table:style-name="ce1" office:value-type="float" office:value="0.0399620532989502" calcext:value-type="float">
            <text:p>0.03996205329895</text:p>
          </table:table-cell>
          <table:table-cell table:style-name="ce1" office:value-type="float" office:value="0.0196194648742676" calcext:value-type="float">
            <text:p>0.019619464874268</text:p>
          </table:table-cell>
          <table:table-cell table:style-name="ce1" office:value-type="float" office:value="0.0353758335113525" calcext:value-type="float">
            <text:p>0.035375833511353</text:p>
          </table:table-cell>
          <table:table-cell table:style-name="ce1" office:value-type="float" office:value="0.0323295593261719" calcext:value-type="float">
            <text:p>0.032329559326172</text:p>
          </table:table-cell>
          <table:table-cell table:style-name="ce1" office:value-type="float" office:value="0.0331790447235107" calcext:value-type="float">
            <text:p>0.033179044723511</text:p>
          </table:table-cell>
          <table:table-cell table:style-name="ce1" office:value-type="float" office:value="0.0167219638824463" calcext:value-type="float">
            <text:p>0.016721963882446</text:p>
          </table:table-cell>
          <table:table-cell table:style-name="ce1" office:value-type="float" office:value="0.0529918670654297" calcext:value-type="float">
            <text:p>0.05299186706543</text:p>
          </table:table-cell>
          <table:table-cell table:style-name="ce1" office:value-type="float" office:value="0.0244472026824951" calcext:value-type="float">
            <text:p>0.024447202682495</text:p>
          </table:table-cell>
          <table:table-cell table:style-name="ce1" office:value-type="float" office:value="0.0363388061523437" calcext:value-type="float">
            <text:p>0.036338806152344</text:p>
          </table:table-cell>
          <table:table-cell table:style-name="ce1" office:value-type="float" office:value="30.0730910301208" calcext:value-type="float">
            <text:p>30.0730910301208</text:p>
          </table:table-cell>
          <table:table-cell table:style-name="ce1" office:value-type="float" office:value="0.0327742099761963" calcext:value-type="float">
            <text:p>0.032774209976196</text:p>
          </table:table-cell>
          <table:table-cell table:style-name="ce1" office:value-type="float" office:value="0.0577399730682373" calcext:value-type="float">
            <text:p>0.057739973068237</text:p>
          </table:table-cell>
          <table:table-cell table:style-name="ce1" office:value-type="float" office:value="0.0339560508728027" calcext:value-type="float">
            <text:p>0.033956050872803</text:p>
          </table:table-cell>
          <table:table-cell table:style-name="ce1" office:value-type="float" office:value="0.0381622314453125" calcext:value-type="float">
            <text:p>0.038162231445313</text:p>
          </table:table-cell>
          <table:table-cell table:style-name="ce1" office:value-type="float" office:value="0.0450925827026367" calcext:value-type="float">
            <text:p>0.045092582702637</text:p>
          </table:table-cell>
          <table:table-cell table:style-name="ce1" office:value-type="float" office:value="0.0398454666137695" calcext:value-type="float">
            <text:p>0.03984546661377</text:p>
          </table:table-cell>
          <table:table-cell table:style-name="ce1" office:value-type="float" office:value="0.0469532012939453" calcext:value-type="float">
            <text:p>0.046953201293945</text:p>
          </table:table-cell>
          <table:table-cell table:style-name="ce1" office:value-type="float" office:value="0.0259120464324951" calcext:value-type="float">
            <text:p>0.025912046432495</text:p>
          </table:table-cell>
          <table:table-cell table:style-name="ce1" office:value-type="float" office:value="54.0355441570282" calcext:value-type="float">
            <text:p>54.0355441570282</text:p>
          </table:table-cell>
          <table:table-cell table:style-name="ce1" office:value-type="float" office:value="6.74869394302368" calcext:value-type="float">
            <text:p>6.74869394302368</text:p>
          </table:table-cell>
          <table:table-cell table:style-name="ce1" office:value-type="float" office:value="0.0423235893249512" calcext:value-type="float">
            <text:p>0.042323589324951</text:p>
          </table:table-cell>
          <table:table-cell table:style-name="ce1" office:value-type="float" office:value="0.0473895072937012" calcext:value-type="float">
            <text:p>0.047389507293701</text:p>
          </table:table-cell>
          <table:table-cell table:style-name="ce1" office:value-type="float" office:value="0.0444266796112061" calcext:value-type="float">
            <text:p>0.044426679611206</text:p>
          </table:table-cell>
          <table:table-cell table:style-name="ce1" office:value-type="float" office:value="0.0594773292541504" calcext:value-type="float">
            <text:p>0.05947732925415</text:p>
          </table:table-cell>
          <table:table-cell table:style-name="ce1" office:value-type="float" office:value="3.03937816619873" calcext:value-type="float">
            <text:p>3.03937816619873</text:p>
          </table:table-cell>
          <table:table-cell table:style-name="ce1" office:value-type="float" office:value="0.0270400047302246" calcext:value-type="float">
            <text:p>0.027040004730225</text:p>
          </table:table-cell>
          <table:table-cell table:style-name="ce1" office:value-type="float" office:value="0.0290870666503906" calcext:value-type="float">
            <text:p>0.029087066650391</text:p>
          </table:table-cell>
          <table:table-cell table:style-name="ce1" office:value-type="float" office:value="0.0437860488891602" calcext:value-type="float">
            <text:p>0.04378604888916</text:p>
          </table:table-cell>
          <table:table-cell table:style-name="ce1" office:value-type="float" office:value="0.0405457019805908" calcext:value-type="float">
            <text:p>0.040545701980591</text:p>
          </table:table-cell>
          <table:table-cell table:style-name="ce1" office:value-type="float" office:value="0.0279719829559326" calcext:value-type="float">
            <text:p>0.027971982955933</text:p>
          </table:table-cell>
          <table:table-cell table:style-name="ce1" office:value-type="float" office:value="26.1399364471436" calcext:value-type="float">
            <text:p>26.1399364471436</text:p>
          </table:table-cell>
          <table:table-cell table:style-name="ce1" office:value-type="float" office:value="8.10046219825745" calcext:value-type="float">
            <text:p>8.10046219825745</text:p>
          </table:table-cell>
          <table:table-cell table:style-name="ce1" office:value-type="float" office:value="0.0258612632751465" calcext:value-type="float">
            <text:p>0.025861263275147</text:p>
          </table:table-cell>
          <table:table-cell table:style-name="ce1" office:value-type="float" office:value="0.0132560729980469" calcext:value-type="float">
            <text:p>0.013256072998047</text:p>
          </table:table-cell>
          <table:table-cell table:style-name="ce1" office:value-type="float" office:value="0.0174703598022461" calcext:value-type="float">
            <text:p>0.017470359802246</text:p>
          </table:table-cell>
          <table:table-cell table:style-name="ce1" office:value-type="float" office:value="0.0142159461975098" calcext:value-type="float">
            <text:p>0.01421594619751</text:p>
          </table:table-cell>
          <table:table-cell table:style-name="ce1" office:value-type="float" office:value="1.64123725891113" calcext:value-type="float">
            <text:p>1.64123725891113</text:p>
          </table:table-cell>
          <table:table-cell table:style-name="ce1" office:value-type="float" office:value="0.0644431114196777" calcext:value-type="float">
            <text:p>0.064443111419678</text:p>
          </table:table-cell>
          <table:table-cell table:style-name="ce1" office:value-type="float" office:value="0.00875306129455566" calcext:value-type="float">
            <text:p>0.008753061294556</text:p>
          </table:table-cell>
          <table:table-cell table:style-name="ce1" office:value-type="float" office:value="57.6096696853638" calcext:value-type="float">
            <text:p>57.6096696853638</text:p>
          </table:table-cell>
          <table:table-cell table:style-name="ce1" office:value-type="float" office:value="0.0458745956420898" calcext:value-type="float">
            <text:p>0.04587459564209</text:p>
          </table:table-cell>
          <table:table-cell table:style-name="ce1" office:value-type="float" office:value="0.98268723487854" calcext:value-type="float">
            <text:p>0.98268723487854</text:p>
          </table:table-cell>
          <table:table-cell table:style-name="ce1" office:value-type="float" office:value="3.65958690643311" calcext:value-type="float">
            <text:p>3.65958690643311</text:p>
          </table:table-cell>
          <table:table-cell table:style-name="ce1" office:value-type="float" office:value="0.0210123062133789" calcext:value-type="float">
            <text:p>0.021012306213379</text:p>
          </table:table-cell>
          <table:table-cell table:style-name="ce1" office:value-type="float" office:value="0.00937414169311523" calcext:value-type="float">
            <text:p>0.009374141693115</text:p>
          </table:table-cell>
          <table:table-cell table:style-name="ce1" office:value-type="float" office:value="0.0175614356994629" calcext:value-type="float">
            <text:p>0.017561435699463</text:p>
          </table:table-cell>
          <table:table-cell table:style-name="ce1" office:value-type="float" office:value="0.0213644504547119" calcext:value-type="float">
            <text:p>0.021364450454712</text:p>
          </table:table-cell>
          <table:table-cell table:style-name="ce1" office:value-type="float" office:value="0.0327677726745605" calcext:value-type="float">
            <text:p>0.032767772674561</text:p>
          </table:table-cell>
          <table:table-cell table:style-name="ce1" office:value-type="float" office:value="0.0261783599853516" calcext:value-type="float">
            <text:p>0.026178359985352</text:p>
          </table:table-cell>
          <table:table-cell table:style-name="ce1" office:value-type="float" office:value="0.0154213905334473" calcext:value-type="float">
            <text:p>0.015421390533447</text:p>
          </table:table-cell>
          <table:table-cell table:style-name="ce1" office:value-type="float" office:value="0.0145583152770996" calcext:value-type="float">
            <text:p>0.0145583152771</text:p>
          </table:table-cell>
          <table:table-cell table:style-name="ce1" office:value-type="float" office:value="24.3171775341034" calcext:value-type="float">
            <text:p>24.3171775341034</text:p>
          </table:table-cell>
          <table:table-cell table:style-name="ce1" office:value-type="float" office:value="3.39146566390991" calcext:value-type="float">
            <text:p>3.39146566390991</text:p>
          </table:table-cell>
          <table:table-cell table:style-name="ce1" office:value-type="float" office:value="0.485088586807251" calcext:value-type="float">
            <text:p>0.485088586807251</text:p>
          </table:table-cell>
          <table:table-cell table:style-name="ce1" office:value-type="float" office:value="0.00978732109069824" calcext:value-type="float">
            <text:p>0.009787321090698</text:p>
          </table:table-cell>
          <table:table-cell table:style-name="ce1" office:value-type="float" office:value="0.326856851577759" calcext:value-type="float">
            <text:p>0.326856851577759</text:p>
          </table:table-cell>
          <table:table-cell table:style-name="ce1" office:value-type="float" office:value="3.4882333278656" calcext:value-type="float">
            <text:p>3.4882333278656</text:p>
          </table:table-cell>
          <table:table-cell table:style-name="ce1" office:value-type="float" office:value="0.00929069519042969" calcext:value-type="float">
            <text:p>0.00929069519043</text:p>
          </table:table-cell>
          <table:table-cell table:style-name="ce1" office:value-type="float" office:value="0.29525899887085" calcext:value-type="float">
            <text:p>0.29525899887085</text:p>
          </table:table-cell>
          <table:table-cell table:style-name="ce1" office:value-type="float" office:value="0.0481514930725098" calcext:value-type="float">
            <text:p>0.04815149307251</text:p>
          </table:table-cell>
          <table:table-cell table:style-name="ce1" office:value-type="float" office:value="75.1384220123291" calcext:value-type="float">
            <text:p>75.1384220123291</text:p>
          </table:table-cell>
          <table:table-cell table:style-name="ce1" office:value-type="float" office:value="0.0238204002380371" calcext:value-type="float">
            <text:p>0.023820400238037</text:p>
          </table:table-cell>
          <table:table-cell table:style-name="ce1" office:value-type="float" office:value="0.0602059364318848" calcext:value-type="float">
            <text:p>0.060205936431885</text:p>
          </table:table-cell>
          <table:table-cell table:style-name="ce1" office:value-type="float" office:value="0.0378377437591553" calcext:value-type="float">
            <text:p>0.037837743759155</text:p>
          </table:table-cell>
          <table:table-cell table:style-name="ce1" office:value-type="float" office:value="0.0638313293457031" calcext:value-type="float">
            <text:p>0.063831329345703</text:p>
          </table:table-cell>
          <table:table-cell table:style-name="ce1" office:value-type="float" office:value="0.140452146530151" calcext:value-type="float">
            <text:p>0.140452146530151</text:p>
          </table:table-cell>
          <table:table-cell table:style-name="ce1" office:value-type="float" office:value="0.0201346874237061" calcext:value-type="float">
            <text:p>0.020134687423706</text:p>
          </table:table-cell>
          <table:table-cell table:style-name="ce1" office:value-type="float" office:value="0.0301764011383057" calcext:value-type="float">
            <text:p>0.030176401138306</text:p>
          </table:table-cell>
          <table:table-cell table:style-name="ce1" office:value-type="float" office:value="0.0804686546325684" calcext:value-type="float">
            <text:p>0.080468654632568</text:p>
          </table:table-cell>
          <table:table-cell table:style-name="ce1" office:value-type="float" office:value="0.12208366394043" calcext:value-type="float">
            <text:p>0.12208366394043</text:p>
          </table:table-cell>
          <table:table-cell table:style-name="ce1" office:value-type="float" office:value="0.0376541614532471" calcext:value-type="float">
            <text:p>0.037654161453247</text:p>
          </table:table-cell>
          <table:table-cell table:style-name="ce1" office:value-type="float" office:value="0.0188202857971191" calcext:value-type="float">
            <text:p>0.018820285797119</text:p>
          </table:table-cell>
          <table:table-cell table:style-name="ce1" office:value-type="float" office:value="35.2940075397491" calcext:value-type="float">
            <text:p>35.2940075397491</text:p>
          </table:table-cell>
          <table:table-cell table:style-name="ce1" office:value-type="float" office:value="1.601567029953" calcext:value-type="float">
            <text:p>1.601567029953</text:p>
          </table:table-cell>
          <table:table-cell table:style-name="ce1" office:value-type="float" office:value="0.0299553871154785" calcext:value-type="float">
            <text:p>0.029955387115479</text:p>
          </table:table-cell>
          <table:table-cell table:style-name="ce1" office:value-type="float" office:value="0.0540308952331543" calcext:value-type="float">
            <text:p>0.054030895233154</text:p>
          </table:table-cell>
          <table:table-cell table:style-name="ce1" office:value-type="float" office:value="0.0408570766448975" calcext:value-type="float">
            <text:p>0.040857076644898</text:p>
          </table:table-cell>
          <table:table-cell table:style-name="ce1" office:value-type="float" office:value="0.0331542491912842" calcext:value-type="float">
            <text:p>0.033154249191284</text:p>
          </table:table-cell>
          <table:table-cell table:style-name="ce1" office:value-type="float" office:value="0.55699610710144" calcext:value-type="float">
            <text:p>0.55699610710144</text:p>
          </table:table-cell>
          <table:table-cell table:style-name="ce1" office:value-type="float" office:value="0.0493638515472412" calcext:value-type="float">
            <text:p>0.049363851547241</text:p>
          </table:table-cell>
          <table:table-cell table:style-name="ce1" office:value-type="float" office:value="0.0303511619567871" calcext:value-type="float">
            <text:p>0.030351161956787</text:p>
          </table:table-cell>
          <table:table-cell table:style-name="ce1" office:value-type="float" office:value="4.18773395969318" calcext:value-type="float">
            <text:p>4.18773395969318</text:p>
          </table:table-cell>
          <table:table-cell table:style-name="ce1" office:value-type="float" office:value="0.00875306129455566" calcext:value-type="float">
            <text:p>0.008753061294556</text:p>
          </table:table-cell>
          <table:table-cell table:style-name="ce1" office:value-type="float" office:value="75.1384220123291" calcext:value-type="float">
            <text:p>75.1384220123291</text:p>
          </table:table-cell>
          <table:table-cell table:style-name="ce1" office:value-type="float" office:value="435.52433180809" calcext:value-type="float">
            <text:p>435.52433180809</text:p>
          </table:table-cell>
          <table:table-cell table:formula="of:=[.DF16]" office:value-type="float" office:value="435.52433180809" calcext:value-type="float">
            <text:p>435.52433180809</text:p>
          </table:table-cell>
        </table:table-row>
        <table:table-row table:style-name="ro1">
          <table:table-cell table:style-name="ce1" office:value-type="string" calcext:value-type="string">
            <text:p>num_workers = 13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375044345855713" calcext:value-type="float">
            <text:p>0.037504434585571</text:p>
          </table:table-cell>
          <table:table-cell table:style-name="ce1" office:value-type="float" office:value="0.0922141075134277" calcext:value-type="float">
            <text:p>0.092214107513428</text:p>
          </table:table-cell>
          <table:table-cell table:style-name="ce1" office:value-type="float" office:value="0.0176470279693604" calcext:value-type="float">
            <text:p>0.01764702796936</text:p>
          </table:table-cell>
          <table:table-cell table:style-name="ce1" office:value-type="float" office:value="0.0176596641540527" calcext:value-type="float">
            <text:p>0.017659664154053</text:p>
          </table:table-cell>
          <table:table-cell table:style-name="ce1" office:value-type="float" office:value="0.0303735733032227" calcext:value-type="float">
            <text:p>0.030373573303223</text:p>
          </table:table-cell>
          <table:table-cell table:style-name="ce1" office:value-type="float" office:value="1.30857467651367" calcext:value-type="float">
            <text:p>1.30857467651367</text:p>
          </table:table-cell>
          <table:table-cell table:style-name="ce1" office:value-type="float" office:value="0.0181882381439209" calcext:value-type="float">
            <text:p>0.018188238143921</text:p>
          </table:table-cell>
          <table:table-cell table:style-name="ce1" office:value-type="float" office:value="0.495143175125122" calcext:value-type="float">
            <text:p>0.495143175125122</text:p>
          </table:table-cell>
          <table:table-cell table:style-name="ce1" office:value-type="float" office:value="0.0384869575500488" calcext:value-type="float">
            <text:p>0.038486957550049</text:p>
          </table:table-cell>
          <table:table-cell table:style-name="ce1" office:value-type="float" office:value="0.0342490673065186" calcext:value-type="float">
            <text:p>0.034249067306519</text:p>
          </table:table-cell>
          <table:table-cell table:style-name="ce1" office:value-type="float" office:value="0.0253231525421143" calcext:value-type="float">
            <text:p>0.025323152542114</text:p>
          </table:table-cell>
          <table:table-cell table:style-name="ce1" office:value-type="float" office:value="0.0245349407196045" calcext:value-type="float">
            <text:p>0.024534940719605</text:p>
          </table:table-cell>
          <table:table-cell table:style-name="ce1" office:value-type="float" office:value="26.2315599918365" calcext:value-type="float">
            <text:p>26.2315599918365</text:p>
          </table:table-cell>
          <table:table-cell table:style-name="ce1" office:value-type="float" office:value="12.6074876785278" calcext:value-type="float">
            <text:p>12.6074876785278</text:p>
          </table:table-cell>
          <table:table-cell table:style-name="ce1" office:value-type="float" office:value="2.50913143157959" calcext:value-type="float">
            <text:p>2.50913143157959</text:p>
          </table:table-cell>
          <table:table-cell table:style-name="ce1" office:value-type="float" office:value="0.030895471572876" calcext:value-type="float">
            <text:p>0.030895471572876</text:p>
          </table:table-cell>
          <table:table-cell table:style-name="ce1" office:value-type="float" office:value="0.0181798934936523" calcext:value-type="float">
            <text:p>0.018179893493652</text:p>
          </table:table-cell>
          <table:table-cell table:style-name="ce1" office:value-type="float" office:value="0.0346817970275879" calcext:value-type="float">
            <text:p>0.034681797027588</text:p>
          </table:table-cell>
          <table:table-cell table:style-name="ce1" office:value-type="float" office:value="1.79759001731873" calcext:value-type="float">
            <text:p>1.79759001731873</text:p>
          </table:table-cell>
          <table:table-cell table:style-name="ce1" office:value-type="float" office:value="0.107856750488281" calcext:value-type="float">
            <text:p>0.107856750488281</text:p>
          </table:table-cell>
          <table:table-cell table:style-name="ce1" office:value-type="float" office:value="63.853621006012" calcext:value-type="float">
            <text:p>63.853621006012</text:p>
          </table:table-cell>
          <table:table-cell table:style-name="ce1" office:value-type="float" office:value="0.0328390598297119" calcext:value-type="float">
            <text:p>0.032839059829712</text:p>
          </table:table-cell>
          <table:table-cell table:style-name="ce1" office:value-type="float" office:value="0.0370137691497803" calcext:value-type="float">
            <text:p>0.03701376914978</text:p>
          </table:table-cell>
          <table:table-cell table:style-name="ce1" office:value-type="float" office:value="0.0413014888763428" calcext:value-type="float">
            <text:p>0.041301488876343</text:p>
          </table:table-cell>
          <table:table-cell table:style-name="ce1" office:value-type="float" office:value="0.0327277183532715" calcext:value-type="float">
            <text:p>0.032727718353272</text:p>
          </table:table-cell>
          <table:table-cell table:style-name="ce1" office:value-type="float" office:value="0.0388834476470947" calcext:value-type="float">
            <text:p>0.038883447647095</text:p>
          </table:table-cell>
          <table:table-cell table:style-name="ce1" office:value-type="float" office:value="0.0544223785400391" calcext:value-type="float">
            <text:p>0.054422378540039</text:p>
          </table:table-cell>
          <table:table-cell table:style-name="ce1" office:value-type="float" office:value="0.0383005142211914" calcext:value-type="float">
            <text:p>0.038300514221191</text:p>
          </table:table-cell>
          <table:table-cell table:style-name="ce1" office:value-type="float" office:value="0.0333576202392578" calcext:value-type="float">
            <text:p>0.033357620239258</text:p>
          </table:table-cell>
          <table:table-cell table:style-name="ce1" office:value-type="float" office:value="0.0454196929931641" calcext:value-type="float">
            <text:p>0.045419692993164</text:p>
          </table:table-cell>
          <table:table-cell table:style-name="ce1" office:value-type="float" office:value="0.0384294986724854" calcext:value-type="float">
            <text:p>0.038429498672485</text:p>
          </table:table-cell>
          <table:table-cell table:style-name="ce1" office:value-type="float" office:value="0.0343213081359863" calcext:value-type="float">
            <text:p>0.034321308135986</text:p>
          </table:table-cell>
          <table:table-cell table:style-name="ce1" office:value-type="float" office:value="0.0368971824645996" calcext:value-type="float">
            <text:p>0.0368971824646</text:p>
          </table:table-cell>
          <table:table-cell table:style-name="ce1" office:value-type="float" office:value="38.0909087657928" calcext:value-type="float">
            <text:p>38.0909087657928</text:p>
          </table:table-cell>
          <table:table-cell table:style-name="ce1" office:value-type="float" office:value="0.0414342880249023" calcext:value-type="float">
            <text:p>0.041434288024902</text:p>
          </table:table-cell>
          <table:table-cell table:style-name="ce1" office:value-type="float" office:value="0.0299067497253418" calcext:value-type="float">
            <text:p>0.029906749725342</text:p>
          </table:table-cell>
          <table:table-cell table:style-name="ce1" office:value-type="float" office:value="0.0380754470825195" calcext:value-type="float">
            <text:p>0.03807544708252</text:p>
          </table:table-cell>
          <table:table-cell table:style-name="ce1" office:value-type="float" office:value="0.0298531055450439" calcext:value-type="float">
            <text:p>0.029853105545044</text:p>
          </table:table-cell>
          <table:table-cell table:style-name="ce1" office:value-type="float" office:value="0.0381357669830322" calcext:value-type="float">
            <text:p>0.038135766983032</text:p>
          </table:table-cell>
          <table:table-cell table:style-name="ce1" office:value-type="float" office:value="0.0416855812072754" calcext:value-type="float">
            <text:p>0.041685581207275</text:p>
          </table:table-cell>
          <table:table-cell table:style-name="ce1" office:value-type="float" office:value="0.0405235290527344" calcext:value-type="float">
            <text:p>0.040523529052734</text:p>
          </table:table-cell>
          <table:table-cell table:style-name="ce1" office:value-type="float" office:value="77.7209377288818" calcext:value-type="float">
            <text:p>77.7209377288818</text:p>
          </table:table-cell>
          <table:table-cell table:style-name="ce1" office:value-type="float" office:value="1.0809166431427" calcext:value-type="float">
            <text:p>1.0809166431427</text:p>
          </table:table-cell>
          <table:table-cell table:style-name="ce1" office:value-type="float" office:value="0.0407907962799072" calcext:value-type="float">
            <text:p>0.040790796279907</text:p>
          </table:table-cell>
          <table:table-cell table:style-name="ce1" office:value-type="float" office:value="0.0322182178497314" calcext:value-type="float">
            <text:p>0.032218217849731</text:p>
          </table:table-cell>
          <table:table-cell table:style-name="ce1" office:value-type="float" office:value="0.0257730484008789" calcext:value-type="float">
            <text:p>0.025773048400879</text:p>
          </table:table-cell>
          <table:table-cell table:style-name="ce1" office:value-type="float" office:value="0.0260615348815918" calcext:value-type="float">
            <text:p>0.026061534881592</text:p>
          </table:table-cell>
          <table:table-cell table:style-name="ce1" office:value-type="float" office:value="0.0380654335021973" calcext:value-type="float">
            <text:p>0.038065433502197</text:p>
          </table:table-cell>
          <table:table-cell table:style-name="ce1" office:value-type="float" office:value="0.0336322784423828" calcext:value-type="float">
            <text:p>0.033632278442383</text:p>
          </table:table-cell>
          <table:table-cell table:style-name="ce1" office:value-type="float" office:value="0.028944730758667" calcext:value-type="float">
            <text:p>0.028944730758667</text:p>
          </table:table-cell>
          <table:table-cell table:style-name="ce1" office:value-type="float" office:value="0.0234837532043457" calcext:value-type="float">
            <text:p>0.023483753204346</text:p>
          </table:table-cell>
          <table:table-cell table:style-name="ce1" office:value-type="float" office:value="0.0255289077758789" calcext:value-type="float">
            <text:p>0.025528907775879</text:p>
          </table:table-cell>
          <table:table-cell table:style-name="ce1" office:value-type="float" office:value="0.0166807174682617" calcext:value-type="float">
            <text:p>0.016680717468262</text:p>
          </table:table-cell>
          <table:table-cell table:style-name="ce1" office:value-type="float" office:value="0.0223679542541504" calcext:value-type="float">
            <text:p>0.02236795425415</text:p>
          </table:table-cell>
          <table:table-cell table:style-name="ce1" office:value-type="float" office:value="42.0426142215729" calcext:value-type="float">
            <text:p>42.0426142215729</text:p>
          </table:table-cell>
          <table:table-cell table:style-name="ce1" office:value-type="float" office:value="0.0180270671844482" calcext:value-type="float">
            <text:p>0.018027067184448</text:p>
          </table:table-cell>
          <table:table-cell table:style-name="ce1" office:value-type="float" office:value="0.606726169586182" calcext:value-type="float">
            <text:p>0.606726169586182</text:p>
          </table:table-cell>
          <table:table-cell table:style-name="ce1" office:value-type="float" office:value="0.0360684394836426" calcext:value-type="float">
            <text:p>0.036068439483643</text:p>
          </table:table-cell>
          <table:table-cell table:style-name="ce1" office:value-type="float" office:value="0.0304720401763916" calcext:value-type="float">
            <text:p>0.030472040176392</text:p>
          </table:table-cell>
          <table:table-cell table:style-name="ce1" office:value-type="float" office:value="0.0176124572753906" calcext:value-type="float">
            <text:p>0.017612457275391</text:p>
          </table:table-cell>
          <table:table-cell table:style-name="ce1" office:value-type="float" office:value="0.0238525867462158" calcext:value-type="float">
            <text:p>0.023852586746216</text:p>
          </table:table-cell>
          <table:table-cell table:style-name="ce1" office:value-type="float" office:value="0.0107593536376953" calcext:value-type="float">
            <text:p>0.010759353637695</text:p>
          </table:table-cell>
          <table:table-cell table:style-name="ce1" office:value-type="float" office:value="66.9309241771698" calcext:value-type="float">
            <text:p>66.9309241771698</text:p>
          </table:table-cell>
          <table:table-cell table:style-name="ce1" office:value-type="float" office:value="0.111032962799072" calcext:value-type="float">
            <text:p>0.111032962799072</text:p>
          </table:table-cell>
          <table:table-cell table:style-name="ce1" office:value-type="float" office:value="0.0227904319763184" calcext:value-type="float">
            <text:p>0.022790431976318</text:p>
          </table:table-cell>
          <table:table-cell table:style-name="ce1" office:value-type="float" office:value="0.0239808559417725" calcext:value-type="float">
            <text:p>0.023980855941773</text:p>
          </table:table-cell>
          <table:table-cell table:style-name="ce1" office:value-type="float" office:value="0.028670072555542" calcext:value-type="float">
            <text:p>0.028670072555542</text:p>
          </table:table-cell>
          <table:table-cell table:style-name="ce1" office:value-type="float" office:value="0.0372018814086914" calcext:value-type="float">
            <text:p>0.037201881408691</text:p>
          </table:table-cell>
          <table:table-cell table:style-name="ce1" office:value-type="float" office:value="0.0297009944915771" calcext:value-type="float">
            <text:p>0.029700994491577</text:p>
          </table:table-cell>
          <table:table-cell table:style-name="ce1" office:value-type="float" office:value="0.0286827087402344" calcext:value-type="float">
            <text:p>0.028682708740234</text:p>
          </table:table-cell>
          <table:table-cell table:style-name="ce1" office:value-type="float" office:value="0.036771297454834" calcext:value-type="float">
            <text:p>0.036771297454834</text:p>
          </table:table-cell>
          <table:table-cell table:style-name="ce1" office:value-type="float" office:value="0.0333778858184814" calcext:value-type="float">
            <text:p>0.033377885818481</text:p>
          </table:table-cell>
          <table:table-cell table:style-name="ce1" office:value-type="float" office:value="0.0330097675323486" calcext:value-type="float">
            <text:p>0.033009767532349</text:p>
          </table:table-cell>
          <table:table-cell table:style-name="ce1" office:value-type="float" office:value="0.0196211338043213" calcext:value-type="float">
            <text:p>0.019621133804321</text:p>
          </table:table-cell>
          <table:table-cell table:style-name="ce1" office:value-type="float" office:value="0.023338794708252" calcext:value-type="float">
            <text:p>0.023338794708252</text:p>
          </table:table-cell>
          <table:table-cell table:style-name="ce1" office:value-type="float" office:value="38.1928870677948" calcext:value-type="float">
            <text:p>38.1928870677948</text:p>
          </table:table-cell>
          <table:table-cell table:style-name="ce1" office:value-type="float" office:value="0.0420477390289307" calcext:value-type="float">
            <text:p>0.042047739028931</text:p>
          </table:table-cell>
          <table:table-cell table:style-name="ce1" office:value-type="float" office:value="0.0240051746368408" calcext:value-type="float">
            <text:p>0.024005174636841</text:p>
          </table:table-cell>
          <table:table-cell table:style-name="ce1" office:value-type="float" office:value="0.0338656902313232" calcext:value-type="float">
            <text:p>0.033865690231323</text:p>
          </table:table-cell>
          <table:table-cell table:style-name="ce1" office:value-type="float" office:value="0.0327217578887939" calcext:value-type="float">
            <text:p>0.032721757888794</text:p>
          </table:table-cell>
          <table:table-cell table:style-name="ce1" office:value-type="float" office:value="0.0394303798675537" calcext:value-type="float">
            <text:p>0.039430379867554</text:p>
          </table:table-cell>
          <table:table-cell table:style-name="ce1" office:value-type="float" office:value="0.0273027420043945" calcext:value-type="float">
            <text:p>0.027302742004395</text:p>
          </table:table-cell>
          <table:table-cell table:style-name="ce1" office:value-type="float" office:value="0.0329821109771729" calcext:value-type="float">
            <text:p>0.032982110977173</text:p>
          </table:table-cell>
          <table:table-cell table:style-name="ce1" office:value-type="float" office:value="71.218213558197" calcext:value-type="float">
            <text:p>71.218213558197</text:p>
          </table:table-cell>
          <table:table-cell table:style-name="ce1" office:value-type="float" office:value="0.0339004993438721" calcext:value-type="float">
            <text:p>0.033900499343872</text:p>
          </table:table-cell>
          <table:table-cell table:style-name="ce1" office:value-type="float" office:value="0.0332732200622559" calcext:value-type="float">
            <text:p>0.033273220062256</text:p>
          </table:table-cell>
          <table:table-cell table:style-name="ce1" office:value-type="float" office:value="0.0378854274749756" calcext:value-type="float">
            <text:p>0.037885427474976</text:p>
          </table:table-cell>
          <table:table-cell table:style-name="ce1" office:value-type="float" office:value="3.27915859222412" calcext:value-type="float">
            <text:p>3.27915859222412</text:p>
          </table:table-cell>
          <table:table-cell table:style-name="ce1" office:value-type="float" office:value="0.0378403663635254" calcext:value-type="float">
            <text:p>0.037840366363525</text:p>
          </table:table-cell>
          <table:table-cell table:style-name="ce1" office:value-type="float" office:value="0.0250313282012939" calcext:value-type="float">
            <text:p>0.025031328201294</text:p>
          </table:table-cell>
          <table:table-cell table:style-name="ce1" office:value-type="float" office:value="0.041635274887085" calcext:value-type="float">
            <text:p>0.041635274887085</text:p>
          </table:table-cell>
          <table:table-cell table:style-name="ce1" office:value-type="float" office:value="0.0377960205078125" calcext:value-type="float">
            <text:p>0.037796020507813</text:p>
          </table:table-cell>
          <table:table-cell table:style-name="ce1" office:value-type="float" office:value="0.0328302383422852" calcext:value-type="float">
            <text:p>0.032830238342285</text:p>
          </table:table-cell>
          <table:table-cell table:style-name="ce1" office:value-type="float" office:value="0.0339870452880859" calcext:value-type="float">
            <text:p>0.033987045288086</text:p>
          </table:table-cell>
          <table:table-cell table:style-name="ce1" office:value-type="float" office:value="0.0420687198638916" calcext:value-type="float">
            <text:p>0.042068719863892</text:p>
          </table:table-cell>
          <table:table-cell table:style-name="ce1" office:value-type="float" office:value="0.0420503616333008" calcext:value-type="float">
            <text:p>0.042050361633301</text:p>
          </table:table-cell>
          <table:table-cell table:style-name="ce1" office:value-type="float" office:value="35.3980581760406" calcext:value-type="float">
            <text:p>35.3980581760406</text:p>
          </table:table-cell>
          <table:table-cell table:style-name="ce1" office:value-type="float" office:value="0.0893278121948242" calcext:value-type="float">
            <text:p>0.089327812194824</text:p>
          </table:table-cell>
          <table:table-cell table:style-name="ce1" office:value-type="float" office:value="0.0493769645690918" calcext:value-type="float">
            <text:p>0.049376964569092</text:p>
          </table:table-cell>
          <table:table-cell table:style-name="ce1" office:value-type="float" office:value="0.0410356521606445" calcext:value-type="float">
            <text:p>0.041035652160645</text:p>
          </table:table-cell>
          <table:table-cell table:style-name="ce1" office:value-type="float" office:value="0.0436484813690186" calcext:value-type="float">
            <text:p>0.043648481369019</text:p>
          </table:table-cell>
          <table:table-cell table:style-name="ce1" office:value-type="float" office:value="0.0460829734802246" calcext:value-type="float">
            <text:p>0.046082973480225</text:p>
          </table:table-cell>
          <table:table-cell table:style-name="ce1" office:value-type="float" office:value="2.37456011772156" calcext:value-type="float">
            <text:p>2.37456011772156</text:p>
          </table:table-cell>
          <table:table-cell table:style-name="ce1" office:value-type="float" office:value="0.0420465469360352" calcext:value-type="float">
            <text:p>0.042046546936035</text:p>
          </table:table-cell>
          <table:table-cell table:style-name="ce1" office:value-type="float" office:value="4.7001060293271" calcext:value-type="float">
            <text:p>4.7001060293271</text:p>
          </table:table-cell>
          <table:table-cell table:style-name="ce1" office:value-type="float" office:value="0.0107593536376953" calcext:value-type="float">
            <text:p>0.010759353637695</text:p>
          </table:table-cell>
          <table:table-cell table:style-name="ce1" office:value-type="float" office:value="77.7209377288818" calcext:value-type="float">
            <text:p>77.7209377288818</text:p>
          </table:table-cell>
          <table:table-cell table:style-name="ce1" office:value-type="float" office:value="488.811027050018" calcext:value-type="float">
            <text:p>488.811027050018</text:p>
          </table:table-cell>
          <table:table-cell table:formula="of:=[.DF17]" office:value-type="float" office:value="488.811027050018" calcext:value-type="float">
            <text:p>488.811027050018</text:p>
          </table:table-cell>
        </table:table-row>
        <table:table-row table:style-name="ro1">
          <table:table-cell table:style-name="ce1" office:value-type="string" calcext:value-type="string">
            <text:p>num_workers = 14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10.4411909580231" calcext:value-type="float">
            <text:p>10.4411909580231</text:p>
          </table:table-cell>
          <table:table-cell table:style-name="ce1" office:value-type="float" office:value="0.0190021991729736" calcext:value-type="float">
            <text:p>0.019002199172974</text:p>
          </table:table-cell>
          <table:table-cell table:style-name="ce1" office:value-type="float" office:value="0.0349025726318359" calcext:value-type="float">
            <text:p>0.034902572631836</text:p>
          </table:table-cell>
          <table:table-cell table:style-name="ce1" office:value-type="float" office:value="0.0777535438537598" calcext:value-type="float">
            <text:p>0.07775354385376</text:p>
          </table:table-cell>
          <table:table-cell table:style-name="ce1" office:value-type="float" office:value="0.0338127613067627" calcext:value-type="float">
            <text:p>0.033812761306763</text:p>
          </table:table-cell>
          <table:table-cell table:style-name="ce1" office:value-type="float" office:value="0.0398633480072021" calcext:value-type="float">
            <text:p>0.039863348007202</text:p>
          </table:table-cell>
          <table:table-cell table:style-name="ce1" office:value-type="float" office:value="0.031470775604248" calcext:value-type="float">
            <text:p>0.031470775604248</text:p>
          </table:table-cell>
          <table:table-cell table:style-name="ce1" office:value-type="float" office:value="0.0216476917266846" calcext:value-type="float">
            <text:p>0.021647691726685</text:p>
          </table:table-cell>
          <table:table-cell table:style-name="ce1" office:value-type="float" office:value="0.0462541580200195" calcext:value-type="float">
            <text:p>0.04625415802002</text:p>
          </table:table-cell>
          <table:table-cell table:style-name="ce1" office:value-type="float" office:value="0.0152363777160645" calcext:value-type="float">
            <text:p>0.015236377716065</text:p>
          </table:table-cell>
          <table:table-cell table:style-name="ce1" office:value-type="float" office:value="0.0363845825195312" calcext:value-type="float">
            <text:p>0.036384582519531</text:p>
          </table:table-cell>
          <table:table-cell table:style-name="ce1" office:value-type="float" office:value="0.0502915382385254" calcext:value-type="float">
            <text:p>0.050291538238525</text:p>
          </table:table-cell>
          <table:table-cell table:style-name="ce1" office:value-type="float" office:value="0.0290155410766602" calcext:value-type="float">
            <text:p>0.02901554107666</text:p>
          </table:table-cell>
          <table:table-cell table:style-name="ce1" office:value-type="float" office:value="20.9718346595764" calcext:value-type="float">
            <text:p>20.9718346595764</text:p>
          </table:table-cell>
          <table:table-cell table:style-name="ce1" office:value-type="float" office:value="22.4620769023895" calcext:value-type="float">
            <text:p>22.4620769023895</text:p>
          </table:table-cell>
          <table:table-cell table:style-name="ce1" office:value-type="float" office:value="0.0420398712158203" calcext:value-type="float">
            <text:p>0.04203987121582</text:p>
          </table:table-cell>
          <table:table-cell table:style-name="ce1" office:value-type="float" office:value="0.0486159324645996" calcext:value-type="float">
            <text:p>0.0486159324646</text:p>
          </table:table-cell>
          <table:table-cell table:style-name="ce1" office:value-type="float" office:value="0.0660419464111328" calcext:value-type="float">
            <text:p>0.066041946411133</text:p>
          </table:table-cell>
          <table:table-cell table:style-name="ce1" office:value-type="float" office:value="0.0312449932098389" calcext:value-type="float">
            <text:p>0.031244993209839</text:p>
          </table:table-cell>
          <table:table-cell table:style-name="ce1" office:value-type="float" office:value="0.0361485481262207" calcext:value-type="float">
            <text:p>0.036148548126221</text:p>
          </table:table-cell>
          <table:table-cell table:style-name="ce1" office:value-type="float" office:value="76.2520289421082" calcext:value-type="float">
            <text:p>76.2520289421082</text:p>
          </table:table-cell>
          <table:table-cell table:style-name="ce1" office:value-type="float" office:value="0.023303747177124" calcext:value-type="float">
            <text:p>0.023303747177124</text:p>
          </table:table-cell>
          <table:table-cell table:style-name="ce1" office:value-type="float" office:value="0.0491592884063721" calcext:value-type="float">
            <text:p>0.049159288406372</text:p>
          </table:table-cell>
          <table:table-cell table:style-name="ce1" office:value-type="float" office:value="0.0352089405059814" calcext:value-type="float">
            <text:p>0.035208940505981</text:p>
          </table:table-cell>
          <table:table-cell table:style-name="ce1" office:value-type="float" office:value="0.0522685050964356" calcext:value-type="float">
            <text:p>0.052268505096436</text:p>
          </table:table-cell>
          <table:table-cell table:style-name="ce1" office:value-type="float" office:value="0.046043872833252" calcext:value-type="float">
            <text:p>0.046043872833252</text:p>
          </table:table-cell>
          <table:table-cell table:style-name="ce1" office:value-type="float" office:value="0.0468018054962158" calcext:value-type="float">
            <text:p>0.046801805496216</text:p>
          </table:table-cell>
          <table:table-cell table:style-name="ce1" office:value-type="float" office:value="0.0208969116210937" calcext:value-type="float">
            <text:p>0.020896911621094</text:p>
          </table:table-cell>
          <table:table-cell table:style-name="ce1" office:value-type="float" office:value="0.0297260284423828" calcext:value-type="float">
            <text:p>0.029726028442383</text:p>
          </table:table-cell>
          <table:table-cell table:style-name="ce1" office:value-type="float" office:value="0.0165820121765137" calcext:value-type="float">
            <text:p>0.016582012176514</text:p>
          </table:table-cell>
          <table:table-cell table:style-name="ce1" office:value-type="float" office:value="0.0314171314239502" calcext:value-type="float">
            <text:p>0.03141713142395</text:p>
          </table:table-cell>
          <table:table-cell table:style-name="ce1" office:value-type="float" office:value="0.0296893119812012" calcext:value-type="float">
            <text:p>0.029689311981201</text:p>
          </table:table-cell>
          <table:table-cell table:style-name="ce1" office:value-type="float" office:value="0.0386111736297607" calcext:value-type="float">
            <text:p>0.038611173629761</text:p>
          </table:table-cell>
          <table:table-cell table:style-name="ce1" office:value-type="float" office:value="0.028796911239624" calcext:value-type="float">
            <text:p>0.028796911239624</text:p>
          </table:table-cell>
          <table:table-cell table:style-name="ce1" office:value-type="float" office:value="44.2851061820984" calcext:value-type="float">
            <text:p>44.2851061820984</text:p>
          </table:table-cell>
          <table:table-cell table:style-name="ce1" office:value-type="float" office:value="0.0543885231018066" calcext:value-type="float">
            <text:p>0.054388523101807</text:p>
          </table:table-cell>
          <table:table-cell table:style-name="ce1" office:value-type="float" office:value="0.0423295497894287" calcext:value-type="float">
            <text:p>0.042329549789429</text:p>
          </table:table-cell>
          <table:table-cell table:style-name="ce1" office:value-type="float" office:value="0.388411283493042" calcext:value-type="float">
            <text:p>0.388411283493042</text:p>
          </table:table-cell>
          <table:table-cell table:style-name="ce1" office:value-type="float" office:value="0.0367093086242676" calcext:value-type="float">
            <text:p>0.036709308624268</text:p>
          </table:table-cell>
          <table:table-cell table:style-name="ce1" office:value-type="float" office:value="0.0260317325592041" calcext:value-type="float">
            <text:p>0.026031732559204</text:p>
          </table:table-cell>
          <table:table-cell table:style-name="ce1" office:value-type="float" office:value="0.0808162689208984" calcext:value-type="float">
            <text:p>0.080816268920898</text:p>
          </table:table-cell>
          <table:table-cell table:style-name="ce1" office:value-type="float" office:value="83.5799605846405" calcext:value-type="float">
            <text:p>83.5799605846405</text:p>
          </table:table-cell>
          <table:table-cell table:style-name="ce1" office:value-type="float" office:value="0.0295379161834717" calcext:value-type="float">
            <text:p>0.029537916183472</text:p>
          </table:table-cell>
          <table:table-cell table:style-name="ce1" office:value-type="float" office:value="0.0346419811248779" calcext:value-type="float">
            <text:p>0.034641981124878</text:p>
          </table:table-cell>
          <table:table-cell table:style-name="ce1" office:value-type="float" office:value="0.0412147045135498" calcext:value-type="float">
            <text:p>0.04121470451355</text:p>
          </table:table-cell>
          <table:table-cell table:style-name="ce1" office:value-type="float" office:value="0.0454633235931397" calcext:value-type="float">
            <text:p>0.04546332359314</text:p>
          </table:table-cell>
          <table:table-cell table:style-name="ce1" office:value-type="float" office:value="0.0310828685760498" calcext:value-type="float">
            <text:p>0.03108286857605</text:p>
          </table:table-cell>
          <table:table-cell table:style-name="ce1" office:value-type="float" office:value="0.0345668792724609" calcext:value-type="float">
            <text:p>0.034566879272461</text:p>
          </table:table-cell>
          <table:table-cell table:style-name="ce1" office:value-type="float" office:value="0.031362771987915" calcext:value-type="float">
            <text:p>0.031362771987915</text:p>
          </table:table-cell>
          <table:table-cell table:style-name="ce1" office:value-type="float" office:value="0.0330410003662109" calcext:value-type="float">
            <text:p>0.033041000366211</text:p>
          </table:table-cell>
          <table:table-cell table:style-name="ce1" office:value-type="float" office:value="0.038142204284668" calcext:value-type="float">
            <text:p>0.038142204284668</text:p>
          </table:table-cell>
          <table:table-cell table:style-name="ce1" office:value-type="float" office:value="0.040339469909668" calcext:value-type="float">
            <text:p>0.040339469909668</text:p>
          </table:table-cell>
          <table:table-cell table:style-name="ce1" office:value-type="float" office:value="0.0423049926757813" calcext:value-type="float">
            <text:p>0.042304992675781</text:p>
          </table:table-cell>
          <table:table-cell table:style-name="ce1" office:value-type="float" office:value="0.0296409130096436" calcext:value-type="float">
            <text:p>0.029640913009644</text:p>
          </table:table-cell>
          <table:table-cell table:style-name="ce1" office:value-type="float" office:value="0.025235652923584" calcext:value-type="float">
            <text:p>0.025235652923584</text:p>
          </table:table-cell>
          <table:table-cell table:style-name="ce1" office:value-type="float" office:value="43.7585618495941" calcext:value-type="float">
            <text:p>43.7585618495941</text:p>
          </table:table-cell>
          <table:table-cell table:style-name="ce1" office:value-type="float" office:value="0.0337173938751221" calcext:value-type="float">
            <text:p>0.033717393875122</text:p>
          </table:table-cell>
          <table:table-cell table:style-name="ce1" office:value-type="float" office:value="0.0409998893737793" calcext:value-type="float">
            <text:p>0.040999889373779</text:p>
          </table:table-cell>
          <table:table-cell table:style-name="ce1" office:value-type="float" office:value="0.0368995666503906" calcext:value-type="float">
            <text:p>0.036899566650391</text:p>
          </table:table-cell>
          <table:table-cell table:style-name="ce1" office:value-type="float" office:value="0.0448417663574219" calcext:value-type="float">
            <text:p>0.044841766357422</text:p>
          </table:table-cell>
          <table:table-cell table:style-name="ce1" office:value-type="float" office:value="0.0330994129180908" calcext:value-type="float">
            <text:p>0.033099412918091</text:p>
          </table:table-cell>
          <table:table-cell table:style-name="ce1" office:value-type="float" office:value="0.0346124172210693" calcext:value-type="float">
            <text:p>0.034612417221069</text:p>
          </table:table-cell>
          <table:table-cell table:style-name="ce1" office:value-type="float" office:value="69.6843991279602" calcext:value-type="float">
            <text:p>69.6843991279602</text:p>
          </table:table-cell>
          <table:table-cell table:style-name="ce1" office:value-type="float" office:value="0.0303342342376709" calcext:value-type="float">
            <text:p>0.030334234237671</text:p>
          </table:table-cell>
          <table:table-cell table:style-name="ce1" office:value-type="float" office:value="0.0648159980773926" calcext:value-type="float">
            <text:p>0.064815998077393</text:p>
          </table:table-cell>
          <table:table-cell table:style-name="ce1" office:value-type="float" office:value="0.0413165092468262" calcext:value-type="float">
            <text:p>0.041316509246826</text:p>
          </table:table-cell>
          <table:table-cell table:style-name="ce1" office:value-type="float" office:value="0.0418181419372559" calcext:value-type="float">
            <text:p>0.041818141937256</text:p>
          </table:table-cell>
          <table:table-cell table:style-name="ce1" office:value-type="float" office:value="0.0411961078643799" calcext:value-type="float">
            <text:p>0.04119610786438</text:p>
          </table:table-cell>
          <table:table-cell table:style-name="ce1" office:value-type="float" office:value="0.0200588703155518" calcext:value-type="float">
            <text:p>0.020058870315552</text:p>
          </table:table-cell>
          <table:table-cell table:style-name="ce1" office:value-type="float" office:value="0.0387849807739258" calcext:value-type="float">
            <text:p>0.038784980773926</text:p>
          </table:table-cell>
          <table:table-cell table:style-name="ce1" office:value-type="float" office:value="0.0458712577819824" calcext:value-type="float">
            <text:p>0.045871257781982</text:p>
          </table:table-cell>
          <table:table-cell table:style-name="ce1" office:value-type="float" office:value="0.0385456085205078" calcext:value-type="float">
            <text:p>0.038545608520508</text:p>
          </table:table-cell>
          <table:table-cell table:style-name="ce1" office:value-type="float" office:value="0.0302348136901855" calcext:value-type="float">
            <text:p>0.030234813690186</text:p>
          </table:table-cell>
          <table:table-cell table:style-name="ce1" office:value-type="float" office:value="0.0714166164398193" calcext:value-type="float">
            <text:p>0.071416616439819</text:p>
          </table:table-cell>
          <table:table-cell table:style-name="ce1" office:value-type="float" office:value="0.0383224487304687" calcext:value-type="float">
            <text:p>0.038322448730469</text:p>
          </table:table-cell>
          <table:table-cell table:style-name="ce1" office:value-type="float" office:value="0.0275652408599854" calcext:value-type="float">
            <text:p>0.027565240859985</text:p>
          </table:table-cell>
          <table:table-cell table:style-name="ce1" office:value-type="float" office:value="38.0177042484283" calcext:value-type="float">
            <text:p>38.0177042484283</text:p>
          </table:table-cell>
          <table:table-cell table:style-name="ce1" office:value-type="float" office:value="0.034010648727417" calcext:value-type="float">
            <text:p>0.034010648727417</text:p>
          </table:table-cell>
          <table:table-cell table:style-name="ce1" office:value-type="float" office:value="0.200766324996948" calcext:value-type="float">
            <text:p>0.200766324996948</text:p>
          </table:table-cell>
          <table:table-cell table:style-name="ce1" office:value-type="float" office:value="0.0359165668487549" calcext:value-type="float">
            <text:p>0.035916566848755</text:p>
          </table:table-cell>
          <table:table-cell table:style-name="ce1" office:value-type="float" office:value="0.0298306941986084" calcext:value-type="float">
            <text:p>0.029830694198608</text:p>
          </table:table-cell>
          <table:table-cell table:style-name="ce1" office:value-type="float" office:value="0.0308310985565186" calcext:value-type="float">
            <text:p>0.030831098556519</text:p>
          </table:table-cell>
          <table:table-cell table:style-name="ce1" office:value-type="float" office:value="0.0775973796844482" calcext:value-type="float">
            <text:p>0.077597379684448</text:p>
          </table:table-cell>
          <table:table-cell table:style-name="ce1" office:value-type="float" office:value="86.1186757087708" calcext:value-type="float">
            <text:p>86.1186757087708</text:p>
          </table:table-cell>
          <table:table-cell table:style-name="ce1" office:value-type="float" office:value="0.577836751937866" calcext:value-type="float">
            <text:p>0.577836751937866</text:p>
          </table:table-cell>
          <table:table-cell table:style-name="ce1" office:value-type="float" office:value="0.0511300563812256" calcext:value-type="float">
            <text:p>0.051130056381226</text:p>
          </table:table-cell>
          <table:table-cell table:style-name="ce1" office:value-type="float" office:value="0.0356550216674805" calcext:value-type="float">
            <text:p>0.035655021667481</text:p>
          </table:table-cell>
          <table:table-cell table:style-name="ce1" office:value-type="float" office:value="0.0490653514862061" calcext:value-type="float">
            <text:p>0.049065351486206</text:p>
          </table:table-cell>
          <table:table-cell table:style-name="ce1" office:value-type="float" office:value="0.0434908866882324" calcext:value-type="float">
            <text:p>0.043490886688232</text:p>
          </table:table-cell>
          <table:table-cell table:style-name="ce1" office:value-type="float" office:value="0.0574464797973633" calcext:value-type="float">
            <text:p>0.057446479797363</text:p>
          </table:table-cell>
          <table:table-cell table:style-name="ce1" office:value-type="float" office:value="0.0409953594207764" calcext:value-type="float">
            <text:p>0.040995359420776</text:p>
          </table:table-cell>
          <table:table-cell table:style-name="ce1" office:value-type="float" office:value="0.0439820289611816" calcext:value-type="float">
            <text:p>0.043982028961182</text:p>
          </table:table-cell>
          <table:table-cell table:style-name="ce1" office:value-type="float" office:value="0.0384445190429687" calcext:value-type="float">
            <text:p>0.038444519042969</text:p>
          </table:table-cell>
          <table:table-cell table:style-name="ce1" office:value-type="float" office:value="0.0422704219818115" calcext:value-type="float">
            <text:p>0.042270421981812</text:p>
          </table:table-cell>
          <table:table-cell table:style-name="ce1" office:value-type="float" office:value="0.0362012386322021" calcext:value-type="float">
            <text:p>0.036201238632202</text:p>
          </table:table-cell>
          <table:table-cell table:style-name="ce1" office:value-type="float" office:value="0.0153813362121582" calcext:value-type="float">
            <text:p>0.015381336212158</text:p>
          </table:table-cell>
          <table:table-cell table:style-name="ce1" office:value-type="float" office:value="0.029167652130127" calcext:value-type="float">
            <text:p>0.029167652130127</text:p>
          </table:table-cell>
          <table:table-cell table:style-name="ce1" office:value-type="float" office:value="35.914963722229" calcext:value-type="float">
            <text:p>35.914963722229</text:p>
          </table:table-cell>
          <table:table-cell table:style-name="ce1" office:value-type="float" office:value="2.42764568328857" calcext:value-type="float">
            <text:p>2.42764568328857</text:p>
          </table:table-cell>
          <table:table-cell table:style-name="ce1" office:value-type="float" office:value="0.0270740985870361" calcext:value-type="float">
            <text:p>0.027074098587036</text:p>
          </table:table-cell>
          <table:table-cell table:style-name="ce1" office:value-type="float" office:value="0.024728536605835" calcext:value-type="float">
            <text:p>0.024728536605835</text:p>
          </table:table-cell>
          <table:table-cell table:style-name="ce1" office:value-type="float" office:value="0.0216062068939209" calcext:value-type="float">
            <text:p>0.021606206893921</text:p>
          </table:table-cell>
          <table:table-cell table:style-name="ce1" office:value-type="float" office:value="0.0531847476959229" calcext:value-type="float">
            <text:p>0.053184747695923</text:p>
          </table:table-cell>
          <table:table-cell table:style-name="ce1" office:value-type="float" office:value="0.0334103107452393" calcext:value-type="float">
            <text:p>0.033410310745239</text:p>
          </table:table-cell>
          <table:table-cell table:style-name="ce1" office:value-type="float" office:value="5.17780881661635" calcext:value-type="float">
            <text:p>5.17780881661635</text:p>
          </table:table-cell>
          <table:table-cell table:style-name="ce1" office:value-type="float" office:value="0.0152363777160645" calcext:value-type="float">
            <text:p>0.015236377716065</text:p>
          </table:table-cell>
          <table:table-cell table:style-name="ce1" office:value-type="float" office:value="86.1186757087708" calcext:value-type="float">
            <text:p>86.1186757087708</text:p>
          </table:table-cell>
          <table:table-cell table:style-name="ce1" office:value-type="float" office:value="538.492116928101" calcext:value-type="float">
            <text:p>538.492116928101</text:p>
          </table:table-cell>
          <table:table-cell table:formula="of:=[.DF18]" office:value-type="float" office:value="538.492116928101" calcext:value-type="float">
            <text:p>538.492116928101</text:p>
          </table:table-cell>
        </table:table-row>
        <table:table-row table:style-name="ro1">
          <table:table-cell table:style-name="ce1" office:value-type="string" calcext:value-type="string">
            <text:p>num_workers = 15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479180812835693" calcext:value-type="float">
            <text:p>0.047918081283569</text:p>
          </table:table-cell>
          <table:table-cell table:style-name="ce1" office:value-type="float" office:value="0.0403759479522705" calcext:value-type="float">
            <text:p>0.040375947952271</text:p>
          </table:table-cell>
          <table:table-cell table:style-name="ce1" office:value-type="float" office:value="0.0376861095428467" calcext:value-type="float">
            <text:p>0.037686109542847</text:p>
          </table:table-cell>
          <table:table-cell table:style-name="ce1" office:value-type="float" office:value="0.0496852397918701" calcext:value-type="float">
            <text:p>0.04968523979187</text:p>
          </table:table-cell>
          <table:table-cell table:style-name="ce1" office:value-type="float" office:value="0.0412063598632813" calcext:value-type="float">
            <text:p>0.041206359863281</text:p>
          </table:table-cell>
          <table:table-cell table:style-name="ce1" office:value-type="float" office:value="0.0490858554840088" calcext:value-type="float">
            <text:p>0.049085855484009</text:p>
          </table:table-cell>
          <table:table-cell table:style-name="ce1" office:value-type="float" office:value="0.050229549407959" calcext:value-type="float">
            <text:p>0.050229549407959</text:p>
          </table:table-cell>
          <table:table-cell table:style-name="ce1" office:value-type="float" office:value="0.0578258037567139" calcext:value-type="float">
            <text:p>0.057825803756714</text:p>
          </table:table-cell>
          <table:table-cell table:style-name="ce1" office:value-type="float" office:value="0.0418970584869385" calcext:value-type="float">
            <text:p>0.041897058486939</text:p>
          </table:table-cell>
          <table:table-cell table:style-name="ce1" office:value-type="float" office:value="0.034621000289917" calcext:value-type="float">
            <text:p>0.034621000289917</text:p>
          </table:table-cell>
          <table:table-cell table:style-name="ce1" office:value-type="float" office:value="0.0373833179473877" calcext:value-type="float">
            <text:p>0.037383317947388</text:p>
          </table:table-cell>
          <table:table-cell table:style-name="ce1" office:value-type="float" office:value="0.0415148735046387" calcext:value-type="float">
            <text:p>0.041514873504639</text:p>
          </table:table-cell>
          <table:table-cell table:style-name="ce1" office:value-type="float" office:value="0.0338513851165771" calcext:value-type="float">
            <text:p>0.033851385116577</text:p>
          </table:table-cell>
          <table:table-cell table:style-name="ce1" office:value-type="float" office:value="0.031630277633667" calcext:value-type="float">
            <text:p>0.031630277633667</text:p>
          </table:table-cell>
          <table:table-cell table:style-name="ce1" office:value-type="float" office:value="41.4746124744415" calcext:value-type="float">
            <text:p>41.4746124744415</text:p>
          </table:table-cell>
          <table:table-cell table:style-name="ce1" office:value-type="float" office:value="0.0365149974822998" calcext:value-type="float">
            <text:p>0.0365149974823</text:p>
          </table:table-cell>
          <table:table-cell table:style-name="ce1" office:value-type="float" office:value="0.0443961620330811" calcext:value-type="float">
            <text:p>0.044396162033081</text:p>
          </table:table-cell>
          <table:table-cell table:style-name="ce1" office:value-type="float" office:value="0.824478149414063" calcext:value-type="float">
            <text:p>0.824478149414063</text:p>
          </table:table-cell>
          <table:table-cell table:style-name="ce1" office:value-type="float" office:value="0.0297203063964844" calcext:value-type="float">
            <text:p>0.029720306396484</text:p>
          </table:table-cell>
          <table:table-cell table:style-name="ce1" office:value-type="float" office:value="0.0302119255065918" calcext:value-type="float">
            <text:p>0.030211925506592</text:p>
          </table:table-cell>
          <table:table-cell table:style-name="ce1" office:value-type="float" office:value="82.9934659004211" calcext:value-type="float">
            <text:p>82.9934659004211</text:p>
          </table:table-cell>
          <table:table-cell table:style-name="ce1" office:value-type="float" office:value="0.27210807800293" calcext:value-type="float">
            <text:p>0.27210807800293</text:p>
          </table:table-cell>
          <table:table-cell table:style-name="ce1" office:value-type="float" office:value="0.0372879505157471" calcext:value-type="float">
            <text:p>0.037287950515747</text:p>
          </table:table-cell>
          <table:table-cell table:style-name="ce1" office:value-type="float" office:value="0.0503158569335938" calcext:value-type="float">
            <text:p>0.050315856933594</text:p>
          </table:table-cell>
          <table:table-cell table:style-name="ce1" office:value-type="float" office:value="0.0612649917602539" calcext:value-type="float">
            <text:p>0.061264991760254</text:p>
          </table:table-cell>
          <table:table-cell table:style-name="ce1" office:value-type="float" office:value="0.0385453701019287" calcext:value-type="float">
            <text:p>0.038545370101929</text:p>
          </table:table-cell>
          <table:table-cell table:style-name="ce1" office:value-type="float" office:value="0.0507538318634033" calcext:value-type="float">
            <text:p>0.050753831863403</text:p>
          </table:table-cell>
          <table:table-cell table:style-name="ce1" office:value-type="float" office:value="0.0339031219482422" calcext:value-type="float">
            <text:p>0.033903121948242</text:p>
          </table:table-cell>
          <table:table-cell table:style-name="ce1" office:value-type="float" office:value="0.0341558456420898" calcext:value-type="float">
            <text:p>0.03415584564209</text:p>
          </table:table-cell>
          <table:table-cell table:style-name="ce1" office:value-type="float" office:value="0.0275139808654785" calcext:value-type="float">
            <text:p>0.027513980865479</text:p>
          </table:table-cell>
          <table:table-cell table:style-name="ce1" office:value-type="float" office:value="0.0748739242553711" calcext:value-type="float">
            <text:p>0.074873924255371</text:p>
          </table:table-cell>
          <table:table-cell table:style-name="ce1" office:value-type="float" office:value="0.0154402256011963" calcext:value-type="float">
            <text:p>0.015440225601196</text:p>
          </table:table-cell>
          <table:table-cell table:style-name="ce1" office:value-type="float" office:value="0.0260159969329834" calcext:value-type="float">
            <text:p>0.026015996932983</text:p>
          </table:table-cell>
          <table:table-cell table:style-name="ce1" office:value-type="float" office:value="0.0335433483123779" calcext:value-type="float">
            <text:p>0.033543348312378</text:p>
          </table:table-cell>
          <table:table-cell table:style-name="ce1" office:value-type="float" office:value="0.051743745803833" calcext:value-type="float">
            <text:p>0.051743745803833</text:p>
          </table:table-cell>
          <table:table-cell table:style-name="ce1" office:value-type="float" office:value="43.1272490024567" calcext:value-type="float">
            <text:p>43.1272490024567</text:p>
          </table:table-cell>
          <table:table-cell table:style-name="ce1" office:value-type="float" office:value="0.333793163299561" calcext:value-type="float">
            <text:p>0.333793163299561</text:p>
          </table:table-cell>
          <table:table-cell table:style-name="ce1" office:value-type="float" office:value="0.0411186218261719" calcext:value-type="float">
            <text:p>0.041118621826172</text:p>
          </table:table-cell>
          <table:table-cell table:style-name="ce1" office:value-type="float" office:value="0.301743268966675" calcext:value-type="float">
            <text:p>0.301743268966675</text:p>
          </table:table-cell>
          <table:table-cell table:style-name="ce1" office:value-type="float" office:value="0.0414791107177734" calcext:value-type="float">
            <text:p>0.041479110717773</text:p>
          </table:table-cell>
          <table:table-cell table:style-name="ce1" office:value-type="float" office:value="0.0480191707611084" calcext:value-type="float">
            <text:p>0.048019170761108</text:p>
          </table:table-cell>
          <table:table-cell table:style-name="ce1" office:value-type="float" office:value="75.3201377391815" calcext:value-type="float">
            <text:p>75.3201377391815</text:p>
          </table:table-cell>
          <table:table-cell table:style-name="ce1" office:value-type="float" office:value="8.47368931770325" calcext:value-type="float">
            <text:p>8.47368931770325</text:p>
          </table:table-cell>
          <table:table-cell table:style-name="ce1" office:value-type="float" office:value="0.305929183959961" calcext:value-type="float">
            <text:p>0.305929183959961</text:p>
          </table:table-cell>
          <table:table-cell table:style-name="ce1" office:value-type="float" office:value="0.0218403339385986" calcext:value-type="float">
            <text:p>0.021840333938599</text:p>
          </table:table-cell>
          <table:table-cell table:style-name="ce1" office:value-type="float" office:value="0.0328695774078369" calcext:value-type="float">
            <text:p>0.032869577407837</text:p>
          </table:table-cell>
          <table:table-cell table:style-name="ce1" office:value-type="float" office:value="0.0299859046936035" calcext:value-type="float">
            <text:p>0.029985904693604</text:p>
          </table:table-cell>
          <table:table-cell table:style-name="ce1" office:value-type="float" office:value="0.0352480411529541" calcext:value-type="float">
            <text:p>0.035248041152954</text:p>
          </table:table-cell>
          <table:table-cell table:style-name="ce1" office:value-type="float" office:value="0.0468566417694092" calcext:value-type="float">
            <text:p>0.046856641769409</text:p>
          </table:table-cell>
          <table:table-cell table:style-name="ce1" office:value-type="float" office:value="0.0128777027130127" calcext:value-type="float">
            <text:p>0.012877702713013</text:p>
          </table:table-cell>
          <table:table-cell table:style-name="ce1" office:value-type="float" office:value="2.302166223526" calcext:value-type="float">
            <text:p>2.302166223526</text:p>
          </table:table-cell>
          <table:table-cell table:style-name="ce1" office:value-type="float" office:value="0.0788578987121582" calcext:value-type="float">
            <text:p>0.078857898712158</text:p>
          </table:table-cell>
          <table:table-cell table:style-name="ce1" office:value-type="float" office:value="0.0424928665161133" calcext:value-type="float">
            <text:p>0.042492866516113</text:p>
          </table:table-cell>
          <table:table-cell table:style-name="ce1" office:value-type="float" office:value="0.0543303489685059" calcext:value-type="float">
            <text:p>0.054330348968506</text:p>
          </table:table-cell>
          <table:table-cell table:style-name="ce1" office:value-type="float" office:value="0.0533082485198975" calcext:value-type="float">
            <text:p>0.053308248519898</text:p>
          </table:table-cell>
          <table:table-cell table:style-name="ce1" office:value-type="float" office:value="0.0457220077514648" calcext:value-type="float">
            <text:p>0.045722007751465</text:p>
          </table:table-cell>
          <table:table-cell table:style-name="ce1" office:value-type="float" office:value="32.8023746013641" calcext:value-type="float">
            <text:p>32.8023746013641</text:p>
          </table:table-cell>
          <table:table-cell table:style-name="ce1" office:value-type="float" office:value="8.43332099914551" calcext:value-type="float">
            <text:p>8.43332099914551</text:p>
          </table:table-cell>
          <table:table-cell table:style-name="ce1" office:value-type="float" office:value="0.0332481861114502" calcext:value-type="float">
            <text:p>0.03324818611145</text:p>
          </table:table-cell>
          <table:table-cell table:style-name="ce1" office:value-type="float" office:value="0.0361382961273193" calcext:value-type="float">
            <text:p>0.036138296127319</text:p>
          </table:table-cell>
          <table:table-cell table:style-name="ce1" office:value-type="float" office:value="0.0313739776611328" calcext:value-type="float">
            <text:p>0.031373977661133</text:p>
          </table:table-cell>
          <table:table-cell table:style-name="ce1" office:value-type="float" office:value="0.0292222499847412" calcext:value-type="float">
            <text:p>0.029222249984741</text:p>
          </table:table-cell>
          <table:table-cell table:style-name="ce1" office:value-type="float" office:value="82.4498546123505" calcext:value-type="float">
            <text:p>82.4498546123505</text:p>
          </table:table-cell>
          <table:table-cell table:style-name="ce1" office:value-type="float" office:value="0.0454940795898438" calcext:value-type="float">
            <text:p>0.045494079589844</text:p>
          </table:table-cell>
          <table:table-cell table:style-name="ce1" office:value-type="float" office:value="0.0411651134490967" calcext:value-type="float">
            <text:p>0.041165113449097</text:p>
          </table:table-cell>
          <table:table-cell table:style-name="ce1" office:value-type="float" office:value="0.0485618114471436" calcext:value-type="float">
            <text:p>0.048561811447144</text:p>
          </table:table-cell>
          <table:table-cell table:style-name="ce1" office:value-type="float" office:value="0.0382733345031738" calcext:value-type="float">
            <text:p>0.038273334503174</text:p>
          </table:table-cell>
          <table:table-cell table:style-name="ce1" office:value-type="float" office:value="0.0479249954223633" calcext:value-type="float">
            <text:p>0.047924995422363</text:p>
          </table:table-cell>
          <table:table-cell table:style-name="ce1" office:value-type="float" office:value="0.0385367870330811" calcext:value-type="float">
            <text:p>0.038536787033081</text:p>
          </table:table-cell>
          <table:table-cell table:style-name="ce1" office:value-type="float" office:value="0.0498950481414795" calcext:value-type="float">
            <text:p>0.04989504814148</text:p>
          </table:table-cell>
          <table:table-cell table:style-name="ce1" office:value-type="float" office:value="0.0458114147186279" calcext:value-type="float">
            <text:p>0.045811414718628</text:p>
          </table:table-cell>
          <table:table-cell table:style-name="ce1" office:value-type="float" office:value="0.0612764358520508" calcext:value-type="float">
            <text:p>0.061276435852051</text:p>
          </table:table-cell>
          <table:table-cell table:style-name="ce1" office:value-type="float" office:value="0.0625345706939697" calcext:value-type="float">
            <text:p>0.06253457069397</text:p>
          </table:table-cell>
          <table:table-cell table:style-name="ce1" office:value-type="float" office:value="0.0313794612884521" calcext:value-type="float">
            <text:p>0.031379461288452</text:p>
          </table:table-cell>
          <table:table-cell table:style-name="ce1" office:value-type="float" office:value="0.0145168304443359" calcext:value-type="float">
            <text:p>0.014516830444336</text:p>
          </table:table-cell>
          <table:table-cell table:style-name="ce1" office:value-type="float" office:value="0.0146791934967041" calcext:value-type="float">
            <text:p>0.014679193496704</text:p>
          </table:table-cell>
          <table:table-cell table:style-name="ce1" office:value-type="float" office:value="0.0293624401092529" calcext:value-type="float">
            <text:p>0.029362440109253</text:p>
          </table:table-cell>
          <table:table-cell table:style-name="ce1" office:value-type="float" office:value="33.1085381507874" calcext:value-type="float">
            <text:p>33.1085381507874</text:p>
          </table:table-cell>
          <table:table-cell table:style-name="ce1" office:value-type="float" office:value="0.0292661190032959" calcext:value-type="float">
            <text:p>0.029266119003296</text:p>
          </table:table-cell>
          <table:table-cell table:style-name="ce1" office:value-type="float" office:value="13.7334837913513" calcext:value-type="float">
            <text:p>13.7334837913513</text:p>
          </table:table-cell>
          <table:table-cell table:style-name="ce1" office:value-type="float" office:value="0.0359745025634766" calcext:value-type="float">
            <text:p>0.035974502563477</text:p>
          </table:table-cell>
          <table:table-cell table:style-name="ce1" office:value-type="float" office:value="0.0439743995666504" calcext:value-type="float">
            <text:p>0.04397439956665</text:p>
          </table:table-cell>
          <table:table-cell table:style-name="ce1" office:value-type="float" office:value="0.0376112461090088" calcext:value-type="float">
            <text:p>0.037611246109009</text:p>
          </table:table-cell>
          <table:table-cell table:style-name="ce1" office:value-type="float" office:value="79.7001619338989" calcext:value-type="float">
            <text:p>79.7001619338989</text:p>
          </table:table-cell>
          <table:table-cell table:style-name="ce1" office:value-type="float" office:value="0.0259687900543213" calcext:value-type="float">
            <text:p>0.025968790054321</text:p>
          </table:table-cell>
          <table:table-cell table:style-name="ce1" office:value-type="float" office:value="0.0496652126312256" calcext:value-type="float">
            <text:p>0.049665212631226</text:p>
          </table:table-cell>
          <table:table-cell table:style-name="ce1" office:value-type="float" office:value="0.0271623134613037" calcext:value-type="float">
            <text:p>0.027162313461304</text:p>
          </table:table-cell>
          <table:table-cell table:style-name="ce1" office:value-type="float" office:value="0.0530977249145508" calcext:value-type="float">
            <text:p>0.053097724914551</text:p>
          </table:table-cell>
          <table:table-cell table:style-name="ce1" office:value-type="float" office:value="0.0460696220397949" calcext:value-type="float">
            <text:p>0.046069622039795</text:p>
          </table:table-cell>
          <table:table-cell table:style-name="ce1" office:value-type="float" office:value="0.0579040050506592" calcext:value-type="float">
            <text:p>0.057904005050659</text:p>
          </table:table-cell>
          <table:table-cell table:style-name="ce1" office:value-type="float" office:value="0.049741268157959" calcext:value-type="float">
            <text:p>0.049741268157959</text:p>
          </table:table-cell>
          <table:table-cell table:style-name="ce1" office:value-type="float" office:value="0.0507633686065674" calcext:value-type="float">
            <text:p>0.050763368606567</text:p>
          </table:table-cell>
          <table:table-cell table:style-name="ce1" office:value-type="float" office:value="0.0344250202178955" calcext:value-type="float">
            <text:p>0.034425020217896</text:p>
          </table:table-cell>
          <table:table-cell table:style-name="ce1" office:value-type="float" office:value="0.0547258853912354" calcext:value-type="float">
            <text:p>0.054725885391235</text:p>
          </table:table-cell>
          <table:table-cell table:style-name="ce1" office:value-type="float" office:value="0.0389425754547119" calcext:value-type="float">
            <text:p>0.038942575454712</text:p>
          </table:table-cell>
          <table:table-cell table:style-name="ce1" office:value-type="float" office:value="0.0533723831176758" calcext:value-type="float">
            <text:p>0.053372383117676</text:p>
          </table:table-cell>
          <table:table-cell table:style-name="ce1" office:value-type="float" office:value="0.052762508392334" calcext:value-type="float">
            <text:p>0.052762508392334</text:p>
          </table:table-cell>
          <table:table-cell table:style-name="ce1" office:value-type="float" office:value="0.0462892055511475" calcext:value-type="float">
            <text:p>0.046289205551148</text:p>
          </table:table-cell>
          <table:table-cell table:style-name="ce1" office:value-type="float" office:value="42.5987141132355" calcext:value-type="float">
            <text:p>42.5987141132355</text:p>
          </table:table-cell>
          <table:table-cell table:style-name="ce1" office:value-type="float" office:value="0.0567023754119873" calcext:value-type="float">
            <text:p>0.056702375411987</text:p>
          </table:table-cell>
          <table:table-cell table:style-name="ce1" office:value-type="float" office:value="0.0418014526367188" calcext:value-type="float">
            <text:p>0.041801452636719</text:p>
          </table:table-cell>
          <table:table-cell table:style-name="ce1" office:value-type="float" office:value="0.0529284477233887" calcext:value-type="float">
            <text:p>0.052928447723389</text:p>
          </table:table-cell>
          <table:table-cell table:style-name="ce1" office:value-type="float" office:value="0.0385587215423584" calcext:value-type="float">
            <text:p>0.038558721542358</text:p>
          </table:table-cell>
          <table:table-cell table:style-name="ce1" office:value-type="float" office:value="0.0356607437133789" calcext:value-type="float">
            <text:p>0.035660743713379</text:p>
          </table:table-cell>
          <table:table-cell table:style-name="ce1" office:value-type="float" office:value="5.30889136286882" calcext:value-type="float">
            <text:p>5.30889136286882</text:p>
          </table:table-cell>
          <table:table-cell table:style-name="ce1" office:value-type="float" office:value="0.0128777027130127" calcext:value-type="float">
            <text:p>0.012877702713013</text:p>
          </table:table-cell>
          <table:table-cell table:style-name="ce1" office:value-type="float" office:value="82.9934659004211" calcext:value-type="float">
            <text:p>82.9934659004211</text:p>
          </table:table-cell>
          <table:table-cell table:style-name="ce1" office:value-type="float" office:value="552.124701738358" calcext:value-type="float">
            <text:p>552.124701738358</text:p>
          </table:table-cell>
          <table:table-cell table:formula="of:=[.DF19]" office:value-type="float" office:value="552.124701738358" calcext:value-type="float">
            <text:p>552.124701738358</text:p>
          </table:table-cell>
        </table:table-row>
        <table:table-row table:style-name="ro1">
          <table:table-cell table:style-name="ce1" office:value-type="string" calcext:value-type="string">
            <text:p>num_workers = 16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2.8806791305542" calcext:value-type="float">
            <text:p>2.8806791305542</text:p>
          </table:table-cell>
          <table:table-cell table:style-name="ce1" office:value-type="float" office:value="0.70833420753479" calcext:value-type="float">
            <text:p>0.70833420753479</text:p>
          </table:table-cell>
          <table:table-cell table:style-name="ce1" office:value-type="float" office:value="0.0497417449951172" calcext:value-type="float">
            <text:p>0.049741744995117</text:p>
          </table:table-cell>
          <table:table-cell table:style-name="ce1" office:value-type="float" office:value="0.0383388996124268" calcext:value-type="float">
            <text:p>0.038338899612427</text:p>
          </table:table-cell>
          <table:table-cell table:style-name="ce1" office:value-type="float" office:value="0.0504312515258789" calcext:value-type="float">
            <text:p>0.050431251525879</text:p>
          </table:table-cell>
          <table:table-cell table:style-name="ce1" office:value-type="float" office:value="0.047128438949585" calcext:value-type="float">
            <text:p>0.047128438949585</text:p>
          </table:table-cell>
          <table:table-cell table:style-name="ce1" office:value-type="float" office:value="0.0334224700927734" calcext:value-type="float">
            <text:p>0.033422470092773</text:p>
          </table:table-cell>
          <table:table-cell table:style-name="ce1" office:value-type="float" office:value="0.038444995880127" calcext:value-type="float">
            <text:p>0.038444995880127</text:p>
          </table:table-cell>
          <table:table-cell table:style-name="ce1" office:value-type="float" office:value="0.0130066871643066" calcext:value-type="float">
            <text:p>0.013006687164307</text:p>
          </table:table-cell>
          <table:table-cell table:style-name="ce1" office:value-type="float" office:value="0.0343151092529297" calcext:value-type="float">
            <text:p>0.03431510925293</text:p>
          </table:table-cell>
          <table:table-cell table:style-name="ce1" office:value-type="float" office:value="0.0210049152374268" calcext:value-type="float">
            <text:p>0.021004915237427</text:p>
          </table:table-cell>
          <table:table-cell table:style-name="ce1" office:value-type="float" office:value="0.0454301834106445" calcext:value-type="float">
            <text:p>0.045430183410645</text:p>
          </table:table-cell>
          <table:table-cell table:style-name="ce1" office:value-type="float" office:value="0.073760986328125" calcext:value-type="float">
            <text:p>0.073760986328125</text:p>
          </table:table-cell>
          <table:table-cell table:style-name="ce1" office:value-type="float" office:value="0.041858434677124" calcext:value-type="float">
            <text:p>0.041858434677124</text:p>
          </table:table-cell>
          <table:table-cell table:style-name="ce1" office:value-type="float" office:value="0.0500631332397461" calcext:value-type="float">
            <text:p>0.050063133239746</text:p>
          </table:table-cell>
          <table:table-cell table:style-name="ce1" office:value-type="float" office:value="44.9503722190857" calcext:value-type="float">
            <text:p>44.9503722190857</text:p>
          </table:table-cell>
          <table:table-cell table:style-name="ce1" office:value-type="float" office:value="0.0464274883270264" calcext:value-type="float">
            <text:p>0.046427488327026</text:p>
          </table:table-cell>
          <table:table-cell table:style-name="ce1" office:value-type="float" office:value="0.0302352905273437" calcext:value-type="float">
            <text:p>0.030235290527344</text:p>
          </table:table-cell>
          <table:table-cell table:style-name="ce1" office:value-type="float" office:value="0.042710542678833" calcext:value-type="float">
            <text:p>0.042710542678833</text:p>
          </table:table-cell>
          <table:table-cell table:style-name="ce1" office:value-type="float" office:value="2.27556347846985" calcext:value-type="float">
            <text:p>2.27556347846985</text:p>
          </table:table-cell>
          <table:table-cell table:style-name="ce1" office:value-type="float" office:value="87.2709879875183" calcext:value-type="float">
            <text:p>87.2709879875183</text:p>
          </table:table-cell>
          <table:table-cell table:style-name="ce1" office:value-type="float" office:value="0.0401172637939453" calcext:value-type="float">
            <text:p>0.040117263793945</text:p>
          </table:table-cell>
          <table:table-cell table:style-name="ce1" office:value-type="float" office:value="0.034045934677124" calcext:value-type="float">
            <text:p>0.034045934677124</text:p>
          </table:table-cell>
          <table:table-cell table:style-name="ce1" office:value-type="float" office:value="0.0692825317382813" calcext:value-type="float">
            <text:p>0.069282531738281</text:p>
          </table:table-cell>
          <table:table-cell table:style-name="ce1" office:value-type="float" office:value="0.0457220077514648" calcext:value-type="float">
            <text:p>0.045722007751465</text:p>
          </table:table-cell>
          <table:table-cell table:style-name="ce1" office:value-type="float" office:value="0.0413506031036377" calcext:value-type="float">
            <text:p>0.041350603103638</text:p>
          </table:table-cell>
          <table:table-cell table:style-name="ce1" office:value-type="float" office:value="0.0395050048828125" calcext:value-type="float">
            <text:p>0.039505004882813</text:p>
          </table:table-cell>
          <table:table-cell table:style-name="ce1" office:value-type="float" office:value="0.0528779029846191" calcext:value-type="float">
            <text:p>0.052877902984619</text:p>
          </table:table-cell>
          <table:table-cell table:style-name="ce1" office:value-type="float" office:value="0.0374629497528076" calcext:value-type="float">
            <text:p>0.037462949752808</text:p>
          </table:table-cell>
          <table:table-cell table:style-name="ce1" office:value-type="float" office:value="0.0336809158325195" calcext:value-type="float">
            <text:p>0.03368091583252</text:p>
          </table:table-cell>
          <table:table-cell table:style-name="ce1" office:value-type="float" office:value="0.0532872676849365" calcext:value-type="float">
            <text:p>0.053287267684937</text:p>
          </table:table-cell>
          <table:table-cell table:style-name="ce1" office:value-type="float" office:value="0.0361545085906982" calcext:value-type="float">
            <text:p>0.036154508590698</text:p>
          </table:table-cell>
          <table:table-cell table:style-name="ce1" office:value-type="float" office:value="0.0217711925506592" calcext:value-type="float">
            <text:p>0.021771192550659</text:p>
          </table:table-cell>
          <table:table-cell table:style-name="ce1" office:value-type="float" office:value="0.0403664112091064" calcext:value-type="float">
            <text:p>0.040366411209106</text:p>
          </table:table-cell>
          <table:table-cell table:style-name="ce1" office:value-type="float" office:value="0.0150513648986816" calcext:value-type="float">
            <text:p>0.015051364898682</text:p>
          </table:table-cell>
          <table:table-cell table:style-name="ce1" office:value-type="float" office:value="0.0425729751586914" calcext:value-type="float">
            <text:p>0.042572975158691</text:p>
          </table:table-cell>
          <table:table-cell table:style-name="ce1" office:value-type="float" office:value="45.5417423248291" calcext:value-type="float">
            <text:p>45.5417423248291</text:p>
          </table:table-cell>
          <table:table-cell table:style-name="ce1" office:value-type="float" office:value="0.076286792755127" calcext:value-type="float">
            <text:p>0.076286792755127</text:p>
          </table:table-cell>
          <table:table-cell table:style-name="ce1" office:value-type="float" office:value="0.00655961036682129" calcext:value-type="float">
            <text:p>0.006559610366821</text:p>
          </table:table-cell>
          <table:table-cell table:style-name="ce1" office:value-type="float" office:value="0.0335116386413574" calcext:value-type="float">
            <text:p>0.033511638641357</text:p>
          </table:table-cell>
          <table:table-cell table:style-name="ce1" office:value-type="float" office:value="0.0568997859954834" calcext:value-type="float">
            <text:p>0.056899785995483</text:p>
          </table:table-cell>
          <table:table-cell table:style-name="ce1" office:value-type="float" office:value="95.4119226932526" calcext:value-type="float">
            <text:p>95.4119226932526</text:p>
          </table:table-cell>
          <table:table-cell table:style-name="ce1" office:value-type="float" office:value="6.6594934463501" calcext:value-type="float">
            <text:p>6.6594934463501</text:p>
          </table:table-cell>
          <table:table-cell table:style-name="ce1" office:value-type="float" office:value="0.0611329078674316" calcext:value-type="float">
            <text:p>0.061132907867432</text:p>
          </table:table-cell>
          <table:table-cell table:style-name="ce1" office:value-type="float" office:value="0.0454666614532471" calcext:value-type="float">
            <text:p>0.045466661453247</text:p>
          </table:table-cell>
          <table:table-cell table:style-name="ce1" office:value-type="float" office:value="0.0461137294769287" calcext:value-type="float">
            <text:p>0.046113729476929</text:p>
          </table:table-cell>
          <table:table-cell table:style-name="ce1" office:value-type="float" office:value="0.0499989986419678" calcext:value-type="float">
            <text:p>0.049998998641968</text:p>
          </table:table-cell>
          <table:table-cell table:style-name="ce1" office:value-type="float" office:value="0.0360283851623535" calcext:value-type="float">
            <text:p>0.036028385162354</text:p>
          </table:table-cell>
          <table:table-cell table:style-name="ce1" office:value-type="float" office:value="0.0494379997253418" calcext:value-type="float">
            <text:p>0.049437999725342</text:p>
          </table:table-cell>
          <table:table-cell table:style-name="ce1" office:value-type="float" office:value="0.0573470592498779" calcext:value-type="float">
            <text:p>0.057347059249878</text:p>
          </table:table-cell>
          <table:table-cell table:style-name="ce1" office:value-type="float" office:value="0.048759937286377" calcext:value-type="float">
            <text:p>0.048759937286377</text:p>
          </table:table-cell>
          <table:table-cell table:style-name="ce1" office:value-type="float" office:value="0.0501532554626465" calcext:value-type="float">
            <text:p>0.050153255462647</text:p>
          </table:table-cell>
          <table:table-cell table:style-name="ce1" office:value-type="float" office:value="0.0577077865600586" calcext:value-type="float">
            <text:p>0.057707786560059</text:p>
          </table:table-cell>
          <table:table-cell table:style-name="ce1" office:value-type="float" office:value="0.0500352382659912" calcext:value-type="float">
            <text:p>0.050035238265991</text:p>
          </table:table-cell>
          <table:table-cell table:style-name="ce1" office:value-type="float" office:value="0.0576851367950439" calcext:value-type="float">
            <text:p>0.057685136795044</text:p>
          </table:table-cell>
          <table:table-cell table:style-name="ce1" office:value-type="float" office:value="0.0625264644622803" calcext:value-type="float">
            <text:p>0.06252646446228</text:p>
          </table:table-cell>
          <table:table-cell table:style-name="ce1" office:value-type="float" office:value="0.0449254512786865" calcext:value-type="float">
            <text:p>0.044925451278687</text:p>
          </table:table-cell>
          <table:table-cell table:style-name="ce1" office:value-type="float" office:value="41.9444425106049" calcext:value-type="float">
            <text:p>41.9444425106049</text:p>
          </table:table-cell>
          <table:table-cell table:style-name="ce1" office:value-type="float" office:value="8.76104807853699" calcext:value-type="float">
            <text:p>8.76104807853699</text:p>
          </table:table-cell>
          <table:table-cell table:style-name="ce1" office:value-type="float" office:value="0.0401866436004639" calcext:value-type="float">
            <text:p>0.040186643600464</text:p>
          </table:table-cell>
          <table:table-cell table:style-name="ce1" office:value-type="float" office:value="0.0355355739593506" calcext:value-type="float">
            <text:p>0.035535573959351</text:p>
          </table:table-cell>
          <table:table-cell table:style-name="ce1" office:value-type="float" office:value="0.0527002811431885" calcext:value-type="float">
            <text:p>0.052700281143189</text:p>
          </table:table-cell>
          <table:table-cell table:style-name="ce1" office:value-type="float" office:value="108.920109510422" calcext:value-type="float">
            <text:p>108.920109510422</text:p>
          </table:table-cell>
          <table:table-cell table:style-name="ce1" office:value-type="float" office:value="0.0424749851226807" calcext:value-type="float">
            <text:p>0.042474985122681</text:p>
          </table:table-cell>
          <table:table-cell table:style-name="ce1" office:value-type="float" office:value="0.134838342666626" calcext:value-type="float">
            <text:p>0.134838342666626</text:p>
          </table:table-cell>
          <table:table-cell table:style-name="ce1" office:value-type="float" office:value="0.0506319999694824" calcext:value-type="float">
            <text:p>0.050631999969482</text:p>
          </table:table-cell>
          <table:table-cell table:style-name="ce1" office:value-type="float" office:value="0.0632529258728027" calcext:value-type="float">
            <text:p>0.063252925872803</text:p>
          </table:table-cell>
          <table:table-cell table:style-name="ce1" office:value-type="float" office:value="0.0398683547973633" calcext:value-type="float">
            <text:p>0.039868354797363</text:p>
          </table:table-cell>
          <table:table-cell table:style-name="ce1" office:value-type="float" office:value="0.0478515625" calcext:value-type="float">
            <text:p>0.0478515625</text:p>
          </table:table-cell>
          <table:table-cell table:style-name="ce1" office:value-type="float" office:value="0.0405666828155518" calcext:value-type="float">
            <text:p>0.040566682815552</text:p>
          </table:table-cell>
          <table:table-cell table:style-name="ce1" office:value-type="float" office:value="0.0609269142150879" calcext:value-type="float">
            <text:p>0.060926914215088</text:p>
          </table:table-cell>
          <table:table-cell table:style-name="ce1" office:value-type="float" office:value="0.168715238571167" calcext:value-type="float">
            <text:p>0.168715238571167</text:p>
          </table:table-cell>
          <table:table-cell table:style-name="ce1" office:value-type="float" office:value="0.0512485504150391" calcext:value-type="float">
            <text:p>0.051248550415039</text:p>
          </table:table-cell>
          <table:table-cell table:style-name="ce1" office:value-type="float" office:value="0.0597186088562012" calcext:value-type="float">
            <text:p>0.059718608856201</text:p>
          </table:table-cell>
          <table:table-cell table:style-name="ce1" office:value-type="float" office:value="0.0326647758483887" calcext:value-type="float">
            <text:p>0.032664775848389</text:p>
          </table:table-cell>
          <table:table-cell table:style-name="ce1" office:value-type="float" office:value="0.0364522933959961" calcext:value-type="float">
            <text:p>0.036452293395996</text:p>
          </table:table-cell>
          <table:table-cell table:style-name="ce1" office:value-type="float" office:value="0.0689167976379395" calcext:value-type="float">
            <text:p>0.06891679763794</text:p>
          </table:table-cell>
          <table:table-cell table:style-name="ce1" office:value-type="float" office:value="0.0325086116790771" calcext:value-type="float">
            <text:p>0.032508611679077</text:p>
          </table:table-cell>
          <table:table-cell table:style-name="ce1" office:value-type="float" office:value="50.4807538986206" calcext:value-type="float">
            <text:p>50.4807538986206</text:p>
          </table:table-cell>
          <table:table-cell table:style-name="ce1" office:value-type="float" office:value="0.0425479412078857" calcext:value-type="float">
            <text:p>0.042547941207886</text:p>
          </table:table-cell>
          <table:table-cell table:style-name="ce1" office:value-type="float" office:value="1.74894952774048" calcext:value-type="float">
            <text:p>1.74894952774048</text:p>
          </table:table-cell>
          <table:table-cell table:style-name="ce1" office:value-type="float" office:value="0.078862190246582" calcext:value-type="float">
            <text:p>0.078862190246582</text:p>
          </table:table-cell>
          <table:table-cell table:style-name="ce1" office:value-type="float" office:value="0.0505931377410889" calcext:value-type="float">
            <text:p>0.050593137741089</text:p>
          </table:table-cell>
          <table:table-cell table:style-name="ce1" office:value-type="float" office:value="114.186648845673" calcext:value-type="float">
            <text:p>114.186648845673</text:p>
          </table:table-cell>
          <table:table-cell table:style-name="ce1" office:value-type="float" office:value="1.36527633666992" calcext:value-type="float">
            <text:p>1.36527633666992</text:p>
          </table:table-cell>
          <table:table-cell table:style-name="ce1" office:value-type="float" office:value="0.0819151401519775" calcext:value-type="float">
            <text:p>0.081915140151978</text:p>
          </table:table-cell>
          <table:table-cell table:style-name="ce1" office:value-type="float" office:value="0.0411393642425537" calcext:value-type="float">
            <text:p>0.041139364242554</text:p>
          </table:table-cell>
          <table:table-cell table:style-name="ce1" office:value-type="float" office:value="0.0519204139709473" calcext:value-type="float">
            <text:p>0.051920413970947</text:p>
          </table:table-cell>
          <table:table-cell table:style-name="ce1" office:value-type="float" office:value="0.375154972076416" calcext:value-type="float">
            <text:p>0.375154972076416</text:p>
          </table:table-cell>
          <table:table-cell table:style-name="ce1" office:value-type="float" office:value="0.0760571956634522" calcext:value-type="float">
            <text:p>0.076057195663452</text:p>
          </table:table-cell>
          <table:table-cell table:style-name="ce1" office:value-type="float" office:value="0.0609786510467529" calcext:value-type="float">
            <text:p>0.060978651046753</text:p>
          </table:table-cell>
          <table:table-cell table:style-name="ce1" office:value-type="float" office:value="0.0397441387176514" calcext:value-type="float">
            <text:p>0.039744138717651</text:p>
          </table:table-cell>
          <table:table-cell table:style-name="ce1" office:value-type="float" office:value="0.0660531520843506" calcext:value-type="float">
            <text:p>0.066053152084351</text:p>
          </table:table-cell>
          <table:table-cell table:style-name="ce1" office:value-type="float" office:value="0.0427758693695068" calcext:value-type="float">
            <text:p>0.042775869369507</text:p>
          </table:table-cell>
          <table:table-cell table:style-name="ce1" office:value-type="float" office:value="0.081742525100708" calcext:value-type="float">
            <text:p>0.081742525100708</text:p>
          </table:table-cell>
          <table:table-cell table:style-name="ce1" office:value-type="float" office:value="0.0790266990661621" calcext:value-type="float">
            <text:p>0.079026699066162</text:p>
          </table:table-cell>
          <table:table-cell table:style-name="ce1" office:value-type="float" office:value="0.0798914432525635" calcext:value-type="float">
            <text:p>0.079891443252564</text:p>
          </table:table-cell>
          <table:table-cell table:style-name="ce1" office:value-type="float" office:value="0.0892336368560791" calcext:value-type="float">
            <text:p>0.089233636856079</text:p>
          </table:table-cell>
          <table:table-cell table:style-name="ce1" office:value-type="float" office:value="0.0610167980194092" calcext:value-type="float">
            <text:p>0.061016798019409</text:p>
          </table:table-cell>
          <table:table-cell table:style-name="ce1" office:value-type="float" office:value="50.9882342815399" calcext:value-type="float">
            <text:p>50.9882342815399</text:p>
          </table:table-cell>
          <table:table-cell table:style-name="ce1" office:value-type="float" office:value="2.99665760993958" calcext:value-type="float">
            <text:p>2.99665760993958</text:p>
          </table:table-cell>
          <table:table-cell table:style-name="ce1" office:value-type="float" office:value="0.0338692665100098" calcext:value-type="float">
            <text:p>0.03386926651001</text:p>
          </table:table-cell>
          <table:table-cell table:style-name="ce1" office:value-type="float" office:value="0.0458745956420898" calcext:value-type="float">
            <text:p>0.04587459564209</text:p>
          </table:table-cell>
          <table:table-cell table:style-name="ce1" office:value-type="float" office:value="0.0575048923492432" calcext:value-type="float">
            <text:p>0.057504892349243</text:p>
          </table:table-cell>
          <table:table-cell table:style-name="ce1" office:value-type="float" office:value="6.45996464903538" calcext:value-type="float">
            <text:p>6.45996464903538</text:p>
          </table:table-cell>
          <table:table-cell table:style-name="ce1" office:value-type="float" office:value="0.00655961036682129" calcext:value-type="float">
            <text:p>0.006559610366821</text:p>
          </table:table-cell>
          <table:table-cell table:style-name="ce1" office:value-type="float" office:value="114.186648845673" calcext:value-type="float">
            <text:p>114.186648845673</text:p>
          </table:table-cell>
          <table:table-cell table:style-name="ce1" office:value-type="float" office:value="671.83632349968" calcext:value-type="float">
            <text:p>671.83632349968</text:p>
          </table:table-cell>
          <table:table-cell table:formula="of:=[.DF20]" office:value-type="float" office:value="671.83632349968" calcext:value-type="float">
            <text:p>671.83632349968</text:p>
          </table:table-cell>
        </table:table-row>
        <table:table-row table:style-name="ro1">
          <table:table-cell table:style-name="ce1" office:value-type="string" calcext:value-type="string">
            <text:p>num_workers = 17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449714660644531" calcext:value-type="float">
            <text:p>0.044971466064453</text:p>
          </table:table-cell>
          <table:table-cell table:style-name="ce1" office:value-type="float" office:value="0.052976131439209" calcext:value-type="float">
            <text:p>0.052976131439209</text:p>
          </table:table-cell>
          <table:table-cell table:style-name="ce1" office:value-type="float" office:value="0.0333633422851562" calcext:value-type="float">
            <text:p>0.033363342285156</text:p>
          </table:table-cell>
          <table:table-cell table:style-name="ce1" office:value-type="float" office:value="0.0435905456542969" calcext:value-type="float">
            <text:p>0.043590545654297</text:p>
          </table:table-cell>
          <table:table-cell table:style-name="ce1" office:value-type="float" office:value="0.0390090942382812" calcext:value-type="float">
            <text:p>0.039009094238281</text:p>
          </table:table-cell>
          <table:table-cell table:style-name="ce1" office:value-type="float" office:value="2.08766031265259" calcext:value-type="float">
            <text:p>2.08766031265259</text:p>
          </table:table-cell>
          <table:table-cell table:style-name="ce1" office:value-type="float" office:value="0.0538914203643799" calcext:value-type="float">
            <text:p>0.05389142036438</text:p>
          </table:table-cell>
          <table:table-cell table:style-name="ce1" office:value-type="float" office:value="0.0459351539611816" calcext:value-type="float">
            <text:p>0.045935153961182</text:p>
          </table:table-cell>
          <table:table-cell table:style-name="ce1" office:value-type="float" office:value="0.0420193672180176" calcext:value-type="float">
            <text:p>0.042019367218018</text:p>
          </table:table-cell>
          <table:table-cell table:style-name="ce1" office:value-type="float" office:value="0.0406031608581543" calcext:value-type="float">
            <text:p>0.040603160858154</text:p>
          </table:table-cell>
          <table:table-cell table:style-name="ce1" office:value-type="float" office:value="0.0552089214324951" calcext:value-type="float">
            <text:p>0.055208921432495</text:p>
          </table:table-cell>
          <table:table-cell table:style-name="ce1" office:value-type="float" office:value="0.0430781841278076" calcext:value-type="float">
            <text:p>0.043078184127808</text:p>
          </table:table-cell>
          <table:table-cell table:style-name="ce1" office:value-type="float" office:value="0.0414657592773438" calcext:value-type="float">
            <text:p>0.041465759277344</text:p>
          </table:table-cell>
          <table:table-cell table:style-name="ce1" office:value-type="float" office:value="0.0353469848632812" calcext:value-type="float">
            <text:p>0.035346984863281</text:p>
          </table:table-cell>
          <table:table-cell table:style-name="ce1" office:value-type="float" office:value="0.0502831935882568" calcext:value-type="float">
            <text:p>0.050283193588257</text:p>
          </table:table-cell>
          <table:table-cell table:style-name="ce1" office:value-type="float" office:value="0.0657076835632324" calcext:value-type="float">
            <text:p>0.065707683563232</text:p>
          </table:table-cell>
          <table:table-cell table:style-name="ce1" office:value-type="float" office:value="46.1614656448364" calcext:value-type="float">
            <text:p>46.1614656448364</text:p>
          </table:table-cell>
          <table:table-cell table:style-name="ce1" office:value-type="float" office:value="2.73209714889526" calcext:value-type="float">
            <text:p>2.73209714889526</text:p>
          </table:table-cell>
          <table:table-cell table:style-name="ce1" office:value-type="float" office:value="0.0437929630279541" calcext:value-type="float">
            <text:p>0.043792963027954</text:p>
          </table:table-cell>
          <table:table-cell table:style-name="ce1" office:value-type="float" office:value="0.0261704921722412" calcext:value-type="float">
            <text:p>0.026170492172241</text:p>
          </table:table-cell>
          <table:table-cell table:style-name="ce1" office:value-type="float" office:value="95.1904380321503" calcext:value-type="float">
            <text:p>95.1904380321503</text:p>
          </table:table-cell>
          <table:table-cell table:style-name="ce1" office:value-type="float" office:value="1.54583024978638" calcext:value-type="float">
            <text:p>1.54583024978638</text:p>
          </table:table-cell>
          <table:table-cell table:style-name="ce1" office:value-type="float" office:value="0.0261595249176025" calcext:value-type="float">
            <text:p>0.026159524917603</text:p>
          </table:table-cell>
          <table:table-cell table:style-name="ce1" office:value-type="float" office:value="0.314473867416382" calcext:value-type="float">
            <text:p>0.314473867416382</text:p>
          </table:table-cell>
          <table:table-cell table:style-name="ce1" office:value-type="float" office:value="3.61662650108337" calcext:value-type="float">
            <text:p>3.61662650108337</text:p>
          </table:table-cell>
          <table:table-cell table:style-name="ce1" office:value-type="float" office:value="0.0609226226806641" calcext:value-type="float">
            <text:p>0.060922622680664</text:p>
          </table:table-cell>
          <table:table-cell table:style-name="ce1" office:value-type="float" office:value="0.0606093406677246" calcext:value-type="float">
            <text:p>0.060609340667725</text:p>
          </table:table-cell>
          <table:table-cell table:style-name="ce1" office:value-type="float" office:value="0.0530381202697754" calcext:value-type="float">
            <text:p>0.053038120269775</text:p>
          </table:table-cell>
          <table:table-cell table:style-name="ce1" office:value-type="float" office:value="0.0697958469390869" calcext:value-type="float">
            <text:p>0.069795846939087</text:p>
          </table:table-cell>
          <table:table-cell table:style-name="ce1" office:value-type="float" office:value="0.0669279098510742" calcext:value-type="float">
            <text:p>0.066927909851074</text:p>
          </table:table-cell>
          <table:table-cell table:style-name="ce1" office:value-type="float" office:value="0.0519015789031982" calcext:value-type="float">
            <text:p>0.051901578903198</text:p>
          </table:table-cell>
          <table:table-cell table:style-name="ce1" office:value-type="float" office:value="0.11720871925354" calcext:value-type="float">
            <text:p>0.11720871925354</text:p>
          </table:table-cell>
          <table:table-cell table:style-name="ce1" office:value-type="float" office:value="0.0767776966094971" calcext:value-type="float">
            <text:p>0.076777696609497</text:p>
          </table:table-cell>
          <table:table-cell table:style-name="ce1" office:value-type="float" office:value="0.0765738487243652" calcext:value-type="float">
            <text:p>0.076573848724365</text:p>
          </table:table-cell>
          <table:table-cell table:style-name="ce1" office:value-type="float" office:value="0.0577473640441895" calcext:value-type="float">
            <text:p>0.05774736404419</text:p>
          </table:table-cell>
          <table:table-cell table:style-name="ce1" office:value-type="float" office:value="0.0912880897521973" calcext:value-type="float">
            <text:p>0.091288089752197</text:p>
          </table:table-cell>
          <table:table-cell table:style-name="ce1" office:value-type="float" office:value="0.0681226253509522" calcext:value-type="float">
            <text:p>0.068122625350952</text:p>
          </table:table-cell>
          <table:table-cell table:style-name="ce1" office:value-type="float" office:value="55.6225056648254" calcext:value-type="float">
            <text:p>55.6225056648254</text:p>
          </table:table-cell>
          <table:table-cell table:style-name="ce1" office:value-type="float" office:value="1.30292272567749" calcext:value-type="float">
            <text:p>1.30292272567749</text:p>
          </table:table-cell>
          <table:table-cell table:style-name="ce1" office:value-type="float" office:value="0.0663383007049561" calcext:value-type="float">
            <text:p>0.066338300704956</text:p>
          </table:table-cell>
          <table:table-cell table:style-name="ce1" office:value-type="float" office:value="1.14121651649475" calcext:value-type="float">
            <text:p>1.14121651649475</text:p>
          </table:table-cell>
          <table:table-cell table:style-name="ce1" office:value-type="float" office:value="111.009020805359" calcext:value-type="float">
            <text:p>111.009020805359</text:p>
          </table:table-cell>
          <table:table-cell table:style-name="ce1" office:value-type="float" office:value="3.49664306640625" calcext:value-type="float">
            <text:p>3.49664306640625</text:p>
          </table:table-cell>
          <table:table-cell table:style-name="ce1" office:value-type="float" office:value="0.0630276203155518" calcext:value-type="float">
            <text:p>0.063027620315552</text:p>
          </table:table-cell>
          <table:table-cell table:style-name="ce1" office:value-type="float" office:value="0.0744802951812744" calcext:value-type="float">
            <text:p>0.074480295181274</text:p>
          </table:table-cell>
          <table:table-cell table:style-name="ce1" office:value-type="float" office:value="0.0509779453277588" calcext:value-type="float">
            <text:p>0.050977945327759</text:p>
          </table:table-cell>
          <table:table-cell table:style-name="ce1" office:value-type="float" office:value="0.0802810192108154" calcext:value-type="float">
            <text:p>0.080281019210815</text:p>
          </table:table-cell>
          <table:table-cell table:style-name="ce1" office:value-type="float" office:value="0.0317845344543457" calcext:value-type="float">
            <text:p>0.031784534454346</text:p>
          </table:table-cell>
          <table:table-cell table:style-name="ce1" office:value-type="float" office:value="1.33618140220642" calcext:value-type="float">
            <text:p>1.33618140220642</text:p>
          </table:table-cell>
          <table:table-cell table:style-name="ce1" office:value-type="float" office:value="0.130970478057861" calcext:value-type="float">
            <text:p>0.130970478057861</text:p>
          </table:table-cell>
          <table:table-cell table:style-name="ce1" office:value-type="float" office:value="0.0845580101013184" calcext:value-type="float">
            <text:p>0.084558010101318</text:p>
          </table:table-cell>
          <table:table-cell table:style-name="ce1" office:value-type="float" office:value="0.0700743198394775" calcext:value-type="float">
            <text:p>0.070074319839478</text:p>
          </table:table-cell>
          <table:table-cell table:style-name="ce1" office:value-type="float" office:value="0.0624153614044189" calcext:value-type="float">
            <text:p>0.062415361404419</text:p>
          </table:table-cell>
          <table:table-cell table:style-name="ce1" office:value-type="float" office:value="0.0640430450439453" calcext:value-type="float">
            <text:p>0.064043045043945</text:p>
          </table:table-cell>
          <table:table-cell table:style-name="ce1" office:value-type="float" office:value="0.0771095752716064" calcext:value-type="float">
            <text:p>0.077109575271606</text:p>
          </table:table-cell>
          <table:table-cell table:style-name="ce1" office:value-type="float" office:value="0.0819637775421143" calcext:value-type="float">
            <text:p>0.081963777542114</text:p>
          </table:table-cell>
          <table:table-cell table:style-name="ce1" office:value-type="float" office:value="0.0690324306488037" calcext:value-type="float">
            <text:p>0.069032430648804</text:p>
          </table:table-cell>
          <table:table-cell table:style-name="ce1" office:value-type="float" office:value="0.0600666999816895" calcext:value-type="float">
            <text:p>0.06006669998169</text:p>
          </table:table-cell>
          <table:table-cell table:style-name="ce1" office:value-type="float" office:value="56.0659375190735" calcext:value-type="float">
            <text:p>56.0659375190735</text:p>
          </table:table-cell>
          <table:table-cell table:style-name="ce1" office:value-type="float" office:value="0.0480589866638184" calcext:value-type="float">
            <text:p>0.048058986663818</text:p>
          </table:table-cell>
          <table:table-cell table:style-name="ce1" office:value-type="float" office:value="2.26612305641174" calcext:value-type="float">
            <text:p>2.26612305641174</text:p>
          </table:table-cell>
          <table:table-cell table:style-name="ce1" office:value-type="float" office:value="0.0685217380523682" calcext:value-type="float">
            <text:p>0.068521738052368</text:p>
          </table:table-cell>
          <table:table-cell table:style-name="ce1" office:value-type="float" office:value="95.1379969120026" calcext:value-type="float">
            <text:p>95.1379969120026</text:p>
          </table:table-cell>
          <table:table-cell table:style-name="ce1" office:value-type="float" office:value="2.1781907081604" calcext:value-type="float">
            <text:p>2.1781907081604</text:p>
          </table:table-cell>
          <table:table-cell table:style-name="ce1" office:value-type="float" office:value="2.03015995025635" calcext:value-type="float">
            <text:p>2.03015995025635</text:p>
          </table:table-cell>
          <table:table-cell table:style-name="ce1" office:value-type="float" office:value="1.10708212852478" calcext:value-type="float">
            <text:p>1.10708212852478</text:p>
          </table:table-cell>
          <table:table-cell table:style-name="ce1" office:value-type="float" office:value="0.0594556331634522" calcext:value-type="float">
            <text:p>0.059455633163452</text:p>
          </table:table-cell>
          <table:table-cell table:style-name="ce1" office:value-type="float" office:value="0.0384895801544189" calcext:value-type="float">
            <text:p>0.038489580154419</text:p>
          </table:table-cell>
          <table:table-cell table:style-name="ce1" office:value-type="float" office:value="0.0561773777008057" calcext:value-type="float">
            <text:p>0.056177377700806</text:p>
          </table:table-cell>
          <table:table-cell table:style-name="ce1" office:value-type="float" office:value="0.069610595703125" calcext:value-type="float">
            <text:p>0.069610595703125</text:p>
          </table:table-cell>
          <table:table-cell table:style-name="ce1" office:value-type="float" office:value="0.0824310779571533" calcext:value-type="float">
            <text:p>0.082431077957153</text:p>
          </table:table-cell>
          <table:table-cell table:style-name="ce1" office:value-type="float" office:value="0.0974316596984863" calcext:value-type="float">
            <text:p>0.097431659698486</text:p>
          </table:table-cell>
          <table:table-cell table:style-name="ce1" office:value-type="float" office:value="0.0512275695800781" calcext:value-type="float">
            <text:p>0.051227569580078</text:p>
          </table:table-cell>
          <table:table-cell table:style-name="ce1" office:value-type="float" office:value="0.0496294498443604" calcext:value-type="float">
            <text:p>0.04962944984436</text:p>
          </table:table-cell>
          <table:table-cell table:style-name="ce1" office:value-type="float" office:value="0.0500233173370361" calcext:value-type="float">
            <text:p>0.050023317337036</text:p>
          </table:table-cell>
          <table:table-cell table:style-name="ce1" office:value-type="float" office:value="0.0438799858093262" calcext:value-type="float">
            <text:p>0.043879985809326</text:p>
          </table:table-cell>
          <table:table-cell table:style-name="ce1" office:value-type="float" office:value="0.0559566020965576" calcext:value-type="float">
            <text:p>0.055956602096558</text:p>
          </table:table-cell>
          <table:table-cell table:style-name="ce1" office:value-type="float" office:value="0.0472447872161865" calcext:value-type="float">
            <text:p>0.047244787216187</text:p>
          </table:table-cell>
          <table:table-cell table:style-name="ce1" office:value-type="float" office:value="0.062058687210083" calcext:value-type="float">
            <text:p>0.062058687210083</text:p>
          </table:table-cell>
          <table:table-cell table:style-name="ce1" office:value-type="float" office:value="53.3070313930512" calcext:value-type="float">
            <text:p>53.3070313930512</text:p>
          </table:table-cell>
          <table:table-cell table:style-name="ce1" office:value-type="float" office:value="2.51967906951904" calcext:value-type="float">
            <text:p>2.51967906951904</text:p>
          </table:table-cell>
          <table:table-cell table:style-name="ce1" office:value-type="float" office:value="5.87259578704834" calcext:value-type="float">
            <text:p>5.87259578704834</text:p>
          </table:table-cell>
          <table:table-cell table:style-name="ce1" office:value-type="float" office:value="0.0526320934295654" calcext:value-type="float">
            <text:p>0.052632093429565</text:p>
          </table:table-cell>
          <table:table-cell table:style-name="ce1" office:value-type="float" office:value="131.16494178772" calcext:value-type="float">
            <text:p>131.16494178772</text:p>
          </table:table-cell>
          <table:table-cell table:style-name="ce1" office:value-type="float" office:value="0.0502724647521973" calcext:value-type="float">
            <text:p>0.050272464752197</text:p>
          </table:table-cell>
          <table:table-cell table:style-name="ce1" office:value-type="float" office:value="0.068814754486084" calcext:value-type="float">
            <text:p>0.068814754486084</text:p>
          </table:table-cell>
          <table:table-cell table:style-name="ce1" office:value-type="float" office:value="0.0500564575195313" calcext:value-type="float">
            <text:p>0.050056457519531</text:p>
          </table:table-cell>
          <table:table-cell table:style-name="ce1" office:value-type="float" office:value="0.0451579093933106" calcext:value-type="float">
            <text:p>0.045157909393311</text:p>
          </table:table-cell>
          <table:table-cell table:style-name="ce1" office:value-type="float" office:value="0.0275082588195801" calcext:value-type="float">
            <text:p>0.02750825881958</text:p>
          </table:table-cell>
          <table:table-cell table:style-name="ce1" office:value-type="float" office:value="0.0256457328796387" calcext:value-type="float">
            <text:p>0.025645732879639</text:p>
          </table:table-cell>
          <table:table-cell table:style-name="ce1" office:value-type="float" office:value="0.030442476272583" calcext:value-type="float">
            <text:p>0.030442476272583</text:p>
          </table:table-cell>
          <table:table-cell table:style-name="ce1" office:value-type="float" office:value="0.0611226558685303" calcext:value-type="float">
            <text:p>0.06112265586853</text:p>
          </table:table-cell>
          <table:table-cell table:style-name="ce1" office:value-type="float" office:value="0.0423569679260254" calcext:value-type="float">
            <text:p>0.042356967926025</text:p>
          </table:table-cell>
          <table:table-cell table:style-name="ce1" office:value-type="float" office:value="0.0701608657836914" calcext:value-type="float">
            <text:p>0.070160865783691</text:p>
          </table:table-cell>
          <table:table-cell table:style-name="ce1" office:value-type="float" office:value="0.0656487941741943" calcext:value-type="float">
            <text:p>0.065648794174194</text:p>
          </table:table-cell>
          <table:table-cell table:style-name="ce1" office:value-type="float" office:value="0.0523152351379395" calcext:value-type="float">
            <text:p>0.05231523513794</text:p>
          </table:table-cell>
          <table:table-cell table:style-name="ce1" office:value-type="float" office:value="0.0490427017211914" calcext:value-type="float">
            <text:p>0.049042701721191</text:p>
          </table:table-cell>
          <table:table-cell table:style-name="ce1" office:value-type="float" office:value="0.04209303855896" calcext:value-type="float">
            <text:p>0.04209303855896</text:p>
          </table:table-cell>
          <table:table-cell table:style-name="ce1" office:value-type="float" office:value="0.0354392528533936" calcext:value-type="float">
            <text:p>0.035439252853394</text:p>
          </table:table-cell>
          <table:table-cell table:style-name="ce1" office:value-type="float" office:value="0.0319771766662598" calcext:value-type="float">
            <text:p>0.03197717666626</text:p>
          </table:table-cell>
          <table:table-cell table:style-name="ce1" office:value-type="float" office:value="63.1643028259277" calcext:value-type="float">
            <text:p>63.1643028259277</text:p>
          </table:table-cell>
          <table:table-cell table:style-name="ce1" office:value-type="float" office:value="0.0406439304351807" calcext:value-type="float">
            <text:p>0.040643930435181</text:p>
          </table:table-cell>
          <table:table-cell table:style-name="ce1" office:value-type="float" office:value="0.0671281814575195" calcext:value-type="float">
            <text:p>0.06712818145752</text:p>
          </table:table-cell>
          <table:table-cell table:style-name="ce1" office:value-type="float" office:value="0.0570056438446045" calcext:value-type="float">
            <text:p>0.057005643844605</text:p>
          </table:table-cell>
          <table:table-cell table:style-name="ce1" office:value-type="float" office:value="7.16267687770037" calcext:value-type="float">
            <text:p>7.16267687770037</text:p>
          </table:table-cell>
          <table:table-cell table:style-name="ce1" office:value-type="float" office:value="0.0256457328796387" calcext:value-type="float">
            <text:p>0.025645732879639</text:p>
          </table:table-cell>
          <table:table-cell table:style-name="ce1" office:value-type="float" office:value="131.16494178772" calcext:value-type="float">
            <text:p>131.16494178772</text:p>
          </table:table-cell>
          <table:table-cell table:style-name="ce1" office:value-type="float" office:value="744.918395280838" calcext:value-type="float">
            <text:p>744.918395280838</text:p>
          </table:table-cell>
          <table:table-cell table:formula="of:=[.DF21]" office:value-type="float" office:value="744.918395280838" calcext:value-type="float">
            <text:p>744.918395280838</text:p>
          </table:table-cell>
        </table:table-row>
        <table:table-row table:style-name="ro1">
          <table:table-cell table:style-name="ce1" office:value-type="string" calcext:value-type="string">
            <text:p>num_workers = 18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6.3602249622345" calcext:value-type="float">
            <text:p>6.3602249622345</text:p>
          </table:table-cell>
          <table:table-cell table:style-name="ce1" office:value-type="float" office:value="0.0478732585906982" calcext:value-type="float">
            <text:p>0.047873258590698</text:p>
          </table:table-cell>
          <table:table-cell table:style-name="ce1" office:value-type="float" office:value="0.0423877239227295" calcext:value-type="float">
            <text:p>0.04238772392273</text:p>
          </table:table-cell>
          <table:table-cell table:style-name="ce1" office:value-type="float" office:value="0.0632238388061523" calcext:value-type="float">
            <text:p>0.063223838806152</text:p>
          </table:table-cell>
          <table:table-cell table:style-name="ce1" office:value-type="float" office:value="0.0440249443054199" calcext:value-type="float">
            <text:p>0.04402494430542</text:p>
          </table:table-cell>
          <table:table-cell table:style-name="ce1" office:value-type="float" office:value="0.063044548034668" calcext:value-type="float">
            <text:p>0.063044548034668</text:p>
          </table:table-cell>
          <table:table-cell table:style-name="ce1" office:value-type="float" office:value="0.0519919395446777" calcext:value-type="float">
            <text:p>0.051991939544678</text:p>
          </table:table-cell>
          <table:table-cell table:style-name="ce1" office:value-type="float" office:value="0.0755181312561035" calcext:value-type="float">
            <text:p>0.075518131256104</text:p>
          </table:table-cell>
          <table:table-cell table:style-name="ce1" office:value-type="float" office:value="0.0492708683013916" calcext:value-type="float">
            <text:p>0.049270868301392</text:p>
          </table:table-cell>
          <table:table-cell table:style-name="ce1" office:value-type="float" office:value="0.0810697078704834" calcext:value-type="float">
            <text:p>0.081069707870483</text:p>
          </table:table-cell>
          <table:table-cell table:style-name="ce1" office:value-type="float" office:value="0.0469250679016113" calcext:value-type="float">
            <text:p>0.046925067901611</text:p>
          </table:table-cell>
          <table:table-cell table:style-name="ce1" office:value-type="float" office:value="0.0635600090026856" calcext:value-type="float">
            <text:p>0.063560009002686</text:p>
          </table:table-cell>
          <table:table-cell table:style-name="ce1" office:value-type="float" office:value="0.0756244659423828" calcext:value-type="float">
            <text:p>0.075624465942383</text:p>
          </table:table-cell>
          <table:table-cell table:style-name="ce1" office:value-type="float" office:value="0.0354316234588623" calcext:value-type="float">
            <text:p>0.035431623458862</text:p>
          </table:table-cell>
          <table:table-cell table:style-name="ce1" office:value-type="float" office:value="0.0583252906799316" calcext:value-type="float">
            <text:p>0.058325290679932</text:p>
          </table:table-cell>
          <table:table-cell table:style-name="ce1" office:value-type="float" office:value="0.0467722415924072" calcext:value-type="float">
            <text:p>0.046772241592407</text:p>
          </table:table-cell>
          <table:table-cell table:style-name="ce1" office:value-type="float" office:value="0.0400264263153076" calcext:value-type="float">
            <text:p>0.040026426315308</text:p>
          </table:table-cell>
          <table:table-cell table:style-name="ce1" office:value-type="float" office:value="48.5893948078156" calcext:value-type="float">
            <text:p>48.5893948078156</text:p>
          </table:table-cell>
          <table:table-cell table:style-name="ce1" office:value-type="float" office:value="7.91265892982483" calcext:value-type="float">
            <text:p>7.91265892982483</text:p>
          </table:table-cell>
          <table:table-cell table:style-name="ce1" office:value-type="float" office:value="0.0663316249847412" calcext:value-type="float">
            <text:p>0.066331624984741</text:p>
          </table:table-cell>
          <table:table-cell table:style-name="ce1" office:value-type="float" office:value="119.399852514267" calcext:value-type="float">
            <text:p>119.399852514267</text:p>
          </table:table-cell>
          <table:table-cell table:style-name="ce1" office:value-type="float" office:value="0.0428218841552734" calcext:value-type="float">
            <text:p>0.042821884155273</text:p>
          </table:table-cell>
          <table:table-cell table:style-name="ce1" office:value-type="float" office:value="0.0474057197570801" calcext:value-type="float">
            <text:p>0.04740571975708</text:p>
          </table:table-cell>
          <table:table-cell table:style-name="ce1" office:value-type="float" office:value="0.0595264434814453" calcext:value-type="float">
            <text:p>0.059526443481445</text:p>
          </table:table-cell>
          <table:table-cell table:style-name="ce1" office:value-type="float" office:value="0.0801222324371338" calcext:value-type="float">
            <text:p>0.080122232437134</text:p>
          </table:table-cell>
          <table:table-cell table:style-name="ce1" office:value-type="float" office:value="0.0485351085662842" calcext:value-type="float">
            <text:p>0.048535108566284</text:p>
          </table:table-cell>
          <table:table-cell table:style-name="ce1" office:value-type="float" office:value="0.0491645336151123" calcext:value-type="float">
            <text:p>0.049164533615112</text:p>
          </table:table-cell>
          <table:table-cell table:style-name="ce1" office:value-type="float" office:value="0.0286531448364258" calcext:value-type="float">
            <text:p>0.028653144836426</text:p>
          </table:table-cell>
          <table:table-cell table:style-name="ce1" office:value-type="float" office:value="0.0557353496551514" calcext:value-type="float">
            <text:p>0.055735349655151</text:p>
          </table:table-cell>
          <table:table-cell table:style-name="ce1" office:value-type="float" office:value="0.0307924747467041" calcext:value-type="float">
            <text:p>0.030792474746704</text:p>
          </table:table-cell>
          <table:table-cell table:style-name="ce1" office:value-type="float" office:value="0.116717576980591" calcext:value-type="float">
            <text:p>0.116717576980591</text:p>
          </table:table-cell>
          <table:table-cell table:style-name="ce1" office:value-type="float" office:value="0.0727148056030273" calcext:value-type="float">
            <text:p>0.072714805603027</text:p>
          </table:table-cell>
          <table:table-cell table:style-name="ce1" office:value-type="float" office:value="0.0730721950531006" calcext:value-type="float">
            <text:p>0.073072195053101</text:p>
          </table:table-cell>
          <table:table-cell table:style-name="ce1" office:value-type="float" office:value="0.0530941486358643" calcext:value-type="float">
            <text:p>0.053094148635864</text:p>
          </table:table-cell>
          <table:table-cell table:style-name="ce1" office:value-type="float" office:value="0.0437414646148682" calcext:value-type="float">
            <text:p>0.043741464614868</text:p>
          </table:table-cell>
          <table:table-cell table:style-name="ce1" office:value-type="float" office:value="0.0746891498565674" calcext:value-type="float">
            <text:p>0.074689149856567</text:p>
          </table:table-cell>
          <table:table-cell table:style-name="ce1" office:value-type="float" office:value="0.0540156364440918" calcext:value-type="float">
            <text:p>0.054015636444092</text:p>
          </table:table-cell>
          <table:table-cell table:style-name="ce1" office:value-type="float" office:value="0.0647590160369873" calcext:value-type="float">
            <text:p>0.064759016036987</text:p>
          </table:table-cell>
          <table:table-cell table:style-name="ce1" office:value-type="float" office:value="54.9825403690338" calcext:value-type="float">
            <text:p>54.9825403690338</text:p>
          </table:table-cell>
          <table:table-cell table:style-name="ce1" office:value-type="float" office:value="1.41046142578125" calcext:value-type="float">
            <text:p>1.41046142578125</text:p>
          </table:table-cell>
          <table:table-cell table:style-name="ce1" office:value-type="float" office:value="0.04825758934021" calcext:value-type="float">
            <text:p>0.04825758934021</text:p>
          </table:table-cell>
          <table:table-cell table:style-name="ce1" office:value-type="float" office:value="107.340944290161" calcext:value-type="float">
            <text:p>107.340944290161</text:p>
          </table:table-cell>
          <table:table-cell table:style-name="ce1" office:value-type="float" office:value="0.0557205677032471" calcext:value-type="float">
            <text:p>0.055720567703247</text:p>
          </table:table-cell>
          <table:table-cell table:style-name="ce1" office:value-type="float" office:value="0.0569529533386231" calcext:value-type="float">
            <text:p>0.056952953338623</text:p>
          </table:table-cell>
          <table:table-cell table:style-name="ce1" office:value-type="float" office:value="0.0867714881896973" calcext:value-type="float">
            <text:p>0.086771488189697</text:p>
          </table:table-cell>
          <table:table-cell table:style-name="ce1" office:value-type="float" office:value="0.0473058223724365" calcext:value-type="float">
            <text:p>0.047305822372437</text:p>
          </table:table-cell>
          <table:table-cell table:style-name="ce1" office:value-type="float" office:value="0.0516636371612549" calcext:value-type="float">
            <text:p>0.051663637161255</text:p>
          </table:table-cell>
          <table:table-cell table:style-name="ce1" office:value-type="float" office:value="0.0497767925262451" calcext:value-type="float">
            <text:p>0.049776792526245</text:p>
          </table:table-cell>
          <table:table-cell table:style-name="ce1" office:value-type="float" office:value="0.0487339496612549" calcext:value-type="float">
            <text:p>0.048733949661255</text:p>
          </table:table-cell>
          <table:table-cell table:style-name="ce1" office:value-type="float" office:value="0.0520091056823731" calcext:value-type="float">
            <text:p>0.052009105682373</text:p>
          </table:table-cell>
          <table:table-cell table:style-name="ce1" office:value-type="float" office:value="0.0327963829040527" calcext:value-type="float">
            <text:p>0.032796382904053</text:p>
          </table:table-cell>
          <table:table-cell table:style-name="ce1" office:value-type="float" office:value="0.0550928115844727" calcext:value-type="float">
            <text:p>0.055092811584473</text:p>
          </table:table-cell>
          <table:table-cell table:style-name="ce1" office:value-type="float" office:value="0.0744459629058838" calcext:value-type="float">
            <text:p>0.074445962905884</text:p>
          </table:table-cell>
          <table:table-cell table:style-name="ce1" office:value-type="float" office:value="0.0766701698303223" calcext:value-type="float">
            <text:p>0.076670169830322</text:p>
          </table:table-cell>
          <table:table-cell table:style-name="ce1" office:value-type="float" office:value="0.111770868301392" calcext:value-type="float">
            <text:p>0.111770868301392</text:p>
          </table:table-cell>
          <table:table-cell table:style-name="ce1" office:value-type="float" office:value="0.0803110599517822" calcext:value-type="float">
            <text:p>0.080311059951782</text:p>
          </table:table-cell>
          <table:table-cell table:style-name="ce1" office:value-type="float" office:value="0.0446207523345947" calcext:value-type="float">
            <text:p>0.044620752334595</text:p>
          </table:table-cell>
          <table:table-cell table:style-name="ce1" office:value-type="float" office:value="0.0621409416198731" calcext:value-type="float">
            <text:p>0.062140941619873</text:p>
          </table:table-cell>
          <table:table-cell table:style-name="ce1" office:value-type="float" office:value="0.0646300315856934" calcext:value-type="float">
            <text:p>0.064630031585693</text:p>
          </table:table-cell>
          <table:table-cell table:style-name="ce1" office:value-type="float" office:value="57.0462532043457" calcext:value-type="float">
            <text:p>57.0462532043457</text:p>
          </table:table-cell>
          <table:table-cell table:style-name="ce1" office:value-type="float" office:value="0.0477914810180664" calcext:value-type="float">
            <text:p>0.047791481018066</text:p>
          </table:table-cell>
          <table:table-cell table:style-name="ce1" office:value-type="float" office:value="0.032855749130249" calcext:value-type="float">
            <text:p>0.032855749130249</text:p>
          </table:table-cell>
          <table:table-cell table:style-name="ce1" office:value-type="float" office:value="121.768946647644" calcext:value-type="float">
            <text:p>121.768946647644</text:p>
          </table:table-cell>
          <table:table-cell table:style-name="ce1" office:value-type="float" office:value="0.0634081363677979" calcext:value-type="float">
            <text:p>0.063408136367798</text:p>
          </table:table-cell>
          <table:table-cell table:style-name="ce1" office:value-type="float" office:value="0.0639321804046631" calcext:value-type="float">
            <text:p>0.063932180404663</text:p>
          </table:table-cell>
          <table:table-cell table:style-name="ce1" office:value-type="float" office:value="0.0493369102478027" calcext:value-type="float">
            <text:p>0.049336910247803</text:p>
          </table:table-cell>
          <table:table-cell table:style-name="ce1" office:value-type="float" office:value="0.0564818382263184" calcext:value-type="float">
            <text:p>0.056481838226318</text:p>
          </table:table-cell>
          <table:table-cell table:style-name="ce1" office:value-type="float" office:value="0.0466649532318115" calcext:value-type="float">
            <text:p>0.046664953231812</text:p>
          </table:table-cell>
          <table:table-cell table:style-name="ce1" office:value-type="float" office:value="0.043499231338501" calcext:value-type="float">
            <text:p>0.043499231338501</text:p>
          </table:table-cell>
          <table:table-cell table:style-name="ce1" office:value-type="float" office:value="0.0817649364471436" calcext:value-type="float">
            <text:p>0.081764936447144</text:p>
          </table:table-cell>
          <table:table-cell table:style-name="ce1" office:value-type="float" office:value="0.065915584564209" calcext:value-type="float">
            <text:p>0.065915584564209</text:p>
          </table:table-cell>
          <table:table-cell table:style-name="ce1" office:value-type="float" office:value="0.0583972930908203" calcext:value-type="float">
            <text:p>0.05839729309082</text:p>
          </table:table-cell>
          <table:table-cell table:style-name="ce1" office:value-type="float" office:value="0.149642705917358" calcext:value-type="float">
            <text:p>0.149642705917358</text:p>
          </table:table-cell>
          <table:table-cell table:style-name="ce1" office:value-type="float" office:value="0.101129770278931" calcext:value-type="float">
            <text:p>0.101129770278931</text:p>
          </table:table-cell>
          <table:table-cell table:style-name="ce1" office:value-type="float" office:value="0.0490467548370361" calcext:value-type="float">
            <text:p>0.049046754837036</text:p>
          </table:table-cell>
          <table:table-cell table:style-name="ce1" office:value-type="float" office:value="0.0453670024871826" calcext:value-type="float">
            <text:p>0.045367002487183</text:p>
          </table:table-cell>
          <table:table-cell table:style-name="ce1" office:value-type="float" office:value="0.044586181640625" calcext:value-type="float">
            <text:p>0.044586181640625</text:p>
          </table:table-cell>
          <table:table-cell table:style-name="ce1" office:value-type="float" office:value="0.0619087219238281" calcext:value-type="float">
            <text:p>0.061908721923828</text:p>
          </table:table-cell>
          <table:table-cell table:style-name="ce1" office:value-type="float" office:value="0.0417413711547852" calcext:value-type="float">
            <text:p>0.041741371154785</text:p>
          </table:table-cell>
          <table:table-cell table:style-name="ce1" office:value-type="float" office:value="0.0526704788208008" calcext:value-type="float">
            <text:p>0.052670478820801</text:p>
          </table:table-cell>
          <table:table-cell table:style-name="ce1" office:value-type="float" office:value="56.3901216983795" calcext:value-type="float">
            <text:p>56.3901216983795</text:p>
          </table:table-cell>
          <table:table-cell table:style-name="ce1" office:value-type="float" office:value="0.0632753372192383" calcext:value-type="float">
            <text:p>0.063275337219238</text:p>
          </table:table-cell>
          <table:table-cell table:style-name="ce1" office:value-type="float" office:value="0.049891471862793" calcext:value-type="float">
            <text:p>0.049891471862793</text:p>
          </table:table-cell>
          <table:table-cell table:style-name="ce1" office:value-type="float" office:value="110.899180173874" calcext:value-type="float">
            <text:p>110.899180173874</text:p>
          </table:table-cell>
          <table:table-cell table:style-name="ce1" office:value-type="float" office:value="6.84843325614929" calcext:value-type="float">
            <text:p>6.84843325614929</text:p>
          </table:table-cell>
          <table:table-cell table:style-name="ce1" office:value-type="float" office:value="0.0579636096954346" calcext:value-type="float">
            <text:p>0.057963609695435</text:p>
          </table:table-cell>
          <table:table-cell table:style-name="ce1" office:value-type="float" office:value="0.0771780014038086" calcext:value-type="float">
            <text:p>0.077178001403809</text:p>
          </table:table-cell>
          <table:table-cell table:style-name="ce1" office:value-type="float" office:value="0.0314412117004395" calcext:value-type="float">
            <text:p>0.03144121170044</text:p>
          </table:table-cell>
          <table:table-cell table:style-name="ce1" office:value-type="float" office:value="0.0291836261749268" calcext:value-type="float">
            <text:p>0.029183626174927</text:p>
          </table:table-cell>
          <table:table-cell table:style-name="ce1" office:value-type="float" office:value="0.0540292263031006" calcext:value-type="float">
            <text:p>0.054029226303101</text:p>
          </table:table-cell>
          <table:table-cell table:style-name="ce1" office:value-type="float" office:value="0.0430469512939453" calcext:value-type="float">
            <text:p>0.043046951293945</text:p>
          </table:table-cell>
          <table:table-cell table:style-name="ce1" office:value-type="float" office:value="0.0525720119476318" calcext:value-type="float">
            <text:p>0.052572011947632</text:p>
          </table:table-cell>
          <table:table-cell table:style-name="ce1" office:value-type="float" office:value="0.0458965301513672" calcext:value-type="float">
            <text:p>0.045896530151367</text:p>
          </table:table-cell>
          <table:table-cell table:style-name="ce1" office:value-type="float" office:value="0.0615599155426025" calcext:value-type="float">
            <text:p>0.061559915542603</text:p>
          </table:table-cell>
          <table:table-cell table:style-name="ce1" office:value-type="float" office:value="0.0620481967926025" calcext:value-type="float">
            <text:p>0.062048196792603</text:p>
          </table:table-cell>
          <table:table-cell table:style-name="ce1" office:value-type="float" office:value="0.0405004024505615" calcext:value-type="float">
            <text:p>0.040500402450562</text:p>
          </table:table-cell>
          <table:table-cell table:style-name="ce1" office:value-type="float" office:value="0.0354018211364746" calcext:value-type="float">
            <text:p>0.035401821136475</text:p>
          </table:table-cell>
          <table:table-cell table:style-name="ce1" office:value-type="float" office:value="0.0377957820892334" calcext:value-type="float">
            <text:p>0.037795782089233</text:p>
          </table:table-cell>
          <table:table-cell table:style-name="ce1" office:value-type="float" office:value="0.0382406711578369" calcext:value-type="float">
            <text:p>0.038240671157837</text:p>
          </table:table-cell>
          <table:table-cell table:style-name="ce1" office:value-type="float" office:value="0.0457785129547119" calcext:value-type="float">
            <text:p>0.045778512954712</text:p>
          </table:table-cell>
          <table:table-cell table:style-name="ce1" office:value-type="float" office:value="0.0416464805603027" calcext:value-type="float">
            <text:p>0.041646480560303</text:p>
          </table:table-cell>
          <table:table-cell table:style-name="ce1" office:value-type="float" office:value="47.1028251647949" calcext:value-type="float">
            <text:p>47.1028251647949</text:p>
          </table:table-cell>
          <table:table-cell table:style-name="ce1" office:value-type="float" office:value="9.45398259162903" calcext:value-type="float">
            <text:p>9.45398259162903</text:p>
          </table:table-cell>
          <table:table-cell table:style-name="ce1" office:value-type="float" office:value="0.098980188369751" calcext:value-type="float">
            <text:p>0.098980188369751</text:p>
          </table:table-cell>
          <table:table-cell table:style-name="ce1" office:value-type="float" office:value="7.31418293026777" calcext:value-type="float">
            <text:p>7.31418293026777</text:p>
          </table:table-cell>
          <table:table-cell table:style-name="ce1" office:value-type="float" office:value="0.0286531448364258" calcext:value-type="float">
            <text:p>0.028653144836426</text:p>
          </table:table-cell>
          <table:table-cell table:style-name="ce1" office:value-type="float" office:value="121.768946647644" calcext:value-type="float">
            <text:p>121.768946647644</text:p>
          </table:table-cell>
          <table:table-cell table:style-name="ce1" office:value-type="float" office:value="760.675024747849" calcext:value-type="float">
            <text:p>760.675024747849</text:p>
          </table:table-cell>
          <table:table-cell table:formula="of:=[.DF22]" office:value-type="float" office:value="760.675024747849" calcext:value-type="float">
            <text:p>760.675024747849</text:p>
          </table:table-cell>
        </table:table-row>
        <table:table-row table:style-name="ro1">
          <table:table-cell table:style-name="ce1" office:value-type="string" calcext:value-type="string">
            <text:p>num_workers = 19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577011108398438" calcext:value-type="float">
            <text:p>0.057701110839844</text:p>
          </table:table-cell>
          <table:table-cell table:style-name="ce1" office:value-type="float" office:value="2.73377013206482" calcext:value-type="float">
            <text:p>2.73377013206482</text:p>
          </table:table-cell>
          <table:table-cell table:style-name="ce1" office:value-type="float" office:value="0.049884557723999" calcext:value-type="float">
            <text:p>0.049884557723999</text:p>
          </table:table-cell>
          <table:table-cell table:style-name="ce1" office:value-type="float" office:value="0.0532140731811523" calcext:value-type="float">
            <text:p>0.053214073181152</text:p>
          </table:table-cell>
          <table:table-cell table:style-name="ce1" office:value-type="float" office:value="0.0406870841979981" calcext:value-type="float">
            <text:p>0.040687084197998</text:p>
          </table:table-cell>
          <table:table-cell table:style-name="ce1" office:value-type="float" office:value="0.0539638996124268" calcext:value-type="float">
            <text:p>0.053963899612427</text:p>
          </table:table-cell>
          <table:table-cell table:style-name="ce1" office:value-type="float" office:value="0.0697042942047119" calcext:value-type="float">
            <text:p>0.069704294204712</text:p>
          </table:table-cell>
          <table:table-cell table:style-name="ce1" office:value-type="float" office:value="0.0408706665039063" calcext:value-type="float">
            <text:p>0.040870666503906</text:p>
          </table:table-cell>
          <table:table-cell table:style-name="ce1" office:value-type="float" office:value="0.0430421829223633" calcext:value-type="float">
            <text:p>0.043042182922363</text:p>
          </table:table-cell>
          <table:table-cell table:style-name="ce1" office:value-type="float" office:value="0.0437939167022705" calcext:value-type="float">
            <text:p>0.043793916702271</text:p>
          </table:table-cell>
          <table:table-cell table:style-name="ce1" office:value-type="float" office:value="0.0493407249450684" calcext:value-type="float">
            <text:p>0.049340724945068</text:p>
          </table:table-cell>
          <table:table-cell table:style-name="ce1" office:value-type="float" office:value="0.0537784099578857" calcext:value-type="float">
            <text:p>0.053778409957886</text:p>
          </table:table-cell>
          <table:table-cell table:style-name="ce1" office:value-type="float" office:value="0.0636298656463623" calcext:value-type="float">
            <text:p>0.063629865646362</text:p>
          </table:table-cell>
          <table:table-cell table:style-name="ce1" office:value-type="float" office:value="0.0491063594818115" calcext:value-type="float">
            <text:p>0.049106359481812</text:p>
          </table:table-cell>
          <table:table-cell table:style-name="ce1" office:value-type="float" office:value="0.0478575229644775" calcext:value-type="float">
            <text:p>0.047857522964478</text:p>
          </table:table-cell>
          <table:table-cell table:style-name="ce1" office:value-type="float" office:value="0.0426290035247803" calcext:value-type="float">
            <text:p>0.04262900352478</text:p>
          </table:table-cell>
          <table:table-cell table:style-name="ce1" office:value-type="float" office:value="0.0471460819244385" calcext:value-type="float">
            <text:p>0.047146081924439</text:p>
          </table:table-cell>
          <table:table-cell table:style-name="ce1" office:value-type="float" office:value="0.0405952930450439" calcext:value-type="float">
            <text:p>0.040595293045044</text:p>
          </table:table-cell>
          <table:table-cell table:style-name="ce1" office:value-type="float" office:value="56.3311569690704" calcext:value-type="float">
            <text:p>56.3311569690704</text:p>
          </table:table-cell>
          <table:table-cell table:style-name="ce1" office:value-type="float" office:value="0.0696985721588135" calcext:value-type="float">
            <text:p>0.069698572158814</text:p>
          </table:table-cell>
          <table:table-cell table:style-name="ce1" office:value-type="float" office:value="97.2674405574799" calcext:value-type="float">
            <text:p>97.2674405574799</text:p>
          </table:table-cell>
          <table:table-cell table:style-name="ce1" office:value-type="float" office:value="13.3160417079926" calcext:value-type="float">
            <text:p>13.3160417079926</text:p>
          </table:table-cell>
          <table:table-cell table:style-name="ce1" office:value-type="float" office:value="0.601340532302856" calcext:value-type="float">
            <text:p>0.601340532302856</text:p>
          </table:table-cell>
          <table:table-cell table:style-name="ce1" office:value-type="float" office:value="0.0819692611694336" calcext:value-type="float">
            <text:p>0.081969261169434</text:p>
          </table:table-cell>
          <table:table-cell table:style-name="ce1" office:value-type="float" office:value="0.0578789710998535" calcext:value-type="float">
            <text:p>0.057878971099854</text:p>
          </table:table-cell>
          <table:table-cell table:style-name="ce1" office:value-type="float" office:value="0.0613281726837158" calcext:value-type="float">
            <text:p>0.061328172683716</text:p>
          </table:table-cell>
          <table:table-cell table:style-name="ce1" office:value-type="float" office:value="0.0699300765991211" calcext:value-type="float">
            <text:p>0.069930076599121</text:p>
          </table:table-cell>
          <table:table-cell table:style-name="ce1" office:value-type="float" office:value="0.0651619434356689" calcext:value-type="float">
            <text:p>0.065161943435669</text:p>
          </table:table-cell>
          <table:table-cell table:style-name="ce1" office:value-type="float" office:value="0.0612485408782959" calcext:value-type="float">
            <text:p>0.061248540878296</text:p>
          </table:table-cell>
          <table:table-cell table:style-name="ce1" office:value-type="float" office:value="0.0577883720397949" calcext:value-type="float">
            <text:p>0.057788372039795</text:p>
          </table:table-cell>
          <table:table-cell table:style-name="ce1" office:value-type="float" office:value="0.0535602569580078" calcext:value-type="float">
            <text:p>0.053560256958008</text:p>
          </table:table-cell>
          <table:table-cell table:style-name="ce1" office:value-type="float" office:value="0.0771729946136475" calcext:value-type="float">
            <text:p>0.077172994613648</text:p>
          </table:table-cell>
          <table:table-cell table:style-name="ce1" office:value-type="float" office:value="0.0375347137451172" calcext:value-type="float">
            <text:p>0.037534713745117</text:p>
          </table:table-cell>
          <table:table-cell table:style-name="ce1" office:value-type="float" office:value="0.0475242137908936" calcext:value-type="float">
            <text:p>0.047524213790894</text:p>
          </table:table-cell>
          <table:table-cell table:style-name="ce1" office:value-type="float" office:value="0.0416069030761719" calcext:value-type="float">
            <text:p>0.041606903076172</text:p>
          </table:table-cell>
          <table:table-cell table:style-name="ce1" office:value-type="float" office:value="0.0772030353546143" calcext:value-type="float">
            <text:p>0.077203035354614</text:p>
          </table:table-cell>
          <table:table-cell table:style-name="ce1" office:value-type="float" office:value="0.0460259914398193" calcext:value-type="float">
            <text:p>0.046025991439819</text:p>
          </table:table-cell>
          <table:table-cell table:style-name="ce1" office:value-type="float" office:value="0.052126407623291" calcext:value-type="float">
            <text:p>0.052126407623291</text:p>
          </table:table-cell>
          <table:table-cell table:style-name="ce1" office:value-type="float" office:value="0.0696179866790772" calcext:value-type="float">
            <text:p>0.069617986679077</text:p>
          </table:table-cell>
          <table:table-cell table:style-name="ce1" office:value-type="float" office:value="33.6057088375092" calcext:value-type="float">
            <text:p>33.6057088375092</text:p>
          </table:table-cell>
          <table:table-cell table:style-name="ce1" office:value-type="float" office:value="22.0407254695892" calcext:value-type="float">
            <text:p>22.0407254695892</text:p>
          </table:table-cell>
          <table:table-cell table:style-name="ce1" office:value-type="float" office:value="102.592475414276" calcext:value-type="float">
            <text:p>102.592475414276</text:p>
          </table:table-cell>
          <table:table-cell table:style-name="ce1" office:value-type="float" office:value="0.0652899742126465" calcext:value-type="float">
            <text:p>0.065289974212647</text:p>
          </table:table-cell>
          <table:table-cell table:style-name="ce1" office:value-type="float" office:value="0.0494852066040039" calcext:value-type="float">
            <text:p>0.049485206604004</text:p>
          </table:table-cell>
          <table:table-cell table:style-name="ce1" office:value-type="float" office:value="0.0425403118133545" calcext:value-type="float">
            <text:p>0.042540311813355</text:p>
          </table:table-cell>
          <table:table-cell table:style-name="ce1" office:value-type="float" office:value="0.0544118881225586" calcext:value-type="float">
            <text:p>0.054411888122559</text:p>
          </table:table-cell>
          <table:table-cell table:style-name="ce1" office:value-type="float" office:value="0.0533924102783203" calcext:value-type="float">
            <text:p>0.05339241027832</text:p>
          </table:table-cell>
          <table:table-cell table:style-name="ce1" office:value-type="float" office:value="0.0571603775024414" calcext:value-type="float">
            <text:p>0.057160377502441</text:p>
          </table:table-cell>
          <table:table-cell table:style-name="ce1" office:value-type="float" office:value="0.0621404647827148" calcext:value-type="float">
            <text:p>0.062140464782715</text:p>
          </table:table-cell>
          <table:table-cell table:style-name="ce1" office:value-type="float" office:value="0.0734190940856934" calcext:value-type="float">
            <text:p>0.073419094085693</text:p>
          </table:table-cell>
          <table:table-cell table:style-name="ce1" office:value-type="float" office:value="0.0585598945617676" calcext:value-type="float">
            <text:p>0.058559894561768</text:p>
          </table:table-cell>
          <table:table-cell table:style-name="ce1" office:value-type="float" office:value="0.0626354217529297" calcext:value-type="float">
            <text:p>0.06263542175293</text:p>
          </table:table-cell>
          <table:table-cell table:style-name="ce1" office:value-type="float" office:value="0.0435974597930908" calcext:value-type="float">
            <text:p>0.043597459793091</text:p>
          </table:table-cell>
          <table:table-cell table:style-name="ce1" office:value-type="float" office:value="0.0623912811279297" calcext:value-type="float">
            <text:p>0.06239128112793</text:p>
          </table:table-cell>
          <table:table-cell table:style-name="ce1" office:value-type="float" office:value="0.0529260635375977" calcext:value-type="float">
            <text:p>0.052926063537598</text:p>
          </table:table-cell>
          <table:table-cell table:style-name="ce1" office:value-type="float" office:value="0.0416121482849121" calcext:value-type="float">
            <text:p>0.041612148284912</text:p>
          </table:table-cell>
          <table:table-cell table:style-name="ce1" office:value-type="float" office:value="0.0620133876800537" calcext:value-type="float">
            <text:p>0.062013387680054</text:p>
          </table:table-cell>
          <table:table-cell table:style-name="ce1" office:value-type="float" office:value="0.0605745315551758" calcext:value-type="float">
            <text:p>0.060574531555176</text:p>
          </table:table-cell>
          <table:table-cell table:style-name="ce1" office:value-type="float" office:value="0.0643908977508545" calcext:value-type="float">
            <text:p>0.064390897750855</text:p>
          </table:table-cell>
          <table:table-cell table:style-name="ce1" office:value-type="float" office:value="0.0492923259735107" calcext:value-type="float">
            <text:p>0.049292325973511</text:p>
          </table:table-cell>
          <table:table-cell table:style-name="ce1" office:value-type="float" office:value="62.8679795265198" calcext:value-type="float">
            <text:p>62.8679795265198</text:p>
          </table:table-cell>
          <table:table-cell table:style-name="ce1" office:value-type="float" office:value="0.103579759597778" calcext:value-type="float">
            <text:p>0.103579759597778</text:p>
          </table:table-cell>
          <table:table-cell table:style-name="ce1" office:value-type="float" office:value="122.064558744431" calcext:value-type="float">
            <text:p>122.064558744431</text:p>
          </table:table-cell>
          <table:table-cell table:style-name="ce1" office:value-type="float" office:value="2.65765404701233" calcext:value-type="float">
            <text:p>2.65765404701233</text:p>
          </table:table-cell>
          <table:table-cell table:style-name="ce1" office:value-type="float" office:value="0.559655427932739" calcext:value-type="float">
            <text:p>0.559655427932739</text:p>
          </table:table-cell>
          <table:table-cell table:style-name="ce1" office:value-type="float" office:value="0.0556397438049316" calcext:value-type="float">
            <text:p>0.055639743804932</text:p>
          </table:table-cell>
          <table:table-cell table:style-name="ce1" office:value-type="float" office:value="0.0300641059875488" calcext:value-type="float">
            <text:p>0.030064105987549</text:p>
          </table:table-cell>
          <table:table-cell table:style-name="ce1" office:value-type="float" office:value="1.29864048957825" calcext:value-type="float">
            <text:p>1.29864048957825</text:p>
          </table:table-cell>
          <table:table-cell table:style-name="ce1" office:value-type="float" office:value="0.0948226451873779" calcext:value-type="float">
            <text:p>0.094822645187378</text:p>
          </table:table-cell>
          <table:table-cell table:style-name="ce1" office:value-type="float" office:value="0.0585885047912598" calcext:value-type="float">
            <text:p>0.05858850479126</text:p>
          </table:table-cell>
          <table:table-cell table:style-name="ce1" office:value-type="float" office:value="0.5800461769104" calcext:value-type="float">
            <text:p>0.5800461769104</text:p>
          </table:table-cell>
          <table:table-cell table:style-name="ce1" office:value-type="float" office:value="0.075589656829834" calcext:value-type="float">
            <text:p>0.075589656829834</text:p>
          </table:table-cell>
          <table:table-cell table:style-name="ce1" office:value-type="float" office:value="0.0733587741851807" calcext:value-type="float">
            <text:p>0.073358774185181</text:p>
          </table:table-cell>
          <table:table-cell table:style-name="ce1" office:value-type="float" office:value="0.058182954788208" calcext:value-type="float">
            <text:p>0.058182954788208</text:p>
          </table:table-cell>
          <table:table-cell table:style-name="ce1" office:value-type="float" office:value="0.0707578659057617" calcext:value-type="float">
            <text:p>0.070757865905762</text:p>
          </table:table-cell>
          <table:table-cell table:style-name="ce1" office:value-type="float" office:value="0.0739824771881104" calcext:value-type="float">
            <text:p>0.07398247718811</text:p>
          </table:table-cell>
          <table:table-cell table:style-name="ce1" office:value-type="float" office:value="0.122502326965332" calcext:value-type="float">
            <text:p>0.122502326965332</text:p>
          </table:table-cell>
          <table:table-cell table:style-name="ce1" office:value-type="float" office:value="0.0959944725036621" calcext:value-type="float">
            <text:p>0.095994472503662</text:p>
          </table:table-cell>
          <table:table-cell table:style-name="ce1" office:value-type="float" office:value="0.0786795616149902" calcext:value-type="float">
            <text:p>0.07867956161499</text:p>
          </table:table-cell>
          <table:table-cell table:style-name="ce1" office:value-type="float" office:value="0.0630176067352295" calcext:value-type="float">
            <text:p>0.06301760673523</text:p>
          </table:table-cell>
          <table:table-cell table:style-name="ce1" office:value-type="float" office:value="0.0505473613739014" calcext:value-type="float">
            <text:p>0.050547361373901</text:p>
          </table:table-cell>
          <table:table-cell table:style-name="ce1" office:value-type="float" office:value="58.3063237667084" calcext:value-type="float">
            <text:p>58.3063237667084</text:p>
          </table:table-cell>
          <table:table-cell table:style-name="ce1" office:value-type="float" office:value="8.18821692466736" calcext:value-type="float">
            <text:p>8.18821692466736</text:p>
          </table:table-cell>
          <table:table-cell table:style-name="ce1" office:value-type="float" office:value="115.681613206863" calcext:value-type="float">
            <text:p>115.681613206863</text:p>
          </table:table-cell>
          <table:table-cell table:style-name="ce1" office:value-type="float" office:value="0.07269287109375" calcext:value-type="float">
            <text:p>0.07269287109375</text:p>
          </table:table-cell>
          <table:table-cell table:style-name="ce1" office:value-type="float" office:value="0.0238082408905029" calcext:value-type="float">
            <text:p>0.023808240890503</text:p>
          </table:table-cell>
          <table:table-cell table:style-name="ce1" office:value-type="float" office:value="2.31423020362854" calcext:value-type="float">
            <text:p>2.31423020362854</text:p>
          </table:table-cell>
          <table:table-cell table:style-name="ce1" office:value-type="float" office:value="0.0853652954101563" calcext:value-type="float">
            <text:p>0.085365295410156</text:p>
          </table:table-cell>
          <table:table-cell table:style-name="ce1" office:value-type="float" office:value="3.8559775352478" calcext:value-type="float">
            <text:p>3.8559775352478</text:p>
          </table:table-cell>
          <table:table-cell table:style-name="ce1" office:value-type="float" office:value="0.0509750843048096" calcext:value-type="float">
            <text:p>0.05097508430481</text:p>
          </table:table-cell>
          <table:table-cell table:style-name="ce1" office:value-type="float" office:value="0.102686643600464" calcext:value-type="float">
            <text:p>0.102686643600464</text:p>
          </table:table-cell>
          <table:table-cell table:style-name="ce1" office:value-type="float" office:value="0.0779461860656738" calcext:value-type="float">
            <text:p>0.077946186065674</text:p>
          </table:table-cell>
          <table:table-cell table:style-name="ce1" office:value-type="float" office:value="0.0935771465301514" calcext:value-type="float">
            <text:p>0.093577146530151</text:p>
          </table:table-cell>
          <table:table-cell table:style-name="ce1" office:value-type="float" office:value="0.172225475311279" calcext:value-type="float">
            <text:p>0.172225475311279</text:p>
          </table:table-cell>
          <table:table-cell table:style-name="ce1" office:value-type="float" office:value="0.063377857208252" calcext:value-type="float">
            <text:p>0.063377857208252</text:p>
          </table:table-cell>
          <table:table-cell table:style-name="ce1" office:value-type="float" office:value="0.0437264442443848" calcext:value-type="float">
            <text:p>0.043726444244385</text:p>
          </table:table-cell>
          <table:table-cell table:style-name="ce1" office:value-type="float" office:value="0.0569002628326416" calcext:value-type="float">
            <text:p>0.056900262832642</text:p>
          </table:table-cell>
          <table:table-cell table:style-name="ce1" office:value-type="float" office:value="0.0897531509399414" calcext:value-type="float">
            <text:p>0.089753150939941</text:p>
          </table:table-cell>
          <table:table-cell table:style-name="ce1" office:value-type="float" office:value="0.0549509525299072" calcext:value-type="float">
            <text:p>0.054950952529907</text:p>
          </table:table-cell>
          <table:table-cell table:style-name="ce1" office:value-type="float" office:value="0.0341010093688965" calcext:value-type="float">
            <text:p>0.034101009368897</text:p>
          </table:table-cell>
          <table:table-cell table:style-name="ce1" office:value-type="float" office:value="0.0311963558197021" calcext:value-type="float">
            <text:p>0.031196355819702</text:p>
          </table:table-cell>
          <table:table-cell table:style-name="ce1" office:value-type="float" office:value="0.0569744110107422" calcext:value-type="float">
            <text:p>0.056974411010742</text:p>
          </table:table-cell>
          <table:table-cell table:style-name="ce1" office:value-type="float" office:value="67.0643739700317" calcext:value-type="float">
            <text:p>67.0643739700317</text:p>
          </table:table-cell>
          <table:table-cell table:style-name="ce1" office:value-type="float" office:value="0.0553505420684814" calcext:value-type="float">
            <text:p>0.055350542068481</text:p>
          </table:table-cell>
          <table:table-cell table:style-name="ce1" office:value-type="float" office:value="7.49124038448701" calcext:value-type="float">
            <text:p>7.49124038448701</text:p>
          </table:table-cell>
          <table:table-cell table:style-name="ce1" office:value-type="float" office:value="0.0238082408905029" calcext:value-type="float">
            <text:p>0.023808240890503</text:p>
          </table:table-cell>
          <table:table-cell table:style-name="ce1" office:value-type="float" office:value="122.064558744431" calcext:value-type="float">
            <text:p>122.064558744431</text:p>
          </table:table-cell>
          <table:table-cell table:style-name="ce1" office:value-type="float" office:value="779.088999986649" calcext:value-type="float">
            <text:p>779.088999986649</text:p>
          </table:table-cell>
          <table:table-cell table:formula="of:=[.DF23]" office:value-type="float" office:value="779.088999986649" calcext:value-type="float">
            <text:p>779.088999986649</text:p>
          </table:table-cell>
        </table:table-row>
        <table:table-row table:style-name="ro1">
          <table:table-cell table:style-name="ce1" office:value-type="string" calcext:value-type="string">
            <text:p>num_workers = 20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649371147155762" calcext:value-type="float">
            <text:p>0.064937114715576</text:p>
          </table:table-cell>
          <table:table-cell table:style-name="ce1" office:value-type="float" office:value="0.0977377891540527" calcext:value-type="float">
            <text:p>0.097737789154053</text:p>
          </table:table-cell>
          <table:table-cell table:style-name="ce1" office:value-type="float" office:value="1.8048529624939" calcext:value-type="float">
            <text:p>1.8048529624939</text:p>
          </table:table-cell>
          <table:table-cell table:style-name="ce1" office:value-type="float" office:value="0.108151197433472" calcext:value-type="float">
            <text:p>0.108151197433472</text:p>
          </table:table-cell>
          <table:table-cell table:style-name="ce1" office:value-type="float" office:value="0.0558986663818359" calcext:value-type="float">
            <text:p>0.055898666381836</text:p>
          </table:table-cell>
          <table:table-cell table:style-name="ce1" office:value-type="float" office:value="0.0685563087463379" calcext:value-type="float">
            <text:p>0.068556308746338</text:p>
          </table:table-cell>
          <table:table-cell table:style-name="ce1" office:value-type="float" office:value="0.0674891471862793" calcext:value-type="float">
            <text:p>0.067489147186279</text:p>
          </table:table-cell>
          <table:table-cell table:style-name="ce1" office:value-type="float" office:value="0.0800907611846924" calcext:value-type="float">
            <text:p>0.080090761184692</text:p>
          </table:table-cell>
          <table:table-cell table:style-name="ce1" office:value-type="float" office:value="0.0725560188293457" calcext:value-type="float">
            <text:p>0.072556018829346</text:p>
          </table:table-cell>
          <table:table-cell table:style-name="ce1" office:value-type="float" office:value="0.0892658233642578" calcext:value-type="float">
            <text:p>0.089265823364258</text:p>
          </table:table-cell>
          <table:table-cell table:style-name="ce1" office:value-type="float" office:value="0.0633809566497803" calcext:value-type="float">
            <text:p>0.06338095664978</text:p>
          </table:table-cell>
          <table:table-cell table:style-name="ce1" office:value-type="float" office:value="0.0765757560729981" calcext:value-type="float">
            <text:p>0.076575756072998</text:p>
          </table:table-cell>
          <table:table-cell table:style-name="ce1" office:value-type="float" office:value="0.058347225189209" calcext:value-type="float">
            <text:p>0.058347225189209</text:p>
          </table:table-cell>
          <table:table-cell table:style-name="ce1" office:value-type="float" office:value="0.0624275207519531" calcext:value-type="float">
            <text:p>0.062427520751953</text:p>
          </table:table-cell>
          <table:table-cell table:style-name="ce1" office:value-type="float" office:value="0.0622601509094238" calcext:value-type="float">
            <text:p>0.062260150909424</text:p>
          </table:table-cell>
          <table:table-cell table:style-name="ce1" office:value-type="float" office:value="0.0586605072021484" calcext:value-type="float">
            <text:p>0.058660507202148</text:p>
          </table:table-cell>
          <table:table-cell table:style-name="ce1" office:value-type="float" office:value="0.00641608238220215" calcext:value-type="float">
            <text:p>0.006416082382202</text:p>
          </table:table-cell>
          <table:table-cell table:style-name="ce1" office:value-type="float" office:value="0.0766537189483643" calcext:value-type="float">
            <text:p>0.076653718948364</text:p>
          </table:table-cell>
          <table:table-cell table:style-name="ce1" office:value-type="float" office:value="0.0827772617340088" calcext:value-type="float">
            <text:p>0.082777261734009</text:p>
          </table:table-cell>
          <table:table-cell table:style-name="ce1" office:value-type="float" office:value="75.8804621696472" calcext:value-type="float">
            <text:p>75.8804621696472</text:p>
          </table:table-cell>
          <table:table-cell table:style-name="ce1" office:value-type="float" office:value="233.10750579834" calcext:value-type="float">
            <text:p>233.10750579834</text:p>
          </table:table-cell>
          <table:table-cell table:style-name="ce1" office:value-type="float" office:value="5.18935370445251" calcext:value-type="float">
            <text:p>5.18935370445251</text:p>
          </table:table-cell>
          <table:table-cell table:style-name="ce1" office:value-type="float" office:value="0.112957000732422" calcext:value-type="float">
            <text:p>0.112957000732422</text:p>
          </table:table-cell>
          <table:table-cell table:style-name="ce1" office:value-type="float" office:value="0.0713284015655518" calcext:value-type="float">
            <text:p>0.071328401565552</text:p>
          </table:table-cell>
          <table:table-cell table:style-name="ce1" office:value-type="float" office:value="0.0673236846923828" calcext:value-type="float">
            <text:p>0.067323684692383</text:p>
          </table:table-cell>
          <table:table-cell table:style-name="ce1" office:value-type="float" office:value="0.0686378479003906" calcext:value-type="float">
            <text:p>0.068637847900391</text:p>
          </table:table-cell>
          <table:table-cell table:style-name="ce1" office:value-type="float" office:value="0.0583953857421875" calcext:value-type="float">
            <text:p>0.058395385742188</text:p>
          </table:table-cell>
          <table:table-cell table:style-name="ce1" office:value-type="float" office:value="0.0708339214324951" calcext:value-type="float">
            <text:p>0.070833921432495</text:p>
          </table:table-cell>
          <table:table-cell table:style-name="ce1" office:value-type="float" office:value="0.0381505489349365" calcext:value-type="float">
            <text:p>0.038150548934937</text:p>
          </table:table-cell>
          <table:table-cell table:style-name="ce1" office:value-type="float" office:value="0.0512435436248779" calcext:value-type="float">
            <text:p>0.051243543624878</text:p>
          </table:table-cell>
          <table:table-cell table:style-name="ce1" office:value-type="float" office:value="0.0472753047943115" calcext:value-type="float">
            <text:p>0.047275304794312</text:p>
          </table:table-cell>
          <table:table-cell table:style-name="ce1" office:value-type="float" office:value="0.144300222396851" calcext:value-type="float">
            <text:p>0.144300222396851</text:p>
          </table:table-cell>
          <table:table-cell table:style-name="ce1" office:value-type="float" office:value="0.0497324466705322" calcext:value-type="float">
            <text:p>0.049732446670532</text:p>
          </table:table-cell>
          <table:table-cell table:style-name="ce1" office:value-type="float" office:value="0.0753970146179199" calcext:value-type="float">
            <text:p>0.07539701461792</text:p>
          </table:table-cell>
          <table:table-cell table:style-name="ce1" office:value-type="float" office:value="0.126446485519409" calcext:value-type="float">
            <text:p>0.126446485519409</text:p>
          </table:table-cell>
          <table:table-cell table:style-name="ce1" office:value-type="float" office:value="0.118809938430786" calcext:value-type="float">
            <text:p>0.118809938430786</text:p>
          </table:table-cell>
          <table:table-cell table:style-name="ce1" office:value-type="float" office:value="0.106785297393799" calcext:value-type="float">
            <text:p>0.106785297393799</text:p>
          </table:table-cell>
          <table:table-cell table:style-name="ce1" office:value-type="float" office:value="0.0911478996276856" calcext:value-type="float">
            <text:p>0.091147899627686</text:p>
          </table:table-cell>
          <table:table-cell table:style-name="ce1" office:value-type="float" office:value="0.114618539810181" calcext:value-type="float">
            <text:p>0.114618539810181</text:p>
          </table:table-cell>
          <table:table-cell table:style-name="ce1" office:value-type="float" office:value="0.128714561462402" calcext:value-type="float">
            <text:p>0.128714561462402</text:p>
          </table:table-cell>
          <table:table-cell table:style-name="ce1" office:value-type="float" office:value="71.0412039756775" calcext:value-type="float">
            <text:p>71.0412039756775</text:p>
          </table:table-cell>
          <table:table-cell table:style-name="ce1" office:value-type="float" office:value="182.737883806229" calcext:value-type="float">
            <text:p>182.737883806229</text:p>
          </table:table-cell>
          <table:table-cell table:style-name="ce1" office:value-type="float" office:value="3.00773072242737" calcext:value-type="float">
            <text:p>3.00773072242737</text:p>
          </table:table-cell>
          <table:table-cell table:style-name="ce1" office:value-type="float" office:value="1.34587979316711" calcext:value-type="float">
            <text:p>1.34587979316711</text:p>
          </table:table-cell>
          <table:table-cell table:style-name="ce1" office:value-type="float" office:value="0.0784566402435303" calcext:value-type="float">
            <text:p>0.07845664024353</text:p>
          </table:table-cell>
          <table:table-cell table:style-name="ce1" office:value-type="float" office:value="0.672722816467285" calcext:value-type="float">
            <text:p>0.672722816467285</text:p>
          </table:table-cell>
          <table:table-cell table:style-name="ce1" office:value-type="float" office:value="0.828291177749634" calcext:value-type="float">
            <text:p>0.828291177749634</text:p>
          </table:table-cell>
          <table:table-cell table:style-name="ce1" office:value-type="float" office:value="0.0630729198455811" calcext:value-type="float">
            <text:p>0.063072919845581</text:p>
          </table:table-cell>
          <table:table-cell table:style-name="ce1" office:value-type="float" office:value="0.062175989151001" calcext:value-type="float">
            <text:p>0.062175989151001</text:p>
          </table:table-cell>
          <table:table-cell table:style-name="ce1" office:value-type="float" office:value="0.0551223754882813" calcext:value-type="float">
            <text:p>0.055122375488281</text:p>
          </table:table-cell>
          <table:table-cell table:style-name="ce1" office:value-type="float" office:value="0.0738437175750732" calcext:value-type="float">
            <text:p>0.073843717575073</text:p>
          </table:table-cell>
          <table:table-cell table:style-name="ce1" office:value-type="float" office:value="0.121212959289551" calcext:value-type="float">
            <text:p>0.121212959289551</text:p>
          </table:table-cell>
          <table:table-cell table:style-name="ce1" office:value-type="float" office:value="1.56965899467468" calcext:value-type="float">
            <text:p>1.56965899467468</text:p>
          </table:table-cell>
          <table:table-cell table:style-name="ce1" office:value-type="float" office:value="0.051325798034668" calcext:value-type="float">
            <text:p>0.051325798034668</text:p>
          </table:table-cell>
          <table:table-cell table:style-name="ce1" office:value-type="float" office:value="0.0487191677093506" calcext:value-type="float">
            <text:p>0.048719167709351</text:p>
          </table:table-cell>
          <table:table-cell table:style-name="ce1" office:value-type="float" office:value="0.0838205814361572" calcext:value-type="float">
            <text:p>0.083820581436157</text:p>
          </table:table-cell>
          <table:table-cell table:style-name="ce1" office:value-type="float" office:value="0.0845136642456055" calcext:value-type="float">
            <text:p>0.084513664245606</text:p>
          </table:table-cell>
          <table:table-cell table:style-name="ce1" office:value-type="float" office:value="0.139409780502319" calcext:value-type="float">
            <text:p>0.139409780502319</text:p>
          </table:table-cell>
          <table:table-cell table:style-name="ce1" office:value-type="float" office:value="0.0859165191650391" calcext:value-type="float">
            <text:p>0.085916519165039</text:p>
          </table:table-cell>
          <table:table-cell table:style-name="ce1" office:value-type="float" office:value="0.0947680473327637" calcext:value-type="float">
            <text:p>0.094768047332764</text:p>
          </table:table-cell>
          <table:table-cell table:style-name="ce1" office:value-type="float" office:value="0.0382230281829834" calcext:value-type="float">
            <text:p>0.038223028182983</text:p>
          </table:table-cell>
          <table:table-cell table:style-name="ce1" office:value-type="float" office:value="63.6232299804688" calcext:value-type="float">
            <text:p>63.6232299804688</text:p>
          </table:table-cell>
          <table:table-cell table:style-name="ce1" office:value-type="float" office:value="173.772487640381" calcext:value-type="float">
            <text:p>173.772487640381</text:p>
          </table:table-cell>
          <table:table-cell table:style-name="ce1" office:value-type="float" office:value="0.991451025009155" calcext:value-type="float">
            <text:p>0.991451025009155</text:p>
          </table:table-cell>
          <table:table-cell table:style-name="ce1" office:value-type="float" office:value="0.0616297721862793" calcext:value-type="float">
            <text:p>0.061629772186279</text:p>
          </table:table-cell>
          <table:table-cell table:style-name="ce1" office:value-type="float" office:value="0.0873482227325439" calcext:value-type="float">
            <text:p>0.087348222732544</text:p>
          </table:table-cell>
          <table:table-cell table:style-name="ce1" office:value-type="float" office:value="0.0592753887176514" calcext:value-type="float">
            <text:p>0.059275388717651</text:p>
          </table:table-cell>
          <table:table-cell table:style-name="ce1" office:value-type="float" office:value="0.0936799049377441" calcext:value-type="float">
            <text:p>0.093679904937744</text:p>
          </table:table-cell>
          <table:table-cell table:style-name="ce1" office:value-type="float" office:value="0.0523486137390137" calcext:value-type="float">
            <text:p>0.052348613739014</text:p>
          </table:table-cell>
          <table:table-cell table:style-name="ce1" office:value-type="float" office:value="0.101397037506104" calcext:value-type="float">
            <text:p>0.101397037506104</text:p>
          </table:table-cell>
          <table:table-cell table:style-name="ce1" office:value-type="float" office:value="0.108492136001587" calcext:value-type="float">
            <text:p>0.108492136001587</text:p>
          </table:table-cell>
          <table:table-cell table:style-name="ce1" office:value-type="float" office:value="0.0856800079345703" calcext:value-type="float">
            <text:p>0.08568000793457</text:p>
          </table:table-cell>
          <table:table-cell table:style-name="ce1" office:value-type="float" office:value="0.0581402778625488" calcext:value-type="float">
            <text:p>0.058140277862549</text:p>
          </table:table-cell>
          <table:table-cell table:style-name="ce1" office:value-type="float" office:value="0.0757484436035156" calcext:value-type="float">
            <text:p>0.075748443603516</text:p>
          </table:table-cell>
          <table:table-cell table:style-name="ce1" office:value-type="float" office:value="0.0681638717651367" calcext:value-type="float">
            <text:p>0.068163871765137</text:p>
          </table:table-cell>
          <table:table-cell table:style-name="ce1" office:value-type="float" office:value="0.105451345443726" calcext:value-type="float">
            <text:p>0.105451345443726</text:p>
          </table:table-cell>
          <table:table-cell table:style-name="ce1" office:value-type="float" office:value="0.0700249671936035" calcext:value-type="float">
            <text:p>0.070024967193604</text:p>
          </table:table-cell>
          <table:table-cell table:style-name="ce1" office:value-type="float" office:value="0.057915210723877" calcext:value-type="float">
            <text:p>0.057915210723877</text:p>
          </table:table-cell>
          <table:table-cell table:style-name="ce1" office:value-type="float" office:value="0.0705945491790772" calcext:value-type="float">
            <text:p>0.070594549179077</text:p>
          </table:table-cell>
          <table:table-cell table:style-name="ce1" office:value-type="float" office:value="0.0452709197998047" calcext:value-type="float">
            <text:p>0.045270919799805</text:p>
          </table:table-cell>
          <table:table-cell table:style-name="ce1" office:value-type="float" office:value="0.107124090194702" calcext:value-type="float">
            <text:p>0.107124090194702</text:p>
          </table:table-cell>
          <table:table-cell table:style-name="ce1" office:value-type="float" office:value="0.0747754573822022" calcext:value-type="float">
            <text:p>0.074775457382202</text:p>
          </table:table-cell>
          <table:table-cell table:style-name="ce1" office:value-type="float" office:value="71.55295753479" calcext:value-type="float">
            <text:p>71.55295753479</text:p>
          </table:table-cell>
          <table:table-cell table:style-name="ce1" office:value-type="float" office:value="188.575471401215" calcext:value-type="float">
            <text:p>188.575471401215</text:p>
          </table:table-cell>
          <table:table-cell table:style-name="ce1" office:value-type="float" office:value="0.0784056186676025" calcext:value-type="float">
            <text:p>0.078405618667603</text:p>
          </table:table-cell>
          <table:table-cell table:style-name="ce1" office:value-type="float" office:value="0.048450231552124" calcext:value-type="float">
            <text:p>0.048450231552124</text:p>
          </table:table-cell>
          <table:table-cell table:style-name="ce1" office:value-type="float" office:value="5.06601047515869" calcext:value-type="float">
            <text:p>5.06601047515869</text:p>
          </table:table-cell>
          <table:table-cell table:style-name="ce1" office:value-type="float" office:value="0.0500540733337402" calcext:value-type="float">
            <text:p>0.05005407333374</text:p>
          </table:table-cell>
          <table:table-cell table:style-name="ce1" office:value-type="float" office:value="0.0899865627288818" calcext:value-type="float">
            <text:p>0.089986562728882</text:p>
          </table:table-cell>
          <table:table-cell table:style-name="ce1" office:value-type="float" office:value="0.0882861614227295" calcext:value-type="float">
            <text:p>0.08828616142273</text:p>
          </table:table-cell>
          <table:table-cell table:style-name="ce1" office:value-type="float" office:value="0.0799102783203125" calcext:value-type="float">
            <text:p>0.079910278320313</text:p>
          </table:table-cell>
          <table:table-cell table:style-name="ce1" office:value-type="float" office:value="0.0568647384643555" calcext:value-type="float">
            <text:p>0.056864738464356</text:p>
          </table:table-cell>
          <table:table-cell table:style-name="ce1" office:value-type="float" office:value="0.0835983753204346" calcext:value-type="float">
            <text:p>0.083598375320435</text:p>
          </table:table-cell>
          <table:table-cell table:style-name="ce1" office:value-type="float" office:value="0.0327649116516113" calcext:value-type="float">
            <text:p>0.032764911651611</text:p>
          </table:table-cell>
          <table:table-cell table:style-name="ce1" office:value-type="float" office:value="0.0527675151824951" calcext:value-type="float">
            <text:p>0.052767515182495</text:p>
          </table:table-cell>
          <table:table-cell table:style-name="ce1" office:value-type="float" office:value="0.0275149345397949" calcext:value-type="float">
            <text:p>0.027514934539795</text:p>
          </table:table-cell>
          <table:table-cell table:style-name="ce1" office:value-type="float" office:value="0.0623817443847656" calcext:value-type="float">
            <text:p>0.062381744384766</text:p>
          </table:table-cell>
          <table:table-cell table:style-name="ce1" office:value-type="float" office:value="0.106084823608398" calcext:value-type="float">
            <text:p>0.106084823608398</text:p>
          </table:table-cell>
          <table:table-cell table:style-name="ce1" office:value-type="float" office:value="0.0644054412841797" calcext:value-type="float">
            <text:p>0.06440544128418</text:p>
          </table:table-cell>
          <table:table-cell table:style-name="ce1" office:value-type="float" office:value="0.0739192962646484" calcext:value-type="float">
            <text:p>0.073919296264648</text:p>
          </table:table-cell>
          <table:table-cell table:style-name="ce1" office:value-type="float" office:value="0.0190660953521729" calcext:value-type="float">
            <text:p>0.019066095352173</text:p>
          </table:table-cell>
          <table:table-cell table:style-name="ce1" office:value-type="float" office:value="0.0374984741210937" calcext:value-type="float">
            <text:p>0.037498474121094</text:p>
          </table:table-cell>
          <table:table-cell table:style-name="ce1" office:value-type="float" office:value="0.0500907897949219" calcext:value-type="float">
            <text:p>0.050090789794922</text:p>
          </table:table-cell>
          <table:table-cell table:style-name="ce1" office:value-type="float" office:value="72.0656135082245" calcext:value-type="float">
            <text:p>72.0656135082245</text:p>
          </table:table-cell>
          <table:table-cell table:style-name="ce1" office:value-type="float" office:value="11.1460840289409" calcext:value-type="float">
            <text:p>11.1460840289409</text:p>
          </table:table-cell>
          <table:table-cell table:style-name="ce1" office:value-type="float" office:value="0.00641608238220215" calcext:value-type="float">
            <text:p>0.006416082382202</text:p>
          </table:table-cell>
          <table:table-cell table:style-name="ce1" office:value-type="float" office:value="233.10750579834" calcext:value-type="float">
            <text:p>233.10750579834</text:p>
          </table:table-cell>
          <table:table-cell table:style-name="ce1" office:value-type="float" office:value="1159.19273900986" calcext:value-type="float">
            <text:p>1159.19273900986</text:p>
          </table:table-cell>
          <table:table-cell table:formula="of:=[.DF24]" office:value-type="float" office:value="1159.19273900986" calcext:value-type="float">
            <text:p>1159.19273900986</text:p>
          </table:table-cell>
        </table:table-row>
        <table:table-row table:style-name="ro1">
          <table:table-cell table:style-name="ce1" office:value-type="string" calcext:value-type="string">
            <text:p>num_workers = 21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894274711608887" calcext:value-type="float">
            <text:p>0.089427471160889</text:p>
          </table:table-cell>
          <table:table-cell table:style-name="ce1" office:value-type="float" office:value="2.69928336143494" calcext:value-type="float">
            <text:p>2.69928336143494</text:p>
          </table:table-cell>
          <table:table-cell table:style-name="ce1" office:value-type="float" office:value="0.0445497035980225" calcext:value-type="float">
            <text:p>0.044549703598023</text:p>
          </table:table-cell>
          <table:table-cell table:style-name="ce1" office:value-type="float" office:value="0.0792450904846191" calcext:value-type="float">
            <text:p>0.079245090484619</text:p>
          </table:table-cell>
          <table:table-cell table:style-name="ce1" office:value-type="float" office:value="0.127297639846802" calcext:value-type="float">
            <text:p>0.127297639846802</text:p>
          </table:table-cell>
          <table:table-cell table:style-name="ce1" office:value-type="float" office:value="0.104899168014526" calcext:value-type="float">
            <text:p>0.104899168014526</text:p>
          </table:table-cell>
          <table:table-cell table:style-name="ce1" office:value-type="float" office:value="0.0601539611816406" calcext:value-type="float">
            <text:p>0.060153961181641</text:p>
          </table:table-cell>
          <table:table-cell table:style-name="ce1" office:value-type="float" office:value="0.0622351169586182" calcext:value-type="float">
            <text:p>0.062235116958618</text:p>
          </table:table-cell>
          <table:table-cell table:style-name="ce1" office:value-type="float" office:value="0.0677294731140137" calcext:value-type="float">
            <text:p>0.067729473114014</text:p>
          </table:table-cell>
          <table:table-cell table:style-name="ce1" office:value-type="float" office:value="0.160599708557129" calcext:value-type="float">
            <text:p>0.160599708557129</text:p>
          </table:table-cell>
          <table:table-cell table:style-name="ce1" office:value-type="float" office:value="0.102064847946167" calcext:value-type="float">
            <text:p>0.102064847946167</text:p>
          </table:table-cell>
          <table:table-cell table:style-name="ce1" office:value-type="float" office:value="0.0644841194152832" calcext:value-type="float">
            <text:p>0.064484119415283</text:p>
          </table:table-cell>
          <table:table-cell table:style-name="ce1" office:value-type="float" office:value="0.142475366592407" calcext:value-type="float">
            <text:p>0.142475366592407</text:p>
          </table:table-cell>
          <table:table-cell table:style-name="ce1" office:value-type="float" office:value="0.106118440628052" calcext:value-type="float">
            <text:p>0.106118440628052</text:p>
          </table:table-cell>
          <table:table-cell table:style-name="ce1" office:value-type="float" office:value="0.113310098648071" calcext:value-type="float">
            <text:p>0.113310098648071</text:p>
          </table:table-cell>
          <table:table-cell table:style-name="ce1" office:value-type="float" office:value="0.117806911468506" calcext:value-type="float">
            <text:p>0.117806911468506</text:p>
          </table:table-cell>
          <table:table-cell table:style-name="ce1" office:value-type="float" office:value="0.107979297637939" calcext:value-type="float">
            <text:p>0.107979297637939</text:p>
          </table:table-cell>
          <table:table-cell table:style-name="ce1" office:value-type="float" office:value="0.0726315975189209" calcext:value-type="float">
            <text:p>0.072631597518921</text:p>
          </table:table-cell>
          <table:table-cell table:style-name="ce1" office:value-type="float" office:value="0.0662474632263184" calcext:value-type="float">
            <text:p>0.066247463226318</text:p>
          </table:table-cell>
          <table:table-cell table:style-name="ce1" office:value-type="float" office:value="0.0624897480010986" calcext:value-type="float">
            <text:p>0.062489748001099</text:p>
          </table:table-cell>
          <table:table-cell table:style-name="ce1" office:value-type="float" office:value="153.721087932587" calcext:value-type="float">
            <text:p>153.721087932587</text:p>
          </table:table-cell>
          <table:table-cell table:style-name="ce1" office:value-type="float" office:value="6.80378341674805" calcext:value-type="float">
            <text:p>6.80378341674805</text:p>
          </table:table-cell>
          <table:table-cell table:style-name="ce1" office:value-type="float" office:value="0.0873801708221436" calcext:value-type="float">
            <text:p>0.087380170822144</text:p>
          </table:table-cell>
          <table:table-cell table:style-name="ce1" office:value-type="float" office:value="0.108081340789795" calcext:value-type="float">
            <text:p>0.108081340789795</text:p>
          </table:table-cell>
          <table:table-cell table:style-name="ce1" office:value-type="float" office:value="0.0703451633453369" calcext:value-type="float">
            <text:p>0.070345163345337</text:p>
          </table:table-cell>
          <table:table-cell table:style-name="ce1" office:value-type="float" office:value="0.100296258926392" calcext:value-type="float">
            <text:p>0.100296258926392</text:p>
          </table:table-cell>
          <table:table-cell table:style-name="ce1" office:value-type="float" office:value="0.0961070060729981" calcext:value-type="float">
            <text:p>0.096107006072998</text:p>
          </table:table-cell>
          <table:table-cell table:style-name="ce1" office:value-type="float" office:value="0.0702788829803467" calcext:value-type="float">
            <text:p>0.070278882980347</text:p>
          </table:table-cell>
          <table:table-cell table:style-name="ce1" office:value-type="float" office:value="0.099513053894043" calcext:value-type="float">
            <text:p>0.099513053894043</text:p>
          </table:table-cell>
          <table:table-cell table:style-name="ce1" office:value-type="float" office:value="0.0868492126464844" calcext:value-type="float">
            <text:p>0.086849212646484</text:p>
          </table:table-cell>
          <table:table-cell table:style-name="ce1" office:value-type="float" office:value="0.071232795715332" calcext:value-type="float">
            <text:p>0.071232795715332</text:p>
          </table:table-cell>
          <table:table-cell table:style-name="ce1" office:value-type="float" office:value="0.104088544845581" calcext:value-type="float">
            <text:p>0.104088544845581</text:p>
          </table:table-cell>
          <table:table-cell table:style-name="ce1" office:value-type="float" office:value="0.133505582809448" calcext:value-type="float">
            <text:p>0.133505582809448</text:p>
          </table:table-cell>
          <table:table-cell table:style-name="ce1" office:value-type="float" office:value="0.0868384838104248" calcext:value-type="float">
            <text:p>0.086838483810425</text:p>
          </table:table-cell>
          <table:table-cell table:style-name="ce1" office:value-type="float" office:value="0.104718685150146" calcext:value-type="float">
            <text:p>0.104718685150146</text:p>
          </table:table-cell>
          <table:table-cell table:style-name="ce1" office:value-type="float" office:value="0.130142211914063" calcext:value-type="float">
            <text:p>0.130142211914063</text:p>
          </table:table-cell>
          <table:table-cell table:style-name="ce1" office:value-type="float" office:value="0.0843760967254639" calcext:value-type="float">
            <text:p>0.084376096725464</text:p>
          </table:table-cell>
          <table:table-cell table:style-name="ce1" office:value-type="float" office:value="0.122650146484375" calcext:value-type="float">
            <text:p>0.122650146484375</text:p>
          </table:table-cell>
          <table:table-cell table:style-name="ce1" office:value-type="float" office:value="0.0487229824066162" calcext:value-type="float">
            <text:p>0.048722982406616</text:p>
          </table:table-cell>
          <table:table-cell table:style-name="ce1" office:value-type="float" office:value="0.076113224029541" calcext:value-type="float">
            <text:p>0.076113224029541</text:p>
          </table:table-cell>
          <table:table-cell table:style-name="ce1" office:value-type="float" office:value="0.0843524932861328" calcext:value-type="float">
            <text:p>0.084352493286133</text:p>
          </table:table-cell>
          <table:table-cell table:style-name="ce1" office:value-type="float" office:value="165.845418453217" calcext:value-type="float">
            <text:p>165.845418453217</text:p>
          </table:table-cell>
          <table:table-cell table:style-name="ce1" office:value-type="float" office:value="0.109860420227051" calcext:value-type="float">
            <text:p>0.109860420227051</text:p>
          </table:table-cell>
          <table:table-cell table:style-name="ce1" office:value-type="float" office:value="0.105958461761475" calcext:value-type="float">
            <text:p>0.105958461761475</text:p>
          </table:table-cell>
          <table:table-cell table:style-name="ce1" office:value-type="float" office:value="3.33065056800842" calcext:value-type="float">
            <text:p>3.33065056800842</text:p>
          </table:table-cell>
          <table:table-cell table:style-name="ce1" office:value-type="float" office:value="0.0891592502593994" calcext:value-type="float">
            <text:p>0.089159250259399</text:p>
          </table:table-cell>
          <table:table-cell table:style-name="ce1" office:value-type="float" office:value="0.0754101276397705" calcext:value-type="float">
            <text:p>0.075410127639771</text:p>
          </table:table-cell>
          <table:table-cell table:style-name="ce1" office:value-type="float" office:value="0.113537073135376" calcext:value-type="float">
            <text:p>0.113537073135376</text:p>
          </table:table-cell>
          <table:table-cell table:style-name="ce1" office:value-type="float" office:value="0.0913007259368897" calcext:value-type="float">
            <text:p>0.09130072593689</text:p>
          </table:table-cell>
          <table:table-cell table:style-name="ce1" office:value-type="float" office:value="0.0632133483886719" calcext:value-type="float">
            <text:p>0.063213348388672</text:p>
          </table:table-cell>
          <table:table-cell table:style-name="ce1" office:value-type="float" office:value="0.0932254791259766" calcext:value-type="float">
            <text:p>0.093225479125977</text:p>
          </table:table-cell>
          <table:table-cell table:style-name="ce1" office:value-type="float" office:value="0.0737507343292236" calcext:value-type="float">
            <text:p>0.073750734329224</text:p>
          </table:table-cell>
          <table:table-cell table:style-name="ce1" office:value-type="float" office:value="0.0586233139038086" calcext:value-type="float">
            <text:p>0.058623313903809</text:p>
          </table:table-cell>
          <table:table-cell table:style-name="ce1" office:value-type="float" office:value="0.0473737716674805" calcext:value-type="float">
            <text:p>0.047373771667481</text:p>
          </table:table-cell>
          <table:table-cell table:style-name="ce1" office:value-type="float" office:value="0.0745091438293457" calcext:value-type="float">
            <text:p>0.074509143829346</text:p>
          </table:table-cell>
          <table:table-cell table:style-name="ce1" office:value-type="float" office:value="0.092975378036499" calcext:value-type="float">
            <text:p>0.092975378036499</text:p>
          </table:table-cell>
          <table:table-cell table:style-name="ce1" office:value-type="float" office:value="0.0735476016998291" calcext:value-type="float">
            <text:p>0.073547601699829</text:p>
          </table:table-cell>
          <table:table-cell table:style-name="ce1" office:value-type="float" office:value="0.0755534172058106" calcext:value-type="float">
            <text:p>0.075553417205811</text:p>
          </table:table-cell>
          <table:table-cell table:style-name="ce1" office:value-type="float" office:value="0.0783226490020752" calcext:value-type="float">
            <text:p>0.078322649002075</text:p>
          </table:table-cell>
          <table:table-cell table:style-name="ce1" office:value-type="float" office:value="0.0166242122650146" calcext:value-type="float">
            <text:p>0.016624212265015</text:p>
          </table:table-cell>
          <table:table-cell table:style-name="ce1" office:value-type="float" office:value="0.0908839702606201" calcext:value-type="float">
            <text:p>0.09088397026062</text:p>
          </table:table-cell>
          <table:table-cell table:style-name="ce1" office:value-type="float" office:value="0.0783216953277588" calcext:value-type="float">
            <text:p>0.078321695327759</text:p>
          </table:table-cell>
          <table:table-cell table:style-name="ce1" office:value-type="float" office:value="162.944032907486" calcext:value-type="float">
            <text:p>162.944032907486</text:p>
          </table:table-cell>
          <table:table-cell table:style-name="ce1" office:value-type="float" office:value="0.0653674602508545" calcext:value-type="float">
            <text:p>0.065367460250855</text:p>
          </table:table-cell>
          <table:table-cell table:style-name="ce1" office:value-type="float" office:value="0.0727236270904541" calcext:value-type="float">
            <text:p>0.072723627090454</text:p>
          </table:table-cell>
          <table:table-cell table:style-name="ce1" office:value-type="float" office:value="0.121382713317871" calcext:value-type="float">
            <text:p>0.121382713317871</text:p>
          </table:table-cell>
          <table:table-cell table:style-name="ce1" office:value-type="float" office:value="2.28303408622742" calcext:value-type="float">
            <text:p>2.28303408622742</text:p>
          </table:table-cell>
          <table:table-cell table:style-name="ce1" office:value-type="float" office:value="0.121687412261963" calcext:value-type="float">
            <text:p>0.121687412261963</text:p>
          </table:table-cell>
          <table:table-cell table:style-name="ce1" office:value-type="float" office:value="0.0554499626159668" calcext:value-type="float">
            <text:p>0.055449962615967</text:p>
          </table:table-cell>
          <table:table-cell table:style-name="ce1" office:value-type="float" office:value="0.0554592609405518" calcext:value-type="float">
            <text:p>0.055459260940552</text:p>
          </table:table-cell>
          <table:table-cell table:style-name="ce1" office:value-type="float" office:value="0.0463910102844238" calcext:value-type="float">
            <text:p>0.046391010284424</text:p>
          </table:table-cell>
          <table:table-cell table:style-name="ce1" office:value-type="float" office:value="0.0487499237060547" calcext:value-type="float">
            <text:p>0.048749923706055</text:p>
          </table:table-cell>
          <table:table-cell table:style-name="ce1" office:value-type="float" office:value="0.0384280681610107" calcext:value-type="float">
            <text:p>0.038428068161011</text:p>
          </table:table-cell>
          <table:table-cell table:style-name="ce1" office:value-type="float" office:value="0.0587778091430664" calcext:value-type="float">
            <text:p>0.058777809143066</text:p>
          </table:table-cell>
          <table:table-cell table:style-name="ce1" office:value-type="float" office:value="0.0971138477325439" calcext:value-type="float">
            <text:p>0.097113847732544</text:p>
          </table:table-cell>
          <table:table-cell table:style-name="ce1" office:value-type="float" office:value="0.0638003349304199" calcext:value-type="float">
            <text:p>0.06380033493042</text:p>
          </table:table-cell>
          <table:table-cell table:style-name="ce1" office:value-type="float" office:value="0.067943811416626" calcext:value-type="float">
            <text:p>0.067943811416626</text:p>
          </table:table-cell>
          <table:table-cell table:style-name="ce1" office:value-type="float" office:value="0.106738090515137" calcext:value-type="float">
            <text:p>0.106738090515137</text:p>
          </table:table-cell>
          <table:table-cell table:style-name="ce1" office:value-type="float" office:value="0.0848643779754639" calcext:value-type="float">
            <text:p>0.084864377975464</text:p>
          </table:table-cell>
          <table:table-cell table:style-name="ce1" office:value-type="float" office:value="0.0848472118377686" calcext:value-type="float">
            <text:p>0.084847211837769</text:p>
          </table:table-cell>
          <table:table-cell table:style-name="ce1" office:value-type="float" office:value="0.101452112197876" calcext:value-type="float">
            <text:p>0.101452112197876</text:p>
          </table:table-cell>
          <table:table-cell table:style-name="ce1" office:value-type="float" office:value="0.129067420959473" calcext:value-type="float">
            <text:p>0.129067420959473</text:p>
          </table:table-cell>
          <table:table-cell table:style-name="ce1" office:value-type="float" office:value="0.0511670112609863" calcext:value-type="float">
            <text:p>0.051167011260986</text:p>
          </table:table-cell>
          <table:table-cell table:style-name="ce1" office:value-type="float" office:value="169.154838085175" calcext:value-type="float">
            <text:p>169.154838085175</text:p>
          </table:table-cell>
          <table:table-cell table:style-name="ce1" office:value-type="float" office:value="0.126669645309448" calcext:value-type="float">
            <text:p>0.126669645309448</text:p>
          </table:table-cell>
          <table:table-cell table:style-name="ce1" office:value-type="float" office:value="0.0775609016418457" calcext:value-type="float">
            <text:p>0.077560901641846</text:p>
          </table:table-cell>
          <table:table-cell table:style-name="ce1" office:value-type="float" office:value="0.126425504684448" calcext:value-type="float">
            <text:p>0.126425504684448</text:p>
          </table:table-cell>
          <table:table-cell table:style-name="ce1" office:value-type="float" office:value="0.0823540687561035" calcext:value-type="float">
            <text:p>0.082354068756104</text:p>
          </table:table-cell>
          <table:table-cell table:style-name="ce1" office:value-type="float" office:value="0.0669269561767578" calcext:value-type="float">
            <text:p>0.066926956176758</text:p>
          </table:table-cell>
          <table:table-cell table:style-name="ce1" office:value-type="float" office:value="0.151229381561279" calcext:value-type="float">
            <text:p>0.151229381561279</text:p>
          </table:table-cell>
          <table:table-cell table:style-name="ce1" office:value-type="float" office:value="0.100054502487183" calcext:value-type="float">
            <text:p>0.100054502487183</text:p>
          </table:table-cell>
          <table:table-cell table:style-name="ce1" office:value-type="float" office:value="0.0992639064788818" calcext:value-type="float">
            <text:p>0.099263906478882</text:p>
          </table:table-cell>
          <table:table-cell table:style-name="ce1" office:value-type="float" office:value="0.039456844329834" calcext:value-type="float">
            <text:p>0.039456844329834</text:p>
          </table:table-cell>
          <table:table-cell table:style-name="ce1" office:value-type="float" office:value="0.0820910930633545" calcext:value-type="float">
            <text:p>0.082091093063355</text:p>
          </table:table-cell>
          <table:table-cell table:style-name="ce1" office:value-type="float" office:value="0.11308765411377" calcext:value-type="float">
            <text:p>0.11308765411377</text:p>
          </table:table-cell>
          <table:table-cell table:style-name="ce1" office:value-type="float" office:value="0.13087797164917" calcext:value-type="float">
            <text:p>0.13087797164917</text:p>
          </table:table-cell>
          <table:table-cell table:style-name="ce1" office:value-type="float" office:value="0.0991270542144775" calcext:value-type="float">
            <text:p>0.099127054214478</text:p>
          </table:table-cell>
          <table:table-cell table:style-name="ce1" office:value-type="float" office:value="0.0675806999206543" calcext:value-type="float">
            <text:p>0.067580699920654</text:p>
          </table:table-cell>
          <table:table-cell table:style-name="ce1" office:value-type="float" office:value="0.0697107315063477" calcext:value-type="float">
            <text:p>0.069710731506348</text:p>
          </table:table-cell>
          <table:table-cell table:style-name="ce1" office:value-type="float" office:value="0.0696291923522949" calcext:value-type="float">
            <text:p>0.069629192352295</text:p>
          </table:table-cell>
          <table:table-cell table:style-name="ce1" office:value-type="float" office:value="0.135443925857544" calcext:value-type="float">
            <text:p>0.135443925857544</text:p>
          </table:table-cell>
          <table:table-cell table:style-name="ce1" office:value-type="float" office:value="0.0630741119384766" calcext:value-type="float">
            <text:p>0.063074111938477</text:p>
          </table:table-cell>
          <table:table-cell table:style-name="ce1" office:value-type="float" office:value="0.128926038742065" calcext:value-type="float">
            <text:p>0.128926038742065</text:p>
          </table:table-cell>
          <table:table-cell table:style-name="ce1" office:value-type="float" office:value="0.0871531963348389" calcext:value-type="float">
            <text:p>0.087153196334839</text:p>
          </table:table-cell>
          <table:table-cell table:style-name="ce1" office:value-type="float" office:value="6.49220838455054" calcext:value-type="float">
            <text:p>6.49220838455054</text:p>
          </table:table-cell>
          <table:table-cell table:style-name="ce1" office:value-type="float" office:value="0.0166242122650146" calcext:value-type="float">
            <text:p>0.016624212265015</text:p>
          </table:table-cell>
          <table:table-cell table:style-name="ce1" office:value-type="float" office:value="169.154838085175" calcext:value-type="float">
            <text:p>169.154838085175</text:p>
          </table:table-cell>
          <table:table-cell table:style-name="ce1" office:value-type="float" office:value="675.189671993256" calcext:value-type="float">
            <text:p>675.189671993256</text:p>
          </table:table-cell>
          <table:table-cell table:formula="of:=[.DF25]" office:value-type="float" office:value="675.189671993256" calcext:value-type="float">
            <text:p>675.189671993256</text:p>
          </table:table-cell>
        </table:table-row>
        <table:table-row table:style-name="ro1">
          <table:table-cell table:style-name="ce1" office:value-type="string" calcext:value-type="string">
            <text:p>num_workers = 22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547084808349609" calcext:value-type="float">
            <text:p>0.054708480834961</text:p>
          </table:table-cell>
          <table:table-cell table:style-name="ce1" office:value-type="float" office:value="0.0625052452087402" calcext:value-type="float">
            <text:p>0.06250524520874</text:p>
          </table:table-cell>
          <table:table-cell table:style-name="ce1" office:value-type="float" office:value="0.0772895812988281" calcext:value-type="float">
            <text:p>0.077289581298828</text:p>
          </table:table-cell>
          <table:table-cell table:style-name="ce1" office:value-type="float" office:value="0.0956723690032959" calcext:value-type="float">
            <text:p>0.095672369003296</text:p>
          </table:table-cell>
          <table:table-cell table:style-name="ce1" office:value-type="float" office:value="0.0606999397277832" calcext:value-type="float">
            <text:p>0.060699939727783</text:p>
          </table:table-cell>
          <table:table-cell table:style-name="ce1" office:value-type="float" office:value="0.0655193328857422" calcext:value-type="float">
            <text:p>0.065519332885742</text:p>
          </table:table-cell>
          <table:table-cell table:style-name="ce1" office:value-type="float" office:value="0.0476536750793457" calcext:value-type="float">
            <text:p>0.047653675079346</text:p>
          </table:table-cell>
          <table:table-cell table:style-name="ce1" office:value-type="float" office:value="0.0745770931243897" calcext:value-type="float">
            <text:p>0.07457709312439</text:p>
          </table:table-cell>
          <table:table-cell table:style-name="ce1" office:value-type="float" office:value="0.0605757236480713" calcext:value-type="float">
            <text:p>0.060575723648071</text:p>
          </table:table-cell>
          <table:table-cell table:style-name="ce1" office:value-type="float" office:value="0.0800464153289795" calcext:value-type="float">
            <text:p>0.08004641532898</text:p>
          </table:table-cell>
          <table:table-cell table:style-name="ce1" office:value-type="float" office:value="0.04483962059021" calcext:value-type="float">
            <text:p>0.04483962059021</text:p>
          </table:table-cell>
          <table:table-cell table:style-name="ce1" office:value-type="float" office:value="0.0438525676727295" calcext:value-type="float">
            <text:p>0.04385256767273</text:p>
          </table:table-cell>
          <table:table-cell table:style-name="ce1" office:value-type="float" office:value="0.0460150241851807" calcext:value-type="float">
            <text:p>0.046015024185181</text:p>
          </table:table-cell>
          <table:table-cell table:style-name="ce1" office:value-type="float" office:value="0.0428638458251953" calcext:value-type="float">
            <text:p>0.042863845825195</text:p>
          </table:table-cell>
          <table:table-cell table:style-name="ce1" office:value-type="float" office:value="0.0581302642822266" calcext:value-type="float">
            <text:p>0.058130264282227</text:p>
          </table:table-cell>
          <table:table-cell table:style-name="ce1" office:value-type="float" office:value="0.050105094909668" calcext:value-type="float">
            <text:p>0.050105094909668</text:p>
          </table:table-cell>
          <table:table-cell table:style-name="ce1" office:value-type="float" office:value="0.0585384368896484" calcext:value-type="float">
            <text:p>0.058538436889648</text:p>
          </table:table-cell>
          <table:table-cell table:style-name="ce1" office:value-type="float" office:value="0.0547988414764404" calcext:value-type="float">
            <text:p>0.05479884147644</text:p>
          </table:table-cell>
          <table:table-cell table:style-name="ce1" office:value-type="float" office:value="0.0480642318725586" calcext:value-type="float">
            <text:p>0.048064231872559</text:p>
          </table:table-cell>
          <table:table-cell table:style-name="ce1" office:value-type="float" office:value="0.0368452072143555" calcext:value-type="float">
            <text:p>0.036845207214356</text:p>
          </table:table-cell>
          <table:table-cell table:style-name="ce1" office:value-type="float" office:value="145.375966787338" calcext:value-type="float">
            <text:p>145.375966787338</text:p>
          </table:table-cell>
          <table:table-cell table:style-name="ce1" office:value-type="float" office:value="3.26983189582825" calcext:value-type="float">
            <text:p>3.26983189582825</text:p>
          </table:table-cell>
          <table:table-cell table:style-name="ce1" office:value-type="float" office:value="0.073223352432251" calcext:value-type="float">
            <text:p>0.073223352432251</text:p>
          </table:table-cell>
          <table:table-cell table:style-name="ce1" office:value-type="float" office:value="0.968673229217529" calcext:value-type="float">
            <text:p>0.968673229217529</text:p>
          </table:table-cell>
          <table:table-cell table:style-name="ce1" office:value-type="float" office:value="0.0773301124572754" calcext:value-type="float">
            <text:p>0.077330112457275</text:p>
          </table:table-cell>
          <table:table-cell table:style-name="ce1" office:value-type="float" office:value="0.0709490776062012" calcext:value-type="float">
            <text:p>0.070949077606201</text:p>
          </table:table-cell>
          <table:table-cell table:style-name="ce1" office:value-type="float" office:value="0.0826566219329834" calcext:value-type="float">
            <text:p>0.082656621932983</text:p>
          </table:table-cell>
          <table:table-cell table:style-name="ce1" office:value-type="float" office:value="0.142151117324829" calcext:value-type="float">
            <text:p>0.142151117324829</text:p>
          </table:table-cell>
          <table:table-cell table:style-name="ce1" office:value-type="float" office:value="0.0838990211486816" calcext:value-type="float">
            <text:p>0.083899021148682</text:p>
          </table:table-cell>
          <table:table-cell table:style-name="ce1" office:value-type="float" office:value="0.0697300434112549" calcext:value-type="float">
            <text:p>0.069730043411255</text:p>
          </table:table-cell>
          <table:table-cell table:style-name="ce1" office:value-type="float" office:value="0.0769774913787842" calcext:value-type="float">
            <text:p>0.076977491378784</text:p>
          </table:table-cell>
          <table:table-cell table:style-name="ce1" office:value-type="float" office:value="0.0551514625549316" calcext:value-type="float">
            <text:p>0.055151462554932</text:p>
          </table:table-cell>
          <table:table-cell table:style-name="ce1" office:value-type="float" office:value="0.107034683227539" calcext:value-type="float">
            <text:p>0.107034683227539</text:p>
          </table:table-cell>
          <table:table-cell table:style-name="ce1" office:value-type="float" office:value="0.0789463520050049" calcext:value-type="float">
            <text:p>0.078946352005005</text:p>
          </table:table-cell>
          <table:table-cell table:style-name="ce1" office:value-type="float" office:value="0.0394454002380371" calcext:value-type="float">
            <text:p>0.039445400238037</text:p>
          </table:table-cell>
          <table:table-cell table:style-name="ce1" office:value-type="float" office:value="0.0613148212432861" calcext:value-type="float">
            <text:p>0.061314821243286</text:p>
          </table:table-cell>
          <table:table-cell table:style-name="ce1" office:value-type="float" office:value="0.0615806579589844" calcext:value-type="float">
            <text:p>0.061580657958984</text:p>
          </table:table-cell>
          <table:table-cell table:style-name="ce1" office:value-type="float" office:value="0.0780072212219238" calcext:value-type="float">
            <text:p>0.078007221221924</text:p>
          </table:table-cell>
          <table:table-cell table:style-name="ce1" office:value-type="float" office:value="0.0629012584686279" calcext:value-type="float">
            <text:p>0.062901258468628</text:p>
          </table:table-cell>
          <table:table-cell table:style-name="ce1" office:value-type="float" office:value="0.0899426937103272" calcext:value-type="float">
            <text:p>0.089942693710327</text:p>
          </table:table-cell>
          <table:table-cell table:style-name="ce1" office:value-type="float" office:value="0.0809903144836426" calcext:value-type="float">
            <text:p>0.080990314483643</text:p>
          </table:table-cell>
          <table:table-cell table:style-name="ce1" office:value-type="float" office:value="150.781246423721" calcext:value-type="float">
            <text:p>150.781246423721</text:p>
          </table:table-cell>
          <table:table-cell table:style-name="ce1" office:value-type="float" office:value="0.266818761825562" calcext:value-type="float">
            <text:p>0.266818761825562</text:p>
          </table:table-cell>
          <table:table-cell table:style-name="ce1" office:value-type="float" office:value="0.0914995670318604" calcext:value-type="float">
            <text:p>0.09149956703186</text:p>
          </table:table-cell>
          <table:table-cell table:style-name="ce1" office:value-type="float" office:value="0.0739045143127441" calcext:value-type="float">
            <text:p>0.073904514312744</text:p>
          </table:table-cell>
          <table:table-cell table:style-name="ce1" office:value-type="float" office:value="0.0630481243133545" calcext:value-type="float">
            <text:p>0.063048124313355</text:p>
          </table:table-cell>
          <table:table-cell table:style-name="ce1" office:value-type="float" office:value="0.0894033908843994" calcext:value-type="float">
            <text:p>0.089403390884399</text:p>
          </table:table-cell>
          <table:table-cell table:style-name="ce1" office:value-type="float" office:value="0.0837807655334473" calcext:value-type="float">
            <text:p>0.083780765533447</text:p>
          </table:table-cell>
          <table:table-cell table:style-name="ce1" office:value-type="float" office:value="0.0846598148345947" calcext:value-type="float">
            <text:p>0.084659814834595</text:p>
          </table:table-cell>
          <table:table-cell table:style-name="ce1" office:value-type="float" office:value="0.0889215469360352" calcext:value-type="float">
            <text:p>0.088921546936035</text:p>
          </table:table-cell>
          <table:table-cell table:style-name="ce1" office:value-type="float" office:value="0.08443284034729" calcext:value-type="float">
            <text:p>0.08443284034729</text:p>
          </table:table-cell>
          <table:table-cell table:style-name="ce1" office:value-type="float" office:value="0.094412088394165" calcext:value-type="float">
            <text:p>0.094412088394165</text:p>
          </table:table-cell>
          <table:table-cell table:style-name="ce1" office:value-type="float" office:value="0.0399074554443359" calcext:value-type="float">
            <text:p>0.039907455444336</text:p>
          </table:table-cell>
          <table:table-cell table:style-name="ce1" office:value-type="float" office:value="0.0670084953308106" calcext:value-type="float">
            <text:p>0.067008495330811</text:p>
          </table:table-cell>
          <table:table-cell table:style-name="ce1" office:value-type="float" office:value="0.150149583816528" calcext:value-type="float">
            <text:p>0.150149583816528</text:p>
          </table:table-cell>
          <table:table-cell table:style-name="ce1" office:value-type="float" office:value="0.105720043182373" calcext:value-type="float">
            <text:p>0.105720043182373</text:p>
          </table:table-cell>
          <table:table-cell table:style-name="ce1" office:value-type="float" office:value="0.0629255771636963" calcext:value-type="float">
            <text:p>0.062925577163696</text:p>
          </table:table-cell>
          <table:table-cell table:style-name="ce1" office:value-type="float" office:value="0.0827264785766602" calcext:value-type="float">
            <text:p>0.08272647857666</text:p>
          </table:table-cell>
          <table:table-cell table:style-name="ce1" office:value-type="float" office:value="0.0548465251922607" calcext:value-type="float">
            <text:p>0.054846525192261</text:p>
          </table:table-cell>
          <table:table-cell table:style-name="ce1" office:value-type="float" office:value="0.0569078922271729" calcext:value-type="float">
            <text:p>0.056907892227173</text:p>
          </table:table-cell>
          <table:table-cell table:style-name="ce1" office:value-type="float" office:value="0.100945711135864" calcext:value-type="float">
            <text:p>0.100945711135864</text:p>
          </table:table-cell>
          <table:table-cell table:style-name="ce1" office:value-type="float" office:value="0.166213512420654" calcext:value-type="float">
            <text:p>0.166213512420654</text:p>
          </table:table-cell>
          <table:table-cell table:style-name="ce1" office:value-type="float" office:value="138.47859454155" calcext:value-type="float">
            <text:p>138.47859454155</text:p>
          </table:table-cell>
          <table:table-cell table:style-name="ce1" office:value-type="float" office:value="0.0452468395233154" calcext:value-type="float">
            <text:p>0.045246839523315</text:p>
          </table:table-cell>
          <table:table-cell table:style-name="ce1" office:value-type="float" office:value="13.9176342487335" calcext:value-type="float">
            <text:p>13.9176342487335</text:p>
          </table:table-cell>
          <table:table-cell table:style-name="ce1" office:value-type="float" office:value="0.0698373317718506" calcext:value-type="float">
            <text:p>0.069837331771851</text:p>
          </table:table-cell>
          <table:table-cell table:style-name="ce1" office:value-type="float" office:value="0.0862886905670166" calcext:value-type="float">
            <text:p>0.086288690567017</text:p>
          </table:table-cell>
          <table:table-cell table:style-name="ce1" office:value-type="float" office:value="0.0632905960083008" calcext:value-type="float">
            <text:p>0.063290596008301</text:p>
          </table:table-cell>
          <table:table-cell table:style-name="ce1" office:value-type="float" office:value="0.0794734954833984" calcext:value-type="float">
            <text:p>0.079473495483398</text:p>
          </table:table-cell>
          <table:table-cell table:style-name="ce1" office:value-type="float" office:value="3.08703088760376" calcext:value-type="float">
            <text:p>3.08703088760376</text:p>
          </table:table-cell>
          <table:table-cell table:style-name="ce1" office:value-type="float" office:value="0.0656986236572266" calcext:value-type="float">
            <text:p>0.065698623657227</text:p>
          </table:table-cell>
          <table:table-cell table:style-name="ce1" office:value-type="float" office:value="0.0747778415679932" calcext:value-type="float">
            <text:p>0.074777841567993</text:p>
          </table:table-cell>
          <table:table-cell table:style-name="ce1" office:value-type="float" office:value="0.0426549911499023" calcext:value-type="float">
            <text:p>0.042654991149902</text:p>
          </table:table-cell>
          <table:table-cell table:style-name="ce1" office:value-type="float" office:value="0.0583031177520752" calcext:value-type="float">
            <text:p>0.058303117752075</text:p>
          </table:table-cell>
          <table:table-cell table:style-name="ce1" office:value-type="float" office:value="0.0928568840026856" calcext:value-type="float">
            <text:p>0.092856884002686</text:p>
          </table:table-cell>
          <table:table-cell table:style-name="ce1" office:value-type="float" office:value="0.0760416984558106" calcext:value-type="float">
            <text:p>0.076041698455811</text:p>
          </table:table-cell>
          <table:table-cell table:style-name="ce1" office:value-type="float" office:value="0.055866003036499" calcext:value-type="float">
            <text:p>0.055866003036499</text:p>
          </table:table-cell>
          <table:table-cell table:style-name="ce1" office:value-type="float" office:value="0.061070442199707" calcext:value-type="float">
            <text:p>0.061070442199707</text:p>
          </table:table-cell>
          <table:table-cell table:style-name="ce1" office:value-type="float" office:value="0.111809968948364" calcext:value-type="float">
            <text:p>0.111809968948364</text:p>
          </table:table-cell>
          <table:table-cell table:style-name="ce1" office:value-type="float" office:value="0.0523295402526856" calcext:value-type="float">
            <text:p>0.052329540252686</text:p>
          </table:table-cell>
          <table:table-cell table:style-name="ce1" office:value-type="float" office:value="0.0375614166259766" calcext:value-type="float">
            <text:p>0.037561416625977</text:p>
          </table:table-cell>
          <table:table-cell table:style-name="ce1" office:value-type="float" office:value="0.0898785591125488" calcext:value-type="float">
            <text:p>0.089878559112549</text:p>
          </table:table-cell>
          <table:table-cell table:style-name="ce1" office:value-type="float" office:value="0.0443897247314453" calcext:value-type="float">
            <text:p>0.044389724731445</text:p>
          </table:table-cell>
          <table:table-cell table:style-name="ce1" office:value-type="float" office:value="143.789978265762" calcext:value-type="float">
            <text:p>143.789978265762</text:p>
          </table:table-cell>
          <table:table-cell table:style-name="ce1" office:value-type="float" office:value="0.133192300796509" calcext:value-type="float">
            <text:p>0.133192300796509</text:p>
          </table:table-cell>
          <table:table-cell table:style-name="ce1" office:value-type="float" office:value="0.0747740268707275" calcext:value-type="float">
            <text:p>0.074774026870728</text:p>
          </table:table-cell>
          <table:table-cell table:style-name="ce1" office:value-type="float" office:value="0.06400465965271" calcext:value-type="float">
            <text:p>0.06400465965271</text:p>
          </table:table-cell>
          <table:table-cell table:style-name="ce1" office:value-type="float" office:value="0.0624384880065918" calcext:value-type="float">
            <text:p>0.062438488006592</text:p>
          </table:table-cell>
          <table:table-cell table:style-name="ce1" office:value-type="float" office:value="0.0377805233001709" calcext:value-type="float">
            <text:p>0.037780523300171</text:p>
          </table:table-cell>
          <table:table-cell table:style-name="ce1" office:value-type="float" office:value="0.0307796001434326" calcext:value-type="float">
            <text:p>0.030779600143433</text:p>
          </table:table-cell>
          <table:table-cell table:style-name="ce1" office:value-type="float" office:value="0.923420906066895" calcext:value-type="float">
            <text:p>0.923420906066895</text:p>
          </table:table-cell>
          <table:table-cell table:style-name="ce1" office:value-type="float" office:value="0.0950014591217041" calcext:value-type="float">
            <text:p>0.095001459121704</text:p>
          </table:table-cell>
          <table:table-cell table:style-name="ce1" office:value-type="float" office:value="0.109194040298462" calcext:value-type="float">
            <text:p>0.109194040298462</text:p>
          </table:table-cell>
          <table:table-cell table:style-name="ce1" office:value-type="float" office:value="0.0803258419036865" calcext:value-type="float">
            <text:p>0.080325841903687</text:p>
          </table:table-cell>
          <table:table-cell table:style-name="ce1" office:value-type="float" office:value="0.574238061904907" calcext:value-type="float">
            <text:p>0.574238061904907</text:p>
          </table:table-cell>
          <table:table-cell table:style-name="ce1" office:value-type="float" office:value="0.0905840396881104" calcext:value-type="float">
            <text:p>0.09058403968811</text:p>
          </table:table-cell>
          <table:table-cell table:style-name="ce1" office:value-type="float" office:value="0.123116254806519" calcext:value-type="float">
            <text:p>0.123116254806519</text:p>
          </table:table-cell>
          <table:table-cell table:style-name="ce1" office:value-type="float" office:value="0.0510690212249756" calcext:value-type="float">
            <text:p>0.051069021224976</text:p>
          </table:table-cell>
          <table:table-cell table:style-name="ce1" office:value-type="float" office:value="0.0624392032623291" calcext:value-type="float">
            <text:p>0.062439203262329</text:p>
          </table:table-cell>
          <table:table-cell table:style-name="ce1" office:value-type="float" office:value="0.0714223384857178" calcext:value-type="float">
            <text:p>0.071422338485718</text:p>
          </table:table-cell>
          <table:table-cell table:style-name="ce1" office:value-type="float" office:value="0.0941734313964844" calcext:value-type="float">
            <text:p>0.094173431396484</text:p>
          </table:table-cell>
          <table:table-cell table:style-name="ce1" office:value-type="float" office:value="0.068617582321167" calcext:value-type="float">
            <text:p>0.068617582321167</text:p>
          </table:table-cell>
          <table:table-cell table:style-name="ce1" office:value-type="float" office:value="0.0582475662231445" calcext:value-type="float">
            <text:p>0.058247566223145</text:p>
          </table:table-cell>
          <table:table-cell table:style-name="ce1" office:value-type="float" office:value="0.0796489715576172" calcext:value-type="float">
            <text:p>0.079648971557617</text:p>
          </table:table-cell>
          <table:table-cell table:style-name="ce1" office:value-type="float" office:value="5.84831313215769" calcext:value-type="float">
            <text:p>5.84831313215769</text:p>
          </table:table-cell>
          <table:table-cell table:style-name="ce1" office:value-type="float" office:value="0.0307796001434326" calcext:value-type="float">
            <text:p>0.030779600143433</text:p>
          </table:table-cell>
          <table:table-cell table:style-name="ce1" office:value-type="float" office:value="150.781246423721" calcext:value-type="float">
            <text:p>150.781246423721</text:p>
          </table:table-cell>
          <table:table-cell table:style-name="ce1" office:value-type="float" office:value="608.2245657444" calcext:value-type="float">
            <text:p>608.2245657444</text:p>
          </table:table-cell>
          <table:table-cell table:formula="of:=[.DF26]" office:value-type="float" office:value="608.2245657444" calcext:value-type="float">
            <text:p>608.2245657444</text:p>
          </table:table-cell>
        </table:table-row>
        <table:table-row table:style-name="ro1">
          <table:table-cell table:style-name="ce1" office:value-type="string" calcext:value-type="string">
            <text:p>num_workers = 23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518679618835449" calcext:value-type="float">
            <text:p>0.051867961883545</text:p>
          </table:table-cell>
          <table:table-cell table:style-name="ce1" office:value-type="float" office:value="0.0810325145721436" calcext:value-type="float">
            <text:p>0.081032514572144</text:p>
          </table:table-cell>
          <table:table-cell table:style-name="ce1" office:value-type="float" office:value="0.0839946269989014" calcext:value-type="float">
            <text:p>0.083994626998901</text:p>
          </table:table-cell>
          <table:table-cell table:style-name="ce1" office:value-type="float" office:value="1.55425930023193" calcext:value-type="float">
            <text:p>1.55425930023193</text:p>
          </table:table-cell>
          <table:table-cell table:style-name="ce1" office:value-type="float" office:value="0.0735619068145752" calcext:value-type="float">
            <text:p>0.073561906814575</text:p>
          </table:table-cell>
          <table:table-cell table:style-name="ce1" office:value-type="float" office:value="0.0502707958221436" calcext:value-type="float">
            <text:p>0.050270795822144</text:p>
          </table:table-cell>
          <table:table-cell table:style-name="ce1" office:value-type="float" office:value="0.0702111721038818" calcext:value-type="float">
            <text:p>0.070211172103882</text:p>
          </table:table-cell>
          <table:table-cell table:style-name="ce1" office:value-type="float" office:value="0.0699260234832764" calcext:value-type="float">
            <text:p>0.069926023483276</text:p>
          </table:table-cell>
          <table:table-cell table:style-name="ce1" office:value-type="float" office:value="0.0988883972167969" calcext:value-type="float">
            <text:p>0.098888397216797</text:p>
          </table:table-cell>
          <table:table-cell table:style-name="ce1" office:value-type="float" office:value="0.046276330947876" calcext:value-type="float">
            <text:p>0.046276330947876</text:p>
          </table:table-cell>
          <table:table-cell table:style-name="ce1" office:value-type="float" office:value="0.0672104358673096" calcext:value-type="float">
            <text:p>0.06721043586731</text:p>
          </table:table-cell>
          <table:table-cell table:style-name="ce1" office:value-type="float" office:value="0.0793914794921875" calcext:value-type="float">
            <text:p>0.079391479492188</text:p>
          </table:table-cell>
          <table:table-cell table:style-name="ce1" office:value-type="float" office:value="0.0639269351959229" calcext:value-type="float">
            <text:p>0.063926935195923</text:p>
          </table:table-cell>
          <table:table-cell table:style-name="ce1" office:value-type="float" office:value="0.0858004093170166" calcext:value-type="float">
            <text:p>0.085800409317017</text:p>
          </table:table-cell>
          <table:table-cell table:style-name="ce1" office:value-type="float" office:value="0.12696361541748" calcext:value-type="float">
            <text:p>0.12696361541748</text:p>
          </table:table-cell>
          <table:table-cell table:style-name="ce1" office:value-type="float" office:value="0.0700080394744873" calcext:value-type="float">
            <text:p>0.070008039474487</text:p>
          </table:table-cell>
          <table:table-cell table:style-name="ce1" office:value-type="float" office:value="0.0491838455200195" calcext:value-type="float">
            <text:p>0.04918384552002</text:p>
          </table:table-cell>
          <table:table-cell table:style-name="ce1" office:value-type="float" office:value="0.0703694820404053" calcext:value-type="float">
            <text:p>0.070369482040405</text:p>
          </table:table-cell>
          <table:table-cell table:style-name="ce1" office:value-type="float" office:value="0.0717794895172119" calcext:value-type="float">
            <text:p>0.071779489517212</text:p>
          </table:table-cell>
          <table:table-cell table:style-name="ce1" office:value-type="float" office:value="0.173526525497437" calcext:value-type="float">
            <text:p>0.173526525497437</text:p>
          </table:table-cell>
          <table:table-cell table:style-name="ce1" office:value-type="float" office:value="151.687612056732" calcext:value-type="float">
            <text:p>151.687612056732</text:p>
          </table:table-cell>
          <table:table-cell table:style-name="ce1" office:value-type="float" office:value="0.119096040725708" calcext:value-type="float">
            <text:p>0.119096040725708</text:p>
          </table:table-cell>
          <table:table-cell table:style-name="ce1" office:value-type="float" office:value="0.0860252380371094" calcext:value-type="float">
            <text:p>0.086025238037109</text:p>
          </table:table-cell>
          <table:table-cell table:style-name="ce1" office:value-type="float" office:value="0.0713117122650147" calcext:value-type="float">
            <text:p>0.071311712265015</text:p>
          </table:table-cell>
          <table:table-cell table:style-name="ce1" office:value-type="float" office:value="0.0523226261138916" calcext:value-type="float">
            <text:p>0.052322626113892</text:p>
          </table:table-cell>
          <table:table-cell table:style-name="ce1" office:value-type="float" office:value="0.177479267120361" calcext:value-type="float">
            <text:p>0.177479267120361</text:p>
          </table:table-cell>
          <table:table-cell table:style-name="ce1" office:value-type="float" office:value="0.109384059906006" calcext:value-type="float">
            <text:p>0.109384059906006</text:p>
          </table:table-cell>
          <table:table-cell table:style-name="ce1" office:value-type="float" office:value="6.54616832733154" calcext:value-type="float">
            <text:p>6.54616832733154</text:p>
          </table:table-cell>
          <table:table-cell table:style-name="ce1" office:value-type="float" office:value="0.0811011791229248" calcext:value-type="float">
            <text:p>0.081101179122925</text:p>
          </table:table-cell>
          <table:table-cell table:style-name="ce1" office:value-type="float" office:value="0.0364179611206055" calcext:value-type="float">
            <text:p>0.036417961120606</text:p>
          </table:table-cell>
          <table:table-cell table:style-name="ce1" office:value-type="float" office:value="0.0520732402801514" calcext:value-type="float">
            <text:p>0.052073240280151</text:p>
          </table:table-cell>
          <table:table-cell table:style-name="ce1" office:value-type="float" office:value="0.054926872253418" calcext:value-type="float">
            <text:p>0.054926872253418</text:p>
          </table:table-cell>
          <table:table-cell table:style-name="ce1" office:value-type="float" office:value="0.0676646232604981" calcext:value-type="float">
            <text:p>0.067664623260498</text:p>
          </table:table-cell>
          <table:table-cell table:style-name="ce1" office:value-type="float" office:value="0.0484318733215332" calcext:value-type="float">
            <text:p>0.048431873321533</text:p>
          </table:table-cell>
          <table:table-cell table:style-name="ce1" office:value-type="float" office:value="0.0672571659088135" calcext:value-type="float">
            <text:p>0.067257165908814</text:p>
          </table:table-cell>
          <table:table-cell table:style-name="ce1" office:value-type="float" office:value="0.0481181144714356" calcext:value-type="float">
            <text:p>0.048118114471436</text:p>
          </table:table-cell>
          <table:table-cell table:style-name="ce1" office:value-type="float" office:value="0.0553104877471924" calcext:value-type="float">
            <text:p>0.055310487747192</text:p>
          </table:table-cell>
          <table:table-cell table:style-name="ce1" office:value-type="float" office:value="0.0755794048309326" calcext:value-type="float">
            <text:p>0.075579404830933</text:p>
          </table:table-cell>
          <table:table-cell table:style-name="ce1" office:value-type="float" office:value="0.0220470428466797" calcext:value-type="float">
            <text:p>0.02204704284668</text:p>
          </table:table-cell>
          <table:table-cell table:style-name="ce1" office:value-type="float" office:value="0.0530245304107666" calcext:value-type="float">
            <text:p>0.053024530410767</text:p>
          </table:table-cell>
          <table:table-cell table:style-name="ce1" office:value-type="float" office:value="0.0231220722198486" calcext:value-type="float">
            <text:p>0.023122072219849</text:p>
          </table:table-cell>
          <table:table-cell table:style-name="ce1" office:value-type="float" office:value="148.401258468628" calcext:value-type="float">
            <text:p>148.401258468628</text:p>
          </table:table-cell>
          <table:table-cell table:style-name="ce1" office:value-type="float" office:value="6.72510147094727" calcext:value-type="float">
            <text:p>6.72510147094727</text:p>
          </table:table-cell>
          <table:table-cell table:style-name="ce1" office:value-type="float" office:value="1.45647025108337" calcext:value-type="float">
            <text:p>1.45647025108337</text:p>
          </table:table-cell>
          <table:table-cell table:style-name="ce1" office:value-type="float" office:value="1.95603609085083" calcext:value-type="float">
            <text:p>1.95603609085083</text:p>
          </table:table-cell>
          <table:table-cell table:style-name="ce1" office:value-type="float" office:value="0.0819633007049561" calcext:value-type="float">
            <text:p>0.081963300704956</text:p>
          </table:table-cell>
          <table:table-cell table:style-name="ce1" office:value-type="float" office:value="0.0607762336730957" calcext:value-type="float">
            <text:p>0.060776233673096</text:p>
          </table:table-cell>
          <table:table-cell table:style-name="ce1" office:value-type="float" office:value="0.0764808654785156" calcext:value-type="float">
            <text:p>0.076480865478516</text:p>
          </table:table-cell>
          <table:table-cell table:style-name="ce1" office:value-type="float" office:value="0.0590386390686035" calcext:value-type="float">
            <text:p>0.059038639068604</text:p>
          </table:table-cell>
          <table:table-cell table:style-name="ce1" office:value-type="float" office:value="0.0726139545440674" calcext:value-type="float">
            <text:p>0.072613954544067</text:p>
          </table:table-cell>
          <table:table-cell table:style-name="ce1" office:value-type="float" office:value="0.0925946235656738" calcext:value-type="float">
            <text:p>0.092594623565674</text:p>
          </table:table-cell>
          <table:table-cell table:style-name="ce1" office:value-type="float" office:value="0.0611894130706787" calcext:value-type="float">
            <text:p>0.061189413070679</text:p>
          </table:table-cell>
          <table:table-cell table:style-name="ce1" office:value-type="float" office:value="0.0598397254943848" calcext:value-type="float">
            <text:p>0.059839725494385</text:p>
          </table:table-cell>
          <table:table-cell table:style-name="ce1" office:value-type="float" office:value="0.0747847557067871" calcext:value-type="float">
            <text:p>0.074784755706787</text:p>
          </table:table-cell>
          <table:table-cell table:style-name="ce1" office:value-type="float" office:value="0.0627853870391846" calcext:value-type="float">
            <text:p>0.062785387039185</text:p>
          </table:table-cell>
          <table:table-cell table:style-name="ce1" office:value-type="float" office:value="0.0628385543823242" calcext:value-type="float">
            <text:p>0.062838554382324</text:p>
          </table:table-cell>
          <table:table-cell table:style-name="ce1" office:value-type="float" office:value="0.0759062767028809" calcext:value-type="float">
            <text:p>0.075906276702881</text:p>
          </table:table-cell>
          <table:table-cell table:style-name="ce1" office:value-type="float" office:value="0.0838489532470703" calcext:value-type="float">
            <text:p>0.08384895324707</text:p>
          </table:table-cell>
          <table:table-cell table:style-name="ce1" office:value-type="float" office:value="0.0610334873199463" calcext:value-type="float">
            <text:p>0.061033487319946</text:p>
          </table:table-cell>
          <table:table-cell table:style-name="ce1" office:value-type="float" office:value="0.0665407180786133" calcext:value-type="float">
            <text:p>0.066540718078613</text:p>
          </table:table-cell>
          <table:table-cell table:style-name="ce1" office:value-type="float" office:value="0.0657789707183838" calcext:value-type="float">
            <text:p>0.065778970718384</text:p>
          </table:table-cell>
          <table:table-cell table:style-name="ce1" office:value-type="float" office:value="0.0647025108337402" calcext:value-type="float">
            <text:p>0.06470251083374</text:p>
          </table:table-cell>
          <table:table-cell table:style-name="ce1" office:value-type="float" office:value="165.5561170578" calcext:value-type="float">
            <text:p>165.5561170578</text:p>
          </table:table-cell>
          <table:table-cell table:style-name="ce1" office:value-type="float" office:value="0.0603632926940918" calcext:value-type="float">
            <text:p>0.060363292694092</text:p>
          </table:table-cell>
          <table:table-cell table:style-name="ce1" office:value-type="float" office:value="0.058016300201416" calcext:value-type="float">
            <text:p>0.058016300201416</text:p>
          </table:table-cell>
          <table:table-cell table:style-name="ce1" office:value-type="float" office:value="0.0970199108123779" calcext:value-type="float">
            <text:p>0.097019910812378</text:p>
          </table:table-cell>
          <table:table-cell table:style-name="ce1" office:value-type="float" office:value="0.0617225170135498" calcext:value-type="float">
            <text:p>0.06172251701355</text:p>
          </table:table-cell>
          <table:table-cell table:style-name="ce1" office:value-type="float" office:value="0.0620493888854981" calcext:value-type="float">
            <text:p>0.062049388885498</text:p>
          </table:table-cell>
          <table:table-cell table:style-name="ce1" office:value-type="float" office:value="0.0661811828613281" calcext:value-type="float">
            <text:p>0.066181182861328</text:p>
          </table:table-cell>
          <table:table-cell table:style-name="ce1" office:value-type="float" office:value="0.0617692470550537" calcext:value-type="float">
            <text:p>0.061769247055054</text:p>
          </table:table-cell>
          <table:table-cell table:style-name="ce1" office:value-type="float" office:value="0.0607550144195557" calcext:value-type="float">
            <text:p>0.060755014419556</text:p>
          </table:table-cell>
          <table:table-cell table:style-name="ce1" office:value-type="float" office:value="0.077974796295166" calcext:value-type="float">
            <text:p>0.077974796295166</text:p>
          </table:table-cell>
          <table:table-cell table:style-name="ce1" office:value-type="float" office:value="0.0662457942962647" calcext:value-type="float">
            <text:p>0.066245794296265</text:p>
          </table:table-cell>
          <table:table-cell table:style-name="ce1" office:value-type="float" office:value="0.0295710563659668" calcext:value-type="float">
            <text:p>0.029571056365967</text:p>
          </table:table-cell>
          <table:table-cell table:style-name="ce1" office:value-type="float" office:value="0.0826377868652344" calcext:value-type="float">
            <text:p>0.082637786865234</text:p>
          </table:table-cell>
          <table:table-cell table:style-name="ce1" office:value-type="float" office:value="0.074751615524292" calcext:value-type="float">
            <text:p>0.074751615524292</text:p>
          </table:table-cell>
          <table:table-cell table:style-name="ce1" office:value-type="float" office:value="0.0697569847106934" calcext:value-type="float">
            <text:p>0.069756984710693</text:p>
          </table:table-cell>
          <table:table-cell table:style-name="ce1" office:value-type="float" office:value="0.0704612731933594" calcext:value-type="float">
            <text:p>0.070461273193359</text:p>
          </table:table-cell>
          <table:table-cell table:style-name="ce1" office:value-type="float" office:value="0.0703995227813721" calcext:value-type="float">
            <text:p>0.070399522781372</text:p>
          </table:table-cell>
          <table:table-cell table:style-name="ce1" office:value-type="float" office:value="0.0548288822174072" calcext:value-type="float">
            <text:p>0.054828882217407</text:p>
          </table:table-cell>
          <table:table-cell table:style-name="ce1" office:value-type="float" office:value="0.0594954490661621" calcext:value-type="float">
            <text:p>0.059495449066162</text:p>
          </table:table-cell>
          <table:table-cell table:style-name="ce1" office:value-type="float" office:value="0.0653941631317139" calcext:value-type="float">
            <text:p>0.065394163131714</text:p>
          </table:table-cell>
          <table:table-cell table:style-name="ce1" office:value-type="float" office:value="0.0732147693634033" calcext:value-type="float">
            <text:p>0.073214769363403</text:p>
          </table:table-cell>
          <table:table-cell table:style-name="ce1" office:value-type="float" office:value="140.670364379883" calcext:value-type="float">
            <text:p>140.670364379883</text:p>
          </table:table-cell>
          <table:table-cell table:style-name="ce1" office:value-type="float" office:value="0.0811357498168945" calcext:value-type="float">
            <text:p>0.081135749816895</text:p>
          </table:table-cell>
          <table:table-cell table:style-name="ce1" office:value-type="float" office:value="0.0462856292724609" calcext:value-type="float">
            <text:p>0.046285629272461</text:p>
          </table:table-cell>
          <table:table-cell table:style-name="ce1" office:value-type="float" office:value="0.0843183994293213" calcext:value-type="float">
            <text:p>0.084318399429321</text:p>
          </table:table-cell>
          <table:table-cell table:style-name="ce1" office:value-type="float" office:value="0.074383020401001" calcext:value-type="float">
            <text:p>0.074383020401001</text:p>
          </table:table-cell>
          <table:table-cell table:style-name="ce1" office:value-type="float" office:value="0.0813314914703369" calcext:value-type="float">
            <text:p>0.081331491470337</text:p>
          </table:table-cell>
          <table:table-cell table:style-name="ce1" office:value-type="float" office:value="14.5701992511749" calcext:value-type="float">
            <text:p>14.5701992511749</text:p>
          </table:table-cell>
          <table:table-cell table:style-name="ce1" office:value-type="float" office:value="0.0583710670471191" calcext:value-type="float">
            <text:p>0.058371067047119</text:p>
          </table:table-cell>
          <table:table-cell table:style-name="ce1" office:value-type="float" office:value="0.0549185276031494" calcext:value-type="float">
            <text:p>0.054918527603149</text:p>
          </table:table-cell>
          <table:table-cell table:style-name="ce1" office:value-type="float" office:value="0.0407791137695313" calcext:value-type="float">
            <text:p>0.040779113769531</text:p>
          </table:table-cell>
          <table:table-cell table:style-name="ce1" office:value-type="float" office:value="0.118082046508789" calcext:value-type="float">
            <text:p>0.118082046508789</text:p>
          </table:table-cell>
          <table:table-cell table:style-name="ce1" office:value-type="float" office:value="0.0767350196838379" calcext:value-type="float">
            <text:p>0.076735019683838</text:p>
          </table:table-cell>
          <table:table-cell table:style-name="ce1" office:value-type="float" office:value="0.0486259460449219" calcext:value-type="float">
            <text:p>0.048625946044922</text:p>
          </table:table-cell>
          <table:table-cell table:style-name="ce1" office:value-type="float" office:value="0.0896472930908203" calcext:value-type="float">
            <text:p>0.08964729309082</text:p>
          </table:table-cell>
          <table:table-cell table:style-name="ce1" office:value-type="float" office:value="0.0655615329742432" calcext:value-type="float">
            <text:p>0.065561532974243</text:p>
          </table:table-cell>
          <table:table-cell table:style-name="ce1" office:value-type="float" office:value="0.062558650970459" calcext:value-type="float">
            <text:p>0.062558650970459</text:p>
          </table:table-cell>
          <table:table-cell table:style-name="ce1" office:value-type="float" office:value="0.0535755157470703" calcext:value-type="float">
            <text:p>0.05357551574707</text:p>
          </table:table-cell>
          <table:table-cell table:style-name="ce1" office:value-type="float" office:value="0.051217794418335" calcext:value-type="float">
            <text:p>0.051217794418335</text:p>
          </table:table-cell>
          <table:table-cell table:style-name="ce1" office:value-type="float" office:value="0.07668137550354" calcext:value-type="float">
            <text:p>0.07668137550354</text:p>
          </table:table-cell>
          <table:table-cell table:style-name="ce1" office:value-type="float" office:value="0.0693655014038086" calcext:value-type="float">
            <text:p>0.069365501403809</text:p>
          </table:table-cell>
          <table:table-cell table:style-name="ce1" office:value-type="float" office:value="0.0228102207183838" calcext:value-type="float">
            <text:p>0.022810220718384</text:p>
          </table:table-cell>
          <table:table-cell table:style-name="ce1" office:value-type="float" office:value="6.20836710929871" calcext:value-type="float">
            <text:p>6.20836710929871</text:p>
          </table:table-cell>
          <table:table-cell table:style-name="ce1" office:value-type="float" office:value="0.0220470428466797" calcext:value-type="float">
            <text:p>0.02204704284668</text:p>
          </table:table-cell>
          <table:table-cell table:style-name="ce1" office:value-type="float" office:value="165.5561170578" calcext:value-type="float">
            <text:p>165.5561170578</text:p>
          </table:table-cell>
          <table:table-cell table:style-name="ce1" office:value-type="float" office:value="645.670179367065" calcext:value-type="float">
            <text:p>645.670179367065</text:p>
          </table:table-cell>
          <table:table-cell table:formula="of:=[.DF27]" office:value-type="float" office:value="645.670179367065" calcext:value-type="float">
            <text:p>645.670179367065</text:p>
          </table:table-cell>
        </table:table-row>
        <table:table-row table:style-name="ro1">
          <table:table-cell table:style-name="ce1" office:value-type="string" calcext:value-type="string">
            <text:p>num_workers = 24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6.05056118965149" calcext:value-type="float">
            <text:p>6.05056118965149</text:p>
          </table:table-cell>
          <table:table-cell table:style-name="ce1" office:value-type="float" office:value="0.107264041900635" calcext:value-type="float">
            <text:p>0.107264041900635</text:p>
          </table:table-cell>
          <table:table-cell table:style-name="ce1" office:value-type="float" office:value="0.0937740802764893" calcext:value-type="float">
            <text:p>0.093774080276489</text:p>
          </table:table-cell>
          <table:table-cell table:style-name="ce1" office:value-type="float" office:value="0.101979732513428" calcext:value-type="float">
            <text:p>0.101979732513428</text:p>
          </table:table-cell>
          <table:table-cell table:style-name="ce1" office:value-type="float" office:value="1.71998167037964" calcext:value-type="float">
            <text:p>1.71998167037964</text:p>
          </table:table-cell>
          <table:table-cell table:style-name="ce1" office:value-type="float" office:value="0.108771800994873" calcext:value-type="float">
            <text:p>0.108771800994873</text:p>
          </table:table-cell>
          <table:table-cell table:style-name="ce1" office:value-type="float" office:value="0.127923727035522" calcext:value-type="float">
            <text:p>0.127923727035522</text:p>
          </table:table-cell>
          <table:table-cell table:style-name="ce1" office:value-type="float" office:value="0.0812067985534668" calcext:value-type="float">
            <text:p>0.081206798553467</text:p>
          </table:table-cell>
          <table:table-cell table:style-name="ce1" office:value-type="float" office:value="3.31660676002502" calcext:value-type="float">
            <text:p>3.31660676002502</text:p>
          </table:table-cell>
          <table:table-cell table:style-name="ce1" office:value-type="float" office:value="1.47536015510559" calcext:value-type="float">
            <text:p>1.47536015510559</text:p>
          </table:table-cell>
          <table:table-cell table:style-name="ce1" office:value-type="float" office:value="0.0660715103149414" calcext:value-type="float">
            <text:p>0.066071510314941</text:p>
          </table:table-cell>
          <table:table-cell table:style-name="ce1" office:value-type="float" office:value="0.0909576416015625" calcext:value-type="float">
            <text:p>0.090957641601563</text:p>
          </table:table-cell>
          <table:table-cell table:style-name="ce1" office:value-type="float" office:value="0.0678849220275879" calcext:value-type="float">
            <text:p>0.067884922027588</text:p>
          </table:table-cell>
          <table:table-cell table:style-name="ce1" office:value-type="float" office:value="0.158441781997681" calcext:value-type="float">
            <text:p>0.158441781997681</text:p>
          </table:table-cell>
          <table:table-cell table:style-name="ce1" office:value-type="float" office:value="0.0343499183654785" calcext:value-type="float">
            <text:p>0.034349918365479</text:p>
          </table:table-cell>
          <table:table-cell table:style-name="ce1" office:value-type="float" office:value="0.136119604110718" calcext:value-type="float">
            <text:p>0.136119604110718</text:p>
          </table:table-cell>
          <table:table-cell table:style-name="ce1" office:value-type="float" office:value="0.0581789016723633" calcext:value-type="float">
            <text:p>0.058178901672363</text:p>
          </table:table-cell>
          <table:table-cell table:style-name="ce1" office:value-type="float" office:value="0.0352239608764648" calcext:value-type="float">
            <text:p>0.035223960876465</text:p>
          </table:table-cell>
          <table:table-cell table:style-name="ce1" office:value-type="float" office:value="0.050969123840332" calcext:value-type="float">
            <text:p>0.050969123840332</text:p>
          </table:table-cell>
          <table:table-cell table:style-name="ce1" office:value-type="float" office:value="0.0312378406524658" calcext:value-type="float">
            <text:p>0.031237840652466</text:p>
          </table:table-cell>
          <table:table-cell table:style-name="ce1" office:value-type="float" office:value="165.741436004639" calcext:value-type="float">
            <text:p>165.741436004639</text:p>
          </table:table-cell>
          <table:table-cell table:style-name="ce1" office:value-type="float" office:value="0.0819182395935059" calcext:value-type="float">
            <text:p>0.081918239593506</text:p>
          </table:table-cell>
          <table:table-cell table:style-name="ce1" office:value-type="float" office:value="0.074213981628418" calcext:value-type="float">
            <text:p>0.074213981628418</text:p>
          </table:table-cell>
          <table:table-cell table:style-name="ce1" office:value-type="float" office:value="0.0772497653961182" calcext:value-type="float">
            <text:p>0.077249765396118</text:p>
          </table:table-cell>
          <table:table-cell table:style-name="ce1" office:value-type="float" office:value="1.54161214828491" calcext:value-type="float">
            <text:p>1.54161214828491</text:p>
          </table:table-cell>
          <table:table-cell table:style-name="ce1" office:value-type="float" office:value="0.0639052391052246" calcext:value-type="float">
            <text:p>0.063905239105225</text:p>
          </table:table-cell>
          <table:table-cell table:style-name="ce1" office:value-type="float" office:value="0.0799322128295898" calcext:value-type="float">
            <text:p>0.07993221282959</text:p>
          </table:table-cell>
          <table:table-cell table:style-name="ce1" office:value-type="float" office:value="0.114140510559082" calcext:value-type="float">
            <text:p>0.114140510559082</text:p>
          </table:table-cell>
          <table:table-cell table:style-name="ce1" office:value-type="float" office:value="0.0687553882598877" calcext:value-type="float">
            <text:p>0.068755388259888</text:p>
          </table:table-cell>
          <table:table-cell table:style-name="ce1" office:value-type="float" office:value="0.0785543918609619" calcext:value-type="float">
            <text:p>0.078554391860962</text:p>
          </table:table-cell>
          <table:table-cell table:style-name="ce1" office:value-type="float" office:value="0.0809917449951172" calcext:value-type="float">
            <text:p>0.080991744995117</text:p>
          </table:table-cell>
          <table:table-cell table:style-name="ce1" office:value-type="float" office:value="0.0949141979217529" calcext:value-type="float">
            <text:p>0.094914197921753</text:p>
          </table:table-cell>
          <table:table-cell table:style-name="ce1" office:value-type="float" office:value="0.0807130336761475" calcext:value-type="float">
            <text:p>0.080713033676148</text:p>
          </table:table-cell>
          <table:table-cell table:style-name="ce1" office:value-type="float" office:value="0.0545320510864258" calcext:value-type="float">
            <text:p>0.054532051086426</text:p>
          </table:table-cell>
          <table:table-cell table:style-name="ce1" office:value-type="float" office:value="0.0805056095123291" calcext:value-type="float">
            <text:p>0.080505609512329</text:p>
          </table:table-cell>
          <table:table-cell table:style-name="ce1" office:value-type="float" office:value="0.103626489639282" calcext:value-type="float">
            <text:p>0.103626489639282</text:p>
          </table:table-cell>
          <table:table-cell table:style-name="ce1" office:value-type="float" office:value="0.0879092216491699" calcext:value-type="float">
            <text:p>0.08790922164917</text:p>
          </table:table-cell>
          <table:table-cell table:style-name="ce1" office:value-type="float" office:value="0.0670182704925537" calcext:value-type="float">
            <text:p>0.067018270492554</text:p>
          </table:table-cell>
          <table:table-cell table:style-name="ce1" office:value-type="float" office:value="0.0621829032897949" calcext:value-type="float">
            <text:p>0.062182903289795</text:p>
          </table:table-cell>
          <table:table-cell table:style-name="ce1" office:value-type="float" office:value="0.0851490497589111" calcext:value-type="float">
            <text:p>0.085149049758911</text:p>
          </table:table-cell>
          <table:table-cell table:style-name="ce1" office:value-type="float" office:value="0.0740156173706055" calcext:value-type="float">
            <text:p>0.074015617370606</text:p>
          </table:table-cell>
          <table:table-cell table:style-name="ce1" office:value-type="float" office:value="159.664451599121" calcext:value-type="float">
            <text:p>159.664451599121</text:p>
          </table:table-cell>
          <table:table-cell table:style-name="ce1" office:value-type="float" office:value="0.262248754501343" calcext:value-type="float">
            <text:p>0.262248754501343</text:p>
          </table:table-cell>
          <table:table-cell table:style-name="ce1" office:value-type="float" office:value="0.0710272789001465" calcext:value-type="float">
            <text:p>0.071027278900147</text:p>
          </table:table-cell>
          <table:table-cell table:style-name="ce1" office:value-type="float" office:value="0.0428383350372314" calcext:value-type="float">
            <text:p>0.042838335037231</text:p>
          </table:table-cell>
          <table:table-cell table:style-name="ce1" office:value-type="float" office:value="0.0819535255432129" calcext:value-type="float">
            <text:p>0.081953525543213</text:p>
          </table:table-cell>
          <table:table-cell table:style-name="ce1" office:value-type="float" office:value="0.0597527027130127" calcext:value-type="float">
            <text:p>0.059752702713013</text:p>
          </table:table-cell>
          <table:table-cell table:style-name="ce1" office:value-type="float" office:value="0.983062744140625" calcext:value-type="float">
            <text:p>0.983062744140625</text:p>
          </table:table-cell>
          <table:table-cell table:style-name="ce1" office:value-type="float" office:value="0.0403974056243897" calcext:value-type="float">
            <text:p>0.04039740562439</text:p>
          </table:table-cell>
          <table:table-cell table:style-name="ce1" office:value-type="float" office:value="0.594523906707764" calcext:value-type="float">
            <text:p>0.594523906707764</text:p>
          </table:table-cell>
          <table:table-cell table:style-name="ce1" office:value-type="float" office:value="0.0576632022857666" calcext:value-type="float">
            <text:p>0.057663202285767</text:p>
          </table:table-cell>
          <table:table-cell table:style-name="ce1" office:value-type="float" office:value="0.0223994255065918" calcext:value-type="float">
            <text:p>0.022399425506592</text:p>
          </table:table-cell>
          <table:table-cell table:style-name="ce1" office:value-type="float" office:value="0.0936264991760254" calcext:value-type="float">
            <text:p>0.093626499176025</text:p>
          </table:table-cell>
          <table:table-cell table:style-name="ce1" office:value-type="float" office:value="0.0356836318969727" calcext:value-type="float">
            <text:p>0.035683631896973</text:p>
          </table:table-cell>
          <table:table-cell table:style-name="ce1" office:value-type="float" office:value="0.0730602741241455" calcext:value-type="float">
            <text:p>0.073060274124146</text:p>
          </table:table-cell>
          <table:table-cell table:style-name="ce1" office:value-type="float" office:value="0.0395228862762451" calcext:value-type="float">
            <text:p>0.039522886276245</text:p>
          </table:table-cell>
          <table:table-cell table:style-name="ce1" office:value-type="float" office:value="0.0466187000274658" calcext:value-type="float">
            <text:p>0.046618700027466</text:p>
          </table:table-cell>
          <table:table-cell table:style-name="ce1" office:value-type="float" office:value="0.0578703880310059" calcext:value-type="float">
            <text:p>0.057870388031006</text:p>
          </table:table-cell>
          <table:table-cell table:style-name="ce1" office:value-type="float" office:value="0.0613081455230713" calcext:value-type="float">
            <text:p>0.061308145523071</text:p>
          </table:table-cell>
          <table:table-cell table:style-name="ce1" office:value-type="float" office:value="0.075340747833252" calcext:value-type="float">
            <text:p>0.075340747833252</text:p>
          </table:table-cell>
          <table:table-cell table:style-name="ce1" office:value-type="float" office:value="0.0718703269958496" calcext:value-type="float">
            <text:p>0.07187032699585</text:p>
          </table:table-cell>
          <table:table-cell table:style-name="ce1" office:value-type="float" office:value="0.0478057861328125" calcext:value-type="float">
            <text:p>0.047805786132813</text:p>
          </table:table-cell>
          <table:table-cell table:style-name="ce1" office:value-type="float" office:value="170.007770776749" calcext:value-type="float">
            <text:p>170.007770776749</text:p>
          </table:table-cell>
          <table:table-cell table:style-name="ce1" office:value-type="float" office:value="0.0795915126800537" calcext:value-type="float">
            <text:p>0.079591512680054</text:p>
          </table:table-cell>
          <table:table-cell table:style-name="ce1" office:value-type="float" office:value="8.11372876167297" calcext:value-type="float">
            <text:p>8.11372876167297</text:p>
          </table:table-cell>
          <table:table-cell table:style-name="ce1" office:value-type="float" office:value="0.0823745727539063" calcext:value-type="float">
            <text:p>0.082374572753906</text:p>
          </table:table-cell>
          <table:table-cell table:style-name="ce1" office:value-type="float" office:value="0.0740427970886231" calcext:value-type="float">
            <text:p>0.074042797088623</text:p>
          </table:table-cell>
          <table:table-cell table:style-name="ce1" office:value-type="float" office:value="0.0711503028869629" calcext:value-type="float">
            <text:p>0.071150302886963</text:p>
          </table:table-cell>
          <table:table-cell table:style-name="ce1" office:value-type="float" office:value="0.0814559459686279" calcext:value-type="float">
            <text:p>0.081455945968628</text:p>
          </table:table-cell>
          <table:table-cell table:style-name="ce1" office:value-type="float" office:value="0.0892026424407959" calcext:value-type="float">
            <text:p>0.089202642440796</text:p>
          </table:table-cell>
          <table:table-cell table:style-name="ce1" office:value-type="float" office:value="0.18714165687561" calcext:value-type="float">
            <text:p>0.18714165687561</text:p>
          </table:table-cell>
          <table:table-cell table:style-name="ce1" office:value-type="float" office:value="0.0765776634216309" calcext:value-type="float">
            <text:p>0.076577663421631</text:p>
          </table:table-cell>
          <table:table-cell table:style-name="ce1" office:value-type="float" office:value="0.0702788829803467" calcext:value-type="float">
            <text:p>0.070278882980347</text:p>
          </table:table-cell>
          <table:table-cell table:style-name="ce1" office:value-type="float" office:value="0.0792784690856934" calcext:value-type="float">
            <text:p>0.079278469085693</text:p>
          </table:table-cell>
          <table:table-cell table:style-name="ce1" office:value-type="float" office:value="0.0850386619567871" calcext:value-type="float">
            <text:p>0.085038661956787</text:p>
          </table:table-cell>
          <table:table-cell table:style-name="ce1" office:value-type="float" office:value="0.0975589752197266" calcext:value-type="float">
            <text:p>0.097558975219727</text:p>
          </table:table-cell>
          <table:table-cell table:style-name="ce1" office:value-type="float" office:value="0.0809850692749023" calcext:value-type="float">
            <text:p>0.080985069274902</text:p>
          </table:table-cell>
          <table:table-cell table:style-name="ce1" office:value-type="float" office:value="0.102469921112061" calcext:value-type="float">
            <text:p>0.102469921112061</text:p>
          </table:table-cell>
          <table:table-cell table:style-name="ce1" office:value-type="float" office:value="0.0925271511077881" calcext:value-type="float">
            <text:p>0.092527151107788</text:p>
          </table:table-cell>
          <table:table-cell table:style-name="ce1" office:value-type="float" office:value="0.0686788558959961" calcext:value-type="float">
            <text:p>0.068678855895996</text:p>
          </table:table-cell>
          <table:table-cell table:style-name="ce1" office:value-type="float" office:value="0.0933940410614014" calcext:value-type="float">
            <text:p>0.093394041061401</text:p>
          </table:table-cell>
          <table:table-cell table:style-name="ce1" office:value-type="float" office:value="0.100296974182129" calcext:value-type="float">
            <text:p>0.100296974182129</text:p>
          </table:table-cell>
          <table:table-cell table:style-name="ce1" office:value-type="float" office:value="0.079561710357666" calcext:value-type="float">
            <text:p>0.079561710357666</text:p>
          </table:table-cell>
          <table:table-cell table:style-name="ce1" office:value-type="float" office:value="166.250742673874" calcext:value-type="float">
            <text:p>166.250742673874</text:p>
          </table:table-cell>
          <table:table-cell table:style-name="ce1" office:value-type="float" office:value="2.76934909820557" calcext:value-type="float">
            <text:p>2.76934909820557</text:p>
          </table:table-cell>
          <table:table-cell table:style-name="ce1" office:value-type="float" office:value="4.34174752235413" calcext:value-type="float">
            <text:p>4.34174752235413</text:p>
          </table:table-cell>
          <table:table-cell table:style-name="ce1" office:value-type="float" office:value="0.136699676513672" calcext:value-type="float">
            <text:p>0.136699676513672</text:p>
          </table:table-cell>
          <table:table-cell table:style-name="ce1" office:value-type="float" office:value="0.160194873809814" calcext:value-type="float">
            <text:p>0.160194873809814</text:p>
          </table:table-cell>
          <table:table-cell table:style-name="ce1" office:value-type="float" office:value="0.0750775337219238" calcext:value-type="float">
            <text:p>0.075077533721924</text:p>
          </table:table-cell>
          <table:table-cell table:style-name="ce1" office:value-type="float" office:value="0.0582380294799805" calcext:value-type="float">
            <text:p>0.058238029479981</text:p>
          </table:table-cell>
          <table:table-cell table:style-name="ce1" office:value-type="float" office:value="0.0324382781982422" calcext:value-type="float">
            <text:p>0.032438278198242</text:p>
          </table:table-cell>
          <table:table-cell table:style-name="ce1" office:value-type="float" office:value="0.0630466938018799" calcext:value-type="float">
            <text:p>0.06304669380188</text:p>
          </table:table-cell>
          <table:table-cell table:style-name="ce1" office:value-type="float" office:value="0.063434362411499" calcext:value-type="float">
            <text:p>0.063434362411499</text:p>
          </table:table-cell>
          <table:table-cell table:style-name="ce1" office:value-type="float" office:value="0.129515886306763" calcext:value-type="float">
            <text:p>0.129515886306763</text:p>
          </table:table-cell>
          <table:table-cell table:style-name="ce1" office:value-type="float" office:value="0.0977368354797363" calcext:value-type="float">
            <text:p>0.097736835479736</text:p>
          </table:table-cell>
          <table:table-cell table:style-name="ce1" office:value-type="float" office:value="0.0748391151428223" calcext:value-type="float">
            <text:p>0.074839115142822</text:p>
          </table:table-cell>
          <table:table-cell table:style-name="ce1" office:value-type="float" office:value="0.161445617675781" calcext:value-type="float">
            <text:p>0.161445617675781</text:p>
          </table:table-cell>
          <table:table-cell table:style-name="ce1" office:value-type="float" office:value="0.105573654174805" calcext:value-type="float">
            <text:p>0.105573654174805</text:p>
          </table:table-cell>
          <table:table-cell table:style-name="ce1" office:value-type="float" office:value="0.0893487930297852" calcext:value-type="float">
            <text:p>0.089348793029785</text:p>
          </table:table-cell>
          <table:table-cell table:style-name="ce1" office:value-type="float" office:value="0.0710716247558594" calcext:value-type="float">
            <text:p>0.071071624755859</text:p>
          </table:table-cell>
          <table:table-cell table:style-name="ce1" office:value-type="float" office:value="0.139930725097656" calcext:value-type="float">
            <text:p>0.139930725097656</text:p>
          </table:table-cell>
          <table:table-cell table:style-name="ce1" office:value-type="float" office:value="0.0633587837219238" calcext:value-type="float">
            <text:p>0.063358783721924</text:p>
          </table:table-cell>
          <table:table-cell table:style-name="ce1" office:value-type="float" office:value="0.077134370803833" calcext:value-type="float">
            <text:p>0.077134370803833</text:p>
          </table:table-cell>
          <table:table-cell table:style-name="ce1" office:value-type="float" office:value="0.0584712028503418" calcext:value-type="float">
            <text:p>0.058471202850342</text:p>
          </table:table-cell>
          <table:table-cell table:style-name="ce1" office:value-type="float" office:value="6.73097757880504" calcext:value-type="float">
            <text:p>6.73097757880504</text:p>
          </table:table-cell>
          <table:table-cell table:style-name="ce1" office:value-type="float" office:value="0.0223994255065918" calcext:value-type="float">
            <text:p>0.022399425506592</text:p>
          </table:table-cell>
          <table:table-cell table:style-name="ce1" office:value-type="float" office:value="170.007770776749" calcext:value-type="float">
            <text:p>170.007770776749</text:p>
          </table:table-cell>
          <table:table-cell table:style-name="ce1" office:value-type="float" office:value="700.021668195724" calcext:value-type="float">
            <text:p>700.021668195724</text:p>
          </table:table-cell>
          <table:table-cell table:formula="of:=[.DF28]" office:value-type="float" office:value="700.021668195724" calcext:value-type="float">
            <text:p>700.021668195724</text:p>
          </table:table-cell>
        </table:table-row>
        <table:table-row table:style-name="ro1">
          <table:table-cell table:style-name="ce1" office:value-type="string" calcext:value-type="string">
            <text:p>num_workers = 25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820338726043701" calcext:value-type="float">
            <text:p>0.08203387260437</text:p>
          </table:table-cell>
          <table:table-cell table:style-name="ce1" office:value-type="float" office:value="0.0616331100463867" calcext:value-type="float">
            <text:p>0.061633110046387</text:p>
          </table:table-cell>
          <table:table-cell table:style-name="ce1" office:value-type="float" office:value="0.0821683406829834" calcext:value-type="float">
            <text:p>0.082168340682983</text:p>
          </table:table-cell>
          <table:table-cell table:style-name="ce1" office:value-type="float" office:value="0.0699198246002197" calcext:value-type="float">
            <text:p>0.06991982460022</text:p>
          </table:table-cell>
          <table:table-cell table:style-name="ce1" office:value-type="float" office:value="0.181095123291016" calcext:value-type="float">
            <text:p>0.181095123291016</text:p>
          </table:table-cell>
          <table:table-cell table:style-name="ce1" office:value-type="float" office:value="0.0696921348571777" calcext:value-type="float">
            <text:p>0.069692134857178</text:p>
          </table:table-cell>
          <table:table-cell table:style-name="ce1" office:value-type="float" office:value="0.0723874568939209" calcext:value-type="float">
            <text:p>0.072387456893921</text:p>
          </table:table-cell>
          <table:table-cell table:style-name="ce1" office:value-type="float" office:value="0.0817079544067383" calcext:value-type="float">
            <text:p>0.081707954406738</text:p>
          </table:table-cell>
          <table:table-cell table:style-name="ce1" office:value-type="float" office:value="0.065190315246582" calcext:value-type="float">
            <text:p>0.065190315246582</text:p>
          </table:table-cell>
          <table:table-cell table:style-name="ce1" office:value-type="float" office:value="0.0819072723388672" calcext:value-type="float">
            <text:p>0.081907272338867</text:p>
          </table:table-cell>
          <table:table-cell table:style-name="ce1" office:value-type="float" office:value="0.0842523574829102" calcext:value-type="float">
            <text:p>0.08425235748291</text:p>
          </table:table-cell>
          <table:table-cell table:style-name="ce1" office:value-type="float" office:value="0.0653910636901856" calcext:value-type="float">
            <text:p>0.065391063690186</text:p>
          </table:table-cell>
          <table:table-cell table:style-name="ce1" office:value-type="float" office:value="0.0816185474395752" calcext:value-type="float">
            <text:p>0.081618547439575</text:p>
          </table:table-cell>
          <table:table-cell table:style-name="ce1" office:value-type="float" office:value="0.0621364116668701" calcext:value-type="float">
            <text:p>0.06213641166687</text:p>
          </table:table-cell>
          <table:table-cell table:style-name="ce1" office:value-type="float" office:value="0.0820498466491699" calcext:value-type="float">
            <text:p>0.08204984664917</text:p>
          </table:table-cell>
          <table:table-cell table:style-name="ce1" office:value-type="float" office:value="0.0687129497528076" calcext:value-type="float">
            <text:p>0.068712949752808</text:p>
          </table:table-cell>
          <table:table-cell table:style-name="ce1" office:value-type="float" office:value="0.0660340785980225" calcext:value-type="float">
            <text:p>0.066034078598023</text:p>
          </table:table-cell>
          <table:table-cell table:style-name="ce1" office:value-type="float" office:value="0.0601685047149658" calcext:value-type="float">
            <text:p>0.060168504714966</text:p>
          </table:table-cell>
          <table:table-cell table:style-name="ce1" office:value-type="float" office:value="0.0696916580200195" calcext:value-type="float">
            <text:p>0.06969165802002</text:p>
          </table:table-cell>
          <table:table-cell table:style-name="ce1" office:value-type="float" office:value="0.0945000648498535" calcext:value-type="float">
            <text:p>0.094500064849854</text:p>
          </table:table-cell>
          <table:table-cell table:style-name="ce1" office:value-type="float" office:value="145.550620079041" calcext:value-type="float">
            <text:p>145.550620079041</text:p>
          </table:table-cell>
          <table:table-cell table:style-name="ce1" office:value-type="float" office:value="0.0820088386535645" calcext:value-type="float">
            <text:p>0.082008838653565</text:p>
          </table:table-cell>
          <table:table-cell table:style-name="ce1" office:value-type="float" office:value="1.0720796585083" calcext:value-type="float">
            <text:p>1.0720796585083</text:p>
          </table:table-cell>
          <table:table-cell table:style-name="ce1" office:value-type="float" office:value="0.0740737915039063" calcext:value-type="float">
            <text:p>0.074073791503906</text:p>
          </table:table-cell>
          <table:table-cell table:style-name="ce1" office:value-type="float" office:value="0.0569510459899902" calcext:value-type="float">
            <text:p>0.05695104598999</text:p>
          </table:table-cell>
          <table:table-cell table:style-name="ce1" office:value-type="float" office:value="1.27945494651794" calcext:value-type="float">
            <text:p>1.27945494651794</text:p>
          </table:table-cell>
          <table:table-cell table:style-name="ce1" office:value-type="float" office:value="0.0765624046325684" calcext:value-type="float">
            <text:p>0.076562404632568</text:p>
          </table:table-cell>
          <table:table-cell table:style-name="ce1" office:value-type="float" office:value="0.0720133781433106" calcext:value-type="float">
            <text:p>0.072013378143311</text:p>
          </table:table-cell>
          <table:table-cell table:style-name="ce1" office:value-type="float" office:value="0.0959885120391846" calcext:value-type="float">
            <text:p>0.095988512039185</text:p>
          </table:table-cell>
          <table:table-cell table:style-name="ce1" office:value-type="float" office:value="0.0776171684265137" calcext:value-type="float">
            <text:p>0.077617168426514</text:p>
          </table:table-cell>
          <table:table-cell table:style-name="ce1" office:value-type="float" office:value="0.0617761611938477" calcext:value-type="float">
            <text:p>0.061776161193848</text:p>
          </table:table-cell>
          <table:table-cell table:style-name="ce1" office:value-type="float" office:value="0.071791410446167" calcext:value-type="float">
            <text:p>0.071791410446167</text:p>
          </table:table-cell>
          <table:table-cell table:style-name="ce1" office:value-type="float" office:value="0.0662071704864502" calcext:value-type="float">
            <text:p>0.06620717048645</text:p>
          </table:table-cell>
          <table:table-cell table:style-name="ce1" office:value-type="float" office:value="0.0901494026184082" calcext:value-type="float">
            <text:p>0.090149402618408</text:p>
          </table:table-cell>
          <table:table-cell table:style-name="ce1" office:value-type="float" office:value="0.105585813522339" calcext:value-type="float">
            <text:p>0.105585813522339</text:p>
          </table:table-cell>
          <table:table-cell table:style-name="ce1" office:value-type="float" office:value="0.109874248504639" calcext:value-type="float">
            <text:p>0.109874248504639</text:p>
          </table:table-cell>
          <table:table-cell table:style-name="ce1" office:value-type="float" office:value="0.0878627300262451" calcext:value-type="float">
            <text:p>0.087862730026245</text:p>
          </table:table-cell>
          <table:table-cell table:style-name="ce1" office:value-type="float" office:value="0.0537240505218506" calcext:value-type="float">
            <text:p>0.053724050521851</text:p>
          </table:table-cell>
          <table:table-cell table:style-name="ce1" office:value-type="float" office:value="0.0659880638122559" calcext:value-type="float">
            <text:p>0.065988063812256</text:p>
          </table:table-cell>
          <table:table-cell table:style-name="ce1" office:value-type="float" office:value="0.0819642543792725" calcext:value-type="float">
            <text:p>0.081964254379273</text:p>
          </table:table-cell>
          <table:table-cell table:style-name="ce1" office:value-type="float" office:value="0.0923757553100586" calcext:value-type="float">
            <text:p>0.092375755310059</text:p>
          </table:table-cell>
          <table:table-cell table:style-name="ce1" office:value-type="float" office:value="133.989349842072" calcext:value-type="float">
            <text:p>133.989349842072</text:p>
          </table:table-cell>
          <table:table-cell table:style-name="ce1" office:value-type="float" office:value="0.523172616958618" calcext:value-type="float">
            <text:p>0.523172616958618</text:p>
          </table:table-cell>
          <table:table-cell table:style-name="ce1" office:value-type="float" office:value="5.27278804779053" calcext:value-type="float">
            <text:p>5.27278804779053</text:p>
          </table:table-cell>
          <table:table-cell table:style-name="ce1" office:value-type="float" office:value="1.60735201835632" calcext:value-type="float">
            <text:p>1.60735201835632</text:p>
          </table:table-cell>
          <table:table-cell table:style-name="ce1" office:value-type="float" office:value="0.053044319152832" calcext:value-type="float">
            <text:p>0.053044319152832</text:p>
          </table:table-cell>
          <table:table-cell table:style-name="ce1" office:value-type="float" office:value="0.0573208332061768" calcext:value-type="float">
            <text:p>0.057320833206177</text:p>
          </table:table-cell>
          <table:table-cell table:style-name="ce1" office:value-type="float" office:value="0.0585501194000244" calcext:value-type="float">
            <text:p>0.058550119400024</text:p>
          </table:table-cell>
          <table:table-cell table:style-name="ce1" office:value-type="float" office:value="0.0905485153198242" calcext:value-type="float">
            <text:p>0.090548515319824</text:p>
          </table:table-cell>
          <table:table-cell table:style-name="ce1" office:value-type="float" office:value="0.0606741905212402" calcext:value-type="float">
            <text:p>0.06067419052124</text:p>
          </table:table-cell>
          <table:table-cell table:style-name="ce1" office:value-type="float" office:value="0.0702314376831055" calcext:value-type="float">
            <text:p>0.070231437683106</text:p>
          </table:table-cell>
          <table:table-cell table:style-name="ce1" office:value-type="float" office:value="0.0614659786224365" calcext:value-type="float">
            <text:p>0.061465978622437</text:p>
          </table:table-cell>
          <table:table-cell table:style-name="ce1" office:value-type="float" office:value="0.0740692615509033" calcext:value-type="float">
            <text:p>0.074069261550903</text:p>
          </table:table-cell>
          <table:table-cell table:style-name="ce1" office:value-type="float" office:value="0.0679171085357666" calcext:value-type="float">
            <text:p>0.067917108535767</text:p>
          </table:table-cell>
          <table:table-cell table:style-name="ce1" office:value-type="float" office:value="0.0656778812408447" calcext:value-type="float">
            <text:p>0.065677881240845</text:p>
          </table:table-cell>
          <table:table-cell table:style-name="ce1" office:value-type="float" office:value="0.056663990020752" calcext:value-type="float">
            <text:p>0.056663990020752</text:p>
          </table:table-cell>
          <table:table-cell table:style-name="ce1" office:value-type="float" office:value="0.0532329082489014" calcext:value-type="float">
            <text:p>0.053232908248901</text:p>
          </table:table-cell>
          <table:table-cell table:style-name="ce1" office:value-type="float" office:value="0.062366247177124" calcext:value-type="float">
            <text:p>0.062366247177124</text:p>
          </table:table-cell>
          <table:table-cell table:style-name="ce1" office:value-type="float" office:value="0.0471057891845703" calcext:value-type="float">
            <text:p>0.04710578918457</text:p>
          </table:table-cell>
          <table:table-cell table:style-name="ce1" office:value-type="float" office:value="0.0585927963256836" calcext:value-type="float">
            <text:p>0.058592796325684</text:p>
          </table:table-cell>
          <table:table-cell table:style-name="ce1" office:value-type="float" office:value="0.0605504512786865" calcext:value-type="float">
            <text:p>0.060550451278687</text:p>
          </table:table-cell>
          <table:table-cell table:style-name="ce1" office:value-type="float" office:value="0.0767190456390381" calcext:value-type="float">
            <text:p>0.076719045639038</text:p>
          </table:table-cell>
          <table:table-cell table:style-name="ce1" office:value-type="float" office:value="135.406943798065" calcext:value-type="float">
            <text:p>135.406943798065</text:p>
          </table:table-cell>
          <table:table-cell table:style-name="ce1" office:value-type="float" office:value="12.3000569343567" calcext:value-type="float">
            <text:p>12.3000569343567</text:p>
          </table:table-cell>
          <table:table-cell table:style-name="ce1" office:value-type="float" office:value="0.0564637184143066" calcext:value-type="float">
            <text:p>0.056463718414307</text:p>
          </table:table-cell>
          <table:table-cell table:style-name="ce1" office:value-type="float" office:value="0.0540997982025147" calcext:value-type="float">
            <text:p>0.054099798202515</text:p>
          </table:table-cell>
          <table:table-cell table:style-name="ce1" office:value-type="float" office:value="0.0781834125518799" calcext:value-type="float">
            <text:p>0.07818341255188</text:p>
          </table:table-cell>
          <table:table-cell table:style-name="ce1" office:value-type="float" office:value="0.0492985248565674" calcext:value-type="float">
            <text:p>0.049298524856567</text:p>
          </table:table-cell>
          <table:table-cell table:style-name="ce1" office:value-type="float" office:value="0.0735204219818115" calcext:value-type="float">
            <text:p>0.073520421981812</text:p>
          </table:table-cell>
          <table:table-cell table:style-name="ce1" office:value-type="float" office:value="0.110025882720947" calcext:value-type="float">
            <text:p>0.110025882720947</text:p>
          </table:table-cell>
          <table:table-cell table:style-name="ce1" office:value-type="float" office:value="0.0623044967651367" calcext:value-type="float">
            <text:p>0.062304496765137</text:p>
          </table:table-cell>
          <table:table-cell table:style-name="ce1" office:value-type="float" office:value="0.0523598194122314" calcext:value-type="float">
            <text:p>0.052359819412231</text:p>
          </table:table-cell>
          <table:table-cell table:style-name="ce1" office:value-type="float" office:value="0.0575153827667236" calcext:value-type="float">
            <text:p>0.057515382766724</text:p>
          </table:table-cell>
          <table:table-cell table:style-name="ce1" office:value-type="float" office:value="0.0571901798248291" calcext:value-type="float">
            <text:p>0.057190179824829</text:p>
          </table:table-cell>
          <table:table-cell table:style-name="ce1" office:value-type="float" office:value="0.0887224674224854" calcext:value-type="float">
            <text:p>0.088722467422485</text:p>
          </table:table-cell>
          <table:table-cell table:style-name="ce1" office:value-type="float" office:value="0.0581269264221191" calcext:value-type="float">
            <text:p>0.058126926422119</text:p>
          </table:table-cell>
          <table:table-cell table:style-name="ce1" office:value-type="float" office:value="0.0816094875335693" calcext:value-type="float">
            <text:p>0.081609487533569</text:p>
          </table:table-cell>
          <table:table-cell table:style-name="ce1" office:value-type="float" office:value="0.0696027278900147" calcext:value-type="float">
            <text:p>0.069602727890015</text:p>
          </table:table-cell>
          <table:table-cell table:style-name="ce1" office:value-type="float" office:value="0.0895376205444336" calcext:value-type="float">
            <text:p>0.089537620544434</text:p>
          </table:table-cell>
          <table:table-cell table:style-name="ce1" office:value-type="float" office:value="0.101264238357544" calcext:value-type="float">
            <text:p>0.101264238357544</text:p>
          </table:table-cell>
          <table:table-cell table:style-name="ce1" office:value-type="float" office:value="0.0661003589630127" calcext:value-type="float">
            <text:p>0.066100358963013</text:p>
          </table:table-cell>
          <table:table-cell table:style-name="ce1" office:value-type="float" office:value="0.0500724315643311" calcext:value-type="float">
            <text:p>0.050072431564331</text:p>
          </table:table-cell>
          <table:table-cell table:style-name="ce1" office:value-type="float" office:value="0.0490102767944336" calcext:value-type="float">
            <text:p>0.049010276794434</text:p>
          </table:table-cell>
          <table:table-cell table:style-name="ce1" office:value-type="float" office:value="121.926561355591" calcext:value-type="float">
            <text:p>121.926561355591</text:p>
          </table:table-cell>
          <table:table-cell table:style-name="ce1" office:value-type="float" office:value="0.506518363952637" calcext:value-type="float">
            <text:p>0.506518363952637</text:p>
          </table:table-cell>
          <table:table-cell table:style-name="ce1" office:value-type="float" office:value="0.282769203186035" calcext:value-type="float">
            <text:p>0.282769203186035</text:p>
          </table:table-cell>
          <table:table-cell table:style-name="ce1" office:value-type="float" office:value="0.314605236053467" calcext:value-type="float">
            <text:p>0.314605236053467</text:p>
          </table:table-cell>
          <table:table-cell table:style-name="ce1" office:value-type="float" office:value="0.0497567653656006" calcext:value-type="float">
            <text:p>0.049756765365601</text:p>
          </table:table-cell>
          <table:table-cell table:style-name="ce1" office:value-type="float" office:value="0.0515115261077881" calcext:value-type="float">
            <text:p>0.051511526107788</text:p>
          </table:table-cell>
          <table:table-cell table:style-name="ce1" office:value-type="float" office:value="26.320353269577" calcext:value-type="float">
            <text:p>26.320353269577</text:p>
          </table:table-cell>
          <table:table-cell table:style-name="ce1" office:value-type="float" office:value="0.0579898357391357" calcext:value-type="float">
            <text:p>0.057989835739136</text:p>
          </table:table-cell>
          <table:table-cell table:style-name="ce1" office:value-type="float" office:value="0.0403468608856201" calcext:value-type="float">
            <text:p>0.04034686088562</text:p>
          </table:table-cell>
          <table:table-cell table:style-name="ce1" office:value-type="float" office:value="0.0523583889007568" calcext:value-type="float">
            <text:p>0.052358388900757</text:p>
          </table:table-cell>
          <table:table-cell table:style-name="ce1" office:value-type="float" office:value="0.0544941425323486" calcext:value-type="float">
            <text:p>0.054494142532349</text:p>
          </table:table-cell>
          <table:table-cell table:style-name="ce1" office:value-type="float" office:value="0.0383405685424805" calcext:value-type="float">
            <text:p>0.038340568542481</text:p>
          </table:table-cell>
          <table:table-cell table:style-name="ce1" office:value-type="float" office:value="0.0565383434295654" calcext:value-type="float">
            <text:p>0.056538343429565</text:p>
          </table:table-cell>
          <table:table-cell table:style-name="ce1" office:value-type="float" office:value="0.0512611865997314" calcext:value-type="float">
            <text:p>0.051261186599731</text:p>
          </table:table-cell>
          <table:table-cell table:style-name="ce1" office:value-type="float" office:value="0.055586576461792" calcext:value-type="float">
            <text:p>0.055586576461792</text:p>
          </table:table-cell>
          <table:table-cell table:style-name="ce1" office:value-type="float" office:value="0.0896646976470947" calcext:value-type="float">
            <text:p>0.089664697647095</text:p>
          </table:table-cell>
          <table:table-cell table:style-name="ce1" office:value-type="float" office:value="0.0715799331665039" calcext:value-type="float">
            <text:p>0.071579933166504</text:p>
          </table:table-cell>
          <table:table-cell table:style-name="ce1" office:value-type="float" office:value="0.0677986145019531" calcext:value-type="float">
            <text:p>0.067798614501953</text:p>
          </table:table-cell>
          <table:table-cell table:style-name="ce1" office:value-type="float" office:value="0.0740032196044922" calcext:value-type="float">
            <text:p>0.074003219604492</text:p>
          </table:table-cell>
          <table:table-cell table:style-name="ce1" office:value-type="float" office:value="0.0776336193084717" calcext:value-type="float">
            <text:p>0.077633619308472</text:p>
          </table:table-cell>
          <table:table-cell table:style-name="ce1" office:value-type="float" office:value="0.0516409873962402" calcext:value-type="float">
            <text:p>0.05164098739624</text:p>
          </table:table-cell>
          <table:table-cell table:style-name="ce1" office:value-type="float" office:value="5.6988237958688" calcext:value-type="float">
            <text:p>5.6988237958688</text:p>
          </table:table-cell>
          <table:table-cell table:style-name="ce1" office:value-type="float" office:value="0.0383405685424805" calcext:value-type="float">
            <text:p>0.038340568542481</text:p>
          </table:table-cell>
          <table:table-cell table:style-name="ce1" office:value-type="float" office:value="145.550620079041" calcext:value-type="float">
            <text:p>145.550620079041</text:p>
          </table:table-cell>
          <table:table-cell table:style-name="ce1" office:value-type="float" office:value="592.677674770355" calcext:value-type="float">
            <text:p>592.677674770355</text:p>
          </table:table-cell>
          <table:table-cell table:formula="of:=[.DF29]" office:value-type="float" office:value="592.677674770355" calcext:value-type="float">
            <text:p>592.677674770355</text:p>
          </table:table-cell>
        </table:table-row>
        <table:table-row table:style-name="ro1">
          <table:table-cell table:style-name="ce1" office:value-type="string" calcext:value-type="string">
            <text:p>num_workers = 26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667445659637451" calcext:value-type="float">
            <text:p>0.066744565963745</text:p>
          </table:table-cell>
          <table:table-cell table:style-name="ce1" office:value-type="float" office:value="2.06549668312073" calcext:value-type="float">
            <text:p>2.06549668312073</text:p>
          </table:table-cell>
          <table:table-cell table:style-name="ce1" office:value-type="float" office:value="0.0621418952941895" calcext:value-type="float">
            <text:p>0.06214189529419</text:p>
          </table:table-cell>
          <table:table-cell table:style-name="ce1" office:value-type="float" office:value="0.0650479793548584" calcext:value-type="float">
            <text:p>0.065047979354858</text:p>
          </table:table-cell>
          <table:table-cell table:style-name="ce1" office:value-type="float" office:value="0.0447540283203125" calcext:value-type="float">
            <text:p>0.044754028320313</text:p>
          </table:table-cell>
          <table:table-cell table:style-name="ce1" office:value-type="float" office:value="0.0573925971984863" calcext:value-type="float">
            <text:p>0.057392597198486</text:p>
          </table:table-cell>
          <table:table-cell table:style-name="ce1" office:value-type="float" office:value="0.0499827861785889" calcext:value-type="float">
            <text:p>0.049982786178589</text:p>
          </table:table-cell>
          <table:table-cell table:style-name="ce1" office:value-type="float" office:value="0.0702188014984131" calcext:value-type="float">
            <text:p>0.070218801498413</text:p>
          </table:table-cell>
          <table:table-cell table:style-name="ce1" office:value-type="float" office:value="0.0504846572875977" calcext:value-type="float">
            <text:p>0.050484657287598</text:p>
          </table:table-cell>
          <table:table-cell table:style-name="ce1" office:value-type="float" office:value="0.0466928482055664" calcext:value-type="float">
            <text:p>0.046692848205566</text:p>
          </table:table-cell>
          <table:table-cell table:style-name="ce1" office:value-type="float" office:value="0.0545554161071777" calcext:value-type="float">
            <text:p>0.054555416107178</text:p>
          </table:table-cell>
          <table:table-cell table:style-name="ce1" office:value-type="float" office:value="0.0664618015289307" calcext:value-type="float">
            <text:p>0.066461801528931</text:p>
          </table:table-cell>
          <table:table-cell table:style-name="ce1" office:value-type="float" office:value="0.062100887298584" calcext:value-type="float">
            <text:p>0.062100887298584</text:p>
          </table:table-cell>
          <table:table-cell table:style-name="ce1" office:value-type="float" office:value="0.041001558303833" calcext:value-type="float">
            <text:p>0.041001558303833</text:p>
          </table:table-cell>
          <table:table-cell table:style-name="ce1" office:value-type="float" office:value="0.0568103790283203" calcext:value-type="float">
            <text:p>0.05681037902832</text:p>
          </table:table-cell>
          <table:table-cell table:style-name="ce1" office:value-type="float" office:value="0.0609121322631836" calcext:value-type="float">
            <text:p>0.060912132263184</text:p>
          </table:table-cell>
          <table:table-cell table:style-name="ce1" office:value-type="float" office:value="0.0631213188171387" calcext:value-type="float">
            <text:p>0.063121318817139</text:p>
          </table:table-cell>
          <table:table-cell table:style-name="ce1" office:value-type="float" office:value="0.0540766716003418" calcext:value-type="float">
            <text:p>0.054076671600342</text:p>
          </table:table-cell>
          <table:table-cell table:style-name="ce1" office:value-type="float" office:value="0.0657792091369629" calcext:value-type="float">
            <text:p>0.065779209136963</text:p>
          </table:table-cell>
          <table:table-cell table:style-name="ce1" office:value-type="float" office:value="0.0702064037322998" calcext:value-type="float">
            <text:p>0.0702064037323</text:p>
          </table:table-cell>
          <table:table-cell table:style-name="ce1" office:value-type="float" office:value="147.023773908615" calcext:value-type="float">
            <text:p>147.023773908615</text:p>
          </table:table-cell>
          <table:table-cell table:style-name="ce1" office:value-type="float" office:value="0.0434248447418213" calcext:value-type="float">
            <text:p>0.043424844741821</text:p>
          </table:table-cell>
          <table:table-cell table:style-name="ce1" office:value-type="float" office:value="0.983150959014893" calcext:value-type="float">
            <text:p>0.983150959014893</text:p>
          </table:table-cell>
          <table:table-cell table:style-name="ce1" office:value-type="float" office:value="0.0639939308166504" calcext:value-type="float">
            <text:p>0.06399393081665</text:p>
          </table:table-cell>
          <table:table-cell table:style-name="ce1" office:value-type="float" office:value="0.06508469581604" calcext:value-type="float">
            <text:p>0.06508469581604</text:p>
          </table:table-cell>
          <table:table-cell table:style-name="ce1" office:value-type="float" office:value="0.0671887397766113" calcext:value-type="float">
            <text:p>0.067188739776611</text:p>
          </table:table-cell>
          <table:table-cell table:style-name="ce1" office:value-type="float" office:value="0.0733022689819336" calcext:value-type="float">
            <text:p>0.073302268981934</text:p>
          </table:table-cell>
          <table:table-cell table:style-name="ce1" office:value-type="float" office:value="0.0730822086334229" calcext:value-type="float">
            <text:p>0.073082208633423</text:p>
          </table:table-cell>
          <table:table-cell table:style-name="ce1" office:value-type="float" office:value="0.0778110027313232" calcext:value-type="float">
            <text:p>0.077811002731323</text:p>
          </table:table-cell>
          <table:table-cell table:style-name="ce1" office:value-type="float" office:value="0.0584385395050049" calcext:value-type="float">
            <text:p>0.058438539505005</text:p>
          </table:table-cell>
          <table:table-cell table:style-name="ce1" office:value-type="float" office:value="0.0684504508972168" calcext:value-type="float">
            <text:p>0.068450450897217</text:p>
          </table:table-cell>
          <table:table-cell table:style-name="ce1" office:value-type="float" office:value="0.11783242225647" calcext:value-type="float">
            <text:p>0.11783242225647</text:p>
          </table:table-cell>
          <table:table-cell table:style-name="ce1" office:value-type="float" office:value="0.0973279476165772" calcext:value-type="float">
            <text:p>0.097327947616577</text:p>
          </table:table-cell>
          <table:table-cell table:style-name="ce1" office:value-type="float" office:value="0.0700702667236328" calcext:value-type="float">
            <text:p>0.070070266723633</text:p>
          </table:table-cell>
          <table:table-cell table:style-name="ce1" office:value-type="float" office:value="0.0514419078826904" calcext:value-type="float">
            <text:p>0.05144190788269</text:p>
          </table:table-cell>
          <table:table-cell table:style-name="ce1" office:value-type="float" office:value="0.0809829235076904" calcext:value-type="float">
            <text:p>0.08098292350769</text:p>
          </table:table-cell>
          <table:table-cell table:style-name="ce1" office:value-type="float" office:value="0.073652982711792" calcext:value-type="float">
            <text:p>0.073652982711792</text:p>
          </table:table-cell>
          <table:table-cell table:style-name="ce1" office:value-type="float" office:value="0.0815315246582031" calcext:value-type="float">
            <text:p>0.081531524658203</text:p>
          </table:table-cell>
          <table:table-cell table:style-name="ce1" office:value-type="float" office:value="0.07291579246521" calcext:value-type="float">
            <text:p>0.07291579246521</text:p>
          </table:table-cell>
          <table:table-cell table:style-name="ce1" office:value-type="float" office:value="0.0514779090881348" calcext:value-type="float">
            <text:p>0.051477909088135</text:p>
          </table:table-cell>
          <table:table-cell table:style-name="ce1" office:value-type="float" office:value="0.0469741821289063" calcext:value-type="float">
            <text:p>0.046974182128906</text:p>
          </table:table-cell>
          <table:table-cell table:style-name="ce1" office:value-type="float" office:value="135.490249156952" calcext:value-type="float">
            <text:p>135.490249156952</text:p>
          </table:table-cell>
          <table:table-cell table:style-name="ce1" office:value-type="float" office:value="2.80169105529785" calcext:value-type="float">
            <text:p>2.80169105529785</text:p>
          </table:table-cell>
          <table:table-cell table:style-name="ce1" office:value-type="float" office:value="0.0396463871002197" calcext:value-type="float">
            <text:p>0.03964638710022</text:p>
          </table:table-cell>
          <table:table-cell table:style-name="ce1" office:value-type="float" office:value="8.93659996986389" calcext:value-type="float">
            <text:p>8.93659996986389</text:p>
          </table:table-cell>
          <table:table-cell table:style-name="ce1" office:value-type="float" office:value="0.0856375694274902" calcext:value-type="float">
            <text:p>0.08563756942749</text:p>
          </table:table-cell>
          <table:table-cell table:style-name="ce1" office:value-type="float" office:value="0.18116569519043" calcext:value-type="float">
            <text:p>0.18116569519043</text:p>
          </table:table-cell>
          <table:table-cell table:style-name="ce1" office:value-type="float" office:value="0.0520291328430176" calcext:value-type="float">
            <text:p>0.052029132843018</text:p>
          </table:table-cell>
          <table:table-cell table:style-name="ce1" office:value-type="float" office:value="0.0564358234405518" calcext:value-type="float">
            <text:p>0.056435823440552</text:p>
          </table:table-cell>
          <table:table-cell table:style-name="ce1" office:value-type="float" office:value="0.0939638614654541" calcext:value-type="float">
            <text:p>0.093963861465454</text:p>
          </table:table-cell>
          <table:table-cell table:style-name="ce1" office:value-type="float" office:value="0.0575401782989502" calcext:value-type="float">
            <text:p>0.05754017829895</text:p>
          </table:table-cell>
          <table:table-cell table:style-name="ce1" office:value-type="float" office:value="0.0930759906768799" calcext:value-type="float">
            <text:p>0.09307599067688</text:p>
          </table:table-cell>
          <table:table-cell table:style-name="ce1" office:value-type="float" office:value="0.0462112426757813" calcext:value-type="float">
            <text:p>0.046211242675781</text:p>
          </table:table-cell>
          <table:table-cell table:style-name="ce1" office:value-type="float" office:value="0.0415339469909668" calcext:value-type="float">
            <text:p>0.041533946990967</text:p>
          </table:table-cell>
          <table:table-cell table:style-name="ce1" office:value-type="float" office:value="0.0685806274414063" calcext:value-type="float">
            <text:p>0.068580627441406</text:p>
          </table:table-cell>
          <table:table-cell table:style-name="ce1" office:value-type="float" office:value="0.0750253200531006" calcext:value-type="float">
            <text:p>0.075025320053101</text:p>
          </table:table-cell>
          <table:table-cell table:style-name="ce1" office:value-type="float" office:value="0.05893874168396" calcext:value-type="float">
            <text:p>0.05893874168396</text:p>
          </table:table-cell>
          <table:table-cell table:style-name="ce1" office:value-type="float" office:value="0.0564632415771484" calcext:value-type="float">
            <text:p>0.056463241577148</text:p>
          </table:table-cell>
          <table:table-cell table:style-name="ce1" office:value-type="float" office:value="0.0695419311523438" calcext:value-type="float">
            <text:p>0.069541931152344</text:p>
          </table:table-cell>
          <table:table-cell table:style-name="ce1" office:value-type="float" office:value="0.0561990737915039" calcext:value-type="float">
            <text:p>0.056199073791504</text:p>
          </table:table-cell>
          <table:table-cell table:style-name="ce1" office:value-type="float" office:value="0.0410459041595459" calcext:value-type="float">
            <text:p>0.041045904159546</text:p>
          </table:table-cell>
          <table:table-cell table:style-name="ce1" office:value-type="float" office:value="0.0955369472503662" calcext:value-type="float">
            <text:p>0.095536947250366</text:p>
          </table:table-cell>
          <table:table-cell table:style-name="ce1" office:value-type="float" office:value="145.461702823639" calcext:value-type="float">
            <text:p>145.461702823639</text:p>
          </table:table-cell>
          <table:table-cell table:style-name="ce1" office:value-type="float" office:value="0.0613443851470947" calcext:value-type="float">
            <text:p>0.061344385147095</text:p>
          </table:table-cell>
          <table:table-cell table:style-name="ce1" office:value-type="float" office:value="0.0780904293060303" calcext:value-type="float">
            <text:p>0.07809042930603</text:p>
          </table:table-cell>
          <table:table-cell table:style-name="ce1" office:value-type="float" office:value="0.0628218650817871" calcext:value-type="float">
            <text:p>0.062821865081787</text:p>
          </table:table-cell>
          <table:table-cell table:style-name="ce1" office:value-type="float" office:value="0.0391674041748047" calcext:value-type="float">
            <text:p>0.039167404174805</text:p>
          </table:table-cell>
          <table:table-cell table:style-name="ce1" office:value-type="float" office:value="0.0899727344512939" calcext:value-type="float">
            <text:p>0.089972734451294</text:p>
          </table:table-cell>
          <table:table-cell table:style-name="ce1" office:value-type="float" office:value="0.134149551391602" calcext:value-type="float">
            <text:p>0.134149551391602</text:p>
          </table:table-cell>
          <table:table-cell table:style-name="ce1" office:value-type="float" office:value="0.0684463977813721" calcext:value-type="float">
            <text:p>0.068446397781372</text:p>
          </table:table-cell>
          <table:table-cell table:style-name="ce1" office:value-type="float" office:value="0.0666007995605469" calcext:value-type="float">
            <text:p>0.066600799560547</text:p>
          </table:table-cell>
          <table:table-cell table:style-name="ce1" office:value-type="float" office:value="0.108335018157959" calcext:value-type="float">
            <text:p>0.108335018157959</text:p>
          </table:table-cell>
          <table:table-cell table:style-name="ce1" office:value-type="float" office:value="0.0541164875030518" calcext:value-type="float">
            <text:p>0.054116487503052</text:p>
          </table:table-cell>
          <table:table-cell table:style-name="ce1" office:value-type="float" office:value="0.0564348697662354" calcext:value-type="float">
            <text:p>0.056434869766235</text:p>
          </table:table-cell>
          <table:table-cell table:style-name="ce1" office:value-type="float" office:value="0.0737566947937012" calcext:value-type="float">
            <text:p>0.073756694793701</text:p>
          </table:table-cell>
          <table:table-cell table:style-name="ce1" office:value-type="float" office:value="0.0584287643432617" calcext:value-type="float">
            <text:p>0.058428764343262</text:p>
          </table:table-cell>
          <table:table-cell table:style-name="ce1" office:value-type="float" office:value="0.0380403995513916" calcext:value-type="float">
            <text:p>0.038040399551392</text:p>
          </table:table-cell>
          <table:table-cell table:style-name="ce1" office:value-type="float" office:value="0.0896923542022705" calcext:value-type="float">
            <text:p>0.089692354202271</text:p>
          </table:table-cell>
          <table:table-cell table:style-name="ce1" office:value-type="float" office:value="0.0781004428863525" calcext:value-type="float">
            <text:p>0.078100442886353</text:p>
          </table:table-cell>
          <table:table-cell table:style-name="ce1" office:value-type="float" office:value="0.0626485347747803" calcext:value-type="float">
            <text:p>0.06264853477478</text:p>
          </table:table-cell>
          <table:table-cell table:style-name="ce1" office:value-type="float" office:value="0.0767257213592529" calcext:value-type="float">
            <text:p>0.076725721359253</text:p>
          </table:table-cell>
          <table:table-cell table:style-name="ce1" office:value-type="float" office:value="0.0936777591705322" calcext:value-type="float">
            <text:p>0.093677759170532</text:p>
          </table:table-cell>
          <table:table-cell table:style-name="ce1" office:value-type="float" office:value="0.0778250694274902" calcext:value-type="float">
            <text:p>0.07782506942749</text:p>
          </table:table-cell>
          <table:table-cell table:style-name="ce1" office:value-type="float" office:value="161.660718679428" calcext:value-type="float">
            <text:p>161.660718679428</text:p>
          </table:table-cell>
          <table:table-cell table:style-name="ce1" office:value-type="float" office:value="0.0674974918365479" calcext:value-type="float">
            <text:p>0.067497491836548</text:p>
          </table:table-cell>
          <table:table-cell table:style-name="ce1" office:value-type="float" office:value="2.09505033493042" calcext:value-type="float">
            <text:p>2.09505033493042</text:p>
          </table:table-cell>
          <table:table-cell table:style-name="ce1" office:value-type="float" office:value="0.0848867893218994" calcext:value-type="float">
            <text:p>0.084886789321899</text:p>
          </table:table-cell>
          <table:table-cell table:style-name="ce1" office:value-type="float" office:value="0.0463128089904785" calcext:value-type="float">
            <text:p>0.046312808990479</text:p>
          </table:table-cell>
          <table:table-cell table:style-name="ce1" office:value-type="float" office:value="0.0733168125152588" calcext:value-type="float">
            <text:p>0.073316812515259</text:p>
          </table:table-cell>
          <table:table-cell table:style-name="ce1" office:value-type="float" office:value="0.0961198806762695" calcext:value-type="float">
            <text:p>0.09611988067627</text:p>
          </table:table-cell>
          <table:table-cell table:style-name="ce1" office:value-type="float" office:value="0.0979936122894287" calcext:value-type="float">
            <text:p>0.097993612289429</text:p>
          </table:table-cell>
          <table:table-cell table:style-name="ce1" office:value-type="float" office:value="0.09348464012146" calcext:value-type="float">
            <text:p>0.09348464012146</text:p>
          </table:table-cell>
          <table:table-cell table:style-name="ce1" office:value-type="float" office:value="0.0651206970214844" calcext:value-type="float">
            <text:p>0.065120697021484</text:p>
          </table:table-cell>
          <table:table-cell table:style-name="ce1" office:value-type="float" office:value="0.0818657875061035" calcext:value-type="float">
            <text:p>0.081865787506104</text:p>
          </table:table-cell>
          <table:table-cell table:style-name="ce1" office:value-type="float" office:value="0.0615513324737549" calcext:value-type="float">
            <text:p>0.061551332473755</text:p>
          </table:table-cell>
          <table:table-cell table:style-name="ce1" office:value-type="float" office:value="0.0507776737213135" calcext:value-type="float">
            <text:p>0.050777673721314</text:p>
          </table:table-cell>
          <table:table-cell table:style-name="ce1" office:value-type="float" office:value="0.0639348030090332" calcext:value-type="float">
            <text:p>0.063934803009033</text:p>
          </table:table-cell>
          <table:table-cell table:style-name="ce1" office:value-type="float" office:value="0.0704295635223389" calcext:value-type="float">
            <text:p>0.070429563522339</text:p>
          </table:table-cell>
          <table:table-cell table:style-name="ce1" office:value-type="float" office:value="0.0702567100524902" calcext:value-type="float">
            <text:p>0.07025671005249</text:p>
          </table:table-cell>
          <table:table-cell table:style-name="ce1" office:value-type="float" office:value="0.086137056350708" calcext:value-type="float">
            <text:p>0.086137056350708</text:p>
          </table:table-cell>
          <table:table-cell table:style-name="ce1" office:value-type="float" office:value="0.0731701850891113" calcext:value-type="float">
            <text:p>0.073170185089111</text:p>
          </table:table-cell>
          <table:table-cell table:style-name="ce1" office:value-type="float" office:value="0.0666227340698242" calcext:value-type="float">
            <text:p>0.066622734069824</text:p>
          </table:table-cell>
          <table:table-cell table:style-name="ce1" office:value-type="float" office:value="0.0909750461578369" calcext:value-type="float">
            <text:p>0.090975046157837</text:p>
          </table:table-cell>
          <table:table-cell table:style-name="ce1" office:value-type="float" office:value="0.160784244537354" calcext:value-type="float">
            <text:p>0.160784244537354</text:p>
          </table:table-cell>
          <table:table-cell table:style-name="ce1" office:value-type="float" office:value="5.89615470400223" calcext:value-type="float">
            <text:p>5.89615470400223</text:p>
          </table:table-cell>
          <table:table-cell table:style-name="ce1" office:value-type="float" office:value="0.0380403995513916" calcext:value-type="float">
            <text:p>0.038040399551392</text:p>
          </table:table-cell>
          <table:table-cell table:style-name="ce1" office:value-type="float" office:value="161.660718679428" calcext:value-type="float">
            <text:p>161.660718679428</text:p>
          </table:table-cell>
          <table:table-cell table:style-name="ce1" office:value-type="float" office:value="613.200089216232" calcext:value-type="float">
            <text:p>613.200089216232</text:p>
          </table:table-cell>
          <table:table-cell table:formula="of:=[.DF30]" office:value-type="float" office:value="613.200089216232" calcext:value-type="float">
            <text:p>613.200089216232</text:p>
          </table:table-cell>
        </table:table-row>
        <table:table-row table:style-name="ro1">
          <table:table-cell table:style-name="ce1" office:value-type="string" calcext:value-type="string">
            <text:p>num_workers = 27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15.9636077880859" calcext:value-type="float">
            <text:p>15.9636077880859</text:p>
          </table:table-cell>
          <table:table-cell table:style-name="ce1" office:value-type="float" office:value="9.86872982978821" calcext:value-type="float">
            <text:p>9.86872982978821</text:p>
          </table:table-cell>
          <table:table-cell table:style-name="ce1" office:value-type="float" office:value="0.0979592800140381" calcext:value-type="float">
            <text:p>0.097959280014038</text:p>
          </table:table-cell>
          <table:table-cell table:style-name="ce1" office:value-type="float" office:value="0.0828213691711426" calcext:value-type="float">
            <text:p>0.082821369171143</text:p>
          </table:table-cell>
          <table:table-cell table:style-name="ce1" office:value-type="float" office:value="0.0792312622070313" calcext:value-type="float">
            <text:p>0.079231262207031</text:p>
          </table:table-cell>
          <table:table-cell table:style-name="ce1" office:value-type="float" office:value="0.0823590755462647" calcext:value-type="float">
            <text:p>0.082359075546265</text:p>
          </table:table-cell>
          <table:table-cell table:style-name="ce1" office:value-type="float" office:value="0.101983070373535" calcext:value-type="float">
            <text:p>0.101983070373535</text:p>
          </table:table-cell>
          <table:table-cell table:style-name="ce1" office:value-type="float" office:value="0.106121778488159" calcext:value-type="float">
            <text:p>0.106121778488159</text:p>
          </table:table-cell>
          <table:table-cell table:style-name="ce1" office:value-type="float" office:value="0.134476184844971" calcext:value-type="float">
            <text:p>0.134476184844971</text:p>
          </table:table-cell>
          <table:table-cell table:style-name="ce1" office:value-type="float" office:value="0.105791807174683" calcext:value-type="float">
            <text:p>0.105791807174683</text:p>
          </table:table-cell>
          <table:table-cell table:style-name="ce1" office:value-type="float" office:value="0.0788500308990479" calcext:value-type="float">
            <text:p>0.078850030899048</text:p>
          </table:table-cell>
          <table:table-cell table:style-name="ce1" office:value-type="float" office:value="0.0837252140045166" calcext:value-type="float">
            <text:p>0.083725214004517</text:p>
          </table:table-cell>
          <table:table-cell table:style-name="ce1" office:value-type="float" office:value="0.0591006278991699" calcext:value-type="float">
            <text:p>0.05910062789917</text:p>
          </table:table-cell>
          <table:table-cell table:style-name="ce1" office:value-type="float" office:value="0.0783541202545166" calcext:value-type="float">
            <text:p>0.078354120254517</text:p>
          </table:table-cell>
          <table:table-cell table:style-name="ce1" office:value-type="float" office:value="0.0835585594177246" calcext:value-type="float">
            <text:p>0.083558559417725</text:p>
          </table:table-cell>
          <table:table-cell table:style-name="ce1" office:value-type="float" office:value="0.0688591003417969" calcext:value-type="float">
            <text:p>0.068859100341797</text:p>
          </table:table-cell>
          <table:table-cell table:style-name="ce1" office:value-type="float" office:value="0.0730447769165039" calcext:value-type="float">
            <text:p>0.073044776916504</text:p>
          </table:table-cell>
          <table:table-cell table:style-name="ce1" office:value-type="float" office:value="0.0749194622039795" calcext:value-type="float">
            <text:p>0.07491946220398</text:p>
          </table:table-cell>
          <table:table-cell table:style-name="ce1" office:value-type="float" office:value="0.110502004623413" calcext:value-type="float">
            <text:p>0.110502004623413</text:p>
          </table:table-cell>
          <table:table-cell table:style-name="ce1" office:value-type="float" office:value="0.103091955184937" calcext:value-type="float">
            <text:p>0.103091955184937</text:p>
          </table:table-cell>
          <table:table-cell table:style-name="ce1" office:value-type="float" office:value="156.391671895981" calcext:value-type="float">
            <text:p>156.391671895981</text:p>
          </table:table-cell>
          <table:table-cell table:style-name="ce1" office:value-type="float" office:value="0.083782434463501" calcext:value-type="float">
            <text:p>0.083782434463501</text:p>
          </table:table-cell>
          <table:table-cell table:style-name="ce1" office:value-type="float" office:value="5.26220536231995" calcext:value-type="float">
            <text:p>5.26220536231995</text:p>
          </table:table-cell>
          <table:table-cell table:style-name="ce1" office:value-type="float" office:value="0.0787670612335205" calcext:value-type="float">
            <text:p>0.078767061233521</text:p>
          </table:table-cell>
          <table:table-cell table:style-name="ce1" office:value-type="float" office:value="0.122762680053711" calcext:value-type="float">
            <text:p>0.122762680053711</text:p>
          </table:table-cell>
          <table:table-cell table:style-name="ce1" office:value-type="float" office:value="0.0935213565826416" calcext:value-type="float">
            <text:p>0.093521356582642</text:p>
          </table:table-cell>
          <table:table-cell table:style-name="ce1" office:value-type="float" office:value="0.0776736736297607" calcext:value-type="float">
            <text:p>0.077673673629761</text:p>
          </table:table-cell>
          <table:table-cell table:style-name="ce1" office:value-type="float" office:value="2.40504741668701" calcext:value-type="float">
            <text:p>2.40504741668701</text:p>
          </table:table-cell>
          <table:table-cell table:style-name="ce1" office:value-type="float" office:value="0.0649042129516602" calcext:value-type="float">
            <text:p>0.06490421295166</text:p>
          </table:table-cell>
          <table:table-cell table:style-name="ce1" office:value-type="float" office:value="0.0764846801757813" calcext:value-type="float">
            <text:p>0.076484680175781</text:p>
          </table:table-cell>
          <table:table-cell table:style-name="ce1" office:value-type="float" office:value="0.0950596332550049" calcext:value-type="float">
            <text:p>0.095059633255005</text:p>
          </table:table-cell>
          <table:table-cell table:style-name="ce1" office:value-type="float" office:value="0.105683565139771" calcext:value-type="float">
            <text:p>0.105683565139771</text:p>
          </table:table-cell>
          <table:table-cell table:style-name="ce1" office:value-type="float" office:value="0.0678822994232178" calcext:value-type="float">
            <text:p>0.067882299423218</text:p>
          </table:table-cell>
          <table:table-cell table:style-name="ce1" office:value-type="float" office:value="0.0851771831512451" calcext:value-type="float">
            <text:p>0.085177183151245</text:p>
          </table:table-cell>
          <table:table-cell table:style-name="ce1" office:value-type="float" office:value="0.0745549201965332" calcext:value-type="float">
            <text:p>0.074554920196533</text:p>
          </table:table-cell>
          <table:table-cell table:style-name="ce1" office:value-type="float" office:value="0.0699357986450195" calcext:value-type="float">
            <text:p>0.06993579864502</text:p>
          </table:table-cell>
          <table:table-cell table:style-name="ce1" office:value-type="float" office:value="0.0494675636291504" calcext:value-type="float">
            <text:p>0.04946756362915</text:p>
          </table:table-cell>
          <table:table-cell table:style-name="ce1" office:value-type="float" office:value="0.06988525390625" calcext:value-type="float">
            <text:p>0.06988525390625</text:p>
          </table:table-cell>
          <table:table-cell table:style-name="ce1" office:value-type="float" office:value="0.0638449192047119" calcext:value-type="float">
            <text:p>0.063844919204712</text:p>
          </table:table-cell>
          <table:table-cell table:style-name="ce1" office:value-type="float" office:value="0.046353816986084" calcext:value-type="float">
            <text:p>0.046353816986084</text:p>
          </table:table-cell>
          <table:table-cell table:style-name="ce1" office:value-type="float" office:value="0.140632152557373" calcext:value-type="float">
            <text:p>0.140632152557373</text:p>
          </table:table-cell>
          <table:table-cell table:style-name="ce1" office:value-type="float" office:value="161.6372859478" calcext:value-type="float">
            <text:p>161.6372859478</text:p>
          </table:table-cell>
          <table:table-cell table:style-name="ce1" office:value-type="float" office:value="7.39717769622803" calcext:value-type="float">
            <text:p>7.39717769622803</text:p>
          </table:table-cell>
          <table:table-cell table:style-name="ce1" office:value-type="float" office:value="0.114583730697632" calcext:value-type="float">
            <text:p>0.114583730697632</text:p>
          </table:table-cell>
          <table:table-cell table:style-name="ce1" office:value-type="float" office:value="0.085050106048584" calcext:value-type="float">
            <text:p>0.085050106048584</text:p>
          </table:table-cell>
          <table:table-cell table:style-name="ce1" office:value-type="float" office:value="0.0805015563964844" calcext:value-type="float">
            <text:p>0.080501556396484</text:p>
          </table:table-cell>
          <table:table-cell table:style-name="ce1" office:value-type="float" office:value="0.08188796043396" calcext:value-type="float">
            <text:p>0.08188796043396</text:p>
          </table:table-cell>
          <table:table-cell table:style-name="ce1" office:value-type="float" office:value="0.0899984836578369" calcext:value-type="float">
            <text:p>0.089998483657837</text:p>
          </table:table-cell>
          <table:table-cell table:style-name="ce1" office:value-type="float" office:value="0.0583443641662598" calcext:value-type="float">
            <text:p>0.05834436416626</text:p>
          </table:table-cell>
          <table:table-cell table:style-name="ce1" office:value-type="float" office:value="0.0895140171051025" calcext:value-type="float">
            <text:p>0.089514017105103</text:p>
          </table:table-cell>
          <table:table-cell table:style-name="ce1" office:value-type="float" office:value="0.0473177433013916" calcext:value-type="float">
            <text:p>0.047317743301392</text:p>
          </table:table-cell>
          <table:table-cell table:style-name="ce1" office:value-type="float" office:value="0.0860826969146729" calcext:value-type="float">
            <text:p>0.086082696914673</text:p>
          </table:table-cell>
          <table:table-cell table:style-name="ce1" office:value-type="float" office:value="0.120527505874634" calcext:value-type="float">
            <text:p>0.120527505874634</text:p>
          </table:table-cell>
          <table:table-cell table:style-name="ce1" office:value-type="float" office:value="0.0855193138122559" calcext:value-type="float">
            <text:p>0.085519313812256</text:p>
          </table:table-cell>
          <table:table-cell table:style-name="ce1" office:value-type="float" office:value="0.137636661529541" calcext:value-type="float">
            <text:p>0.137636661529541</text:p>
          </table:table-cell>
          <table:table-cell table:style-name="ce1" office:value-type="float" office:value="0.111236095428467" calcext:value-type="float">
            <text:p>0.111236095428467</text:p>
          </table:table-cell>
          <table:table-cell table:style-name="ce1" office:value-type="float" office:value="0.085500955581665" calcext:value-type="float">
            <text:p>0.085500955581665</text:p>
          </table:table-cell>
          <table:table-cell table:style-name="ce1" office:value-type="float" office:value="0.0902879238128662" calcext:value-type="float">
            <text:p>0.090287923812866</text:p>
          </table:table-cell>
          <table:table-cell table:style-name="ce1" office:value-type="float" office:value="0.12026834487915" calcext:value-type="float">
            <text:p>0.12026834487915</text:p>
          </table:table-cell>
          <table:table-cell table:style-name="ce1" office:value-type="float" office:value="0.0915157794952393" calcext:value-type="float">
            <text:p>0.091515779495239</text:p>
          </table:table-cell>
          <table:table-cell table:style-name="ce1" office:value-type="float" office:value="0.076486349105835" calcext:value-type="float">
            <text:p>0.076486349105835</text:p>
          </table:table-cell>
          <table:table-cell table:style-name="ce1" office:value-type="float" office:value="0.111790418624878" calcext:value-type="float">
            <text:p>0.111790418624878</text:p>
          </table:table-cell>
          <table:table-cell table:style-name="ce1" office:value-type="float" office:value="163.861289739609" calcext:value-type="float">
            <text:p>163.861289739609</text:p>
          </table:table-cell>
          <table:table-cell table:style-name="ce1" office:value-type="float" office:value="0.0911788940429688" calcext:value-type="float">
            <text:p>0.091178894042969</text:p>
          </table:table-cell>
          <table:table-cell table:style-name="ce1" office:value-type="float" office:value="0.101148843765259" calcext:value-type="float">
            <text:p>0.101148843765259</text:p>
          </table:table-cell>
          <table:table-cell table:style-name="ce1" office:value-type="float" office:value="0.0616943836212158" calcext:value-type="float">
            <text:p>0.061694383621216</text:p>
          </table:table-cell>
          <table:table-cell table:style-name="ce1" office:value-type="float" office:value="0.751717805862427" calcext:value-type="float">
            <text:p>0.751717805862427</text:p>
          </table:table-cell>
          <table:table-cell table:style-name="ce1" office:value-type="float" office:value="0.0743439197540283" calcext:value-type="float">
            <text:p>0.074343919754028</text:p>
          </table:table-cell>
          <table:table-cell table:style-name="ce1" office:value-type="float" office:value="0.0573320388793945" calcext:value-type="float">
            <text:p>0.057332038879395</text:p>
          </table:table-cell>
          <table:table-cell table:style-name="ce1" office:value-type="float" office:value="0.105242490768433" calcext:value-type="float">
            <text:p>0.105242490768433</text:p>
          </table:table-cell>
          <table:table-cell table:style-name="ce1" office:value-type="float" office:value="0.0901947021484375" calcext:value-type="float">
            <text:p>0.090194702148438</text:p>
          </table:table-cell>
          <table:table-cell table:style-name="ce1" office:value-type="float" office:value="0.0811922550201416" calcext:value-type="float">
            <text:p>0.081192255020142</text:p>
          </table:table-cell>
          <table:table-cell table:style-name="ce1" office:value-type="float" office:value="0.139396905899048" calcext:value-type="float">
            <text:p>0.139396905899048</text:p>
          </table:table-cell>
          <table:table-cell table:style-name="ce1" office:value-type="float" office:value="0.0493314266204834" calcext:value-type="float">
            <text:p>0.049331426620483</text:p>
          </table:table-cell>
          <table:table-cell table:style-name="ce1" office:value-type="float" office:value="0.0828757286071777" calcext:value-type="float">
            <text:p>0.082875728607178</text:p>
          </table:table-cell>
          <table:table-cell table:style-name="ce1" office:value-type="float" office:value="0.100964784622192" calcext:value-type="float">
            <text:p>0.100964784622192</text:p>
          </table:table-cell>
          <table:table-cell table:style-name="ce1" office:value-type="float" office:value="0.126390933990479" calcext:value-type="float">
            <text:p>0.126390933990479</text:p>
          </table:table-cell>
          <table:table-cell table:style-name="ce1" office:value-type="float" office:value="0.0675618648529053" calcext:value-type="float">
            <text:p>0.067561864852905</text:p>
          </table:table-cell>
          <table:table-cell table:style-name="ce1" office:value-type="float" office:value="0.0949499607086182" calcext:value-type="float">
            <text:p>0.094949960708618</text:p>
          </table:table-cell>
          <table:table-cell table:style-name="ce1" office:value-type="float" office:value="0.0749332904815674" calcext:value-type="float">
            <text:p>0.074933290481567</text:p>
          </table:table-cell>
          <table:table-cell table:style-name="ce1" office:value-type="float" office:value="0.0642352104187012" calcext:value-type="float">
            <text:p>0.064235210418701</text:p>
          </table:table-cell>
          <table:table-cell table:style-name="ce1" office:value-type="float" office:value="0.0890045166015625" calcext:value-type="float">
            <text:p>0.089004516601563</text:p>
          </table:table-cell>
          <table:table-cell table:style-name="ce1" office:value-type="float" office:value="0.086207389831543" calcext:value-type="float">
            <text:p>0.086207389831543</text:p>
          </table:table-cell>
          <table:table-cell table:style-name="ce1" office:value-type="float" office:value="166.885272026062" calcext:value-type="float">
            <text:p>166.885272026062</text:p>
          </table:table-cell>
          <table:table-cell table:style-name="ce1" office:value-type="float" office:value="0.0655391216278076" calcext:value-type="float">
            <text:p>0.065539121627808</text:p>
          </table:table-cell>
          <table:table-cell table:style-name="ce1" office:value-type="float" office:value="0.0868937969207764" calcext:value-type="float">
            <text:p>0.086893796920776</text:p>
          </table:table-cell>
          <table:table-cell table:style-name="ce1" office:value-type="float" office:value="0.0716865062713623" calcext:value-type="float">
            <text:p>0.071686506271362</text:p>
          </table:table-cell>
          <table:table-cell table:style-name="ce1" office:value-type="float" office:value="0.0756735801696777" calcext:value-type="float">
            <text:p>0.075673580169678</text:p>
          </table:table-cell>
          <table:table-cell table:style-name="ce1" office:value-type="float" office:value="0.124377489089966" calcext:value-type="float">
            <text:p>0.124377489089966</text:p>
          </table:table-cell>
          <table:table-cell table:style-name="ce1" office:value-type="float" office:value="0.0773334503173828" calcext:value-type="float">
            <text:p>0.077333450317383</text:p>
          </table:table-cell>
          <table:table-cell table:style-name="ce1" office:value-type="float" office:value="0.0940558910369873" calcext:value-type="float">
            <text:p>0.094055891036987</text:p>
          </table:table-cell>
          <table:table-cell table:style-name="ce1" office:value-type="float" office:value="0.0552284717559814" calcext:value-type="float">
            <text:p>0.055228471755981</text:p>
          </table:table-cell>
          <table:table-cell table:style-name="ce1" office:value-type="float" office:value="0.0459506511688232" calcext:value-type="float">
            <text:p>0.045950651168823</text:p>
          </table:table-cell>
          <table:table-cell table:style-name="ce1" office:value-type="float" office:value="0.0565881729125977" calcext:value-type="float">
            <text:p>0.056588172912598</text:p>
          </table:table-cell>
          <table:table-cell table:style-name="ce1" office:value-type="float" office:value="0.0619277954101563" calcext:value-type="float">
            <text:p>0.061927795410156</text:p>
          </table:table-cell>
          <table:table-cell table:style-name="ce1" office:value-type="float" office:value="0.0850479602813721" calcext:value-type="float">
            <text:p>0.085047960281372</text:p>
          </table:table-cell>
          <table:table-cell table:style-name="ce1" office:value-type="float" office:value="0.0934882164001465" calcext:value-type="float">
            <text:p>0.093488216400147</text:p>
          </table:table-cell>
          <table:table-cell table:style-name="ce1" office:value-type="float" office:value="0.0564897060394287" calcext:value-type="float">
            <text:p>0.056489706039429</text:p>
          </table:table-cell>
          <table:table-cell table:style-name="ce1" office:value-type="float" office:value="0.050215482711792" calcext:value-type="float">
            <text:p>0.050215482711792</text:p>
          </table:table-cell>
          <table:table-cell table:style-name="ce1" office:value-type="float" office:value="0.0815658569335938" calcext:value-type="float">
            <text:p>0.081565856933594</text:p>
          </table:table-cell>
          <table:table-cell table:style-name="ce1" office:value-type="float" office:value="0.104903697967529" calcext:value-type="float">
            <text:p>0.104903697967529</text:p>
          </table:table-cell>
          <table:table-cell table:style-name="ce1" office:value-type="float" office:value="0.101316213607788" calcext:value-type="float">
            <text:p>0.101316213607788</text:p>
          </table:table-cell>
          <table:table-cell table:style-name="ce1" office:value-type="float" office:value="0.102169513702393" calcext:value-type="float">
            <text:p>0.102169513702393</text:p>
          </table:table-cell>
          <table:table-cell table:style-name="ce1" office:value-type="float" office:value="0.0641634464263916" calcext:value-type="float">
            <text:p>0.064163446426392</text:p>
          </table:table-cell>
          <table:table-cell table:style-name="ce1" office:value-type="float" office:value="6.71588435539833" calcext:value-type="float">
            <text:p>6.71588435539833</text:p>
          </table:table-cell>
          <table:table-cell table:style-name="ce1" office:value-type="float" office:value="0.0459506511688232" calcext:value-type="float">
            <text:p>0.045950651168823</text:p>
          </table:table-cell>
          <table:table-cell table:style-name="ce1" office:value-type="float" office:value="166.885272026062" calcext:value-type="float">
            <text:p>166.885272026062</text:p>
          </table:table-cell>
          <table:table-cell table:style-name="ce1" office:value-type="float" office:value="698.451972961426" calcext:value-type="float">
            <text:p>698.451972961426</text:p>
          </table:table-cell>
          <table:table-cell table:formula="of:=[.DF31]" office:value-type="float" office:value="698.451972961426" calcext:value-type="float">
            <text:p>698.451972961426</text:p>
          </table:table-cell>
        </table:table-row>
        <table:table-row table:style-name="ro1">
          <table:table-cell table:style-name="ce1" office:value-type="string" calcext:value-type="string">
            <text:p>num_workers = 28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7.05665564537048" calcext:value-type="float">
            <text:p>7.05665564537048</text:p>
          </table:table-cell>
          <table:table-cell table:style-name="ce1" office:value-type="float" office:value="0.0889525413513184" calcext:value-type="float">
            <text:p>0.088952541351318</text:p>
          </table:table-cell>
          <table:table-cell table:style-name="ce1" office:value-type="float" office:value="0.0497128963470459" calcext:value-type="float">
            <text:p>0.049712896347046</text:p>
          </table:table-cell>
          <table:table-cell table:style-name="ce1" office:value-type="float" office:value="0.980024576187134" calcext:value-type="float">
            <text:p>0.980024576187134</text:p>
          </table:table-cell>
          <table:table-cell table:style-name="ce1" office:value-type="float" office:value="0.0529277324676514" calcext:value-type="float">
            <text:p>0.052927732467651</text:p>
          </table:table-cell>
          <table:table-cell table:style-name="ce1" office:value-type="float" office:value="0.0331172943115234" calcext:value-type="float">
            <text:p>0.033117294311523</text:p>
          </table:table-cell>
          <table:table-cell table:style-name="ce1" office:value-type="float" office:value="0.056072473526001" calcext:value-type="float">
            <text:p>0.056072473526001</text:p>
          </table:table-cell>
          <table:table-cell table:style-name="ce1" office:value-type="float" office:value="0.0450747013092041" calcext:value-type="float">
            <text:p>0.045074701309204</text:p>
          </table:table-cell>
          <table:table-cell table:style-name="ce1" office:value-type="float" office:value="0.0585553646087647" calcext:value-type="float">
            <text:p>0.058555364608765</text:p>
          </table:table-cell>
          <table:table-cell table:style-name="ce1" office:value-type="float" office:value="0.0873453617095947" calcext:value-type="float">
            <text:p>0.087345361709595</text:p>
          </table:table-cell>
          <table:table-cell table:style-name="ce1" office:value-type="float" office:value="0.0617709159851074" calcext:value-type="float">
            <text:p>0.061770915985107</text:p>
          </table:table-cell>
          <table:table-cell table:style-name="ce1" office:value-type="float" office:value="0.0651087760925293" calcext:value-type="float">
            <text:p>0.065108776092529</text:p>
          </table:table-cell>
          <table:table-cell table:style-name="ce1" office:value-type="float" office:value="0.0937435626983643" calcext:value-type="float">
            <text:p>0.093743562698364</text:p>
          </table:table-cell>
          <table:table-cell table:style-name="ce1" office:value-type="float" office:value="0.0652742385864258" calcext:value-type="float">
            <text:p>0.065274238586426</text:p>
          </table:table-cell>
          <table:table-cell table:style-name="ce1" office:value-type="float" office:value="0.0692176818847656" calcext:value-type="float">
            <text:p>0.069217681884766</text:p>
          </table:table-cell>
          <table:table-cell table:style-name="ce1" office:value-type="float" office:value="0.0613646507263184" calcext:value-type="float">
            <text:p>0.061364650726318</text:p>
          </table:table-cell>
          <table:table-cell table:style-name="ce1" office:value-type="float" office:value="0.0900375843048096" calcext:value-type="float">
            <text:p>0.09003758430481</text:p>
          </table:table-cell>
          <table:table-cell table:style-name="ce1" office:value-type="float" office:value="0.121832847595215" calcext:value-type="float">
            <text:p>0.121832847595215</text:p>
          </table:table-cell>
          <table:table-cell table:style-name="ce1" office:value-type="float" office:value="0.0848314762115479" calcext:value-type="float">
            <text:p>0.084831476211548</text:p>
          </table:table-cell>
          <table:table-cell table:style-name="ce1" office:value-type="float" office:value="0.0623393058776856" calcext:value-type="float">
            <text:p>0.062339305877686</text:p>
          </table:table-cell>
          <table:table-cell table:style-name="ce1" office:value-type="float" office:value="163.756365060806" calcext:value-type="float">
            <text:p>163.756365060806</text:p>
          </table:table-cell>
          <table:table-cell table:style-name="ce1" office:value-type="float" office:value="0.0707497596740723" calcext:value-type="float">
            <text:p>0.070749759674072</text:p>
          </table:table-cell>
          <table:table-cell table:style-name="ce1" office:value-type="float" office:value="0.0807640552520752" calcext:value-type="float">
            <text:p>0.080764055252075</text:p>
          </table:table-cell>
          <table:table-cell table:style-name="ce1" office:value-type="float" office:value="0.0630168914794922" calcext:value-type="float">
            <text:p>0.063016891479492</text:p>
          </table:table-cell>
          <table:table-cell table:style-name="ce1" office:value-type="float" office:value="0.0503430366516113" calcext:value-type="float">
            <text:p>0.050343036651611</text:p>
          </table:table-cell>
          <table:table-cell table:style-name="ce1" office:value-type="float" office:value="0.0496509075164795" calcext:value-type="float">
            <text:p>0.04965090751648</text:p>
          </table:table-cell>
          <table:table-cell table:style-name="ce1" office:value-type="float" office:value="0.0792789459228516" calcext:value-type="float">
            <text:p>0.079278945922852</text:p>
          </table:table-cell>
          <table:table-cell table:style-name="ce1" office:value-type="float" office:value="0.0838587284088135" calcext:value-type="float">
            <text:p>0.083858728408814</text:p>
          </table:table-cell>
          <table:table-cell table:style-name="ce1" office:value-type="float" office:value="0.0581085681915283" calcext:value-type="float">
            <text:p>0.058108568191528</text:p>
          </table:table-cell>
          <table:table-cell table:style-name="ce1" office:value-type="float" office:value="0.066042423248291" calcext:value-type="float">
            <text:p>0.066042423248291</text:p>
          </table:table-cell>
          <table:table-cell table:style-name="ce1" office:value-type="float" office:value="0.0853652954101563" calcext:value-type="float">
            <text:p>0.085365295410156</text:p>
          </table:table-cell>
          <table:table-cell table:style-name="ce1" office:value-type="float" office:value="0.0600228309631348" calcext:value-type="float">
            <text:p>0.060022830963135</text:p>
          </table:table-cell>
          <table:table-cell table:style-name="ce1" office:value-type="float" office:value="0.0374560356140137" calcext:value-type="float">
            <text:p>0.037456035614014</text:p>
          </table:table-cell>
          <table:table-cell table:style-name="ce1" office:value-type="float" office:value="0.0672042369842529" calcext:value-type="float">
            <text:p>0.067204236984253</text:p>
          </table:table-cell>
          <table:table-cell table:style-name="ce1" office:value-type="float" office:value="0.0645096302032471" calcext:value-type="float">
            <text:p>0.064509630203247</text:p>
          </table:table-cell>
          <table:table-cell table:style-name="ce1" office:value-type="float" office:value="0.0565767288208008" calcext:value-type="float">
            <text:p>0.056576728820801</text:p>
          </table:table-cell>
          <table:table-cell table:style-name="ce1" office:value-type="float" office:value="0.0650975704193115" calcext:value-type="float">
            <text:p>0.065097570419312</text:p>
          </table:table-cell>
          <table:table-cell table:style-name="ce1" office:value-type="float" office:value="0.0541315078735352" calcext:value-type="float">
            <text:p>0.054131507873535</text:p>
          </table:table-cell>
          <table:table-cell table:style-name="ce1" office:value-type="float" office:value="0.101743698120117" calcext:value-type="float">
            <text:p>0.101743698120117</text:p>
          </table:table-cell>
          <table:table-cell table:style-name="ce1" office:value-type="float" office:value="0.0732417106628418" calcext:value-type="float">
            <text:p>0.073241710662842</text:p>
          </table:table-cell>
          <table:table-cell table:style-name="ce1" office:value-type="float" office:value="0.0587091445922852" calcext:value-type="float">
            <text:p>0.058709144592285</text:p>
          </table:table-cell>
          <table:table-cell table:style-name="ce1" office:value-type="float" office:value="168.721638917923" calcext:value-type="float">
            <text:p>168.721638917923</text:p>
          </table:table-cell>
          <table:table-cell table:style-name="ce1" office:value-type="float" office:value="0.0690090656280518" calcext:value-type="float">
            <text:p>0.069009065628052</text:p>
          </table:table-cell>
          <table:table-cell table:style-name="ce1" office:value-type="float" office:value="0.0693650245666504" calcext:value-type="float">
            <text:p>0.06936502456665</text:p>
          </table:table-cell>
          <table:table-cell table:style-name="ce1" office:value-type="float" office:value="0.0684428215026856" calcext:value-type="float">
            <text:p>0.068442821502686</text:p>
          </table:table-cell>
          <table:table-cell table:style-name="ce1" office:value-type="float" office:value="0.0658278465270996" calcext:value-type="float">
            <text:p>0.0658278465271</text:p>
          </table:table-cell>
          <table:table-cell table:style-name="ce1" office:value-type="float" office:value="0.0985522270202637" calcext:value-type="float">
            <text:p>0.098552227020264</text:p>
          </table:table-cell>
          <table:table-cell table:style-name="ce1" office:value-type="float" office:value="0.0699565410614014" calcext:value-type="float">
            <text:p>0.069956541061401</text:p>
          </table:table-cell>
          <table:table-cell table:style-name="ce1" office:value-type="float" office:value="0.04311203956604" calcext:value-type="float">
            <text:p>0.04311203956604</text:p>
          </table:table-cell>
          <table:table-cell table:style-name="ce1" office:value-type="float" office:value="0.0699508190155029" calcext:value-type="float">
            <text:p>0.069950819015503</text:p>
          </table:table-cell>
          <table:table-cell table:style-name="ce1" office:value-type="float" office:value="0.0844049453735352" calcext:value-type="float">
            <text:p>0.084404945373535</text:p>
          </table:table-cell>
          <table:table-cell table:style-name="ce1" office:value-type="float" office:value="0.142796516418457" calcext:value-type="float">
            <text:p>0.142796516418457</text:p>
          </table:table-cell>
          <table:table-cell table:style-name="ce1" office:value-type="float" office:value="0.0336017608642578" calcext:value-type="float">
            <text:p>0.033601760864258</text:p>
          </table:table-cell>
          <table:table-cell table:style-name="ce1" office:value-type="float" office:value="0.0507078170776367" calcext:value-type="float">
            <text:p>0.050707817077637</text:p>
          </table:table-cell>
          <table:table-cell table:style-name="ce1" office:value-type="float" office:value="0.0370192527770996" calcext:value-type="float">
            <text:p>0.0370192527771</text:p>
          </table:table-cell>
          <table:table-cell table:style-name="ce1" office:value-type="float" office:value="0.0543818473815918" calcext:value-type="float">
            <text:p>0.054381847381592</text:p>
          </table:table-cell>
          <table:table-cell table:style-name="ce1" office:value-type="float" office:value="0.0834567546844482" calcext:value-type="float">
            <text:p>0.083456754684448</text:p>
          </table:table-cell>
          <table:table-cell table:style-name="ce1" office:value-type="float" office:value="0.0564658641815186" calcext:value-type="float">
            <text:p>0.056465864181519</text:p>
          </table:table-cell>
          <table:table-cell table:style-name="ce1" office:value-type="float" office:value="0.061253547668457" calcext:value-type="float">
            <text:p>0.061253547668457</text:p>
          </table:table-cell>
          <table:table-cell table:style-name="ce1" office:value-type="float" office:value="0.0532064437866211" calcext:value-type="float">
            <text:p>0.053206443786621</text:p>
          </table:table-cell>
          <table:table-cell table:style-name="ce1" office:value-type="float" office:value="0.0593986511230469" calcext:value-type="float">
            <text:p>0.059398651123047</text:p>
          </table:table-cell>
          <table:table-cell table:style-name="ce1" office:value-type="float" office:value="0.119641780853271" calcext:value-type="float">
            <text:p>0.119641780853271</text:p>
          </table:table-cell>
          <table:table-cell table:style-name="ce1" office:value-type="float" office:value="134.727077722549" calcext:value-type="float">
            <text:p>134.727077722549</text:p>
          </table:table-cell>
          <table:table-cell table:style-name="ce1" office:value-type="float" office:value="0.0728025436401367" calcext:value-type="float">
            <text:p>0.072802543640137</text:p>
          </table:table-cell>
          <table:table-cell table:style-name="ce1" office:value-type="float" office:value="31.1059694290161" calcext:value-type="float">
            <text:p>31.1059694290161</text:p>
          </table:table-cell>
          <table:table-cell table:style-name="ce1" office:value-type="float" office:value="0.0785636901855469" calcext:value-type="float">
            <text:p>0.078563690185547</text:p>
          </table:table-cell>
          <table:table-cell table:style-name="ce1" office:value-type="float" office:value="0.0983500480651856" calcext:value-type="float">
            <text:p>0.098350048065186</text:p>
          </table:table-cell>
          <table:table-cell table:style-name="ce1" office:value-type="float" office:value="0.0604159832000732" calcext:value-type="float">
            <text:p>0.060415983200073</text:p>
          </table:table-cell>
          <table:table-cell table:style-name="ce1" office:value-type="float" office:value="2.6941990852356" calcext:value-type="float">
            <text:p>2.6941990852356</text:p>
          </table:table-cell>
          <table:table-cell table:style-name="ce1" office:value-type="float" office:value="0.0980708599090576" calcext:value-type="float">
            <text:p>0.098070859909058</text:p>
          </table:table-cell>
          <table:table-cell table:style-name="ce1" office:value-type="float" office:value="0.0619938373565674" calcext:value-type="float">
            <text:p>0.061993837356567</text:p>
          </table:table-cell>
          <table:table-cell table:style-name="ce1" office:value-type="float" office:value="0.101956129074097" calcext:value-type="float">
            <text:p>0.101956129074097</text:p>
          </table:table-cell>
          <table:table-cell table:style-name="ce1" office:value-type="float" office:value="0.0620594024658203" calcext:value-type="float">
            <text:p>0.06205940246582</text:p>
          </table:table-cell>
          <table:table-cell table:style-name="ce1" office:value-type="float" office:value="0.0671660900115967" calcext:value-type="float">
            <text:p>0.067166090011597</text:p>
          </table:table-cell>
          <table:table-cell table:style-name="ce1" office:value-type="float" office:value="0.0903134346008301" calcext:value-type="float">
            <text:p>0.09031343460083</text:p>
          </table:table-cell>
          <table:table-cell table:style-name="ce1" office:value-type="float" office:value="0.0858757495880127" calcext:value-type="float">
            <text:p>0.085875749588013</text:p>
          </table:table-cell>
          <table:table-cell table:style-name="ce1" office:value-type="float" office:value="0.0856385231018066" calcext:value-type="float">
            <text:p>0.085638523101807</text:p>
          </table:table-cell>
          <table:table-cell table:style-name="ce1" office:value-type="float" office:value="0.0660321712493897" calcext:value-type="float">
            <text:p>0.06603217124939</text:p>
          </table:table-cell>
          <table:table-cell table:style-name="ce1" office:value-type="float" office:value="0.0780103206634522" calcext:value-type="float">
            <text:p>0.078010320663452</text:p>
          </table:table-cell>
          <table:table-cell table:style-name="ce1" office:value-type="float" office:value="0.0642409324645996" calcext:value-type="float">
            <text:p>0.0642409324646</text:p>
          </table:table-cell>
          <table:table-cell table:style-name="ce1" office:value-type="float" office:value="0.0937008857727051" calcext:value-type="float">
            <text:p>0.093700885772705</text:p>
          </table:table-cell>
          <table:table-cell table:style-name="ce1" office:value-type="float" office:value="0.0725862979888916" calcext:value-type="float">
            <text:p>0.072586297988892</text:p>
          </table:table-cell>
          <table:table-cell table:style-name="ce1" office:value-type="float" office:value="0.104251384735107" calcext:value-type="float">
            <text:p>0.104251384735107</text:p>
          </table:table-cell>
          <table:table-cell table:style-name="ce1" office:value-type="float" office:value="141.396952152252" calcext:value-type="float">
            <text:p>141.396952152252</text:p>
          </table:table-cell>
          <table:table-cell table:style-name="ce1" office:value-type="float" office:value="15.2303454875946" calcext:value-type="float">
            <text:p>15.2303454875946</text:p>
          </table:table-cell>
          <table:table-cell table:style-name="ce1" office:value-type="float" office:value="0.0645437240600586" calcext:value-type="float">
            <text:p>0.064543724060059</text:p>
          </table:table-cell>
          <table:table-cell table:style-name="ce1" office:value-type="float" office:value="0.0991494655609131" calcext:value-type="float">
            <text:p>0.099149465560913</text:p>
          </table:table-cell>
          <table:table-cell table:style-name="ce1" office:value-type="float" office:value="0.0817742347717285" calcext:value-type="float">
            <text:p>0.081774234771729</text:p>
          </table:table-cell>
          <table:table-cell table:style-name="ce1" office:value-type="float" office:value="0.0862023830413818" calcext:value-type="float">
            <text:p>0.086202383041382</text:p>
          </table:table-cell>
          <table:table-cell table:style-name="ce1" office:value-type="float" office:value="0.0530953407287598" calcext:value-type="float">
            <text:p>0.05309534072876</text:p>
          </table:table-cell>
          <table:table-cell table:style-name="ce1" office:value-type="float" office:value="0.0930521488189697" calcext:value-type="float">
            <text:p>0.09305214881897</text:p>
          </table:table-cell>
          <table:table-cell table:style-name="ce1" office:value-type="float" office:value="0.0897605419158936" calcext:value-type="float">
            <text:p>0.089760541915894</text:p>
          </table:table-cell>
          <table:table-cell table:style-name="ce1" office:value-type="float" office:value="0.0747332572937012" calcext:value-type="float">
            <text:p>0.074733257293701</text:p>
          </table:table-cell>
          <table:table-cell table:style-name="ce1" office:value-type="float" office:value="0.052875280380249" calcext:value-type="float">
            <text:p>0.052875280380249</text:p>
          </table:table-cell>
          <table:table-cell table:style-name="ce1" office:value-type="float" office:value="0.0899078845977783" calcext:value-type="float">
            <text:p>0.089907884597778</text:p>
          </table:table-cell>
          <table:table-cell table:style-name="ce1" office:value-type="float" office:value="0.0941336154937744" calcext:value-type="float">
            <text:p>0.094133615493774</text:p>
          </table:table-cell>
          <table:table-cell table:style-name="ce1" office:value-type="float" office:value="0.0579118728637695" calcext:value-type="float">
            <text:p>0.05791187286377</text:p>
          </table:table-cell>
          <table:table-cell table:style-name="ce1" office:value-type="float" office:value="0.0876650810241699" calcext:value-type="float">
            <text:p>0.08766508102417</text:p>
          </table:table-cell>
          <table:table-cell table:style-name="ce1" office:value-type="float" office:value="0.0647950172424316" calcext:value-type="float">
            <text:p>0.064795017242432</text:p>
          </table:table-cell>
          <table:table-cell table:style-name="ce1" office:value-type="float" office:value="0.0586473941802979" calcext:value-type="float">
            <text:p>0.058647394180298</text:p>
          </table:table-cell>
          <table:table-cell table:style-name="ce1" office:value-type="float" office:value="0.0839300155639648" calcext:value-type="float">
            <text:p>0.083930015563965</text:p>
          </table:table-cell>
          <table:table-cell table:style-name="ce1" office:value-type="float" office:value="0.0502266883850098" calcext:value-type="float">
            <text:p>0.05022668838501</text:p>
          </table:table-cell>
          <table:table-cell table:style-name="ce1" office:value-type="float" office:value="0.0855238437652588" calcext:value-type="float">
            <text:p>0.085523843765259</text:p>
          </table:table-cell>
          <table:table-cell table:style-name="ce1" office:value-type="float" office:value="0.084972620010376" calcext:value-type="float">
            <text:p>0.084972620010376</text:p>
          </table:table-cell>
          <table:table-cell table:style-name="ce1" office:value-type="float" office:value="6.46661403316718" calcext:value-type="float">
            <text:p>6.46661403316718</text:p>
          </table:table-cell>
          <table:table-cell table:style-name="ce1" office:value-type="float" office:value="0.0331172943115234" calcext:value-type="float">
            <text:p>0.033117294311523</text:p>
          </table:table-cell>
          <table:table-cell table:style-name="ce1" office:value-type="float" office:value="168.721638917923" calcext:value-type="float">
            <text:p>168.721638917923</text:p>
          </table:table-cell>
          <table:table-cell table:style-name="ce1" office:value-type="float" office:value="672.527859449387" calcext:value-type="float">
            <text:p>672.527859449387</text:p>
          </table:table-cell>
          <table:table-cell table:formula="of:=[.DF32]" office:value-type="float" office:value="672.527859449387" calcext:value-type="float">
            <text:p>672.527859449387</text:p>
          </table:table-cell>
        </table:table-row>
        <table:table-row table:style-name="ro1">
          <table:table-cell table:style-name="ce1" office:value-type="string" calcext:value-type="string">
            <text:p>num_workers = 29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831098556518555" calcext:value-type="float">
            <text:p>0.083109855651856</text:p>
          </table:table-cell>
          <table:table-cell table:style-name="ce1" office:value-type="float" office:value="0.104020833969116" calcext:value-type="float">
            <text:p>0.104020833969116</text:p>
          </table:table-cell>
          <table:table-cell table:style-name="ce1" office:value-type="float" office:value="0.120862245559692" calcext:value-type="float">
            <text:p>0.120862245559692</text:p>
          </table:table-cell>
          <table:table-cell table:style-name="ce1" office:value-type="float" office:value="0.0581185817718506" calcext:value-type="float">
            <text:p>0.058118581771851</text:p>
          </table:table-cell>
          <table:table-cell table:style-name="ce1" office:value-type="float" office:value="0.0898342132568359" calcext:value-type="float">
            <text:p>0.089834213256836</text:p>
          </table:table-cell>
          <table:table-cell table:style-name="ce1" office:value-type="float" office:value="0.09187912940979" calcext:value-type="float">
            <text:p>0.09187912940979</text:p>
          </table:table-cell>
          <table:table-cell table:style-name="ce1" office:value-type="float" office:value="0.0737769603729248" calcext:value-type="float">
            <text:p>0.073776960372925</text:p>
          </table:table-cell>
          <table:table-cell table:style-name="ce1" office:value-type="float" office:value="0.0712101459503174" calcext:value-type="float">
            <text:p>0.071210145950317</text:p>
          </table:table-cell>
          <table:table-cell table:style-name="ce1" office:value-type="float" office:value="0.0779621601104736" calcext:value-type="float">
            <text:p>0.077962160110474</text:p>
          </table:table-cell>
          <table:table-cell table:style-name="ce1" office:value-type="float" office:value="0.0888347625732422" calcext:value-type="float">
            <text:p>0.088834762573242</text:p>
          </table:table-cell>
          <table:table-cell table:style-name="ce1" office:value-type="float" office:value="0.0802831649780273" calcext:value-type="float">
            <text:p>0.080283164978027</text:p>
          </table:table-cell>
          <table:table-cell table:style-name="ce1" office:value-type="float" office:value="0.0776832103729248" calcext:value-type="float">
            <text:p>0.077683210372925</text:p>
          </table:table-cell>
          <table:table-cell table:style-name="ce1" office:value-type="float" office:value="0.117431879043579" calcext:value-type="float">
            <text:p>0.117431879043579</text:p>
          </table:table-cell>
          <table:table-cell table:style-name="ce1" office:value-type="float" office:value="0.113423585891724" calcext:value-type="float">
            <text:p>0.113423585891724</text:p>
          </table:table-cell>
          <table:table-cell table:style-name="ce1" office:value-type="float" office:value="0.093254566192627" calcext:value-type="float">
            <text:p>0.093254566192627</text:p>
          </table:table-cell>
          <table:table-cell table:style-name="ce1" office:value-type="float" office:value="0.117384195327759" calcext:value-type="float">
            <text:p>0.117384195327759</text:p>
          </table:table-cell>
          <table:table-cell table:style-name="ce1" office:value-type="float" office:value="0.0475752353668213" calcext:value-type="float">
            <text:p>0.047575235366821</text:p>
          </table:table-cell>
          <table:table-cell table:style-name="ce1" office:value-type="float" office:value="0.110902070999146" calcext:value-type="float">
            <text:p>0.110902070999146</text:p>
          </table:table-cell>
          <table:table-cell table:style-name="ce1" office:value-type="float" office:value="0.0726838111877441" calcext:value-type="float">
            <text:p>0.072683811187744</text:p>
          </table:table-cell>
          <table:table-cell table:style-name="ce1" office:value-type="float" office:value="0.104677200317383" calcext:value-type="float">
            <text:p>0.104677200317383</text:p>
          </table:table-cell>
          <table:table-cell table:style-name="ce1" office:value-type="float" office:value="164.004627227783" calcext:value-type="float">
            <text:p>164.004627227783</text:p>
          </table:table-cell>
          <table:table-cell table:style-name="ce1" office:value-type="float" office:value="0.0776453018188477" calcext:value-type="float">
            <text:p>0.077645301818848</text:p>
          </table:table-cell>
          <table:table-cell table:style-name="ce1" office:value-type="float" office:value="0.0970640182495117" calcext:value-type="float">
            <text:p>0.097064018249512</text:p>
          </table:table-cell>
          <table:table-cell table:style-name="ce1" office:value-type="float" office:value="1.133145570755" calcext:value-type="float">
            <text:p>1.133145570755</text:p>
          </table:table-cell>
          <table:table-cell table:style-name="ce1" office:value-type="float" office:value="0.0659627914428711" calcext:value-type="float">
            <text:p>0.065962791442871</text:p>
          </table:table-cell>
          <table:table-cell table:style-name="ce1" office:value-type="float" office:value="0.0752060413360596" calcext:value-type="float">
            <text:p>0.07520604133606</text:p>
          </table:table-cell>
          <table:table-cell table:style-name="ce1" office:value-type="float" office:value="0.0932788848876953" calcext:value-type="float">
            <text:p>0.093278884887695</text:p>
          </table:table-cell>
          <table:table-cell table:style-name="ce1" office:value-type="float" office:value="3.31930017471313" calcext:value-type="float">
            <text:p>3.31930017471313</text:p>
          </table:table-cell>
          <table:table-cell table:style-name="ce1" office:value-type="float" office:value="0.0920407772064209" calcext:value-type="float">
            <text:p>0.092040777206421</text:p>
          </table:table-cell>
          <table:table-cell table:style-name="ce1" office:value-type="float" office:value="0.110837459564209" calcext:value-type="float">
            <text:p>0.110837459564209</text:p>
          </table:table-cell>
          <table:table-cell table:style-name="ce1" office:value-type="float" office:value="0.05808424949646" calcext:value-type="float">
            <text:p>0.05808424949646</text:p>
          </table:table-cell>
          <table:table-cell table:style-name="ce1" office:value-type="float" office:value="0.0737240314483643" calcext:value-type="float">
            <text:p>0.073724031448364</text:p>
          </table:table-cell>
          <table:table-cell table:style-name="ce1" office:value-type="float" office:value="0.0731239318847656" calcext:value-type="float">
            <text:p>0.073123931884766</text:p>
          </table:table-cell>
          <table:table-cell table:style-name="ce1" office:value-type="float" office:value="0.106740236282349" calcext:value-type="float">
            <text:p>0.106740236282349</text:p>
          </table:table-cell>
          <table:table-cell table:style-name="ce1" office:value-type="float" office:value="0.0814070701599121" calcext:value-type="float">
            <text:p>0.081407070159912</text:p>
          </table:table-cell>
          <table:table-cell table:style-name="ce1" office:value-type="float" office:value="0.074007511138916" calcext:value-type="float">
            <text:p>0.074007511138916</text:p>
          </table:table-cell>
          <table:table-cell table:style-name="ce1" office:value-type="float" office:value="0.0859866142272949" calcext:value-type="float">
            <text:p>0.085986614227295</text:p>
          </table:table-cell>
          <table:table-cell table:style-name="ce1" office:value-type="float" office:value="0.0776851177215576" calcext:value-type="float">
            <text:p>0.077685117721558</text:p>
          </table:table-cell>
          <table:table-cell table:style-name="ce1" office:value-type="float" office:value="0.10152530670166" calcext:value-type="float">
            <text:p>0.10152530670166</text:p>
          </table:table-cell>
          <table:table-cell table:style-name="ce1" office:value-type="float" office:value="0.0658154487609863" calcext:value-type="float">
            <text:p>0.065815448760986</text:p>
          </table:table-cell>
          <table:table-cell table:style-name="ce1" office:value-type="float" office:value="0.0621871948242188" calcext:value-type="float">
            <text:p>0.062187194824219</text:p>
          </table:table-cell>
          <table:table-cell table:style-name="ce1" office:value-type="float" office:value="167.562843084335" calcext:value-type="float">
            <text:p>167.562843084335</text:p>
          </table:table-cell>
          <table:table-cell table:style-name="ce1" office:value-type="float" office:value="0.0721018314361572" calcext:value-type="float">
            <text:p>0.072101831436157</text:p>
          </table:table-cell>
          <table:table-cell table:style-name="ce1" office:value-type="float" office:value="0.0897700786590576" calcext:value-type="float">
            <text:p>0.089770078659058</text:p>
          </table:table-cell>
          <table:table-cell table:style-name="ce1" office:value-type="float" office:value="0.0832309722900391" calcext:value-type="float">
            <text:p>0.083230972290039</text:p>
          </table:table-cell>
          <table:table-cell table:style-name="ce1" office:value-type="float" office:value="0.108762741088867" calcext:value-type="float">
            <text:p>0.108762741088867</text:p>
          </table:table-cell>
          <table:table-cell table:style-name="ce1" office:value-type="float" office:value="0.0704050064086914" calcext:value-type="float">
            <text:p>0.070405006408691</text:p>
          </table:table-cell>
          <table:table-cell table:style-name="ce1" office:value-type="float" office:value="0.0587146282196045" calcext:value-type="float">
            <text:p>0.058714628219605</text:p>
          </table:table-cell>
          <table:table-cell table:style-name="ce1" office:value-type="float" office:value="0.0588665008544922" calcext:value-type="float">
            <text:p>0.058866500854492</text:p>
          </table:table-cell>
          <table:table-cell table:style-name="ce1" office:value-type="float" office:value="0.730087757110596" calcext:value-type="float">
            <text:p>0.730087757110596</text:p>
          </table:table-cell>
          <table:table-cell table:style-name="ce1" office:value-type="float" office:value="0.0581603050231934" calcext:value-type="float">
            <text:p>0.058160305023193</text:p>
          </table:table-cell>
          <table:table-cell table:style-name="ce1" office:value-type="float" office:value="0.118004560470581" calcext:value-type="float">
            <text:p>0.118004560470581</text:p>
          </table:table-cell>
          <table:table-cell table:style-name="ce1" office:value-type="float" office:value="0.0865588188171387" calcext:value-type="float">
            <text:p>0.086558818817139</text:p>
          </table:table-cell>
          <table:table-cell table:style-name="ce1" office:value-type="float" office:value="0.118033170700073" calcext:value-type="float">
            <text:p>0.118033170700073</text:p>
          </table:table-cell>
          <table:table-cell table:style-name="ce1" office:value-type="float" office:value="0.0749859809875488" calcext:value-type="float">
            <text:p>0.074985980987549</text:p>
          </table:table-cell>
          <table:table-cell table:style-name="ce1" office:value-type="float" office:value="0.0335638523101807" calcext:value-type="float">
            <text:p>0.033563852310181</text:p>
          </table:table-cell>
          <table:table-cell table:style-name="ce1" office:value-type="float" office:value="0.0704028606414795" calcext:value-type="float">
            <text:p>0.07040286064148</text:p>
          </table:table-cell>
          <table:table-cell table:style-name="ce1" office:value-type="float" office:value="0.0508108139038086" calcext:value-type="float">
            <text:p>0.050810813903809</text:p>
          </table:table-cell>
          <table:table-cell table:style-name="ce1" office:value-type="float" office:value="0.0799665451049805" calcext:value-type="float">
            <text:p>0.079966545104981</text:p>
          </table:table-cell>
          <table:table-cell table:style-name="ce1" office:value-type="float" office:value="0.073930025100708" calcext:value-type="float">
            <text:p>0.073930025100708</text:p>
          </table:table-cell>
          <table:table-cell table:style-name="ce1" office:value-type="float" office:value="0.0766732692718506" calcext:value-type="float">
            <text:p>0.076673269271851</text:p>
          </table:table-cell>
          <table:table-cell table:style-name="ce1" office:value-type="float" office:value="0.103833675384521" calcext:value-type="float">
            <text:p>0.103833675384521</text:p>
          </table:table-cell>
          <table:table-cell table:style-name="ce1" office:value-type="float" office:value="189.114129066467" calcext:value-type="float">
            <text:p>189.114129066467</text:p>
          </table:table-cell>
          <table:table-cell table:style-name="ce1" office:value-type="float" office:value="0.0884244441986084" calcext:value-type="float">
            <text:p>0.088424444198608</text:p>
          </table:table-cell>
          <table:table-cell table:style-name="ce1" office:value-type="float" office:value="0.0958034992218018" calcext:value-type="float">
            <text:p>0.095803499221802</text:p>
          </table:table-cell>
          <table:table-cell table:style-name="ce1" office:value-type="float" office:value="0.0817878246307373" calcext:value-type="float">
            <text:p>0.081787824630737</text:p>
          </table:table-cell>
          <table:table-cell table:style-name="ce1" office:value-type="float" office:value="0.123150110244751" calcext:value-type="float">
            <text:p>0.123150110244751</text:p>
          </table:table-cell>
          <table:table-cell table:style-name="ce1" office:value-type="float" office:value="0.0748114585876465" calcext:value-type="float">
            <text:p>0.074811458587647</text:p>
          </table:table-cell>
          <table:table-cell table:style-name="ce1" office:value-type="float" office:value="0.0585646629333496" calcext:value-type="float">
            <text:p>0.05856466293335</text:p>
          </table:table-cell>
          <table:table-cell table:style-name="ce1" office:value-type="float" office:value="0.159765958786011" calcext:value-type="float">
            <text:p>0.159765958786011</text:p>
          </table:table-cell>
          <table:table-cell table:style-name="ce1" office:value-type="float" office:value="0.0924875736236572" calcext:value-type="float">
            <text:p>0.092487573623657</text:p>
          </table:table-cell>
          <table:table-cell table:style-name="ce1" office:value-type="float" office:value="0.101423501968384" calcext:value-type="float">
            <text:p>0.101423501968384</text:p>
          </table:table-cell>
          <table:table-cell table:style-name="ce1" office:value-type="float" office:value="0.0404152870178223" calcext:value-type="float">
            <text:p>0.040415287017822</text:p>
          </table:table-cell>
          <table:table-cell table:style-name="ce1" office:value-type="float" office:value="0.105129957199097" calcext:value-type="float">
            <text:p>0.105129957199097</text:p>
          </table:table-cell>
          <table:table-cell table:style-name="ce1" office:value-type="float" office:value="0.0957472324371338" calcext:value-type="float">
            <text:p>0.095747232437134</text:p>
          </table:table-cell>
          <table:table-cell table:style-name="ce1" office:value-type="float" office:value="0.0795390605926514" calcext:value-type="float">
            <text:p>0.079539060592651</text:p>
          </table:table-cell>
          <table:table-cell table:style-name="ce1" office:value-type="float" office:value="0.070904016494751" calcext:value-type="float">
            <text:p>0.070904016494751</text:p>
          </table:table-cell>
          <table:table-cell table:style-name="ce1" office:value-type="float" office:value="0.0533297061920166" calcext:value-type="float">
            <text:p>0.053329706192017</text:p>
          </table:table-cell>
          <table:table-cell table:style-name="ce1" office:value-type="float" office:value="0.109032392501831" calcext:value-type="float">
            <text:p>0.109032392501831</text:p>
          </table:table-cell>
          <table:table-cell table:style-name="ce1" office:value-type="float" office:value="0.106287002563477" calcext:value-type="float">
            <text:p>0.106287002563477</text:p>
          </table:table-cell>
          <table:table-cell table:style-name="ce1" office:value-type="float" office:value="0.117673873901367" calcext:value-type="float">
            <text:p>0.117673873901367</text:p>
          </table:table-cell>
          <table:table-cell table:style-name="ce1" office:value-type="float" office:value="0.0753216743469238" calcext:value-type="float">
            <text:p>0.075321674346924</text:p>
          </table:table-cell>
          <table:table-cell table:style-name="ce1" office:value-type="float" office:value="0.0445928573608398" calcext:value-type="float">
            <text:p>0.04459285736084</text:p>
          </table:table-cell>
          <table:table-cell table:style-name="ce1" office:value-type="float" office:value="160.803827285767" calcext:value-type="float">
            <text:p>160.803827285767</text:p>
          </table:table-cell>
          <table:table-cell table:style-name="ce1" office:value-type="float" office:value="28.1669228076935" calcext:value-type="float">
            <text:p>28.1669228076935</text:p>
          </table:table-cell>
          <table:table-cell table:style-name="ce1" office:value-type="float" office:value="1.44980621337891" calcext:value-type="float">
            <text:p>1.44980621337891</text:p>
          </table:table-cell>
          <table:table-cell table:style-name="ce1" office:value-type="float" office:value="0.168794631958008" calcext:value-type="float">
            <text:p>0.168794631958008</text:p>
          </table:table-cell>
          <table:table-cell table:style-name="ce1" office:value-type="float" office:value="0.0693204402923584" calcext:value-type="float">
            <text:p>0.069320440292358</text:p>
          </table:table-cell>
          <table:table-cell table:style-name="ce1" office:value-type="float" office:value="0.132981777191162" calcext:value-type="float">
            <text:p>0.132981777191162</text:p>
          </table:table-cell>
          <table:table-cell table:style-name="ce1" office:value-type="float" office:value="0.0605015754699707" calcext:value-type="float">
            <text:p>0.060501575469971</text:p>
          </table:table-cell>
          <table:table-cell table:style-name="ce1" office:value-type="float" office:value="0.0592420101165772" calcext:value-type="float">
            <text:p>0.059242010116577</text:p>
          </table:table-cell>
          <table:table-cell table:style-name="ce1" office:value-type="float" office:value="0.0933358669281006" calcext:value-type="float">
            <text:p>0.093335866928101</text:p>
          </table:table-cell>
          <table:table-cell table:style-name="ce1" office:value-type="float" office:value="0.105527400970459" calcext:value-type="float">
            <text:p>0.105527400970459</text:p>
          </table:table-cell>
          <table:table-cell table:style-name="ce1" office:value-type="float" office:value="0.0994908809661865" calcext:value-type="float">
            <text:p>0.099490880966187</text:p>
          </table:table-cell>
          <table:table-cell table:style-name="ce1" office:value-type="float" office:value="0.0722734928131104" calcext:value-type="float">
            <text:p>0.07227349281311</text:p>
          </table:table-cell>
          <table:table-cell table:style-name="ce1" office:value-type="float" office:value="0.126171350479126" calcext:value-type="float">
            <text:p>0.126171350479126</text:p>
          </table:table-cell>
          <table:table-cell table:style-name="ce1" office:value-type="float" office:value="0.0624079704284668" calcext:value-type="float">
            <text:p>0.062407970428467</text:p>
          </table:table-cell>
          <table:table-cell table:style-name="ce1" office:value-type="float" office:value="0.0633528232574463" calcext:value-type="float">
            <text:p>0.063352823257446</text:p>
          </table:table-cell>
          <table:table-cell table:style-name="ce1" office:value-type="float" office:value="0.0698916912078857" calcext:value-type="float">
            <text:p>0.069891691207886</text:p>
          </table:table-cell>
          <table:table-cell table:style-name="ce1" office:value-type="float" office:value="0.0896210670471191" calcext:value-type="float">
            <text:p>0.089621067047119</text:p>
          </table:table-cell>
          <table:table-cell table:style-name="ce1" office:value-type="float" office:value="0.0725455284118652" calcext:value-type="float">
            <text:p>0.072545528411865</text:p>
          </table:table-cell>
          <table:table-cell table:style-name="ce1" office:value-type="float" office:value="0.0827276706695557" calcext:value-type="float">
            <text:p>0.082727670669556</text:p>
          </table:table-cell>
          <table:table-cell table:style-name="ce1" office:value-type="float" office:value="0.089998722076416" calcext:value-type="float">
            <text:p>0.089998722076416</text:p>
          </table:table-cell>
          <table:table-cell table:style-name="ce1" office:value-type="float" office:value="0.150347471237183" calcext:value-type="float">
            <text:p>0.150347471237183</text:p>
          </table:table-cell>
          <table:table-cell table:style-name="ce1" office:value-type="float" office:value="6.96616749121593" calcext:value-type="float">
            <text:p>6.96616749121593</text:p>
          </table:table-cell>
          <table:table-cell table:style-name="ce1" office:value-type="float" office:value="0.0335638523101807" calcext:value-type="float">
            <text:p>0.033563852310181</text:p>
          </table:table-cell>
          <table:table-cell table:style-name="ce1" office:value-type="float" office:value="189.114129066467" calcext:value-type="float">
            <text:p>189.114129066467</text:p>
          </table:table-cell>
          <table:table-cell table:style-name="ce1" office:value-type="float" office:value="724.481419086456" calcext:value-type="float">
            <text:p>724.481419086456</text:p>
          </table:table-cell>
          <table:table-cell table:formula="of:=[.DF33]" office:value-type="float" office:value="724.481419086456" calcext:value-type="float">
            <text:p>724.481419086456</text:p>
          </table:table-cell>
        </table:table-row>
        <table:table-row table:style-name="ro1">
          <table:table-cell table:style-name="ce1" office:value-type="string" calcext:value-type="string">
            <text:p>num_workers = 30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886991024017334" calcext:value-type="float">
            <text:p>0.088699102401733</text:p>
          </table:table-cell>
          <table:table-cell table:style-name="ce1" office:value-type="float" office:value="0.0844488143920898" calcext:value-type="float">
            <text:p>0.08444881439209</text:p>
          </table:table-cell>
          <table:table-cell table:style-name="ce1" office:value-type="float" office:value="0.102136373519897" calcext:value-type="float">
            <text:p>0.102136373519897</text:p>
          </table:table-cell>
          <table:table-cell table:style-name="ce1" office:value-type="float" office:value="0.0936603546142578" calcext:value-type="float">
            <text:p>0.093660354614258</text:p>
          </table:table-cell>
          <table:table-cell table:style-name="ce1" office:value-type="float" office:value="0.12580418586731" calcext:value-type="float">
            <text:p>0.12580418586731</text:p>
          </table:table-cell>
          <table:table-cell table:style-name="ce1" office:value-type="float" office:value="0.521525621414185" calcext:value-type="float">
            <text:p>0.521525621414185</text:p>
          </table:table-cell>
          <table:table-cell table:style-name="ce1" office:value-type="float" office:value="0.844677209854126" calcext:value-type="float">
            <text:p>0.844677209854126</text:p>
          </table:table-cell>
          <table:table-cell table:style-name="ce1" office:value-type="float" office:value="0.0690796375274658" calcext:value-type="float">
            <text:p>0.069079637527466</text:p>
          </table:table-cell>
          <table:table-cell table:style-name="ce1" office:value-type="float" office:value="0.0498888492584229" calcext:value-type="float">
            <text:p>0.049888849258423</text:p>
          </table:table-cell>
          <table:table-cell table:style-name="ce1" office:value-type="float" office:value="0.0979700088500977" calcext:value-type="float">
            <text:p>0.097970008850098</text:p>
          </table:table-cell>
          <table:table-cell table:style-name="ce1" office:value-type="float" office:value="0.0977180004119873" calcext:value-type="float">
            <text:p>0.097718000411987</text:p>
          </table:table-cell>
          <table:table-cell table:style-name="ce1" office:value-type="float" office:value="0.0678765773773193" calcext:value-type="float">
            <text:p>0.067876577377319</text:p>
          </table:table-cell>
          <table:table-cell table:style-name="ce1" office:value-type="float" office:value="0.079458475112915" calcext:value-type="float">
            <text:p>0.079458475112915</text:p>
          </table:table-cell>
          <table:table-cell table:style-name="ce1" office:value-type="float" office:value="0.0850012302398682" calcext:value-type="float">
            <text:p>0.085001230239868</text:p>
          </table:table-cell>
          <table:table-cell table:style-name="ce1" office:value-type="float" office:value="0.0868828296661377" calcext:value-type="float">
            <text:p>0.086882829666138</text:p>
          </table:table-cell>
          <table:table-cell table:style-name="ce1" office:value-type="float" office:value="0.114479780197144" calcext:value-type="float">
            <text:p>0.114479780197144</text:p>
          </table:table-cell>
          <table:table-cell table:style-name="ce1" office:value-type="float" office:value="0.0825297832489014" calcext:value-type="float">
            <text:p>0.082529783248901</text:p>
          </table:table-cell>
          <table:table-cell table:style-name="ce1" office:value-type="float" office:value="0.065960168838501" calcext:value-type="float">
            <text:p>0.065960168838501</text:p>
          </table:table-cell>
          <table:table-cell table:style-name="ce1" office:value-type="float" office:value="0.0947482585906982" calcext:value-type="float">
            <text:p>0.094748258590698</text:p>
          </table:table-cell>
          <table:table-cell table:style-name="ce1" office:value-type="float" office:value="0.122278451919556" calcext:value-type="float">
            <text:p>0.122278451919556</text:p>
          </table:table-cell>
          <table:table-cell table:style-name="ce1" office:value-type="float" office:value="185.805310726166" calcext:value-type="float">
            <text:p>185.805310726166</text:p>
          </table:table-cell>
          <table:table-cell table:style-name="ce1" office:value-type="float" office:value="0.0647878646850586" calcext:value-type="float">
            <text:p>0.064787864685059</text:p>
          </table:table-cell>
          <table:table-cell table:style-name="ce1" office:value-type="float" office:value="0.0690593719482422" calcext:value-type="float">
            <text:p>0.069059371948242</text:p>
          </table:table-cell>
          <table:table-cell table:style-name="ce1" office:value-type="float" office:value="0.0744612216949463" calcext:value-type="float">
            <text:p>0.074461221694946</text:p>
          </table:table-cell>
          <table:table-cell table:style-name="ce1" office:value-type="float" office:value="0.0903253555297852" calcext:value-type="float">
            <text:p>0.090325355529785</text:p>
          </table:table-cell>
          <table:table-cell table:style-name="ce1" office:value-type="float" office:value="0.074052095413208" calcext:value-type="float">
            <text:p>0.074052095413208</text:p>
          </table:table-cell>
          <table:table-cell table:style-name="ce1" office:value-type="float" office:value="0.10211706161499" calcext:value-type="float">
            <text:p>0.10211706161499</text:p>
          </table:table-cell>
          <table:table-cell table:style-name="ce1" office:value-type="float" office:value="0.136972665786743" calcext:value-type="float">
            <text:p>0.136972665786743</text:p>
          </table:table-cell>
          <table:table-cell table:style-name="ce1" office:value-type="float" office:value="0.0759449005126953" calcext:value-type="float">
            <text:p>0.075944900512695</text:p>
          </table:table-cell>
          <table:table-cell table:style-name="ce1" office:value-type="float" office:value="0.186017751693726" calcext:value-type="float">
            <text:p>0.186017751693726</text:p>
          </table:table-cell>
          <table:table-cell table:style-name="ce1" office:value-type="float" office:value="0.086146354675293" calcext:value-type="float">
            <text:p>0.086146354675293</text:p>
          </table:table-cell>
          <table:table-cell table:style-name="ce1" office:value-type="float" office:value="0.0296707153320312" calcext:value-type="float">
            <text:p>0.029670715332031</text:p>
          </table:table-cell>
          <table:table-cell table:style-name="ce1" office:value-type="float" office:value="0.0774409770965576" calcext:value-type="float">
            <text:p>0.077440977096558</text:p>
          </table:table-cell>
          <table:table-cell table:style-name="ce1" office:value-type="float" office:value="0.0488214492797852" calcext:value-type="float">
            <text:p>0.048821449279785</text:p>
          </table:table-cell>
          <table:table-cell table:style-name="ce1" office:value-type="float" office:value="0.093672513961792" calcext:value-type="float">
            <text:p>0.093672513961792</text:p>
          </table:table-cell>
          <table:table-cell table:style-name="ce1" office:value-type="float" office:value="0.0817942619323731" calcext:value-type="float">
            <text:p>0.081794261932373</text:p>
          </table:table-cell>
          <table:table-cell table:style-name="ce1" office:value-type="float" office:value="0.0616068840026856" calcext:value-type="float">
            <text:p>0.061606884002686</text:p>
          </table:table-cell>
          <table:table-cell table:style-name="ce1" office:value-type="float" office:value="0.0695228576660156" calcext:value-type="float">
            <text:p>0.069522857666016</text:p>
          </table:table-cell>
          <table:table-cell table:style-name="ce1" office:value-type="float" office:value="0.0775794982910156" calcext:value-type="float">
            <text:p>0.077579498291016</text:p>
          </table:table-cell>
          <table:table-cell table:style-name="ce1" office:value-type="float" office:value="0.0626053810119629" calcext:value-type="float">
            <text:p>0.062605381011963</text:p>
          </table:table-cell>
          <table:table-cell table:style-name="ce1" office:value-type="float" office:value="0.0516383647918701" calcext:value-type="float">
            <text:p>0.05163836479187</text:p>
          </table:table-cell>
          <table:table-cell table:style-name="ce1" office:value-type="float" office:value="181.753295660019" calcext:value-type="float">
            <text:p>181.753295660019</text:p>
          </table:table-cell>
          <table:table-cell table:style-name="ce1" office:value-type="float" office:value="0.0832664966583252" calcext:value-type="float">
            <text:p>0.083266496658325</text:p>
          </table:table-cell>
          <table:table-cell table:style-name="ce1" office:value-type="float" office:value="6.46614384651184" calcext:value-type="float">
            <text:p>6.46614384651184</text:p>
          </table:table-cell>
          <table:table-cell table:style-name="ce1" office:value-type="float" office:value="1.47184252738953" calcext:value-type="float">
            <text:p>1.47184252738953</text:p>
          </table:table-cell>
          <table:table-cell table:style-name="ce1" office:value-type="float" office:value="0.0860652923583984" calcext:value-type="float">
            <text:p>0.086065292358398</text:p>
          </table:table-cell>
          <table:table-cell table:style-name="ce1" office:value-type="float" office:value="0.0741262435913086" calcext:value-type="float">
            <text:p>0.074126243591309</text:p>
          </table:table-cell>
          <table:table-cell table:style-name="ce1" office:value-type="float" office:value="0.0911154747009277" calcext:value-type="float">
            <text:p>0.091115474700928</text:p>
          </table:table-cell>
          <table:table-cell table:style-name="ce1" office:value-type="float" office:value="0.114160776138306" calcext:value-type="float">
            <text:p>0.114160776138306</text:p>
          </table:table-cell>
          <table:table-cell table:style-name="ce1" office:value-type="float" office:value="0.0976197719573975" calcext:value-type="float">
            <text:p>0.097619771957398</text:p>
          </table:table-cell>
          <table:table-cell table:style-name="ce1" office:value-type="float" office:value="0.0820226669311523" calcext:value-type="float">
            <text:p>0.082022666931152</text:p>
          </table:table-cell>
          <table:table-cell table:style-name="ce1" office:value-type="float" office:value="0.0860428810119629" calcext:value-type="float">
            <text:p>0.086042881011963</text:p>
          </table:table-cell>
          <table:table-cell table:style-name="ce1" office:value-type="float" office:value="0.0865664482116699" calcext:value-type="float">
            <text:p>0.08656644821167</text:p>
          </table:table-cell>
          <table:table-cell table:style-name="ce1" office:value-type="float" office:value="0.0813977718353272" calcext:value-type="float">
            <text:p>0.081397771835327</text:p>
          </table:table-cell>
          <table:table-cell table:style-name="ce1" office:value-type="float" office:value="0.13766360282898" calcext:value-type="float">
            <text:p>0.13766360282898</text:p>
          </table:table-cell>
          <table:table-cell table:style-name="ce1" office:value-type="float" office:value="0.0870745182037354" calcext:value-type="float">
            <text:p>0.087074518203735</text:p>
          </table:table-cell>
          <table:table-cell table:style-name="ce1" office:value-type="float" office:value="0.111806154251099" calcext:value-type="float">
            <text:p>0.111806154251099</text:p>
          </table:table-cell>
          <table:table-cell table:style-name="ce1" office:value-type="float" office:value="0.0592670440673828" calcext:value-type="float">
            <text:p>0.059267044067383</text:p>
          </table:table-cell>
          <table:table-cell table:style-name="ce1" office:value-type="float" office:value="0.128836870193481" calcext:value-type="float">
            <text:p>0.128836870193481</text:p>
          </table:table-cell>
          <table:table-cell table:style-name="ce1" office:value-type="float" office:value="0.0725665092468262" calcext:value-type="float">
            <text:p>0.072566509246826</text:p>
          </table:table-cell>
          <table:table-cell table:style-name="ce1" office:value-type="float" office:value="0.0839390754699707" calcext:value-type="float">
            <text:p>0.083939075469971</text:p>
          </table:table-cell>
          <table:table-cell table:style-name="ce1" office:value-type="float" office:value="0.0778617858886719" calcext:value-type="float">
            <text:p>0.077861785888672</text:p>
          </table:table-cell>
          <table:table-cell table:style-name="ce1" office:value-type="float" office:value="163.443554401398" calcext:value-type="float">
            <text:p>163.443554401398</text:p>
          </table:table-cell>
          <table:table-cell table:style-name="ce1" office:value-type="float" office:value="0.0546512603759766" calcext:value-type="float">
            <text:p>0.054651260375977</text:p>
          </table:table-cell>
          <table:table-cell table:style-name="ce1" office:value-type="float" office:value="0.366512298583984" calcext:value-type="float">
            <text:p>0.366512298583984</text:p>
          </table:table-cell>
          <table:table-cell table:style-name="ce1" office:value-type="float" office:value="0.106600284576416" calcext:value-type="float">
            <text:p>0.106600284576416</text:p>
          </table:table-cell>
          <table:table-cell table:style-name="ce1" office:value-type="float" office:value="0.0655736923217773" calcext:value-type="float">
            <text:p>0.065573692321777</text:p>
          </table:table-cell>
          <table:table-cell table:style-name="ce1" office:value-type="float" office:value="0.477891206741333" calcext:value-type="float">
            <text:p>0.477891206741333</text:p>
          </table:table-cell>
          <table:table-cell table:style-name="ce1" office:value-type="float" office:value="0.0700752735137939" calcext:value-type="float">
            <text:p>0.070075273513794</text:p>
          </table:table-cell>
          <table:table-cell table:style-name="ce1" office:value-type="float" office:value="0.0713901519775391" calcext:value-type="float">
            <text:p>0.071390151977539</text:p>
          </table:table-cell>
          <table:table-cell table:style-name="ce1" office:value-type="float" office:value="0.0782060623168945" calcext:value-type="float">
            <text:p>0.078206062316895</text:p>
          </table:table-cell>
          <table:table-cell table:style-name="ce1" office:value-type="float" office:value="0.0827252864837647" calcext:value-type="float">
            <text:p>0.082725286483765</text:p>
          </table:table-cell>
          <table:table-cell table:style-name="ce1" office:value-type="float" office:value="0.0605592727661133" calcext:value-type="float">
            <text:p>0.060559272766113</text:p>
          </table:table-cell>
          <table:table-cell table:style-name="ce1" office:value-type="float" office:value="0.0830800533294678" calcext:value-type="float">
            <text:p>0.083080053329468</text:p>
          </table:table-cell>
          <table:table-cell table:style-name="ce1" office:value-type="float" office:value="0.0698692798614502" calcext:value-type="float">
            <text:p>0.06986927986145</text:p>
          </table:table-cell>
          <table:table-cell table:style-name="ce1" office:value-type="float" office:value="0.0683948993682861" calcext:value-type="float">
            <text:p>0.068394899368286</text:p>
          </table:table-cell>
          <table:table-cell table:style-name="ce1" office:value-type="float" office:value="0.0508205890655518" calcext:value-type="float">
            <text:p>0.050820589065552</text:p>
          </table:table-cell>
          <table:table-cell table:style-name="ce1" office:value-type="float" office:value="0.0718178749084473" calcext:value-type="float">
            <text:p>0.071817874908447</text:p>
          </table:table-cell>
          <table:table-cell table:style-name="ce1" office:value-type="float" office:value="0.117113351821899" calcext:value-type="float">
            <text:p>0.117113351821899</text:p>
          </table:table-cell>
          <table:table-cell table:style-name="ce1" office:value-type="float" office:value="0.0813755989074707" calcext:value-type="float">
            <text:p>0.081375598907471</text:p>
          </table:table-cell>
          <table:table-cell table:style-name="ce1" office:value-type="float" office:value="0.0819571018218994" calcext:value-type="float">
            <text:p>0.081957101821899</text:p>
          </table:table-cell>
          <table:table-cell table:style-name="ce1" office:value-type="float" office:value="0.0701684951782227" calcext:value-type="float">
            <text:p>0.070168495178223</text:p>
          </table:table-cell>
          <table:table-cell table:style-name="ce1" office:value-type="float" office:value="0.0670344829559326" calcext:value-type="float">
            <text:p>0.067034482955933</text:p>
          </table:table-cell>
          <table:table-cell table:style-name="ce1" office:value-type="float" office:value="173.539674282074" calcext:value-type="float">
            <text:p>173.539674282074</text:p>
          </table:table-cell>
          <table:table-cell table:style-name="ce1" office:value-type="float" office:value="1.66730713844299" calcext:value-type="float">
            <text:p>1.66730713844299</text:p>
          </table:table-cell>
          <table:table-cell table:style-name="ce1" office:value-type="float" office:value="0.0895915031433106" calcext:value-type="float">
            <text:p>0.089591503143311</text:p>
          </table:table-cell>
          <table:table-cell table:style-name="ce1" office:value-type="float" office:value="0.0738010406494141" calcext:value-type="float">
            <text:p>0.073801040649414</text:p>
          </table:table-cell>
          <table:table-cell table:style-name="ce1" office:value-type="float" office:value="0.0739552974700928" calcext:value-type="float">
            <text:p>0.073955297470093</text:p>
          </table:table-cell>
          <table:table-cell table:style-name="ce1" office:value-type="float" office:value="0.0853133201599121" calcext:value-type="float">
            <text:p>0.085313320159912</text:p>
          </table:table-cell>
          <table:table-cell table:style-name="ce1" office:value-type="float" office:value="0.087066650390625" calcext:value-type="float">
            <text:p>0.087066650390625</text:p>
          </table:table-cell>
          <table:table-cell table:style-name="ce1" office:value-type="float" office:value="0.0738883018493652" calcext:value-type="float">
            <text:p>0.073888301849365</text:p>
          </table:table-cell>
          <table:table-cell table:style-name="ce1" office:value-type="float" office:value="0.0898807048797607" calcext:value-type="float">
            <text:p>0.089880704879761</text:p>
          </table:table-cell>
          <table:table-cell table:style-name="ce1" office:value-type="float" office:value="0.0851669311523438" calcext:value-type="float">
            <text:p>0.085166931152344</text:p>
          </table:table-cell>
          <table:table-cell table:style-name="ce1" office:value-type="float" office:value="0.100656032562256" calcext:value-type="float">
            <text:p>0.100656032562256</text:p>
          </table:table-cell>
          <table:table-cell table:style-name="ce1" office:value-type="float" office:value="0.0736351013183594" calcext:value-type="float">
            <text:p>0.073635101318359</text:p>
          </table:table-cell>
          <table:table-cell table:style-name="ce1" office:value-type="float" office:value="0.0815439224243164" calcext:value-type="float">
            <text:p>0.081543922424316</text:p>
          </table:table-cell>
          <table:table-cell table:style-name="ce1" office:value-type="float" office:value="0.0759809017181397" calcext:value-type="float">
            <text:p>0.07598090171814</text:p>
          </table:table-cell>
          <table:table-cell table:style-name="ce1" office:value-type="float" office:value="0.0701818466186523" calcext:value-type="float">
            <text:p>0.070181846618652</text:p>
          </table:table-cell>
          <table:table-cell table:style-name="ce1" office:value-type="float" office:value="0.0693683624267578" calcext:value-type="float">
            <text:p>0.069368362426758</text:p>
          </table:table-cell>
          <table:table-cell table:style-name="ce1" office:value-type="float" office:value="0.0895729064941406" calcext:value-type="float">
            <text:p>0.089572906494141</text:p>
          </table:table-cell>
          <table:table-cell table:style-name="ce1" office:value-type="float" office:value="0.100129842758179" calcext:value-type="float">
            <text:p>0.100129842758179</text:p>
          </table:table-cell>
          <table:table-cell table:style-name="ce1" office:value-type="float" office:value="0.0647802352905273" calcext:value-type="float">
            <text:p>0.064780235290527</text:p>
          </table:table-cell>
          <table:table-cell table:style-name="ce1" office:value-type="float" office:value="0.073993444442749" calcext:value-type="float">
            <text:p>0.073993444442749</text:p>
          </table:table-cell>
          <table:table-cell table:style-name="ce1" office:value-type="float" office:value="0.0760147571563721" calcext:value-type="float">
            <text:p>0.076014757156372</text:p>
          </table:table-cell>
          <table:table-cell table:style-name="ce1" office:value-type="float" office:value="6.96257621966876" calcext:value-type="float">
            <text:p>6.96257621966876</text:p>
          </table:table-cell>
          <table:table-cell table:style-name="ce1" office:value-type="float" office:value="0.0296707153320312" calcext:value-type="float">
            <text:p>0.029670715332031</text:p>
          </table:table-cell>
          <table:table-cell table:style-name="ce1" office:value-type="float" office:value="185.805310726166" calcext:value-type="float">
            <text:p>185.805310726166</text:p>
          </table:table-cell>
          <table:table-cell table:style-name="ce1" office:value-type="float" office:value="724.107926845551" calcext:value-type="float">
            <text:p>724.107926845551</text:p>
          </table:table-cell>
          <table:table-cell table:formula="of:=[.DF34]" office:value-type="float" office:value="724.107926845551" calcext:value-type="float">
            <text:p>724.107926845551</text:p>
          </table:table-cell>
        </table:table-row>
        <table:table-row table:style-name="ro1">
          <table:table-cell table:style-name="ce1" office:value-type="string" calcext:value-type="string">
            <text:p>num_workers = 31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974485874176025" calcext:value-type="float">
            <text:p>0.097448587417603</text:p>
          </table:table-cell>
          <table:table-cell table:style-name="ce1" office:value-type="float" office:value="0.0653796195983887" calcext:value-type="float">
            <text:p>0.065379619598389</text:p>
          </table:table-cell>
          <table:table-cell table:style-name="ce1" office:value-type="float" office:value="0.0808975696563721" calcext:value-type="float">
            <text:p>0.080897569656372</text:p>
          </table:table-cell>
          <table:table-cell table:style-name="ce1" office:value-type="float" office:value="0.0181484222412109" calcext:value-type="float">
            <text:p>0.018148422241211</text:p>
          </table:table-cell>
          <table:table-cell table:style-name="ce1" office:value-type="float" office:value="0.0281004905700684" calcext:value-type="float">
            <text:p>0.028100490570068</text:p>
          </table:table-cell>
          <table:table-cell table:style-name="ce1" office:value-type="float" office:value="0.0504524707794189" calcext:value-type="float">
            <text:p>0.050452470779419</text:p>
          </table:table-cell>
          <table:table-cell table:style-name="ce1" office:value-type="float" office:value="0.0532474517822266" calcext:value-type="float">
            <text:p>0.053247451782227</text:p>
          </table:table-cell>
          <table:table-cell table:style-name="ce1" office:value-type="float" office:value="0.0692944526672363" calcext:value-type="float">
            <text:p>0.069294452667236</text:p>
          </table:table-cell>
          <table:table-cell table:style-name="ce1" office:value-type="float" office:value="0.0650966167449951" calcext:value-type="float">
            <text:p>0.065096616744995</text:p>
          </table:table-cell>
          <table:table-cell table:style-name="ce1" office:value-type="float" office:value="0.0562355518341064" calcext:value-type="float">
            <text:p>0.056235551834106</text:p>
          </table:table-cell>
          <table:table-cell table:style-name="ce1" office:value-type="float" office:value="0.0634071826934814" calcext:value-type="float">
            <text:p>0.063407182693481</text:p>
          </table:table-cell>
          <table:table-cell table:style-name="ce1" office:value-type="float" office:value="0.106831312179565" calcext:value-type="float">
            <text:p>0.106831312179565</text:p>
          </table:table-cell>
          <table:table-cell table:style-name="ce1" office:value-type="float" office:value="0.126469135284424" calcext:value-type="float">
            <text:p>0.126469135284424</text:p>
          </table:table-cell>
          <table:table-cell table:style-name="ce1" office:value-type="float" office:value="0.101964235305786" calcext:value-type="float">
            <text:p>0.101964235305786</text:p>
          </table:table-cell>
          <table:table-cell table:style-name="ce1" office:value-type="float" office:value="0.113502025604248" calcext:value-type="float">
            <text:p>0.113502025604248</text:p>
          </table:table-cell>
          <table:table-cell table:style-name="ce1" office:value-type="float" office:value="0.0483028888702393" calcext:value-type="float">
            <text:p>0.048302888870239</text:p>
          </table:table-cell>
          <table:table-cell table:style-name="ce1" office:value-type="float" office:value="0.103827476501465" calcext:value-type="float">
            <text:p>0.103827476501465</text:p>
          </table:table-cell>
          <table:table-cell table:style-name="ce1" office:value-type="float" office:value="0.0864434242248535" calcext:value-type="float">
            <text:p>0.086443424224854</text:p>
          </table:table-cell>
          <table:table-cell table:style-name="ce1" office:value-type="float" office:value="0.0717711448669434" calcext:value-type="float">
            <text:p>0.071771144866943</text:p>
          </table:table-cell>
          <table:table-cell table:style-name="ce1" office:value-type="float" office:value="0.0821008682250977" calcext:value-type="float">
            <text:p>0.082100868225098</text:p>
          </table:table-cell>
          <table:table-cell table:style-name="ce1" office:value-type="float" office:value="186.21811747551" calcext:value-type="float">
            <text:p>186.21811747551</text:p>
          </table:table-cell>
          <table:table-cell table:style-name="ce1" office:value-type="float" office:value="0.136428594589233" calcext:value-type="float">
            <text:p>0.136428594589233</text:p>
          </table:table-cell>
          <table:table-cell table:style-name="ce1" office:value-type="float" office:value="3.94397687911987" calcext:value-type="float">
            <text:p>3.94397687911987</text:p>
          </table:table-cell>
          <table:table-cell table:style-name="ce1" office:value-type="float" office:value="0.0428588390350342" calcext:value-type="float">
            <text:p>0.042858839035034</text:p>
          </table:table-cell>
          <table:table-cell table:style-name="ce1" office:value-type="float" office:value="0.789993286132813" calcext:value-type="float">
            <text:p>0.789993286132813</text:p>
          </table:table-cell>
          <table:table-cell table:style-name="ce1" office:value-type="float" office:value="0.0860109329223633" calcext:value-type="float">
            <text:p>0.086010932922363</text:p>
          </table:table-cell>
          <table:table-cell table:style-name="ce1" office:value-type="float" office:value="0.0476000308990479" calcext:value-type="float">
            <text:p>0.047600030899048</text:p>
          </table:table-cell>
          <table:table-cell table:style-name="ce1" office:value-type="float" office:value="0.0735146999359131" calcext:value-type="float">
            <text:p>0.073514699935913</text:p>
          </table:table-cell>
          <table:table-cell table:style-name="ce1" office:value-type="float" office:value="0.0658068656921387" calcext:value-type="float">
            <text:p>0.065806865692139</text:p>
          </table:table-cell>
          <table:table-cell table:style-name="ce1" office:value-type="float" office:value="0.0852169990539551" calcext:value-type="float">
            <text:p>0.085216999053955</text:p>
          </table:table-cell>
          <table:table-cell table:style-name="ce1" office:value-type="float" office:value="0.0801663398742676" calcext:value-type="float">
            <text:p>0.080166339874268</text:p>
          </table:table-cell>
          <table:table-cell table:style-name="ce1" office:value-type="float" office:value="0.0898048877716064" calcext:value-type="float">
            <text:p>0.089804887771606</text:p>
          </table:table-cell>
          <table:table-cell table:style-name="ce1" office:value-type="float" office:value="0.0982589721679688" calcext:value-type="float">
            <text:p>0.098258972167969</text:p>
          </table:table-cell>
          <table:table-cell table:style-name="ce1" office:value-type="float" office:value="0.097987174987793" calcext:value-type="float">
            <text:p>0.097987174987793</text:p>
          </table:table-cell>
          <table:table-cell table:style-name="ce1" office:value-type="float" office:value="0.0771453380584717" calcext:value-type="float">
            <text:p>0.077145338058472</text:p>
          </table:table-cell>
          <table:table-cell table:style-name="ce1" office:value-type="float" office:value="0.0659034252166748" calcext:value-type="float">
            <text:p>0.065903425216675</text:p>
          </table:table-cell>
          <table:table-cell table:style-name="ce1" office:value-type="float" office:value="0.078078031539917" calcext:value-type="float">
            <text:p>0.078078031539917</text:p>
          </table:table-cell>
          <table:table-cell table:style-name="ce1" office:value-type="float" office:value="0.0692548751831055" calcext:value-type="float">
            <text:p>0.069254875183106</text:p>
          </table:table-cell>
          <table:table-cell table:style-name="ce1" office:value-type="float" office:value="0.0613350868225098" calcext:value-type="float">
            <text:p>0.06133508682251</text:p>
          </table:table-cell>
          <table:table-cell table:style-name="ce1" office:value-type="float" office:value="0.189423799514771" calcext:value-type="float">
            <text:p>0.189423799514771</text:p>
          </table:table-cell>
          <table:table-cell table:style-name="ce1" office:value-type="float" office:value="0.089918851852417" calcext:value-type="float">
            <text:p>0.089918851852417</text:p>
          </table:table-cell>
          <table:table-cell table:style-name="ce1" office:value-type="float" office:value="166.399151325226" calcext:value-type="float">
            <text:p>166.399151325226</text:p>
          </table:table-cell>
          <table:table-cell table:style-name="ce1" office:value-type="float" office:value="0.0855295658111572" calcext:value-type="float">
            <text:p>0.085529565811157</text:p>
          </table:table-cell>
          <table:table-cell table:style-name="ce1" office:value-type="float" office:value="0.0675680637359619" calcext:value-type="float">
            <text:p>0.067568063735962</text:p>
          </table:table-cell>
          <table:table-cell table:style-name="ce1" office:value-type="float" office:value="0.0708544254302979" calcext:value-type="float">
            <text:p>0.070854425430298</text:p>
          </table:table-cell>
          <table:table-cell table:style-name="ce1" office:value-type="float" office:value="0.0593278408050537" calcext:value-type="float">
            <text:p>0.059327840805054</text:p>
          </table:table-cell>
          <table:table-cell table:style-name="ce1" office:value-type="float" office:value="0.0571849346160889" calcext:value-type="float">
            <text:p>0.057184934616089</text:p>
          </table:table-cell>
          <table:table-cell table:style-name="ce1" office:value-type="float" office:value="0.182062864303589" calcext:value-type="float">
            <text:p>0.182062864303589</text:p>
          </table:table-cell>
          <table:table-cell table:style-name="ce1" office:value-type="float" office:value="0.115525484085083" calcext:value-type="float">
            <text:p>0.115525484085083</text:p>
          </table:table-cell>
          <table:table-cell table:style-name="ce1" office:value-type="float" office:value="1.30802249908447" calcext:value-type="float">
            <text:p>1.30802249908447</text:p>
          </table:table-cell>
          <table:table-cell table:style-name="ce1" office:value-type="float" office:value="1.48603653907776" calcext:value-type="float">
            <text:p>1.48603653907776</text:p>
          </table:table-cell>
          <table:table-cell table:style-name="ce1" office:value-type="float" office:value="0.0740122795104981" calcext:value-type="float">
            <text:p>0.074012279510498</text:p>
          </table:table-cell>
          <table:table-cell table:style-name="ce1" office:value-type="float" office:value="2.71125102043152" calcext:value-type="float">
            <text:p>2.71125102043152</text:p>
          </table:table-cell>
          <table:table-cell table:style-name="ce1" office:value-type="float" office:value="0.0934245586395264" calcext:value-type="float">
            <text:p>0.093424558639526</text:p>
          </table:table-cell>
          <table:table-cell table:style-name="ce1" office:value-type="float" office:value="0.0363640785217285" calcext:value-type="float">
            <text:p>0.036364078521729</text:p>
          </table:table-cell>
          <table:table-cell table:style-name="ce1" office:value-type="float" office:value="0.0800354480743408" calcext:value-type="float">
            <text:p>0.080035448074341</text:p>
          </table:table-cell>
          <table:table-cell table:style-name="ce1" office:value-type="float" office:value="0.0967173576354981" calcext:value-type="float">
            <text:p>0.096717357635498</text:p>
          </table:table-cell>
          <table:table-cell table:style-name="ce1" office:value-type="float" office:value="0.0756421089172363" calcext:value-type="float">
            <text:p>0.075642108917236</text:p>
          </table:table-cell>
          <table:table-cell table:style-name="ce1" office:value-type="float" office:value="0.0742161273956299" calcext:value-type="float">
            <text:p>0.07421612739563</text:p>
          </table:table-cell>
          <table:table-cell table:style-name="ce1" office:value-type="float" office:value="0.0419826507568359" calcext:value-type="float">
            <text:p>0.041982650756836</text:p>
          </table:table-cell>
          <table:table-cell table:style-name="ce1" office:value-type="float" office:value="0.0564029216766357" calcext:value-type="float">
            <text:p>0.056402921676636</text:p>
          </table:table-cell>
          <table:table-cell table:style-name="ce1" office:value-type="float" office:value="0.0564157962799072" calcext:value-type="float">
            <text:p>0.056415796279907</text:p>
          </table:table-cell>
          <table:table-cell table:style-name="ce1" office:value-type="float" office:value="171.766146421432" calcext:value-type="float">
            <text:p>171.766146421432</text:p>
          </table:table-cell>
          <table:table-cell table:style-name="ce1" office:value-type="float" office:value="1.56839108467102" calcext:value-type="float">
            <text:p>1.56839108467102</text:p>
          </table:table-cell>
          <table:table-cell table:style-name="ce1" office:value-type="float" office:value="0.097447395324707" calcext:value-type="float">
            <text:p>0.097447395324707</text:p>
          </table:table-cell>
          <table:table-cell table:style-name="ce1" office:value-type="float" office:value="0.150471210479736" calcext:value-type="float">
            <text:p>0.150471210479736</text:p>
          </table:table-cell>
          <table:table-cell table:style-name="ce1" office:value-type="float" office:value="0.0791456699371338" calcext:value-type="float">
            <text:p>0.079145669937134</text:p>
          </table:table-cell>
          <table:table-cell table:style-name="ce1" office:value-type="float" office:value="2.88506889343262" calcext:value-type="float">
            <text:p>2.88506889343262</text:p>
          </table:table-cell>
          <table:table-cell table:style-name="ce1" office:value-type="float" office:value="0.110002756118774" calcext:value-type="float">
            <text:p>0.110002756118774</text:p>
          </table:table-cell>
          <table:table-cell table:style-name="ce1" office:value-type="float" office:value="0.0754942893981934" calcext:value-type="float">
            <text:p>0.075494289398193</text:p>
          </table:table-cell>
          <table:table-cell table:style-name="ce1" office:value-type="float" office:value="0.0894401073455811" calcext:value-type="float">
            <text:p>0.089440107345581</text:p>
          </table:table-cell>
          <table:table-cell table:style-name="ce1" office:value-type="float" office:value="0.102578639984131" calcext:value-type="float">
            <text:p>0.102578639984131</text:p>
          </table:table-cell>
          <table:table-cell table:style-name="ce1" office:value-type="float" office:value="0.0938451290130615" calcext:value-type="float">
            <text:p>0.093845129013062</text:p>
          </table:table-cell>
          <table:table-cell table:style-name="ce1" office:value-type="float" office:value="0.0961446762084961" calcext:value-type="float">
            <text:p>0.096144676208496</text:p>
          </table:table-cell>
          <table:table-cell table:style-name="ce1" office:value-type="float" office:value="0.0870113372802734" calcext:value-type="float">
            <text:p>0.087011337280273</text:p>
          </table:table-cell>
          <table:table-cell table:style-name="ce1" office:value-type="float" office:value="0.0819089412689209" calcext:value-type="float">
            <text:p>0.081908941268921</text:p>
          </table:table-cell>
          <table:table-cell table:style-name="ce1" office:value-type="float" office:value="0.0814182758331299" calcext:value-type="float">
            <text:p>0.08141827583313</text:p>
          </table:table-cell>
          <table:table-cell table:style-name="ce1" office:value-type="float" office:value="0.107608795166016" calcext:value-type="float">
            <text:p>0.107608795166016</text:p>
          </table:table-cell>
          <table:table-cell table:style-name="ce1" office:value-type="float" office:value="0.0729353427886963" calcext:value-type="float">
            <text:p>0.072935342788696</text:p>
          </table:table-cell>
          <table:table-cell table:style-name="ce1" office:value-type="float" office:value="0.0814688205718994" calcext:value-type="float">
            <text:p>0.081468820571899</text:p>
          </table:table-cell>
          <table:table-cell table:style-name="ce1" office:value-type="float" office:value="0.0845968723297119" calcext:value-type="float">
            <text:p>0.084596872329712</text:p>
          </table:table-cell>
          <table:table-cell table:style-name="ce1" office:value-type="float" office:value="0.0885312557220459" calcext:value-type="float">
            <text:p>0.088531255722046</text:p>
          </table:table-cell>
          <table:table-cell table:style-name="ce1" office:value-type="float" office:value="0.062161922454834" calcext:value-type="float">
            <text:p>0.062161922454834</text:p>
          </table:table-cell>
          <table:table-cell table:style-name="ce1" office:value-type="float" office:value="193.296160936356" calcext:value-type="float">
            <text:p>193.296160936356</text:p>
          </table:table-cell>
          <table:table-cell table:style-name="ce1" office:value-type="float" office:value="0.0934953689575195" calcext:value-type="float">
            <text:p>0.09349536895752</text:p>
          </table:table-cell>
          <table:table-cell table:style-name="ce1" office:value-type="float" office:value="0.117580413818359" calcext:value-type="float">
            <text:p>0.117580413818359</text:p>
          </table:table-cell>
          <table:table-cell table:style-name="ce1" office:value-type="float" office:value="0.0781257152557373" calcext:value-type="float">
            <text:p>0.078125715255737</text:p>
          </table:table-cell>
          <table:table-cell table:style-name="ce1" office:value-type="float" office:value="0.156569480895996" calcext:value-type="float">
            <text:p>0.156569480895996</text:p>
          </table:table-cell>
          <table:table-cell table:style-name="ce1" office:value-type="float" office:value="0.0812842845916748" calcext:value-type="float">
            <text:p>0.081284284591675</text:p>
          </table:table-cell>
          <table:table-cell table:style-name="ce1" office:value-type="float" office:value="0.0566112995147705" calcext:value-type="float">
            <text:p>0.056611299514771</text:p>
          </table:table-cell>
          <table:table-cell table:style-name="ce1" office:value-type="float" office:value="0.12194299697876" calcext:value-type="float">
            <text:p>0.12194299697876</text:p>
          </table:table-cell>
          <table:table-cell table:style-name="ce1" office:value-type="float" office:value="0.102292776107788" calcext:value-type="float">
            <text:p>0.102292776107788</text:p>
          </table:table-cell>
          <table:table-cell table:style-name="ce1" office:value-type="float" office:value="0.127134084701538" calcext:value-type="float">
            <text:p>0.127134084701538</text:p>
          </table:table-cell>
          <table:table-cell table:style-name="ce1" office:value-type="float" office:value="0.0768442153930664" calcext:value-type="float">
            <text:p>0.076844215393066</text:p>
          </table:table-cell>
          <table:table-cell table:style-name="ce1" office:value-type="float" office:value="0.0953540802001953" calcext:value-type="float">
            <text:p>0.095354080200195</text:p>
          </table:table-cell>
          <table:table-cell table:style-name="ce1" office:value-type="float" office:value="0.123626708984375" calcext:value-type="float">
            <text:p>0.123626708984375</text:p>
          </table:table-cell>
          <table:table-cell table:style-name="ce1" office:value-type="float" office:value="0.0461916923522949" calcext:value-type="float">
            <text:p>0.046191692352295</text:p>
          </table:table-cell>
          <table:table-cell table:style-name="ce1" office:value-type="float" office:value="0.0792036056518555" calcext:value-type="float">
            <text:p>0.079203605651856</text:p>
          </table:table-cell>
          <table:table-cell table:style-name="ce1" office:value-type="float" office:value="0.126072883605957" calcext:value-type="float">
            <text:p>0.126072883605957</text:p>
          </table:table-cell>
          <table:table-cell table:style-name="ce1" office:value-type="float" office:value="0.0783364772796631" calcext:value-type="float">
            <text:p>0.078336477279663</text:p>
          </table:table-cell>
          <table:table-cell table:style-name="ce1" office:value-type="float" office:value="0.0824601650238037" calcext:value-type="float">
            <text:p>0.082460165023804</text:p>
          </table:table-cell>
          <table:table-cell table:style-name="ce1" office:value-type="float" office:value="0.098191499710083" calcext:value-type="float">
            <text:p>0.098191499710083</text:p>
          </table:table-cell>
          <table:table-cell table:style-name="ce1" office:value-type="float" office:value="0.069401741027832" calcext:value-type="float">
            <text:p>0.069401741027832</text:p>
          </table:table-cell>
          <table:table-cell table:style-name="ce1" office:value-type="float" office:value="0.0755393505096436" calcext:value-type="float">
            <text:p>0.075539350509644</text:p>
          </table:table-cell>
          <table:table-cell table:style-name="ce1" office:value-type="float" office:value="7.11776622900596" calcext:value-type="float">
            <text:p>7.11776622900596</text:p>
          </table:table-cell>
          <table:table-cell table:style-name="ce1" office:value-type="float" office:value="0.0181484222412109" calcext:value-type="float">
            <text:p>0.018148422241211</text:p>
          </table:table-cell>
          <table:table-cell table:style-name="ce1" office:value-type="float" office:value="193.296160936356" calcext:value-type="float">
            <text:p>193.296160936356</text:p>
          </table:table-cell>
          <table:table-cell table:style-name="ce1" office:value-type="float" office:value="740.24768781662" calcext:value-type="float">
            <text:p>740.24768781662</text:p>
          </table:table-cell>
          <table:table-cell table:formula="of:=[.DF35]" office:value-type="float" office:value="740.24768781662" calcext:value-type="float">
            <text:p>740.24768781662</text:p>
          </table:table-cell>
        </table:table-row>
        <table:table-row table:style-name="ro1">
          <table:table-cell table:style-name="ce1" office:value-type="string" calcext:value-type="string">
            <text:p>num_workers = 32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2.75686430931091" calcext:value-type="float">
            <text:p>2.75686430931091</text:p>
          </table:table-cell>
          <table:table-cell table:style-name="ce1" office:value-type="float" office:value="0.0857751369476318" calcext:value-type="float">
            <text:p>0.085775136947632</text:p>
          </table:table-cell>
          <table:table-cell table:style-name="ce1" office:value-type="float" office:value="0.102057695388794" calcext:value-type="float">
            <text:p>0.102057695388794</text:p>
          </table:table-cell>
          <table:table-cell table:style-name="ce1" office:value-type="float" office:value="0.0973491668701172" calcext:value-type="float">
            <text:p>0.097349166870117</text:p>
          </table:table-cell>
          <table:table-cell table:style-name="ce1" office:value-type="float" office:value="0.09765625" calcext:value-type="float">
            <text:p>0.09765625</text:p>
          </table:table-cell>
          <table:table-cell table:style-name="ce1" office:value-type="float" office:value="0.0912446975708008" calcext:value-type="float">
            <text:p>0.091244697570801</text:p>
          </table:table-cell>
          <table:table-cell table:style-name="ce1" office:value-type="float" office:value="0.0899531841278076" calcext:value-type="float">
            <text:p>0.089953184127808</text:p>
          </table:table-cell>
          <table:table-cell table:style-name="ce1" office:value-type="float" office:value="0.0752143859863281" calcext:value-type="float">
            <text:p>0.075214385986328</text:p>
          </table:table-cell>
          <table:table-cell table:style-name="ce1" office:value-type="float" office:value="0.105626583099365" calcext:value-type="float">
            <text:p>0.105626583099365</text:p>
          </table:table-cell>
          <table:table-cell table:style-name="ce1" office:value-type="float" office:value="0.0738155841827393" calcext:value-type="float">
            <text:p>0.073815584182739</text:p>
          </table:table-cell>
          <table:table-cell table:style-name="ce1" office:value-type="float" office:value="0.149465322494507" calcext:value-type="float">
            <text:p>0.149465322494507</text:p>
          </table:table-cell>
          <table:table-cell table:style-name="ce1" office:value-type="float" office:value="0.111366033554077" calcext:value-type="float">
            <text:p>0.111366033554077</text:p>
          </table:table-cell>
          <table:table-cell table:style-name="ce1" office:value-type="float" office:value="0.0900485515594482" calcext:value-type="float">
            <text:p>0.090048551559448</text:p>
          </table:table-cell>
          <table:table-cell table:style-name="ce1" office:value-type="float" office:value="0.0857703685760498" calcext:value-type="float">
            <text:p>0.08577036857605</text:p>
          </table:table-cell>
          <table:table-cell table:style-name="ce1" office:value-type="float" office:value="0.113538265228271" calcext:value-type="float">
            <text:p>0.113538265228271</text:p>
          </table:table-cell>
          <table:table-cell table:style-name="ce1" office:value-type="float" office:value="0.0892617702484131" calcext:value-type="float">
            <text:p>0.089261770248413</text:p>
          </table:table-cell>
          <table:table-cell table:style-name="ce1" office:value-type="float" office:value="0.0813307762145996" calcext:value-type="float">
            <text:p>0.0813307762146</text:p>
          </table:table-cell>
          <table:table-cell table:style-name="ce1" office:value-type="float" office:value="0.0963907241821289" calcext:value-type="float">
            <text:p>0.096390724182129</text:p>
          </table:table-cell>
          <table:table-cell table:style-name="ce1" office:value-type="float" office:value="0.0740194320678711" calcext:value-type="float">
            <text:p>0.074019432067871</text:p>
          </table:table-cell>
          <table:table-cell table:style-name="ce1" office:value-type="float" office:value="0.0819611549377441" calcext:value-type="float">
            <text:p>0.081961154937744</text:p>
          </table:table-cell>
          <table:table-cell table:style-name="ce1" office:value-type="float" office:value="194.40371966362" calcext:value-type="float">
            <text:p>194.40371966362</text:p>
          </table:table-cell>
          <table:table-cell table:style-name="ce1" office:value-type="float" office:value="0.06630539894104" calcext:value-type="float">
            <text:p>0.06630539894104</text:p>
          </table:table-cell>
          <table:table-cell table:style-name="ce1" office:value-type="float" office:value="0.0642368793487549" calcext:value-type="float">
            <text:p>0.064236879348755</text:p>
          </table:table-cell>
          <table:table-cell table:style-name="ce1" office:value-type="float" office:value="0.0718955993652344" calcext:value-type="float">
            <text:p>0.071895599365234</text:p>
          </table:table-cell>
          <table:table-cell table:style-name="ce1" office:value-type="float" office:value="0.0363247394561768" calcext:value-type="float">
            <text:p>0.036324739456177</text:p>
          </table:table-cell>
          <table:table-cell table:style-name="ce1" office:value-type="float" office:value="0.052734375" calcext:value-type="float">
            <text:p>0.052734375</text:p>
          </table:table-cell>
          <table:table-cell table:style-name="ce1" office:value-type="float" office:value="0.097221851348877" calcext:value-type="float">
            <text:p>0.097221851348877</text:p>
          </table:table-cell>
          <table:table-cell table:style-name="ce1" office:value-type="float" office:value="0.0931587219238281" calcext:value-type="float">
            <text:p>0.093158721923828</text:p>
          </table:table-cell>
          <table:table-cell table:style-name="ce1" office:value-type="float" office:value="0.105749607086182" calcext:value-type="float">
            <text:p>0.105749607086182</text:p>
          </table:table-cell>
          <table:table-cell table:style-name="ce1" office:value-type="float" office:value="0.0889971256256104" calcext:value-type="float">
            <text:p>0.08899712562561</text:p>
          </table:table-cell>
          <table:table-cell table:style-name="ce1" office:value-type="float" office:value="0.0554280281066895" calcext:value-type="float">
            <text:p>0.05542802810669</text:p>
          </table:table-cell>
          <table:table-cell table:style-name="ce1" office:value-type="float" office:value="0.0747847557067871" calcext:value-type="float">
            <text:p>0.074784755706787</text:p>
          </table:table-cell>
          <table:table-cell table:style-name="ce1" office:value-type="float" office:value="0.0730247497558594" calcext:value-type="float">
            <text:p>0.073024749755859</text:p>
          </table:table-cell>
          <table:table-cell table:style-name="ce1" office:value-type="float" office:value="0.0688145160675049" calcext:value-type="float">
            <text:p>0.068814516067505</text:p>
          </table:table-cell>
          <table:table-cell table:style-name="ce1" office:value-type="float" office:value="0.0767192840576172" calcext:value-type="float">
            <text:p>0.076719284057617</text:p>
          </table:table-cell>
          <table:table-cell table:style-name="ce1" office:value-type="float" office:value="0.102968454360962" calcext:value-type="float">
            <text:p>0.102968454360962</text:p>
          </table:table-cell>
          <table:table-cell table:style-name="ce1" office:value-type="float" office:value="0.133606672286987" calcext:value-type="float">
            <text:p>0.133606672286987</text:p>
          </table:table-cell>
          <table:table-cell table:style-name="ce1" office:value-type="float" office:value="0.0824739933013916" calcext:value-type="float">
            <text:p>0.082473993301392</text:p>
          </table:table-cell>
          <table:table-cell table:style-name="ce1" office:value-type="float" office:value="0.0813891887664795" calcext:value-type="float">
            <text:p>0.08138918876648</text:p>
          </table:table-cell>
          <table:table-cell table:style-name="ce1" office:value-type="float" office:value="0.0684313774108887" calcext:value-type="float">
            <text:p>0.068431377410889</text:p>
          </table:table-cell>
          <table:table-cell table:style-name="ce1" office:value-type="float" office:value="0.0893213748931885" calcext:value-type="float">
            <text:p>0.089321374893189</text:p>
          </table:table-cell>
          <table:table-cell table:style-name="ce1" office:value-type="float" office:value="169.411296129227" calcext:value-type="float">
            <text:p>169.411296129227</text:p>
          </table:table-cell>
          <table:table-cell table:style-name="ce1" office:value-type="float" office:value="1.78987646102905" calcext:value-type="float">
            <text:p>1.78987646102905</text:p>
          </table:table-cell>
          <table:table-cell table:style-name="ce1" office:value-type="float" office:value="5.88117361068726" calcext:value-type="float">
            <text:p>5.88117361068726</text:p>
          </table:table-cell>
          <table:table-cell table:style-name="ce1" office:value-type="float" office:value="1.19439029693604" calcext:value-type="float">
            <text:p>1.19439029693604</text:p>
          </table:table-cell>
          <table:table-cell table:style-name="ce1" office:value-type="float" office:value="1.55347657203674" calcext:value-type="float">
            <text:p>1.55347657203674</text:p>
          </table:table-cell>
          <table:table-cell table:style-name="ce1" office:value-type="float" office:value="0.0885257720947266" calcext:value-type="float">
            <text:p>0.088525772094727</text:p>
          </table:table-cell>
          <table:table-cell table:style-name="ce1" office:value-type="float" office:value="2.94187903404236" calcext:value-type="float">
            <text:p>2.94187903404236</text:p>
          </table:table-cell>
          <table:table-cell table:style-name="ce1" office:value-type="float" office:value="0.038524866104126" calcext:value-type="float">
            <text:p>0.038524866104126</text:p>
          </table:table-cell>
          <table:table-cell table:style-name="ce1" office:value-type="float" office:value="0.0719783306121826" calcext:value-type="float">
            <text:p>0.071978330612183</text:p>
          </table:table-cell>
          <table:table-cell table:style-name="ce1" office:value-type="float" office:value="0.111477851867676" calcext:value-type="float">
            <text:p>0.111477851867676</text:p>
          </table:table-cell>
          <table:table-cell table:style-name="ce1" office:value-type="float" office:value="0.0620133876800537" calcext:value-type="float">
            <text:p>0.062013387680054</text:p>
          </table:table-cell>
          <table:table-cell table:style-name="ce1" office:value-type="float" office:value="0.0824546813964844" calcext:value-type="float">
            <text:p>0.082454681396484</text:p>
          </table:table-cell>
          <table:table-cell table:style-name="ce1" office:value-type="float" office:value="0.0705957412719727" calcext:value-type="float">
            <text:p>0.070595741271973</text:p>
          </table:table-cell>
          <table:table-cell table:style-name="ce1" office:value-type="float" office:value="0.0713040828704834" calcext:value-type="float">
            <text:p>0.071304082870483</text:p>
          </table:table-cell>
          <table:table-cell table:style-name="ce1" office:value-type="float" office:value="0.0747392177581787" calcext:value-type="float">
            <text:p>0.074739217758179</text:p>
          </table:table-cell>
          <table:table-cell table:style-name="ce1" office:value-type="float" office:value="0.0925776958465576" calcext:value-type="float">
            <text:p>0.092577695846558</text:p>
          </table:table-cell>
          <table:table-cell table:style-name="ce1" office:value-type="float" office:value="0.0438258647918701" calcext:value-type="float">
            <text:p>0.04382586479187</text:p>
          </table:table-cell>
          <table:table-cell table:style-name="ce1" office:value-type="float" office:value="0.0654788017272949" calcext:value-type="float">
            <text:p>0.065478801727295</text:p>
          </table:table-cell>
          <table:table-cell table:style-name="ce1" office:value-type="float" office:value="0.0707740783691406" calcext:value-type="float">
            <text:p>0.070774078369141</text:p>
          </table:table-cell>
          <table:table-cell table:style-name="ce1" office:value-type="float" office:value="0.0669291019439697" calcext:value-type="float">
            <text:p>0.06692910194397</text:p>
          </table:table-cell>
          <table:table-cell table:style-name="ce1" office:value-type="float" office:value="0.0816049575805664" calcext:value-type="float">
            <text:p>0.081604957580566</text:p>
          </table:table-cell>
          <table:table-cell table:style-name="ce1" office:value-type="float" office:value="175.11209154129" calcext:value-type="float">
            <text:p>175.11209154129</text:p>
          </table:table-cell>
          <table:table-cell table:style-name="ce1" office:value-type="float" office:value="0.0521023273468018" calcext:value-type="float">
            <text:p>0.052102327346802</text:p>
          </table:table-cell>
          <table:table-cell table:style-name="ce1" office:value-type="float" office:value="0.106265068054199" calcext:value-type="float">
            <text:p>0.106265068054199</text:p>
          </table:table-cell>
          <table:table-cell table:style-name="ce1" office:value-type="float" office:value="0.0628812313079834" calcext:value-type="float">
            <text:p>0.062881231307983</text:p>
          </table:table-cell>
          <table:table-cell table:style-name="ce1" office:value-type="float" office:value="0.047459602355957" calcext:value-type="float">
            <text:p>0.047459602355957</text:p>
          </table:table-cell>
          <table:table-cell table:style-name="ce1" office:value-type="float" office:value="0.191726207733154" calcext:value-type="float">
            <text:p>0.191726207733154</text:p>
          </table:table-cell>
          <table:table-cell table:style-name="ce1" office:value-type="float" office:value="0.0978333950042725" calcext:value-type="float">
            <text:p>0.097833395004273</text:p>
          </table:table-cell>
          <table:table-cell table:style-name="ce1" office:value-type="float" office:value="0.0516035556793213" calcext:value-type="float">
            <text:p>0.051603555679321</text:p>
          </table:table-cell>
          <table:table-cell table:style-name="ce1" office:value-type="float" office:value="0.0720186233520508" calcext:value-type="float">
            <text:p>0.072018623352051</text:p>
          </table:table-cell>
          <table:table-cell table:style-name="ce1" office:value-type="float" office:value="0.0549671649932861" calcext:value-type="float">
            <text:p>0.054967164993286</text:p>
          </table:table-cell>
          <table:table-cell table:style-name="ce1" office:value-type="float" office:value="0.106316328048706" calcext:value-type="float">
            <text:p>0.106316328048706</text:p>
          </table:table-cell>
          <table:table-cell table:style-name="ce1" office:value-type="float" office:value="0.0666289329528809" calcext:value-type="float">
            <text:p>0.066628932952881</text:p>
          </table:table-cell>
          <table:table-cell table:style-name="ce1" office:value-type="float" office:value="0.0775983333587647" calcext:value-type="float">
            <text:p>0.077598333358765</text:p>
          </table:table-cell>
          <table:table-cell table:style-name="ce1" office:value-type="float" office:value="0.0785956382751465" calcext:value-type="float">
            <text:p>0.078595638275147</text:p>
          </table:table-cell>
          <table:table-cell table:style-name="ce1" office:value-type="float" office:value="0.0579848289489746" calcext:value-type="float">
            <text:p>0.057984828948975</text:p>
          </table:table-cell>
          <table:table-cell table:style-name="ce1" office:value-type="float" office:value="0.0543220043182373" calcext:value-type="float">
            <text:p>0.054322004318237</text:p>
          </table:table-cell>
          <table:table-cell table:style-name="ce1" office:value-type="float" office:value="0.0431828498840332" calcext:value-type="float">
            <text:p>0.043182849884033</text:p>
          </table:table-cell>
          <table:table-cell table:style-name="ce1" office:value-type="float" office:value="0.0501694679260254" calcext:value-type="float">
            <text:p>0.050169467926025</text:p>
          </table:table-cell>
          <table:table-cell table:style-name="ce1" office:value-type="float" office:value="0.0845708847045898" calcext:value-type="float">
            <text:p>0.08457088470459</text:p>
          </table:table-cell>
          <table:table-cell table:style-name="ce1" office:value-type="float" office:value="0.0631005764007568" calcext:value-type="float">
            <text:p>0.063100576400757</text:p>
          </table:table-cell>
          <table:table-cell table:style-name="ce1" office:value-type="float" office:value="0.0425961017608643" calcext:value-type="float">
            <text:p>0.042596101760864</text:p>
          </table:table-cell>
          <table:table-cell table:style-name="ce1" office:value-type="float" office:value="178.947699546814" calcext:value-type="float">
            <text:p>178.947699546814</text:p>
          </table:table-cell>
          <table:table-cell table:style-name="ce1" office:value-type="float" office:value="0.0976450443267822" calcext:value-type="float">
            <text:p>0.097645044326782</text:p>
          </table:table-cell>
          <table:table-cell table:style-name="ce1" office:value-type="float" office:value="8.99300742149353" calcext:value-type="float">
            <text:p>8.99300742149353</text:p>
          </table:table-cell>
          <table:table-cell table:style-name="ce1" office:value-type="float" office:value="0.078627347946167" calcext:value-type="float">
            <text:p>0.078627347946167</text:p>
          </table:table-cell>
          <table:table-cell table:style-name="ce1" office:value-type="float" office:value="1.37769770622253" calcext:value-type="float">
            <text:p>1.37769770622253</text:p>
          </table:table-cell>
          <table:table-cell table:style-name="ce1" office:value-type="float" office:value="0.0858466625213623" calcext:value-type="float">
            <text:p>0.085846662521362</text:p>
          </table:table-cell>
          <table:table-cell table:style-name="ce1" office:value-type="float" office:value="0.0816586017608643" calcext:value-type="float">
            <text:p>0.081658601760864</text:p>
          </table:table-cell>
          <table:table-cell table:style-name="ce1" office:value-type="float" office:value="0.0858237743377686" calcext:value-type="float">
            <text:p>0.085823774337769</text:p>
          </table:table-cell>
          <table:table-cell table:style-name="ce1" office:value-type="float" office:value="0.0818982124328613" calcext:value-type="float">
            <text:p>0.081898212432861</text:p>
          </table:table-cell>
          <table:table-cell table:style-name="ce1" office:value-type="float" office:value="0.0855114459991455" calcext:value-type="float">
            <text:p>0.085511445999146</text:p>
          </table:table-cell>
          <table:table-cell table:style-name="ce1" office:value-type="float" office:value="0.110526084899902" calcext:value-type="float">
            <text:p>0.110526084899902</text:p>
          </table:table-cell>
          <table:table-cell table:style-name="ce1" office:value-type="float" office:value="0.196841239929199" calcext:value-type="float">
            <text:p>0.196841239929199</text:p>
          </table:table-cell>
          <table:table-cell table:style-name="ce1" office:value-type="float" office:value="0.0935373306274414" calcext:value-type="float">
            <text:p>0.093537330627441</text:p>
          </table:table-cell>
          <table:table-cell table:style-name="ce1" office:value-type="float" office:value="0.101504325866699" calcext:value-type="float">
            <text:p>0.101504325866699</text:p>
          </table:table-cell>
          <table:table-cell table:style-name="ce1" office:value-type="float" office:value="0.0654511451721191" calcext:value-type="float">
            <text:p>0.065451145172119</text:p>
          </table:table-cell>
          <table:table-cell table:style-name="ce1" office:value-type="float" office:value="0.0717365741729736" calcext:value-type="float">
            <text:p>0.071736574172974</text:p>
          </table:table-cell>
          <table:table-cell table:style-name="ce1" office:value-type="float" office:value="0.0684690475463867" calcext:value-type="float">
            <text:p>0.068469047546387</text:p>
          </table:table-cell>
          <table:table-cell table:style-name="ce1" office:value-type="float" office:value="0.0908219814300537" calcext:value-type="float">
            <text:p>0.090821981430054</text:p>
          </table:table-cell>
          <table:table-cell table:style-name="ce1" office:value-type="float" office:value="0.0762417316436768" calcext:value-type="float">
            <text:p>0.076241731643677</text:p>
          </table:table-cell>
          <table:table-cell table:style-name="ce1" office:value-type="float" office:value="0.0812625885009766" calcext:value-type="float">
            <text:p>0.081262588500977</text:p>
          </table:table-cell>
          <table:table-cell table:style-name="ce1" office:value-type="float" office:value="0.0707187652587891" calcext:value-type="float">
            <text:p>0.070718765258789</text:p>
          </table:table-cell>
          <table:table-cell table:formula="of:=AVERAGE([.C36:.DB36])" office:value-type="float" office:value="7.22997551468703" calcext:value-type="float">
            <text:p>7.22997551468703</text:p>
          </table:table-cell>
          <table:table-cell table:formula="of:=MIN([.C36:.DB36])" office:value-type="float" office:value="0.0363247394561768" calcext:value-type="float">
            <text:p>0.036324739456177</text:p>
          </table:table-cell>
          <table:table-cell table:formula="of:=MAX([.C36:.DB36])" office:value-type="float" office:value="194.40371966362" calcext:value-type="float">
            <text:p>194.40371966362</text:p>
          </table:table-cell>
          <table:table-cell table:formula="of:=SUM([.C36:.DB36])" office:value-type="float" office:value="751.917453527451" calcext:value-type="float">
            <text:p>751.917453527451</text:p>
          </table:table-cell>
          <table:table-cell table:formula="of:=[.DF36]" office:value-type="float" office:value="751.917453527451" calcext:value-type="float">
            <text:p>751.917453527451</text:p>
          </table:table-cell>
        </table:table-row>
        <table:table-row table:style-name="ro1" table:number-rows-repeated="62">
          <table:table-cell table:number-columns-repeated="111"/>
        </table:table-row>
        <table:table-row table:style-name="ro1">
          <table:table-cell table:number-columns-repeated="102"/>
          <table:table-cell office:value-type="string" calcext:value-type="string">
            <text:p>均值</text:p>
          </table:table-cell>
          <table:table-cell office:value-type="string" calcext:value-type="string">
            <text:p>最小值</text:p>
          </table:table-cell>
          <table:table-cell office:value-type="string" calcext:value-type="string">
            <text:p>最大值</text:p>
          </table:table-cell>
          <table:table-cell office:value-type="string" calcext:value-type="string">
            <text:p>求和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um_workers = 0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04305267333984" calcext:value-type="float">
            <text:p>0.104305267333984</text:p>
          </table:table-cell>
          <table:table-cell table:style-name="ce1" office:value-type="float" office:value="0.108172655105591" calcext:value-type="float">
            <text:p>0.108172655105591</text:p>
          </table:table-cell>
          <table:table-cell table:style-name="ce1" office:value-type="float" office:value="0.115309715270996" calcext:value-type="float">
            <text:p>0.115309715270996</text:p>
          </table:table-cell>
          <table:table-cell table:style-name="ce1" office:value-type="float" office:value="0.115413665771484" calcext:value-type="float">
            <text:p>0.115413665771484</text:p>
          </table:table-cell>
          <table:table-cell table:style-name="ce1" office:value-type="float" office:value="0.102815866470337" calcext:value-type="float">
            <text:p>0.102815866470337</text:p>
          </table:table-cell>
          <table:table-cell table:style-name="ce1" office:value-type="float" office:value="0.102363109588623" calcext:value-type="float">
            <text:p>0.102363109588623</text:p>
          </table:table-cell>
          <table:table-cell table:style-name="ce1" office:value-type="float" office:value="0.117159843444824" calcext:value-type="float">
            <text:p>0.117159843444824</text:p>
          </table:table-cell>
          <table:table-cell table:style-name="ce1" office:value-type="float" office:value="0.109477043151855" calcext:value-type="float">
            <text:p>0.109477043151855</text:p>
          </table:table-cell>
          <table:table-cell table:style-name="ce1" office:value-type="float" office:value="0.11444091796875" calcext:value-type="float">
            <text:p>0.11444091796875</text:p>
          </table:table-cell>
          <table:table-cell table:style-name="ce1" office:value-type="float" office:value="0.112671852111816" calcext:value-type="float">
            <text:p>0.112671852111816</text:p>
          </table:table-cell>
          <table:table-cell table:style-name="ce1" office:value-type="float" office:value="0.102025508880615" calcext:value-type="float">
            <text:p>0.102025508880615</text:p>
          </table:table-cell>
          <table:table-cell table:style-name="ce1" office:value-type="float" office:value="0.102489233016968" calcext:value-type="float">
            <text:p>0.102489233016968</text:p>
          </table:table-cell>
          <table:table-cell table:style-name="ce1" office:value-type="float" office:value="0.109057664871216" calcext:value-type="float">
            <text:p>0.109057664871216</text:p>
          </table:table-cell>
          <table:table-cell table:style-name="ce1" office:value-type="float" office:value="0.102049350738525" calcext:value-type="float">
            <text:p>0.102049350738525</text:p>
          </table:table-cell>
          <table:table-cell table:style-name="ce1" office:value-type="float" office:value="0.102077960968018" calcext:value-type="float">
            <text:p>0.102077960968018</text:p>
          </table:table-cell>
          <table:table-cell table:style-name="ce1" office:value-type="float" office:value="0.10182523727417" calcext:value-type="float">
            <text:p>0.10182523727417</text:p>
          </table:table-cell>
          <table:table-cell table:style-name="ce1" office:value-type="float" office:value="0.102173805236816" calcext:value-type="float">
            <text:p>0.102173805236816</text:p>
          </table:table-cell>
          <table:table-cell table:style-name="ce1" office:value-type="float" office:value="0.101776361465454" calcext:value-type="float">
            <text:p>0.101776361465454</text:p>
          </table:table-cell>
          <table:table-cell table:style-name="ce1" office:value-type="float" office:value="0.10500431060791" calcext:value-type="float">
            <text:p>0.10500431060791</text:p>
          </table:table-cell>
          <table:table-cell table:style-name="ce1" office:value-type="float" office:value="0.108426094055176" calcext:value-type="float">
            <text:p>0.108426094055176</text:p>
          </table:table-cell>
          <table:table-cell table:style-name="ce1" office:value-type="float" office:value="0.119624376296997" calcext:value-type="float">
            <text:p>0.119624376296997</text:p>
          </table:table-cell>
          <table:table-cell table:style-name="ce1" office:value-type="float" office:value="0.10239315032959" calcext:value-type="float">
            <text:p>0.10239315032959</text:p>
          </table:table-cell>
          <table:table-cell table:style-name="ce1" office:value-type="float" office:value="0.102734804153442" calcext:value-type="float">
            <text:p>0.102734804153442</text:p>
          </table:table-cell>
          <table:table-cell table:style-name="ce1" office:value-type="float" office:value="0.105257987976074" calcext:value-type="float">
            <text:p>0.105257987976074</text:p>
          </table:table-cell>
          <table:table-cell table:style-name="ce1" office:value-type="float" office:value="0.102173805236816" calcext:value-type="float">
            <text:p>0.102173805236816</text:p>
          </table:table-cell>
          <table:table-cell table:style-name="ce1" office:value-type="float" office:value="0.119796514511108" calcext:value-type="float">
            <text:p>0.119796514511108</text:p>
          </table:table-cell>
          <table:table-cell table:style-name="ce1" office:value-type="float" office:value="0.108128070831299" calcext:value-type="float">
            <text:p>0.108128070831299</text:p>
          </table:table-cell>
          <table:table-cell table:style-name="ce1" office:value-type="float" office:value="0.105600595474243" calcext:value-type="float">
            <text:p>0.105600595474243</text:p>
          </table:table-cell>
          <table:table-cell table:style-name="ce1" office:value-type="float" office:value="0.105056047439575" calcext:value-type="float">
            <text:p>0.105056047439575</text:p>
          </table:table-cell>
          <table:table-cell table:style-name="ce1" office:value-type="float" office:value="0.108129024505615" calcext:value-type="float">
            <text:p>0.108129024505615</text:p>
          </table:table-cell>
          <table:table-cell table:style-name="ce1" office:value-type="float" office:value="0.102620601654053" calcext:value-type="float">
            <text:p>0.102620601654053</text:p>
          </table:table-cell>
          <table:table-cell table:style-name="ce1" office:value-type="float" office:value="0.103157997131348" calcext:value-type="float">
            <text:p>0.103157997131348</text:p>
          </table:table-cell>
          <table:table-cell table:style-name="ce1" office:value-type="float" office:value="0.111681938171387" calcext:value-type="float">
            <text:p>0.111681938171387</text:p>
          </table:table-cell>
          <table:table-cell table:style-name="ce1" office:value-type="float" office:value="0.105217456817627" calcext:value-type="float">
            <text:p>0.105217456817627</text:p>
          </table:table-cell>
          <table:table-cell table:style-name="ce1" office:value-type="float" office:value="0.102173805236816" calcext:value-type="float">
            <text:p>0.102173805236816</text:p>
          </table:table-cell>
          <table:table-cell table:style-name="ce1" office:value-type="float" office:value="0.103097677230835" calcext:value-type="float">
            <text:p>0.103097677230835</text:p>
          </table:table-cell>
          <table:table-cell table:style-name="ce1" office:value-type="float" office:value="0.102506399154663" calcext:value-type="float">
            <text:p>0.102506399154663</text:p>
          </table:table-cell>
          <table:table-cell table:style-name="ce1" office:value-type="float" office:value="0.101725816726685" calcext:value-type="float">
            <text:p>0.101725816726685</text:p>
          </table:table-cell>
          <table:table-cell table:style-name="ce1" office:value-type="float" office:value="0.102389812469482" calcext:value-type="float">
            <text:p>0.102389812469482</text:p>
          </table:table-cell>
          <table:table-cell table:style-name="ce1" office:value-type="float" office:value="0.103043079376221" calcext:value-type="float">
            <text:p>0.103043079376221</text:p>
          </table:table-cell>
          <table:table-cell table:style-name="ce1" office:value-type="float" office:value="0.106119155883789" calcext:value-type="float">
            <text:p>0.106119155883789</text:p>
          </table:table-cell>
          <table:table-cell table:style-name="ce1" office:value-type="float" office:value="0.102035045623779" calcext:value-type="float">
            <text:p>0.102035045623779</text:p>
          </table:table-cell>
          <table:table-cell table:style-name="ce1" office:value-type="float" office:value="0.102021217346191" calcext:value-type="float">
            <text:p>0.102021217346191</text:p>
          </table:table-cell>
          <table:table-cell table:style-name="ce1" office:value-type="float" office:value="0.102090120315552" calcext:value-type="float">
            <text:p>0.102090120315552</text:p>
          </table:table-cell>
          <table:table-cell table:style-name="ce1" office:value-type="float" office:value="0.102293252944946" calcext:value-type="float">
            <text:p>0.102293252944946</text:p>
          </table:table-cell>
          <table:table-cell table:style-name="ce1" office:value-type="float" office:value="0.102185726165771" calcext:value-type="float">
            <text:p>0.102185726165771</text:p>
          </table:table-cell>
          <table:table-cell table:style-name="ce1" office:value-type="float" office:value="0.102429866790771" calcext:value-type="float">
            <text:p>0.102429866790771</text:p>
          </table:table-cell>
          <table:table-cell table:style-name="ce1" office:value-type="float" office:value="0.10216760635376" calcext:value-type="float">
            <text:p>0.10216760635376</text:p>
          </table:table-cell>
          <table:table-cell table:style-name="ce1" office:value-type="float" office:value="0.101953506469727" calcext:value-type="float">
            <text:p>0.101953506469727</text:p>
          </table:table-cell>
          <table:table-cell table:style-name="ce1" office:value-type="float" office:value="0.103178977966309" calcext:value-type="float">
            <text:p>0.103178977966309</text:p>
          </table:table-cell>
          <table:table-cell table:style-name="ce1" office:value-type="float" office:value="0.11015796661377" calcext:value-type="float">
            <text:p>0.11015796661377</text:p>
          </table:table-cell>
          <table:table-cell table:style-name="ce1" office:value-type="float" office:value="0.101900577545166" calcext:value-type="float">
            <text:p>0.101900577545166</text:p>
          </table:table-cell>
          <table:table-cell table:style-name="ce1" office:value-type="float" office:value="0.114769697189331" calcext:value-type="float">
            <text:p>0.114769697189331</text:p>
          </table:table-cell>
          <table:table-cell table:style-name="ce1" office:value-type="float" office:value="0.102087497711182" calcext:value-type="float">
            <text:p>0.102087497711182</text:p>
          </table:table-cell>
          <table:table-cell table:style-name="ce1" office:value-type="float" office:value="0.102177619934082" calcext:value-type="float">
            <text:p>0.102177619934082</text:p>
          </table:table-cell>
          <table:table-cell table:style-name="ce1" office:value-type="float" office:value="0.102698087692261" calcext:value-type="float">
            <text:p>0.102698087692261</text:p>
          </table:table-cell>
          <table:table-cell table:style-name="ce1" office:value-type="float" office:value="0.102024555206299" calcext:value-type="float">
            <text:p>0.102024555206299</text:p>
          </table:table-cell>
          <table:table-cell table:style-name="ce1" office:value-type="float" office:value="0.101941585540771" calcext:value-type="float">
            <text:p>0.101941585540771</text:p>
          </table:table-cell>
          <table:table-cell table:style-name="ce1" office:value-type="float" office:value="0.11617374420166" calcext:value-type="float">
            <text:p>0.11617374420166</text:p>
          </table:table-cell>
          <table:table-cell table:style-name="ce1" office:value-type="float" office:value="0.102494239807129" calcext:value-type="float">
            <text:p>0.102494239807129</text:p>
          </table:table-cell>
          <table:table-cell table:style-name="ce1" office:value-type="float" office:value="0.107052087783813" calcext:value-type="float">
            <text:p>0.107052087783813</text:p>
          </table:table-cell>
          <table:table-cell table:style-name="ce1" office:value-type="float" office:value="0.101835012435913" calcext:value-type="float">
            <text:p>0.101835012435913</text:p>
          </table:table-cell>
          <table:table-cell table:style-name="ce1" office:value-type="float" office:value="0.108225107192993" calcext:value-type="float">
            <text:p>0.108225107192993</text:p>
          </table:table-cell>
          <table:table-cell table:style-name="ce1" office:value-type="float" office:value="0.102021217346191" calcext:value-type="float">
            <text:p>0.102021217346191</text:p>
          </table:table-cell>
          <table:table-cell table:style-name="ce1" office:value-type="float" office:value="0.101714134216309" calcext:value-type="float">
            <text:p>0.101714134216309</text:p>
          </table:table-cell>
          <table:table-cell table:style-name="ce1" office:value-type="float" office:value="0.101832151412964" calcext:value-type="float">
            <text:p>0.101832151412964</text:p>
          </table:table-cell>
          <table:table-cell table:style-name="ce1" office:value-type="float" office:value="0.102011680603027" calcext:value-type="float">
            <text:p>0.102011680603027</text:p>
          </table:table-cell>
          <table:table-cell table:style-name="ce1" office:value-type="float" office:value="0.101900339126587" calcext:value-type="float">
            <text:p>0.101900339126587</text:p>
          </table:table-cell>
          <table:table-cell table:style-name="ce1" office:value-type="float" office:value="0.104141712188721" calcext:value-type="float">
            <text:p>0.104141712188721</text:p>
          </table:table-cell>
          <table:table-cell table:style-name="ce1" office:value-type="float" office:value="0.102570533752441" calcext:value-type="float">
            <text:p>0.102570533752441</text:p>
          </table:table-cell>
          <table:table-cell table:style-name="ce1" office:value-type="float" office:value="0.102138757705688" calcext:value-type="float">
            <text:p>0.102138757705688</text:p>
          </table:table-cell>
          <table:table-cell table:style-name="ce1" office:value-type="float" office:value="0.113965034484863" calcext:value-type="float">
            <text:p>0.113965034484863</text:p>
          </table:table-cell>
          <table:table-cell table:style-name="ce1" office:value-type="float" office:value="0.102126359939575" calcext:value-type="float">
            <text:p>0.102126359939575</text:p>
          </table:table-cell>
          <table:table-cell table:style-name="ce1" office:value-type="float" office:value="0.10204553604126" calcext:value-type="float">
            <text:p>0.10204553604126</text:p>
          </table:table-cell>
          <table:table-cell table:style-name="ce1" office:value-type="float" office:value="0.101347923278809" calcext:value-type="float">
            <text:p>0.101347923278809</text:p>
          </table:table-cell>
          <table:table-cell table:style-name="ce1" office:value-type="float" office:value="0.101983547210693" calcext:value-type="float">
            <text:p>0.101983547210693</text:p>
          </table:table-cell>
          <table:table-cell table:style-name="ce1" office:value-type="float" office:value="0.102110385894775" calcext:value-type="float">
            <text:p>0.102110385894775</text:p>
          </table:table-cell>
          <table:table-cell table:style-name="ce1" office:value-type="float" office:value="0.106390237808228" calcext:value-type="float">
            <text:p>0.106390237808228</text:p>
          </table:table-cell>
          <table:table-cell table:style-name="ce1" office:value-type="float" office:value="0.102015733718872" calcext:value-type="float">
            <text:p>0.102015733718872</text:p>
          </table:table-cell>
          <table:table-cell table:style-name="ce1" office:value-type="float" office:value="0.102705717086792" calcext:value-type="float">
            <text:p>0.102705717086792</text:p>
          </table:table-cell>
          <table:table-cell table:style-name="ce1" office:value-type="float" office:value="0.106598854064941" calcext:value-type="float">
            <text:p>0.106598854064941</text:p>
          </table:table-cell>
          <table:table-cell table:style-name="ce1" office:value-type="float" office:value="0.102069854736328" calcext:value-type="float">
            <text:p>0.102069854736328</text:p>
          </table:table-cell>
          <table:table-cell table:style-name="ce1" office:value-type="float" office:value="0.10211443901062" calcext:value-type="float">
            <text:p>0.10211443901062</text:p>
          </table:table-cell>
          <table:table-cell table:style-name="ce1" office:value-type="float" office:value="0.102201223373413" calcext:value-type="float">
            <text:p>0.102201223373413</text:p>
          </table:table-cell>
          <table:table-cell table:style-name="ce1" office:value-type="float" office:value="0.102370738983154" calcext:value-type="float">
            <text:p>0.102370738983154</text:p>
          </table:table-cell>
          <table:table-cell table:style-name="ce1" office:value-type="float" office:value="0.102000951766968" calcext:value-type="float">
            <text:p>0.102000951766968</text:p>
          </table:table-cell>
          <table:table-cell table:style-name="ce1" office:value-type="float" office:value="0.102105617523193" calcext:value-type="float">
            <text:p>0.102105617523193</text:p>
          </table:table-cell>
          <table:table-cell table:style-name="ce1" office:value-type="float" office:value="0.102128267288208" calcext:value-type="float">
            <text:p>0.102128267288208</text:p>
          </table:table-cell>
          <table:table-cell table:style-name="ce1" office:value-type="float" office:value="0.103095054626465" calcext:value-type="float">
            <text:p>0.103095054626465</text:p>
          </table:table-cell>
          <table:table-cell table:style-name="ce1" office:value-type="float" office:value="0.102630853652954" calcext:value-type="float">
            <text:p>0.102630853652954</text:p>
          </table:table-cell>
          <table:table-cell table:style-name="ce1" office:value-type="float" office:value="0.10233473777771" calcext:value-type="float">
            <text:p>0.10233473777771</text:p>
          </table:table-cell>
          <table:table-cell table:style-name="ce1" office:value-type="float" office:value="0.102129936218262" calcext:value-type="float">
            <text:p>0.102129936218262</text:p>
          </table:table-cell>
          <table:table-cell table:style-name="ce1" office:value-type="float" office:value="0.102014541625977" calcext:value-type="float">
            <text:p>0.102014541625977</text:p>
          </table:table-cell>
          <table:table-cell table:style-name="ce1" office:value-type="float" office:value="0.102252960205078" calcext:value-type="float">
            <text:p>0.102252960205078</text:p>
          </table:table-cell>
          <table:table-cell table:style-name="ce1" office:value-type="float" office:value="0.102061986923218" calcext:value-type="float">
            <text:p>0.102061986923218</text:p>
          </table:table-cell>
          <table:table-cell table:style-name="ce1" office:value-type="float" office:value="0.101978778839111" calcext:value-type="float">
            <text:p>0.101978778839111</text:p>
          </table:table-cell>
          <table:table-cell table:style-name="ce1" office:value-type="float" office:value="0.106730461120605" calcext:value-type="float">
            <text:p>0.106730461120605</text:p>
          </table:table-cell>
          <table:table-cell table:style-name="ce1" office:value-type="float" office:value="0.102015256881714" calcext:value-type="float">
            <text:p>0.102015256881714</text:p>
          </table:table-cell>
          <table:table-cell table:style-name="ce1" office:value-type="float" office:value="0.102058887481689" calcext:value-type="float">
            <text:p>0.102058887481689</text:p>
          </table:table-cell>
          <table:table-cell table:style-name="ce1" office:value-type="float" office:value="0.104121446609497" calcext:value-type="float">
            <text:p>0.104121446609497</text:p>
          </table:table-cell>
          <table:table-cell table:style-name="ce1" office:value-type="float" office:value="0.104635925292969" calcext:value-type="float">
            <text:p>0.104635925292969</text:p>
          </table:table-cell>
          <table:table-cell table:style-name="ce1" office:value-type="float" office:value="0.101347923278809" calcext:value-type="float">
            <text:p>0.101347923278809</text:p>
          </table:table-cell>
          <table:table-cell table:style-name="ce1" office:value-type="float" office:value="0.119796514511108" calcext:value-type="float">
            <text:p>0.119796514511108</text:p>
          </table:table-cell>
          <table:table-cell table:style-name="ce1" office:value-type="float" office:value="10.4635925292969" calcext:value-type="float">
            <text:p>10.463592529296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um_workers = 1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06963634490967" calcext:value-type="float">
            <text:p>0.106963634490967</text:p>
          </table:table-cell>
          <table:table-cell table:style-name="ce1" office:value-type="float" office:value="0.105899572372437" calcext:value-type="float">
            <text:p>0.105899572372437</text:p>
          </table:table-cell>
          <table:table-cell table:style-name="ce1" office:value-type="float" office:value="0.105661869049072" calcext:value-type="float">
            <text:p>0.105661869049072</text:p>
          </table:table-cell>
          <table:table-cell table:style-name="ce1" office:value-type="float" office:value="0.105280160903931" calcext:value-type="float">
            <text:p>0.105280160903931</text:p>
          </table:table-cell>
          <table:table-cell table:style-name="ce1" office:value-type="float" office:value="0.104971885681152" calcext:value-type="float">
            <text:p>0.104971885681152</text:p>
          </table:table-cell>
          <table:table-cell table:style-name="ce1" office:value-type="float" office:value="0.104813814163208" calcext:value-type="float">
            <text:p>0.104813814163208</text:p>
          </table:table-cell>
          <table:table-cell table:style-name="ce1" office:value-type="float" office:value="0.105247974395752" calcext:value-type="float">
            <text:p>0.105247974395752</text:p>
          </table:table-cell>
          <table:table-cell table:style-name="ce1" office:value-type="float" office:value="0.105492830276489" calcext:value-type="float">
            <text:p>0.105492830276489</text:p>
          </table:table-cell>
          <table:table-cell table:style-name="ce1" office:value-type="float" office:value="0.106207847595215" calcext:value-type="float">
            <text:p>0.106207847595215</text:p>
          </table:table-cell>
          <table:table-cell table:style-name="ce1" office:value-type="float" office:value="0.106820344924927" calcext:value-type="float">
            <text:p>0.106820344924927</text:p>
          </table:table-cell>
          <table:table-cell table:style-name="ce1" office:value-type="float" office:value="0.105514764785767" calcext:value-type="float">
            <text:p>0.105514764785767</text:p>
          </table:table-cell>
          <table:table-cell table:style-name="ce1" office:value-type="float" office:value="0.109058380126953" calcext:value-type="float">
            <text:p>0.109058380126953</text:p>
          </table:table-cell>
          <table:table-cell table:style-name="ce1" office:value-type="float" office:value="0.105375289916992" calcext:value-type="float">
            <text:p>0.105375289916992</text:p>
          </table:table-cell>
          <table:table-cell table:style-name="ce1" office:value-type="float" office:value="0.105040073394775" calcext:value-type="float">
            <text:p>0.105040073394775</text:p>
          </table:table-cell>
          <table:table-cell table:style-name="ce1" office:value-type="float" office:value="0.105030298233032" calcext:value-type="float">
            <text:p>0.105030298233032</text:p>
          </table:table-cell>
          <table:table-cell table:style-name="ce1" office:value-type="float" office:value="0.104410886764526" calcext:value-type="float">
            <text:p>0.104410886764526</text:p>
          </table:table-cell>
          <table:table-cell table:style-name="ce1" office:value-type="float" office:value="0.10548734664917" calcext:value-type="float">
            <text:p>0.10548734664917</text:p>
          </table:table-cell>
          <table:table-cell table:style-name="ce1" office:value-type="float" office:value="0.105257511138916" calcext:value-type="float">
            <text:p>0.105257511138916</text:p>
          </table:table-cell>
          <table:table-cell table:style-name="ce1" office:value-type="float" office:value="0.1049485206604" calcext:value-type="float">
            <text:p>0.1049485206604</text:p>
          </table:table-cell>
          <table:table-cell table:style-name="ce1" office:value-type="float" office:value="0.106000185012817" calcext:value-type="float">
            <text:p>0.106000185012817</text:p>
          </table:table-cell>
          <table:table-cell table:style-name="ce1" office:value-type="float" office:value="0.10979962348938" calcext:value-type="float">
            <text:p>0.10979962348938</text:p>
          </table:table-cell>
          <table:table-cell table:style-name="ce1" office:value-type="float" office:value="0.10482382774353" calcext:value-type="float">
            <text:p>0.10482382774353</text:p>
          </table:table-cell>
          <table:table-cell table:style-name="ce1" office:value-type="float" office:value="0.103957176208496" calcext:value-type="float">
            <text:p>0.103957176208496</text:p>
          </table:table-cell>
          <table:table-cell table:style-name="ce1" office:value-type="float" office:value="0.105502605438232" calcext:value-type="float">
            <text:p>0.105502605438232</text:p>
          </table:table-cell>
          <table:table-cell table:style-name="ce1" office:value-type="float" office:value="0.104923486709595" calcext:value-type="float">
            <text:p>0.104923486709595</text:p>
          </table:table-cell>
          <table:table-cell table:style-name="ce1" office:value-type="float" office:value="0.104857206344605" calcext:value-type="float">
            <text:p>0.104857206344605</text:p>
          </table:table-cell>
          <table:table-cell table:style-name="ce1" office:value-type="float" office:value="0.105303287506104" calcext:value-type="float">
            <text:p>0.105303287506104</text:p>
          </table:table-cell>
          <table:table-cell table:style-name="ce1" office:value-type="float" office:value="0.105611324310303" calcext:value-type="float">
            <text:p>0.105611324310303</text:p>
          </table:table-cell>
          <table:table-cell table:style-name="ce1" office:value-type="float" office:value="0.105335474014282" calcext:value-type="float">
            <text:p>0.105335474014282</text:p>
          </table:table-cell>
          <table:table-cell table:style-name="ce1" office:value-type="float" office:value="0.106546640396118" calcext:value-type="float">
            <text:p>0.106546640396118</text:p>
          </table:table-cell>
          <table:table-cell table:style-name="ce1" office:value-type="float" office:value="0.105093002319336" calcext:value-type="float">
            <text:p>0.105093002319336</text:p>
          </table:table-cell>
          <table:table-cell table:style-name="ce1" office:value-type="float" office:value="0.105019569396973" calcext:value-type="float">
            <text:p>0.105019569396973</text:p>
          </table:table-cell>
          <table:table-cell table:style-name="ce1" office:value-type="float" office:value="0.105432510375977" calcext:value-type="float">
            <text:p>0.105432510375977</text:p>
          </table:table-cell>
          <table:table-cell table:style-name="ce1" office:value-type="float" office:value="0.105498552322388" calcext:value-type="float">
            <text:p>0.105498552322388</text:p>
          </table:table-cell>
          <table:table-cell table:style-name="ce1" office:value-type="float" office:value="0.105572462081909" calcext:value-type="float">
            <text:p>0.105572462081909</text:p>
          </table:table-cell>
          <table:table-cell table:style-name="ce1" office:value-type="float" office:value="0.105436563491821" calcext:value-type="float">
            <text:p>0.105436563491821</text:p>
          </table:table-cell>
          <table:table-cell table:style-name="ce1" office:value-type="float" office:value="0.105185270309448" calcext:value-type="float">
            <text:p>0.105185270309448</text:p>
          </table:table-cell>
          <table:table-cell table:style-name="ce1" office:value-type="float" office:value="0.105372667312622" calcext:value-type="float">
            <text:p>0.105372667312622</text:p>
          </table:table-cell>
          <table:table-cell table:style-name="ce1" office:value-type="float" office:value="0.105614185333252" calcext:value-type="float">
            <text:p>0.105614185333252</text:p>
          </table:table-cell>
          <table:table-cell table:style-name="ce1" office:value-type="float" office:value="0.106178760528564" calcext:value-type="float">
            <text:p>0.106178760528564</text:p>
          </table:table-cell>
          <table:table-cell table:style-name="ce1" office:value-type="float" office:value="0.109468936920166" calcext:value-type="float">
            <text:p>0.109468936920166</text:p>
          </table:table-cell>
          <table:table-cell table:style-name="ce1" office:value-type="float" office:value="0.105120658874512" calcext:value-type="float">
            <text:p>0.105120658874512</text:p>
          </table:table-cell>
          <table:table-cell table:style-name="ce1" office:value-type="float" office:value="0.104866981506348" calcext:value-type="float">
            <text:p>0.104866981506348</text:p>
          </table:table-cell>
          <table:table-cell table:style-name="ce1" office:value-type="float" office:value="0.105385541915894" calcext:value-type="float">
            <text:p>0.105385541915894</text:p>
          </table:table-cell>
          <table:table-cell table:style-name="ce1" office:value-type="float" office:value="0.105137348175049" calcext:value-type="float">
            <text:p>0.105137348175049</text:p>
          </table:table-cell>
          <table:table-cell table:style-name="ce1" office:value-type="float" office:value="0.105016231536865" calcext:value-type="float">
            <text:p>0.105016231536865</text:p>
          </table:table-cell>
          <table:table-cell table:style-name="ce1" office:value-type="float" office:value="0.105091094970703" calcext:value-type="float">
            <text:p>0.105091094970703</text:p>
          </table:table-cell>
          <table:table-cell table:style-name="ce1" office:value-type="float" office:value="0.106072664260864" calcext:value-type="float">
            <text:p>0.106072664260864</text:p>
          </table:table-cell>
          <table:table-cell table:style-name="ce1" office:value-type="float" office:value="0.104901075363159" calcext:value-type="float">
            <text:p>0.104901075363159</text:p>
          </table:table-cell>
          <table:table-cell table:style-name="ce1" office:value-type="float" office:value="0.106895446777344" calcext:value-type="float">
            <text:p>0.106895446777344</text:p>
          </table:table-cell>
          <table:table-cell table:style-name="ce1" office:value-type="float" office:value="0.105197191238403" calcext:value-type="float">
            <text:p>0.105197191238403</text:p>
          </table:table-cell>
          <table:table-cell table:style-name="ce1" office:value-type="float" office:value="0.104950428009033" calcext:value-type="float">
            <text:p>0.104950428009033</text:p>
          </table:table-cell>
          <table:table-cell table:style-name="ce1" office:value-type="float" office:value="0.10508394241333" calcext:value-type="float">
            <text:p>0.10508394241333</text:p>
          </table:table-cell>
          <table:table-cell table:style-name="ce1" office:value-type="float" office:value="0.105386257171631" calcext:value-type="float">
            <text:p>0.105386257171631</text:p>
          </table:table-cell>
          <table:table-cell table:style-name="ce1" office:value-type="float" office:value="0.106497287750244" calcext:value-type="float">
            <text:p>0.106497287750244</text:p>
          </table:table-cell>
          <table:table-cell table:style-name="ce1" office:value-type="float" office:value="0.106735467910767" calcext:value-type="float">
            <text:p>0.106735467910767</text:p>
          </table:table-cell>
          <table:table-cell table:style-name="ce1" office:value-type="float" office:value="0.105956315994263" calcext:value-type="float">
            <text:p>0.105956315994263</text:p>
          </table:table-cell>
          <table:table-cell table:style-name="ce1" office:value-type="float" office:value="0.105614900588989" calcext:value-type="float">
            <text:p>0.105614900588989</text:p>
          </table:table-cell>
          <table:table-cell table:style-name="ce1" office:value-type="float" office:value="0.106681346893311" calcext:value-type="float">
            <text:p>0.106681346893311</text:p>
          </table:table-cell>
          <table:table-cell table:style-name="ce1" office:value-type="float" office:value="0.106936693191528" calcext:value-type="float">
            <text:p>0.106936693191528</text:p>
          </table:table-cell>
          <table:table-cell table:style-name="ce1" office:value-type="float" office:value="0.110284566879272" calcext:value-type="float">
            <text:p>0.110284566879272</text:p>
          </table:table-cell>
          <table:table-cell table:style-name="ce1" office:value-type="float" office:value="0.1059410572052" calcext:value-type="float">
            <text:p>0.1059410572052</text:p>
          </table:table-cell>
          <table:table-cell table:style-name="ce1" office:value-type="float" office:value="0.105741739273071" calcext:value-type="float">
            <text:p>0.105741739273071</text:p>
          </table:table-cell>
          <table:table-cell table:style-name="ce1" office:value-type="float" office:value="0.105731964111328" calcext:value-type="float">
            <text:p>0.105731964111328</text:p>
          </table:table-cell>
          <table:table-cell table:style-name="ce1" office:value-type="float" office:value="0.105451345443726" calcext:value-type="float">
            <text:p>0.105451345443726</text:p>
          </table:table-cell>
          <table:table-cell table:style-name="ce1" office:value-type="float" office:value="0.105844020843506" calcext:value-type="float">
            <text:p>0.105844020843506</text:p>
          </table:table-cell>
          <table:table-cell table:style-name="ce1" office:value-type="float" office:value="0.105678081512451" calcext:value-type="float">
            <text:p>0.105678081512451</text:p>
          </table:table-cell>
          <table:table-cell table:style-name="ce1" office:value-type="float" office:value="0.106640338897705" calcext:value-type="float">
            <text:p>0.106640338897705</text:p>
          </table:table-cell>
          <table:table-cell table:style-name="ce1" office:value-type="float" office:value="0.105675220489502" calcext:value-type="float">
            <text:p>0.105675220489502</text:p>
          </table:table-cell>
          <table:table-cell table:style-name="ce1" office:value-type="float" office:value="0.106984376907349" calcext:value-type="float">
            <text:p>0.106984376907349</text:p>
          </table:table-cell>
          <table:table-cell table:style-name="ce1" office:value-type="float" office:value="0.105670690536499" calcext:value-type="float">
            <text:p>0.105670690536499</text:p>
          </table:table-cell>
          <table:table-cell table:style-name="ce1" office:value-type="float" office:value="0.105540037155151" calcext:value-type="float">
            <text:p>0.105540037155151</text:p>
          </table:table-cell>
          <table:table-cell table:style-name="ce1" office:value-type="float" office:value="0.105076789855957" calcext:value-type="float">
            <text:p>0.105076789855957</text:p>
          </table:table-cell>
          <table:table-cell table:style-name="ce1" office:value-type="float" office:value="0.105451822280884" calcext:value-type="float">
            <text:p>0.105451822280884</text:p>
          </table:table-cell>
          <table:table-cell table:style-name="ce1" office:value-type="float" office:value="0.106981039047241" calcext:value-type="float">
            <text:p>0.106981039047241</text:p>
          </table:table-cell>
          <table:table-cell table:style-name="ce1" office:value-type="float" office:value="0.106499195098877" calcext:value-type="float">
            <text:p>0.106499195098877</text:p>
          </table:table-cell>
          <table:table-cell table:style-name="ce1" office:value-type="float" office:value="0.107629776000977" calcext:value-type="float">
            <text:p>0.107629776000977</text:p>
          </table:table-cell>
          <table:table-cell table:style-name="ce1" office:value-type="float" office:value="0.105439424514771" calcext:value-type="float">
            <text:p>0.105439424514771</text:p>
          </table:table-cell>
          <table:table-cell table:style-name="ce1" office:value-type="float" office:value="0.110426425933838" calcext:value-type="float">
            <text:p>0.110426425933838</text:p>
          </table:table-cell>
          <table:table-cell table:style-name="ce1" office:value-type="float" office:value="0.107943058013916" calcext:value-type="float">
            <text:p>0.107943058013916</text:p>
          </table:table-cell>
          <table:table-cell table:style-name="ce1" office:value-type="float" office:value="0.110316514968872" calcext:value-type="float">
            <text:p>0.110316514968872</text:p>
          </table:table-cell>
          <table:table-cell table:style-name="ce1" office:value-type="float" office:value="0.105363607406616" calcext:value-type="float">
            <text:p>0.105363607406616</text:p>
          </table:table-cell>
          <table:table-cell table:style-name="ce1" office:value-type="float" office:value="0.105523109436035" calcext:value-type="float">
            <text:p>0.105523109436035</text:p>
          </table:table-cell>
          <table:table-cell table:style-name="ce1" office:value-type="float" office:value="0.104733943939209" calcext:value-type="float">
            <text:p>0.104733943939209</text:p>
          </table:table-cell>
          <table:table-cell table:style-name="ce1" office:value-type="float" office:value="0.10525107383728" calcext:value-type="float">
            <text:p>0.10525107383728</text:p>
          </table:table-cell>
          <table:table-cell table:style-name="ce1" office:value-type="float" office:value="0.105056047439575" calcext:value-type="float">
            <text:p>0.105056047439575</text:p>
          </table:table-cell>
          <table:table-cell table:style-name="ce1" office:value-type="float" office:value="0.105744600296021" calcext:value-type="float">
            <text:p>0.105744600296021</text:p>
          </table:table-cell>
          <table:table-cell table:style-name="ce1" office:value-type="float" office:value="0.105336427688599" calcext:value-type="float">
            <text:p>0.105336427688599</text:p>
          </table:table-cell>
          <table:table-cell table:style-name="ce1" office:value-type="float" office:value="0.111601114273071" calcext:value-type="float">
            <text:p>0.111601114273071</text:p>
          </table:table-cell>
          <table:table-cell table:style-name="ce1" office:value-type="float" office:value="0.1080162525177" calcext:value-type="float">
            <text:p>0.1080162525177</text:p>
          </table:table-cell>
          <table:table-cell table:style-name="ce1" office:value-type="float" office:value="0.105910778045654" calcext:value-type="float">
            <text:p>0.105910778045654</text:p>
          </table:table-cell>
          <table:table-cell table:style-name="ce1" office:value-type="float" office:value="0.106040477752686" calcext:value-type="float">
            <text:p>0.106040477752686</text:p>
          </table:table-cell>
          <table:table-cell table:style-name="ce1" office:value-type="float" office:value="0.106019258499146" calcext:value-type="float">
            <text:p>0.106019258499146</text:p>
          </table:table-cell>
          <table:table-cell table:style-name="ce1" office:value-type="float" office:value="0.105128526687622" calcext:value-type="float">
            <text:p>0.105128526687622</text:p>
          </table:table-cell>
          <table:table-cell table:style-name="ce1" office:value-type="float" office:value="0.105009317398071" calcext:value-type="float">
            <text:p>0.105009317398071</text:p>
          </table:table-cell>
          <table:table-cell table:style-name="ce1" office:value-type="float" office:value="0.105787515640259" calcext:value-type="float">
            <text:p>0.105787515640259</text:p>
          </table:table-cell>
          <table:table-cell table:style-name="ce1" office:value-type="float" office:value="0.105564117431641" calcext:value-type="float">
            <text:p>0.105564117431641</text:p>
          </table:table-cell>
          <table:table-cell table:style-name="ce1" office:value-type="float" office:value="0.105493068695068" calcext:value-type="float">
            <text:p>0.105493068695068</text:p>
          </table:table-cell>
          <table:table-cell table:style-name="ce1" office:value-type="float" office:value="0.105747222900391" calcext:value-type="float">
            <text:p>0.105747222900391</text:p>
          </table:table-cell>
          <table:table-cell table:style-name="ce1" office:value-type="float" office:value="0.107362508773804" calcext:value-type="float">
            <text:p>0.107362508773804</text:p>
          </table:table-cell>
          <table:table-cell table:style-name="ce1" office:value-type="float" office:value="0.105971796512604" calcext:value-type="float">
            <text:p>0.105971796512604</text:p>
          </table:table-cell>
          <table:table-cell table:style-name="ce1" office:value-type="float" office:value="0.103957176208496" calcext:value-type="float">
            <text:p>0.103957176208496</text:p>
          </table:table-cell>
          <table:table-cell table:style-name="ce1" office:value-type="float" office:value="0.111601114273071" calcext:value-type="float">
            <text:p>0.111601114273071</text:p>
          </table:table-cell>
          <table:table-cell table:style-name="ce1" office:value-type="float" office:value="10.5971796512604" calcext:value-type="float">
            <text:p>10.5971796512604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um_workers = 2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0857963562012" calcext:value-type="float">
            <text:p>0.110857963562012</text:p>
          </table:table-cell>
          <table:table-cell table:style-name="ce1" office:value-type="float" office:value="0.230371475219727" calcext:value-type="float">
            <text:p>0.230371475219727</text:p>
          </table:table-cell>
          <table:table-cell table:style-name="ce1" office:value-type="float" office:value="0.109148502349854" calcext:value-type="float">
            <text:p>0.109148502349854</text:p>
          </table:table-cell>
          <table:table-cell table:style-name="ce1" office:value-type="float" office:value="0.219441890716553" calcext:value-type="float">
            <text:p>0.219441890716553</text:p>
          </table:table-cell>
          <table:table-cell table:style-name="ce1" office:value-type="float" office:value="0.111596822738647" calcext:value-type="float">
            <text:p>0.111596822738647</text:p>
          </table:table-cell>
          <table:table-cell table:style-name="ce1" office:value-type="float" office:value="0.203851461410522" calcext:value-type="float">
            <text:p>0.203851461410522</text:p>
          </table:table-cell>
          <table:table-cell table:style-name="ce1" office:value-type="float" office:value="0.107436656951904" calcext:value-type="float">
            <text:p>0.107436656951904</text:p>
          </table:table-cell>
          <table:table-cell table:style-name="ce1" office:value-type="float" office:value="0.221365690231323" calcext:value-type="float">
            <text:p>0.221365690231323</text:p>
          </table:table-cell>
          <table:table-cell table:style-name="ce1" office:value-type="float" office:value="0.105751991271973" calcext:value-type="float">
            <text:p>0.105751991271973</text:p>
          </table:table-cell>
          <table:table-cell table:style-name="ce1" office:value-type="float" office:value="0.228758811950684" calcext:value-type="float">
            <text:p>0.228758811950684</text:p>
          </table:table-cell>
          <table:table-cell table:style-name="ce1" office:value-type="float" office:value="0.112745046615601" calcext:value-type="float">
            <text:p>0.112745046615601</text:p>
          </table:table-cell>
          <table:table-cell table:style-name="ce1" office:value-type="float" office:value="0.0907943248748779" calcext:value-type="float">
            <text:p>0.090794324874878</text:p>
          </table:table-cell>
          <table:table-cell table:style-name="ce1" office:value-type="float" office:value="0.105013847351074" calcext:value-type="float">
            <text:p>0.105013847351074</text:p>
          </table:table-cell>
          <table:table-cell table:style-name="ce1" office:value-type="float" office:value="0.0896031856536865" calcext:value-type="float">
            <text:p>0.089603185653687</text:p>
          </table:table-cell>
          <table:table-cell table:style-name="ce1" office:value-type="float" office:value="0.105912923812866" calcext:value-type="float">
            <text:p>0.105912923812866</text:p>
          </table:table-cell>
          <table:table-cell table:style-name="ce1" office:value-type="float" office:value="0.0891494750976563" calcext:value-type="float">
            <text:p>0.089149475097656</text:p>
          </table:table-cell>
          <table:table-cell table:style-name="ce1" office:value-type="float" office:value="0.105862617492676" calcext:value-type="float">
            <text:p>0.105862617492676</text:p>
          </table:table-cell>
          <table:table-cell table:style-name="ce1" office:value-type="float" office:value="0.089752197265625" calcext:value-type="float">
            <text:p>0.089752197265625</text:p>
          </table:table-cell>
          <table:table-cell table:style-name="ce1" office:value-type="float" office:value="0.107203960418701" calcext:value-type="float">
            <text:p>0.107203960418701</text:p>
          </table:table-cell>
          <table:table-cell table:style-name="ce1" office:value-type="float" office:value="0.0980048179626465" calcext:value-type="float">
            <text:p>0.098004817962647</text:p>
          </table:table-cell>
          <table:table-cell table:style-name="ce1" office:value-type="float" office:value="0.109885215759277" calcext:value-type="float">
            <text:p>0.109885215759277</text:p>
          </table:table-cell>
          <table:table-cell table:style-name="ce1" office:value-type="float" office:value="0.0911808013916016" calcext:value-type="float">
            <text:p>0.091180801391602</text:p>
          </table:table-cell>
          <table:table-cell table:style-name="ce1" office:value-type="float" office:value="0.106665134429932" calcext:value-type="float">
            <text:p>0.106665134429932</text:p>
          </table:table-cell>
          <table:table-cell table:style-name="ce1" office:value-type="float" office:value="0.0891079902648926" calcext:value-type="float">
            <text:p>0.089107990264893</text:p>
          </table:table-cell>
          <table:table-cell table:style-name="ce1" office:value-type="float" office:value="0.106711626052856" calcext:value-type="float">
            <text:p>0.106711626052856</text:p>
          </table:table-cell>
          <table:table-cell table:style-name="ce1" office:value-type="float" office:value="0.089862585067749" calcext:value-type="float">
            <text:p>0.089862585067749</text:p>
          </table:table-cell>
          <table:table-cell table:style-name="ce1" office:value-type="float" office:value="0.105751276016235" calcext:value-type="float">
            <text:p>0.105751276016235</text:p>
          </table:table-cell>
          <table:table-cell table:style-name="ce1" office:value-type="float" office:value="0.0898056030273438" calcext:value-type="float">
            <text:p>0.089805603027344</text:p>
          </table:table-cell>
          <table:table-cell table:style-name="ce1" office:value-type="float" office:value="0.106626987457275" calcext:value-type="float">
            <text:p>0.106626987457275</text:p>
          </table:table-cell>
          <table:table-cell table:style-name="ce1" office:value-type="float" office:value="0.0938444137573242" calcext:value-type="float">
            <text:p>0.093844413757324</text:p>
          </table:table-cell>
          <table:table-cell table:style-name="ce1" office:value-type="float" office:value="0.108769416809082" calcext:value-type="float">
            <text:p>0.108769416809082</text:p>
          </table:table-cell>
          <table:table-cell table:style-name="ce1" office:value-type="float" office:value="0.0919911861419678" calcext:value-type="float">
            <text:p>0.091991186141968</text:p>
          </table:table-cell>
          <table:table-cell table:style-name="ce1" office:value-type="float" office:value="0.108919620513916" calcext:value-type="float">
            <text:p>0.108919620513916</text:p>
          </table:table-cell>
          <table:table-cell table:style-name="ce1" office:value-type="float" office:value="0.0895130634307861" calcext:value-type="float">
            <text:p>0.089513063430786</text:p>
          </table:table-cell>
          <table:table-cell table:style-name="ce1" office:value-type="float" office:value="0.106003761291504" calcext:value-type="float">
            <text:p>0.106003761291504</text:p>
          </table:table-cell>
          <table:table-cell table:style-name="ce1" office:value-type="float" office:value="0.0949926376342773" calcext:value-type="float">
            <text:p>0.094992637634277</text:p>
          </table:table-cell>
          <table:table-cell table:style-name="ce1" office:value-type="float" office:value="0.106613397598267" calcext:value-type="float">
            <text:p>0.106613397598267</text:p>
          </table:table-cell>
          <table:table-cell table:style-name="ce1" office:value-type="float" office:value="0.0899093151092529" calcext:value-type="float">
            <text:p>0.089909315109253</text:p>
          </table:table-cell>
          <table:table-cell table:style-name="ce1" office:value-type="float" office:value="0.108261346817017" calcext:value-type="float">
            <text:p>0.108261346817017</text:p>
          </table:table-cell>
          <table:table-cell table:style-name="ce1" office:value-type="float" office:value="0.116554498672485" calcext:value-type="float">
            <text:p>0.116554498672485</text:p>
          </table:table-cell>
          <table:table-cell table:style-name="ce1" office:value-type="float" office:value="0.115093469619751" calcext:value-type="float">
            <text:p>0.115093469619751</text:p>
          </table:table-cell>
          <table:table-cell table:style-name="ce1" office:value-type="float" office:value="0.235092639923096" calcext:value-type="float">
            <text:p>0.235092639923096</text:p>
          </table:table-cell>
          <table:table-cell table:style-name="ce1" office:value-type="float" office:value="0.108730554580688" calcext:value-type="float">
            <text:p>0.108730554580688</text:p>
          </table:table-cell>
          <table:table-cell table:style-name="ce1" office:value-type="float" office:value="0.217656373977661" calcext:value-type="float">
            <text:p>0.217656373977661</text:p>
          </table:table-cell>
          <table:table-cell table:style-name="ce1" office:value-type="float" office:value="0.108859062194824" calcext:value-type="float">
            <text:p>0.108859062194824</text:p>
          </table:table-cell>
          <table:table-cell table:style-name="ce1" office:value-type="float" office:value="0.222026824951172" calcext:value-type="float">
            <text:p>0.222026824951172</text:p>
          </table:table-cell>
          <table:table-cell table:style-name="ce1" office:value-type="float" office:value="0.108197450637817" calcext:value-type="float">
            <text:p>0.108197450637817</text:p>
          </table:table-cell>
          <table:table-cell table:style-name="ce1" office:value-type="float" office:value="0.233579635620117" calcext:value-type="float">
            <text:p>0.233579635620117</text:p>
          </table:table-cell>
          <table:table-cell table:style-name="ce1" office:value-type="float" office:value="0.108665943145752" calcext:value-type="float">
            <text:p>0.108665943145752</text:p>
          </table:table-cell>
          <table:table-cell table:style-name="ce1" office:value-type="float" office:value="0.222952127456665" calcext:value-type="float">
            <text:p>0.222952127456665</text:p>
          </table:table-cell>
          <table:table-cell table:style-name="ce1" office:value-type="float" office:value="0.107097148895264" calcext:value-type="float">
            <text:p>0.107097148895264</text:p>
          </table:table-cell>
          <table:table-cell table:style-name="ce1" office:value-type="float" office:value="0.248178243637085" calcext:value-type="float">
            <text:p>0.248178243637085</text:p>
          </table:table-cell>
          <table:table-cell table:style-name="ce1" office:value-type="float" office:value="0.105099439620972" calcext:value-type="float">
            <text:p>0.105099439620972</text:p>
          </table:table-cell>
          <table:table-cell table:style-name="ce1" office:value-type="float" office:value="0.228332757949829" calcext:value-type="float">
            <text:p>0.228332757949829</text:p>
          </table:table-cell>
          <table:table-cell table:style-name="ce1" office:value-type="float" office:value="0.107017040252686" calcext:value-type="float">
            <text:p>0.107017040252686</text:p>
          </table:table-cell>
          <table:table-cell table:style-name="ce1" office:value-type="float" office:value="0.221439123153687" calcext:value-type="float">
            <text:p>0.221439123153687</text:p>
          </table:table-cell>
          <table:table-cell table:style-name="ce1" office:value-type="float" office:value="0.106824636459351" calcext:value-type="float">
            <text:p>0.106824636459351</text:p>
          </table:table-cell>
          <table:table-cell table:style-name="ce1" office:value-type="float" office:value="0.235943794250488" calcext:value-type="float">
            <text:p>0.235943794250488</text:p>
          </table:table-cell>
          <table:table-cell table:style-name="ce1" office:value-type="float" office:value="0.106281995773315" calcext:value-type="float">
            <text:p>0.106281995773315</text:p>
          </table:table-cell>
          <table:table-cell table:style-name="ce1" office:value-type="float" office:value="0.242735385894775" calcext:value-type="float">
            <text:p>0.242735385894775</text:p>
          </table:table-cell>
          <table:table-cell table:style-name="ce1" office:value-type="float" office:value="0.110498666763306" calcext:value-type="float">
            <text:p>0.110498666763306</text:p>
          </table:table-cell>
          <table:table-cell table:style-name="ce1" office:value-type="float" office:value="0.229517936706543" calcext:value-type="float">
            <text:p>0.229517936706543</text:p>
          </table:table-cell>
          <table:table-cell table:style-name="ce1" office:value-type="float" office:value="0.10769510269165" calcext:value-type="float">
            <text:p>0.10769510269165</text:p>
          </table:table-cell>
          <table:table-cell table:style-name="ce1" office:value-type="float" office:value="0.0936205387115479" calcext:value-type="float">
            <text:p>0.093620538711548</text:p>
          </table:table-cell>
          <table:table-cell table:style-name="ce1" office:value-type="float" office:value="0.10932445526123" calcext:value-type="float">
            <text:p>0.10932445526123</text:p>
          </table:table-cell>
          <table:table-cell table:style-name="ce1" office:value-type="float" office:value="0.0916602611541748" calcext:value-type="float">
            <text:p>0.091660261154175</text:p>
          </table:table-cell>
          <table:table-cell table:style-name="ce1" office:value-type="float" office:value="0.109308958053589" calcext:value-type="float">
            <text:p>0.109308958053589</text:p>
          </table:table-cell>
          <table:table-cell table:style-name="ce1" office:value-type="float" office:value="0.0919210910797119" calcext:value-type="float">
            <text:p>0.091921091079712</text:p>
          </table:table-cell>
          <table:table-cell table:style-name="ce1" office:value-type="float" office:value="0.109472036361694" calcext:value-type="float">
            <text:p>0.109472036361694</text:p>
          </table:table-cell>
          <table:table-cell table:style-name="ce1" office:value-type="float" office:value="0.092674732208252" calcext:value-type="float">
            <text:p>0.092674732208252</text:p>
          </table:table-cell>
          <table:table-cell table:style-name="ce1" office:value-type="float" office:value="0.110000133514404" calcext:value-type="float">
            <text:p>0.110000133514404</text:p>
          </table:table-cell>
          <table:table-cell table:style-name="ce1" office:value-type="float" office:value="0.133754253387451" calcext:value-type="float">
            <text:p>0.133754253387451</text:p>
          </table:table-cell>
          <table:table-cell table:style-name="ce1" office:value-type="float" office:value="0.111097812652588" calcext:value-type="float">
            <text:p>0.111097812652588</text:p>
          </table:table-cell>
          <table:table-cell table:style-name="ce1" office:value-type="float" office:value="0.196037292480469" calcext:value-type="float">
            <text:p>0.196037292480469</text:p>
          </table:table-cell>
          <table:table-cell table:style-name="ce1" office:value-type="float" office:value="0.110338926315308" calcext:value-type="float">
            <text:p>0.110338926315308</text:p>
          </table:table-cell>
          <table:table-cell table:style-name="ce1" office:value-type="float" office:value="0.182693004608154" calcext:value-type="float">
            <text:p>0.182693004608154</text:p>
          </table:table-cell>
          <table:table-cell table:style-name="ce1" office:value-type="float" office:value="0.109062194824219" calcext:value-type="float">
            <text:p>0.109062194824219</text:p>
          </table:table-cell>
          <table:table-cell table:style-name="ce1" office:value-type="float" office:value="0.174449920654297" calcext:value-type="float">
            <text:p>0.174449920654297</text:p>
          </table:table-cell>
          <table:table-cell table:style-name="ce1" office:value-type="float" office:value="0.108146190643311" calcext:value-type="float">
            <text:p>0.108146190643311</text:p>
          </table:table-cell>
          <table:table-cell table:style-name="ce1" office:value-type="float" office:value="0.187587976455688" calcext:value-type="float">
            <text:p>0.187587976455688</text:p>
          </table:table-cell>
          <table:table-cell table:style-name="ce1" office:value-type="float" office:value="0.110992431640625" calcext:value-type="float">
            <text:p>0.110992431640625</text:p>
          </table:table-cell>
          <table:table-cell table:style-name="ce1" office:value-type="float" office:value="0.0942928791046143" calcext:value-type="float">
            <text:p>0.094292879104614</text:p>
          </table:table-cell>
          <table:table-cell table:style-name="ce1" office:value-type="float" office:value="0.106342077255249" calcext:value-type="float">
            <text:p>0.106342077255249</text:p>
          </table:table-cell>
          <table:table-cell table:style-name="ce1" office:value-type="float" office:value="0.092411994934082" calcext:value-type="float">
            <text:p>0.092411994934082</text:p>
          </table:table-cell>
          <table:table-cell table:style-name="ce1" office:value-type="float" office:value="0.11440920829773" calcext:value-type="float">
            <text:p>0.11440920829773</text:p>
          </table:table-cell>
          <table:table-cell table:style-name="ce1" office:value-type="float" office:value="0.0918090343475342" calcext:value-type="float">
            <text:p>0.091809034347534</text:p>
          </table:table-cell>
          <table:table-cell table:style-name="ce1" office:value-type="float" office:value="0.105520486831665" calcext:value-type="float">
            <text:p>0.105520486831665</text:p>
          </table:table-cell>
          <table:table-cell table:style-name="ce1" office:value-type="float" office:value="0.0923168659210205" calcext:value-type="float">
            <text:p>0.092316865921021</text:p>
          </table:table-cell>
          <table:table-cell table:style-name="ce1" office:value-type="float" office:value="0.109975099563599" calcext:value-type="float">
            <text:p>0.109975099563599</text:p>
          </table:table-cell>
          <table:table-cell table:style-name="ce1" office:value-type="float" office:value="0.0917305946350098" calcext:value-type="float">
            <text:p>0.09173059463501</text:p>
          </table:table-cell>
          <table:table-cell table:style-name="ce1" office:value-type="float" office:value="0.106084585189819" calcext:value-type="float">
            <text:p>0.106084585189819</text:p>
          </table:table-cell>
          <table:table-cell table:style-name="ce1" office:value-type="float" office:value="0.0970537662506104" calcext:value-type="float">
            <text:p>0.09705376625061</text:p>
          </table:table-cell>
          <table:table-cell table:style-name="ce1" office:value-type="float" office:value="0.107664108276367" calcext:value-type="float">
            <text:p>0.107664108276367</text:p>
          </table:table-cell>
          <table:table-cell table:style-name="ce1" office:value-type="float" office:value="0.0952644348144531" calcext:value-type="float">
            <text:p>0.095264434814453</text:p>
          </table:table-cell>
          <table:table-cell table:style-name="ce1" office:value-type="float" office:value="0.105908393859863" calcext:value-type="float">
            <text:p>0.105908393859863</text:p>
          </table:table-cell>
          <table:table-cell table:style-name="ce1" office:value-type="float" office:value="0.0906863212585449" calcext:value-type="float">
            <text:p>0.090686321258545</text:p>
          </table:table-cell>
          <table:table-cell table:style-name="ce1" office:value-type="float" office:value="0.11167049407959" calcext:value-type="float">
            <text:p>0.11167049407959</text:p>
          </table:table-cell>
          <table:table-cell table:style-name="ce1" office:value-type="float" office:value="0.0935118198394775" calcext:value-type="float">
            <text:p>0.093511819839478</text:p>
          </table:table-cell>
          <table:table-cell table:style-name="ce1" office:value-type="float" office:value="0.111483335494995" calcext:value-type="float">
            <text:p>0.111483335494995</text:p>
          </table:table-cell>
          <table:table-cell table:style-name="ce1" office:value-type="float" office:value="0.0907182693481445" calcext:value-type="float">
            <text:p>0.090718269348145</text:p>
          </table:table-cell>
          <table:table-cell table:style-name="ce1" office:value-type="float" office:value="0.126321048736572" calcext:value-type="float">
            <text:p>0.126321048736572</text:p>
          </table:table-cell>
          <table:table-cell table:style-name="ce1" office:value-type="float" office:value="0.0891079902648926" calcext:value-type="float">
            <text:p>0.089107990264893</text:p>
          </table:table-cell>
          <table:table-cell table:style-name="ce1" office:value-type="float" office:value="0.248178243637085" calcext:value-type="float">
            <text:p>0.248178243637085</text:p>
          </table:table-cell>
          <table:table-cell table:style-name="ce1" office:value-type="float" office:value="12.6321048736572" calcext:value-type="float">
            <text:p>12.6321048736572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um_workers = 3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27144813537598" calcext:value-type="float">
            <text:p>0.127144813537598</text:p>
          </table:table-cell>
          <table:table-cell table:style-name="ce1" office:value-type="float" office:value="0.22995138168335" calcext:value-type="float">
            <text:p>0.22995138168335</text:p>
          </table:table-cell>
          <table:table-cell table:style-name="ce1" office:value-type="float" office:value="0.222526073455811" calcext:value-type="float">
            <text:p>0.222526073455811</text:p>
          </table:table-cell>
          <table:table-cell table:style-name="ce1" office:value-type="float" office:value="0.112356185913086" calcext:value-type="float">
            <text:p>0.112356185913086</text:p>
          </table:table-cell>
          <table:table-cell table:style-name="ce1" office:value-type="float" office:value="0.0901827812194824" calcext:value-type="float">
            <text:p>0.090182781219482</text:p>
          </table:table-cell>
          <table:table-cell table:style-name="ce1" office:value-type="float" office:value="0.219950199127197" calcext:value-type="float">
            <text:p>0.219950199127197</text:p>
          </table:table-cell>
          <table:table-cell table:style-name="ce1" office:value-type="float" office:value="0.107600927352905" calcext:value-type="float">
            <text:p>0.107600927352905</text:p>
          </table:table-cell>
          <table:table-cell table:style-name="ce1" office:value-type="float" office:value="0.0913209915161133" calcext:value-type="float">
            <text:p>0.091320991516113</text:p>
          </table:table-cell>
          <table:table-cell table:style-name="ce1" office:value-type="float" office:value="0.220961332321167" calcext:value-type="float">
            <text:p>0.220961332321167</text:p>
          </table:table-cell>
          <table:table-cell table:style-name="ce1" office:value-type="float" office:value="0.109569549560547" calcext:value-type="float">
            <text:p>0.109569549560547</text:p>
          </table:table-cell>
          <table:table-cell table:style-name="ce1" office:value-type="float" office:value="0.0999159812927246" calcext:value-type="float">
            <text:p>0.099915981292725</text:p>
          </table:table-cell>
          <table:table-cell table:style-name="ce1" office:value-type="float" office:value="0.217179536819458" calcext:value-type="float">
            <text:p>0.217179536819458</text:p>
          </table:table-cell>
          <table:table-cell table:style-name="ce1" office:value-type="float" office:value="0.111779689788818" calcext:value-type="float">
            <text:p>0.111779689788818</text:p>
          </table:table-cell>
          <table:table-cell table:style-name="ce1" office:value-type="float" office:value="0.0942161083221436" calcext:value-type="float">
            <text:p>0.094216108322144</text:p>
          </table:table-cell>
          <table:table-cell table:style-name="ce1" office:value-type="float" office:value="0.220101356506348" calcext:value-type="float">
            <text:p>0.220101356506348</text:p>
          </table:table-cell>
          <table:table-cell table:style-name="ce1" office:value-type="float" office:value="0.109851360321045" calcext:value-type="float">
            <text:p>0.109851360321045</text:p>
          </table:table-cell>
          <table:table-cell table:style-name="ce1" office:value-type="float" office:value="0.0991165637969971" calcext:value-type="float">
            <text:p>0.099116563796997</text:p>
          </table:table-cell>
          <table:table-cell table:style-name="ce1" office:value-type="float" office:value="0.216620206832886" calcext:value-type="float">
            <text:p>0.216620206832886</text:p>
          </table:table-cell>
          <table:table-cell table:style-name="ce1" office:value-type="float" office:value="0.116505146026611" calcext:value-type="float">
            <text:p>0.116505146026611</text:p>
          </table:table-cell>
          <table:table-cell table:style-name="ce1" office:value-type="float" office:value="0.0955204963684082" calcext:value-type="float">
            <text:p>0.095520496368408</text:p>
          </table:table-cell>
          <table:table-cell table:style-name="ce1" office:value-type="float" office:value="0.114345788955688" calcext:value-type="float">
            <text:p>0.114345788955688</text:p>
          </table:table-cell>
          <table:table-cell table:style-name="ce1" office:value-type="float" office:value="0.244456768035889" calcext:value-type="float">
            <text:p>0.244456768035889</text:p>
          </table:table-cell>
          <table:table-cell table:style-name="ce1" office:value-type="float" office:value="0.226887941360474" calcext:value-type="float">
            <text:p>0.226887941360474</text:p>
          </table:table-cell>
          <table:table-cell table:style-name="ce1" office:value-type="float" office:value="0.113332748413086" calcext:value-type="float">
            <text:p>0.113332748413086</text:p>
          </table:table-cell>
          <table:table-cell table:style-name="ce1" office:value-type="float" office:value="0.201044321060181" calcext:value-type="float">
            <text:p>0.201044321060181</text:p>
          </table:table-cell>
          <table:table-cell table:style-name="ce1" office:value-type="float" office:value="0.21148419380188" calcext:value-type="float">
            <text:p>0.21148419380188</text:p>
          </table:table-cell>
          <table:table-cell table:style-name="ce1" office:value-type="float" office:value="0.113991498947144" calcext:value-type="float">
            <text:p>0.113991498947144</text:p>
          </table:table-cell>
          <table:table-cell table:style-name="ce1" office:value-type="float" office:value="0.239773511886597" calcext:value-type="float">
            <text:p>0.239773511886597</text:p>
          </table:table-cell>
          <table:table-cell table:style-name="ce1" office:value-type="float" office:value="0.217794895172119" calcext:value-type="float">
            <text:p>0.217794895172119</text:p>
          </table:table-cell>
          <table:table-cell table:style-name="ce1" office:value-type="float" office:value="0.119681358337402" calcext:value-type="float">
            <text:p>0.119681358337402</text:p>
          </table:table-cell>
          <table:table-cell table:style-name="ce1" office:value-type="float" office:value="0.248415946960449" calcext:value-type="float">
            <text:p>0.248415946960449</text:p>
          </table:table-cell>
          <table:table-cell table:style-name="ce1" office:value-type="float" office:value="0.215777397155762" calcext:value-type="float">
            <text:p>0.215777397155762</text:p>
          </table:table-cell>
          <table:table-cell table:style-name="ce1" office:value-type="float" office:value="0.1102135181427" calcext:value-type="float">
            <text:p>0.1102135181427</text:p>
          </table:table-cell>
          <table:table-cell table:style-name="ce1" office:value-type="float" office:value="0.235590219497681" calcext:value-type="float">
            <text:p>0.235590219497681</text:p>
          </table:table-cell>
          <table:table-cell table:style-name="ce1" office:value-type="float" office:value="0.223508358001709" calcext:value-type="float">
            <text:p>0.223508358001709</text:p>
          </table:table-cell>
          <table:table-cell table:style-name="ce1" office:value-type="float" office:value="0.122506141662598" calcext:value-type="float">
            <text:p>0.122506141662598</text:p>
          </table:table-cell>
          <table:table-cell table:style-name="ce1" office:value-type="float" office:value="0.215583086013794" calcext:value-type="float">
            <text:p>0.215583086013794</text:p>
          </table:table-cell>
          <table:table-cell table:style-name="ce1" office:value-type="float" office:value="0.223210334777832" calcext:value-type="float">
            <text:p>0.223210334777832</text:p>
          </table:table-cell>
          <table:table-cell table:style-name="ce1" office:value-type="float" office:value="0.111186027526855" calcext:value-type="float">
            <text:p>0.111186027526855</text:p>
          </table:table-cell>
          <table:table-cell table:style-name="ce1" office:value-type="float" office:value="0.166796684265137" calcext:value-type="float">
            <text:p>0.166796684265137</text:p>
          </table:table-cell>
          <table:table-cell table:style-name="ce1" office:value-type="float" office:value="0.11583137512207" calcext:value-type="float">
            <text:p>0.11583137512207</text:p>
          </table:table-cell>
          <table:table-cell table:style-name="ce1" office:value-type="float" office:value="0.232389688491821" calcext:value-type="float">
            <text:p>0.232389688491821</text:p>
          </table:table-cell>
          <table:table-cell table:style-name="ce1" office:value-type="float" office:value="0.218190908432007" calcext:value-type="float">
            <text:p>0.218190908432007</text:p>
          </table:table-cell>
          <table:table-cell table:style-name="ce1" office:value-type="float" office:value="0.111323833465576" calcext:value-type="float">
            <text:p>0.111323833465576</text:p>
          </table:table-cell>
          <table:table-cell table:style-name="ce1" office:value-type="float" office:value="0.222607374191284" calcext:value-type="float">
            <text:p>0.222607374191284</text:p>
          </table:table-cell>
          <table:table-cell table:style-name="ce1" office:value-type="float" office:value="0.226567268371582" calcext:value-type="float">
            <text:p>0.226567268371582</text:p>
          </table:table-cell>
          <table:table-cell table:style-name="ce1" office:value-type="float" office:value="0.113063097000122" calcext:value-type="float">
            <text:p>0.113063097000122</text:p>
          </table:table-cell>
          <table:table-cell table:style-name="ce1" office:value-type="float" office:value="0.247988939285278" calcext:value-type="float">
            <text:p>0.247988939285278</text:p>
          </table:table-cell>
          <table:table-cell table:style-name="ce1" office:value-type="float" office:value="0.229449510574341" calcext:value-type="float">
            <text:p>0.229449510574341</text:p>
          </table:table-cell>
          <table:table-cell table:style-name="ce1" office:value-type="float" office:value="0.114520072937012" calcext:value-type="float">
            <text:p>0.114520072937012</text:p>
          </table:table-cell>
          <table:table-cell table:style-name="ce1" office:value-type="float" office:value="0.262797594070435" calcext:value-type="float">
            <text:p>0.262797594070435</text:p>
          </table:table-cell>
          <table:table-cell table:style-name="ce1" office:value-type="float" office:value="0.218112707138062" calcext:value-type="float">
            <text:p>0.218112707138062</text:p>
          </table:table-cell>
          <table:table-cell table:style-name="ce1" office:value-type="float" office:value="0.113071203231812" calcext:value-type="float">
            <text:p>0.113071203231812</text:p>
          </table:table-cell>
          <table:table-cell table:style-name="ce1" office:value-type="float" office:value="0.232186794281006" calcext:value-type="float">
            <text:p>0.232186794281006</text:p>
          </table:table-cell>
          <table:table-cell table:style-name="ce1" office:value-type="float" office:value="0.225058555603027" calcext:value-type="float">
            <text:p>0.225058555603027</text:p>
          </table:table-cell>
          <table:table-cell table:style-name="ce1" office:value-type="float" office:value="0.11862325668335" calcext:value-type="float">
            <text:p>0.11862325668335</text:p>
          </table:table-cell>
          <table:table-cell table:style-name="ce1" office:value-type="float" office:value="0.24167013168335" calcext:value-type="float">
            <text:p>0.24167013168335</text:p>
          </table:table-cell>
          <table:table-cell table:style-name="ce1" office:value-type="float" office:value="0.221223831176758" calcext:value-type="float">
            <text:p>0.221223831176758</text:p>
          </table:table-cell>
          <table:table-cell table:style-name="ce1" office:value-type="float" office:value="0.109751224517822" calcext:value-type="float">
            <text:p>0.109751224517822</text:p>
          </table:table-cell>
          <table:table-cell table:style-name="ce1" office:value-type="float" office:value="0.233357191085815" calcext:value-type="float">
            <text:p>0.233357191085815</text:p>
          </table:table-cell>
          <table:table-cell table:style-name="ce1" office:value-type="float" office:value="0.114210844039917" calcext:value-type="float">
            <text:p>0.114210844039917</text:p>
          </table:table-cell>
          <table:table-cell table:style-name="ce1" office:value-type="float" office:value="0.222860813140869" calcext:value-type="float">
            <text:p>0.222860813140869</text:p>
          </table:table-cell>
          <table:table-cell table:style-name="ce1" office:value-type="float" office:value="0.218568563461304" calcext:value-type="float">
            <text:p>0.218568563461304</text:p>
          </table:table-cell>
          <table:table-cell table:style-name="ce1" office:value-type="float" office:value="0.11902642250061" calcext:value-type="float">
            <text:p>0.11902642250061</text:p>
          </table:table-cell>
          <table:table-cell table:style-name="ce1" office:value-type="float" office:value="0.222737312316895" calcext:value-type="float">
            <text:p>0.222737312316895</text:p>
          </table:table-cell>
          <table:table-cell table:style-name="ce1" office:value-type="float" office:value="0.21511435508728" calcext:value-type="float">
            <text:p>0.21511435508728</text:p>
          </table:table-cell>
          <table:table-cell table:style-name="ce1" office:value-type="float" office:value="0.10802435874939" calcext:value-type="float">
            <text:p>0.10802435874939</text:p>
          </table:table-cell>
          <table:table-cell table:style-name="ce1" office:value-type="float" office:value="0.248456954956055" calcext:value-type="float">
            <text:p>0.248456954956055</text:p>
          </table:table-cell>
          <table:table-cell table:style-name="ce1" office:value-type="float" office:value="0.224449634552002" calcext:value-type="float">
            <text:p>0.224449634552002</text:p>
          </table:table-cell>
          <table:table-cell table:style-name="ce1" office:value-type="float" office:value="0.118186235427856" calcext:value-type="float">
            <text:p>0.118186235427856</text:p>
          </table:table-cell>
          <table:table-cell table:style-name="ce1" office:value-type="float" office:value="0.234467506408691" calcext:value-type="float">
            <text:p>0.234467506408691</text:p>
          </table:table-cell>
          <table:table-cell table:style-name="ce1" office:value-type="float" office:value="0.213513135910034" calcext:value-type="float">
            <text:p>0.213513135910034</text:p>
          </table:table-cell>
          <table:table-cell table:style-name="ce1" office:value-type="float" office:value="0.115662097930908" calcext:value-type="float">
            <text:p>0.115662097930908</text:p>
          </table:table-cell>
          <table:table-cell table:style-name="ce1" office:value-type="float" office:value="0.244638919830322" calcext:value-type="float">
            <text:p>0.244638919830322</text:p>
          </table:table-cell>
          <table:table-cell table:style-name="ce1" office:value-type="float" office:value="0.217122316360474" calcext:value-type="float">
            <text:p>0.217122316360474</text:p>
          </table:table-cell>
          <table:table-cell table:style-name="ce1" office:value-type="float" office:value="0.115103483200073" calcext:value-type="float">
            <text:p>0.115103483200073</text:p>
          </table:table-cell>
          <table:table-cell table:style-name="ce1" office:value-type="float" office:value="0.228577852249145" calcext:value-type="float">
            <text:p>0.228577852249145</text:p>
          </table:table-cell>
          <table:table-cell table:style-name="ce1" office:value-type="float" office:value="0.22747802734375" calcext:value-type="float">
            <text:p>0.22747802734375</text:p>
          </table:table-cell>
          <table:table-cell table:style-name="ce1" office:value-type="float" office:value="0.117431879043579" calcext:value-type="float">
            <text:p>0.117431879043579</text:p>
          </table:table-cell>
          <table:table-cell table:style-name="ce1" office:value-type="float" office:value="0.223352670669556" calcext:value-type="float">
            <text:p>0.223352670669556</text:p>
          </table:table-cell>
          <table:table-cell table:style-name="ce1" office:value-type="float" office:value="0.119028091430664" calcext:value-type="float">
            <text:p>0.119028091430664</text:p>
          </table:table-cell>
          <table:table-cell table:style-name="ce1" office:value-type="float" office:value="0.250720262527466" calcext:value-type="float">
            <text:p>0.250720262527466</text:p>
          </table:table-cell>
          <table:table-cell table:style-name="ce1" office:value-type="float" office:value="0.219083547592163" calcext:value-type="float">
            <text:p>0.219083547592163</text:p>
          </table:table-cell>
          <table:table-cell table:style-name="ce1" office:value-type="float" office:value="0.115481615066528" calcext:value-type="float">
            <text:p>0.115481615066528</text:p>
          </table:table-cell>
          <table:table-cell table:style-name="ce1" office:value-type="float" office:value="0.233271837234497" calcext:value-type="float">
            <text:p>0.233271837234497</text:p>
          </table:table-cell>
          <table:table-cell table:style-name="ce1" office:value-type="float" office:value="0.213349103927612" calcext:value-type="float">
            <text:p>0.213349103927612</text:p>
          </table:table-cell>
          <table:table-cell table:style-name="ce1" office:value-type="float" office:value="0.114642381668091" calcext:value-type="float">
            <text:p>0.114642381668091</text:p>
          </table:table-cell>
          <table:table-cell table:style-name="ce1" office:value-type="float" office:value="0.195772409439087" calcext:value-type="float">
            <text:p>0.195772409439087</text:p>
          </table:table-cell>
          <table:table-cell table:style-name="ce1" office:value-type="float" office:value="0.221072435379028" calcext:value-type="float">
            <text:p>0.221072435379028</text:p>
          </table:table-cell>
          <table:table-cell table:style-name="ce1" office:value-type="float" office:value="0.114688158035278" calcext:value-type="float">
            <text:p>0.114688158035278</text:p>
          </table:table-cell>
          <table:table-cell table:style-name="ce1" office:value-type="float" office:value="0.27231764793396" calcext:value-type="float">
            <text:p>0.27231764793396</text:p>
          </table:table-cell>
          <table:table-cell table:style-name="ce1" office:value-type="float" office:value="0.218783617019653" calcext:value-type="float">
            <text:p>0.218783617019653</text:p>
          </table:table-cell>
          <table:table-cell table:style-name="ce1" office:value-type="float" office:value="0.121002197265625" calcext:value-type="float">
            <text:p>0.121002197265625</text:p>
          </table:table-cell>
          <table:table-cell table:style-name="ce1" office:value-type="float" office:value="0.122840642929077" calcext:value-type="float">
            <text:p>0.122840642929077</text:p>
          </table:table-cell>
          <table:table-cell table:style-name="ce1" office:value-type="float" office:value="0.226352453231812" calcext:value-type="float">
            <text:p>0.226352453231812</text:p>
          </table:table-cell>
          <table:table-cell table:style-name="ce1" office:value-type="float" office:value="0.110872268676758" calcext:value-type="float">
            <text:p>0.110872268676758</text:p>
          </table:table-cell>
          <table:table-cell table:style-name="ce1" office:value-type="float" office:value="0.146304607391357" calcext:value-type="float">
            <text:p>0.146304607391357</text:p>
          </table:table-cell>
          <table:table-cell table:style-name="ce1" office:value-type="float" office:value="0.223529815673828" calcext:value-type="float">
            <text:p>0.223529815673828</text:p>
          </table:table-cell>
          <table:table-cell table:style-name="ce1" office:value-type="float" office:value="0.112704038619995" calcext:value-type="float">
            <text:p>0.112704038619995</text:p>
          </table:table-cell>
          <table:table-cell table:style-name="ce1" office:value-type="float" office:value="0.218318700790405" calcext:value-type="float">
            <text:p>0.218318700790405</text:p>
          </table:table-cell>
          <table:table-cell table:style-name="ce1" office:value-type="float" office:value="0.177148551940918" calcext:value-type="float">
            <text:p>0.177148551940918</text:p>
          </table:table-cell>
          <table:table-cell table:style-name="ce1" office:value-type="float" office:value="0.0901827812194824" calcext:value-type="float">
            <text:p>0.090182781219482</text:p>
          </table:table-cell>
          <table:table-cell table:style-name="ce1" office:value-type="float" office:value="0.27231764793396" calcext:value-type="float">
            <text:p>0.27231764793396</text:p>
          </table:table-cell>
          <table:table-cell table:style-name="ce1" office:value-type="float" office:value="17.7148551940918" calcext:value-type="float">
            <text:p>17.714855194091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um_workers = 4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251711845398" calcext:value-type="float">
            <text:p>0.11251711845398</text:p>
          </table:table-cell>
          <table:table-cell table:style-name="ce1" office:value-type="float" office:value="0.226799011230469" calcext:value-type="float">
            <text:p>0.226799011230469</text:p>
          </table:table-cell>
          <table:table-cell table:style-name="ce1" office:value-type="float" office:value="0.227688312530518" calcext:value-type="float">
            <text:p>0.227688312530518</text:p>
          </table:table-cell>
          <table:table-cell table:style-name="ce1" office:value-type="float" office:value="0.20238184928894" calcext:value-type="float">
            <text:p>0.20238184928894</text:p>
          </table:table-cell>
          <table:table-cell table:style-name="ce1" office:value-type="float" office:value="0.111422538757324" calcext:value-type="float">
            <text:p>0.111422538757324</text:p>
          </table:table-cell>
          <table:table-cell table:style-name="ce1" office:value-type="float" office:value="0.23477029800415" calcext:value-type="float">
            <text:p>0.23477029800415</text:p>
          </table:table-cell>
          <table:table-cell table:style-name="ce1" office:value-type="float" office:value="0.230883836746216" calcext:value-type="float">
            <text:p>0.230883836746216</text:p>
          </table:table-cell>
          <table:table-cell table:style-name="ce1" office:value-type="float" office:value="0.213974714279175" calcext:value-type="float">
            <text:p>0.213974714279175</text:p>
          </table:table-cell>
          <table:table-cell table:style-name="ce1" office:value-type="float" office:value="0.111928701400757" calcext:value-type="float">
            <text:p>0.111928701400757</text:p>
          </table:table-cell>
          <table:table-cell table:style-name="ce1" office:value-type="float" office:value="0.245984554290771" calcext:value-type="float">
            <text:p>0.245984554290771</text:p>
          </table:table-cell>
          <table:table-cell table:style-name="ce1" office:value-type="float" office:value="0.230289697647095" calcext:value-type="float">
            <text:p>0.230289697647095</text:p>
          </table:table-cell>
          <table:table-cell table:style-name="ce1" office:value-type="float" office:value="0.202202796936035" calcext:value-type="float">
            <text:p>0.202202796936035</text:p>
          </table:table-cell>
          <table:table-cell table:style-name="ce1" office:value-type="float" office:value="0.118380546569824" calcext:value-type="float">
            <text:p>0.118380546569824</text:p>
          </table:table-cell>
          <table:table-cell table:style-name="ce1" office:value-type="float" office:value="0.258034706115723" calcext:value-type="float">
            <text:p>0.258034706115723</text:p>
          </table:table-cell>
          <table:table-cell table:style-name="ce1" office:value-type="float" office:value="0.217127799987793" calcext:value-type="float">
            <text:p>0.217127799987793</text:p>
          </table:table-cell>
          <table:table-cell table:style-name="ce1" office:value-type="float" office:value="0.214503526687622" calcext:value-type="float">
            <text:p>0.214503526687622</text:p>
          </table:table-cell>
          <table:table-cell table:style-name="ce1" office:value-type="float" office:value="0.113756418228149" calcext:value-type="float">
            <text:p>0.113756418228149</text:p>
          </table:table-cell>
          <table:table-cell table:style-name="ce1" office:value-type="float" office:value="0.262085914611816" calcext:value-type="float">
            <text:p>0.262085914611816</text:p>
          </table:table-cell>
          <table:table-cell table:style-name="ce1" office:value-type="float" office:value="0.226792573928833" calcext:value-type="float">
            <text:p>0.226792573928833</text:p>
          </table:table-cell>
          <table:table-cell table:style-name="ce1" office:value-type="float" office:value="0.231107950210571" calcext:value-type="float">
            <text:p>0.231107950210571</text:p>
          </table:table-cell>
          <table:table-cell table:style-name="ce1" office:value-type="float" office:value="0.114568948745728" calcext:value-type="float">
            <text:p>0.114568948745728</text:p>
          </table:table-cell>
          <table:table-cell table:style-name="ce1" office:value-type="float" office:value="0.248862266540527" calcext:value-type="float">
            <text:p>0.248862266540527</text:p>
          </table:table-cell>
          <table:table-cell table:style-name="ce1" office:value-type="float" office:value="0.216369152069092" calcext:value-type="float">
            <text:p>0.216369152069092</text:p>
          </table:table-cell>
          <table:table-cell table:style-name="ce1" office:value-type="float" office:value="0.22248911857605" calcext:value-type="float">
            <text:p>0.22248911857605</text:p>
          </table:table-cell>
          <table:table-cell table:style-name="ce1" office:value-type="float" office:value="0.114983797073364" calcext:value-type="float">
            <text:p>0.114983797073364</text:p>
          </table:table-cell>
          <table:table-cell table:style-name="ce1" office:value-type="float" office:value="0.253691911697388" calcext:value-type="float">
            <text:p>0.253691911697388</text:p>
          </table:table-cell>
          <table:table-cell table:style-name="ce1" office:value-type="float" office:value="0.225268602371216" calcext:value-type="float">
            <text:p>0.225268602371216</text:p>
          </table:table-cell>
          <table:table-cell table:style-name="ce1" office:value-type="float" office:value="0.229985475540161" calcext:value-type="float">
            <text:p>0.229985475540161</text:p>
          </table:table-cell>
          <table:table-cell table:style-name="ce1" office:value-type="float" office:value="0.111039638519287" calcext:value-type="float">
            <text:p>0.111039638519287</text:p>
          </table:table-cell>
          <table:table-cell table:style-name="ce1" office:value-type="float" office:value="0.249845266342163" calcext:value-type="float">
            <text:p>0.249845266342163</text:p>
          </table:table-cell>
          <table:table-cell table:style-name="ce1" office:value-type="float" office:value="0.228068113327026" calcext:value-type="float">
            <text:p>0.228068113327026</text:p>
          </table:table-cell>
          <table:table-cell table:style-name="ce1" office:value-type="float" office:value="0.218926429748535" calcext:value-type="float">
            <text:p>0.218926429748535</text:p>
          </table:table-cell>
          <table:table-cell table:style-name="ce1" office:value-type="float" office:value="0.117428302764893" calcext:value-type="float">
            <text:p>0.117428302764893</text:p>
          </table:table-cell>
          <table:table-cell table:style-name="ce1" office:value-type="float" office:value="0.254027366638184" calcext:value-type="float">
            <text:p>0.254027366638184</text:p>
          </table:table-cell>
          <table:table-cell table:style-name="ce1" office:value-type="float" office:value="0.221788644790649" calcext:value-type="float">
            <text:p>0.221788644790649</text:p>
          </table:table-cell>
          <table:table-cell table:style-name="ce1" office:value-type="float" office:value="0.217538118362427" calcext:value-type="float">
            <text:p>0.217538118362427</text:p>
          </table:table-cell>
          <table:table-cell table:style-name="ce1" office:value-type="float" office:value="0.11919093132019" calcext:value-type="float">
            <text:p>0.11919093132019</text:p>
          </table:table-cell>
          <table:table-cell table:style-name="ce1" office:value-type="float" office:value="0.232548236846924" calcext:value-type="float">
            <text:p>0.232548236846924</text:p>
          </table:table-cell>
          <table:table-cell table:style-name="ce1" office:value-type="float" office:value="0.225134372711182" calcext:value-type="float">
            <text:p>0.225134372711182</text:p>
          </table:table-cell>
          <table:table-cell table:style-name="ce1" office:value-type="float" office:value="0.223575353622437" calcext:value-type="float">
            <text:p>0.223575353622437</text:p>
          </table:table-cell>
          <table:table-cell table:style-name="ce1" office:value-type="float" office:value="0.119537591934204" calcext:value-type="float">
            <text:p>0.119537591934204</text:p>
          </table:table-cell>
          <table:table-cell table:style-name="ce1" office:value-type="float" office:value="0.16315746307373" calcext:value-type="float">
            <text:p>0.16315746307373</text:p>
          </table:table-cell>
          <table:table-cell table:style-name="ce1" office:value-type="float" office:value="0.22077751159668" calcext:value-type="float">
            <text:p>0.22077751159668</text:p>
          </table:table-cell>
          <table:table-cell table:style-name="ce1" office:value-type="float" office:value="0.223974227905273" calcext:value-type="float">
            <text:p>0.223974227905273</text:p>
          </table:table-cell>
          <table:table-cell table:style-name="ce1" office:value-type="float" office:value="0.123898029327393" calcext:value-type="float">
            <text:p>0.123898029327393</text:p>
          </table:table-cell>
          <table:table-cell table:style-name="ce1" office:value-type="float" office:value="0.171909809112549" calcext:value-type="float">
            <text:p>0.171909809112549</text:p>
          </table:table-cell>
          <table:table-cell table:style-name="ce1" office:value-type="float" office:value="0.218388795852661" calcext:value-type="float">
            <text:p>0.218388795852661</text:p>
          </table:table-cell>
          <table:table-cell table:style-name="ce1" office:value-type="float" office:value="0.205559492111206" calcext:value-type="float">
            <text:p>0.205559492111206</text:p>
          </table:table-cell>
          <table:table-cell table:style-name="ce1" office:value-type="float" office:value="0.117102146148682" calcext:value-type="float">
            <text:p>0.117102146148682</text:p>
          </table:table-cell>
          <table:table-cell table:style-name="ce1" office:value-type="float" office:value="0.0923974514007568" calcext:value-type="float">
            <text:p>0.092397451400757</text:p>
          </table:table-cell>
          <table:table-cell table:style-name="ce1" office:value-type="float" office:value="0.233481645584106" calcext:value-type="float">
            <text:p>0.233481645584106</text:p>
          </table:table-cell>
          <table:table-cell table:style-name="ce1" office:value-type="float" office:value="0.216080188751221" calcext:value-type="float">
            <text:p>0.216080188751221</text:p>
          </table:table-cell>
          <table:table-cell table:style-name="ce1" office:value-type="float" office:value="0.120667457580566" calcext:value-type="float">
            <text:p>0.120667457580566</text:p>
          </table:table-cell>
          <table:table-cell table:style-name="ce1" office:value-type="float" office:value="0.243149757385254" calcext:value-type="float">
            <text:p>0.243149757385254</text:p>
          </table:table-cell>
          <table:table-cell table:style-name="ce1" office:value-type="float" office:value="0.213114976882935" calcext:value-type="float">
            <text:p>0.213114976882935</text:p>
          </table:table-cell>
          <table:table-cell table:style-name="ce1" office:value-type="float" office:value="0.222098827362061" calcext:value-type="float">
            <text:p>0.222098827362061</text:p>
          </table:table-cell>
          <table:table-cell table:style-name="ce1" office:value-type="float" office:value="0.115813493728638" calcext:value-type="float">
            <text:p>0.115813493728638</text:p>
          </table:table-cell>
          <table:table-cell table:style-name="ce1" office:value-type="float" office:value="0.10055422782898" calcext:value-type="float">
            <text:p>0.10055422782898</text:p>
          </table:table-cell>
          <table:table-cell table:style-name="ce1" office:value-type="float" office:value="0.218013525009155" calcext:value-type="float">
            <text:p>0.218013525009155</text:p>
          </table:table-cell>
          <table:table-cell table:style-name="ce1" office:value-type="float" office:value="0.218484878540039" calcext:value-type="float">
            <text:p>0.218484878540039</text:p>
          </table:table-cell>
          <table:table-cell table:style-name="ce1" office:value-type="float" office:value="0.118204116821289" calcext:value-type="float">
            <text:p>0.118204116821289</text:p>
          </table:table-cell>
          <table:table-cell table:style-name="ce1" office:value-type="float" office:value="0.10677170753479" calcext:value-type="float">
            <text:p>0.10677170753479</text:p>
          </table:table-cell>
          <table:table-cell table:style-name="ce1" office:value-type="float" office:value="0.21650767326355" calcext:value-type="float">
            <text:p>0.21650767326355</text:p>
          </table:table-cell>
          <table:table-cell table:style-name="ce1" office:value-type="float" office:value="0.225430965423584" calcext:value-type="float">
            <text:p>0.225430965423584</text:p>
          </table:table-cell>
          <table:table-cell table:style-name="ce1" office:value-type="float" office:value="0.107571840286255" calcext:value-type="float">
            <text:p>0.107571840286255</text:p>
          </table:table-cell>
          <table:table-cell table:style-name="ce1" office:value-type="float" office:value="0.255580186843872" calcext:value-type="float">
            <text:p>0.255580186843872</text:p>
          </table:table-cell>
          <table:table-cell table:style-name="ce1" office:value-type="float" office:value="0.206483125686645" calcext:value-type="float">
            <text:p>0.206483125686645</text:p>
          </table:table-cell>
          <table:table-cell table:style-name="ce1" office:value-type="float" office:value="0.22571849822998" calcext:value-type="float">
            <text:p>0.22571849822998</text:p>
          </table:table-cell>
          <table:table-cell table:style-name="ce1" office:value-type="float" office:value="0.117830514907837" calcext:value-type="float">
            <text:p>0.117830514907837</text:p>
          </table:table-cell>
          <table:table-cell table:style-name="ce1" office:value-type="float" office:value="0.231229305267334" calcext:value-type="float">
            <text:p>0.231229305267334</text:p>
          </table:table-cell>
          <table:table-cell table:style-name="ce1" office:value-type="float" office:value="0.218953132629395" calcext:value-type="float">
            <text:p>0.218953132629395</text:p>
          </table:table-cell>
          <table:table-cell table:style-name="ce1" office:value-type="float" office:value="0.220827341079712" calcext:value-type="float">
            <text:p>0.220827341079712</text:p>
          </table:table-cell>
          <table:table-cell table:style-name="ce1" office:value-type="float" office:value="0.113731145858765" calcext:value-type="float">
            <text:p>0.113731145858765</text:p>
          </table:table-cell>
          <table:table-cell table:style-name="ce1" office:value-type="float" office:value="0.243361711502075" calcext:value-type="float">
            <text:p>0.243361711502075</text:p>
          </table:table-cell>
          <table:table-cell table:style-name="ce1" office:value-type="float" office:value="0.234792232513428" calcext:value-type="float">
            <text:p>0.234792232513428</text:p>
          </table:table-cell>
          <table:table-cell table:style-name="ce1" office:value-type="float" office:value="0.210018634796143" calcext:value-type="float">
            <text:p>0.210018634796143</text:p>
          </table:table-cell>
          <table:table-cell table:style-name="ce1" office:value-type="float" office:value="0.124162197113037" calcext:value-type="float">
            <text:p>0.124162197113037</text:p>
          </table:table-cell>
          <table:table-cell table:style-name="ce1" office:value-type="float" office:value="0.24199366569519" calcext:value-type="float">
            <text:p>0.24199366569519</text:p>
          </table:table-cell>
          <table:table-cell table:style-name="ce1" office:value-type="float" office:value="0.220597743988037" calcext:value-type="float">
            <text:p>0.220597743988037</text:p>
          </table:table-cell>
          <table:table-cell table:style-name="ce1" office:value-type="float" office:value="0.214505672454834" calcext:value-type="float">
            <text:p>0.214505672454834</text:p>
          </table:table-cell>
          <table:table-cell table:style-name="ce1" office:value-type="float" office:value="0.127450466156006" calcext:value-type="float">
            <text:p>0.127450466156006</text:p>
          </table:table-cell>
          <table:table-cell table:style-name="ce1" office:value-type="float" office:value="0.255386352539062" calcext:value-type="float">
            <text:p>0.255386352539062</text:p>
          </table:table-cell>
          <table:table-cell table:style-name="ce1" office:value-type="float" office:value="0.223137855529785" calcext:value-type="float">
            <text:p>0.223137855529785</text:p>
          </table:table-cell>
          <table:table-cell table:style-name="ce1" office:value-type="float" office:value="0.2158043384552" calcext:value-type="float">
            <text:p>0.2158043384552</text:p>
          </table:table-cell>
          <table:table-cell table:style-name="ce1" office:value-type="float" office:value="0.120489835739136" calcext:value-type="float">
            <text:p>0.120489835739136</text:p>
          </table:table-cell>
          <table:table-cell table:style-name="ce1" office:value-type="float" office:value="0.236731052398682" calcext:value-type="float">
            <text:p>0.236731052398682</text:p>
          </table:table-cell>
          <table:table-cell table:style-name="ce1" office:value-type="float" office:value="0.213193416595459" calcext:value-type="float">
            <text:p>0.213193416595459</text:p>
          </table:table-cell>
          <table:table-cell table:style-name="ce1" office:value-type="float" office:value="0.215495109558105" calcext:value-type="float">
            <text:p>0.215495109558105</text:p>
          </table:table-cell>
          <table:table-cell table:style-name="ce1" office:value-type="float" office:value="0.120108842849731" calcext:value-type="float">
            <text:p>0.120108842849731</text:p>
          </table:table-cell>
          <table:table-cell table:style-name="ce1" office:value-type="float" office:value="0.253830194473267" calcext:value-type="float">
            <text:p>0.253830194473267</text:p>
          </table:table-cell>
          <table:table-cell table:style-name="ce1" office:value-type="float" office:value="0.224835157394409" calcext:value-type="float">
            <text:p>0.224835157394409</text:p>
          </table:table-cell>
          <table:table-cell table:style-name="ce1" office:value-type="float" office:value="0.230345726013184" calcext:value-type="float">
            <text:p>0.230345726013184</text:p>
          </table:table-cell>
          <table:table-cell table:style-name="ce1" office:value-type="float" office:value="0.124173402786255" calcext:value-type="float">
            <text:p>0.124173402786255</text:p>
          </table:table-cell>
          <table:table-cell table:style-name="ce1" office:value-type="float" office:value="0.237878084182739" calcext:value-type="float">
            <text:p>0.237878084182739</text:p>
          </table:table-cell>
          <table:table-cell table:style-name="ce1" office:value-type="float" office:value="0.220583915710449" calcext:value-type="float">
            <text:p>0.220583915710449</text:p>
          </table:table-cell>
          <table:table-cell table:style-name="ce1" office:value-type="float" office:value="0.22243332862854" calcext:value-type="float">
            <text:p>0.22243332862854</text:p>
          </table:table-cell>
          <table:table-cell table:style-name="ce1" office:value-type="float" office:value="0.111948251724243" calcext:value-type="float">
            <text:p>0.111948251724243</text:p>
          </table:table-cell>
          <table:table-cell table:style-name="ce1" office:value-type="float" office:value="0.242998838424683" calcext:value-type="float">
            <text:p>0.242998838424683</text:p>
          </table:table-cell>
          <table:table-cell table:style-name="ce1" office:value-type="float" office:value="0.212517499923706" calcext:value-type="float">
            <text:p>0.212517499923706</text:p>
          </table:table-cell>
          <table:table-cell table:style-name="ce1" office:value-type="float" office:value="0.217350721359253" calcext:value-type="float">
            <text:p>0.217350721359253</text:p>
          </table:table-cell>
          <table:table-cell table:style-name="ce1" office:value-type="float" office:value="0.194770882129669" calcext:value-type="float">
            <text:p>0.194770882129669</text:p>
          </table:table-cell>
          <table:table-cell table:style-name="ce1" office:value-type="float" office:value="0.0923974514007568" calcext:value-type="float">
            <text:p>0.092397451400757</text:p>
          </table:table-cell>
          <table:table-cell table:style-name="ce1" office:value-type="float" office:value="0.262085914611816" calcext:value-type="float">
            <text:p>0.262085914611816</text:p>
          </table:table-cell>
          <table:table-cell table:style-name="ce1" office:value-type="float" office:value="19.4770882129669" calcext:value-type="float">
            <text:p>19.477088212966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um_workers = 5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6318941116333" calcext:value-type="float">
            <text:p>0.16318941116333</text:p>
          </table:table-cell>
          <table:table-cell table:style-name="ce1" office:value-type="float" office:value="0.186248064041138" calcext:value-type="float">
            <text:p>0.186248064041138</text:p>
          </table:table-cell>
          <table:table-cell table:style-name="ce1" office:value-type="float" office:value="0.232535362243652" calcext:value-type="float">
            <text:p>0.232535362243652</text:p>
          </table:table-cell>
          <table:table-cell table:style-name="ce1" office:value-type="float" office:value="0.238764524459839" calcext:value-type="float">
            <text:p>0.238764524459839</text:p>
          </table:table-cell>
          <table:table-cell table:style-name="ce1" office:value-type="float" office:value="0.224937200546265" calcext:value-type="float">
            <text:p>0.224937200546265</text:p>
          </table:table-cell>
          <table:table-cell table:style-name="ce1" office:value-type="float" office:value="0.127099514007568" calcext:value-type="float">
            <text:p>0.127099514007568</text:p>
          </table:table-cell>
          <table:table-cell table:style-name="ce1" office:value-type="float" office:value="0.160762310028076" calcext:value-type="float">
            <text:p>0.160762310028076</text:p>
          </table:table-cell>
          <table:table-cell table:style-name="ce1" office:value-type="float" office:value="0.226043224334717" calcext:value-type="float">
            <text:p>0.226043224334717</text:p>
          </table:table-cell>
          <table:table-cell table:style-name="ce1" office:value-type="float" office:value="0.22446346282959" calcext:value-type="float">
            <text:p>0.22446346282959</text:p>
          </table:table-cell>
          <table:table-cell table:style-name="ce1" office:value-type="float" office:value="0.222867012023926" calcext:value-type="float">
            <text:p>0.222867012023926</text:p>
          </table:table-cell>
          <table:table-cell table:style-name="ce1" office:value-type="float" office:value="0.121334791183472" calcext:value-type="float">
            <text:p>0.121334791183472</text:p>
          </table:table-cell>
          <table:table-cell table:style-name="ce1" office:value-type="float" office:value="0.249436616897583" calcext:value-type="float">
            <text:p>0.249436616897583</text:p>
          </table:table-cell>
          <table:table-cell table:style-name="ce1" office:value-type="float" office:value="0.228409767150879" calcext:value-type="float">
            <text:p>0.228409767150879</text:p>
          </table:table-cell>
          <table:table-cell table:style-name="ce1" office:value-type="float" office:value="0.205271005630493" calcext:value-type="float">
            <text:p>0.205271005630493</text:p>
          </table:table-cell>
          <table:table-cell table:style-name="ce1" office:value-type="float" office:value="0.255964279174805" calcext:value-type="float">
            <text:p>0.255964279174805</text:p>
          </table:table-cell>
          <table:table-cell table:style-name="ce1" office:value-type="float" office:value="0.14941143989563" calcext:value-type="float">
            <text:p>0.14941143989563</text:p>
          </table:table-cell>
          <table:table-cell table:style-name="ce1" office:value-type="float" office:value="0.254254817962646" calcext:value-type="float">
            <text:p>0.254254817962646</text:p>
          </table:table-cell>
          <table:table-cell table:style-name="ce1" office:value-type="float" office:value="0.215320825576782" calcext:value-type="float">
            <text:p>0.215320825576782</text:p>
          </table:table-cell>
          <table:table-cell table:style-name="ce1" office:value-type="float" office:value="0.22825288772583" calcext:value-type="float">
            <text:p>0.22825288772583</text:p>
          </table:table-cell>
          <table:table-cell table:style-name="ce1" office:value-type="float" office:value="0.232225656509399" calcext:value-type="float">
            <text:p>0.232225656509399</text:p>
          </table:table-cell>
          <table:table-cell table:style-name="ce1" office:value-type="float" office:value="0.123180627822876" calcext:value-type="float">
            <text:p>0.123180627822876</text:p>
          </table:table-cell>
          <table:table-cell table:style-name="ce1" office:value-type="float" office:value="0.24643349647522" calcext:value-type="float">
            <text:p>0.24643349647522</text:p>
          </table:table-cell>
          <table:table-cell table:style-name="ce1" office:value-type="float" office:value="0.241994619369507" calcext:value-type="float">
            <text:p>0.241994619369507</text:p>
          </table:table-cell>
          <table:table-cell table:style-name="ce1" office:value-type="float" office:value="0.238865852355957" calcext:value-type="float">
            <text:p>0.238865852355957</text:p>
          </table:table-cell>
          <table:table-cell table:style-name="ce1" office:value-type="float" office:value="0.212822437286377" calcext:value-type="float">
            <text:p>0.212822437286377</text:p>
          </table:table-cell>
          <table:table-cell table:style-name="ce1" office:value-type="float" office:value="0.118492126464844" calcext:value-type="float">
            <text:p>0.118492126464844</text:p>
          </table:table-cell>
          <table:table-cell table:style-name="ce1" office:value-type="float" office:value="0.27470064163208" calcext:value-type="float">
            <text:p>0.27470064163208</text:p>
          </table:table-cell>
          <table:table-cell table:style-name="ce1" office:value-type="float" office:value="0.120138883590698" calcext:value-type="float">
            <text:p>0.120138883590698</text:p>
          </table:table-cell>
          <table:table-cell table:style-name="ce1" office:value-type="float" office:value="0.244076728820801" calcext:value-type="float">
            <text:p>0.244076728820801</text:p>
          </table:table-cell>
          <table:table-cell table:style-name="ce1" office:value-type="float" office:value="0.239170551300049" calcext:value-type="float">
            <text:p>0.239170551300049</text:p>
          </table:table-cell>
          <table:table-cell table:style-name="ce1" office:value-type="float" office:value="0.163289070129395" calcext:value-type="float">
            <text:p>0.163289070129395</text:p>
          </table:table-cell>
          <table:table-cell table:style-name="ce1" office:value-type="float" office:value="0.233726739883423" calcext:value-type="float">
            <text:p>0.233726739883423</text:p>
          </table:table-cell>
          <table:table-cell table:style-name="ce1" office:value-type="float" office:value="0.114383935928345" calcext:value-type="float">
            <text:p>0.114383935928345</text:p>
          </table:table-cell>
          <table:table-cell table:style-name="ce1" office:value-type="float" office:value="0.231625318527222" calcext:value-type="float">
            <text:p>0.231625318527222</text:p>
          </table:table-cell>
          <table:table-cell table:style-name="ce1" office:value-type="float" office:value="0.231626272201538" calcext:value-type="float">
            <text:p>0.231626272201538</text:p>
          </table:table-cell>
          <table:table-cell table:style-name="ce1" office:value-type="float" office:value="0.117732286453247" calcext:value-type="float">
            <text:p>0.117732286453247</text:p>
          </table:table-cell>
          <table:table-cell table:style-name="ce1" office:value-type="float" office:value="0.120076656341553" calcext:value-type="float">
            <text:p>0.120076656341553</text:p>
          </table:table-cell>
          <table:table-cell table:style-name="ce1" office:value-type="float" office:value="0.0957744121551514" calcext:value-type="float">
            <text:p>0.095774412155151</text:p>
          </table:table-cell>
          <table:table-cell table:style-name="ce1" office:value-type="float" office:value="0.222196817398071" calcext:value-type="float">
            <text:p>0.222196817398071</text:p>
          </table:table-cell>
          <table:table-cell table:style-name="ce1" office:value-type="float" office:value="0.221830606460571" calcext:value-type="float">
            <text:p>0.221830606460571</text:p>
          </table:table-cell>
          <table:table-cell table:style-name="ce1" office:value-type="float" office:value="0.12824821472168" calcext:value-type="float">
            <text:p>0.12824821472168</text:p>
          </table:table-cell>
          <table:table-cell table:style-name="ce1" office:value-type="float" office:value="0.267033338546753" calcext:value-type="float">
            <text:p>0.267033338546753</text:p>
          </table:table-cell>
          <table:table-cell table:style-name="ce1" office:value-type="float" office:value="0.199268579483032" calcext:value-type="float">
            <text:p>0.199268579483032</text:p>
          </table:table-cell>
          <table:table-cell table:style-name="ce1" office:value-type="float" office:value="0.189361572265625" calcext:value-type="float">
            <text:p>0.189361572265625</text:p>
          </table:table-cell>
          <table:table-cell table:style-name="ce1" office:value-type="float" office:value="0.232103824615479" calcext:value-type="float">
            <text:p>0.232103824615479</text:p>
          </table:table-cell>
          <table:table-cell table:style-name="ce1" office:value-type="float" office:value="0.150259971618652" calcext:value-type="float">
            <text:p>0.150259971618652</text:p>
          </table:table-cell>
          <table:table-cell table:style-name="ce1" office:value-type="float" office:value="0.241190671920776" calcext:value-type="float">
            <text:p>0.241190671920776</text:p>
          </table:table-cell>
          <table:table-cell table:style-name="ce1" office:value-type="float" office:value="0.215501308441162" calcext:value-type="float">
            <text:p>0.215501308441162</text:p>
          </table:table-cell>
          <table:table-cell table:style-name="ce1" office:value-type="float" office:value="0.200618028640747" calcext:value-type="float">
            <text:p>0.200618028640747</text:p>
          </table:table-cell>
          <table:table-cell table:style-name="ce1" office:value-type="float" office:value="0.268633604049683" calcext:value-type="float">
            <text:p>0.268633604049683</text:p>
          </table:table-cell>
          <table:table-cell table:style-name="ce1" office:value-type="float" office:value="0.108727931976318" calcext:value-type="float">
            <text:p>0.108727931976318</text:p>
          </table:table-cell>
          <table:table-cell table:style-name="ce1" office:value-type="float" office:value="0.254665851593018" calcext:value-type="float">
            <text:p>0.254665851593018</text:p>
          </table:table-cell>
          <table:table-cell table:style-name="ce1" office:value-type="float" office:value="0.0952019691467285" calcext:value-type="float">
            <text:p>0.095201969146729</text:p>
          </table:table-cell>
          <table:table-cell table:style-name="ce1" office:value-type="float" office:value="0.242409944534302" calcext:value-type="float">
            <text:p>0.242409944534302</text:p>
          </table:table-cell>
          <table:table-cell table:style-name="ce1" office:value-type="float" office:value="0.198102235794067" calcext:value-type="float">
            <text:p>0.198102235794067</text:p>
          </table:table-cell>
          <table:table-cell table:style-name="ce1" office:value-type="float" office:value="0.138450384140015" calcext:value-type="float">
            <text:p>0.138450384140015</text:p>
          </table:table-cell>
          <table:table-cell table:style-name="ce1" office:value-type="float" office:value="0.184381008148193" calcext:value-type="float">
            <text:p>0.184381008148193</text:p>
          </table:table-cell>
          <table:table-cell table:style-name="ce1" office:value-type="float" office:value="0.245774507522583" calcext:value-type="float">
            <text:p>0.245774507522583</text:p>
          </table:table-cell>
          <table:table-cell table:style-name="ce1" office:value-type="float" office:value="0.227474689483643" calcext:value-type="float">
            <text:p>0.227474689483643</text:p>
          </table:table-cell>
          <table:table-cell table:style-name="ce1" office:value-type="float" office:value="0.210039854049683" calcext:value-type="float">
            <text:p>0.210039854049683</text:p>
          </table:table-cell>
          <table:table-cell table:style-name="ce1" office:value-type="float" office:value="0.146328926086426" calcext:value-type="float">
            <text:p>0.146328926086426</text:p>
          </table:table-cell>
          <table:table-cell table:style-name="ce1" office:value-type="float" office:value="0.109095096588135" calcext:value-type="float">
            <text:p>0.109095096588135</text:p>
          </table:table-cell>
          <table:table-cell table:style-name="ce1" office:value-type="float" office:value="0.217939138412476" calcext:value-type="float">
            <text:p>0.217939138412476</text:p>
          </table:table-cell>
          <table:table-cell table:style-name="ce1" office:value-type="float" office:value="0.247157573699951" calcext:value-type="float">
            <text:p>0.247157573699951</text:p>
          </table:table-cell>
          <table:table-cell table:style-name="ce1" office:value-type="float" office:value="0.245424032211304" calcext:value-type="float">
            <text:p>0.245424032211304</text:p>
          </table:table-cell>
          <table:table-cell table:style-name="ce1" office:value-type="float" office:value="0.156770944595337" calcext:value-type="float">
            <text:p>0.156770944595337</text:p>
          </table:table-cell>
          <table:table-cell table:style-name="ce1" office:value-type="float" office:value="0.134154796600342" calcext:value-type="float">
            <text:p>0.134154796600342</text:p>
          </table:table-cell>
          <table:table-cell table:style-name="ce1" office:value-type="float" office:value="0.233282566070557" calcext:value-type="float">
            <text:p>0.233282566070557</text:p>
          </table:table-cell>
          <table:table-cell table:style-name="ce1" office:value-type="float" office:value="0.227635383605957" calcext:value-type="float">
            <text:p>0.227635383605957</text:p>
          </table:table-cell>
          <table:table-cell table:style-name="ce1" office:value-type="float" office:value="0.222236394882202" calcext:value-type="float">
            <text:p>0.222236394882202</text:p>
          </table:table-cell>
          <table:table-cell table:style-name="ce1" office:value-type="float" office:value="0.116685152053833" calcext:value-type="float">
            <text:p>0.116685152053833</text:p>
          </table:table-cell>
          <table:table-cell table:style-name="ce1" office:value-type="float" office:value="0.149163007736206" calcext:value-type="float">
            <text:p>0.149163007736206</text:p>
          </table:table-cell>
          <table:table-cell table:style-name="ce1" office:value-type="float" office:value="0.229385137557983" calcext:value-type="float">
            <text:p>0.229385137557983</text:p>
          </table:table-cell>
          <table:table-cell table:style-name="ce1" office:value-type="float" office:value="0.215394735336304" calcext:value-type="float">
            <text:p>0.215394735336304</text:p>
          </table:table-cell>
          <table:table-cell table:style-name="ce1" office:value-type="float" office:value="0.220662593841553" calcext:value-type="float">
            <text:p>0.220662593841553</text:p>
          </table:table-cell>
          <table:table-cell table:style-name="ce1" office:value-type="float" office:value="0.137553691864014" calcext:value-type="float">
            <text:p>0.137553691864014</text:p>
          </table:table-cell>
          <table:table-cell table:style-name="ce1" office:value-type="float" office:value="0.266516208648682" calcext:value-type="float">
            <text:p>0.266516208648682</text:p>
          </table:table-cell>
          <table:table-cell table:style-name="ce1" office:value-type="float" office:value="0.145733594894409" calcext:value-type="float">
            <text:p>0.145733594894409</text:p>
          </table:table-cell>
          <table:table-cell table:style-name="ce1" office:value-type="float" office:value="0.243726253509521" calcext:value-type="float">
            <text:p>0.243726253509521</text:p>
          </table:table-cell>
          <table:table-cell table:style-name="ce1" office:value-type="float" office:value="0.245012998580933" calcext:value-type="float">
            <text:p>0.245012998580933</text:p>
          </table:table-cell>
          <table:table-cell table:style-name="ce1" office:value-type="float" office:value="0.128320693969727" calcext:value-type="float">
            <text:p>0.128320693969727</text:p>
          </table:table-cell>
          <table:table-cell table:style-name="ce1" office:value-type="float" office:value="0.235727310180664" calcext:value-type="float">
            <text:p>0.235727310180664</text:p>
          </table:table-cell>
          <table:table-cell table:style-name="ce1" office:value-type="float" office:value="0.204834699630737" calcext:value-type="float">
            <text:p>0.204834699630737</text:p>
          </table:table-cell>
          <table:table-cell table:style-name="ce1" office:value-type="float" office:value="0.222099542617798" calcext:value-type="float">
            <text:p>0.222099542617798</text:p>
          </table:table-cell>
          <table:table-cell table:style-name="ce1" office:value-type="float" office:value="0.217715740203857" calcext:value-type="float">
            <text:p>0.217715740203857</text:p>
          </table:table-cell>
          <table:table-cell table:style-name="ce1" office:value-type="float" office:value="0.14548659324646" calcext:value-type="float">
            <text:p>0.14548659324646</text:p>
          </table:table-cell>
          <table:table-cell table:style-name="ce1" office:value-type="float" office:value="0.239040374755859" calcext:value-type="float">
            <text:p>0.239040374755859</text:p>
          </table:table-cell>
          <table:table-cell table:style-name="ce1" office:value-type="float" office:value="0.222083330154419" calcext:value-type="float">
            <text:p>0.222083330154419</text:p>
          </table:table-cell>
          <table:table-cell table:style-name="ce1" office:value-type="float" office:value="0.255305290222168" calcext:value-type="float">
            <text:p>0.255305290222168</text:p>
          </table:table-cell>
          <table:table-cell table:style-name="ce1" office:value-type="float" office:value="0.222149610519409" calcext:value-type="float">
            <text:p>0.222149610519409</text:p>
          </table:table-cell>
          <table:table-cell table:style-name="ce1" office:value-type="float" office:value="0.115585565567017" calcext:value-type="float">
            <text:p>0.115585565567017</text:p>
          </table:table-cell>
          <table:table-cell table:style-name="ce1" office:value-type="float" office:value="0.296288013458252" calcext:value-type="float">
            <text:p>0.296288013458252</text:p>
          </table:table-cell>
          <table:table-cell table:style-name="ce1" office:value-type="float" office:value="0.215395450592041" calcext:value-type="float">
            <text:p>0.215395450592041</text:p>
          </table:table-cell>
          <table:table-cell table:style-name="ce1" office:value-type="float" office:value="0.220736980438232" calcext:value-type="float">
            <text:p>0.220736980438232</text:p>
          </table:table-cell>
          <table:table-cell table:style-name="ce1" office:value-type="float" office:value="0.234732389450073" calcext:value-type="float">
            <text:p>0.234732389450073</text:p>
          </table:table-cell>
          <table:table-cell table:style-name="ce1" office:value-type="float" office:value="0.109231472015381" calcext:value-type="float">
            <text:p>0.109231472015381</text:p>
          </table:table-cell>
          <table:table-cell table:style-name="ce1" office:value-type="float" office:value="0.270014762878418" calcext:value-type="float">
            <text:p>0.270014762878418</text:p>
          </table:table-cell>
          <table:table-cell table:style-name="ce1" office:value-type="float" office:value="0.218992471694946" calcext:value-type="float">
            <text:p>0.218992471694946</text:p>
          </table:table-cell>
          <table:table-cell table:style-name="ce1" office:value-type="float" office:value="0.227276802062988" calcext:value-type="float">
            <text:p>0.227276802062988</text:p>
          </table:table-cell>
          <table:table-cell table:style-name="ce1" office:value-type="float" office:value="0.229899644851685" calcext:value-type="float">
            <text:p>0.229899644851685</text:p>
          </table:table-cell>
          <table:table-cell table:style-name="ce1" office:value-type="float" office:value="0.200971527099609" calcext:value-type="float">
            <text:p>0.200971527099609</text:p>
          </table:table-cell>
          <table:table-cell table:style-name="ce1" office:value-type="float" office:value="0.0952019691467285" calcext:value-type="float">
            <text:p>0.095201969146729</text:p>
          </table:table-cell>
          <table:table-cell table:style-name="ce1" office:value-type="float" office:value="0.296288013458252" calcext:value-type="float">
            <text:p>0.296288013458252</text:p>
          </table:table-cell>
          <table:table-cell table:style-name="ce1" office:value-type="float" office:value="20.0971527099609" calcext:value-type="float">
            <text:p>20.097152709960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um_workers = 6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34706974029541" calcext:value-type="float">
            <text:p>0.134706974029541</text:p>
          </table:table-cell>
          <table:table-cell table:style-name="ce1" office:value-type="float" office:value="0.246159076690674" calcext:value-type="float">
            <text:p>0.246159076690674</text:p>
          </table:table-cell>
          <table:table-cell table:style-name="ce1" office:value-type="float" office:value="0.209924936294556" calcext:value-type="float">
            <text:p>0.209924936294556</text:p>
          </table:table-cell>
          <table:table-cell table:style-name="ce1" office:value-type="float" office:value="0.223067283630371" calcext:value-type="float">
            <text:p>0.223067283630371</text:p>
          </table:table-cell>
          <table:table-cell table:style-name="ce1" office:value-type="float" office:value="0.249638080596924" calcext:value-type="float">
            <text:p>0.249638080596924</text:p>
          </table:table-cell>
          <table:table-cell table:style-name="ce1" office:value-type="float" office:value="0.239099502563477" calcext:value-type="float">
            <text:p>0.239099502563477</text:p>
          </table:table-cell>
          <table:table-cell table:style-name="ce1" office:value-type="float" office:value="0.108107328414917" calcext:value-type="float">
            <text:p>0.108107328414917</text:p>
          </table:table-cell>
          <table:table-cell table:style-name="ce1" office:value-type="float" office:value="0.273658275604248" calcext:value-type="float">
            <text:p>0.273658275604248</text:p>
          </table:table-cell>
          <table:table-cell table:style-name="ce1" office:value-type="float" office:value="0.190276145935059" calcext:value-type="float">
            <text:p>0.190276145935059</text:p>
          </table:table-cell>
          <table:table-cell table:style-name="ce1" office:value-type="float" office:value="0.23133659362793" calcext:value-type="float">
            <text:p>0.23133659362793</text:p>
          </table:table-cell>
          <table:table-cell table:style-name="ce1" office:value-type="float" office:value="0.27470588684082" calcext:value-type="float">
            <text:p>0.27470588684082</text:p>
          </table:table-cell>
          <table:table-cell table:style-name="ce1" office:value-type="float" office:value="0.23273491859436" calcext:value-type="float">
            <text:p>0.23273491859436</text:p>
          </table:table-cell>
          <table:table-cell table:style-name="ce1" office:value-type="float" office:value="0.114811658859253" calcext:value-type="float">
            <text:p>0.114811658859253</text:p>
          </table:table-cell>
          <table:table-cell table:style-name="ce1" office:value-type="float" office:value="0.121053218841553" calcext:value-type="float">
            <text:p>0.121053218841553</text:p>
          </table:table-cell>
          <table:table-cell table:style-name="ce1" office:value-type="float" office:value="0.256944417953491" calcext:value-type="float">
            <text:p>0.256944417953491</text:p>
          </table:table-cell>
          <table:table-cell table:style-name="ce1" office:value-type="float" office:value="0.209856033325195" calcext:value-type="float">
            <text:p>0.209856033325195</text:p>
          </table:table-cell>
          <table:table-cell table:style-name="ce1" office:value-type="float" office:value="0.233422756195068" calcext:value-type="float">
            <text:p>0.233422756195068</text:p>
          </table:table-cell>
          <table:table-cell table:style-name="ce1" office:value-type="float" office:value="0.220097780227661" calcext:value-type="float">
            <text:p>0.220097780227661</text:p>
          </table:table-cell>
          <table:table-cell table:style-name="ce1" office:value-type="float" office:value="0.162858247756958" calcext:value-type="float">
            <text:p>0.162858247756958</text:p>
          </table:table-cell>
          <table:table-cell table:style-name="ce1" office:value-type="float" office:value="0.131752729415894" calcext:value-type="float">
            <text:p>0.131752729415894</text:p>
          </table:table-cell>
          <table:table-cell table:style-name="ce1" office:value-type="float" office:value="0.164720773696899" calcext:value-type="float">
            <text:p>0.164720773696899</text:p>
          </table:table-cell>
          <table:table-cell table:style-name="ce1" office:value-type="float" office:value="0.13245964050293" calcext:value-type="float">
            <text:p>0.13245964050293</text:p>
          </table:table-cell>
          <table:table-cell table:style-name="ce1" office:value-type="float" office:value="0.10810112953186" calcext:value-type="float">
            <text:p>0.10810112953186</text:p>
          </table:table-cell>
          <table:table-cell table:style-name="ce1" office:value-type="float" office:value="0.231805562973022" calcext:value-type="float">
            <text:p>0.231805562973022</text:p>
          </table:table-cell>
          <table:table-cell table:style-name="ce1" office:value-type="float" office:value="0.223885059356689" calcext:value-type="float">
            <text:p>0.223885059356689</text:p>
          </table:table-cell>
          <table:table-cell table:style-name="ce1" office:value-type="float" office:value="0.115116357803345" calcext:value-type="float">
            <text:p>0.115116357803345</text:p>
          </table:table-cell>
          <table:table-cell table:style-name="ce1" office:value-type="float" office:value="0.149462461471558" calcext:value-type="float">
            <text:p>0.149462461471558</text:p>
          </table:table-cell>
          <table:table-cell table:style-name="ce1" office:value-type="float" office:value="0.124182462692261" calcext:value-type="float">
            <text:p>0.124182462692261</text:p>
          </table:table-cell>
          <table:table-cell table:style-name="ce1" office:value-type="float" office:value="0.236548900604248" calcext:value-type="float">
            <text:p>0.236548900604248</text:p>
          </table:table-cell>
          <table:table-cell table:style-name="ce1" office:value-type="float" office:value="0.260273456573486" calcext:value-type="float">
            <text:p>0.260273456573486</text:p>
          </table:table-cell>
          <table:table-cell table:style-name="ce1" office:value-type="float" office:value="0.234856605529785" calcext:value-type="float">
            <text:p>0.234856605529785</text:p>
          </table:table-cell>
          <table:table-cell table:style-name="ce1" office:value-type="float" office:value="0.236202001571655" calcext:value-type="float">
            <text:p>0.236202001571655</text:p>
          </table:table-cell>
          <table:table-cell table:style-name="ce1" office:value-type="float" office:value="0.133944749832153" calcext:value-type="float">
            <text:p>0.133944749832153</text:p>
          </table:table-cell>
          <table:table-cell table:style-name="ce1" office:value-type="float" office:value="0.179583311080933" calcext:value-type="float">
            <text:p>0.179583311080933</text:p>
          </table:table-cell>
          <table:table-cell table:style-name="ce1" office:value-type="float" office:value="0.212770223617554" calcext:value-type="float">
            <text:p>0.212770223617554</text:p>
          </table:table-cell>
          <table:table-cell table:style-name="ce1" office:value-type="float" office:value="0.231459140777588" calcext:value-type="float">
            <text:p>0.231459140777588</text:p>
          </table:table-cell>
          <table:table-cell table:style-name="ce1" office:value-type="float" office:value="0.218514204025269" calcext:value-type="float">
            <text:p>0.218514204025269</text:p>
          </table:table-cell>
          <table:table-cell table:style-name="ce1" office:value-type="float" office:value="0.261584520339966" calcext:value-type="float">
            <text:p>0.261584520339966</text:p>
          </table:table-cell>
          <table:table-cell table:style-name="ce1" office:value-type="float" office:value="0.143781661987305" calcext:value-type="float">
            <text:p>0.143781661987305</text:p>
          </table:table-cell>
          <table:table-cell table:style-name="ce1" office:value-type="float" office:value="0.128907680511475" calcext:value-type="float">
            <text:p>0.128907680511475</text:p>
          </table:table-cell>
          <table:table-cell table:style-name="ce1" office:value-type="float" office:value="0.144795656204224" calcext:value-type="float">
            <text:p>0.144795656204224</text:p>
          </table:table-cell>
          <table:table-cell table:style-name="ce1" office:value-type="float" office:value="0.262898206710815" calcext:value-type="float">
            <text:p>0.262898206710815</text:p>
          </table:table-cell>
          <table:table-cell table:style-name="ce1" office:value-type="float" office:value="0.23746919631958" calcext:value-type="float">
            <text:p>0.23746919631958</text:p>
          </table:table-cell>
          <table:table-cell table:style-name="ce1" office:value-type="float" office:value="0.216581106185913" calcext:value-type="float">
            <text:p>0.216581106185913</text:p>
          </table:table-cell>
          <table:table-cell table:style-name="ce1" office:value-type="float" office:value="0.229873418807983" calcext:value-type="float">
            <text:p>0.229873418807983</text:p>
          </table:table-cell>
          <table:table-cell table:style-name="ce1" office:value-type="float" office:value="0.202382564544678" calcext:value-type="float">
            <text:p>0.202382564544678</text:p>
          </table:table-cell>
          <table:table-cell table:style-name="ce1" office:value-type="float" office:value="0.130449295043945" calcext:value-type="float">
            <text:p>0.130449295043945</text:p>
          </table:table-cell>
          <table:table-cell table:style-name="ce1" office:value-type="float" office:value="0.115532159805298" calcext:value-type="float">
            <text:p>0.115532159805298</text:p>
          </table:table-cell>
          <table:table-cell table:style-name="ce1" office:value-type="float" office:value="0.205936431884766" calcext:value-type="float">
            <text:p>0.205936431884766</text:p>
          </table:table-cell>
          <table:table-cell table:style-name="ce1" office:value-type="float" office:value="0.211106777191162" calcext:value-type="float">
            <text:p>0.211106777191162</text:p>
          </table:table-cell>
          <table:table-cell table:style-name="ce1" office:value-type="float" office:value="0.226773023605347" calcext:value-type="float">
            <text:p>0.226773023605347</text:p>
          </table:table-cell>
          <table:table-cell table:style-name="ce1" office:value-type="float" office:value="0.258611440658569" calcext:value-type="float">
            <text:p>0.258611440658569</text:p>
          </table:table-cell>
          <table:table-cell table:style-name="ce1" office:value-type="float" office:value="0.153379917144775" calcext:value-type="float">
            <text:p>0.153379917144775</text:p>
          </table:table-cell>
          <table:table-cell table:style-name="ce1" office:value-type="float" office:value="0.113598108291626" calcext:value-type="float">
            <text:p>0.113598108291626</text:p>
          </table:table-cell>
          <table:table-cell table:style-name="ce1" office:value-type="float" office:value="0.242701768875122" calcext:value-type="float">
            <text:p>0.242701768875122</text:p>
          </table:table-cell>
          <table:table-cell table:style-name="ce1" office:value-type="float" office:value="0.23151969909668" calcext:value-type="float">
            <text:p>0.23151969909668</text:p>
          </table:table-cell>
          <table:table-cell table:style-name="ce1" office:value-type="float" office:value="0.218510389328003" calcext:value-type="float">
            <text:p>0.218510389328003</text:p>
          </table:table-cell>
          <table:table-cell table:style-name="ce1" office:value-type="float" office:value="0.222564220428467" calcext:value-type="float">
            <text:p>0.222564220428467</text:p>
          </table:table-cell>
          <table:table-cell table:style-name="ce1" office:value-type="float" office:value="0.14758825302124" calcext:value-type="float">
            <text:p>0.14758825302124</text:p>
          </table:table-cell>
          <table:table-cell table:style-name="ce1" office:value-type="float" office:value="0.119294404983521" calcext:value-type="float">
            <text:p>0.119294404983521</text:p>
          </table:table-cell>
          <table:table-cell table:style-name="ce1" office:value-type="float" office:value="0.125122308731079" calcext:value-type="float">
            <text:p>0.125122308731079</text:p>
          </table:table-cell>
          <table:table-cell table:style-name="ce1" office:value-type="float" office:value="0.254583120346069" calcext:value-type="float">
            <text:p>0.254583120346069</text:p>
          </table:table-cell>
          <table:table-cell table:style-name="ce1" office:value-type="float" office:value="0.229702711105347" calcext:value-type="float">
            <text:p>0.229702711105347</text:p>
          </table:table-cell>
          <table:table-cell table:style-name="ce1" office:value-type="float" office:value="0.115321636199951" calcext:value-type="float">
            <text:p>0.115321636199951</text:p>
          </table:table-cell>
          <table:table-cell table:style-name="ce1" office:value-type="float" office:value="0.237006902694702" calcext:value-type="float">
            <text:p>0.237006902694702</text:p>
          </table:table-cell>
          <table:table-cell table:style-name="ce1" office:value-type="float" office:value="0.24096417427063" calcext:value-type="float">
            <text:p>0.24096417427063</text:p>
          </table:table-cell>
          <table:table-cell table:style-name="ce1" office:value-type="float" office:value="0.136341333389282" calcext:value-type="float">
            <text:p>0.136341333389282</text:p>
          </table:table-cell>
          <table:table-cell table:style-name="ce1" office:value-type="float" office:value="0.115407466888428" calcext:value-type="float">
            <text:p>0.115407466888428</text:p>
          </table:table-cell>
          <table:table-cell table:style-name="ce1" office:value-type="float" office:value="0.228573560714722" calcext:value-type="float">
            <text:p>0.228573560714722</text:p>
          </table:table-cell>
          <table:table-cell table:style-name="ce1" office:value-type="float" office:value="0.240233421325684" calcext:value-type="float">
            <text:p>0.240233421325684</text:p>
          </table:table-cell>
          <table:table-cell table:style-name="ce1" office:value-type="float" office:value="0.236260414123535" calcext:value-type="float">
            <text:p>0.236260414123535</text:p>
          </table:table-cell>
          <table:table-cell table:style-name="ce1" office:value-type="float" office:value="0.197894811630249" calcext:value-type="float">
            <text:p>0.197894811630249</text:p>
          </table:table-cell>
          <table:table-cell table:style-name="ce1" office:value-type="float" office:value="0.164548635482788" calcext:value-type="float">
            <text:p>0.164548635482788</text:p>
          </table:table-cell>
          <table:table-cell table:style-name="ce1" office:value-type="float" office:value="0.237875461578369" calcext:value-type="float">
            <text:p>0.237875461578369</text:p>
          </table:table-cell>
          <table:table-cell table:style-name="ce1" office:value-type="float" office:value="0.232102394104004" calcext:value-type="float">
            <text:p>0.232102394104004</text:p>
          </table:table-cell>
          <table:table-cell table:style-name="ce1" office:value-type="float" office:value="0.199760913848877" calcext:value-type="float">
            <text:p>0.199760913848877</text:p>
          </table:table-cell>
          <table:table-cell table:style-name="ce1" office:value-type="float" office:value="0.225497245788574" calcext:value-type="float">
            <text:p>0.225497245788574</text:p>
          </table:table-cell>
          <table:table-cell table:style-name="ce1" office:value-type="float" office:value="0.214402437210083" calcext:value-type="float">
            <text:p>0.214402437210083</text:p>
          </table:table-cell>
          <table:table-cell table:style-name="ce1" office:value-type="float" office:value="0.155831336975098" calcext:value-type="float">
            <text:p>0.155831336975098</text:p>
          </table:table-cell>
          <table:table-cell table:style-name="ce1" office:value-type="float" office:value="0.269438505172729" calcext:value-type="float">
            <text:p>0.269438505172729</text:p>
          </table:table-cell>
          <table:table-cell table:style-name="ce1" office:value-type="float" office:value="0.139817237854004" calcext:value-type="float">
            <text:p>0.139817237854004</text:p>
          </table:table-cell>
          <table:table-cell table:style-name="ce1" office:value-type="float" office:value="0.229119539260864" calcext:value-type="float">
            <text:p>0.229119539260864</text:p>
          </table:table-cell>
          <table:table-cell table:style-name="ce1" office:value-type="float" office:value="0.222768306732178" calcext:value-type="float">
            <text:p>0.222768306732178</text:p>
          </table:table-cell>
          <table:table-cell table:style-name="ce1" office:value-type="float" office:value="0.217782974243164" calcext:value-type="float">
            <text:p>0.217782974243164</text:p>
          </table:table-cell>
          <table:table-cell table:style-name="ce1" office:value-type="float" office:value="0.24561333656311" calcext:value-type="float">
            <text:p>0.24561333656311</text:p>
          </table:table-cell>
          <table:table-cell table:style-name="ce1" office:value-type="float" office:value="0.236128330230713" calcext:value-type="float">
            <text:p>0.236128330230713</text:p>
          </table:table-cell>
          <table:table-cell table:style-name="ce1" office:value-type="float" office:value="0.127904415130615" calcext:value-type="float">
            <text:p>0.127904415130615</text:p>
          </table:table-cell>
          <table:table-cell table:style-name="ce1" office:value-type="float" office:value="0.267287731170654" calcext:value-type="float">
            <text:p>0.267287731170654</text:p>
          </table:table-cell>
          <table:table-cell table:style-name="ce1" office:value-type="float" office:value="0.124431610107422" calcext:value-type="float">
            <text:p>0.124431610107422</text:p>
          </table:table-cell>
          <table:table-cell table:style-name="ce1" office:value-type="float" office:value="0.246829271316528" calcext:value-type="float">
            <text:p>0.246829271316528</text:p>
          </table:table-cell>
          <table:table-cell table:style-name="ce1" office:value-type="float" office:value="0.265352964401245" calcext:value-type="float">
            <text:p>0.265352964401245</text:p>
          </table:table-cell>
          <table:table-cell table:style-name="ce1" office:value-type="float" office:value="0.258259057998657" calcext:value-type="float">
            <text:p>0.258259057998657</text:p>
          </table:table-cell>
          <table:table-cell table:style-name="ce1" office:value-type="float" office:value="0.131323099136353" calcext:value-type="float">
            <text:p>0.131323099136353</text:p>
          </table:table-cell>
          <table:table-cell table:style-name="ce1" office:value-type="float" office:value="0.242192983627319" calcext:value-type="float">
            <text:p>0.242192983627319</text:p>
          </table:table-cell>
          <table:table-cell table:style-name="ce1" office:value-type="float" office:value="0.105532646179199" calcext:value-type="float">
            <text:p>0.105532646179199</text:p>
          </table:table-cell>
          <table:table-cell table:style-name="ce1" office:value-type="float" office:value="0.15121054649353" calcext:value-type="float">
            <text:p>0.15121054649353</text:p>
          </table:table-cell>
          <table:table-cell table:style-name="ce1" office:value-type="float" office:value="0.233364105224609" calcext:value-type="float">
            <text:p>0.233364105224609</text:p>
          </table:table-cell>
          <table:table-cell table:style-name="ce1" office:value-type="float" office:value="0.239188671112061" calcext:value-type="float">
            <text:p>0.239188671112061</text:p>
          </table:table-cell>
          <table:table-cell table:style-name="ce1" office:value-type="float" office:value="0.118652105331421" calcext:value-type="float">
            <text:p>0.118652105331421</text:p>
          </table:table-cell>
          <table:table-cell table:style-name="ce1" office:value-type="float" office:value="0.104485988616943" calcext:value-type="float">
            <text:p>0.104485988616943</text:p>
          </table:table-cell>
          <table:table-cell table:style-name="ce1" office:value-type="float" office:value="0.196480515003204" calcext:value-type="float">
            <text:p>0.196480515003204</text:p>
          </table:table-cell>
          <table:table-cell table:style-name="ce1" office:value-type="float" office:value="0.104485988616943" calcext:value-type="float">
            <text:p>0.104485988616943</text:p>
          </table:table-cell>
          <table:table-cell table:style-name="ce1" office:value-type="float" office:value="0.27470588684082" calcext:value-type="float">
            <text:p>0.27470588684082</text:p>
          </table:table-cell>
          <table:table-cell table:style-name="ce1" office:value-type="float" office:value="19.6480515003204" calcext:value-type="float">
            <text:p>19.6480515003204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um_workers = 7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39137029647827" calcext:value-type="float">
            <text:p>0.139137029647827</text:p>
          </table:table-cell>
          <table:table-cell table:style-name="ce1" office:value-type="float" office:value="0.129986047744751" calcext:value-type="float">
            <text:p>0.129986047744751</text:p>
          </table:table-cell>
          <table:table-cell table:style-name="ce1" office:value-type="float" office:value="0.228192567825317" calcext:value-type="float">
            <text:p>0.228192567825317</text:p>
          </table:table-cell>
          <table:table-cell table:style-name="ce1" office:value-type="float" office:value="0.219743251800537" calcext:value-type="float">
            <text:p>0.219743251800537</text:p>
          </table:table-cell>
          <table:table-cell table:style-name="ce1" office:value-type="float" office:value="0.224969625473022" calcext:value-type="float">
            <text:p>0.224969625473022</text:p>
          </table:table-cell>
          <table:table-cell table:style-name="ce1" office:value-type="float" office:value="0.220227718353271" calcext:value-type="float">
            <text:p>0.220227718353271</text:p>
          </table:table-cell>
          <table:table-cell table:style-name="ce1" office:value-type="float" office:value="0.228221893310547" calcext:value-type="float">
            <text:p>0.228221893310547</text:p>
          </table:table-cell>
          <table:table-cell table:style-name="ce1" office:value-type="float" office:value="0.117571353912354" calcext:value-type="float">
            <text:p>0.117571353912354</text:p>
          </table:table-cell>
          <table:table-cell table:style-name="ce1" office:value-type="float" office:value="0.119960069656372" calcext:value-type="float">
            <text:p>0.119960069656372</text:p>
          </table:table-cell>
          <table:table-cell table:style-name="ce1" office:value-type="float" office:value="0.246538639068604" calcext:value-type="float">
            <text:p>0.246538639068604</text:p>
          </table:table-cell>
          <table:table-cell table:style-name="ce1" office:value-type="float" office:value="0.234436988830566" calcext:value-type="float">
            <text:p>0.234436988830566</text:p>
          </table:table-cell>
          <table:table-cell table:style-name="ce1" office:value-type="float" office:value="0.24076247215271" calcext:value-type="float">
            <text:p>0.24076247215271</text:p>
          </table:table-cell>
          <table:table-cell table:style-name="ce1" office:value-type="float" office:value="0.254093647003174" calcext:value-type="float">
            <text:p>0.254093647003174</text:p>
          </table:table-cell>
          <table:table-cell table:style-name="ce1" office:value-type="float" office:value="0.229637145996094" calcext:value-type="float">
            <text:p>0.229637145996094</text:p>
          </table:table-cell>
          <table:table-cell table:style-name="ce1" office:value-type="float" office:value="0.168729066848755" calcext:value-type="float">
            <text:p>0.168729066848755</text:p>
          </table:table-cell>
          <table:table-cell table:style-name="ce1" office:value-type="float" office:value="0.127065181732178" calcext:value-type="float">
            <text:p>0.127065181732178</text:p>
          </table:table-cell>
          <table:table-cell table:style-name="ce1" office:value-type="float" office:value="0.245105028152466" calcext:value-type="float">
            <text:p>0.245105028152466</text:p>
          </table:table-cell>
          <table:table-cell table:style-name="ce1" office:value-type="float" office:value="0.127574443817139" calcext:value-type="float">
            <text:p>0.127574443817139</text:p>
          </table:table-cell>
          <table:table-cell table:style-name="ce1" office:value-type="float" office:value="0.239838600158691" calcext:value-type="float">
            <text:p>0.239838600158691</text:p>
          </table:table-cell>
          <table:table-cell table:style-name="ce1" office:value-type="float" office:value="0.266942024230957" calcext:value-type="float">
            <text:p>0.266942024230957</text:p>
          </table:table-cell>
          <table:table-cell table:style-name="ce1" office:value-type="float" office:value="0.163937330245972" calcext:value-type="float">
            <text:p>0.163937330245972</text:p>
          </table:table-cell>
          <table:table-cell table:style-name="ce1" office:value-type="float" office:value="0.127744913101196" calcext:value-type="float">
            <text:p>0.127744913101196</text:p>
          </table:table-cell>
          <table:table-cell table:style-name="ce1" office:value-type="float" office:value="0.119875431060791" calcext:value-type="float">
            <text:p>0.119875431060791</text:p>
          </table:table-cell>
          <table:table-cell table:style-name="ce1" office:value-type="float" office:value="0.253876209259033" calcext:value-type="float">
            <text:p>0.253876209259033</text:p>
          </table:table-cell>
          <table:table-cell table:style-name="ce1" office:value-type="float" office:value="0.246898651123047" calcext:value-type="float">
            <text:p>0.246898651123047</text:p>
          </table:table-cell>
          <table:table-cell table:style-name="ce1" office:value-type="float" office:value="0.226420640945435" calcext:value-type="float">
            <text:p>0.226420640945435</text:p>
          </table:table-cell>
          <table:table-cell table:style-name="ce1" office:value-type="float" office:value="0.231551170349121" calcext:value-type="float">
            <text:p>0.231551170349121</text:p>
          </table:table-cell>
          <table:table-cell table:style-name="ce1" office:value-type="float" office:value="0.151288032531738" calcext:value-type="float">
            <text:p>0.151288032531738</text:p>
          </table:table-cell>
          <table:table-cell table:style-name="ce1" office:value-type="float" office:value="0.127043008804321" calcext:value-type="float">
            <text:p>0.127043008804321</text:p>
          </table:table-cell>
          <table:table-cell table:style-name="ce1" office:value-type="float" office:value="0.134010553359985" calcext:value-type="float">
            <text:p>0.134010553359985</text:p>
          </table:table-cell>
          <table:table-cell table:style-name="ce1" office:value-type="float" office:value="0.259670257568359" calcext:value-type="float">
            <text:p>0.259670257568359</text:p>
          </table:table-cell>
          <table:table-cell table:style-name="ce1" office:value-type="float" office:value="0.221952676773071" calcext:value-type="float">
            <text:p>0.221952676773071</text:p>
          </table:table-cell>
          <table:table-cell table:style-name="ce1" office:value-type="float" office:value="0.255802154541016" calcext:value-type="float">
            <text:p>0.255802154541016</text:p>
          </table:table-cell>
          <table:table-cell table:style-name="ce1" office:value-type="float" office:value="0.235695123672485" calcext:value-type="float">
            <text:p>0.235695123672485</text:p>
          </table:table-cell>
          <table:table-cell table:style-name="ce1" office:value-type="float" office:value="0.154911756515503" calcext:value-type="float">
            <text:p>0.154911756515503</text:p>
          </table:table-cell>
          <table:table-cell table:style-name="ce1" office:value-type="float" office:value="0.153465032577515" calcext:value-type="float">
            <text:p>0.153465032577515</text:p>
          </table:table-cell>
          <table:table-cell table:style-name="ce1" office:value-type="float" office:value="0.210884809494019" calcext:value-type="float">
            <text:p>0.210884809494019</text:p>
          </table:table-cell>
          <table:table-cell table:style-name="ce1" office:value-type="float" office:value="0.222696781158447" calcext:value-type="float">
            <text:p>0.222696781158447</text:p>
          </table:table-cell>
          <table:table-cell table:style-name="ce1" office:value-type="float" office:value="0.252640008926392" calcext:value-type="float">
            <text:p>0.252640008926392</text:p>
          </table:table-cell>
          <table:table-cell table:style-name="ce1" office:value-type="float" office:value="0.231464862823486" calcext:value-type="float">
            <text:p>0.231464862823486</text:p>
          </table:table-cell>
          <table:table-cell table:style-name="ce1" office:value-type="float" office:value="0.130323648452759" calcext:value-type="float">
            <text:p>0.130323648452759</text:p>
          </table:table-cell>
          <table:table-cell table:style-name="ce1" office:value-type="float" office:value="0.192685842514038" calcext:value-type="float">
            <text:p>0.192685842514038</text:p>
          </table:table-cell>
          <table:table-cell table:style-name="ce1" office:value-type="float" office:value="0.25509786605835" calcext:value-type="float">
            <text:p>0.25509786605835</text:p>
          </table:table-cell>
          <table:table-cell table:style-name="ce1" office:value-type="float" office:value="0.245708465576172" calcext:value-type="float">
            <text:p>0.245708465576172</text:p>
          </table:table-cell>
          <table:table-cell table:style-name="ce1" office:value-type="float" office:value="0.248959541320801" calcext:value-type="float">
            <text:p>0.248959541320801</text:p>
          </table:table-cell>
          <table:table-cell table:style-name="ce1" office:value-type="float" office:value="0.257367849349976" calcext:value-type="float">
            <text:p>0.257367849349976</text:p>
          </table:table-cell>
          <table:table-cell table:style-name="ce1" office:value-type="float" office:value="0.224572420120239" calcext:value-type="float">
            <text:p>0.224572420120239</text:p>
          </table:table-cell>
          <table:table-cell table:style-name="ce1" office:value-type="float" office:value="0.128132104873657" calcext:value-type="float">
            <text:p>0.128132104873657</text:p>
          </table:table-cell>
          <table:table-cell table:style-name="ce1" office:value-type="float" office:value="0.155048608779907" calcext:value-type="float">
            <text:p>0.155048608779907</text:p>
          </table:table-cell>
          <table:table-cell table:style-name="ce1" office:value-type="float" office:value="0.238059520721436" calcext:value-type="float">
            <text:p>0.238059520721436</text:p>
          </table:table-cell>
          <table:table-cell table:style-name="ce1" office:value-type="float" office:value="0.272688627243042" calcext:value-type="float">
            <text:p>0.272688627243042</text:p>
          </table:table-cell>
          <table:table-cell table:style-name="ce1" office:value-type="float" office:value="0.231478691101074" calcext:value-type="float">
            <text:p>0.231478691101074</text:p>
          </table:table-cell>
          <table:table-cell table:style-name="ce1" office:value-type="float" office:value="0.226404428482056" calcext:value-type="float">
            <text:p>0.226404428482056</text:p>
          </table:table-cell>
          <table:table-cell table:style-name="ce1" office:value-type="float" office:value="0.238367319107056" calcext:value-type="float">
            <text:p>0.238367319107056</text:p>
          </table:table-cell>
          <table:table-cell table:style-name="ce1" office:value-type="float" office:value="0.153629541397095" calcext:value-type="float">
            <text:p>0.153629541397095</text:p>
          </table:table-cell>
          <table:table-cell table:style-name="ce1" office:value-type="float" office:value="0.144439220428467" calcext:value-type="float">
            <text:p>0.144439220428467</text:p>
          </table:table-cell>
          <table:table-cell table:style-name="ce1" office:value-type="float" office:value="0.290127038955688" calcext:value-type="float">
            <text:p>0.290127038955688</text:p>
          </table:table-cell>
          <table:table-cell table:style-name="ce1" office:value-type="float" office:value="0.25011420249939" calcext:value-type="float">
            <text:p>0.25011420249939</text:p>
          </table:table-cell>
          <table:table-cell table:style-name="ce1" office:value-type="float" office:value="0.206732749938965" calcext:value-type="float">
            <text:p>0.206732749938965</text:p>
          </table:table-cell>
          <table:table-cell table:style-name="ce1" office:value-type="float" office:value="0.292402982711792" calcext:value-type="float">
            <text:p>0.292402982711792</text:p>
          </table:table-cell>
          <table:table-cell table:style-name="ce1" office:value-type="float" office:value="0.165239334106445" calcext:value-type="float">
            <text:p>0.165239334106445</text:p>
          </table:table-cell>
          <table:table-cell table:style-name="ce1" office:value-type="float" office:value="0.285871982574463" calcext:value-type="float">
            <text:p>0.285871982574463</text:p>
          </table:table-cell>
          <table:table-cell table:style-name="ce1" office:value-type="float" office:value="0.219330072402954" calcext:value-type="float">
            <text:p>0.219330072402954</text:p>
          </table:table-cell>
          <table:table-cell table:style-name="ce1" office:value-type="float" office:value="0.220916032791138" calcext:value-type="float">
            <text:p>0.220916032791138</text:p>
          </table:table-cell>
          <table:table-cell table:style-name="ce1" office:value-type="float" office:value="0.227134227752686" calcext:value-type="float">
            <text:p>0.227134227752686</text:p>
          </table:table-cell>
          <table:table-cell table:style-name="ce1" office:value-type="float" office:value="0.224377632141113" calcext:value-type="float">
            <text:p>0.224377632141113</text:p>
          </table:table-cell>
          <table:table-cell table:style-name="ce1" office:value-type="float" office:value="0.217005729675293" calcext:value-type="float">
            <text:p>0.217005729675293</text:p>
          </table:table-cell>
          <table:table-cell table:style-name="ce1" office:value-type="float" office:value="0.174238681793213" calcext:value-type="float">
            <text:p>0.174238681793213</text:p>
          </table:table-cell>
          <table:table-cell table:style-name="ce1" office:value-type="float" office:value="0.245775699615479" calcext:value-type="float">
            <text:p>0.245775699615479</text:p>
          </table:table-cell>
          <table:table-cell table:style-name="ce1" office:value-type="float" office:value="0.25083327293396" calcext:value-type="float">
            <text:p>0.25083327293396</text:p>
          </table:table-cell>
          <table:table-cell table:style-name="ce1" office:value-type="float" office:value="0.211092948913574" calcext:value-type="float">
            <text:p>0.211092948913574</text:p>
          </table:table-cell>
          <table:table-cell table:style-name="ce1" office:value-type="float" office:value="0.2246253490448" calcext:value-type="float">
            <text:p>0.2246253490448</text:p>
          </table:table-cell>
          <table:table-cell table:style-name="ce1" office:value-type="float" office:value="0.243834495544434" calcext:value-type="float">
            <text:p>0.243834495544434</text:p>
          </table:table-cell>
          <table:table-cell table:style-name="ce1" office:value-type="float" office:value="0.238070011138916" calcext:value-type="float">
            <text:p>0.238070011138916</text:p>
          </table:table-cell>
          <table:table-cell table:style-name="ce1" office:value-type="float" office:value="0.162690877914429" calcext:value-type="float">
            <text:p>0.162690877914429</text:p>
          </table:table-cell>
          <table:table-cell table:style-name="ce1" office:value-type="float" office:value="0.277866125106812" calcext:value-type="float">
            <text:p>0.277866125106812</text:p>
          </table:table-cell>
          <table:table-cell table:style-name="ce1" office:value-type="float" office:value="0.240227699279785" calcext:value-type="float">
            <text:p>0.240227699279785</text:p>
          </table:table-cell>
          <table:table-cell table:style-name="ce1" office:value-type="float" office:value="0.265597343444824" calcext:value-type="float">
            <text:p>0.265597343444824</text:p>
          </table:table-cell>
          <table:table-cell table:style-name="ce1" office:value-type="float" office:value="0.238508701324463" calcext:value-type="float">
            <text:p>0.238508701324463</text:p>
          </table:table-cell>
          <table:table-cell table:style-name="ce1" office:value-type="float" office:value="0.272211313247681" calcext:value-type="float">
            <text:p>0.272211313247681</text:p>
          </table:table-cell>
          <table:table-cell table:style-name="ce1" office:value-type="float" office:value="0.154309988021851" calcext:value-type="float">
            <text:p>0.154309988021851</text:p>
          </table:table-cell>
          <table:table-cell table:style-name="ce1" office:value-type="float" office:value="0.278919458389282" calcext:value-type="float">
            <text:p>0.278919458389282</text:p>
          </table:table-cell>
          <table:table-cell table:style-name="ce1" office:value-type="float" office:value="0.232788324356079" calcext:value-type="float">
            <text:p>0.232788324356079</text:p>
          </table:table-cell>
          <table:table-cell table:style-name="ce1" office:value-type="float" office:value="0.268700838088989" calcext:value-type="float">
            <text:p>0.268700838088989</text:p>
          </table:table-cell>
          <table:table-cell table:style-name="ce1" office:value-type="float" office:value="0.268462419509888" calcext:value-type="float">
            <text:p>0.268462419509888</text:p>
          </table:table-cell>
          <table:table-cell table:style-name="ce1" office:value-type="float" office:value="0.246176481246948" calcext:value-type="float">
            <text:p>0.246176481246948</text:p>
          </table:table-cell>
          <table:table-cell table:style-name="ce1" office:value-type="float" office:value="0.225941896438599" calcext:value-type="float">
            <text:p>0.225941896438599</text:p>
          </table:table-cell>
          <table:table-cell table:style-name="ce1" office:value-type="float" office:value="0.155878067016602" calcext:value-type="float">
            <text:p>0.155878067016602</text:p>
          </table:table-cell>
          <table:table-cell table:style-name="ce1" office:value-type="float" office:value="0.281580448150635" calcext:value-type="float">
            <text:p>0.281580448150635</text:p>
          </table:table-cell>
          <table:table-cell table:style-name="ce1" office:value-type="float" office:value="0.25430965423584" calcext:value-type="float">
            <text:p>0.25430965423584</text:p>
          </table:table-cell>
          <table:table-cell table:style-name="ce1" office:value-type="float" office:value="0.227695941925049" calcext:value-type="float">
            <text:p>0.227695941925049</text:p>
          </table:table-cell>
          <table:table-cell table:style-name="ce1" office:value-type="float" office:value="0.252465486526489" calcext:value-type="float">
            <text:p>0.252465486526489</text:p>
          </table:table-cell>
          <table:table-cell table:style-name="ce1" office:value-type="float" office:value="0.260258913040161" calcext:value-type="float">
            <text:p>0.260258913040161</text:p>
          </table:table-cell>
          <table:table-cell table:style-name="ce1" office:value-type="float" office:value="0.238361120223999" calcext:value-type="float">
            <text:p>0.238361120223999</text:p>
          </table:table-cell>
          <table:table-cell table:style-name="ce1" office:value-type="float" office:value="0.164001226425171" calcext:value-type="float">
            <text:p>0.164001226425171</text:p>
          </table:table-cell>
          <table:table-cell table:style-name="ce1" office:value-type="float" office:value="0.24168872833252" calcext:value-type="float">
            <text:p>0.24168872833252</text:p>
          </table:table-cell>
          <table:table-cell table:style-name="ce1" office:value-type="float" office:value="0.246324777603149" calcext:value-type="float">
            <text:p>0.246324777603149</text:p>
          </table:table-cell>
          <table:table-cell table:style-name="ce1" office:value-type="float" office:value="0.241957187652588" calcext:value-type="float">
            <text:p>0.241957187652588</text:p>
          </table:table-cell>
          <table:table-cell table:style-name="ce1" office:value-type="float" office:value="0.244330883026123" calcext:value-type="float">
            <text:p>0.244330883026123</text:p>
          </table:table-cell>
          <table:table-cell table:style-name="ce1" office:value-type="float" office:value="0.262802362442017" calcext:value-type="float">
            <text:p>0.262802362442017</text:p>
          </table:table-cell>
          <table:table-cell table:style-name="ce1" office:value-type="float" office:value="0.217253046035767" calcext:value-type="float">
            <text:p>0.217253046035767</text:p>
          </table:table-cell>
          <table:table-cell table:style-name="ce1" office:value-type="float" office:value="0.117571353912354" calcext:value-type="float">
            <text:p>0.117571353912354</text:p>
          </table:table-cell>
          <table:table-cell table:style-name="ce1" office:value-type="float" office:value="0.292402982711792" calcext:value-type="float">
            <text:p>0.292402982711792</text:p>
          </table:table-cell>
          <table:table-cell table:style-name="ce1" office:value-type="float" office:value="21.7253046035767" calcext:value-type="float">
            <text:p>21.7253046035767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um_workers = 8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47199630737305" calcext:value-type="float">
            <text:p>0.147199630737305</text:p>
          </table:table-cell>
          <table:table-cell table:style-name="ce1" office:value-type="float" office:value="0.132217407226563" calcext:value-type="float">
            <text:p>0.132217407226563</text:p>
          </table:table-cell>
          <table:table-cell table:style-name="ce1" office:value-type="float" office:value="0.262715101242065" calcext:value-type="float">
            <text:p>0.262715101242065</text:p>
          </table:table-cell>
          <table:table-cell table:style-name="ce1" office:value-type="float" office:value="0.197578907012939" calcext:value-type="float">
            <text:p>0.197578907012939</text:p>
          </table:table-cell>
          <table:table-cell table:style-name="ce1" office:value-type="float" office:value="0.263557434082031" calcext:value-type="float">
            <text:p>0.263557434082031</text:p>
          </table:table-cell>
          <table:table-cell table:style-name="ce1" office:value-type="float" office:value="0.222200632095337" calcext:value-type="float">
            <text:p>0.222200632095337</text:p>
          </table:table-cell>
          <table:table-cell table:style-name="ce1" office:value-type="float" office:value="0.277417898178101" calcext:value-type="float">
            <text:p>0.277417898178101</text:p>
          </table:table-cell>
          <table:table-cell table:style-name="ce1" office:value-type="float" office:value="0.223650693893433" calcext:value-type="float">
            <text:p>0.223650693893433</text:p>
          </table:table-cell>
          <table:table-cell table:style-name="ce1" office:value-type="float" office:value="0.137052059173584" calcext:value-type="float">
            <text:p>0.137052059173584</text:p>
          </table:table-cell>
          <table:table-cell table:style-name="ce1" office:value-type="float" office:value="0.140430212020874" calcext:value-type="float">
            <text:p>0.140430212020874</text:p>
          </table:table-cell>
          <table:table-cell table:style-name="ce1" office:value-type="float" office:value="0.236462354660034" calcext:value-type="float">
            <text:p>0.236462354660034</text:p>
          </table:table-cell>
          <table:table-cell table:style-name="ce1" office:value-type="float" office:value="0.116759300231934" calcext:value-type="float">
            <text:p>0.116759300231934</text:p>
          </table:table-cell>
          <table:table-cell table:style-name="ce1" office:value-type="float" office:value="0.12812352180481" calcext:value-type="float">
            <text:p>0.12812352180481</text:p>
          </table:table-cell>
          <table:table-cell table:style-name="ce1" office:value-type="float" office:value="0.126162528991699" calcext:value-type="float">
            <text:p>0.126162528991699</text:p>
          </table:table-cell>
          <table:table-cell table:style-name="ce1" office:value-type="float" office:value="0.282724857330322" calcext:value-type="float">
            <text:p>0.282724857330322</text:p>
          </table:table-cell>
          <table:table-cell table:style-name="ce1" office:value-type="float" office:value="0.23676061630249" calcext:value-type="float">
            <text:p>0.23676061630249</text:p>
          </table:table-cell>
          <table:table-cell table:style-name="ce1" office:value-type="float" office:value="0.158321142196655" calcext:value-type="float">
            <text:p>0.158321142196655</text:p>
          </table:table-cell>
          <table:table-cell table:style-name="ce1" office:value-type="float" office:value="0.127365589141846" calcext:value-type="float">
            <text:p>0.127365589141846</text:p>
          </table:table-cell>
          <table:table-cell table:style-name="ce1" office:value-type="float" office:value="0.246993541717529" calcext:value-type="float">
            <text:p>0.246993541717529</text:p>
          </table:table-cell>
          <table:table-cell table:style-name="ce1" office:value-type="float" office:value="0.150108098983765" calcext:value-type="float">
            <text:p>0.150108098983765</text:p>
          </table:table-cell>
          <table:table-cell table:style-name="ce1" office:value-type="float" office:value="0.141921043395996" calcext:value-type="float">
            <text:p>0.141921043395996</text:p>
          </table:table-cell>
          <table:table-cell table:style-name="ce1" office:value-type="float" office:value="0.238729476928711" calcext:value-type="float">
            <text:p>0.238729476928711</text:p>
          </table:table-cell>
          <table:table-cell table:style-name="ce1" office:value-type="float" office:value="0.131075859069824" calcext:value-type="float">
            <text:p>0.131075859069824</text:p>
          </table:table-cell>
          <table:table-cell table:style-name="ce1" office:value-type="float" office:value="0.221240758895874" calcext:value-type="float">
            <text:p>0.221240758895874</text:p>
          </table:table-cell>
          <table:table-cell table:style-name="ce1" office:value-type="float" office:value="0.236009359359741" calcext:value-type="float">
            <text:p>0.236009359359741</text:p>
          </table:table-cell>
          <table:table-cell table:style-name="ce1" office:value-type="float" office:value="0.256018400192261" calcext:value-type="float">
            <text:p>0.256018400192261</text:p>
          </table:table-cell>
          <table:table-cell table:style-name="ce1" office:value-type="float" office:value="0.220353364944458" calcext:value-type="float">
            <text:p>0.220353364944458</text:p>
          </table:table-cell>
          <table:table-cell table:style-name="ce1" office:value-type="float" office:value="0.209559202194214" calcext:value-type="float">
            <text:p>0.209559202194214</text:p>
          </table:table-cell>
          <table:table-cell table:style-name="ce1" office:value-type="float" office:value="0.141294002532959" calcext:value-type="float">
            <text:p>0.141294002532959</text:p>
          </table:table-cell>
          <table:table-cell table:style-name="ce1" office:value-type="float" office:value="0.287478923797607" calcext:value-type="float">
            <text:p>0.287478923797607</text:p>
          </table:table-cell>
          <table:table-cell table:style-name="ce1" office:value-type="float" office:value="0.214976072311401" calcext:value-type="float">
            <text:p>0.214976072311401</text:p>
          </table:table-cell>
          <table:table-cell table:style-name="ce1" office:value-type="float" office:value="0.234698057174683" calcext:value-type="float">
            <text:p>0.234698057174683</text:p>
          </table:table-cell>
          <table:table-cell table:style-name="ce1" office:value-type="float" office:value="0.257837295532227" calcext:value-type="float">
            <text:p>0.257837295532227</text:p>
          </table:table-cell>
          <table:table-cell table:style-name="ce1" office:value-type="float" office:value="0.220389127731323" calcext:value-type="float">
            <text:p>0.220389127731323</text:p>
          </table:table-cell>
          <table:table-cell table:style-name="ce1" office:value-type="float" office:value="0.213884353637695" calcext:value-type="float">
            <text:p>0.213884353637695</text:p>
          </table:table-cell>
          <table:table-cell table:style-name="ce1" office:value-type="float" office:value="0.260336399078369" calcext:value-type="float">
            <text:p>0.260336399078369</text:p>
          </table:table-cell>
          <table:table-cell table:style-name="ce1" office:value-type="float" office:value="0.131738901138306" calcext:value-type="float">
            <text:p>0.131738901138306</text:p>
          </table:table-cell>
          <table:table-cell table:style-name="ce1" office:value-type="float" office:value="0.296630620956421" calcext:value-type="float">
            <text:p>0.296630620956421</text:p>
          </table:table-cell>
          <table:table-cell table:style-name="ce1" office:value-type="float" office:value="0.218531847000122" calcext:value-type="float">
            <text:p>0.218531847000122</text:p>
          </table:table-cell>
          <table:table-cell table:style-name="ce1" office:value-type="float" office:value="0.273638963699341" calcext:value-type="float">
            <text:p>0.273638963699341</text:p>
          </table:table-cell>
          <table:table-cell table:style-name="ce1" office:value-type="float" office:value="0.156983852386475" calcext:value-type="float">
            <text:p>0.156983852386475</text:p>
          </table:table-cell>
          <table:table-cell table:style-name="ce1" office:value-type="float" office:value="0.247900247573853" calcext:value-type="float">
            <text:p>0.247900247573853</text:p>
          </table:table-cell>
          <table:table-cell table:style-name="ce1" office:value-type="float" office:value="0.287894725799561" calcext:value-type="float">
            <text:p>0.287894725799561</text:p>
          </table:table-cell>
          <table:table-cell table:style-name="ce1" office:value-type="float" office:value="0.244715929031372" calcext:value-type="float">
            <text:p>0.244715929031372</text:p>
          </table:table-cell>
          <table:table-cell table:style-name="ce1" office:value-type="float" office:value="0.245550870895386" calcext:value-type="float">
            <text:p>0.245550870895386</text:p>
          </table:table-cell>
          <table:table-cell table:style-name="ce1" office:value-type="float" office:value="0.235686540603638" calcext:value-type="float">
            <text:p>0.235686540603638</text:p>
          </table:table-cell>
          <table:table-cell table:style-name="ce1" office:value-type="float" office:value="0.246343612670898" calcext:value-type="float">
            <text:p>0.246343612670898</text:p>
          </table:table-cell>
          <table:table-cell table:style-name="ce1" office:value-type="float" office:value="0.271574735641479" calcext:value-type="float">
            <text:p>0.271574735641479</text:p>
          </table:table-cell>
          <table:table-cell table:style-name="ce1" office:value-type="float" office:value="0.161855459213257" calcext:value-type="float">
            <text:p>0.161855459213257</text:p>
          </table:table-cell>
          <table:table-cell table:style-name="ce1" office:value-type="float" office:value="0.288744688034058" calcext:value-type="float">
            <text:p>0.288744688034058</text:p>
          </table:table-cell>
          <table:table-cell table:style-name="ce1" office:value-type="float" office:value="0.246991872787476" calcext:value-type="float">
            <text:p>0.246991872787476</text:p>
          </table:table-cell>
          <table:table-cell table:style-name="ce1" office:value-type="float" office:value="0.251723527908325" calcext:value-type="float">
            <text:p>0.251723527908325</text:p>
          </table:table-cell>
          <table:table-cell table:style-name="ce1" office:value-type="float" office:value="0.228208541870117" calcext:value-type="float">
            <text:p>0.228208541870117</text:p>
          </table:table-cell>
          <table:table-cell table:style-name="ce1" office:value-type="float" office:value="0.247424364089966" calcext:value-type="float">
            <text:p>0.247424364089966</text:p>
          </table:table-cell>
          <table:table-cell table:style-name="ce1" office:value-type="float" office:value="0.278831481933594" calcext:value-type="float">
            <text:p>0.278831481933594</text:p>
          </table:table-cell>
          <table:table-cell table:style-name="ce1" office:value-type="float" office:value="0.268191337585449" calcext:value-type="float">
            <text:p>0.268191337585449</text:p>
          </table:table-cell>
          <table:table-cell table:style-name="ce1" office:value-type="float" office:value="0.150136470794678" calcext:value-type="float">
            <text:p>0.150136470794678</text:p>
          </table:table-cell>
          <table:table-cell table:style-name="ce1" office:value-type="float" office:value="0.250098705291748" calcext:value-type="float">
            <text:p>0.250098705291748</text:p>
          </table:table-cell>
          <table:table-cell table:style-name="ce1" office:value-type="float" office:value="0.223945140838623" calcext:value-type="float">
            <text:p>0.223945140838623</text:p>
          </table:table-cell>
          <table:table-cell table:style-name="ce1" office:value-type="float" office:value="0.243504524230957" calcext:value-type="float">
            <text:p>0.243504524230957</text:p>
          </table:table-cell>
          <table:table-cell table:style-name="ce1" office:value-type="float" office:value="0.147320747375488" calcext:value-type="float">
            <text:p>0.147320747375488</text:p>
          </table:table-cell>
          <table:table-cell table:style-name="ce1" office:value-type="float" office:value="0.275733232498169" calcext:value-type="float">
            <text:p>0.275733232498169</text:p>
          </table:table-cell>
          <table:table-cell table:style-name="ce1" office:value-type="float" office:value="0.255390644073486" calcext:value-type="float">
            <text:p>0.255390644073486</text:p>
          </table:table-cell>
          <table:table-cell table:style-name="ce1" office:value-type="float" office:value="0.242338418960571" calcext:value-type="float">
            <text:p>0.242338418960571</text:p>
          </table:table-cell>
          <table:table-cell table:style-name="ce1" office:value-type="float" office:value="0.250643014907837" calcext:value-type="float">
            <text:p>0.250643014907837</text:p>
          </table:table-cell>
          <table:table-cell table:style-name="ce1" office:value-type="float" office:value="0.249375581741333" calcext:value-type="float">
            <text:p>0.249375581741333</text:p>
          </table:table-cell>
          <table:table-cell table:style-name="ce1" office:value-type="float" office:value="0.258523464202881" calcext:value-type="float">
            <text:p>0.258523464202881</text:p>
          </table:table-cell>
          <table:table-cell table:style-name="ce1" office:value-type="float" office:value="0.267586946487427" calcext:value-type="float">
            <text:p>0.267586946487427</text:p>
          </table:table-cell>
          <table:table-cell table:style-name="ce1" office:value-type="float" office:value="0.147607326507568" calcext:value-type="float">
            <text:p>0.147607326507568</text:p>
          </table:table-cell>
          <table:table-cell table:style-name="ce1" office:value-type="float" office:value="0.144097566604614" calcext:value-type="float">
            <text:p>0.144097566604614</text:p>
          </table:table-cell>
          <table:table-cell table:style-name="ce1" office:value-type="float" office:value="0.241496324539185" calcext:value-type="float">
            <text:p>0.241496324539185</text:p>
          </table:table-cell>
          <table:table-cell table:style-name="ce1" office:value-type="float" office:value="0.24545693397522" calcext:value-type="float">
            <text:p>0.24545693397522</text:p>
          </table:table-cell>
          <table:table-cell table:style-name="ce1" office:value-type="float" office:value="0.247165441513062" calcext:value-type="float">
            <text:p>0.247165441513062</text:p>
          </table:table-cell>
          <table:table-cell table:style-name="ce1" office:value-type="float" office:value="0.27049994468689" calcext:value-type="float">
            <text:p>0.27049994468689</text:p>
          </table:table-cell>
          <table:table-cell table:style-name="ce1" office:value-type="float" office:value="0.24193286895752" calcext:value-type="float">
            <text:p>0.24193286895752</text:p>
          </table:table-cell>
          <table:table-cell table:style-name="ce1" office:value-type="float" office:value="0.253664255142212" calcext:value-type="float">
            <text:p>0.253664255142212</text:p>
          </table:table-cell>
          <table:table-cell table:style-name="ce1" office:value-type="float" office:value="0.143567800521851" calcext:value-type="float">
            <text:p>0.143567800521851</text:p>
          </table:table-cell>
          <table:table-cell table:style-name="ce1" office:value-type="float" office:value="0.129720211029053" calcext:value-type="float">
            <text:p>0.129720211029053</text:p>
          </table:table-cell>
          <table:table-cell table:style-name="ce1" office:value-type="float" office:value="0.217417001724243" calcext:value-type="float">
            <text:p>0.217417001724243</text:p>
          </table:table-cell>
          <table:table-cell table:style-name="ce1" office:value-type="float" office:value="0.249646902084351" calcext:value-type="float">
            <text:p>0.249646902084351</text:p>
          </table:table-cell>
          <table:table-cell table:style-name="ce1" office:value-type="float" office:value="0.151660680770874" calcext:value-type="float">
            <text:p>0.151660680770874</text:p>
          </table:table-cell>
          <table:table-cell table:style-name="ce1" office:value-type="float" office:value="0.255475044250488" calcext:value-type="float">
            <text:p>0.255475044250488</text:p>
          </table:table-cell>
          <table:table-cell table:style-name="ce1" office:value-type="float" office:value="0.228670358657837" calcext:value-type="float">
            <text:p>0.228670358657837</text:p>
          </table:table-cell>
          <table:table-cell table:style-name="ce1" office:value-type="float" office:value="0.238145589828491" calcext:value-type="float">
            <text:p>0.238145589828491</text:p>
          </table:table-cell>
          <table:table-cell table:style-name="ce1" office:value-type="float" office:value="0.137375831604004" calcext:value-type="float">
            <text:p>0.137375831604004</text:p>
          </table:table-cell>
          <table:table-cell table:style-name="ce1" office:value-type="float" office:value="0.234792470932007" calcext:value-type="float">
            <text:p>0.234792470932007</text:p>
          </table:table-cell>
          <table:table-cell table:style-name="ce1" office:value-type="float" office:value="0.228261470794678" calcext:value-type="float">
            <text:p>0.228261470794678</text:p>
          </table:table-cell>
          <table:table-cell table:style-name="ce1" office:value-type="float" office:value="0.259360074996948" calcext:value-type="float">
            <text:p>0.259360074996948</text:p>
          </table:table-cell>
          <table:table-cell table:style-name="ce1" office:value-type="float" office:value="0.150288105010986" calcext:value-type="float">
            <text:p>0.150288105010986</text:p>
          </table:table-cell>
          <table:table-cell table:style-name="ce1" office:value-type="float" office:value="0.256060123443604" calcext:value-type="float">
            <text:p>0.256060123443604</text:p>
          </table:table-cell>
          <table:table-cell table:style-name="ce1" office:value-type="float" office:value="0.120149850845337" calcext:value-type="float">
            <text:p>0.120149850845337</text:p>
          </table:table-cell>
          <table:table-cell table:style-name="ce1" office:value-type="float" office:value="0.256296396255493" calcext:value-type="float">
            <text:p>0.256296396255493</text:p>
          </table:table-cell>
          <table:table-cell table:style-name="ce1" office:value-type="float" office:value="0.155962944030762" calcext:value-type="float">
            <text:p>0.155962944030762</text:p>
          </table:table-cell>
          <table:table-cell table:style-name="ce1" office:value-type="float" office:value="0.266968488693237" calcext:value-type="float">
            <text:p>0.266968488693237</text:p>
          </table:table-cell>
          <table:table-cell table:style-name="ce1" office:value-type="float" office:value="0.2221360206604" calcext:value-type="float">
            <text:p>0.2221360206604</text:p>
          </table:table-cell>
          <table:table-cell table:style-name="ce1" office:value-type="float" office:value="0.218798398971558" calcext:value-type="float">
            <text:p>0.218798398971558</text:p>
          </table:table-cell>
          <table:table-cell table:style-name="ce1" office:value-type="float" office:value="0.154739856719971" calcext:value-type="float">
            <text:p>0.154739856719971</text:p>
          </table:table-cell>
          <table:table-cell table:style-name="ce1" office:value-type="float" office:value="0.251743316650391" calcext:value-type="float">
            <text:p>0.251743316650391</text:p>
          </table:table-cell>
          <table:table-cell table:style-name="ce1" office:value-type="float" office:value="0.223204612731934" calcext:value-type="float">
            <text:p>0.223204612731934</text:p>
          </table:table-cell>
          <table:table-cell table:style-name="ce1" office:value-type="float" office:value="0.229024648666382" calcext:value-type="float">
            <text:p>0.229024648666382</text:p>
          </table:table-cell>
          <table:table-cell table:style-name="ce1" office:value-type="float" office:value="0.217147490978241" calcext:value-type="float">
            <text:p>0.217147490978241</text:p>
          </table:table-cell>
          <table:table-cell table:style-name="ce1" office:value-type="float" office:value="0.116759300231934" calcext:value-type="float">
            <text:p>0.116759300231934</text:p>
          </table:table-cell>
          <table:table-cell table:style-name="ce1" office:value-type="float" office:value="0.296630620956421" calcext:value-type="float">
            <text:p>0.296630620956421</text:p>
          </table:table-cell>
          <table:table-cell table:style-name="ce1" office:value-type="float" office:value="21.7147490978241" calcext:value-type="float">
            <text:p>21.714749097824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um_workers = 9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992335319519" calcext:value-type="float">
            <text:p>0.11992335319519</text:p>
          </table:table-cell>
          <table:table-cell table:style-name="ce1" office:value-type="float" office:value="0.246325969696045" calcext:value-type="float">
            <text:p>0.246325969696045</text:p>
          </table:table-cell>
          <table:table-cell table:style-name="ce1" office:value-type="float" office:value="0.244539976119995" calcext:value-type="float">
            <text:p>0.244539976119995</text:p>
          </table:table-cell>
          <table:table-cell table:style-name="ce1" office:value-type="float" office:value="0.253193616867065" calcext:value-type="float">
            <text:p>0.253193616867065</text:p>
          </table:table-cell>
          <table:table-cell table:style-name="ce1" office:value-type="float" office:value="0.262561559677124" calcext:value-type="float">
            <text:p>0.262561559677124</text:p>
          </table:table-cell>
          <table:table-cell table:style-name="ce1" office:value-type="float" office:value="0.275672435760498" calcext:value-type="float">
            <text:p>0.275672435760498</text:p>
          </table:table-cell>
          <table:table-cell table:style-name="ce1" office:value-type="float" office:value="0.254500865936279" calcext:value-type="float">
            <text:p>0.254500865936279</text:p>
          </table:table-cell>
          <table:table-cell table:style-name="ce1" office:value-type="float" office:value="0.251283168792725" calcext:value-type="float">
            <text:p>0.251283168792725</text:p>
          </table:table-cell>
          <table:table-cell table:style-name="ce1" office:value-type="float" office:value="0.251975774765015" calcext:value-type="float">
            <text:p>0.251975774765015</text:p>
          </table:table-cell>
          <table:table-cell table:style-name="ce1" office:value-type="float" office:value="0.169189929962158" calcext:value-type="float">
            <text:p>0.169189929962158</text:p>
          </table:table-cell>
          <table:table-cell table:style-name="ce1" office:value-type="float" office:value="0.291446685791016" calcext:value-type="float">
            <text:p>0.291446685791016</text:p>
          </table:table-cell>
          <table:table-cell table:style-name="ce1" office:value-type="float" office:value="0.24895977973938" calcext:value-type="float">
            <text:p>0.24895977973938</text:p>
          </table:table-cell>
          <table:table-cell table:style-name="ce1" office:value-type="float" office:value="0.230619668960571" calcext:value-type="float">
            <text:p>0.230619668960571</text:p>
          </table:table-cell>
          <table:table-cell table:style-name="ce1" office:value-type="float" office:value="0.226490259170532" calcext:value-type="float">
            <text:p>0.226490259170532</text:p>
          </table:table-cell>
          <table:table-cell table:style-name="ce1" office:value-type="float" office:value="0.314089298248291" calcext:value-type="float">
            <text:p>0.314089298248291</text:p>
          </table:table-cell>
          <table:table-cell table:style-name="ce1" office:value-type="float" office:value="0.204017162322998" calcext:value-type="float">
            <text:p>0.204017162322998</text:p>
          </table:table-cell>
          <table:table-cell table:style-name="ce1" office:value-type="float" office:value="0.29504919052124" calcext:value-type="float">
            <text:p>0.29504919052124</text:p>
          </table:table-cell>
          <table:table-cell table:style-name="ce1" office:value-type="float" office:value="0.243293762207031" calcext:value-type="float">
            <text:p>0.243293762207031</text:p>
          </table:table-cell>
          <table:table-cell table:style-name="ce1" office:value-type="float" office:value="0.217381477355957" calcext:value-type="float">
            <text:p>0.217381477355957</text:p>
          </table:table-cell>
          <table:table-cell table:style-name="ce1" office:value-type="float" office:value="0.28430438041687" calcext:value-type="float">
            <text:p>0.28430438041687</text:p>
          </table:table-cell>
          <table:table-cell table:style-name="ce1" office:value-type="float" office:value="0.147055864334106" calcext:value-type="float">
            <text:p>0.147055864334106</text:p>
          </table:table-cell>
          <table:table-cell table:style-name="ce1" office:value-type="float" office:value="0.278210639953613" calcext:value-type="float">
            <text:p>0.278210639953613</text:p>
          </table:table-cell>
          <table:table-cell table:style-name="ce1" office:value-type="float" office:value="0.235536575317383" calcext:value-type="float">
            <text:p>0.235536575317383</text:p>
          </table:table-cell>
          <table:table-cell table:style-name="ce1" office:value-type="float" office:value="0.276467084884644" calcext:value-type="float">
            <text:p>0.276467084884644</text:p>
          </table:table-cell>
          <table:table-cell table:style-name="ce1" office:value-type="float" office:value="0.277354955673218" calcext:value-type="float">
            <text:p>0.277354955673218</text:p>
          </table:table-cell>
          <table:table-cell table:style-name="ce1" office:value-type="float" office:value="0.247875928878784" calcext:value-type="float">
            <text:p>0.247875928878784</text:p>
          </table:table-cell>
          <table:table-cell table:style-name="ce1" office:value-type="float" office:value="0.223749160766602" calcext:value-type="float">
            <text:p>0.223749160766602</text:p>
          </table:table-cell>
          <table:table-cell table:style-name="ce1" office:value-type="float" office:value="0.168525218963623" calcext:value-type="float">
            <text:p>0.168525218963623</text:p>
          </table:table-cell>
          <table:table-cell table:style-name="ce1" office:value-type="float" office:value="0.220107555389404" calcext:value-type="float">
            <text:p>0.220107555389404</text:p>
          </table:table-cell>
          <table:table-cell table:style-name="ce1" office:value-type="float" office:value="0.164341688156128" calcext:value-type="float">
            <text:p>0.164341688156128</text:p>
          </table:table-cell>
          <table:table-cell table:style-name="ce1" office:value-type="float" office:value="0.227072954177856" calcext:value-type="float">
            <text:p>0.227072954177856</text:p>
          </table:table-cell>
          <table:table-cell table:style-name="ce1" office:value-type="float" office:value="0.234973669052124" calcext:value-type="float">
            <text:p>0.234973669052124</text:p>
          </table:table-cell>
          <table:table-cell table:style-name="ce1" office:value-type="float" office:value="0.235376119613647" calcext:value-type="float">
            <text:p>0.235376119613647</text:p>
          </table:table-cell>
          <table:table-cell table:style-name="ce1" office:value-type="float" office:value="0.215358734130859" calcext:value-type="float">
            <text:p>0.215358734130859</text:p>
          </table:table-cell>
          <table:table-cell table:style-name="ce1" office:value-type="float" office:value="0.259090662002563" calcext:value-type="float">
            <text:p>0.259090662002563</text:p>
          </table:table-cell>
          <table:table-cell table:style-name="ce1" office:value-type="float" office:value="0.279672622680664" calcext:value-type="float">
            <text:p>0.279672622680664</text:p>
          </table:table-cell>
          <table:table-cell table:style-name="ce1" office:value-type="float" office:value="0.283298969268799" calcext:value-type="float">
            <text:p>0.283298969268799</text:p>
          </table:table-cell>
          <table:table-cell table:style-name="ce1" office:value-type="float" office:value="0.265823602676392" calcext:value-type="float">
            <text:p>0.265823602676392</text:p>
          </table:table-cell>
          <table:table-cell table:style-name="ce1" office:value-type="float" office:value="0.197090625762939" calcext:value-type="float">
            <text:p>0.197090625762939</text:p>
          </table:table-cell>
          <table:table-cell table:style-name="ce1" office:value-type="float" office:value="0.152624130249023" calcext:value-type="float">
            <text:p>0.152624130249023</text:p>
          </table:table-cell>
          <table:table-cell table:style-name="ce1" office:value-type="float" office:value="0.170215845108032" calcext:value-type="float">
            <text:p>0.170215845108032</text:p>
          </table:table-cell>
          <table:table-cell table:style-name="ce1" office:value-type="float" office:value="0.167281627655029" calcext:value-type="float">
            <text:p>0.167281627655029</text:p>
          </table:table-cell>
          <table:table-cell table:style-name="ce1" office:value-type="float" office:value="0.2626633644104" calcext:value-type="float">
            <text:p>0.2626633644104</text:p>
          </table:table-cell>
          <table:table-cell table:style-name="ce1" office:value-type="float" office:value="0.24306845664978" calcext:value-type="float">
            <text:p>0.24306845664978</text:p>
          </table:table-cell>
          <table:table-cell table:style-name="ce1" office:value-type="float" office:value="0.258355617523193" calcext:value-type="float">
            <text:p>0.258355617523193</text:p>
          </table:table-cell>
          <table:table-cell table:style-name="ce1" office:value-type="float" office:value="0.231943845748901" calcext:value-type="float">
            <text:p>0.231943845748901</text:p>
          </table:table-cell>
          <table:table-cell table:style-name="ce1" office:value-type="float" office:value="0.245944976806641" calcext:value-type="float">
            <text:p>0.245944976806641</text:p>
          </table:table-cell>
          <table:table-cell table:style-name="ce1" office:value-type="float" office:value="0.280284643173218" calcext:value-type="float">
            <text:p>0.280284643173218</text:p>
          </table:table-cell>
          <table:table-cell table:style-name="ce1" office:value-type="float" office:value="0.235025882720947" calcext:value-type="float">
            <text:p>0.235025882720947</text:p>
          </table:table-cell>
          <table:table-cell table:style-name="ce1" office:value-type="float" office:value="0.181160449981689" calcext:value-type="float">
            <text:p>0.181160449981689</text:p>
          </table:table-cell>
          <table:table-cell table:style-name="ce1" office:value-type="float" office:value="0.145566463470459" calcext:value-type="float">
            <text:p>0.145566463470459</text:p>
          </table:table-cell>
          <table:table-cell table:style-name="ce1" office:value-type="float" office:value="0.132630109786987" calcext:value-type="float">
            <text:p>0.132630109786987</text:p>
          </table:table-cell>
          <table:table-cell table:style-name="ce1" office:value-type="float" office:value="0.21235466003418" calcext:value-type="float">
            <text:p>0.21235466003418</text:p>
          </table:table-cell>
          <table:table-cell table:style-name="ce1" office:value-type="float" office:value="0.241001844406128" calcext:value-type="float">
            <text:p>0.241001844406128</text:p>
          </table:table-cell>
          <table:table-cell table:style-name="ce1" office:value-type="float" office:value="0.223505735397339" calcext:value-type="float">
            <text:p>0.223505735397339</text:p>
          </table:table-cell>
          <table:table-cell table:style-name="ce1" office:value-type="float" office:value="0.226851940155029" calcext:value-type="float">
            <text:p>0.226851940155029</text:p>
          </table:table-cell>
          <table:table-cell table:style-name="ce1" office:value-type="float" office:value="0.228987455368042" calcext:value-type="float">
            <text:p>0.228987455368042</text:p>
          </table:table-cell>
          <table:table-cell table:style-name="ce1" office:value-type="float" office:value="0.253998517990112" calcext:value-type="float">
            <text:p>0.253998517990112</text:p>
          </table:table-cell>
          <table:table-cell table:style-name="ce1" office:value-type="float" office:value="0.159782648086548" calcext:value-type="float">
            <text:p>0.159782648086548</text:p>
          </table:table-cell>
          <table:table-cell table:style-name="ce1" office:value-type="float" office:value="0.182679176330566" calcext:value-type="float">
            <text:p>0.182679176330566</text:p>
          </table:table-cell>
          <table:table-cell table:style-name="ce1" office:value-type="float" office:value="0.180808067321777" calcext:value-type="float">
            <text:p>0.180808067321777</text:p>
          </table:table-cell>
          <table:table-cell table:style-name="ce1" office:value-type="float" office:value="0.161221027374268" calcext:value-type="float">
            <text:p>0.161221027374268</text:p>
          </table:table-cell>
          <table:table-cell table:style-name="ce1" office:value-type="float" office:value="0.153216600418091" calcext:value-type="float">
            <text:p>0.153216600418091</text:p>
          </table:table-cell>
          <table:table-cell table:style-name="ce1" office:value-type="float" office:value="0.113237142562866" calcext:value-type="float">
            <text:p>0.113237142562866</text:p>
          </table:table-cell>
          <table:table-cell table:style-name="ce1" office:value-type="float" office:value="0.151092767715454" calcext:value-type="float">
            <text:p>0.151092767715454</text:p>
          </table:table-cell>
          <table:table-cell table:style-name="ce1" office:value-type="float" office:value="0.264288902282715" calcext:value-type="float">
            <text:p>0.264288902282715</text:p>
          </table:table-cell>
          <table:table-cell table:style-name="ce1" office:value-type="float" office:value="0.27391529083252" calcext:value-type="float">
            <text:p>0.27391529083252</text:p>
          </table:table-cell>
          <table:table-cell table:style-name="ce1" office:value-type="float" office:value="0.229590654373169" calcext:value-type="float">
            <text:p>0.229590654373169</text:p>
          </table:table-cell>
          <table:table-cell table:style-name="ce1" office:value-type="float" office:value="0.292269229888916" calcext:value-type="float">
            <text:p>0.292269229888916</text:p>
          </table:table-cell>
          <table:table-cell table:style-name="ce1" office:value-type="float" office:value="0.161323308944702" calcext:value-type="float">
            <text:p>0.161323308944702</text:p>
          </table:table-cell>
          <table:table-cell table:style-name="ce1" office:value-type="float" office:value="0.145629644393921" calcext:value-type="float">
            <text:p>0.145629644393921</text:p>
          </table:table-cell>
          <table:table-cell table:style-name="ce1" office:value-type="float" office:value="0.254470586776733" calcext:value-type="float">
            <text:p>0.254470586776733</text:p>
          </table:table-cell>
          <table:table-cell table:style-name="ce1" office:value-type="float" office:value="0.253449440002441" calcext:value-type="float">
            <text:p>0.253449440002441</text:p>
          </table:table-cell>
          <table:table-cell table:style-name="ce1" office:value-type="float" office:value="0.167304992675781" calcext:value-type="float">
            <text:p>0.167304992675781</text:p>
          </table:table-cell>
          <table:table-cell table:style-name="ce1" office:value-type="float" office:value="0.204710721969604" calcext:value-type="float">
            <text:p>0.204710721969604</text:p>
          </table:table-cell>
          <table:table-cell table:style-name="ce1" office:value-type="float" office:value="0.26441478729248" calcext:value-type="float">
            <text:p>0.26441478729248</text:p>
          </table:table-cell>
          <table:table-cell table:style-name="ce1" office:value-type="float" office:value="0.258413553237915" calcext:value-type="float">
            <text:p>0.258413553237915</text:p>
          </table:table-cell>
          <table:table-cell table:style-name="ce1" office:value-type="float" office:value="0.257002353668213" calcext:value-type="float">
            <text:p>0.257002353668213</text:p>
          </table:table-cell>
          <table:table-cell table:style-name="ce1" office:value-type="float" office:value="0.155468225479126" calcext:value-type="float">
            <text:p>0.155468225479126</text:p>
          </table:table-cell>
          <table:table-cell table:style-name="ce1" office:value-type="float" office:value="0.167607069015503" calcext:value-type="float">
            <text:p>0.167607069015503</text:p>
          </table:table-cell>
          <table:table-cell table:style-name="ce1" office:value-type="float" office:value="0.185824155807495" calcext:value-type="float">
            <text:p>0.185824155807495</text:p>
          </table:table-cell>
          <table:table-cell table:style-name="ce1" office:value-type="float" office:value="0.286085605621338" calcext:value-type="float">
            <text:p>0.286085605621338</text:p>
          </table:table-cell>
          <table:table-cell table:style-name="ce1" office:value-type="float" office:value="0.123147964477539" calcext:value-type="float">
            <text:p>0.123147964477539</text:p>
          </table:table-cell>
          <table:table-cell table:style-name="ce1" office:value-type="float" office:value="0.280100107192993" calcext:value-type="float">
            <text:p>0.280100107192993</text:p>
          </table:table-cell>
          <table:table-cell table:style-name="ce1" office:value-type="float" office:value="0.27521800994873" calcext:value-type="float">
            <text:p>0.27521800994873</text:p>
          </table:table-cell>
          <table:table-cell table:style-name="ce1" office:value-type="float" office:value="0.269086122512817" calcext:value-type="float">
            <text:p>0.269086122512817</text:p>
          </table:table-cell>
          <table:table-cell table:style-name="ce1" office:value-type="float" office:value="0.241071462631226" calcext:value-type="float">
            <text:p>0.241071462631226</text:p>
          </table:table-cell>
          <table:table-cell table:style-name="ce1" office:value-type="float" office:value="0.241105079650879" calcext:value-type="float">
            <text:p>0.241105079650879</text:p>
          </table:table-cell>
          <table:table-cell table:style-name="ce1" office:value-type="float" office:value="0.248103141784668" calcext:value-type="float">
            <text:p>0.248103141784668</text:p>
          </table:table-cell>
          <table:table-cell table:style-name="ce1" office:value-type="float" office:value="0.204724550247192" calcext:value-type="float">
            <text:p>0.204724550247192</text:p>
          </table:table-cell>
          <table:table-cell table:style-name="ce1" office:value-type="float" office:value="0.281664371490479" calcext:value-type="float">
            <text:p>0.281664371490479</text:p>
          </table:table-cell>
          <table:table-cell table:style-name="ce1" office:value-type="float" office:value="0.144318342208862" calcext:value-type="float">
            <text:p>0.144318342208862</text:p>
          </table:table-cell>
          <table:table-cell table:style-name="ce1" office:value-type="float" office:value="0.280790567398071" calcext:value-type="float">
            <text:p>0.280790567398071</text:p>
          </table:table-cell>
          <table:table-cell table:style-name="ce1" office:value-type="float" office:value="0.242228984832764" calcext:value-type="float">
            <text:p>0.242228984832764</text:p>
          </table:table-cell>
          <table:table-cell table:style-name="ce1" office:value-type="float" office:value="0.269627809524536" calcext:value-type="float">
            <text:p>0.269627809524536</text:p>
          </table:table-cell>
          <table:table-cell table:style-name="ce1" office:value-type="float" office:value="0.24148964881897" calcext:value-type="float">
            <text:p>0.24148964881897</text:p>
          </table:table-cell>
          <table:table-cell table:style-name="ce1" office:value-type="float" office:value="0.312598943710327" calcext:value-type="float">
            <text:p>0.312598943710327</text:p>
          </table:table-cell>
          <table:table-cell table:style-name="ce1" office:value-type="float" office:value="0.270843505859375" calcext:value-type="float">
            <text:p>0.270843505859375</text:p>
          </table:table-cell>
          <table:table-cell table:style-name="ce1" office:value-type="float" office:value="0.20197606086731" calcext:value-type="float">
            <text:p>0.20197606086731</text:p>
          </table:table-cell>
          <table:table-cell table:style-name="ce1" office:value-type="float" office:value="0.296890258789062" calcext:value-type="float">
            <text:p>0.296890258789062</text:p>
          </table:table-cell>
          <table:table-cell table:style-name="ce1" office:value-type="float" office:value="0.227640573978424" calcext:value-type="float">
            <text:p>0.227640573978424</text:p>
          </table:table-cell>
          <table:table-cell table:style-name="ce1" office:value-type="float" office:value="0.113237142562866" calcext:value-type="float">
            <text:p>0.113237142562866</text:p>
          </table:table-cell>
          <table:table-cell table:style-name="ce1" office:value-type="float" office:value="0.314089298248291" calcext:value-type="float">
            <text:p>0.314089298248291</text:p>
          </table:table-cell>
          <table:table-cell table:style-name="ce1" office:value-type="float" office:value="22.7640573978424" calcext:value-type="float">
            <text:p>22.7640573978424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um_workers = 10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79985523223877" calcext:value-type="float">
            <text:p>0.179985523223877</text:p>
          </table:table-cell>
          <table:table-cell table:style-name="ce1" office:value-type="float" office:value="0.252820253372192" calcext:value-type="float">
            <text:p>0.252820253372192</text:p>
          </table:table-cell>
          <table:table-cell table:style-name="ce1" office:value-type="float" office:value="0.283061504364014" calcext:value-type="float">
            <text:p>0.283061504364014</text:p>
          </table:table-cell>
          <table:table-cell table:style-name="ce1" office:value-type="float" office:value="0.108403921127319" calcext:value-type="float">
            <text:p>0.108403921127319</text:p>
          </table:table-cell>
          <table:table-cell table:style-name="ce1" office:value-type="float" office:value="0.16547703742981" calcext:value-type="float">
            <text:p>0.16547703742981</text:p>
          </table:table-cell>
          <table:table-cell table:style-name="ce1" office:value-type="float" office:value="0.27095365524292" calcext:value-type="float">
            <text:p>0.27095365524292</text:p>
          </table:table-cell>
          <table:table-cell table:style-name="ce1" office:value-type="float" office:value="0.183317184448242" calcext:value-type="float">
            <text:p>0.183317184448242</text:p>
          </table:table-cell>
          <table:table-cell table:style-name="ce1" office:value-type="float" office:value="0.220908403396606" calcext:value-type="float">
            <text:p>0.220908403396606</text:p>
          </table:table-cell>
          <table:table-cell table:style-name="ce1" office:value-type="float" office:value="0.24580717086792" calcext:value-type="float">
            <text:p>0.24580717086792</text:p>
          </table:table-cell>
          <table:table-cell table:style-name="ce1" office:value-type="float" office:value="0.269304752349854" calcext:value-type="float">
            <text:p>0.269304752349854</text:p>
          </table:table-cell>
          <table:table-cell table:style-name="ce1" office:value-type="float" office:value="0.178935050964355" calcext:value-type="float">
            <text:p>0.178935050964355</text:p>
          </table:table-cell>
          <table:table-cell table:style-name="ce1" office:value-type="float" office:value="0.297809839248657" calcext:value-type="float">
            <text:p>0.297809839248657</text:p>
          </table:table-cell>
          <table:table-cell table:style-name="ce1" office:value-type="float" office:value="0.236790418624878" calcext:value-type="float">
            <text:p>0.236790418624878</text:p>
          </table:table-cell>
          <table:table-cell table:style-name="ce1" office:value-type="float" office:value="0.169466495513916" calcext:value-type="float">
            <text:p>0.169466495513916</text:p>
          </table:table-cell>
          <table:table-cell table:style-name="ce1" office:value-type="float" office:value="0.245431900024414" calcext:value-type="float">
            <text:p>0.245431900024414</text:p>
          </table:table-cell>
          <table:table-cell table:style-name="ce1" office:value-type="float" office:value="0.202844142913818" calcext:value-type="float">
            <text:p>0.202844142913818</text:p>
          </table:table-cell>
          <table:table-cell table:style-name="ce1" office:value-type="float" office:value="0.119483947753906" calcext:value-type="float">
            <text:p>0.119483947753906</text:p>
          </table:table-cell>
          <table:table-cell table:style-name="ce1" office:value-type="float" office:value="0.229990243911743" calcext:value-type="float">
            <text:p>0.229990243911743</text:p>
          </table:table-cell>
          <table:table-cell table:style-name="ce1" office:value-type="float" office:value="0.220049381256104" calcext:value-type="float">
            <text:p>0.220049381256104</text:p>
          </table:table-cell>
          <table:table-cell table:style-name="ce1" office:value-type="float" office:value="0.265090465545654" calcext:value-type="float">
            <text:p>0.265090465545654</text:p>
          </table:table-cell>
          <table:table-cell table:style-name="ce1" office:value-type="float" office:value="0.184552669525146" calcext:value-type="float">
            <text:p>0.184552669525146</text:p>
          </table:table-cell>
          <table:table-cell table:style-name="ce1" office:value-type="float" office:value="0.162566184997559" calcext:value-type="float">
            <text:p>0.162566184997559</text:p>
          </table:table-cell>
          <table:table-cell table:style-name="ce1" office:value-type="float" office:value="0.234412670135498" calcext:value-type="float">
            <text:p>0.234412670135498</text:p>
          </table:table-cell>
          <table:table-cell table:style-name="ce1" office:value-type="float" office:value="0.230812788009644" calcext:value-type="float">
            <text:p>0.230812788009644</text:p>
          </table:table-cell>
          <table:table-cell table:style-name="ce1" office:value-type="float" office:value="0.232504844665527" calcext:value-type="float">
            <text:p>0.232504844665527</text:p>
          </table:table-cell>
          <table:table-cell table:style-name="ce1" office:value-type="float" office:value="0.293265342712402" calcext:value-type="float">
            <text:p>0.293265342712402</text:p>
          </table:table-cell>
          <table:table-cell table:style-name="ce1" office:value-type="float" office:value="0.232211828231812" calcext:value-type="float">
            <text:p>0.232211828231812</text:p>
          </table:table-cell>
          <table:table-cell table:style-name="ce1" office:value-type="float" office:value="0.245084047317505" calcext:value-type="float">
            <text:p>0.245084047317505</text:p>
          </table:table-cell>
          <table:table-cell table:style-name="ce1" office:value-type="float" office:value="0.240010023117065" calcext:value-type="float">
            <text:p>0.240010023117065</text:p>
          </table:table-cell>
          <table:table-cell table:style-name="ce1" office:value-type="float" office:value="0.283544778823853" calcext:value-type="float">
            <text:p>0.283544778823853</text:p>
          </table:table-cell>
          <table:table-cell table:style-name="ce1" office:value-type="float" office:value="0.197551250457764" calcext:value-type="float">
            <text:p>0.197551250457764</text:p>
          </table:table-cell>
          <table:table-cell table:style-name="ce1" office:value-type="float" office:value="0.145913600921631" calcext:value-type="float">
            <text:p>0.145913600921631</text:p>
          </table:table-cell>
          <table:table-cell table:style-name="ce1" office:value-type="float" office:value="0.295217752456665" calcext:value-type="float">
            <text:p>0.295217752456665</text:p>
          </table:table-cell>
          <table:table-cell table:style-name="ce1" office:value-type="float" office:value="0.312629699707031" calcext:value-type="float">
            <text:p>0.312629699707031</text:p>
          </table:table-cell>
          <table:table-cell table:style-name="ce1" office:value-type="float" office:value="0.22763180732727" calcext:value-type="float">
            <text:p>0.22763180732727</text:p>
          </table:table-cell>
          <table:table-cell table:style-name="ce1" office:value-type="float" office:value="0.245272397994995" calcext:value-type="float">
            <text:p>0.245272397994995</text:p>
          </table:table-cell>
          <table:table-cell table:style-name="ce1" office:value-type="float" office:value="0.233837842941284" calcext:value-type="float">
            <text:p>0.233837842941284</text:p>
          </table:table-cell>
          <table:table-cell table:style-name="ce1" office:value-type="float" office:value="0.275388717651367" calcext:value-type="float">
            <text:p>0.275388717651367</text:p>
          </table:table-cell>
          <table:table-cell table:style-name="ce1" office:value-type="float" office:value="0.281185865402222" calcext:value-type="float">
            <text:p>0.281185865402222</text:p>
          </table:table-cell>
          <table:table-cell table:style-name="ce1" office:value-type="float" office:value="0.251643896102905" calcext:value-type="float">
            <text:p>0.251643896102905</text:p>
          </table:table-cell>
          <table:table-cell table:style-name="ce1" office:value-type="float" office:value="0.158259391784668" calcext:value-type="float">
            <text:p>0.158259391784668</text:p>
          </table:table-cell>
          <table:table-cell table:style-name="ce1" office:value-type="float" office:value="0.287703990936279" calcext:value-type="float">
            <text:p>0.287703990936279</text:p>
          </table:table-cell>
          <table:table-cell table:style-name="ce1" office:value-type="float" office:value="0.258838653564453" calcext:value-type="float">
            <text:p>0.258838653564453</text:p>
          </table:table-cell>
          <table:table-cell table:style-name="ce1" office:value-type="float" office:value="0.306784629821777" calcext:value-type="float">
            <text:p>0.306784629821777</text:p>
          </table:table-cell>
          <table:table-cell table:style-name="ce1" office:value-type="float" office:value="0.251635551452637" calcext:value-type="float">
            <text:p>0.251635551452637</text:p>
          </table:table-cell>
          <table:table-cell table:style-name="ce1" office:value-type="float" office:value="0.232364177703857" calcext:value-type="float">
            <text:p>0.232364177703857</text:p>
          </table:table-cell>
          <table:table-cell table:style-name="ce1" office:value-type="float" office:value="0.299237251281738" calcext:value-type="float">
            <text:p>0.299237251281738</text:p>
          </table:table-cell>
          <table:table-cell table:style-name="ce1" office:value-type="float" office:value="0.259481430053711" calcext:value-type="float">
            <text:p>0.259481430053711</text:p>
          </table:table-cell>
          <table:table-cell table:style-name="ce1" office:value-type="float" office:value="0.259975910186768" calcext:value-type="float">
            <text:p>0.259975910186768</text:p>
          </table:table-cell>
          <table:table-cell table:style-name="ce1" office:value-type="float" office:value="0.297256469726562" calcext:value-type="float">
            <text:p>0.297256469726562</text:p>
          </table:table-cell>
          <table:table-cell table:style-name="ce1" office:value-type="float" office:value="0.119221687316895" calcext:value-type="float">
            <text:p>0.119221687316895</text:p>
          </table:table-cell>
          <table:table-cell table:style-name="ce1" office:value-type="float" office:value="0.235220670700073" calcext:value-type="float">
            <text:p>0.235220670700073</text:p>
          </table:table-cell>
          <table:table-cell table:style-name="ce1" office:value-type="float" office:value="0.298299312591553" calcext:value-type="float">
            <text:p>0.298299312591553</text:p>
          </table:table-cell>
          <table:table-cell table:style-name="ce1" office:value-type="float" office:value="0.23912239074707" calcext:value-type="float">
            <text:p>0.23912239074707</text:p>
          </table:table-cell>
          <table:table-cell table:style-name="ce1" office:value-type="float" office:value="0.241714000701904" calcext:value-type="float">
            <text:p>0.241714000701904</text:p>
          </table:table-cell>
          <table:table-cell table:style-name="ce1" office:value-type="float" office:value="0.295160055160522" calcext:value-type="float">
            <text:p>0.295160055160522</text:p>
          </table:table-cell>
          <table:table-cell table:style-name="ce1" office:value-type="float" office:value="0.270594596862793" calcext:value-type="float">
            <text:p>0.270594596862793</text:p>
          </table:table-cell>
          <table:table-cell table:style-name="ce1" office:value-type="float" office:value="0.228218793869019" calcext:value-type="float">
            <text:p>0.228218793869019</text:p>
          </table:table-cell>
          <table:table-cell table:style-name="ce1" office:value-type="float" office:value="0.264886140823364" calcext:value-type="float">
            <text:p>0.264886140823364</text:p>
          </table:table-cell>
          <table:table-cell table:style-name="ce1" office:value-type="float" office:value="0.274884700775146" calcext:value-type="float">
            <text:p>0.274884700775146</text:p>
          </table:table-cell>
          <table:table-cell table:style-name="ce1" office:value-type="float" office:value="0.16211462020874" calcext:value-type="float">
            <text:p>0.16211462020874</text:p>
          </table:table-cell>
          <table:table-cell table:style-name="ce1" office:value-type="float" office:value="0.179723501205444" calcext:value-type="float">
            <text:p>0.179723501205444</text:p>
          </table:table-cell>
          <table:table-cell table:style-name="ce1" office:value-type="float" office:value="0.303534746170044" calcext:value-type="float">
            <text:p>0.303534746170044</text:p>
          </table:table-cell>
          <table:table-cell table:style-name="ce1" office:value-type="float" office:value="0.1534583568573" calcext:value-type="float">
            <text:p>0.1534583568573</text:p>
          </table:table-cell>
          <table:table-cell table:style-name="ce1" office:value-type="float" office:value="0.281693696975708" calcext:value-type="float">
            <text:p>0.281693696975708</text:p>
          </table:table-cell>
          <table:table-cell table:style-name="ce1" office:value-type="float" office:value="0.272539377212524" calcext:value-type="float">
            <text:p>0.272539377212524</text:p>
          </table:table-cell>
          <table:table-cell table:style-name="ce1" office:value-type="float" office:value="0.320851802825928" calcext:value-type="float">
            <text:p>0.320851802825928</text:p>
          </table:table-cell>
          <table:table-cell table:style-name="ce1" office:value-type="float" office:value="0.239498138427734" calcext:value-type="float">
            <text:p>0.239498138427734</text:p>
          </table:table-cell>
          <table:table-cell table:style-name="ce1" office:value-type="float" office:value="0.258235454559326" calcext:value-type="float">
            <text:p>0.258235454559326</text:p>
          </table:table-cell>
          <table:table-cell table:style-name="ce1" office:value-type="float" office:value="0.271314144134521" calcext:value-type="float">
            <text:p>0.271314144134521</text:p>
          </table:table-cell>
          <table:table-cell table:style-name="ce1" office:value-type="float" office:value="0.182567358016968" calcext:value-type="float">
            <text:p>0.182567358016968</text:p>
          </table:table-cell>
          <table:table-cell table:style-name="ce1" office:value-type="float" office:value="0.220404624938965" calcext:value-type="float">
            <text:p>0.220404624938965</text:p>
          </table:table-cell>
          <table:table-cell table:style-name="ce1" office:value-type="float" office:value="0.349295854568481" calcext:value-type="float">
            <text:p>0.349295854568481</text:p>
          </table:table-cell>
          <table:table-cell table:style-name="ce1" office:value-type="float" office:value="0.307312726974487" calcext:value-type="float">
            <text:p>0.307312726974487</text:p>
          </table:table-cell>
          <table:table-cell table:style-name="ce1" office:value-type="float" office:value="0.30645489692688" calcext:value-type="float">
            <text:p>0.30645489692688</text:p>
          </table:table-cell>
          <table:table-cell table:style-name="ce1" office:value-type="float" office:value="0.266554594039917" calcext:value-type="float">
            <text:p>0.266554594039917</text:p>
          </table:table-cell>
          <table:table-cell table:style-name="ce1" office:value-type="float" office:value="0.346556425094604" calcext:value-type="float">
            <text:p>0.346556425094604</text:p>
          </table:table-cell>
          <table:table-cell table:style-name="ce1" office:value-type="float" office:value="0.224688529968262" calcext:value-type="float">
            <text:p>0.224688529968262</text:p>
          </table:table-cell>
          <table:table-cell table:style-name="ce1" office:value-type="float" office:value="0.313014507293701" calcext:value-type="float">
            <text:p>0.313014507293701</text:p>
          </table:table-cell>
          <table:table-cell table:style-name="ce1" office:value-type="float" office:value="0.221936941146851" calcext:value-type="float">
            <text:p>0.221936941146851</text:p>
          </table:table-cell>
          <table:table-cell table:style-name="ce1" office:value-type="float" office:value="0.152679204940796" calcext:value-type="float">
            <text:p>0.152679204940796</text:p>
          </table:table-cell>
          <table:table-cell table:style-name="ce1" office:value-type="float" office:value="0.274832487106323" calcext:value-type="float">
            <text:p>0.274832487106323</text:p>
          </table:table-cell>
          <table:table-cell table:style-name="ce1" office:value-type="float" office:value="0.159062147140503" calcext:value-type="float">
            <text:p>0.159062147140503</text:p>
          </table:table-cell>
          <table:table-cell table:style-name="ce1" office:value-type="float" office:value="0.272218942642212" calcext:value-type="float">
            <text:p>0.272218942642212</text:p>
          </table:table-cell>
          <table:table-cell table:style-name="ce1" office:value-type="float" office:value="0.207944631576538" calcext:value-type="float">
            <text:p>0.207944631576538</text:p>
          </table:table-cell>
          <table:table-cell table:style-name="ce1" office:value-type="float" office:value="0.302199125289917" calcext:value-type="float">
            <text:p>0.302199125289917</text:p>
          </table:table-cell>
          <table:table-cell table:style-name="ce1" office:value-type="float" office:value="0.250427961349487" calcext:value-type="float">
            <text:p>0.250427961349487</text:p>
          </table:table-cell>
          <table:table-cell table:style-name="ce1" office:value-type="float" office:value="0.246333599090576" calcext:value-type="float">
            <text:p>0.246333599090576</text:p>
          </table:table-cell>
          <table:table-cell table:style-name="ce1" office:value-type="float" office:value="0.250567197799683" calcext:value-type="float">
            <text:p>0.250567197799683</text:p>
          </table:table-cell>
          <table:table-cell table:style-name="ce1" office:value-type="float" office:value="0.277137279510498" calcext:value-type="float">
            <text:p>0.277137279510498</text:p>
          </table:table-cell>
          <table:table-cell table:style-name="ce1" office:value-type="float" office:value="0.145038843154907" calcext:value-type="float">
            <text:p>0.145038843154907</text:p>
          </table:table-cell>
          <table:table-cell table:style-name="ce1" office:value-type="float" office:value="0.262675285339355" calcext:value-type="float">
            <text:p>0.262675285339355</text:p>
          </table:table-cell>
          <table:table-cell table:style-name="ce1" office:value-type="float" office:value="0.153596639633179" calcext:value-type="float">
            <text:p>0.153596639633179</text:p>
          </table:table-cell>
          <table:table-cell table:style-name="ce1" office:value-type="float" office:value="0.227814435958862" calcext:value-type="float">
            <text:p>0.227814435958862</text:p>
          </table:table-cell>
          <table:table-cell table:style-name="ce1" office:value-type="float" office:value="0.276683568954468" calcext:value-type="float">
            <text:p>0.276683568954468</text:p>
          </table:table-cell>
          <table:table-cell table:style-name="ce1" office:value-type="float" office:value="0.235267400741577" calcext:value-type="float">
            <text:p>0.235267400741577</text:p>
          </table:table-cell>
          <table:table-cell table:style-name="ce1" office:value-type="float" office:value="0.124792575836182" calcext:value-type="float">
            <text:p>0.124792575836182</text:p>
          </table:table-cell>
          <table:table-cell table:style-name="ce1" office:value-type="float" office:value="0.266692638397217" calcext:value-type="float">
            <text:p>0.266692638397217</text:p>
          </table:table-cell>
          <table:table-cell table:style-name="ce1" office:value-type="float" office:value="0.266324043273926" calcext:value-type="float">
            <text:p>0.266324043273926</text:p>
          </table:table-cell>
          <table:table-cell table:style-name="ce1" office:value-type="float" office:value="0.270361423492432" calcext:value-type="float">
            <text:p>0.270361423492432</text:p>
          </table:table-cell>
          <table:table-cell table:style-name="ce1" office:value-type="float" office:value="0.240344288349152" calcext:value-type="float">
            <text:p>0.240344288349152</text:p>
          </table:table-cell>
          <table:table-cell table:style-name="ce1" office:value-type="float" office:value="0.108403921127319" calcext:value-type="float">
            <text:p>0.108403921127319</text:p>
          </table:table-cell>
          <table:table-cell table:style-name="ce1" office:value-type="float" office:value="0.349295854568481" calcext:value-type="float">
            <text:p>0.349295854568481</text:p>
          </table:table-cell>
          <table:table-cell table:style-name="ce1" office:value-type="float" office:value="24.0344288349152" calcext:value-type="float">
            <text:p>24.0344288349152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um_workers = 11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44369840621948" calcext:value-type="float">
            <text:p>0.144369840621948</text:p>
          </table:table-cell>
          <table:table-cell table:style-name="ce1" office:value-type="float" office:value="0.244478225708008" calcext:value-type="float">
            <text:p>0.244478225708008</text:p>
          </table:table-cell>
          <table:table-cell table:style-name="ce1" office:value-type="float" office:value="0.231695413589478" calcext:value-type="float">
            <text:p>0.231695413589478</text:p>
          </table:table-cell>
          <table:table-cell table:style-name="ce1" office:value-type="float" office:value="0.19359827041626" calcext:value-type="float">
            <text:p>0.19359827041626</text:p>
          </table:table-cell>
          <table:table-cell table:style-name="ce1" office:value-type="float" office:value="0.224220514297485" calcext:value-type="float">
            <text:p>0.224220514297485</text:p>
          </table:table-cell>
          <table:table-cell table:style-name="ce1" office:value-type="float" office:value="0.221695423126221" calcext:value-type="float">
            <text:p>0.221695423126221</text:p>
          </table:table-cell>
          <table:table-cell table:style-name="ce1" office:value-type="float" office:value="0.246440649032593" calcext:value-type="float">
            <text:p>0.246440649032593</text:p>
          </table:table-cell>
          <table:table-cell table:style-name="ce1" office:value-type="float" office:value="0.222474336624145" calcext:value-type="float">
            <text:p>0.222474336624145</text:p>
          </table:table-cell>
          <table:table-cell table:style-name="ce1" office:value-type="float" office:value="0.239528894424438" calcext:value-type="float">
            <text:p>0.239528894424438</text:p>
          </table:table-cell>
          <table:table-cell table:style-name="ce1" office:value-type="float" office:value="0.224063396453857" calcext:value-type="float">
            <text:p>0.224063396453857</text:p>
          </table:table-cell>
          <table:table-cell table:style-name="ce1" office:value-type="float" office:value="0.227477312088013" calcext:value-type="float">
            <text:p>0.227477312088013</text:p>
          </table:table-cell>
          <table:table-cell table:style-name="ce1" office:value-type="float" office:value="0.188805341720581" calcext:value-type="float">
            <text:p>0.188805341720581</text:p>
          </table:table-cell>
          <table:table-cell table:style-name="ce1" office:value-type="float" office:value="0.258435010910034" calcext:value-type="float">
            <text:p>0.258435010910034</text:p>
          </table:table-cell>
          <table:table-cell table:style-name="ce1" office:value-type="float" office:value="0.276431083679199" calcext:value-type="float">
            <text:p>0.276431083679199</text:p>
          </table:table-cell>
          <table:table-cell table:style-name="ce1" office:value-type="float" office:value="0.288593053817749" calcext:value-type="float">
            <text:p>0.288593053817749</text:p>
          </table:table-cell>
          <table:table-cell table:style-name="ce1" office:value-type="float" office:value="0.248310804367065" calcext:value-type="float">
            <text:p>0.248310804367065</text:p>
          </table:table-cell>
          <table:table-cell table:style-name="ce1" office:value-type="float" office:value="0.253774404525757" calcext:value-type="float">
            <text:p>0.253774404525757</text:p>
          </table:table-cell>
          <table:table-cell table:style-name="ce1" office:value-type="float" office:value="0.24867582321167" calcext:value-type="float">
            <text:p>0.24867582321167</text:p>
          </table:table-cell>
          <table:table-cell table:style-name="ce1" office:value-type="float" office:value="0.224795341491699" calcext:value-type="float">
            <text:p>0.224795341491699</text:p>
          </table:table-cell>
          <table:table-cell table:style-name="ce1" office:value-type="float" office:value="0.253458499908447" calcext:value-type="float">
            <text:p>0.253458499908447</text:p>
          </table:table-cell>
          <table:table-cell table:style-name="ce1" office:value-type="float" office:value="0.167893409729004" calcext:value-type="float">
            <text:p>0.167893409729004</text:p>
          </table:table-cell>
          <table:table-cell table:style-name="ce1" office:value-type="float" office:value="0.311888217926025" calcext:value-type="float">
            <text:p>0.311888217926025</text:p>
          </table:table-cell>
          <table:table-cell table:style-name="ce1" office:value-type="float" office:value="0.425711393356323" calcext:value-type="float">
            <text:p>0.425711393356323</text:p>
          </table:table-cell>
          <table:table-cell table:style-name="ce1" office:value-type="float" office:value="0.240492820739746" calcext:value-type="float">
            <text:p>0.240492820739746</text:p>
          </table:table-cell>
          <table:table-cell table:style-name="ce1" office:value-type="float" office:value="0.347013711929321" calcext:value-type="float">
            <text:p>0.347013711929321</text:p>
          </table:table-cell>
          <table:table-cell table:style-name="ce1" office:value-type="float" office:value="0.29486083984375" calcext:value-type="float">
            <text:p>0.29486083984375</text:p>
          </table:table-cell>
          <table:table-cell table:style-name="ce1" office:value-type="float" office:value="0.260080814361572" calcext:value-type="float">
            <text:p>0.260080814361572</text:p>
          </table:table-cell>
          <table:table-cell table:style-name="ce1" office:value-type="float" office:value="0.26833701133728" calcext:value-type="float">
            <text:p>0.26833701133728</text:p>
          </table:table-cell>
          <table:table-cell table:style-name="ce1" office:value-type="float" office:value="0.305010795593262" calcext:value-type="float">
            <text:p>0.305010795593262</text:p>
          </table:table-cell>
          <table:table-cell table:style-name="ce1" office:value-type="float" office:value="0.269634485244751" calcext:value-type="float">
            <text:p>0.269634485244751</text:p>
          </table:table-cell>
          <table:table-cell table:style-name="ce1" office:value-type="float" office:value="0.237351655960083" calcext:value-type="float">
            <text:p>0.237351655960083</text:p>
          </table:table-cell>
          <table:table-cell table:style-name="ce1" office:value-type="float" office:value="0.174301624298096" calcext:value-type="float">
            <text:p>0.174301624298096</text:p>
          </table:table-cell>
          <table:table-cell table:style-name="ce1" office:value-type="float" office:value="0.256970405578613" calcext:value-type="float">
            <text:p>0.256970405578613</text:p>
          </table:table-cell>
          <table:table-cell table:style-name="ce1" office:value-type="float" office:value="0.267914533615112" calcext:value-type="float">
            <text:p>0.267914533615112</text:p>
          </table:table-cell>
          <table:table-cell table:style-name="ce1" office:value-type="float" office:value="0.277892827987671" calcext:value-type="float">
            <text:p>0.277892827987671</text:p>
          </table:table-cell>
          <table:table-cell table:style-name="ce1" office:value-type="float" office:value="0.335100412368774" calcext:value-type="float">
            <text:p>0.335100412368774</text:p>
          </table:table-cell>
          <table:table-cell table:style-name="ce1" office:value-type="float" office:value="0.286420822143555" calcext:value-type="float">
            <text:p>0.286420822143555</text:p>
          </table:table-cell>
          <table:table-cell table:style-name="ce1" office:value-type="float" office:value="0.314891815185547" calcext:value-type="float">
            <text:p>0.314891815185547</text:p>
          </table:table-cell>
          <table:table-cell table:style-name="ce1" office:value-type="float" office:value="0.286492824554443" calcext:value-type="float">
            <text:p>0.286492824554443</text:p>
          </table:table-cell>
          <table:table-cell table:style-name="ce1" office:value-type="float" office:value="0.374491691589355" calcext:value-type="float">
            <text:p>0.374491691589355</text:p>
          </table:table-cell>
          <table:table-cell table:style-name="ce1" office:value-type="float" office:value="0.184124231338501" calcext:value-type="float">
            <text:p>0.184124231338501</text:p>
          </table:table-cell>
          <table:table-cell table:style-name="ce1" office:value-type="float" office:value="0.242262601852417" calcext:value-type="float">
            <text:p>0.242262601852417</text:p>
          </table:table-cell>
          <table:table-cell table:style-name="ce1" office:value-type="float" office:value="0.289891481399536" calcext:value-type="float">
            <text:p>0.289891481399536</text:p>
          </table:table-cell>
          <table:table-cell table:style-name="ce1" office:value-type="float" office:value="0.275133371353149" calcext:value-type="float">
            <text:p>0.275133371353149</text:p>
          </table:table-cell>
          <table:table-cell table:style-name="ce1" office:value-type="float" office:value="0.296278953552246" calcext:value-type="float">
            <text:p>0.296278953552246</text:p>
          </table:table-cell>
          <table:table-cell table:style-name="ce1" office:value-type="float" office:value="0.259287595748901" calcext:value-type="float">
            <text:p>0.259287595748901</text:p>
          </table:table-cell>
          <table:table-cell table:style-name="ce1" office:value-type="float" office:value="0.203070402145386" calcext:value-type="float">
            <text:p>0.203070402145386</text:p>
          </table:table-cell>
          <table:table-cell table:style-name="ce1" office:value-type="float" office:value="0.20398998260498" calcext:value-type="float">
            <text:p>0.20398998260498</text:p>
          </table:table-cell>
          <table:table-cell table:style-name="ce1" office:value-type="float" office:value="0.293402910232544" calcext:value-type="float">
            <text:p>0.293402910232544</text:p>
          </table:table-cell>
          <table:table-cell table:style-name="ce1" office:value-type="float" office:value="0.192872762680054" calcext:value-type="float">
            <text:p>0.192872762680054</text:p>
          </table:table-cell>
          <table:table-cell table:style-name="ce1" office:value-type="float" office:value="0.265451908111572" calcext:value-type="float">
            <text:p>0.265451908111572</text:p>
          </table:table-cell>
          <table:table-cell table:style-name="ce1" office:value-type="float" office:value="0.154948234558105" calcext:value-type="float">
            <text:p>0.154948234558105</text:p>
          </table:table-cell>
          <table:table-cell table:style-name="ce1" office:value-type="float" office:value="0.290585279464722" calcext:value-type="float">
            <text:p>0.290585279464722</text:p>
          </table:table-cell>
          <table:table-cell table:style-name="ce1" office:value-type="float" office:value="0.29303240776062" calcext:value-type="float">
            <text:p>0.29303240776062</text:p>
          </table:table-cell>
          <table:table-cell table:style-name="ce1" office:value-type="float" office:value="0.245214700698853" calcext:value-type="float">
            <text:p>0.245214700698853</text:p>
          </table:table-cell>
          <table:table-cell table:style-name="ce1" office:value-type="float" office:value="0.232302904129028" calcext:value-type="float">
            <text:p>0.232302904129028</text:p>
          </table:table-cell>
          <table:table-cell table:style-name="ce1" office:value-type="float" office:value="0.283165454864502" calcext:value-type="float">
            <text:p>0.283165454864502</text:p>
          </table:table-cell>
          <table:table-cell table:style-name="ce1" office:value-type="float" office:value="0.246394872665405" calcext:value-type="float">
            <text:p>0.246394872665405</text:p>
          </table:table-cell>
          <table:table-cell table:style-name="ce1" office:value-type="float" office:value="0.222687482833862" calcext:value-type="float">
            <text:p>0.222687482833862</text:p>
          </table:table-cell>
          <table:table-cell table:style-name="ce1" office:value-type="float" office:value="0.223665952682495" calcext:value-type="float">
            <text:p>0.223665952682495</text:p>
          </table:table-cell>
          <table:table-cell table:style-name="ce1" office:value-type="float" office:value="0.181847095489502" calcext:value-type="float">
            <text:p>0.181847095489502</text:p>
          </table:table-cell>
          <table:table-cell table:style-name="ce1" office:value-type="float" office:value="0.266037464141846" calcext:value-type="float">
            <text:p>0.266037464141846</text:p>
          </table:table-cell>
          <table:table-cell table:style-name="ce1" office:value-type="float" office:value="0.261347055435181" calcext:value-type="float">
            <text:p>0.261347055435181</text:p>
          </table:table-cell>
          <table:table-cell table:style-name="ce1" office:value-type="float" office:value="0.298765659332275" calcext:value-type="float">
            <text:p>0.298765659332275</text:p>
          </table:table-cell>
          <table:table-cell table:style-name="ce1" office:value-type="float" office:value="0.273038387298584" calcext:value-type="float">
            <text:p>0.273038387298584</text:p>
          </table:table-cell>
          <table:table-cell table:style-name="ce1" office:value-type="float" office:value="0.280649185180664" calcext:value-type="float">
            <text:p>0.280649185180664</text:p>
          </table:table-cell>
          <table:table-cell table:style-name="ce1" office:value-type="float" office:value="0.274728059768677" calcext:value-type="float">
            <text:p>0.274728059768677</text:p>
          </table:table-cell>
          <table:table-cell table:style-name="ce1" office:value-type="float" office:value="0.267345905303955" calcext:value-type="float">
            <text:p>0.267345905303955</text:p>
          </table:table-cell>
          <table:table-cell table:style-name="ce1" office:value-type="float" office:value="0.263080358505249" calcext:value-type="float">
            <text:p>0.263080358505249</text:p>
          </table:table-cell>
          <table:table-cell table:style-name="ce1" office:value-type="float" office:value="0.265159368515015" calcext:value-type="float">
            <text:p>0.265159368515015</text:p>
          </table:table-cell>
          <table:table-cell table:style-name="ce1" office:value-type="float" office:value="0.235251188278198" calcext:value-type="float">
            <text:p>0.235251188278198</text:p>
          </table:table-cell>
          <table:table-cell table:style-name="ce1" office:value-type="float" office:value="0.168607950210571" calcext:value-type="float">
            <text:p>0.168607950210571</text:p>
          </table:table-cell>
          <table:table-cell table:style-name="ce1" office:value-type="float" office:value="0.227868556976318" calcext:value-type="float">
            <text:p>0.227868556976318</text:p>
          </table:table-cell>
          <table:table-cell table:style-name="ce1" office:value-type="float" office:value="0.175364971160889" calcext:value-type="float">
            <text:p>0.175364971160889</text:p>
          </table:table-cell>
          <table:table-cell table:style-name="ce1" office:value-type="float" office:value="0.240847587585449" calcext:value-type="float">
            <text:p>0.240847587585449</text:p>
          </table:table-cell>
          <table:table-cell table:style-name="ce1" office:value-type="float" office:value="0.140315532684326" calcext:value-type="float">
            <text:p>0.140315532684326</text:p>
          </table:table-cell>
          <table:table-cell table:style-name="ce1" office:value-type="float" office:value="0.120460748672485" calcext:value-type="float">
            <text:p>0.120460748672485</text:p>
          </table:table-cell>
          <table:table-cell table:style-name="ce1" office:value-type="float" office:value="0.222840070724487" calcext:value-type="float">
            <text:p>0.222840070724487</text:p>
          </table:table-cell>
          <table:table-cell table:style-name="ce1" office:value-type="float" office:value="0.21747088432312" calcext:value-type="float">
            <text:p>0.21747088432312</text:p>
          </table:table-cell>
          <table:table-cell table:style-name="ce1" office:value-type="float" office:value="0.252008438110352" calcext:value-type="float">
            <text:p>0.252008438110352</text:p>
          </table:table-cell>
          <table:table-cell table:style-name="ce1" office:value-type="float" office:value="0.181864500045776" calcext:value-type="float">
            <text:p>0.181864500045776</text:p>
          </table:table-cell>
          <table:table-cell table:style-name="ce1" office:value-type="float" office:value="0.282654285430908" calcext:value-type="float">
            <text:p>0.282654285430908</text:p>
          </table:table-cell>
          <table:table-cell table:style-name="ce1" office:value-type="float" office:value="0.247338056564331" calcext:value-type="float">
            <text:p>0.247338056564331</text:p>
          </table:table-cell>
          <table:table-cell table:style-name="ce1" office:value-type="float" office:value="0.262640237808228" calcext:value-type="float">
            <text:p>0.262640237808228</text:p>
          </table:table-cell>
          <table:table-cell table:style-name="ce1" office:value-type="float" office:value="0.298455953598022" calcext:value-type="float">
            <text:p>0.298455953598022</text:p>
          </table:table-cell>
          <table:table-cell table:style-name="ce1" office:value-type="float" office:value="0.279977560043335" calcext:value-type="float">
            <text:p>0.279977560043335</text:p>
          </table:table-cell>
          <table:table-cell table:style-name="ce1" office:value-type="float" office:value="0.281667947769165" calcext:value-type="float">
            <text:p>0.281667947769165</text:p>
          </table:table-cell>
          <table:table-cell table:style-name="ce1" office:value-type="float" office:value="0.216989278793335" calcext:value-type="float">
            <text:p>0.216989278793335</text:p>
          </table:table-cell>
          <table:table-cell table:style-name="ce1" office:value-type="float" office:value="0.224941492080688" calcext:value-type="float">
            <text:p>0.224941492080688</text:p>
          </table:table-cell>
          <table:table-cell table:style-name="ce1" office:value-type="float" office:value="0.227832078933716" calcext:value-type="float">
            <text:p>0.227832078933716</text:p>
          </table:table-cell>
          <table:table-cell table:style-name="ce1" office:value-type="float" office:value="0.234611034393311" calcext:value-type="float">
            <text:p>0.234611034393311</text:p>
          </table:table-cell>
          <table:table-cell table:style-name="ce1" office:value-type="float" office:value="0.212504863739014" calcext:value-type="float">
            <text:p>0.212504863739014</text:p>
          </table:table-cell>
          <table:table-cell table:style-name="ce1" office:value-type="float" office:value="0.27278470993042" calcext:value-type="float">
            <text:p>0.27278470993042</text:p>
          </table:table-cell>
          <table:table-cell table:style-name="ce1" office:value-type="float" office:value="0.254797458648682" calcext:value-type="float">
            <text:p>0.254797458648682</text:p>
          </table:table-cell>
          <table:table-cell table:style-name="ce1" office:value-type="float" office:value="0.258724927902222" calcext:value-type="float">
            <text:p>0.258724927902222</text:p>
          </table:table-cell>
          <table:table-cell table:style-name="ce1" office:value-type="float" office:value="0.300939559936523" calcext:value-type="float">
            <text:p>0.300939559936523</text:p>
          </table:table-cell>
          <table:table-cell table:style-name="ce1" office:value-type="float" office:value="0.25634241104126" calcext:value-type="float">
            <text:p>0.25634241104126</text:p>
          </table:table-cell>
          <table:table-cell table:style-name="ce1" office:value-type="float" office:value="0.166154861450195" calcext:value-type="float">
            <text:p>0.166154861450195</text:p>
          </table:table-cell>
          <table:table-cell table:style-name="ce1" office:value-type="float" office:value="0.25194525718689" calcext:value-type="float">
            <text:p>0.25194525718689</text:p>
          </table:table-cell>
          <table:table-cell table:style-name="ce1" office:value-type="float" office:value="0.222145080566406" calcext:value-type="float">
            <text:p>0.222145080566406</text:p>
          </table:table-cell>
          <table:table-cell table:style-name="ce1" office:value-type="float" office:value="0.248301832675934" calcext:value-type="float">
            <text:p>0.248301832675934</text:p>
          </table:table-cell>
          <table:table-cell table:style-name="ce1" office:value-type="float" office:value="0.120460748672485" calcext:value-type="float">
            <text:p>0.120460748672485</text:p>
          </table:table-cell>
          <table:table-cell table:style-name="ce1" office:value-type="float" office:value="0.425711393356323" calcext:value-type="float">
            <text:p>0.425711393356323</text:p>
          </table:table-cell>
          <table:table-cell table:style-name="ce1" office:value-type="float" office:value="24.8301832675934" calcext:value-type="float">
            <text:p>24.8301832675934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um_workers = 12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87323331832886" calcext:value-type="float">
            <text:p>0.187323331832886</text:p>
          </table:table-cell>
          <table:table-cell table:style-name="ce1" office:value-type="float" office:value="0.158904552459717" calcext:value-type="float">
            <text:p>0.158904552459717</text:p>
          </table:table-cell>
          <table:table-cell table:style-name="ce1" office:value-type="float" office:value="0.248095750808716" calcext:value-type="float">
            <text:p>0.248095750808716</text:p>
          </table:table-cell>
          <table:table-cell table:style-name="ce1" office:value-type="float" office:value="0.277169227600098" calcext:value-type="float">
            <text:p>0.277169227600098</text:p>
          </table:table-cell>
          <table:table-cell table:style-name="ce1" office:value-type="float" office:value="0.276385307312012" calcext:value-type="float">
            <text:p>0.276385307312012</text:p>
          </table:table-cell>
          <table:table-cell table:style-name="ce1" office:value-type="float" office:value="0.157117128372192" calcext:value-type="float">
            <text:p>0.157117128372192</text:p>
          </table:table-cell>
          <table:table-cell table:style-name="ce1" office:value-type="float" office:value="0.149948596954346" calcext:value-type="float">
            <text:p>0.149948596954346</text:p>
          </table:table-cell>
          <table:table-cell table:style-name="ce1" office:value-type="float" office:value="0.29883599281311" calcext:value-type="float">
            <text:p>0.29883599281311</text:p>
          </table:table-cell>
          <table:table-cell table:style-name="ce1" office:value-type="float" office:value="0.312175989151001" calcext:value-type="float">
            <text:p>0.312175989151001</text:p>
          </table:table-cell>
          <table:table-cell table:style-name="ce1" office:value-type="float" office:value="0.270975112915039" calcext:value-type="float">
            <text:p>0.270975112915039</text:p>
          </table:table-cell>
          <table:table-cell table:style-name="ce1" office:value-type="float" office:value="0.137149572372437" calcext:value-type="float">
            <text:p>0.137149572372437</text:p>
          </table:table-cell>
          <table:table-cell table:style-name="ce1" office:value-type="float" office:value="0.342018127441406" calcext:value-type="float">
            <text:p>0.342018127441406</text:p>
          </table:table-cell>
          <table:table-cell table:style-name="ce1" office:value-type="float" office:value="0.152389287948608" calcext:value-type="float">
            <text:p>0.152389287948608</text:p>
          </table:table-cell>
          <table:table-cell table:style-name="ce1" office:value-type="float" office:value="0.145509719848633" calcext:value-type="float">
            <text:p>0.145509719848633</text:p>
          </table:table-cell>
          <table:table-cell table:style-name="ce1" office:value-type="float" office:value="0.227932929992676" calcext:value-type="float">
            <text:p>0.227932929992676</text:p>
          </table:table-cell>
          <table:table-cell table:style-name="ce1" office:value-type="float" office:value="0.229441165924072" calcext:value-type="float">
            <text:p>0.229441165924072</text:p>
          </table:table-cell>
          <table:table-cell table:style-name="ce1" office:value-type="float" office:value="0.225464105606079" calcext:value-type="float">
            <text:p>0.225464105606079</text:p>
          </table:table-cell>
          <table:table-cell table:style-name="ce1" office:value-type="float" office:value="0.253513097763062" calcext:value-type="float">
            <text:p>0.253513097763062</text:p>
          </table:table-cell>
          <table:table-cell table:style-name="ce1" office:value-type="float" office:value="0.252073764801025" calcext:value-type="float">
            <text:p>0.252073764801025</text:p>
          </table:table-cell>
          <table:table-cell table:style-name="ce1" office:value-type="float" office:value="0.333473205566406" calcext:value-type="float">
            <text:p>0.333473205566406</text:p>
          </table:table-cell>
          <table:table-cell table:style-name="ce1" office:value-type="float" office:value="0.197549104690552" calcext:value-type="float">
            <text:p>0.197549104690552</text:p>
          </table:table-cell>
          <table:table-cell table:style-name="ce1" office:value-type="float" office:value="0.225738525390625" calcext:value-type="float">
            <text:p>0.225738525390625</text:p>
          </table:table-cell>
          <table:table-cell table:style-name="ce1" office:value-type="float" office:value="0.260499954223633" calcext:value-type="float">
            <text:p>0.260499954223633</text:p>
          </table:table-cell>
          <table:table-cell table:style-name="ce1" office:value-type="float" office:value="0.288525581359863" calcext:value-type="float">
            <text:p>0.288525581359863</text:p>
          </table:table-cell>
          <table:table-cell table:style-name="ce1" office:value-type="float" office:value="0.312000751495361" calcext:value-type="float">
            <text:p>0.312000751495361</text:p>
          </table:table-cell>
          <table:table-cell table:style-name="ce1" office:value-type="float" office:value="0.259709358215332" calcext:value-type="float">
            <text:p>0.259709358215332</text:p>
          </table:table-cell>
          <table:table-cell table:style-name="ce1" office:value-type="float" office:value="0.24700403213501" calcext:value-type="float">
            <text:p>0.24700403213501</text:p>
          </table:table-cell>
          <table:table-cell table:style-name="ce1" office:value-type="float" office:value="0.281410932540894" calcext:value-type="float">
            <text:p>0.281410932540894</text:p>
          </table:table-cell>
          <table:table-cell table:style-name="ce1" office:value-type="float" office:value="0.295589208602905" calcext:value-type="float">
            <text:p>0.295589208602905</text:p>
          </table:table-cell>
          <table:table-cell table:style-name="ce1" office:value-type="float" office:value="0.280738830566406" calcext:value-type="float">
            <text:p>0.280738830566406</text:p>
          </table:table-cell>
          <table:table-cell table:style-name="ce1" office:value-type="float" office:value="0.347478866577148" calcext:value-type="float">
            <text:p>0.347478866577148</text:p>
          </table:table-cell>
          <table:table-cell table:style-name="ce1" office:value-type="float" office:value="0.255707740783691" calcext:value-type="float">
            <text:p>0.255707740783691</text:p>
          </table:table-cell>
          <table:table-cell table:style-name="ce1" office:value-type="float" office:value="0.222447633743286" calcext:value-type="float">
            <text:p>0.222447633743286</text:p>
          </table:table-cell>
          <table:table-cell table:style-name="ce1" office:value-type="float" office:value="0.316823244094849" calcext:value-type="float">
            <text:p>0.316823244094849</text:p>
          </table:table-cell>
          <table:table-cell table:style-name="ce1" office:value-type="float" office:value="0.25979208946228" calcext:value-type="float">
            <text:p>0.25979208946228</text:p>
          </table:table-cell>
          <table:table-cell table:style-name="ce1" office:value-type="float" office:value="0.269518852233887" calcext:value-type="float">
            <text:p>0.269518852233887</text:p>
          </table:table-cell>
          <table:table-cell table:style-name="ce1" office:value-type="float" office:value="0.254925489425659" calcext:value-type="float">
            <text:p>0.254925489425659</text:p>
          </table:table-cell>
          <table:table-cell table:style-name="ce1" office:value-type="float" office:value="0.294061899185181" calcext:value-type="float">
            <text:p>0.294061899185181</text:p>
          </table:table-cell>
          <table:table-cell table:style-name="ce1" office:value-type="float" office:value="0.275367498397827" calcext:value-type="float">
            <text:p>0.275367498397827</text:p>
          </table:table-cell>
          <table:table-cell table:style-name="ce1" office:value-type="float" office:value="0.286064386367798" calcext:value-type="float">
            <text:p>0.286064386367798</text:p>
          </table:table-cell>
          <table:table-cell table:style-name="ce1" office:value-type="float" office:value="0.168665647506714" calcext:value-type="float">
            <text:p>0.168665647506714</text:p>
          </table:table-cell>
          <table:table-cell table:style-name="ce1" office:value-type="float" office:value="0.282000064849854" calcext:value-type="float">
            <text:p>0.282000064849854</text:p>
          </table:table-cell>
          <table:table-cell table:style-name="ce1" office:value-type="float" office:value="0.325061559677124" calcext:value-type="float">
            <text:p>0.325061559677124</text:p>
          </table:table-cell>
          <table:table-cell table:style-name="ce1" office:value-type="float" office:value="0.290082931518555" calcext:value-type="float">
            <text:p>0.290082931518555</text:p>
          </table:table-cell>
          <table:table-cell table:style-name="ce1" office:value-type="float" office:value="0.23015022277832" calcext:value-type="float">
            <text:p>0.23015022277832</text:p>
          </table:table-cell>
          <table:table-cell table:style-name="ce1" office:value-type="float" office:value="0.246673345565796" calcext:value-type="float">
            <text:p>0.246673345565796</text:p>
          </table:table-cell>
          <table:table-cell table:style-name="ce1" office:value-type="float" office:value="0.171756267547607" calcext:value-type="float">
            <text:p>0.171756267547607</text:p>
          </table:table-cell>
          <table:table-cell table:style-name="ce1" office:value-type="float" office:value="0.306107759475708" calcext:value-type="float">
            <text:p>0.306107759475708</text:p>
          </table:table-cell>
          <table:table-cell table:style-name="ce1" office:value-type="float" office:value="0.326550960540771" calcext:value-type="float">
            <text:p>0.326550960540771</text:p>
          </table:table-cell>
          <table:table-cell table:style-name="ce1" office:value-type="float" office:value="0.253080129623413" calcext:value-type="float">
            <text:p>0.253080129623413</text:p>
          </table:table-cell>
          <table:table-cell table:style-name="ce1" office:value-type="float" office:value="0.304155826568604" calcext:value-type="float">
            <text:p>0.304155826568604</text:p>
          </table:table-cell>
          <table:table-cell table:style-name="ce1" office:value-type="float" office:value="0.275807857513428" calcext:value-type="float">
            <text:p>0.275807857513428</text:p>
          </table:table-cell>
          <table:table-cell table:style-name="ce1" office:value-type="float" office:value="0.222025394439697" calcext:value-type="float">
            <text:p>0.222025394439697</text:p>
          </table:table-cell>
          <table:table-cell table:style-name="ce1" office:value-type="float" office:value="0.135775804519653" calcext:value-type="float">
            <text:p>0.135775804519653</text:p>
          </table:table-cell>
          <table:table-cell table:style-name="ce1" office:value-type="float" office:value="0.23412561416626" calcext:value-type="float">
            <text:p>0.23412561416626</text:p>
          </table:table-cell>
          <table:table-cell table:style-name="ce1" office:value-type="float" office:value="0.227049350738525" calcext:value-type="float">
            <text:p>0.227049350738525</text:p>
          </table:table-cell>
          <table:table-cell table:style-name="ce1" office:value-type="float" office:value="0.249900579452515" calcext:value-type="float">
            <text:p>0.249900579452515</text:p>
          </table:table-cell>
          <table:table-cell table:style-name="ce1" office:value-type="float" office:value="0.238887548446655" calcext:value-type="float">
            <text:p>0.238887548446655</text:p>
          </table:table-cell>
          <table:table-cell table:style-name="ce1" office:value-type="float" office:value="0.163346767425537" calcext:value-type="float">
            <text:p>0.163346767425537</text:p>
          </table:table-cell>
          <table:table-cell table:style-name="ce1" office:value-type="float" office:value="0.200056076049805" calcext:value-type="float">
            <text:p>0.200056076049805</text:p>
          </table:table-cell>
          <table:table-cell table:style-name="ce1" office:value-type="float" office:value="0.188539505004883" calcext:value-type="float">
            <text:p>0.188539505004883</text:p>
          </table:table-cell>
          <table:table-cell table:style-name="ce1" office:value-type="float" office:value="0.305597543716431" calcext:value-type="float">
            <text:p>0.305597543716431</text:p>
          </table:table-cell>
          <table:table-cell table:style-name="ce1" office:value-type="float" office:value="0.127876281738281" calcext:value-type="float">
            <text:p>0.127876281738281</text:p>
          </table:table-cell>
          <table:table-cell table:style-name="ce1" office:value-type="float" office:value="0.223039865493774" calcext:value-type="float">
            <text:p>0.223039865493774</text:p>
          </table:table-cell>
          <table:table-cell table:style-name="ce1" office:value-type="float" office:value="0.242543697357178" calcext:value-type="float">
            <text:p>0.242543697357178</text:p>
          </table:table-cell>
          <table:table-cell table:style-name="ce1" office:value-type="float" office:value="0.266695976257324" calcext:value-type="float">
            <text:p>0.266695976257324</text:p>
          </table:table-cell>
          <table:table-cell table:style-name="ce1" office:value-type="float" office:value="0.309610366821289" calcext:value-type="float">
            <text:p>0.309610366821289</text:p>
          </table:table-cell>
          <table:table-cell table:style-name="ce1" office:value-type="float" office:value="0.304074048995972" calcext:value-type="float">
            <text:p>0.304074048995972</text:p>
          </table:table-cell>
          <table:table-cell table:style-name="ce1" office:value-type="float" office:value="0.225956439971924" calcext:value-type="float">
            <text:p>0.225956439971924</text:p>
          </table:table-cell>
          <table:table-cell table:style-name="ce1" office:value-type="float" office:value="0.235719203948975" calcext:value-type="float">
            <text:p>0.235719203948975</text:p>
          </table:table-cell>
          <table:table-cell table:style-name="ce1" office:value-type="float" office:value="0.307093858718872" calcext:value-type="float">
            <text:p>0.307093858718872</text:p>
          </table:table-cell>
          <table:table-cell table:style-name="ce1" office:value-type="float" office:value="0.289904594421387" calcext:value-type="float">
            <text:p>0.289904594421387</text:p>
          </table:table-cell>
          <table:table-cell table:style-name="ce1" office:value-type="float" office:value="0.128367900848389" calcext:value-type="float">
            <text:p>0.128367900848389</text:p>
          </table:table-cell>
          <table:table-cell table:style-name="ce1" office:value-type="float" office:value="0.149789333343506" calcext:value-type="float">
            <text:p>0.149789333343506</text:p>
          </table:table-cell>
          <table:table-cell table:style-name="ce1" office:value-type="float" office:value="0.123511075973511" calcext:value-type="float">
            <text:p>0.123511075973511</text:p>
          </table:table-cell>
          <table:table-cell table:style-name="ce1" office:value-type="float" office:value="0.223177671432495" calcext:value-type="float">
            <text:p>0.223177671432495</text:p>
          </table:table-cell>
          <table:table-cell table:style-name="ce1" office:value-type="float" office:value="0.111888885498047" calcext:value-type="float">
            <text:p>0.111888885498047</text:p>
          </table:table-cell>
          <table:table-cell table:style-name="ce1" office:value-type="float" office:value="0.143571138381958" calcext:value-type="float">
            <text:p>0.143571138381958</text:p>
          </table:table-cell>
          <table:table-cell table:style-name="ce1" office:value-type="float" office:value="0.249959707260132" calcext:value-type="float">
            <text:p>0.249959707260132</text:p>
          </table:table-cell>
          <table:table-cell table:style-name="ce1" office:value-type="float" office:value="0.194340944290161" calcext:value-type="float">
            <text:p>0.194340944290161</text:p>
          </table:table-cell>
          <table:table-cell table:style-name="ce1" office:value-type="float" office:value="0.238295793533325" calcext:value-type="float">
            <text:p>0.238295793533325</text:p>
          </table:table-cell>
          <table:table-cell table:style-name="ce1" office:value-type="float" office:value="0.37950325012207" calcext:value-type="float">
            <text:p>0.37950325012207</text:p>
          </table:table-cell>
          <table:table-cell table:style-name="ce1" office:value-type="float" office:value="0.291500806808472" calcext:value-type="float">
            <text:p>0.291500806808472</text:p>
          </table:table-cell>
          <table:table-cell table:style-name="ce1" office:value-type="float" office:value="0.39599347114563" calcext:value-type="float">
            <text:p>0.39599347114563</text:p>
          </table:table-cell>
          <table:table-cell table:style-name="ce1" office:value-type="float" office:value="0.239528894424438" calcext:value-type="float">
            <text:p>0.239528894424438</text:p>
          </table:table-cell>
          <table:table-cell table:style-name="ce1" office:value-type="float" office:value="0.12716555595398" calcext:value-type="float">
            <text:p>0.12716555595398</text:p>
          </table:table-cell>
          <table:table-cell table:style-name="ce1" office:value-type="float" office:value="0.394711256027222" calcext:value-type="float">
            <text:p>0.394711256027222</text:p>
          </table:table-cell>
          <table:table-cell table:style-name="ce1" office:value-type="float" office:value="0.470519065856934" calcext:value-type="float">
            <text:p>0.470519065856934</text:p>
          </table:table-cell>
          <table:table-cell table:style-name="ce1" office:value-type="float" office:value="0.3111572265625" calcext:value-type="float">
            <text:p>0.3111572265625</text:p>
          </table:table-cell>
          <table:table-cell table:style-name="ce1" office:value-type="float" office:value="0.262053966522217" calcext:value-type="float">
            <text:p>0.262053966522217</text:p>
          </table:table-cell>
          <table:table-cell table:style-name="ce1" office:value-type="float" office:value="0.366247415542603" calcext:value-type="float">
            <text:p>0.366247415542603</text:p>
          </table:table-cell>
          <table:table-cell table:style-name="ce1" office:value-type="float" office:value="0.393857955932617" calcext:value-type="float">
            <text:p>0.393857955932617</text:p>
          </table:table-cell>
          <table:table-cell table:style-name="ce1" office:value-type="float" office:value="0.201642990112305" calcext:value-type="float">
            <text:p>0.201642990112305</text:p>
          </table:table-cell>
          <table:table-cell table:style-name="ce1" office:value-type="float" office:value="0.177911520004272" calcext:value-type="float">
            <text:p>0.177911520004272</text:p>
          </table:table-cell>
          <table:table-cell table:style-name="ce1" office:value-type="float" office:value="0.281828641891479" calcext:value-type="float">
            <text:p>0.281828641891479</text:p>
          </table:table-cell>
          <table:table-cell table:style-name="ce1" office:value-type="float" office:value="0.247149705886841" calcext:value-type="float">
            <text:p>0.247149705886841</text:p>
          </table:table-cell>
          <table:table-cell table:style-name="ce1" office:value-type="float" office:value="0.246846437454224" calcext:value-type="float">
            <text:p>0.246846437454224</text:p>
          </table:table-cell>
          <table:table-cell table:style-name="ce1" office:value-type="float" office:value="0.259175777435303" calcext:value-type="float">
            <text:p>0.259175777435303</text:p>
          </table:table-cell>
          <table:table-cell table:style-name="ce1" office:value-type="float" office:value="0.182581901550293" calcext:value-type="float">
            <text:p>0.182581901550293</text:p>
          </table:table-cell>
          <table:table-cell table:style-name="ce1" office:value-type="float" office:value="0.26953125" calcext:value-type="float">
            <text:p>0.26953125</text:p>
          </table:table-cell>
          <table:table-cell table:style-name="ce1" office:value-type="float" office:value="0.250065705776215" calcext:value-type="float">
            <text:p>0.250065705776215</text:p>
          </table:table-cell>
          <table:table-cell table:style-name="ce1" office:value-type="float" office:value="0.111888885498047" calcext:value-type="float">
            <text:p>0.111888885498047</text:p>
          </table:table-cell>
          <table:table-cell table:style-name="ce1" office:value-type="float" office:value="0.470519065856934" calcext:value-type="float">
            <text:p>0.470519065856934</text:p>
          </table:table-cell>
          <table:table-cell table:style-name="ce1" office:value-type="float" office:value="25.0065705776215" calcext:value-type="float">
            <text:p>25.0065705776215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um_workers = 13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68617010116577" calcext:value-type="float">
            <text:p>0.168617010116577</text:p>
          </table:table-cell>
          <table:table-cell table:style-name="ce1" office:value-type="float" office:value="0.268419742584229" calcext:value-type="float">
            <text:p>0.268419742584229</text:p>
          </table:table-cell>
          <table:table-cell table:style-name="ce1" office:value-type="float" office:value="0.190250396728516" calcext:value-type="float">
            <text:p>0.190250396728516</text:p>
          </table:table-cell>
          <table:table-cell table:style-name="ce1" office:value-type="float" office:value="0.238734483718872" calcext:value-type="float">
            <text:p>0.238734483718872</text:p>
          </table:table-cell>
          <table:table-cell table:style-name="ce1" office:value-type="float" office:value="0.257609605789185" calcext:value-type="float">
            <text:p>0.257609605789185</text:p>
          </table:table-cell>
          <table:table-cell table:style-name="ce1" office:value-type="float" office:value="0.251036167144775" calcext:value-type="float">
            <text:p>0.251036167144775</text:p>
          </table:table-cell>
          <table:table-cell table:style-name="ce1" office:value-type="float" office:value="0.153921604156494" calcext:value-type="float">
            <text:p>0.153921604156494</text:p>
          </table:table-cell>
          <table:table-cell table:style-name="ce1" office:value-type="float" office:value="0.246241807937622" calcext:value-type="float">
            <text:p>0.246241807937622</text:p>
          </table:table-cell>
          <table:table-cell table:style-name="ce1" office:value-type="float" office:value="0.165336608886719" calcext:value-type="float">
            <text:p>0.165336608886719</text:p>
          </table:table-cell>
          <table:table-cell table:style-name="ce1" office:value-type="float" office:value="0.245497703552246" calcext:value-type="float">
            <text:p>0.245497703552246</text:p>
          </table:table-cell>
          <table:table-cell table:style-name="ce1" office:value-type="float" office:value="0.245681524276733" calcext:value-type="float">
            <text:p>0.245681524276733</text:p>
          </table:table-cell>
          <table:table-cell table:style-name="ce1" office:value-type="float" office:value="0.255612373352051" calcext:value-type="float">
            <text:p>0.255612373352051</text:p>
          </table:table-cell>
          <table:table-cell table:style-name="ce1" office:value-type="float" office:value="0.256256341934204" calcext:value-type="float">
            <text:p>0.256256341934204</text:p>
          </table:table-cell>
          <table:table-cell table:style-name="ce1" office:value-type="float" office:value="0.160928964614868" calcext:value-type="float">
            <text:p>0.160928964614868</text:p>
          </table:table-cell>
          <table:table-cell table:style-name="ce1" office:value-type="float" office:value="0.154400587081909" calcext:value-type="float">
            <text:p>0.154400587081909</text:p>
          </table:table-cell>
          <table:table-cell table:style-name="ce1" office:value-type="float" office:value="0.190179109573364" calcext:value-type="float">
            <text:p>0.190179109573364</text:p>
          </table:table-cell>
          <table:table-cell table:style-name="ce1" office:value-type="float" office:value="0.25276255607605" calcext:value-type="float">
            <text:p>0.25276255607605</text:p>
          </table:table-cell>
          <table:table-cell table:style-name="ce1" office:value-type="float" office:value="0.241327285766602" calcext:value-type="float">
            <text:p>0.241327285766602</text:p>
          </table:table-cell>
          <table:table-cell table:style-name="ce1" office:value-type="float" office:value="0.230562448501587" calcext:value-type="float">
            <text:p>0.230562448501587</text:p>
          </table:table-cell>
          <table:table-cell table:style-name="ce1" office:value-type="float" office:value="0.151974439620972" calcext:value-type="float">
            <text:p>0.151974439620972</text:p>
          </table:table-cell>
          <table:table-cell table:style-name="ce1" office:value-type="float" office:value="0.169429540634155" calcext:value-type="float">
            <text:p>0.169429540634155</text:p>
          </table:table-cell>
          <table:table-cell table:style-name="ce1" office:value-type="float" office:value="0.291028261184692" calcext:value-type="float">
            <text:p>0.291028261184692</text:p>
          </table:table-cell>
          <table:table-cell table:style-name="ce1" office:value-type="float" office:value="0.262644529342651" calcext:value-type="float">
            <text:p>0.262644529342651</text:p>
          </table:table-cell>
          <table:table-cell table:style-name="ce1" office:value-type="float" office:value="0.267246723175049" calcext:value-type="float">
            <text:p>0.267246723175049</text:p>
          </table:table-cell>
          <table:table-cell table:style-name="ce1" office:value-type="float" office:value="0.278249740600586" calcext:value-type="float">
            <text:p>0.278249740600586</text:p>
          </table:table-cell>
          <table:table-cell table:style-name="ce1" office:value-type="float" office:value="0.268458366394043" calcext:value-type="float">
            <text:p>0.268458366394043</text:p>
          </table:table-cell>
          <table:table-cell table:style-name="ce1" office:value-type="float" office:value="0.277771949768066" calcext:value-type="float">
            <text:p>0.277771949768066</text:p>
          </table:table-cell>
          <table:table-cell table:style-name="ce1" office:value-type="float" office:value="0.252203226089478" calcext:value-type="float">
            <text:p>0.252203226089478</text:p>
          </table:table-cell>
          <table:table-cell table:style-name="ce1" office:value-type="float" office:value="0.269222497940063" calcext:value-type="float">
            <text:p>0.269222497940063</text:p>
          </table:table-cell>
          <table:table-cell table:style-name="ce1" office:value-type="float" office:value="0.265296936035156" calcext:value-type="float">
            <text:p>0.265296936035156</text:p>
          </table:table-cell>
          <table:table-cell table:style-name="ce1" office:value-type="float" office:value="0.337686777114868" calcext:value-type="float">
            <text:p>0.337686777114868</text:p>
          </table:table-cell>
          <table:table-cell table:style-name="ce1" office:value-type="float" office:value="0.299098968505859" calcext:value-type="float">
            <text:p>0.299098968505859</text:p>
          </table:table-cell>
          <table:table-cell table:style-name="ce1" office:value-type="float" office:value="0.270092964172363" calcext:value-type="float">
            <text:p>0.270092964172363</text:p>
          </table:table-cell>
          <table:table-cell table:style-name="ce1" office:value-type="float" office:value="0.197714805603027" calcext:value-type="float">
            <text:p>0.197714805603027</text:p>
          </table:table-cell>
          <table:table-cell table:style-name="ce1" office:value-type="float" office:value="0.27801775932312" calcext:value-type="float">
            <text:p>0.27801775932312</text:p>
          </table:table-cell>
          <table:table-cell table:style-name="ce1" office:value-type="float" office:value="0.289835691452026" calcext:value-type="float">
            <text:p>0.289835691452026</text:p>
          </table:table-cell>
          <table:table-cell table:style-name="ce1" office:value-type="float" office:value="0.282298564910889" calcext:value-type="float">
            <text:p>0.282298564910889</text:p>
          </table:table-cell>
          <table:table-cell table:style-name="ce1" office:value-type="float" office:value="0.249749422073364" calcext:value-type="float">
            <text:p>0.249749422073364</text:p>
          </table:table-cell>
          <table:table-cell table:style-name="ce1" office:value-type="float" office:value="0.262515783309937" calcext:value-type="float">
            <text:p>0.262515783309937</text:p>
          </table:table-cell>
          <table:table-cell table:style-name="ce1" office:value-type="float" office:value="0.291236639022827" calcext:value-type="float">
            <text:p>0.291236639022827</text:p>
          </table:table-cell>
          <table:table-cell table:style-name="ce1" office:value-type="float" office:value="0.16669750213623" calcext:value-type="float">
            <text:p>0.16669750213623</text:p>
          </table:table-cell>
          <table:table-cell table:style-name="ce1" office:value-type="float" office:value="0.155288219451904" calcext:value-type="float">
            <text:p>0.155288219451904</text:p>
          </table:table-cell>
          <table:table-cell table:style-name="ce1" office:value-type="float" office:value="0.21780252456665" calcext:value-type="float">
            <text:p>0.21780252456665</text:p>
          </table:table-cell>
          <table:table-cell table:style-name="ce1" office:value-type="float" office:value="0.256355285644531" calcext:value-type="float">
            <text:p>0.256355285644531</text:p>
          </table:table-cell>
          <table:table-cell table:style-name="ce1" office:value-type="float" office:value="0.301785945892334" calcext:value-type="float">
            <text:p>0.301785945892334</text:p>
          </table:table-cell>
          <table:table-cell table:style-name="ce1" office:value-type="float" office:value="0.257046699523926" calcext:value-type="float">
            <text:p>0.257046699523926</text:p>
          </table:table-cell>
          <table:table-cell table:style-name="ce1" office:value-type="float" office:value="0.223364591598511" calcext:value-type="float">
            <text:p>0.223364591598511</text:p>
          </table:table-cell>
          <table:table-cell table:style-name="ce1" office:value-type="float" office:value="0.243229866027832" calcext:value-type="float">
            <text:p>0.243229866027832</text:p>
          </table:table-cell>
          <table:table-cell table:style-name="ce1" office:value-type="float" office:value="0.276500940322876" calcext:value-type="float">
            <text:p>0.276500940322876</text:p>
          </table:table-cell>
          <table:table-cell table:style-name="ce1" office:value-type="float" office:value="0.282190799713135" calcext:value-type="float">
            <text:p>0.282190799713135</text:p>
          </table:table-cell>
          <table:table-cell table:style-name="ce1" office:value-type="float" office:value="0.291320562362671" calcext:value-type="float">
            <text:p>0.291320562362671</text:p>
          </table:table-cell>
          <table:table-cell table:style-name="ce1" office:value-type="float" office:value="0.255147933959961" calcext:value-type="float">
            <text:p>0.255147933959961</text:p>
          </table:table-cell>
          <table:table-cell table:style-name="ce1" office:value-type="float" office:value="0.263972759246826" calcext:value-type="float">
            <text:p>0.263972759246826</text:p>
          </table:table-cell>
          <table:table-cell table:style-name="ce1" office:value-type="float" office:value="0.134397983551025" calcext:value-type="float">
            <text:p>0.134397983551025</text:p>
          </table:table-cell>
          <table:table-cell table:style-name="ce1" office:value-type="float" office:value="0.233049392700195" calcext:value-type="float">
            <text:p>0.233049392700195</text:p>
          </table:table-cell>
          <table:table-cell table:style-name="ce1" office:value-type="float" office:value="0.146841049194336" calcext:value-type="float">
            <text:p>0.146841049194336</text:p>
          </table:table-cell>
          <table:table-cell table:style-name="ce1" office:value-type="float" office:value="0.210429191589355" calcext:value-type="float">
            <text:p>0.210429191589355</text:p>
          </table:table-cell>
          <table:table-cell table:style-name="ce1" office:value-type="float" office:value="0.258080720901489" calcext:value-type="float">
            <text:p>0.258080720901489</text:p>
          </table:table-cell>
          <table:table-cell table:style-name="ce1" office:value-type="float" office:value="0.246903657913208" calcext:value-type="float">
            <text:p>0.246903657913208</text:p>
          </table:table-cell>
          <table:table-cell table:style-name="ce1" office:value-type="float" office:value="0.258755207061768" calcext:value-type="float">
            <text:p>0.258755207061768</text:p>
          </table:table-cell>
          <table:table-cell table:style-name="ce1" office:value-type="float" office:value="0.161244630813599" calcext:value-type="float">
            <text:p>0.161244630813599</text:p>
          </table:table-cell>
          <table:table-cell table:style-name="ce1" office:value-type="float" office:value="0.185424566268921" calcext:value-type="float">
            <text:p>0.185424566268921</text:p>
          </table:table-cell>
          <table:table-cell table:style-name="ce1" office:value-type="float" office:value="0.263379573822021" calcext:value-type="float">
            <text:p>0.263379573822021</text:p>
          </table:table-cell>
          <table:table-cell table:style-name="ce1" office:value-type="float" office:value="0.259251832962036" calcext:value-type="float">
            <text:p>0.259251832962036</text:p>
          </table:table-cell>
          <table:table-cell table:style-name="ce1" office:value-type="float" office:value="0.226482629776001" calcext:value-type="float">
            <text:p>0.226482629776001</text:p>
          </table:table-cell>
          <table:table-cell table:style-name="ce1" office:value-type="float" office:value="0.234261989593506" calcext:value-type="float">
            <text:p>0.234261989593506</text:p>
          </table:table-cell>
          <table:table-cell table:style-name="ce1" office:value-type="float" office:value="0.270872831344604" calcext:value-type="float">
            <text:p>0.270872831344604</text:p>
          </table:table-cell>
          <table:table-cell table:style-name="ce1" office:value-type="float" office:value="0.268066883087158" calcext:value-type="float">
            <text:p>0.268066883087158</text:p>
          </table:table-cell>
          <table:table-cell table:style-name="ce1" office:value-type="float" office:value="0.255221605300903" calcext:value-type="float">
            <text:p>0.255221605300903</text:p>
          </table:table-cell>
          <table:table-cell table:style-name="ce1" office:value-type="float" office:value="0.26222562789917" calcext:value-type="float">
            <text:p>0.26222562789917</text:p>
          </table:table-cell>
          <table:table-cell table:style-name="ce1" office:value-type="float" office:value="0.309541940689087" calcext:value-type="float">
            <text:p>0.309541940689087</text:p>
          </table:table-cell>
          <table:table-cell table:style-name="ce1" office:value-type="float" office:value="0.247726678848267" calcext:value-type="float">
            <text:p>0.247726678848267</text:p>
          </table:table-cell>
          <table:table-cell table:style-name="ce1" office:value-type="float" office:value="0.262903213500977" calcext:value-type="float">
            <text:p>0.262903213500977</text:p>
          </table:table-cell>
          <table:table-cell table:style-name="ce1" office:value-type="float" office:value="0.173954010009766" calcext:value-type="float">
            <text:p>0.173954010009766</text:p>
          </table:table-cell>
          <table:table-cell table:style-name="ce1" office:value-type="float" office:value="0.350388050079346" calcext:value-type="float">
            <text:p>0.350388050079346</text:p>
          </table:table-cell>
          <table:table-cell table:style-name="ce1" office:value-type="float" office:value="0.235735893249512" calcext:value-type="float">
            <text:p>0.235735893249512</text:p>
          </table:table-cell>
          <table:table-cell table:style-name="ce1" office:value-type="float" office:value="0.263815879821777" calcext:value-type="float">
            <text:p>0.263815879821777</text:p>
          </table:table-cell>
          <table:table-cell table:style-name="ce1" office:value-type="float" office:value="0.276035070419312" calcext:value-type="float">
            <text:p>0.276035070419312</text:p>
          </table:table-cell>
          <table:table-cell table:style-name="ce1" office:value-type="float" office:value="0.258101463317871" calcext:value-type="float">
            <text:p>0.258101463317871</text:p>
          </table:table-cell>
          <table:table-cell table:style-name="ce1" office:value-type="float" office:value="0.269739866256714" calcext:value-type="float">
            <text:p>0.269739866256714</text:p>
          </table:table-cell>
          <table:table-cell table:style-name="ce1" office:value-type="float" office:value="0.148738861083984" calcext:value-type="float">
            <text:p>0.148738861083984</text:p>
          </table:table-cell>
          <table:table-cell table:style-name="ce1" office:value-type="float" office:value="0.298744440078735" calcext:value-type="float">
            <text:p>0.298744440078735</text:p>
          </table:table-cell>
          <table:table-cell table:style-name="ce1" office:value-type="float" office:value="0.266217470169067" calcext:value-type="float">
            <text:p>0.266217470169067</text:p>
          </table:table-cell>
          <table:table-cell table:style-name="ce1" office:value-type="float" office:value="0.272713184356689" calcext:value-type="float">
            <text:p>0.272713184356689</text:p>
          </table:table-cell>
          <table:table-cell table:style-name="ce1" office:value-type="float" office:value="0.150177240371704" calcext:value-type="float">
            <text:p>0.150177240371704</text:p>
          </table:table-cell>
          <table:table-cell table:style-name="ce1" office:value-type="float" office:value="0.247107744216919" calcext:value-type="float">
            <text:p>0.247107744216919</text:p>
          </table:table-cell>
          <table:table-cell table:style-name="ce1" office:value-type="float" office:value="0.294304847717285" calcext:value-type="float">
            <text:p>0.294304847717285</text:p>
          </table:table-cell>
          <table:table-cell table:style-name="ce1" office:value-type="float" office:value="0.246200323104858" calcext:value-type="float">
            <text:p>0.246200323104858</text:p>
          </table:table-cell>
          <table:table-cell table:style-name="ce1" office:value-type="float" office:value="0.248037099838257" calcext:value-type="float">
            <text:p>0.248037099838257</text:p>
          </table:table-cell>
          <table:table-cell table:style-name="ce1" office:value-type="float" office:value="0.285059213638306" calcext:value-type="float">
            <text:p>0.285059213638306</text:p>
          </table:table-cell>
          <table:table-cell table:style-name="ce1" office:value-type="float" office:value="0.30193305015564" calcext:value-type="float">
            <text:p>0.30193305015564</text:p>
          </table:table-cell>
          <table:table-cell table:style-name="ce1" office:value-type="float" office:value="0.253946781158447" calcext:value-type="float">
            <text:p>0.253946781158447</text:p>
          </table:table-cell>
          <table:table-cell table:style-name="ce1" office:value-type="float" office:value="0.233935117721558" calcext:value-type="float">
            <text:p>0.233935117721558</text:p>
          </table:table-cell>
          <table:table-cell table:style-name="ce1" office:value-type="float" office:value="0.190718412399292" calcext:value-type="float">
            <text:p>0.190718412399292</text:p>
          </table:table-cell>
          <table:table-cell table:style-name="ce1" office:value-type="float" office:value="0.258860349655151" calcext:value-type="float">
            <text:p>0.258860349655151</text:p>
          </table:table-cell>
          <table:table-cell table:style-name="ce1" office:value-type="float" office:value="0.264469623565674" calcext:value-type="float">
            <text:p>0.264469623565674</text:p>
          </table:table-cell>
          <table:table-cell table:style-name="ce1" office:value-type="float" office:value="0.258797645568848" calcext:value-type="float">
            <text:p>0.258797645568848</text:p>
          </table:table-cell>
          <table:table-cell table:style-name="ce1" office:value-type="float" office:value="0.241704225540161" calcext:value-type="float">
            <text:p>0.241704225540161</text:p>
          </table:table-cell>
          <table:table-cell table:style-name="ce1" office:value-type="float" office:value="0.271219253540039" calcext:value-type="float">
            <text:p>0.271219253540039</text:p>
          </table:table-cell>
          <table:table-cell table:style-name="ce1" office:value-type="float" office:value="0.171676635742188" calcext:value-type="float">
            <text:p>0.171676635742188</text:p>
          </table:table-cell>
          <table:table-cell table:style-name="ce1" office:value-type="float" office:value="0.243032464981079" calcext:value-type="float">
            <text:p>0.243032464981079</text:p>
          </table:table-cell>
          <table:table-cell table:style-name="ce1" office:value-type="float" office:value="0.134397983551025" calcext:value-type="float">
            <text:p>0.134397983551025</text:p>
          </table:table-cell>
          <table:table-cell table:style-name="ce1" office:value-type="float" office:value="0.350388050079346" calcext:value-type="float">
            <text:p>0.350388050079346</text:p>
          </table:table-cell>
          <table:table-cell table:style-name="ce1" office:value-type="float" office:value="24.3032464981079" calcext:value-type="float">
            <text:p>24.303246498107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um_workers = 14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55388116836548" calcext:value-type="float">
            <text:p>0.155388116836548</text:p>
          </table:table-cell>
          <table:table-cell table:style-name="ce1" office:value-type="float" office:value="0.193999290466309" calcext:value-type="float">
            <text:p>0.193999290466309</text:p>
          </table:table-cell>
          <table:table-cell table:style-name="ce1" office:value-type="float" office:value="0.299566984176636" calcext:value-type="float">
            <text:p>0.299566984176636</text:p>
          </table:table-cell>
          <table:table-cell table:style-name="ce1" office:value-type="float" office:value="0.294029235839844" calcext:value-type="float">
            <text:p>0.294029235839844</text:p>
          </table:table-cell>
          <table:table-cell table:style-name="ce1" office:value-type="float" office:value="0.230360984802246" calcext:value-type="float">
            <text:p>0.230360984802246</text:p>
          </table:table-cell>
          <table:table-cell table:style-name="ce1" office:value-type="float" office:value="0.234929323196411" calcext:value-type="float">
            <text:p>0.234929323196411</text:p>
          </table:table-cell>
          <table:table-cell table:style-name="ce1" office:value-type="float" office:value="0.249572277069092" calcext:value-type="float">
            <text:p>0.249572277069092</text:p>
          </table:table-cell>
          <table:table-cell table:style-name="ce1" office:value-type="float" office:value="0.247314214706421" calcext:value-type="float">
            <text:p>0.247314214706421</text:p>
          </table:table-cell>
          <table:table-cell table:style-name="ce1" office:value-type="float" office:value="0.265011072158813" calcext:value-type="float">
            <text:p>0.265011072158813</text:p>
          </table:table-cell>
          <table:table-cell table:style-name="ce1" office:value-type="float" office:value="0.242867708206177" calcext:value-type="float">
            <text:p>0.242867708206177</text:p>
          </table:table-cell>
          <table:table-cell table:style-name="ce1" office:value-type="float" office:value="0.273362636566162" calcext:value-type="float">
            <text:p>0.273362636566162</text:p>
          </table:table-cell>
          <table:table-cell table:style-name="ce1" office:value-type="float" office:value="0.269841194152832" calcext:value-type="float">
            <text:p>0.269841194152832</text:p>
          </table:table-cell>
          <table:table-cell table:style-name="ce1" office:value-type="float" office:value="0.253292322158813" calcext:value-type="float">
            <text:p>0.253292322158813</text:p>
          </table:table-cell>
          <table:table-cell table:style-name="ce1" office:value-type="float" office:value="0.263590574264526" calcext:value-type="float">
            <text:p>0.263590574264526</text:p>
          </table:table-cell>
          <table:table-cell table:style-name="ce1" office:value-type="float" office:value="0.198080778121948" calcext:value-type="float">
            <text:p>0.198080778121948</text:p>
          </table:table-cell>
          <table:table-cell table:style-name="ce1" office:value-type="float" office:value="0.187855005264282" calcext:value-type="float">
            <text:p>0.187855005264282</text:p>
          </table:table-cell>
          <table:table-cell table:style-name="ce1" office:value-type="float" office:value="0.309420585632324" calcext:value-type="float">
            <text:p>0.309420585632324</text:p>
          </table:table-cell>
          <table:table-cell table:style-name="ce1" office:value-type="float" office:value="0.300036430358887" calcext:value-type="float">
            <text:p>0.300036430358887</text:p>
          </table:table-cell>
          <table:table-cell table:style-name="ce1" office:value-type="float" office:value="0.280778646469116" calcext:value-type="float">
            <text:p>0.280778646469116</text:p>
          </table:table-cell>
          <table:table-cell table:style-name="ce1" office:value-type="float" office:value="0.301117658615112" calcext:value-type="float">
            <text:p>0.301117658615112</text:p>
          </table:table-cell>
          <table:table-cell table:style-name="ce1" office:value-type="float" office:value="0.203511238098145" calcext:value-type="float">
            <text:p>0.203511238098145</text:p>
          </table:table-cell>
          <table:table-cell table:style-name="ce1" office:value-type="float" office:value="0.252691984176636" calcext:value-type="float">
            <text:p>0.252691984176636</text:p>
          </table:table-cell>
          <table:table-cell table:style-name="ce1" office:value-type="float" office:value="0.250832557678223" calcext:value-type="float">
            <text:p>0.250832557678223</text:p>
          </table:table-cell>
          <table:table-cell table:style-name="ce1" office:value-type="float" office:value="0.27213978767395" calcext:value-type="float">
            <text:p>0.27213978767395</text:p>
          </table:table-cell>
          <table:table-cell table:style-name="ce1" office:value-type="float" office:value="0.273693323135376" calcext:value-type="float">
            <text:p>0.273693323135376</text:p>
          </table:table-cell>
          <table:table-cell table:style-name="ce1" office:value-type="float" office:value="0.23794412612915" calcext:value-type="float">
            <text:p>0.23794412612915</text:p>
          </table:table-cell>
          <table:table-cell table:style-name="ce1" office:value-type="float" office:value="0.250227689743042" calcext:value-type="float">
            <text:p>0.250227689743042</text:p>
          </table:table-cell>
          <table:table-cell table:style-name="ce1" office:value-type="float" office:value="0.285744428634644" calcext:value-type="float">
            <text:p>0.285744428634644</text:p>
          </table:table-cell>
          <table:table-cell table:style-name="ce1" office:value-type="float" office:value="0.290102005004883" calcext:value-type="float">
            <text:p>0.290102005004883</text:p>
          </table:table-cell>
          <table:table-cell table:style-name="ce1" office:value-type="float" office:value="0.290424108505249" calcext:value-type="float">
            <text:p>0.290424108505249</text:p>
          </table:table-cell>
          <table:table-cell table:style-name="ce1" office:value-type="float" office:value="0.270476818084717" calcext:value-type="float">
            <text:p>0.270476818084717</text:p>
          </table:table-cell>
          <table:table-cell table:style-name="ce1" office:value-type="float" office:value="0.241417407989502" calcext:value-type="float">
            <text:p>0.241417407989502</text:p>
          </table:table-cell>
          <table:table-cell table:style-name="ce1" office:value-type="float" office:value="0.251037120819092" calcext:value-type="float">
            <text:p>0.251037120819092</text:p>
          </table:table-cell>
          <table:table-cell table:style-name="ce1" office:value-type="float" office:value="0.257500886917114" calcext:value-type="float">
            <text:p>0.257500886917114</text:p>
          </table:table-cell>
          <table:table-cell table:style-name="ce1" office:value-type="float" office:value="0.196079254150391" calcext:value-type="float">
            <text:p>0.196079254150391</text:p>
          </table:table-cell>
          <table:table-cell table:style-name="ce1" office:value-type="float" office:value="0.256904363632202" calcext:value-type="float">
            <text:p>0.256904363632202</text:p>
          </table:table-cell>
          <table:table-cell table:style-name="ce1" office:value-type="float" office:value="0.261498689651489" calcext:value-type="float">
            <text:p>0.261498689651489</text:p>
          </table:table-cell>
          <table:table-cell table:style-name="ce1" office:value-type="float" office:value="0.189050912857056" calcext:value-type="float">
            <text:p>0.189050912857056</text:p>
          </table:table-cell>
          <table:table-cell table:style-name="ce1" office:value-type="float" office:value="0.238050699234009" calcext:value-type="float">
            <text:p>0.238050699234009</text:p>
          </table:table-cell>
          <table:table-cell table:style-name="ce1" office:value-type="float" office:value="0.294451713562012" calcext:value-type="float">
            <text:p>0.294451713562012</text:p>
          </table:table-cell>
          <table:table-cell table:style-name="ce1" office:value-type="float" office:value="0.171947240829468" calcext:value-type="float">
            <text:p>0.171947240829468</text:p>
          </table:table-cell>
          <table:table-cell table:style-name="ce1" office:value-type="float" office:value="0.27338981628418" calcext:value-type="float">
            <text:p>0.27338981628418</text:p>
          </table:table-cell>
          <table:table-cell table:style-name="ce1" office:value-type="float" office:value="0.227038860321045" calcext:value-type="float">
            <text:p>0.227038860321045</text:p>
          </table:table-cell>
          <table:table-cell table:style-name="ce1" office:value-type="float" office:value="0.242561101913452" calcext:value-type="float">
            <text:p>0.242561101913452</text:p>
          </table:table-cell>
          <table:table-cell table:style-name="ce1" office:value-type="float" office:value="0.229584693908691" calcext:value-type="float">
            <text:p>0.229584693908691</text:p>
          </table:table-cell>
          <table:table-cell table:style-name="ce1" office:value-type="float" office:value="0.253741502761841" calcext:value-type="float">
            <text:p>0.253741502761841</text:p>
          </table:table-cell>
          <table:table-cell table:style-name="ce1" office:value-type="float" office:value="0.270399332046509" calcext:value-type="float">
            <text:p>0.270399332046509</text:p>
          </table:table-cell>
          <table:table-cell table:style-name="ce1" office:value-type="float" office:value="0.260036706924438" calcext:value-type="float">
            <text:p>0.260036706924438</text:p>
          </table:table-cell>
          <table:table-cell table:style-name="ce1" office:value-type="float" office:value="0.245945930480957" calcext:value-type="float">
            <text:p>0.245945930480957</text:p>
          </table:table-cell>
          <table:table-cell table:style-name="ce1" office:value-type="float" office:value="0.259796857833862" calcext:value-type="float">
            <text:p>0.259796857833862</text:p>
          </table:table-cell>
          <table:table-cell table:style-name="ce1" office:value-type="float" office:value="0.229548692703247" calcext:value-type="float">
            <text:p>0.229548692703247</text:p>
          </table:table-cell>
          <table:table-cell table:style-name="ce1" office:value-type="float" office:value="0.230342149734497" calcext:value-type="float">
            <text:p>0.230342149734497</text:p>
          </table:table-cell>
          <table:table-cell table:style-name="ce1" office:value-type="float" office:value="0.248911380767822" calcext:value-type="float">
            <text:p>0.248911380767822</text:p>
          </table:table-cell>
          <table:table-cell table:style-name="ce1" office:value-type="float" office:value="0.25913405418396" calcext:value-type="float">
            <text:p>0.25913405418396</text:p>
          </table:table-cell>
          <table:table-cell table:style-name="ce1" office:value-type="float" office:value="0.179630279541016" calcext:value-type="float">
            <text:p>0.179630279541016</text:p>
          </table:table-cell>
          <table:table-cell table:style-name="ce1" office:value-type="float" office:value="0.259932279586792" calcext:value-type="float">
            <text:p>0.259932279586792</text:p>
          </table:table-cell>
          <table:table-cell table:style-name="ce1" office:value-type="float" office:value="0.264440774917603" calcext:value-type="float">
            <text:p>0.264440774917603</text:p>
          </table:table-cell>
          <table:table-cell table:style-name="ce1" office:value-type="float" office:value="0.267577648162842" calcext:value-type="float">
            <text:p>0.267577648162842</text:p>
          </table:table-cell>
          <table:table-cell table:style-name="ce1" office:value-type="float" office:value="0.234839916229248" calcext:value-type="float">
            <text:p>0.234839916229248</text:p>
          </table:table-cell>
          <table:table-cell table:style-name="ce1" office:value-type="float" office:value="0.265582323074341" calcext:value-type="float">
            <text:p>0.265582323074341</text:p>
          </table:table-cell>
          <table:table-cell table:style-name="ce1" office:value-type="float" office:value="0.179822206497192" calcext:value-type="float">
            <text:p>0.179822206497192</text:p>
          </table:table-cell>
          <table:table-cell table:style-name="ce1" office:value-type="float" office:value="0.30704140663147" calcext:value-type="float">
            <text:p>0.30704140663147</text:p>
          </table:table-cell>
          <table:table-cell table:style-name="ce1" office:value-type="float" office:value="0.227349281311035" calcext:value-type="float">
            <text:p>0.227349281311035</text:p>
          </table:table-cell>
          <table:table-cell table:style-name="ce1" office:value-type="float" office:value="0.289593696594238" calcext:value-type="float">
            <text:p>0.289593696594238</text:p>
          </table:table-cell>
          <table:table-cell table:style-name="ce1" office:value-type="float" office:value="0.242964029312134" calcext:value-type="float">
            <text:p>0.242964029312134</text:p>
          </table:table-cell>
          <table:table-cell table:style-name="ce1" office:value-type="float" office:value="0.259909868240356" calcext:value-type="float">
            <text:p>0.259909868240356</text:p>
          </table:table-cell>
          <table:table-cell table:style-name="ce1" office:value-type="float" office:value="0.297387838363647" calcext:value-type="float">
            <text:p>0.297387838363647</text:p>
          </table:table-cell>
          <table:table-cell table:style-name="ce1" office:value-type="float" office:value="0.305769681930542" calcext:value-type="float">
            <text:p>0.305769681930542</text:p>
          </table:table-cell>
          <table:table-cell table:style-name="ce1" office:value-type="float" office:value="0.254038095474243" calcext:value-type="float">
            <text:p>0.254038095474243</text:p>
          </table:table-cell>
          <table:table-cell table:style-name="ce1" office:value-type="float" office:value="0.245348930358887" calcext:value-type="float">
            <text:p>0.245348930358887</text:p>
          </table:table-cell>
          <table:table-cell table:style-name="ce1" office:value-type="float" office:value="0.312776565551758" calcext:value-type="float">
            <text:p>0.312776565551758</text:p>
          </table:table-cell>
          <table:table-cell table:style-name="ce1" office:value-type="float" office:value="0.237419605255127" calcext:value-type="float">
            <text:p>0.237419605255127</text:p>
          </table:table-cell>
          <table:table-cell table:style-name="ce1" office:value-type="float" office:value="0.246446132659912" calcext:value-type="float">
            <text:p>0.246446132659912</text:p>
          </table:table-cell>
          <table:table-cell table:style-name="ce1" office:value-type="float" office:value="0.28017258644104" calcext:value-type="float">
            <text:p>0.28017258644104</text:p>
          </table:table-cell>
          <table:table-cell table:style-name="ce1" office:value-type="float" office:value="0.197987794876099" calcext:value-type="float">
            <text:p>0.197987794876099</text:p>
          </table:table-cell>
          <table:table-cell table:style-name="ce1" office:value-type="float" office:value="0.302022218704224" calcext:value-type="float">
            <text:p>0.302022218704224</text:p>
          </table:table-cell>
          <table:table-cell table:style-name="ce1" office:value-type="float" office:value="0.198300838470459" calcext:value-type="float">
            <text:p>0.198300838470459</text:p>
          </table:table-cell>
          <table:table-cell table:style-name="ce1" office:value-type="float" office:value="0.27335262298584" calcext:value-type="float">
            <text:p>0.27335262298584</text:p>
          </table:table-cell>
          <table:table-cell table:style-name="ce1" office:value-type="float" office:value="0.265161991119385" calcext:value-type="float">
            <text:p>0.265161991119385</text:p>
          </table:table-cell>
          <table:table-cell table:style-name="ce1" office:value-type="float" office:value="0.308661222457886" calcext:value-type="float">
            <text:p>0.308661222457886</text:p>
          </table:table-cell>
          <table:table-cell table:style-name="ce1" office:value-type="float" office:value="0.206632137298584" calcext:value-type="float">
            <text:p>0.206632137298584</text:p>
          </table:table-cell>
          <table:table-cell table:style-name="ce1" office:value-type="float" office:value="0.169203996658325" calcext:value-type="float">
            <text:p>0.169203996658325</text:p>
          </table:table-cell>
          <table:table-cell table:style-name="ce1" office:value-type="float" office:value="0.252031564712524" calcext:value-type="float">
            <text:p>0.252031564712524</text:p>
          </table:table-cell>
          <table:table-cell table:style-name="ce1" office:value-type="float" office:value="0.259215831756592" calcext:value-type="float">
            <text:p>0.259215831756592</text:p>
          </table:table-cell>
          <table:table-cell table:style-name="ce1" office:value-type="float" office:value="0.269681215286255" calcext:value-type="float">
            <text:p>0.269681215286255</text:p>
          </table:table-cell>
          <table:table-cell table:style-name="ce1" office:value-type="float" office:value="0.281347513198853" calcext:value-type="float">
            <text:p>0.281347513198853</text:p>
          </table:table-cell>
          <table:table-cell table:style-name="ce1" office:value-type="float" office:value="0.251372575759888" calcext:value-type="float">
            <text:p>0.251372575759888</text:p>
          </table:table-cell>
          <table:table-cell table:style-name="ce1" office:value-type="float" office:value="0.343388319015503" calcext:value-type="float">
            <text:p>0.343388319015503</text:p>
          </table:table-cell>
          <table:table-cell table:style-name="ce1" office:value-type="float" office:value="0.325569152832031" calcext:value-type="float">
            <text:p>0.325569152832031</text:p>
          </table:table-cell>
          <table:table-cell table:style-name="ce1" office:value-type="float" office:value="0.261698722839355" calcext:value-type="float">
            <text:p>0.261698722839355</text:p>
          </table:table-cell>
          <table:table-cell table:style-name="ce1" office:value-type="float" office:value="0.256008386611938" calcext:value-type="float">
            <text:p>0.256008386611938</text:p>
          </table:table-cell>
          <table:table-cell table:style-name="ce1" office:value-type="float" office:value="0.297624588012695" calcext:value-type="float">
            <text:p>0.297624588012695</text:p>
          </table:table-cell>
          <table:table-cell table:style-name="ce1" office:value-type="float" office:value="0.290130376815796" calcext:value-type="float">
            <text:p>0.290130376815796</text:p>
          </table:table-cell>
          <table:table-cell table:style-name="ce1" office:value-type="float" office:value="0.257005214691162" calcext:value-type="float">
            <text:p>0.257005214691162</text:p>
          </table:table-cell>
          <table:table-cell table:style-name="ce1" office:value-type="float" office:value="0.162243604660034" calcext:value-type="float">
            <text:p>0.162243604660034</text:p>
          </table:table-cell>
          <table:table-cell table:style-name="ce1" office:value-type="float" office:value="0.180956363677979" calcext:value-type="float">
            <text:p>0.180956363677979</text:p>
          </table:table-cell>
          <table:table-cell table:style-name="ce1" office:value-type="float" office:value="0.268886566162109" calcext:value-type="float">
            <text:p>0.268886566162109</text:p>
          </table:table-cell>
          <table:table-cell table:style-name="ce1" office:value-type="float" office:value="0.278613567352295" calcext:value-type="float">
            <text:p>0.278613567352295</text:p>
          </table:table-cell>
          <table:table-cell table:style-name="ce1" office:value-type="float" office:value="0.28264594078064" calcext:value-type="float">
            <text:p>0.28264594078064</text:p>
          </table:table-cell>
          <table:table-cell table:style-name="ce1" office:value-type="float" office:value="0.274526357650757" calcext:value-type="float">
            <text:p>0.274526357650757</text:p>
          </table:table-cell>
          <table:table-cell table:style-name="ce1" office:value-type="float" office:value="0.25388884305954" calcext:value-type="float">
            <text:p>0.25388884305954</text:p>
          </table:table-cell>
          <table:table-cell table:style-name="ce1" office:value-type="float" office:value="0.155388116836548" calcext:value-type="float">
            <text:p>0.155388116836548</text:p>
          </table:table-cell>
          <table:table-cell table:style-name="ce1" office:value-type="float" office:value="0.343388319015503" calcext:value-type="float">
            <text:p>0.343388319015503</text:p>
          </table:table-cell>
          <table:table-cell table:style-name="ce1" office:value-type="float" office:value="25.388884305954" calcext:value-type="float">
            <text:p>25.388884305954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um_workers = 15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53811693191528" calcext:value-type="float">
            <text:p>0.153811693191528</text:p>
          </table:table-cell>
          <table:table-cell table:style-name="ce1" office:value-type="float" office:value="0.319014549255371" calcext:value-type="float">
            <text:p>0.319014549255371</text:p>
          </table:table-cell>
          <table:table-cell table:style-name="ce1" office:value-type="float" office:value="0.263087272644043" calcext:value-type="float">
            <text:p>0.263087272644043</text:p>
          </table:table-cell>
          <table:table-cell table:style-name="ce1" office:value-type="float" office:value="0.282356023788452" calcext:value-type="float">
            <text:p>0.282356023788452</text:p>
          </table:table-cell>
          <table:table-cell table:style-name="ce1" office:value-type="float" office:value="0.242589712142944" calcext:value-type="float">
            <text:p>0.242589712142944</text:p>
          </table:table-cell>
          <table:table-cell table:style-name="ce1" office:value-type="float" office:value="0.283167600631714" calcext:value-type="float">
            <text:p>0.283167600631714</text:p>
          </table:table-cell>
          <table:table-cell table:style-name="ce1" office:value-type="float" office:value="0.257519721984863" calcext:value-type="float">
            <text:p>0.257519721984863</text:p>
          </table:table-cell>
          <table:table-cell table:style-name="ce1" office:value-type="float" office:value="0.250172138214111" calcext:value-type="float">
            <text:p>0.250172138214111</text:p>
          </table:table-cell>
          <table:table-cell table:style-name="ce1" office:value-type="float" office:value="0.222106456756592" calcext:value-type="float">
            <text:p>0.222106456756592</text:p>
          </table:table-cell>
          <table:table-cell table:style-name="ce1" office:value-type="float" office:value="0.269651889801025" calcext:value-type="float">
            <text:p>0.269651889801025</text:p>
          </table:table-cell>
          <table:table-cell table:style-name="ce1" office:value-type="float" office:value="0.269627332687378" calcext:value-type="float">
            <text:p>0.269627332687378</text:p>
          </table:table-cell>
          <table:table-cell table:style-name="ce1" office:value-type="float" office:value="0.243201971054077" calcext:value-type="float">
            <text:p>0.243201971054077</text:p>
          </table:table-cell>
          <table:table-cell table:style-name="ce1" office:value-type="float" office:value="0.278239727020264" calcext:value-type="float">
            <text:p>0.278239727020264</text:p>
          </table:table-cell>
          <table:table-cell table:style-name="ce1" office:value-type="float" office:value="0.284323215484619" calcext:value-type="float">
            <text:p>0.284323215484619</text:p>
          </table:table-cell>
          <table:table-cell table:style-name="ce1" office:value-type="float" office:value="0.333355188369751" calcext:value-type="float">
            <text:p>0.333355188369751</text:p>
          </table:table-cell>
          <table:table-cell table:style-name="ce1" office:value-type="float" office:value="0.235694885253906" calcext:value-type="float">
            <text:p>0.235694885253906</text:p>
          </table:table-cell>
          <table:table-cell table:style-name="ce1" office:value-type="float" office:value="0.315510511398315" calcext:value-type="float">
            <text:p>0.315510511398315</text:p>
          </table:table-cell>
          <table:table-cell table:style-name="ce1" office:value-type="float" office:value="0.258933782577515" calcext:value-type="float">
            <text:p>0.258933782577515</text:p>
          </table:table-cell>
          <table:table-cell table:style-name="ce1" office:value-type="float" office:value="0.158853769302368" calcext:value-type="float">
            <text:p>0.158853769302368</text:p>
          </table:table-cell>
          <table:table-cell table:style-name="ce1" office:value-type="float" office:value="0.285893440246582" calcext:value-type="float">
            <text:p>0.285893440246582</text:p>
          </table:table-cell>
          <table:table-cell table:style-name="ce1" office:value-type="float" office:value="0.199612379074097" calcext:value-type="float">
            <text:p>0.199612379074097</text:p>
          </table:table-cell>
          <table:table-cell table:style-name="ce1" office:value-type="float" office:value="0.191846132278442" calcext:value-type="float">
            <text:p>0.191846132278442</text:p>
          </table:table-cell>
          <table:table-cell table:style-name="ce1" office:value-type="float" office:value="0.241555690765381" calcext:value-type="float">
            <text:p>0.241555690765381</text:p>
          </table:table-cell>
          <table:table-cell table:style-name="ce1" office:value-type="float" office:value="0.2945237159729" calcext:value-type="float">
            <text:p>0.2945237159729</text:p>
          </table:table-cell>
          <table:table-cell table:style-name="ce1" office:value-type="float" office:value="0.253713846206665" calcext:value-type="float">
            <text:p>0.253713846206665</text:p>
          </table:table-cell>
          <table:table-cell table:style-name="ce1" office:value-type="float" office:value="0.28450608253479" calcext:value-type="float">
            <text:p>0.28450608253479</text:p>
          </table:table-cell>
          <table:table-cell table:style-name="ce1" office:value-type="float" office:value="0.270666122436523" calcext:value-type="float">
            <text:p>0.270666122436523</text:p>
          </table:table-cell>
          <table:table-cell table:style-name="ce1" office:value-type="float" office:value="0.281769752502441" calcext:value-type="float">
            <text:p>0.281769752502441</text:p>
          </table:table-cell>
          <table:table-cell table:style-name="ce1" office:value-type="float" office:value="0.292922258377075" calcext:value-type="float">
            <text:p>0.292922258377075</text:p>
          </table:table-cell>
          <table:table-cell table:style-name="ce1" office:value-type="float" office:value="0.280748605728149" calcext:value-type="float">
            <text:p>0.280748605728149</text:p>
          </table:table-cell>
          <table:table-cell table:style-name="ce1" office:value-type="float" office:value="0.193276166915894" calcext:value-type="float">
            <text:p>0.193276166915894</text:p>
          </table:table-cell>
          <table:table-cell table:style-name="ce1" office:value-type="float" office:value="0.243313550949097" calcext:value-type="float">
            <text:p>0.243313550949097</text:p>
          </table:table-cell>
          <table:table-cell table:style-name="ce1" office:value-type="float" office:value="0.269246816635132" calcext:value-type="float">
            <text:p>0.269246816635132</text:p>
          </table:table-cell>
          <table:table-cell table:style-name="ce1" office:value-type="float" office:value="0.246572256088257" calcext:value-type="float">
            <text:p>0.246572256088257</text:p>
          </table:table-cell>
          <table:table-cell table:style-name="ce1" office:value-type="float" office:value="0.222962379455566" calcext:value-type="float">
            <text:p>0.222962379455566</text:p>
          </table:table-cell>
          <table:table-cell table:style-name="ce1" office:value-type="float" office:value="0.196927547454834" calcext:value-type="float">
            <text:p>0.196927547454834</text:p>
          </table:table-cell>
          <table:table-cell table:style-name="ce1" office:value-type="float" office:value="0.175053834915161" calcext:value-type="float">
            <text:p>0.175053834915161</text:p>
          </table:table-cell>
          <table:table-cell table:style-name="ce1" office:value-type="float" office:value="0.298937797546387" calcext:value-type="float">
            <text:p>0.298937797546387</text:p>
          </table:table-cell>
          <table:table-cell table:style-name="ce1" office:value-type="float" office:value="0.178408622741699" calcext:value-type="float">
            <text:p>0.178408622741699</text:p>
          </table:table-cell>
          <table:table-cell table:style-name="ce1" office:value-type="float" office:value="0.255293607711792" calcext:value-type="float">
            <text:p>0.255293607711792</text:p>
          </table:table-cell>
          <table:table-cell table:style-name="ce1" office:value-type="float" office:value="0.181396961212158" calcext:value-type="float">
            <text:p>0.181396961212158</text:p>
          </table:table-cell>
          <table:table-cell table:style-name="ce1" office:value-type="float" office:value="0.194465160369873" calcext:value-type="float">
            <text:p>0.194465160369873</text:p>
          </table:table-cell>
          <table:table-cell table:style-name="ce1" office:value-type="float" office:value="0.182380437850952" calcext:value-type="float">
            <text:p>0.182380437850952</text:p>
          </table:table-cell>
          <table:table-cell table:style-name="ce1" office:value-type="float" office:value="0.255116701126099" calcext:value-type="float">
            <text:p>0.255116701126099</text:p>
          </table:table-cell>
          <table:table-cell table:style-name="ce1" office:value-type="float" office:value="0.234018087387085" calcext:value-type="float">
            <text:p>0.234018087387085</text:p>
          </table:table-cell>
          <table:table-cell table:style-name="ce1" office:value-type="float" office:value="0.265686988830566" calcext:value-type="float">
            <text:p>0.265686988830566</text:p>
          </table:table-cell>
          <table:table-cell table:style-name="ce1" office:value-type="float" office:value="0.248870849609375" calcext:value-type="float">
            <text:p>0.248870849609375</text:p>
          </table:table-cell>
          <table:table-cell table:style-name="ce1" office:value-type="float" office:value="0.229205131530762" calcext:value-type="float">
            <text:p>0.229205131530762</text:p>
          </table:table-cell>
          <table:table-cell table:style-name="ce1" office:value-type="float" office:value="0.304800033569336" calcext:value-type="float">
            <text:p>0.304800033569336</text:p>
          </table:table-cell>
          <table:table-cell table:style-name="ce1" office:value-type="float" office:value="0.195404767990112" calcext:value-type="float">
            <text:p>0.195404767990112</text:p>
          </table:table-cell>
          <table:table-cell table:style-name="ce1" office:value-type="float" office:value="0.273598670959473" calcext:value-type="float">
            <text:p>0.273598670959473</text:p>
          </table:table-cell>
          <table:table-cell table:style-name="ce1" office:value-type="float" office:value="0.241590023040771" calcext:value-type="float">
            <text:p>0.241590023040771</text:p>
          </table:table-cell>
          <table:table-cell table:style-name="ce1" office:value-type="float" office:value="0.254706859588623" calcext:value-type="float">
            <text:p>0.254706859588623</text:p>
          </table:table-cell>
          <table:table-cell table:style-name="ce1" office:value-type="float" office:value="0.254242658615112" calcext:value-type="float">
            <text:p>0.254242658615112</text:p>
          </table:table-cell>
          <table:table-cell table:style-name="ce1" office:value-type="float" office:value="0.249649047851562" calcext:value-type="float">
            <text:p>0.249649047851562</text:p>
          </table:table-cell>
          <table:table-cell table:style-name="ce1" office:value-type="float" office:value="0.226003885269165" calcext:value-type="float">
            <text:p>0.226003885269165</text:p>
          </table:table-cell>
          <table:table-cell table:style-name="ce1" office:value-type="float" office:value="0.243430137634277" calcext:value-type="float">
            <text:p>0.243430137634277</text:p>
          </table:table-cell>
          <table:table-cell table:style-name="ce1" office:value-type="float" office:value="0.332324743270874" calcext:value-type="float">
            <text:p>0.332324743270874</text:p>
          </table:table-cell>
          <table:table-cell table:style-name="ce1" office:value-type="float" office:value="0.321136713027954" calcext:value-type="float">
            <text:p>0.321136713027954</text:p>
          </table:table-cell>
          <table:table-cell table:style-name="ce1" office:value-type="float" office:value="0.246457099914551" calcext:value-type="float">
            <text:p>0.246457099914551</text:p>
          </table:table-cell>
          <table:table-cell table:style-name="ce1" office:value-type="float" office:value="0.217245578765869" calcext:value-type="float">
            <text:p>0.217245578765869</text:p>
          </table:table-cell>
          <table:table-cell table:style-name="ce1" office:value-type="float" office:value="0.286805152893066" calcext:value-type="float">
            <text:p>0.286805152893066</text:p>
          </table:table-cell>
          <table:table-cell table:style-name="ce1" office:value-type="float" office:value="0.293897151947021" calcext:value-type="float">
            <text:p>0.293897151947021</text:p>
          </table:table-cell>
          <table:table-cell table:style-name="ce1" office:value-type="float" office:value="0.291290998458862" calcext:value-type="float">
            <text:p>0.291290998458862</text:p>
          </table:table-cell>
          <table:table-cell table:style-name="ce1" office:value-type="float" office:value="0.312319993972778" calcext:value-type="float">
            <text:p>0.312319993972778</text:p>
          </table:table-cell>
          <table:table-cell table:style-name="ce1" office:value-type="float" office:value="0.26541805267334" calcext:value-type="float">
            <text:p>0.26541805267334</text:p>
          </table:table-cell>
          <table:table-cell table:style-name="ce1" office:value-type="float" office:value="0.278013229370117" calcext:value-type="float">
            <text:p>0.278013229370117</text:p>
          </table:table-cell>
          <table:table-cell table:style-name="ce1" office:value-type="float" office:value="0.235049724578857" calcext:value-type="float">
            <text:p>0.235049724578857</text:p>
          </table:table-cell>
          <table:table-cell table:style-name="ce1" office:value-type="float" office:value="0.26965856552124" calcext:value-type="float">
            <text:p>0.26965856552124</text:p>
          </table:table-cell>
          <table:table-cell table:style-name="ce1" office:value-type="float" office:value="0.289520025253296" calcext:value-type="float">
            <text:p>0.289520025253296</text:p>
          </table:table-cell>
          <table:table-cell table:style-name="ce1" office:value-type="float" office:value="0.240658283233643" calcext:value-type="float">
            <text:p>0.240658283233643</text:p>
          </table:table-cell>
          <table:table-cell table:style-name="ce1" office:value-type="float" office:value="0.209784984588623" calcext:value-type="float">
            <text:p>0.209784984588623</text:p>
          </table:table-cell>
          <table:table-cell table:style-name="ce1" office:value-type="float" office:value="0.241163015365601" calcext:value-type="float">
            <text:p>0.241163015365601</text:p>
          </table:table-cell>
          <table:table-cell table:style-name="ce1" office:value-type="float" office:value="0.306613922119141" calcext:value-type="float">
            <text:p>0.306613922119141</text:p>
          </table:table-cell>
          <table:table-cell table:style-name="ce1" office:value-type="float" office:value="0.248803377151489" calcext:value-type="float">
            <text:p>0.248803377151489</text:p>
          </table:table-cell>
          <table:table-cell table:style-name="ce1" office:value-type="float" office:value="0.206439971923828" calcext:value-type="float">
            <text:p>0.206439971923828</text:p>
          </table:table-cell>
          <table:table-cell table:style-name="ce1" office:value-type="float" office:value="0.289321660995483" calcext:value-type="float">
            <text:p>0.289321660995483</text:p>
          </table:table-cell>
          <table:table-cell table:style-name="ce1" office:value-type="float" office:value="0.194787263870239" calcext:value-type="float">
            <text:p>0.194787263870239</text:p>
          </table:table-cell>
          <table:table-cell table:style-name="ce1" office:value-type="float" office:value="0.277463912963867" calcext:value-type="float">
            <text:p>0.277463912963867</text:p>
          </table:table-cell>
          <table:table-cell table:style-name="ce1" office:value-type="float" office:value="0.261254072189331" calcext:value-type="float">
            <text:p>0.261254072189331</text:p>
          </table:table-cell>
          <table:table-cell table:style-name="ce1" office:value-type="float" office:value="0.184741735458374" calcext:value-type="float">
            <text:p>0.184741735458374</text:p>
          </table:table-cell>
          <table:table-cell table:style-name="ce1" office:value-type="float" office:value="0.330019474029541" calcext:value-type="float">
            <text:p>0.330019474029541</text:p>
          </table:table-cell>
          <table:table-cell table:style-name="ce1" office:value-type="float" office:value="0.264862298965454" calcext:value-type="float">
            <text:p>0.264862298965454</text:p>
          </table:table-cell>
          <table:table-cell table:style-name="ce1" office:value-type="float" office:value="0.3070068359375" calcext:value-type="float">
            <text:p>0.3070068359375</text:p>
          </table:table-cell>
          <table:table-cell table:style-name="ce1" office:value-type="float" office:value="0.281948328018188" calcext:value-type="float">
            <text:p>0.281948328018188</text:p>
          </table:table-cell>
          <table:table-cell table:style-name="ce1" office:value-type="float" office:value="0.261990547180176" calcext:value-type="float">
            <text:p>0.261990547180176</text:p>
          </table:table-cell>
          <table:table-cell table:style-name="ce1" office:value-type="float" office:value="0.238322019577026" calcext:value-type="float">
            <text:p>0.238322019577026</text:p>
          </table:table-cell>
          <table:table-cell table:style-name="ce1" office:value-type="float" office:value="0.281308889389038" calcext:value-type="float">
            <text:p>0.281308889389038</text:p>
          </table:table-cell>
          <table:table-cell table:style-name="ce1" office:value-type="float" office:value="0.26960563659668" calcext:value-type="float">
            <text:p>0.26960563659668</text:p>
          </table:table-cell>
          <table:table-cell table:style-name="ce1" office:value-type="float" office:value="0.309045791625977" calcext:value-type="float">
            <text:p>0.309045791625977</text:p>
          </table:table-cell>
          <table:table-cell table:style-name="ce1" office:value-type="float" office:value="0.26906156539917" calcext:value-type="float">
            <text:p>0.26906156539917</text:p>
          </table:table-cell>
          <table:table-cell table:style-name="ce1" office:value-type="float" office:value="0.262730836868286" calcext:value-type="float">
            <text:p>0.262730836868286</text:p>
          </table:table-cell>
          <table:table-cell table:style-name="ce1" office:value-type="float" office:value="0.31513500213623" calcext:value-type="float">
            <text:p>0.31513500213623</text:p>
          </table:table-cell>
          <table:table-cell table:style-name="ce1" office:value-type="float" office:value="0.253860950469971" calcext:value-type="float">
            <text:p>0.253860950469971</text:p>
          </table:table-cell>
          <table:table-cell table:style-name="ce1" office:value-type="float" office:value="0.275972366333008" calcext:value-type="float">
            <text:p>0.275972366333008</text:p>
          </table:table-cell>
          <table:table-cell table:style-name="ce1" office:value-type="float" office:value="0.227324485778809" calcext:value-type="float">
            <text:p>0.227324485778809</text:p>
          </table:table-cell>
          <table:table-cell table:style-name="ce1" office:value-type="float" office:value="0.265375852584839" calcext:value-type="float">
            <text:p>0.265375852584839</text:p>
          </table:table-cell>
          <table:table-cell table:style-name="ce1" office:value-type="float" office:value="0.30917477607727" calcext:value-type="float">
            <text:p>0.30917477607727</text:p>
          </table:table-cell>
          <table:table-cell table:style-name="ce1" office:value-type="float" office:value="0.252756595611572" calcext:value-type="float">
            <text:p>0.252756595611572</text:p>
          </table:table-cell>
          <table:table-cell table:style-name="ce1" office:value-type="float" office:value="0.287594556808472" calcext:value-type="float">
            <text:p>0.287594556808472</text:p>
          </table:table-cell>
          <table:table-cell table:style-name="ce1" office:value-type="float" office:value="0.256768004894257" calcext:value-type="float">
            <text:p>0.256768004894257</text:p>
          </table:table-cell>
          <table:table-cell table:style-name="ce1" office:value-type="float" office:value="0.153811693191528" calcext:value-type="float">
            <text:p>0.153811693191528</text:p>
          </table:table-cell>
          <table:table-cell table:style-name="ce1" office:value-type="float" office:value="0.333355188369751" calcext:value-type="float">
            <text:p>0.333355188369751</text:p>
          </table:table-cell>
          <table:table-cell table:style-name="ce1" office:value-type="float" office:value="25.6768004894257" calcext:value-type="float">
            <text:p>25.6768004894257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um_workers = 16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86280727386475" calcext:value-type="float">
            <text:p>0.186280727386475</text:p>
          </table:table-cell>
          <table:table-cell table:style-name="ce1" office:value-type="float" office:value="0.214339733123779" calcext:value-type="float">
            <text:p>0.214339733123779</text:p>
          </table:table-cell>
          <table:table-cell table:style-name="ce1" office:value-type="float" office:value="0.191612958908081" calcext:value-type="float">
            <text:p>0.191612958908081</text:p>
          </table:table-cell>
          <table:table-cell table:style-name="ce1" office:value-type="float" office:value="0.245650291442871" calcext:value-type="float">
            <text:p>0.245650291442871</text:p>
          </table:table-cell>
          <table:table-cell table:style-name="ce1" office:value-type="float" office:value="0.265576362609863" calcext:value-type="float">
            <text:p>0.265576362609863</text:p>
          </table:table-cell>
          <table:table-cell table:style-name="ce1" office:value-type="float" office:value="0.276412487030029" calcext:value-type="float">
            <text:p>0.276412487030029</text:p>
          </table:table-cell>
          <table:table-cell table:style-name="ce1" office:value-type="float" office:value="0.255023717880249" calcext:value-type="float">
            <text:p>0.255023717880249</text:p>
          </table:table-cell>
          <table:table-cell table:style-name="ce1" office:value-type="float" office:value="0.261583089828491" calcext:value-type="float">
            <text:p>0.261583089828491</text:p>
          </table:table-cell>
          <table:table-cell table:style-name="ce1" office:value-type="float" office:value="0.257467031478882" calcext:value-type="float">
            <text:p>0.257467031478882</text:p>
          </table:table-cell>
          <table:table-cell table:style-name="ce1" office:value-type="float" office:value="0.295259714126587" calcext:value-type="float">
            <text:p>0.295259714126587</text:p>
          </table:table-cell>
          <table:table-cell table:style-name="ce1" office:value-type="float" office:value="0.334895133972168" calcext:value-type="float">
            <text:p>0.334895133972168</text:p>
          </table:table-cell>
          <table:table-cell table:style-name="ce1" office:value-type="float" office:value="0.322593450546265" calcext:value-type="float">
            <text:p>0.322593450546265</text:p>
          </table:table-cell>
          <table:table-cell table:style-name="ce1" office:value-type="float" office:value="0.286322355270386" calcext:value-type="float">
            <text:p>0.286322355270386</text:p>
          </table:table-cell>
          <table:table-cell table:style-name="ce1" office:value-type="float" office:value="0.242057800292969" calcext:value-type="float">
            <text:p>0.242057800292969</text:p>
          </table:table-cell>
          <table:table-cell table:style-name="ce1" office:value-type="float" office:value="0.285933256149292" calcext:value-type="float">
            <text:p>0.285933256149292</text:p>
          </table:table-cell>
          <table:table-cell table:style-name="ce1" office:value-type="float" office:value="0.270612478256226" calcext:value-type="float">
            <text:p>0.270612478256226</text:p>
          </table:table-cell>
          <table:table-cell table:style-name="ce1" office:value-type="float" office:value="0.208812475204468" calcext:value-type="float">
            <text:p>0.208812475204468</text:p>
          </table:table-cell>
          <table:table-cell table:style-name="ce1" office:value-type="float" office:value="0.253720760345459" calcext:value-type="float">
            <text:p>0.253720760345459</text:p>
          </table:table-cell>
          <table:table-cell table:style-name="ce1" office:value-type="float" office:value="0.281916618347168" calcext:value-type="float">
            <text:p>0.281916618347168</text:p>
          </table:table-cell>
          <table:table-cell table:style-name="ce1" office:value-type="float" office:value="0.266268491744995" calcext:value-type="float">
            <text:p>0.266268491744995</text:p>
          </table:table-cell>
          <table:table-cell table:style-name="ce1" office:value-type="float" office:value="0.198262929916382" calcext:value-type="float">
            <text:p>0.198262929916382</text:p>
          </table:table-cell>
          <table:table-cell table:style-name="ce1" office:value-type="float" office:value="0.29350209236145" calcext:value-type="float">
            <text:p>0.29350209236145</text:p>
          </table:table-cell>
          <table:table-cell table:style-name="ce1" office:value-type="float" office:value="0.299074649810791" calcext:value-type="float">
            <text:p>0.299074649810791</text:p>
          </table:table-cell>
          <table:table-cell table:style-name="ce1" office:value-type="float" office:value="0.241929531097412" calcext:value-type="float">
            <text:p>0.241929531097412</text:p>
          </table:table-cell>
          <table:table-cell table:style-name="ce1" office:value-type="float" office:value="0.282666921615601" calcext:value-type="float">
            <text:p>0.282666921615601</text:p>
          </table:table-cell>
          <table:table-cell table:style-name="ce1" office:value-type="float" office:value="0.290498733520508" calcext:value-type="float">
            <text:p>0.290498733520508</text:p>
          </table:table-cell>
          <table:table-cell table:style-name="ce1" office:value-type="float" office:value="0.285099506378174" calcext:value-type="float">
            <text:p>0.285099506378174</text:p>
          </table:table-cell>
          <table:table-cell table:style-name="ce1" office:value-type="float" office:value="0.278568029403687" calcext:value-type="float">
            <text:p>0.278568029403687</text:p>
          </table:table-cell>
          <table:table-cell table:style-name="ce1" office:value-type="float" office:value="0.298458576202393" calcext:value-type="float">
            <text:p>0.298458576202393</text:p>
          </table:table-cell>
          <table:table-cell table:style-name="ce1" office:value-type="float" office:value="0.306558132171631" calcext:value-type="float">
            <text:p>0.306558132171631</text:p>
          </table:table-cell>
          <table:table-cell table:style-name="ce1" office:value-type="float" office:value="0.277564287185669" calcext:value-type="float">
            <text:p>0.277564287185669</text:p>
          </table:table-cell>
          <table:table-cell table:style-name="ce1" office:value-type="float" office:value="0.272494316101074" calcext:value-type="float">
            <text:p>0.272494316101074</text:p>
          </table:table-cell>
          <table:table-cell table:style-name="ce1" office:value-type="float" office:value="0.285789012908936" calcext:value-type="float">
            <text:p>0.285789012908936</text:p>
          </table:table-cell>
          <table:table-cell table:style-name="ce1" office:value-type="float" office:value="0.285239934921265" calcext:value-type="float">
            <text:p>0.285239934921265</text:p>
          </table:table-cell>
          <table:table-cell table:style-name="ce1" office:value-type="float" office:value="0.323104858398437" calcext:value-type="float">
            <text:p>0.323104858398437</text:p>
          </table:table-cell>
          <table:table-cell table:style-name="ce1" office:value-type="float" office:value="0.267765998840332" calcext:value-type="float">
            <text:p>0.267765998840332</text:p>
          </table:table-cell>
          <table:table-cell table:style-name="ce1" office:value-type="float" office:value="0.333745002746582" calcext:value-type="float">
            <text:p>0.333745002746582</text:p>
          </table:table-cell>
          <table:table-cell table:style-name="ce1" office:value-type="float" office:value="0.179038286209106" calcext:value-type="float">
            <text:p>0.179038286209106</text:p>
          </table:table-cell>
          <table:table-cell table:style-name="ce1" office:value-type="float" office:value="0.249327659606934" calcext:value-type="float">
            <text:p>0.249327659606934</text:p>
          </table:table-cell>
          <table:table-cell table:style-name="ce1" office:value-type="float" office:value="0.255382061004639" calcext:value-type="float">
            <text:p>0.255382061004639</text:p>
          </table:table-cell>
          <table:table-cell table:style-name="ce1" office:value-type="float" office:value="0.249103307723999" calcext:value-type="float">
            <text:p>0.249103307723999</text:p>
          </table:table-cell>
          <table:table-cell table:style-name="ce1" office:value-type="float" office:value="0.214872598648071" calcext:value-type="float">
            <text:p>0.214872598648071</text:p>
          </table:table-cell>
          <table:table-cell table:style-name="ce1" office:value-type="float" office:value="0.334542274475098" calcext:value-type="float">
            <text:p>0.334542274475098</text:p>
          </table:table-cell>
          <table:table-cell table:style-name="ce1" office:value-type="float" office:value="0.286097526550293" calcext:value-type="float">
            <text:p>0.286097526550293</text:p>
          </table:table-cell>
          <table:table-cell table:style-name="ce1" office:value-type="float" office:value="0.289789915084839" calcext:value-type="float">
            <text:p>0.289789915084839</text:p>
          </table:table-cell>
          <table:table-cell table:style-name="ce1" office:value-type="float" office:value="0.267989158630371" calcext:value-type="float">
            <text:p>0.267989158630371</text:p>
          </table:table-cell>
          <table:table-cell table:style-name="ce1" office:value-type="float" office:value="0.29853892326355" calcext:value-type="float">
            <text:p>0.29853892326355</text:p>
          </table:table-cell>
          <table:table-cell table:style-name="ce1" office:value-type="float" office:value="0.282646417617798" calcext:value-type="float">
            <text:p>0.282646417617798</text:p>
          </table:table-cell>
          <table:table-cell table:style-name="ce1" office:value-type="float" office:value="0.263243675231934" calcext:value-type="float">
            <text:p>0.263243675231934</text:p>
          </table:table-cell>
          <table:table-cell table:style-name="ce1" office:value-type="float" office:value="0.29785943031311" calcext:value-type="float">
            <text:p>0.29785943031311</text:p>
          </table:table-cell>
          <table:table-cell table:style-name="ce1" office:value-type="float" office:value="0.31026554107666" calcext:value-type="float">
            <text:p>0.31026554107666</text:p>
          </table:table-cell>
          <table:table-cell table:style-name="ce1" office:value-type="float" office:value="0.273985862731934" calcext:value-type="float">
            <text:p>0.273985862731934</text:p>
          </table:table-cell>
          <table:table-cell table:style-name="ce1" office:value-type="float" office:value="0.298327922821045" calcext:value-type="float">
            <text:p>0.298327922821045</text:p>
          </table:table-cell>
          <table:table-cell table:style-name="ce1" office:value-type="float" office:value="0.317767143249512" calcext:value-type="float">
            <text:p>0.317767143249512</text:p>
          </table:table-cell>
          <table:table-cell table:style-name="ce1" office:value-type="float" office:value="0.28276538848877" calcext:value-type="float">
            <text:p>0.28276538848877</text:p>
          </table:table-cell>
          <table:table-cell table:style-name="ce1" office:value-type="float" office:value="0.315141916275024" calcext:value-type="float">
            <text:p>0.315141916275024</text:p>
          </table:table-cell>
          <table:table-cell table:style-name="ce1" office:value-type="float" office:value="0.23675537109375" calcext:value-type="float">
            <text:p>0.23675537109375</text:p>
          </table:table-cell>
          <table:table-cell table:style-name="ce1" office:value-type="float" office:value="0.251112461090088" calcext:value-type="float">
            <text:p>0.251112461090088</text:p>
          </table:table-cell>
          <table:table-cell table:style-name="ce1" office:value-type="float" office:value="0.303881168365479" calcext:value-type="float">
            <text:p>0.303881168365479</text:p>
          </table:table-cell>
          <table:table-cell table:style-name="ce1" office:value-type="float" office:value="0.295182943344116" calcext:value-type="float">
            <text:p>0.295182943344116</text:p>
          </table:table-cell>
          <table:table-cell table:style-name="ce1" office:value-type="float" office:value="0.197534799575806" calcext:value-type="float">
            <text:p>0.197534799575806</text:p>
          </table:table-cell>
          <table:table-cell table:style-name="ce1" office:value-type="float" office:value="0.339160680770874" calcext:value-type="float">
            <text:p>0.339160680770874</text:p>
          </table:table-cell>
          <table:table-cell table:style-name="ce1" office:value-type="float" office:value="0.184144258499146" calcext:value-type="float">
            <text:p>0.184144258499146</text:p>
          </table:table-cell>
          <table:table-cell table:style-name="ce1" office:value-type="float" office:value="0.334916591644287" calcext:value-type="float">
            <text:p>0.334916591644287</text:p>
          </table:table-cell>
          <table:table-cell table:style-name="ce1" office:value-type="float" office:value="0.290220737457275" calcext:value-type="float">
            <text:p>0.290220737457275</text:p>
          </table:table-cell>
          <table:table-cell table:style-name="ce1" office:value-type="float" office:value="0.297510147094727" calcext:value-type="float">
            <text:p>0.297510147094727</text:p>
          </table:table-cell>
          <table:table-cell table:style-name="ce1" office:value-type="float" office:value="0.281829595565796" calcext:value-type="float">
            <text:p>0.281829595565796</text:p>
          </table:table-cell>
          <table:table-cell table:style-name="ce1" office:value-type="float" office:value="0.32870888710022" calcext:value-type="float">
            <text:p>0.32870888710022</text:p>
          </table:table-cell>
          <table:table-cell table:style-name="ce1" office:value-type="float" office:value="0.275525331497192" calcext:value-type="float">
            <text:p>0.275525331497192</text:p>
          </table:table-cell>
          <table:table-cell table:style-name="ce1" office:value-type="float" office:value="0.191516399383545" calcext:value-type="float">
            <text:p>0.191516399383545</text:p>
          </table:table-cell>
          <table:table-cell table:style-name="ce1" office:value-type="float" office:value="0.275664806365967" calcext:value-type="float">
            <text:p>0.275664806365967</text:p>
          </table:table-cell>
          <table:table-cell table:style-name="ce1" office:value-type="float" office:value="0.258809328079224" calcext:value-type="float">
            <text:p>0.258809328079224</text:p>
          </table:table-cell>
          <table:table-cell table:style-name="ce1" office:value-type="float" office:value="0.304802417755127" calcext:value-type="float">
            <text:p>0.304802417755127</text:p>
          </table:table-cell>
          <table:table-cell table:style-name="ce1" office:value-type="float" office:value="0.296735763549805" calcext:value-type="float">
            <text:p>0.296735763549805</text:p>
          </table:table-cell>
          <table:table-cell table:style-name="ce1" office:value-type="float" office:value="0.275104999542236" calcext:value-type="float">
            <text:p>0.275104999542236</text:p>
          </table:table-cell>
          <table:table-cell table:style-name="ce1" office:value-type="float" office:value="0.291431665420532" calcext:value-type="float">
            <text:p>0.291431665420532</text:p>
          </table:table-cell>
          <table:table-cell table:style-name="ce1" office:value-type="float" office:value="0.290517807006836" calcext:value-type="float">
            <text:p>0.290517807006836</text:p>
          </table:table-cell>
          <table:table-cell table:style-name="ce1" office:value-type="float" office:value="0.331693887710571" calcext:value-type="float">
            <text:p>0.331693887710571</text:p>
          </table:table-cell>
          <table:table-cell table:style-name="ce1" office:value-type="float" office:value="0.229016780853271" calcext:value-type="float">
            <text:p>0.229016780853271</text:p>
          </table:table-cell>
          <table:table-cell table:style-name="ce1" office:value-type="float" office:value="0.301134586334229" calcext:value-type="float">
            <text:p>0.301134586334229</text:p>
          </table:table-cell>
          <table:table-cell table:style-name="ce1" office:value-type="float" office:value="0.206409454345703" calcext:value-type="float">
            <text:p>0.206409454345703</text:p>
          </table:table-cell>
          <table:table-cell table:style-name="ce1" office:value-type="float" office:value="0.206620454788208" calcext:value-type="float">
            <text:p>0.206620454788208</text:p>
          </table:table-cell>
          <table:table-cell table:style-name="ce1" office:value-type="float" office:value="0.318885087966919" calcext:value-type="float">
            <text:p>0.318885087966919</text:p>
          </table:table-cell>
          <table:table-cell table:style-name="ce1" office:value-type="float" office:value="0.336230993270874" calcext:value-type="float">
            <text:p>0.336230993270874</text:p>
          </table:table-cell>
          <table:table-cell table:style-name="ce1" office:value-type="float" office:value="0.285613775253296" calcext:value-type="float">
            <text:p>0.285613775253296</text:p>
          </table:table-cell>
          <table:table-cell table:style-name="ce1" office:value-type="float" office:value="0.25127649307251" calcext:value-type="float">
            <text:p>0.25127649307251</text:p>
          </table:table-cell>
          <table:table-cell table:style-name="ce1" office:value-type="float" office:value="0.31306004524231" calcext:value-type="float">
            <text:p>0.31306004524231</text:p>
          </table:table-cell>
          <table:table-cell table:style-name="ce1" office:value-type="float" office:value="0.318900108337402" calcext:value-type="float">
            <text:p>0.318900108337402</text:p>
          </table:table-cell>
          <table:table-cell table:style-name="ce1" office:value-type="float" office:value="0.334683179855347" calcext:value-type="float">
            <text:p>0.334683179855347</text:p>
          </table:table-cell>
          <table:table-cell table:style-name="ce1" office:value-type="float" office:value="0.284462213516235" calcext:value-type="float">
            <text:p>0.284462213516235</text:p>
          </table:table-cell>
          <table:table-cell table:style-name="ce1" office:value-type="float" office:value="0.313455820083618" calcext:value-type="float">
            <text:p>0.313455820083618</text:p>
          </table:table-cell>
          <table:table-cell table:style-name="ce1" office:value-type="float" office:value="0.321927070617676" calcext:value-type="float">
            <text:p>0.321927070617676</text:p>
          </table:table-cell>
          <table:table-cell table:style-name="ce1" office:value-type="float" office:value="0.356056928634644" calcext:value-type="float">
            <text:p>0.356056928634644</text:p>
          </table:table-cell>
          <table:table-cell table:style-name="ce1" office:value-type="float" office:value="0.313730716705322" calcext:value-type="float">
            <text:p>0.313730716705322</text:p>
          </table:table-cell>
          <table:table-cell table:style-name="ce1" office:value-type="float" office:value="0.488279581069946" calcext:value-type="float">
            <text:p>0.488279581069946</text:p>
          </table:table-cell>
          <table:table-cell table:style-name="ce1" office:value-type="float" office:value="0.331496953964233" calcext:value-type="float">
            <text:p>0.331496953964233</text:p>
          </table:table-cell>
          <table:table-cell table:style-name="ce1" office:value-type="float" office:value="0.324317693710327" calcext:value-type="float">
            <text:p>0.324317693710327</text:p>
          </table:table-cell>
          <table:table-cell table:style-name="ce1" office:value-type="float" office:value="0.268282651901245" calcext:value-type="float">
            <text:p>0.268282651901245</text:p>
          </table:table-cell>
          <table:table-cell table:style-name="ce1" office:value-type="float" office:value="0.341972351074219" calcext:value-type="float">
            <text:p>0.341972351074219</text:p>
          </table:table-cell>
          <table:table-cell table:style-name="ce1" office:value-type="float" office:value="0.33050012588501" calcext:value-type="float">
            <text:p>0.33050012588501</text:p>
          </table:table-cell>
          <table:table-cell table:style-name="ce1" office:value-type="float" office:value="0.281984195709228" calcext:value-type="float">
            <text:p>0.281984195709228</text:p>
          </table:table-cell>
          <table:table-cell table:style-name="ce1" office:value-type="float" office:value="0.179038286209106" calcext:value-type="float">
            <text:p>0.179038286209106</text:p>
          </table:table-cell>
          <table:table-cell table:style-name="ce1" office:value-type="float" office:value="0.488279581069946" calcext:value-type="float">
            <text:p>0.488279581069946</text:p>
          </table:table-cell>
          <table:table-cell table:style-name="ce1" office:value-type="float" office:value="28.1984195709229" calcext:value-type="float">
            <text:p>28.198419570922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um_workers = 17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212728500366211" calcext:value-type="float">
            <text:p>0.212728500366211</text:p>
          </table:table-cell>
          <table:table-cell table:style-name="ce1" office:value-type="float" office:value="0.251173973083496" calcext:value-type="float">
            <text:p>0.251173973083496</text:p>
          </table:table-cell>
          <table:table-cell table:style-name="ce1" office:value-type="float" office:value="0.266582012176514" calcext:value-type="float">
            <text:p>0.266582012176514</text:p>
          </table:table-cell>
          <table:table-cell table:style-name="ce1" office:value-type="float" office:value="0.276326179504395" calcext:value-type="float">
            <text:p>0.276326179504395</text:p>
          </table:table-cell>
          <table:table-cell table:style-name="ce1" office:value-type="float" office:value="0.2679443359375" calcext:value-type="float">
            <text:p>0.2679443359375</text:p>
          </table:table-cell>
          <table:table-cell table:style-name="ce1" office:value-type="float" office:value="0.301796913146973" calcext:value-type="float">
            <text:p>0.301796913146973</text:p>
          </table:table-cell>
          <table:table-cell table:style-name="ce1" office:value-type="float" office:value="0.177716732025146" calcext:value-type="float">
            <text:p>0.177716732025146</text:p>
          </table:table-cell>
          <table:table-cell table:style-name="ce1" office:value-type="float" office:value="0.262052059173584" calcext:value-type="float">
            <text:p>0.262052059173584</text:p>
          </table:table-cell>
          <table:table-cell table:style-name="ce1" office:value-type="float" office:value="0.282059192657471" calcext:value-type="float">
            <text:p>0.282059192657471</text:p>
          </table:table-cell>
          <table:table-cell table:style-name="ce1" office:value-type="float" office:value="0.28565239906311" calcext:value-type="float">
            <text:p>0.28565239906311</text:p>
          </table:table-cell>
          <table:table-cell table:style-name="ce1" office:value-type="float" office:value="0.299613475799561" calcext:value-type="float">
            <text:p>0.299613475799561</text:p>
          </table:table-cell>
          <table:table-cell table:style-name="ce1" office:value-type="float" office:value="0.250327825546265" calcext:value-type="float">
            <text:p>0.250327825546265</text:p>
          </table:table-cell>
          <table:table-cell table:style-name="ce1" office:value-type="float" office:value="0.303948402404785" calcext:value-type="float">
            <text:p>0.303948402404785</text:p>
          </table:table-cell>
          <table:table-cell table:style-name="ce1" office:value-type="float" office:value="0.280868291854858" calcext:value-type="float">
            <text:p>0.280868291854858</text:p>
          </table:table-cell>
          <table:table-cell table:style-name="ce1" office:value-type="float" office:value="0.301499605178833" calcext:value-type="float">
            <text:p>0.301499605178833</text:p>
          </table:table-cell>
          <table:table-cell table:style-name="ce1" office:value-type="float" office:value="0.27829098701477" calcext:value-type="float">
            <text:p>0.27829098701477</text:p>
          </table:table-cell>
          <table:table-cell table:style-name="ce1" office:value-type="float" office:value="0.258287191390991" calcext:value-type="float">
            <text:p>0.258287191390991</text:p>
          </table:table-cell>
          <table:table-cell table:style-name="ce1" office:value-type="float" office:value="0.194796800613403" calcext:value-type="float">
            <text:p>0.194796800613403</text:p>
          </table:table-cell>
          <table:table-cell table:style-name="ce1" office:value-type="float" office:value="0.209563016891479" calcext:value-type="float">
            <text:p>0.209563016891479</text:p>
          </table:table-cell>
          <table:table-cell table:style-name="ce1" office:value-type="float" office:value="0.482026100158691" calcext:value-type="float">
            <text:p>0.482026100158691</text:p>
          </table:table-cell>
          <table:table-cell table:style-name="ce1" office:value-type="float" office:value="0.258340120315552" calcext:value-type="float">
            <text:p>0.258340120315552</text:p>
          </table:table-cell>
          <table:table-cell table:style-name="ce1" office:value-type="float" office:value="0.207839727401733" calcext:value-type="float">
            <text:p>0.207839727401733</text:p>
          </table:table-cell>
          <table:table-cell table:style-name="ce1" office:value-type="float" office:value="0.283469915390015" calcext:value-type="float">
            <text:p>0.283469915390015</text:p>
          </table:table-cell>
          <table:table-cell table:style-name="ce1" office:value-type="float" office:value="0.230793237686157" calcext:value-type="float">
            <text:p>0.230793237686157</text:p>
          </table:table-cell>
          <table:table-cell table:style-name="ce1" office:value-type="float" office:value="0.243202447891235" calcext:value-type="float">
            <text:p>0.243202447891235</text:p>
          </table:table-cell>
          <table:table-cell table:style-name="ce1" office:value-type="float" office:value="0.317935943603516" calcext:value-type="float">
            <text:p>0.317935943603516</text:p>
          </table:table-cell>
          <table:table-cell table:style-name="ce1" office:value-type="float" office:value="0.328627347946167" calcext:value-type="float">
            <text:p>0.328627347946167</text:p>
          </table:table-cell>
          <table:table-cell table:style-name="ce1" office:value-type="float" office:value="0.297990798950195" calcext:value-type="float">
            <text:p>0.297990798950195</text:p>
          </table:table-cell>
          <table:table-cell table:style-name="ce1" office:value-type="float" office:value="0.33299708366394" calcext:value-type="float">
            <text:p>0.33299708366394</text:p>
          </table:table-cell>
          <table:table-cell table:style-name="ce1" office:value-type="float" office:value="0.32328987121582" calcext:value-type="float">
            <text:p>0.32328987121582</text:p>
          </table:table-cell>
          <table:table-cell table:style-name="ce1" office:value-type="float" office:value="0.418761968612671" calcext:value-type="float">
            <text:p>0.418761968612671</text:p>
          </table:table-cell>
          <table:table-cell table:style-name="ce1" office:value-type="float" office:value="0.295350074768066" calcext:value-type="float">
            <text:p>0.295350074768066</text:p>
          </table:table-cell>
          <table:table-cell table:style-name="ce1" office:value-type="float" office:value="0.346939086914062" calcext:value-type="float">
            <text:p>0.346939086914062</text:p>
          </table:table-cell>
          <table:table-cell table:style-name="ce1" office:value-type="float" office:value="0.326156616210937" calcext:value-type="float">
            <text:p>0.326156616210937</text:p>
          </table:table-cell>
          <table:table-cell table:style-name="ce1" office:value-type="float" office:value="0.352311134338379" calcext:value-type="float">
            <text:p>0.352311134338379</text:p>
          </table:table-cell>
          <table:table-cell table:style-name="ce1" office:value-type="float" office:value="0.316097736358643" calcext:value-type="float">
            <text:p>0.316097736358643</text:p>
          </table:table-cell>
          <table:table-cell table:style-name="ce1" office:value-type="float" office:value="0.293628931045532" calcext:value-type="float">
            <text:p>0.293628931045532</text:p>
          </table:table-cell>
          <table:table-cell table:style-name="ce1" office:value-type="float" office:value="0.163307189941406" calcext:value-type="float">
            <text:p>0.163307189941406</text:p>
          </table:table-cell>
          <table:table-cell table:style-name="ce1" office:value-type="float" office:value="0.197064161300659" calcext:value-type="float">
            <text:p>0.197064161300659</text:p>
          </table:table-cell>
          <table:table-cell table:style-name="ce1" office:value-type="float" office:value="0.324692487716675" calcext:value-type="float">
            <text:p>0.324692487716675</text:p>
          </table:table-cell>
          <table:table-cell table:style-name="ce1" office:value-type="float" office:value="0.205747365951538" calcext:value-type="float">
            <text:p>0.205747365951538</text:p>
          </table:table-cell>
          <table:table-cell table:style-name="ce1" office:value-type="float" office:value="0.257081747055054" calcext:value-type="float">
            <text:p>0.257081747055054</text:p>
          </table:table-cell>
          <table:table-cell table:style-name="ce1" office:value-type="float" office:value="0.353195667266846" calcext:value-type="float">
            <text:p>0.353195667266846</text:p>
          </table:table-cell>
          <table:table-cell table:style-name="ce1" office:value-type="float" office:value="0.28962254524231" calcext:value-type="float">
            <text:p>0.28962254524231</text:p>
          </table:table-cell>
          <table:table-cell table:style-name="ce1" office:value-type="float" office:value="0.332132577896118" calcext:value-type="float">
            <text:p>0.332132577896118</text:p>
          </table:table-cell>
          <table:table-cell table:style-name="ce1" office:value-type="float" office:value="0.367162704467773" calcext:value-type="float">
            <text:p>0.367162704467773</text:p>
          </table:table-cell>
          <table:table-cell table:style-name="ce1" office:value-type="float" office:value="0.38884711265564" calcext:value-type="float">
            <text:p>0.38884711265564</text:p>
          </table:table-cell>
          <table:table-cell table:style-name="ce1" office:value-type="float" office:value="0.251847505569458" calcext:value-type="float">
            <text:p>0.251847505569458</text:p>
          </table:table-cell>
          <table:table-cell table:style-name="ce1" office:value-type="float" office:value="0.279623985290527" calcext:value-type="float">
            <text:p>0.279623985290527</text:p>
          </table:table-cell>
          <table:table-cell table:style-name="ce1" office:value-type="float" office:value="0.325943946838379" calcext:value-type="float">
            <text:p>0.325943946838379</text:p>
          </table:table-cell>
          <table:table-cell table:style-name="ce1" office:value-type="float" office:value="0.355857849121094" calcext:value-type="float">
            <text:p>0.355857849121094</text:p>
          </table:table-cell>
          <table:table-cell table:style-name="ce1" office:value-type="float" office:value="0.319283008575439" calcext:value-type="float">
            <text:p>0.319283008575439</text:p>
          </table:table-cell>
          <table:table-cell table:style-name="ce1" office:value-type="float" office:value="0.351974248886108" calcext:value-type="float">
            <text:p>0.351974248886108</text:p>
          </table:table-cell>
          <table:table-cell table:style-name="ce1" office:value-type="float" office:value="0.257534742355347" calcext:value-type="float">
            <text:p>0.257534742355347</text:p>
          </table:table-cell>
          <table:table-cell table:style-name="ce1" office:value-type="float" office:value="0.30467700958252" calcext:value-type="float">
            <text:p>0.30467700958252</text:p>
          </table:table-cell>
          <table:table-cell table:style-name="ce1" office:value-type="float" office:value="0.316899299621582" calcext:value-type="float">
            <text:p>0.316899299621582</text:p>
          </table:table-cell>
          <table:table-cell table:style-name="ce1" office:value-type="float" office:value="0.297773361206055" calcext:value-type="float">
            <text:p>0.297773361206055</text:p>
          </table:table-cell>
          <table:table-cell table:style-name="ce1" office:value-type="float" office:value="0.290184736251831" calcext:value-type="float">
            <text:p>0.290184736251831</text:p>
          </table:table-cell>
          <table:table-cell table:style-name="ce1" office:value-type="float" office:value="0.321374416351318" calcext:value-type="float">
            <text:p>0.321374416351318</text:p>
          </table:table-cell>
          <table:table-cell table:style-name="ce1" office:value-type="float" office:value="0.268999814987183" calcext:value-type="float">
            <text:p>0.268999814987183</text:p>
          </table:table-cell>
          <table:table-cell table:style-name="ce1" office:value-type="float" office:value="0.221337795257568" calcext:value-type="float">
            <text:p>0.221337795257568</text:p>
          </table:table-cell>
          <table:table-cell table:style-name="ce1" office:value-type="float" office:value="0.21768307685852" calcext:value-type="float">
            <text:p>0.21768307685852</text:p>
          </table:table-cell>
          <table:table-cell table:style-name="ce1" office:value-type="float" office:value="0.236167907714844" calcext:value-type="float">
            <text:p>0.236167907714844</text:p>
          </table:table-cell>
          <table:table-cell table:style-name="ce1" office:value-type="float" office:value="0.153539180755615" calcext:value-type="float">
            <text:p>0.153539180755615</text:p>
          </table:table-cell>
          <table:table-cell table:style-name="ce1" office:value-type="float" office:value="0.284504890441895" calcext:value-type="float">
            <text:p>0.284504890441895</text:p>
          </table:table-cell>
          <table:table-cell table:style-name="ce1" office:value-type="float" office:value="0.311667919158936" calcext:value-type="float">
            <text:p>0.311667919158936</text:p>
          </table:table-cell>
          <table:table-cell table:style-name="ce1" office:value-type="float" office:value="0.27839469909668" calcext:value-type="float">
            <text:p>0.27839469909668</text:p>
          </table:table-cell>
          <table:table-cell table:style-name="ce1" office:value-type="float" office:value="0.269700527191162" calcext:value-type="float">
            <text:p>0.269700527191162</text:p>
          </table:table-cell>
          <table:table-cell table:style-name="ce1" office:value-type="float" office:value="0.326474189758301" calcext:value-type="float">
            <text:p>0.326474189758301</text:p>
          </table:table-cell>
          <table:table-cell table:style-name="ce1" office:value-type="float" office:value="0.294350862503052" calcext:value-type="float">
            <text:p>0.294350862503052</text:p>
          </table:table-cell>
          <table:table-cell table:style-name="ce1" office:value-type="float" office:value="0.304756879806519" calcext:value-type="float">
            <text:p>0.304756879806519</text:p>
          </table:table-cell>
          <table:table-cell table:style-name="ce1" office:value-type="float" office:value="0.313464641571045" calcext:value-type="float">
            <text:p>0.313464641571045</text:p>
          </table:table-cell>
          <table:table-cell table:style-name="ce1" office:value-type="float" office:value="0.315437793731689" calcext:value-type="float">
            <text:p>0.315437793731689</text:p>
          </table:table-cell>
          <table:table-cell table:style-name="ce1" office:value-type="float" office:value="0.309064865112305" calcext:value-type="float">
            <text:p>0.309064865112305</text:p>
          </table:table-cell>
          <table:table-cell table:style-name="ce1" office:value-type="float" office:value="0.278812170028687" calcext:value-type="float">
            <text:p>0.278812170028687</text:p>
          </table:table-cell>
          <table:table-cell table:style-name="ce1" office:value-type="float" office:value="0.3042311668396" calcext:value-type="float">
            <text:p>0.3042311668396</text:p>
          </table:table-cell>
          <table:table-cell table:style-name="ce1" office:value-type="float" office:value="0.294487953186035" calcext:value-type="float">
            <text:p>0.294487953186035</text:p>
          </table:table-cell>
          <table:table-cell table:style-name="ce1" office:value-type="float" office:value="0.243801355361938" calcext:value-type="float">
            <text:p>0.243801355361938</text:p>
          </table:table-cell>
          <table:table-cell table:style-name="ce1" office:value-type="float" office:value="0.169935941696167" calcext:value-type="float">
            <text:p>0.169935941696167</text:p>
          </table:table-cell>
          <table:table-cell table:style-name="ce1" office:value-type="float" office:value="0.269012928009033" calcext:value-type="float">
            <text:p>0.269012928009033</text:p>
          </table:table-cell>
          <table:table-cell table:style-name="ce1" office:value-type="float" office:value="0.229083061218262" calcext:value-type="float">
            <text:p>0.229083061218262</text:p>
          </table:table-cell>
          <table:table-cell table:style-name="ce1" office:value-type="float" office:value="0.280054807662964" calcext:value-type="float">
            <text:p>0.280054807662964</text:p>
          </table:table-cell>
          <table:table-cell table:style-name="ce1" office:value-type="float" office:value="0.296303272247314" calcext:value-type="float">
            <text:p>0.296303272247314</text:p>
          </table:table-cell>
          <table:table-cell table:style-name="ce1" office:value-type="float" office:value="0.329805850982666" calcext:value-type="float">
            <text:p>0.329805850982666</text:p>
          </table:table-cell>
          <table:table-cell table:style-name="ce1" office:value-type="float" office:value="0.273523092269897" calcext:value-type="float">
            <text:p>0.273523092269897</text:p>
          </table:table-cell>
          <table:table-cell table:style-name="ce1" office:value-type="float" office:value="0.289287090301514" calcext:value-type="float">
            <text:p>0.289287090301514</text:p>
          </table:table-cell>
          <table:table-cell table:style-name="ce1" office:value-type="float" office:value="0.274890661239624" calcext:value-type="float">
            <text:p>0.274890661239624</text:p>
          </table:table-cell>
          <table:table-cell table:style-name="ce1" office:value-type="float" office:value="0.349987506866455" calcext:value-type="float">
            <text:p>0.349987506866455</text:p>
          </table:table-cell>
          <table:table-cell table:style-name="ce1" office:value-type="float" office:value="0.234732866287231" calcext:value-type="float">
            <text:p>0.234732866287231</text:p>
          </table:table-cell>
          <table:table-cell table:style-name="ce1" office:value-type="float" office:value="0.317483186721802" calcext:value-type="float">
            <text:p>0.317483186721802</text:p>
          </table:table-cell>
          <table:table-cell table:style-name="ce1" office:value-type="float" office:value="0.303553342819214" calcext:value-type="float">
            <text:p>0.303553342819214</text:p>
          </table:table-cell>
          <table:table-cell table:style-name="ce1" office:value-type="float" office:value="0.324889183044434" calcext:value-type="float">
            <text:p>0.324889183044434</text:p>
          </table:table-cell>
          <table:table-cell table:style-name="ce1" office:value-type="float" office:value="0.261799097061157" calcext:value-type="float">
            <text:p>0.261799097061157</text:p>
          </table:table-cell>
          <table:table-cell table:style-name="ce1" office:value-type="float" office:value="0.320166349411011" calcext:value-type="float">
            <text:p>0.320166349411011</text:p>
          </table:table-cell>
          <table:table-cell table:style-name="ce1" office:value-type="float" office:value="0.281658411026001" calcext:value-type="float">
            <text:p>0.281658411026001</text:p>
          </table:table-cell>
          <table:table-cell table:style-name="ce1" office:value-type="float" office:value="0.288792848587036" calcext:value-type="float">
            <text:p>0.288792848587036</text:p>
          </table:table-cell>
          <table:table-cell table:style-name="ce1" office:value-type="float" office:value="0.253966569900513" calcext:value-type="float">
            <text:p>0.253966569900513</text:p>
          </table:table-cell>
          <table:table-cell table:style-name="ce1" office:value-type="float" office:value="0.346431970596313" calcext:value-type="float">
            <text:p>0.346431970596313</text:p>
          </table:table-cell>
          <table:table-cell table:style-name="ce1" office:value-type="float" office:value="0.25394082069397" calcext:value-type="float">
            <text:p>0.25394082069397</text:p>
          </table:table-cell>
          <table:table-cell table:style-name="ce1" office:value-type="float" office:value="0.310953855514526" calcext:value-type="float">
            <text:p>0.310953855514526</text:p>
          </table:table-cell>
          <table:table-cell table:style-name="ce1" office:value-type="float" office:value="0.28655944108963" calcext:value-type="float">
            <text:p>0.28655944108963</text:p>
          </table:table-cell>
          <table:table-cell table:style-name="ce1" office:value-type="float" office:value="0.153539180755615" calcext:value-type="float">
            <text:p>0.153539180755615</text:p>
          </table:table-cell>
          <table:table-cell table:style-name="ce1" office:value-type="float" office:value="0.482026100158691" calcext:value-type="float">
            <text:p>0.482026100158691</text:p>
          </table:table-cell>
          <table:table-cell table:style-name="ce1" office:value-type="float" office:value="28.655944108963" calcext:value-type="float">
            <text:p>28.65594410896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um_workers = 18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258476257324219" calcext:value-type="float">
            <text:p>0.258476257324219</text:p>
          </table:table-cell>
          <table:table-cell table:style-name="ce1" office:value-type="float" office:value="0.216417551040649" calcext:value-type="float">
            <text:p>0.216417551040649</text:p>
          </table:table-cell>
          <table:table-cell table:style-name="ce1" office:value-type="float" office:value="0.362400054931641" calcext:value-type="float">
            <text:p>0.362400054931641</text:p>
          </table:table-cell>
          <table:table-cell table:style-name="ce1" office:value-type="float" office:value="0.356758594512939" calcext:value-type="float">
            <text:p>0.356758594512939</text:p>
          </table:table-cell>
          <table:table-cell table:style-name="ce1" office:value-type="float" office:value="0.335250377655029" calcext:value-type="float">
            <text:p>0.335250377655029</text:p>
          </table:table-cell>
          <table:table-cell table:style-name="ce1" office:value-type="float" office:value="0.30049991607666" calcext:value-type="float">
            <text:p>0.30049991607666</text:p>
          </table:table-cell>
          <table:table-cell table:style-name="ce1" office:value-type="float" office:value="0.313251733779907" calcext:value-type="float">
            <text:p>0.313251733779907</text:p>
          </table:table-cell>
          <table:table-cell table:style-name="ce1" office:value-type="float" office:value="0.307519197463989" calcext:value-type="float">
            <text:p>0.307519197463989</text:p>
          </table:table-cell>
          <table:table-cell table:style-name="ce1" office:value-type="float" office:value="0.26313591003418" calcext:value-type="float">
            <text:p>0.26313591003418</text:p>
          </table:table-cell>
          <table:table-cell table:style-name="ce1" office:value-type="float" office:value="0.330392122268677" calcext:value-type="float">
            <text:p>0.330392122268677</text:p>
          </table:table-cell>
          <table:table-cell table:style-name="ce1" office:value-type="float" office:value="0.322410821914673" calcext:value-type="float">
            <text:p>0.322410821914673</text:p>
          </table:table-cell>
          <table:table-cell table:style-name="ce1" office:value-type="float" office:value="0.372448921203613" calcext:value-type="float">
            <text:p>0.372448921203613</text:p>
          </table:table-cell>
          <table:table-cell table:style-name="ce1" office:value-type="float" office:value="0.364054203033447" calcext:value-type="float">
            <text:p>0.364054203033447</text:p>
          </table:table-cell>
          <table:table-cell table:style-name="ce1" office:value-type="float" office:value="0.248863220214844" calcext:value-type="float">
            <text:p>0.248863220214844</text:p>
          </table:table-cell>
          <table:table-cell table:style-name="ce1" office:value-type="float" office:value="0.326287269592285" calcext:value-type="float">
            <text:p>0.326287269592285</text:p>
          </table:table-cell>
          <table:table-cell table:style-name="ce1" office:value-type="float" office:value="0.274981737136841" calcext:value-type="float">
            <text:p>0.274981737136841</text:p>
          </table:table-cell>
          <table:table-cell table:style-name="ce1" office:value-type="float" office:value="0.313647747039795" calcext:value-type="float">
            <text:p>0.313647747039795</text:p>
          </table:table-cell>
          <table:table-cell table:style-name="ce1" office:value-type="float" office:value="0.289860486984253" calcext:value-type="float">
            <text:p>0.289860486984253</text:p>
          </table:table-cell>
          <table:table-cell table:style-name="ce1" office:value-type="float" office:value="0.284009218215942" calcext:value-type="float">
            <text:p>0.284009218215942</text:p>
          </table:table-cell>
          <table:table-cell table:style-name="ce1" office:value-type="float" office:value="0.264157056808472" calcext:value-type="float">
            <text:p>0.264157056808472</text:p>
          </table:table-cell>
          <table:table-cell table:style-name="ce1" office:value-type="float" office:value="0.231562376022339" calcext:value-type="float">
            <text:p>0.231562376022339</text:p>
          </table:table-cell>
          <table:table-cell table:style-name="ce1" office:value-type="float" office:value="0.332850456237793" calcext:value-type="float">
            <text:p>0.332850456237793</text:p>
          </table:table-cell>
          <table:table-cell table:style-name="ce1" office:value-type="float" office:value="0.315707206726074" calcext:value-type="float">
            <text:p>0.315707206726074</text:p>
          </table:table-cell>
          <table:table-cell table:style-name="ce1" office:value-type="float" office:value="0.294648408889771" calcext:value-type="float">
            <text:p>0.294648408889771</text:p>
          </table:table-cell>
          <table:table-cell table:style-name="ce1" office:value-type="float" office:value="0.237634181976318" calcext:value-type="float">
            <text:p>0.237634181976318</text:p>
          </table:table-cell>
          <table:table-cell table:style-name="ce1" office:value-type="float" office:value="0.262307643890381" calcext:value-type="float">
            <text:p>0.262307643890381</text:p>
          </table:table-cell>
          <table:table-cell table:style-name="ce1" office:value-type="float" office:value="0.410955190658569" calcext:value-type="float">
            <text:p>0.410955190658569</text:p>
          </table:table-cell>
          <table:table-cell table:style-name="ce1" office:value-type="float" office:value="0.354951620101929" calcext:value-type="float">
            <text:p>0.354951620101929</text:p>
          </table:table-cell>
          <table:table-cell table:style-name="ce1" office:value-type="float" office:value="0.306414365768433" calcext:value-type="float">
            <text:p>0.306414365768433</text:p>
          </table:table-cell>
          <table:table-cell table:style-name="ce1" office:value-type="float" office:value="0.39240026473999" calcext:value-type="float">
            <text:p>0.39240026473999</text:p>
          </table:table-cell>
          <table:table-cell table:style-name="ce1" office:value-type="float" office:value="0.230960369110107" calcext:value-type="float">
            <text:p>0.230960369110107</text:p>
          </table:table-cell>
          <table:table-cell table:style-name="ce1" office:value-type="float" office:value="0.273513555526733" calcext:value-type="float">
            <text:p>0.273513555526733</text:p>
          </table:table-cell>
          <table:table-cell table:style-name="ce1" office:value-type="float" office:value="0.32172417640686" calcext:value-type="float">
            <text:p>0.32172417640686</text:p>
          </table:table-cell>
          <table:table-cell table:style-name="ce1" office:value-type="float" office:value="0.31552267074585" calcext:value-type="float">
            <text:p>0.31552267074585</text:p>
          </table:table-cell>
          <table:table-cell table:style-name="ce1" office:value-type="float" office:value="0.356698751449585" calcext:value-type="float">
            <text:p>0.356698751449585</text:p>
          </table:table-cell>
          <table:table-cell table:style-name="ce1" office:value-type="float" office:value="0.274050951004028" calcext:value-type="float">
            <text:p>0.274050951004028</text:p>
          </table:table-cell>
          <table:table-cell table:style-name="ce1" office:value-type="float" office:value="0.315342664718628" calcext:value-type="float">
            <text:p>0.315342664718628</text:p>
          </table:table-cell>
          <table:table-cell table:style-name="ce1" office:value-type="float" office:value="0.389132976531982" calcext:value-type="float">
            <text:p>0.389132976531982</text:p>
          </table:table-cell>
          <table:table-cell table:style-name="ce1" office:value-type="float" office:value="0.274910926818848" calcext:value-type="float">
            <text:p>0.274910926818848</text:p>
          </table:table-cell>
          <table:table-cell table:style-name="ce1" office:value-type="float" office:value="0.202506542205811" calcext:value-type="float">
            <text:p>0.202506542205811</text:p>
          </table:table-cell>
          <table:table-cell table:style-name="ce1" office:value-type="float" office:value="0.227464914321899" calcext:value-type="float">
            <text:p>0.227464914321899</text:p>
          </table:table-cell>
          <table:table-cell table:style-name="ce1" office:value-type="float" office:value="0.303157329559326" calcext:value-type="float">
            <text:p>0.303157329559326</text:p>
          </table:table-cell>
          <table:table-cell table:style-name="ce1" office:value-type="float" office:value="0.377111673355103" calcext:value-type="float">
            <text:p>0.377111673355103</text:p>
          </table:table-cell>
          <table:table-cell table:style-name="ce1" office:value-type="float" office:value="0.296823978424072" calcext:value-type="float">
            <text:p>0.296823978424072</text:p>
          </table:table-cell>
          <table:table-cell table:style-name="ce1" office:value-type="float" office:value="0.316210508346558" calcext:value-type="float">
            <text:p>0.316210508346558</text:p>
          </table:table-cell>
          <table:table-cell table:style-name="ce1" office:value-type="float" office:value="0.30966329574585" calcext:value-type="float">
            <text:p>0.30966329574585</text:p>
          </table:table-cell>
          <table:table-cell table:style-name="ce1" office:value-type="float" office:value="0.270683526992798" calcext:value-type="float">
            <text:p>0.270683526992798</text:p>
          </table:table-cell>
          <table:table-cell table:style-name="ce1" office:value-type="float" office:value="0.347514152526855" calcext:value-type="float">
            <text:p>0.347514152526855</text:p>
          </table:table-cell>
          <table:table-cell table:style-name="ce1" office:value-type="float" office:value="0.261858463287354" calcext:value-type="float">
            <text:p>0.261858463287354</text:p>
          </table:table-cell>
          <table:table-cell table:style-name="ce1" office:value-type="float" office:value="0.32867431640625" calcext:value-type="float">
            <text:p>0.32867431640625</text:p>
          </table:table-cell>
          <table:table-cell table:style-name="ce1" office:value-type="float" office:value="0.379752397537231" calcext:value-type="float">
            <text:p>0.379752397537231</text:p>
          </table:table-cell>
          <table:table-cell table:style-name="ce1" office:value-type="float" office:value="0.303827524185181" calcext:value-type="float">
            <text:p>0.303827524185181</text:p>
          </table:table-cell>
          <table:table-cell table:style-name="ce1" office:value-type="float" office:value="0.270916938781738" calcext:value-type="float">
            <text:p>0.270916938781738</text:p>
          </table:table-cell>
          <table:table-cell table:style-name="ce1" office:value-type="float" office:value="0.315037250518799" calcext:value-type="float">
            <text:p>0.315037250518799</text:p>
          </table:table-cell>
          <table:table-cell table:style-name="ce1" office:value-type="float" office:value="0.283404588699341" calcext:value-type="float">
            <text:p>0.283404588699341</text:p>
          </table:table-cell>
          <table:table-cell table:style-name="ce1" office:value-type="float" office:value="0.332789897918701" calcext:value-type="float">
            <text:p>0.332789897918701</text:p>
          </table:table-cell>
          <table:table-cell table:style-name="ce1" office:value-type="float" office:value="0.341759204864502" calcext:value-type="float">
            <text:p>0.341759204864502</text:p>
          </table:table-cell>
          <table:table-cell table:style-name="ce1" office:value-type="float" office:value="0.355413913726807" calcext:value-type="float">
            <text:p>0.355413913726807</text:p>
          </table:table-cell>
          <table:table-cell table:style-name="ce1" office:value-type="float" office:value="0.255799770355225" calcext:value-type="float">
            <text:p>0.255799770355225</text:p>
          </table:table-cell>
          <table:table-cell table:style-name="ce1" office:value-type="float" office:value="0.281265258789062" calcext:value-type="float">
            <text:p>0.281265258789062</text:p>
          </table:table-cell>
          <table:table-cell table:style-name="ce1" office:value-type="float" office:value="0.20025634765625" calcext:value-type="float">
            <text:p>0.20025634765625</text:p>
          </table:table-cell>
          <table:table-cell table:style-name="ce1" office:value-type="float" office:value="0.296599626541138" calcext:value-type="float">
            <text:p>0.296599626541138</text:p>
          </table:table-cell>
          <table:table-cell table:style-name="ce1" office:value-type="float" office:value="0.324476480484009" calcext:value-type="float">
            <text:p>0.324476480484009</text:p>
          </table:table-cell>
          <table:table-cell table:style-name="ce1" office:value-type="float" office:value="0.281638622283936" calcext:value-type="float">
            <text:p>0.281638622283936</text:p>
          </table:table-cell>
          <table:table-cell table:style-name="ce1" office:value-type="float" office:value="0.340553283691406" calcext:value-type="float">
            <text:p>0.340553283691406</text:p>
          </table:table-cell>
          <table:table-cell table:style-name="ce1" office:value-type="float" office:value="0.310889005661011" calcext:value-type="float">
            <text:p>0.310889005661011</text:p>
          </table:table-cell>
          <table:table-cell table:style-name="ce1" office:value-type="float" office:value="0.291574478149414" calcext:value-type="float">
            <text:p>0.291574478149414</text:p>
          </table:table-cell>
          <table:table-cell table:style-name="ce1" office:value-type="float" office:value="0.260655403137207" calcext:value-type="float">
            <text:p>0.260655403137207</text:p>
          </table:table-cell>
          <table:table-cell table:style-name="ce1" office:value-type="float" office:value="0.334784030914307" calcext:value-type="float">
            <text:p>0.334784030914307</text:p>
          </table:table-cell>
          <table:table-cell table:style-name="ce1" office:value-type="float" office:value="0.333824157714844" calcext:value-type="float">
            <text:p>0.333824157714844</text:p>
          </table:table-cell>
          <table:table-cell table:style-name="ce1" office:value-type="float" office:value="0.282476663589478" calcext:value-type="float">
            <text:p>0.282476663589478</text:p>
          </table:table-cell>
          <table:table-cell table:style-name="ce1" office:value-type="float" office:value="0.261674404144287" calcext:value-type="float">
            <text:p>0.261674404144287</text:p>
          </table:table-cell>
          <table:table-cell table:style-name="ce1" office:value-type="float" office:value="0.315815925598145" calcext:value-type="float">
            <text:p>0.315815925598145</text:p>
          </table:table-cell>
          <table:table-cell table:style-name="ce1" office:value-type="float" office:value="0.300771951675415" calcext:value-type="float">
            <text:p>0.300771951675415</text:p>
          </table:table-cell>
          <table:table-cell table:style-name="ce1" office:value-type="float" office:value="0.342751741409302" calcext:value-type="float">
            <text:p>0.342751741409302</text:p>
          </table:table-cell>
          <table:table-cell table:style-name="ce1" office:value-type="float" office:value="0.303786754608154" calcext:value-type="float">
            <text:p>0.303786754608154</text:p>
          </table:table-cell>
          <table:table-cell table:style-name="ce1" office:value-type="float" office:value="0.295750141143799" calcext:value-type="float">
            <text:p>0.295750141143799</text:p>
          </table:table-cell>
          <table:table-cell table:style-name="ce1" office:value-type="float" office:value="0.283196449279785" calcext:value-type="float">
            <text:p>0.283196449279785</text:p>
          </table:table-cell>
          <table:table-cell table:style-name="ce1" office:value-type="float" office:value="0.266443490982056" calcext:value-type="float">
            <text:p>0.266443490982056</text:p>
          </table:table-cell>
          <table:table-cell table:style-name="ce1" office:value-type="float" office:value="0.310360193252563" calcext:value-type="float">
            <text:p>0.310360193252563</text:p>
          </table:table-cell>
          <table:table-cell table:style-name="ce1" office:value-type="float" office:value="0.165670156478882" calcext:value-type="float">
            <text:p>0.165670156478882</text:p>
          </table:table-cell>
          <table:table-cell table:style-name="ce1" office:value-type="float" office:value="0.211263656616211" calcext:value-type="float">
            <text:p>0.211263656616211</text:p>
          </table:table-cell>
          <table:table-cell table:style-name="ce1" office:value-type="float" office:value="0.330790042877197" calcext:value-type="float">
            <text:p>0.330790042877197</text:p>
          </table:table-cell>
          <table:table-cell table:style-name="ce1" office:value-type="float" office:value="0.272566080093384" calcext:value-type="float">
            <text:p>0.272566080093384</text:p>
          </table:table-cell>
          <table:table-cell table:style-name="ce1" office:value-type="float" office:value="0.28787899017334" calcext:value-type="float">
            <text:p>0.28787899017334</text:p>
          </table:table-cell>
          <table:table-cell table:style-name="ce1" office:value-type="float" office:value="0.301007986068726" calcext:value-type="float">
            <text:p>0.301007986068726</text:p>
          </table:table-cell>
          <table:table-cell table:style-name="ce1" office:value-type="float" office:value="0.24885106086731" calcext:value-type="float">
            <text:p>0.24885106086731</text:p>
          </table:table-cell>
          <table:table-cell table:style-name="ce1" office:value-type="float" office:value="0.295449256896973" calcext:value-type="float">
            <text:p>0.295449256896973</text:p>
          </table:table-cell>
          <table:table-cell table:style-name="ce1" office:value-type="float" office:value="0.286078214645386" calcext:value-type="float">
            <text:p>0.286078214645386</text:p>
          </table:table-cell>
          <table:table-cell table:style-name="ce1" office:value-type="float" office:value="0.269514083862305" calcext:value-type="float">
            <text:p>0.269514083862305</text:p>
          </table:table-cell>
          <table:table-cell table:style-name="ce1" office:value-type="float" office:value="0.330888986587524" calcext:value-type="float">
            <text:p>0.330888986587524</text:p>
          </table:table-cell>
          <table:table-cell table:style-name="ce1" office:value-type="float" office:value="0.227895975112915" calcext:value-type="float">
            <text:p>0.227895975112915</text:p>
          </table:table-cell>
          <table:table-cell table:style-name="ce1" office:value-type="float" office:value="0.284231662750244" calcext:value-type="float">
            <text:p>0.284231662750244</text:p>
          </table:table-cell>
          <table:table-cell table:style-name="ce1" office:value-type="float" office:value="0.247282266616821" calcext:value-type="float">
            <text:p>0.247282266616821</text:p>
          </table:table-cell>
          <table:table-cell table:style-name="ce1" office:value-type="float" office:value="0.320638418197632" calcext:value-type="float">
            <text:p>0.320638418197632</text:p>
          </table:table-cell>
          <table:table-cell table:style-name="ce1" office:value-type="float" office:value="0.35428261756897" calcext:value-type="float">
            <text:p>0.35428261756897</text:p>
          </table:table-cell>
          <table:table-cell table:style-name="ce1" office:value-type="float" office:value="0.266294956207275" calcext:value-type="float">
            <text:p>0.266294956207275</text:p>
          </table:table-cell>
          <table:table-cell table:style-name="ce1" office:value-type="float" office:value="0.273326873779297" calcext:value-type="float">
            <text:p>0.273326873779297</text:p>
          </table:table-cell>
          <table:table-cell table:style-name="ce1" office:value-type="float" office:value="0.209879636764526" calcext:value-type="float">
            <text:p>0.209879636764526</text:p>
          </table:table-cell>
          <table:table-cell table:style-name="ce1" office:value-type="float" office:value="0.265071868896484" calcext:value-type="float">
            <text:p>0.265071868896484</text:p>
          </table:table-cell>
          <table:table-cell table:style-name="ce1" office:value-type="float" office:value="0.297448885440826" calcext:value-type="float">
            <text:p>0.297448885440826</text:p>
          </table:table-cell>
          <table:table-cell table:style-name="ce1" office:value-type="float" office:value="0.165670156478882" calcext:value-type="float">
            <text:p>0.165670156478882</text:p>
          </table:table-cell>
          <table:table-cell table:style-name="ce1" office:value-type="float" office:value="0.410955190658569" calcext:value-type="float">
            <text:p>0.410955190658569</text:p>
          </table:table-cell>
          <table:table-cell table:style-name="ce1" office:value-type="float" office:value="29.7448885440826" calcext:value-type="float">
            <text:p>29.7448885440826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um_workers = 19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79108619689941" calcext:value-type="float">
            <text:p>0.179108619689941</text:p>
          </table:table-cell>
          <table:table-cell table:style-name="ce1" office:value-type="float" office:value="0.282217741012573" calcext:value-type="float">
            <text:p>0.282217741012573</text:p>
          </table:table-cell>
          <table:table-cell table:style-name="ce1" office:value-type="float" office:value="0.210484504699707" calcext:value-type="float">
            <text:p>0.210484504699707</text:p>
          </table:table-cell>
          <table:table-cell table:style-name="ce1" office:value-type="float" office:value="0.332835912704468" calcext:value-type="float">
            <text:p>0.332835912704468</text:p>
          </table:table-cell>
          <table:table-cell table:style-name="ce1" office:value-type="float" office:value="0.252413749694824" calcext:value-type="float">
            <text:p>0.252413749694824</text:p>
          </table:table-cell>
          <table:table-cell table:style-name="ce1" office:value-type="float" office:value="0.338657140731812" calcext:value-type="float">
            <text:p>0.338657140731812</text:p>
          </table:table-cell>
          <table:table-cell table:style-name="ce1" office:value-type="float" office:value="0.286211252212524" calcext:value-type="float">
            <text:p>0.286211252212524</text:p>
          </table:table-cell>
          <table:table-cell table:style-name="ce1" office:value-type="float" office:value="0.304878711700439" calcext:value-type="float">
            <text:p>0.304878711700439</text:p>
          </table:table-cell>
          <table:table-cell table:style-name="ce1" office:value-type="float" office:value="0.308295726776123" calcext:value-type="float">
            <text:p>0.308295726776123</text:p>
          </table:table-cell>
          <table:table-cell table:style-name="ce1" office:value-type="float" office:value="0.299128770828247" calcext:value-type="float">
            <text:p>0.299128770828247</text:p>
          </table:table-cell>
          <table:table-cell table:style-name="ce1" office:value-type="float" office:value="0.330853223800659" calcext:value-type="float">
            <text:p>0.330853223800659</text:p>
          </table:table-cell>
          <table:table-cell table:style-name="ce1" office:value-type="float" office:value="0.310301542282104" calcext:value-type="float">
            <text:p>0.310301542282104</text:p>
          </table:table-cell>
          <table:table-cell table:style-name="ce1" office:value-type="float" office:value="0.324034690856934" calcext:value-type="float">
            <text:p>0.324034690856934</text:p>
          </table:table-cell>
          <table:table-cell table:style-name="ce1" office:value-type="float" office:value="0.290914535522461" calcext:value-type="float">
            <text:p>0.290914535522461</text:p>
          </table:table-cell>
          <table:table-cell table:style-name="ce1" office:value-type="float" office:value="0.266685724258423" calcext:value-type="float">
            <text:p>0.266685724258423</text:p>
          </table:table-cell>
          <table:table-cell table:style-name="ce1" office:value-type="float" office:value="0.287908792495728" calcext:value-type="float">
            <text:p>0.287908792495728</text:p>
          </table:table-cell>
          <table:table-cell table:style-name="ce1" office:value-type="float" office:value="0.307048559188843" calcext:value-type="float">
            <text:p>0.307048559188843</text:p>
          </table:table-cell>
          <table:table-cell table:style-name="ce1" office:value-type="float" office:value="0.300144195556641" calcext:value-type="float">
            <text:p>0.300144195556641</text:p>
          </table:table-cell>
          <table:table-cell table:style-name="ce1" office:value-type="float" office:value="0.314494132995605" calcext:value-type="float">
            <text:p>0.314494132995605</text:p>
          </table:table-cell>
          <table:table-cell table:style-name="ce1" office:value-type="float" office:value="0.272721767425537" calcext:value-type="float">
            <text:p>0.272721767425537</text:p>
          </table:table-cell>
          <table:table-cell table:style-name="ce1" office:value-type="float" office:value="0.221168041229248" calcext:value-type="float">
            <text:p>0.221168041229248</text:p>
          </table:table-cell>
          <table:table-cell table:style-name="ce1" office:value-type="float" office:value="0.227598428726196" calcext:value-type="float">
            <text:p>0.227598428726196</text:p>
          </table:table-cell>
          <table:table-cell table:style-name="ce1" office:value-type="float" office:value="0.214025259017944" calcext:value-type="float">
            <text:p>0.214025259017944</text:p>
          </table:table-cell>
          <table:table-cell table:style-name="ce1" office:value-type="float" office:value="0.290136575698853" calcext:value-type="float">
            <text:p>0.290136575698853</text:p>
          </table:table-cell>
          <table:table-cell table:style-name="ce1" office:value-type="float" office:value="0.298657417297363" calcext:value-type="float">
            <text:p>0.298657417297363</text:p>
          </table:table-cell>
          <table:table-cell table:style-name="ce1" office:value-type="float" office:value="0.270062923431396" calcext:value-type="float">
            <text:p>0.270062923431396</text:p>
          </table:table-cell>
          <table:table-cell table:style-name="ce1" office:value-type="float" office:value="0.278836727142334" calcext:value-type="float">
            <text:p>0.278836727142334</text:p>
          </table:table-cell>
          <table:table-cell table:style-name="ce1" office:value-type="float" office:value="0.262481212615967" calcext:value-type="float">
            <text:p>0.262481212615967</text:p>
          </table:table-cell>
          <table:table-cell table:style-name="ce1" office:value-type="float" office:value="0.290512561798096" calcext:value-type="float">
            <text:p>0.290512561798096</text:p>
          </table:table-cell>
          <table:table-cell table:style-name="ce1" office:value-type="float" office:value="0.306416511535645" calcext:value-type="float">
            <text:p>0.306416511535645</text:p>
          </table:table-cell>
          <table:table-cell table:style-name="ce1" office:value-type="float" office:value="0.306845426559448" calcext:value-type="float">
            <text:p>0.306845426559448</text:p>
          </table:table-cell>
          <table:table-cell table:style-name="ce1" office:value-type="float" office:value="0.258487224578857" calcext:value-type="float">
            <text:p>0.258487224578857</text:p>
          </table:table-cell>
          <table:table-cell table:style-name="ce1" office:value-type="float" office:value="0.318251371383667" calcext:value-type="float">
            <text:p>0.318251371383667</text:p>
          </table:table-cell>
          <table:table-cell table:style-name="ce1" office:value-type="float" office:value="0.348589658737183" calcext:value-type="float">
            <text:p>0.348589658737183</text:p>
          </table:table-cell>
          <table:table-cell table:style-name="ce1" office:value-type="float" office:value="0.295049905776978" calcext:value-type="float">
            <text:p>0.295049905776978</text:p>
          </table:table-cell>
          <table:table-cell table:style-name="ce1" office:value-type="float" office:value="0.257730484008789" calcext:value-type="float">
            <text:p>0.257730484008789</text:p>
          </table:table-cell>
          <table:table-cell table:style-name="ce1" office:value-type="float" office:value="0.303847551345825" calcext:value-type="float">
            <text:p>0.303847551345825</text:p>
          </table:table-cell>
          <table:table-cell table:style-name="ce1" office:value-type="float" office:value="0.310454845428467" calcext:value-type="float">
            <text:p>0.310454845428467</text:p>
          </table:table-cell>
          <table:table-cell table:style-name="ce1" office:value-type="float" office:value="0.29684853553772" calcext:value-type="float">
            <text:p>0.29684853553772</text:p>
          </table:table-cell>
          <table:table-cell table:style-name="ce1" office:value-type="float" office:value="0.211113214492798" calcext:value-type="float">
            <text:p>0.211113214492798</text:p>
          </table:table-cell>
          <table:table-cell table:style-name="ce1" office:value-type="float" office:value="0.236609220504761" calcext:value-type="float">
            <text:p>0.236609220504761</text:p>
          </table:table-cell>
          <table:table-cell table:style-name="ce1" office:value-type="float" office:value="0.242448806762695" calcext:value-type="float">
            <text:p>0.242448806762695</text:p>
          </table:table-cell>
          <table:table-cell table:style-name="ce1" office:value-type="float" office:value="0.285099029541016" calcext:value-type="float">
            <text:p>0.285099029541016</text:p>
          </table:table-cell>
          <table:table-cell table:style-name="ce1" office:value-type="float" office:value="0.281906366348267" calcext:value-type="float">
            <text:p>0.281906366348267</text:p>
          </table:table-cell>
          <table:table-cell table:style-name="ce1" office:value-type="float" office:value="0.290595769882202" calcext:value-type="float">
            <text:p>0.290595769882202</text:p>
          </table:table-cell>
          <table:table-cell table:style-name="ce1" office:value-type="float" office:value="0.29177188873291" calcext:value-type="float">
            <text:p>0.29177188873291</text:p>
          </table:table-cell>
          <table:table-cell table:style-name="ce1" office:value-type="float" office:value="0.268987894058228" calcext:value-type="float">
            <text:p>0.268987894058228</text:p>
          </table:table-cell>
          <table:table-cell table:style-name="ce1" office:value-type="float" office:value="0.274522066116333" calcext:value-type="float">
            <text:p>0.274522066116333</text:p>
          </table:table-cell>
          <table:table-cell table:style-name="ce1" office:value-type="float" office:value="0.273508310317993" calcext:value-type="float">
            <text:p>0.273508310317993</text:p>
          </table:table-cell>
          <table:table-cell table:style-name="ce1" office:value-type="float" office:value="0.281512498855591" calcext:value-type="float">
            <text:p>0.281512498855591</text:p>
          </table:table-cell>
          <table:table-cell table:style-name="ce1" office:value-type="float" office:value="0.273692607879639" calcext:value-type="float">
            <text:p>0.273692607879639</text:p>
          </table:table-cell>
          <table:table-cell table:style-name="ce1" office:value-type="float" office:value="0.328124523162842" calcext:value-type="float">
            <text:p>0.328124523162842</text:p>
          </table:table-cell>
          <table:table-cell table:style-name="ce1" office:value-type="float" office:value="0.3110671043396" calcext:value-type="float">
            <text:p>0.3110671043396</text:p>
          </table:table-cell>
          <table:table-cell table:style-name="ce1" office:value-type="float" office:value="0.314373254776001" calcext:value-type="float">
            <text:p>0.314373254776001</text:p>
          </table:table-cell>
          <table:table-cell table:style-name="ce1" office:value-type="float" office:value="0.306042432785034" calcext:value-type="float">
            <text:p>0.306042432785034</text:p>
          </table:table-cell>
          <table:table-cell table:style-name="ce1" office:value-type="float" office:value="0.254082918167114" calcext:value-type="float">
            <text:p>0.254082918167114</text:p>
          </table:table-cell>
          <table:table-cell table:style-name="ce1" office:value-type="float" office:value="0.284894227981567" calcext:value-type="float">
            <text:p>0.284894227981567</text:p>
          </table:table-cell>
          <table:table-cell table:style-name="ce1" office:value-type="float" office:value="0.299716711044312" calcext:value-type="float">
            <text:p>0.299716711044312</text:p>
          </table:table-cell>
          <table:table-cell table:style-name="ce1" office:value-type="float" office:value="0.282967805862427" calcext:value-type="float">
            <text:p>0.282967805862427</text:p>
          </table:table-cell>
          <table:table-cell table:style-name="ce1" office:value-type="float" office:value="0.308501958847046" calcext:value-type="float">
            <text:p>0.308501958847046</text:p>
          </table:table-cell>
          <table:table-cell table:style-name="ce1" office:value-type="float" office:value="0.243498086929321" calcext:value-type="float">
            <text:p>0.243498086929321</text:p>
          </table:table-cell>
          <table:table-cell table:style-name="ce1" office:value-type="float" office:value="0.294179677963257" calcext:value-type="float">
            <text:p>0.294179677963257</text:p>
          </table:table-cell>
          <table:table-cell table:style-name="ce1" office:value-type="float" office:value="0.245350122451782" calcext:value-type="float">
            <text:p>0.245350122451782</text:p>
          </table:table-cell>
          <table:table-cell table:style-name="ce1" office:value-type="float" office:value="0.33024263381958" calcext:value-type="float">
            <text:p>0.33024263381958</text:p>
          </table:table-cell>
          <table:table-cell table:style-name="ce1" office:value-type="float" office:value="0.456184387207031" calcext:value-type="float">
            <text:p>0.456184387207031</text:p>
          </table:table-cell>
          <table:table-cell table:style-name="ce1" office:value-type="float" office:value="0.346540451049805" calcext:value-type="float">
            <text:p>0.346540451049805</text:p>
          </table:table-cell>
          <table:table-cell table:style-name="ce1" office:value-type="float" office:value="0.324011325836182" calcext:value-type="float">
            <text:p>0.324011325836182</text:p>
          </table:table-cell>
          <table:table-cell table:style-name="ce1" office:value-type="float" office:value="0.429798126220703" calcext:value-type="float">
            <text:p>0.429798126220703</text:p>
          </table:table-cell>
          <table:table-cell table:style-name="ce1" office:value-type="float" office:value="0.241494178771973" calcext:value-type="float">
            <text:p>0.241494178771973</text:p>
          </table:table-cell>
          <table:table-cell table:style-name="ce1" office:value-type="float" office:value="0.346019268035889" calcext:value-type="float">
            <text:p>0.346019268035889</text:p>
          </table:table-cell>
          <table:table-cell table:style-name="ce1" office:value-type="float" office:value="0.331615686416626" calcext:value-type="float">
            <text:p>0.331615686416626</text:p>
          </table:table-cell>
          <table:table-cell table:style-name="ce1" office:value-type="float" office:value="0.321061611175537" calcext:value-type="float">
            <text:p>0.321061611175537</text:p>
          </table:table-cell>
          <table:table-cell table:style-name="ce1" office:value-type="float" office:value="0.428350448608398" calcext:value-type="float">
            <text:p>0.428350448608398</text:p>
          </table:table-cell>
          <table:table-cell table:style-name="ce1" office:value-type="float" office:value="0.359638690948486" calcext:value-type="float">
            <text:p>0.359638690948486</text:p>
          </table:table-cell>
          <table:table-cell table:style-name="ce1" office:value-type="float" office:value="0.29607367515564" calcext:value-type="float">
            <text:p>0.29607367515564</text:p>
          </table:table-cell>
          <table:table-cell table:style-name="ce1" office:value-type="float" office:value="0.342675447463989" calcext:value-type="float">
            <text:p>0.342675447463989</text:p>
          </table:table-cell>
          <table:table-cell table:style-name="ce1" office:value-type="float" office:value="0.351532697677612" calcext:value-type="float">
            <text:p>0.351532697677612</text:p>
          </table:table-cell>
          <table:table-cell table:style-name="ce1" office:value-type="float" office:value="0.365753412246704" calcext:value-type="float">
            <text:p>0.365753412246704</text:p>
          </table:table-cell>
          <table:table-cell table:style-name="ce1" office:value-type="float" office:value="0.37992787361145" calcext:value-type="float">
            <text:p>0.37992787361145</text:p>
          </table:table-cell>
          <table:table-cell table:style-name="ce1" office:value-type="float" office:value="0.314479112625122" calcext:value-type="float">
            <text:p>0.314479112625122</text:p>
          </table:table-cell>
          <table:table-cell table:style-name="ce1" office:value-type="float" office:value="0.254650831222534" calcext:value-type="float">
            <text:p>0.254650831222534</text:p>
          </table:table-cell>
          <table:table-cell table:style-name="ce1" office:value-type="float" office:value="0.29071307182312" calcext:value-type="float">
            <text:p>0.29071307182312</text:p>
          </table:table-cell>
          <table:table-cell table:style-name="ce1" office:value-type="float" office:value="0.356844663619995" calcext:value-type="float">
            <text:p>0.356844663619995</text:p>
          </table:table-cell>
          <table:table-cell table:style-name="ce1" office:value-type="float" office:value="0.282605409622192" calcext:value-type="float">
            <text:p>0.282605409622192</text:p>
          </table:table-cell>
          <table:table-cell table:style-name="ce1" office:value-type="float" office:value="0.385597944259644" calcext:value-type="float">
            <text:p>0.385597944259644</text:p>
          </table:table-cell>
          <table:table-cell table:style-name="ce1" office:value-type="float" office:value="0.243434190750122" calcext:value-type="float">
            <text:p>0.243434190750122</text:p>
          </table:table-cell>
          <table:table-cell table:style-name="ce1" office:value-type="float" office:value="0.349318981170654" calcext:value-type="float">
            <text:p>0.349318981170654</text:p>
          </table:table-cell>
          <table:table-cell table:style-name="ce1" office:value-type="float" office:value="0.383124351501465" calcext:value-type="float">
            <text:p>0.383124351501465</text:p>
          </table:table-cell>
          <table:table-cell table:style-name="ce1" office:value-type="float" office:value="0.356444358825684" calcext:value-type="float">
            <text:p>0.356444358825684</text:p>
          </table:table-cell>
          <table:table-cell table:style-name="ce1" office:value-type="float" office:value="0.336345672607422" calcext:value-type="float">
            <text:p>0.336345672607422</text:p>
          </table:table-cell>
          <table:table-cell table:style-name="ce1" office:value-type="float" office:value="0.281374931335449" calcext:value-type="float">
            <text:p>0.281374931335449</text:p>
          </table:table-cell>
          <table:table-cell table:style-name="ce1" office:value-type="float" office:value="0.361631155014038" calcext:value-type="float">
            <text:p>0.361631155014038</text:p>
          </table:table-cell>
          <table:table-cell table:style-name="ce1" office:value-type="float" office:value="0.35807728767395" calcext:value-type="float">
            <text:p>0.35807728767395</text:p>
          </table:table-cell>
          <table:table-cell table:style-name="ce1" office:value-type="float" office:value="0.484119415283203" calcext:value-type="float">
            <text:p>0.484119415283203</text:p>
          </table:table-cell>
          <table:table-cell table:style-name="ce1" office:value-type="float" office:value="0.271947860717773" calcext:value-type="float">
            <text:p>0.271947860717773</text:p>
          </table:table-cell>
          <table:table-cell table:style-name="ce1" office:value-type="float" office:value="0.299837589263916" calcext:value-type="float">
            <text:p>0.299837589263916</text:p>
          </table:table-cell>
          <table:table-cell table:style-name="ce1" office:value-type="float" office:value="0.332460641860962" calcext:value-type="float">
            <text:p>0.332460641860962</text:p>
          </table:table-cell>
          <table:table-cell table:style-name="ce1" office:value-type="float" office:value="0.327022075653076" calcext:value-type="float">
            <text:p>0.327022075653076</text:p>
          </table:table-cell>
          <table:table-cell table:style-name="ce1" office:value-type="float" office:value="0.25551700592041" calcext:value-type="float">
            <text:p>0.25551700592041</text:p>
          </table:table-cell>
          <table:table-cell table:style-name="ce1" office:value-type="float" office:value="0.325649499893188" calcext:value-type="float">
            <text:p>0.325649499893188</text:p>
          </table:table-cell>
          <table:table-cell table:style-name="ce1" office:value-type="float" office:value="0.303420224189758" calcext:value-type="float">
            <text:p>0.303420224189758</text:p>
          </table:table-cell>
          <table:table-cell table:style-name="ce1" office:value-type="float" office:value="0.179108619689941" calcext:value-type="float">
            <text:p>0.179108619689941</text:p>
          </table:table-cell>
          <table:table-cell table:style-name="ce1" office:value-type="float" office:value="0.484119415283203" calcext:value-type="float">
            <text:p>0.484119415283203</text:p>
          </table:table-cell>
          <table:table-cell table:style-name="ce1" office:value-type="float" office:value="30.3420224189758" calcext:value-type="float">
            <text:p>30.342022418975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um_workers = 20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311816930770874" calcext:value-type="float">
            <text:p>0.311816930770874</text:p>
          </table:table-cell>
          <table:table-cell table:style-name="ce1" office:value-type="float" office:value="0.350256204605103" calcext:value-type="float">
            <text:p>0.350256204605103</text:p>
          </table:table-cell>
          <table:table-cell table:style-name="ce1" office:value-type="float" office:value="0.32757043838501" calcext:value-type="float">
            <text:p>0.32757043838501</text:p>
          </table:table-cell>
          <table:table-cell table:style-name="ce1" office:value-type="float" office:value="0.340899705886841" calcext:value-type="float">
            <text:p>0.340899705886841</text:p>
          </table:table-cell>
          <table:table-cell table:style-name="ce1" office:value-type="float" office:value="0.31653881072998" calcext:value-type="float">
            <text:p>0.31653881072998</text:p>
          </table:table-cell>
          <table:table-cell table:style-name="ce1" office:value-type="float" office:value="0.332406044006348" calcext:value-type="float">
            <text:p>0.332406044006348</text:p>
          </table:table-cell>
          <table:table-cell table:style-name="ce1" office:value-type="float" office:value="0.366504907608032" calcext:value-type="float">
            <text:p>0.366504907608032</text:p>
          </table:table-cell>
          <table:table-cell table:style-name="ce1" office:value-type="float" office:value="0.367029190063477" calcext:value-type="float">
            <text:p>0.367029190063477</text:p>
          </table:table-cell>
          <table:table-cell table:style-name="ce1" office:value-type="float" office:value="0.309884548187256" calcext:value-type="float">
            <text:p>0.309884548187256</text:p>
          </table:table-cell>
          <table:table-cell table:style-name="ce1" office:value-type="float" office:value="0.353621959686279" calcext:value-type="float">
            <text:p>0.353621959686279</text:p>
          </table:table-cell>
          <table:table-cell table:style-name="ce1" office:value-type="float" office:value="0.329653024673462" calcext:value-type="float">
            <text:p>0.329653024673462</text:p>
          </table:table-cell>
          <table:table-cell table:style-name="ce1" office:value-type="float" office:value="0.351765632629395" calcext:value-type="float">
            <text:p>0.351765632629395</text:p>
          </table:table-cell>
          <table:table-cell table:style-name="ce1" office:value-type="float" office:value="0.330952405929565" calcext:value-type="float">
            <text:p>0.330952405929565</text:p>
          </table:table-cell>
          <table:table-cell table:style-name="ce1" office:value-type="float" office:value="0.325679540634155" calcext:value-type="float">
            <text:p>0.325679540634155</text:p>
          </table:table-cell>
          <table:table-cell table:style-name="ce1" office:value-type="float" office:value="0.313758850097656" calcext:value-type="float">
            <text:p>0.313758850097656</text:p>
          </table:table-cell>
          <table:table-cell table:style-name="ce1" office:value-type="float" office:value="0.294199705123901" calcext:value-type="float">
            <text:p>0.294199705123901</text:p>
          </table:table-cell>
          <table:table-cell table:style-name="ce1" office:value-type="float" office:value="0.336039304733276" calcext:value-type="float">
            <text:p>0.336039304733276</text:p>
          </table:table-cell>
          <table:table-cell table:style-name="ce1" office:value-type="float" office:value="0.403897762298584" calcext:value-type="float">
            <text:p>0.403897762298584</text:p>
          </table:table-cell>
          <table:table-cell table:style-name="ce1" office:value-type="float" office:value="0.349305391311645" calcext:value-type="float">
            <text:p>0.349305391311645</text:p>
          </table:table-cell>
          <table:table-cell table:style-name="ce1" office:value-type="float" office:value="0.446278095245361" calcext:value-type="float">
            <text:p>0.446278095245361</text:p>
          </table:table-cell>
          <table:table-cell table:style-name="ce1" office:value-type="float" office:value="0.255765438079834" calcext:value-type="float">
            <text:p>0.255765438079834</text:p>
          </table:table-cell>
          <table:table-cell table:style-name="ce1" office:value-type="float" office:value="0.338740587234497" calcext:value-type="float">
            <text:p>0.338740587234497</text:p>
          </table:table-cell>
          <table:table-cell table:style-name="ce1" office:value-type="float" office:value="0.26734733581543" calcext:value-type="float">
            <text:p>0.26734733581543</text:p>
          </table:table-cell>
          <table:table-cell table:style-name="ce1" office:value-type="float" office:value="0.397566318511963" calcext:value-type="float">
            <text:p>0.397566318511963</text:p>
          </table:table-cell>
          <table:table-cell table:style-name="ce1" office:value-type="float" office:value="0.384410619735718" calcext:value-type="float">
            <text:p>0.384410619735718</text:p>
          </table:table-cell>
          <table:table-cell table:style-name="ce1" office:value-type="float" office:value="0.410778045654297" calcext:value-type="float">
            <text:p>0.410778045654297</text:p>
          </table:table-cell>
          <table:table-cell table:style-name="ce1" office:value-type="float" office:value="0.372537136077881" calcext:value-type="float">
            <text:p>0.372537136077881</text:p>
          </table:table-cell>
          <table:table-cell table:style-name="ce1" office:value-type="float" office:value="0.321005821228027" calcext:value-type="float">
            <text:p>0.321005821228027</text:p>
          </table:table-cell>
          <table:table-cell table:style-name="ce1" office:value-type="float" office:value="0.402395009994507" calcext:value-type="float">
            <text:p>0.402395009994507</text:p>
          </table:table-cell>
          <table:table-cell table:style-name="ce1" office:value-type="float" office:value="0.345314741134644" calcext:value-type="float">
            <text:p>0.345314741134644</text:p>
          </table:table-cell>
          <table:table-cell table:style-name="ce1" office:value-type="float" office:value="0.500888109207153" calcext:value-type="float">
            <text:p>0.500888109207153</text:p>
          </table:table-cell>
          <table:table-cell table:style-name="ce1" office:value-type="float" office:value="0.365238428115845" calcext:value-type="float">
            <text:p>0.365238428115845</text:p>
          </table:table-cell>
          <table:table-cell table:style-name="ce1" office:value-type="float" office:value="0.456812381744385" calcext:value-type="float">
            <text:p>0.456812381744385</text:p>
          </table:table-cell>
          <table:table-cell table:style-name="ce1" office:value-type="float" office:value="0.413490056991577" calcext:value-type="float">
            <text:p>0.413490056991577</text:p>
          </table:table-cell>
          <table:table-cell table:style-name="ce1" office:value-type="float" office:value="0.299892663955688" calcext:value-type="float">
            <text:p>0.299892663955688</text:p>
          </table:table-cell>
          <table:table-cell table:style-name="ce1" office:value-type="float" office:value="0.341752052307129" calcext:value-type="float">
            <text:p>0.341752052307129</text:p>
          </table:table-cell>
          <table:table-cell table:style-name="ce1" office:value-type="float" office:value="0.40829062461853" calcext:value-type="float">
            <text:p>0.40829062461853</text:p>
          </table:table-cell>
          <table:table-cell table:style-name="ce1" office:value-type="float" office:value="0.514973640441895" calcext:value-type="float">
            <text:p>0.514973640441895</text:p>
          </table:table-cell>
          <table:table-cell table:style-name="ce1" office:value-type="float" office:value="0.413509130477905" calcext:value-type="float">
            <text:p>0.413509130477905</text:p>
          </table:table-cell>
          <table:table-cell table:style-name="ce1" office:value-type="float" office:value="0.261016607284546" calcext:value-type="float">
            <text:p>0.261016607284546</text:p>
          </table:table-cell>
          <table:table-cell table:style-name="ce1" office:value-type="float" office:value="0.254606485366821" calcext:value-type="float">
            <text:p>0.254606485366821</text:p>
          </table:table-cell>
          <table:table-cell table:style-name="ce1" office:value-type="float" office:value="0.366995573043823" calcext:value-type="float">
            <text:p>0.366995573043823</text:p>
          </table:table-cell>
          <table:table-cell table:style-name="ce1" office:value-type="float" office:value="0.283225774765015" calcext:value-type="float">
            <text:p>0.283225774765015</text:p>
          </table:table-cell>
          <table:table-cell table:style-name="ce1" office:value-type="float" office:value="0.266987323760986" calcext:value-type="float">
            <text:p>0.266987323760986</text:p>
          </table:table-cell>
          <table:table-cell table:style-name="ce1" office:value-type="float" office:value="0.209624528884888" calcext:value-type="float">
            <text:p>0.209624528884888</text:p>
          </table:table-cell>
          <table:table-cell table:style-name="ce1" office:value-type="float" office:value="0.236185550689697" calcext:value-type="float">
            <text:p>0.236185550689697</text:p>
          </table:table-cell>
          <table:table-cell table:style-name="ce1" office:value-type="float" office:value="0.317113161087036" calcext:value-type="float">
            <text:p>0.317113161087036</text:p>
          </table:table-cell>
          <table:table-cell table:style-name="ce1" office:value-type="float" office:value="0.288887739181519" calcext:value-type="float">
            <text:p>0.288887739181519</text:p>
          </table:table-cell>
          <table:table-cell table:style-name="ce1" office:value-type="float" office:value="0.349785566329956" calcext:value-type="float">
            <text:p>0.349785566329956</text:p>
          </table:table-cell>
          <table:table-cell table:style-name="ce1" office:value-type="float" office:value="0.342706441879272" calcext:value-type="float">
            <text:p>0.342706441879272</text:p>
          </table:table-cell>
          <table:table-cell table:style-name="ce1" office:value-type="float" office:value="0.158781290054321" calcext:value-type="float">
            <text:p>0.158781290054321</text:p>
          </table:table-cell>
          <table:table-cell table:style-name="ce1" office:value-type="float" office:value="0.20625376701355" calcext:value-type="float">
            <text:p>0.20625376701355</text:p>
          </table:table-cell>
          <table:table-cell table:style-name="ce1" office:value-type="float" office:value="0.275648593902588" calcext:value-type="float">
            <text:p>0.275648593902588</text:p>
          </table:table-cell>
          <table:table-cell table:style-name="ce1" office:value-type="float" office:value="0.339364290237427" calcext:value-type="float">
            <text:p>0.339364290237427</text:p>
          </table:table-cell>
          <table:table-cell table:style-name="ce1" office:value-type="float" office:value="0.313605546951294" calcext:value-type="float">
            <text:p>0.313605546951294</text:p>
          </table:table-cell>
          <table:table-cell table:style-name="ce1" office:value-type="float" office:value="0.300563812255859" calcext:value-type="float">
            <text:p>0.300563812255859</text:p>
          </table:table-cell>
          <table:table-cell table:style-name="ce1" office:value-type="float" office:value="0.191561937332153" calcext:value-type="float">
            <text:p>0.191561937332153</text:p>
          </table:table-cell>
          <table:table-cell table:style-name="ce1" office:value-type="float" office:value="0.365051031112671" calcext:value-type="float">
            <text:p>0.365051031112671</text:p>
          </table:table-cell>
          <table:table-cell table:style-name="ce1" office:value-type="float" office:value="0.291239023208618" calcext:value-type="float">
            <text:p>0.291239023208618</text:p>
          </table:table-cell>
          <table:table-cell table:style-name="ce1" office:value-type="float" office:value="0.372306108474731" calcext:value-type="float">
            <text:p>0.372306108474731</text:p>
          </table:table-cell>
          <table:table-cell table:style-name="ce1" office:value-type="float" office:value="0.284730672836304" calcext:value-type="float">
            <text:p>0.284730672836304</text:p>
          </table:table-cell>
          <table:table-cell table:style-name="ce1" office:value-type="float" office:value="0.291595220565796" calcext:value-type="float">
            <text:p>0.291595220565796</text:p>
          </table:table-cell>
          <table:table-cell table:style-name="ce1" office:value-type="float" office:value="0.373750686645508" calcext:value-type="float">
            <text:p>0.373750686645508</text:p>
          </table:table-cell>
          <table:table-cell table:style-name="ce1" office:value-type="float" office:value="0.311505317687988" calcext:value-type="float">
            <text:p>0.311505317687988</text:p>
          </table:table-cell>
          <table:table-cell table:style-name="ce1" office:value-type="float" office:value="0.354557037353516" calcext:value-type="float">
            <text:p>0.354557037353516</text:p>
          </table:table-cell>
          <table:table-cell table:style-name="ce1" office:value-type="float" office:value="0.283588171005249" calcext:value-type="float">
            <text:p>0.283588171005249</text:p>
          </table:table-cell>
          <table:table-cell table:style-name="ce1" office:value-type="float" office:value="0.441234827041626" calcext:value-type="float">
            <text:p>0.441234827041626</text:p>
          </table:table-cell>
          <table:table-cell table:style-name="ce1" office:value-type="float" office:value="0.348733425140381" calcext:value-type="float">
            <text:p>0.348733425140381</text:p>
          </table:table-cell>
          <table:table-cell table:style-name="ce1" office:value-type="float" office:value="0.307858943939209" calcext:value-type="float">
            <text:p>0.307858943939209</text:p>
          </table:table-cell>
          <table:table-cell table:style-name="ce1" office:value-type="float" office:value="0.289680242538452" calcext:value-type="float">
            <text:p>0.289680242538452</text:p>
          </table:table-cell>
          <table:table-cell table:style-name="ce1" office:value-type="float" office:value="0.336833000183105" calcext:value-type="float">
            <text:p>0.336833000183105</text:p>
          </table:table-cell>
          <table:table-cell table:style-name="ce1" office:value-type="float" office:value="0.344584465026855" calcext:value-type="float">
            <text:p>0.344584465026855</text:p>
          </table:table-cell>
          <table:table-cell table:style-name="ce1" office:value-type="float" office:value="0.336983203887939" calcext:value-type="float">
            <text:p>0.336983203887939</text:p>
          </table:table-cell>
          <table:table-cell table:style-name="ce1" office:value-type="float" office:value="0.291841268539429" calcext:value-type="float">
            <text:p>0.291841268539429</text:p>
          </table:table-cell>
          <table:table-cell table:style-name="ce1" office:value-type="float" office:value="0.335015773773193" calcext:value-type="float">
            <text:p>0.335015773773193</text:p>
          </table:table-cell>
          <table:table-cell table:style-name="ce1" office:value-type="float" office:value="0.385420560836792" calcext:value-type="float">
            <text:p>0.385420560836792</text:p>
          </table:table-cell>
          <table:table-cell table:style-name="ce1" office:value-type="float" office:value="0.381271839141846" calcext:value-type="float">
            <text:p>0.381271839141846</text:p>
          </table:table-cell>
          <table:table-cell table:style-name="ce1" office:value-type="float" office:value="0.431241035461426" calcext:value-type="float">
            <text:p>0.431241035461426</text:p>
          </table:table-cell>
          <table:table-cell table:style-name="ce1" office:value-type="float" office:value="0.284287214279175" calcext:value-type="float">
            <text:p>0.284287214279175</text:p>
          </table:table-cell>
          <table:table-cell table:style-name="ce1" office:value-type="float" office:value="0.297330141067505" calcext:value-type="float">
            <text:p>0.297330141067505</text:p>
          </table:table-cell>
          <table:table-cell table:style-name="ce1" office:value-type="float" office:value="0.226316213607788" calcext:value-type="float">
            <text:p>0.226316213607788</text:p>
          </table:table-cell>
          <table:table-cell table:style-name="ce1" office:value-type="float" office:value="0.312920331954956" calcext:value-type="float">
            <text:p>0.312920331954956</text:p>
          </table:table-cell>
          <table:table-cell table:style-name="ce1" office:value-type="float" office:value="0.329913139343262" calcext:value-type="float">
            <text:p>0.329913139343262</text:p>
          </table:table-cell>
          <table:table-cell table:style-name="ce1" office:value-type="float" office:value="0.291132688522339" calcext:value-type="float">
            <text:p>0.291132688522339</text:p>
          </table:table-cell>
          <table:table-cell table:style-name="ce1" office:value-type="float" office:value="0.370103120803833" calcext:value-type="float">
            <text:p>0.370103120803833</text:p>
          </table:table-cell>
          <table:table-cell table:style-name="ce1" office:value-type="float" office:value="0.244211673736572" calcext:value-type="float">
            <text:p>0.244211673736572</text:p>
          </table:table-cell>
          <table:table-cell table:style-name="ce1" office:value-type="float" office:value="0.345878124237061" calcext:value-type="float">
            <text:p>0.345878124237061</text:p>
          </table:table-cell>
          <table:table-cell table:style-name="ce1" office:value-type="float" office:value="0.331718683242798" calcext:value-type="float">
            <text:p>0.331718683242798</text:p>
          </table:table-cell>
          <table:table-cell table:style-name="ce1" office:value-type="float" office:value="0.332082509994507" calcext:value-type="float">
            <text:p>0.332082509994507</text:p>
          </table:table-cell>
          <table:table-cell table:style-name="ce1" office:value-type="float" office:value="0.205916881561279" calcext:value-type="float">
            <text:p>0.205916881561279</text:p>
          </table:table-cell>
          <table:table-cell table:style-name="ce1" office:value-type="float" office:value="0.280509233474731" calcext:value-type="float">
            <text:p>0.280509233474731</text:p>
          </table:table-cell>
          <table:table-cell table:style-name="ce1" office:value-type="float" office:value="0.270264625549316" calcext:value-type="float">
            <text:p>0.270264625549316</text:p>
          </table:table-cell>
          <table:table-cell table:style-name="ce1" office:value-type="float" office:value="0.282682180404663" calcext:value-type="float">
            <text:p>0.282682180404663</text:p>
          </table:table-cell>
          <table:table-cell table:style-name="ce1" office:value-type="float" office:value="0.260655164718628" calcext:value-type="float">
            <text:p>0.260655164718628</text:p>
          </table:table-cell>
          <table:table-cell table:style-name="ce1" office:value-type="float" office:value="0.325918912887573" calcext:value-type="float">
            <text:p>0.325918912887573</text:p>
          </table:table-cell>
          <table:table-cell table:style-name="ce1" office:value-type="float" office:value="0.303725957870483" calcext:value-type="float">
            <text:p>0.303725957870483</text:p>
          </table:table-cell>
          <table:table-cell table:style-name="ce1" office:value-type="float" office:value="0.356180429458618" calcext:value-type="float">
            <text:p>0.356180429458618</text:p>
          </table:table-cell>
          <table:table-cell table:style-name="ce1" office:value-type="float" office:value="0.359237432479858" calcext:value-type="float">
            <text:p>0.359237432479858</text:p>
          </table:table-cell>
          <table:table-cell table:style-name="ce1" office:value-type="float" office:value="0.257564544677734" calcext:value-type="float">
            <text:p>0.257564544677734</text:p>
          </table:table-cell>
          <table:table-cell table:style-name="ce1" office:value-type="float" office:value="0.314388990402222" calcext:value-type="float">
            <text:p>0.314388990402222</text:p>
          </table:table-cell>
          <table:table-cell table:style-name="ce1" office:value-type="float" office:value="0.327736406326294" calcext:value-type="float">
            <text:p>0.327736406326294</text:p>
          </table:table-cell>
          <table:table-cell table:style-name="ce1" office:value-type="float" office:value="0.158781290054321" calcext:value-type="float">
            <text:p>0.158781290054321</text:p>
          </table:table-cell>
          <table:table-cell table:style-name="ce1" office:value-type="float" office:value="0.514973640441895" calcext:value-type="float">
            <text:p>0.514973640441895</text:p>
          </table:table-cell>
          <table:table-cell table:style-name="ce1" office:value-type="float" office:value="32.7736406326294" calcext:value-type="float">
            <text:p>32.7736406326294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um_workers = 21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432888507843018" calcext:value-type="float">
            <text:p>0.432888507843018</text:p>
          </table:table-cell>
          <table:table-cell table:style-name="ce1" office:value-type="float" office:value="0.305066585540771" calcext:value-type="float">
            <text:p>0.305066585540771</text:p>
          </table:table-cell>
          <table:table-cell table:style-name="ce1" office:value-type="float" office:value="0.293647766113281" calcext:value-type="float">
            <text:p>0.293647766113281</text:p>
          </table:table-cell>
          <table:table-cell table:style-name="ce1" office:value-type="float" office:value="0.345824003219604" calcext:value-type="float">
            <text:p>0.345824003219604</text:p>
          </table:table-cell>
          <table:table-cell table:style-name="ce1" office:value-type="float" office:value="0.263977289199829" calcext:value-type="float">
            <text:p>0.263977289199829</text:p>
          </table:table-cell>
          <table:table-cell table:style-name="ce1" office:value-type="float" office:value="0.317019939422607" calcext:value-type="float">
            <text:p>0.317019939422607</text:p>
          </table:table-cell>
          <table:table-cell table:style-name="ce1" office:value-type="float" office:value="0.329452991485596" calcext:value-type="float">
            <text:p>0.329452991485596</text:p>
          </table:table-cell>
          <table:table-cell table:style-name="ce1" office:value-type="float" office:value="0.369659423828125" calcext:value-type="float">
            <text:p>0.369659423828125</text:p>
          </table:table-cell>
          <table:table-cell table:style-name="ce1" office:value-type="float" office:value="0.426257610321045" calcext:value-type="float">
            <text:p>0.426257610321045</text:p>
          </table:table-cell>
          <table:table-cell table:style-name="ce1" office:value-type="float" office:value="0.354712247848511" calcext:value-type="float">
            <text:p>0.354712247848511</text:p>
          </table:table-cell>
          <table:table-cell table:style-name="ce1" office:value-type="float" office:value="0.338732242584229" calcext:value-type="float">
            <text:p>0.338732242584229</text:p>
          </table:table-cell>
          <table:table-cell table:style-name="ce1" office:value-type="float" office:value="0.274553298950195" calcext:value-type="float">
            <text:p>0.274553298950195</text:p>
          </table:table-cell>
          <table:table-cell table:style-name="ce1" office:value-type="float" office:value="0.312156438827515" calcext:value-type="float">
            <text:p>0.312156438827515</text:p>
          </table:table-cell>
          <table:table-cell table:style-name="ce1" office:value-type="float" office:value="0.385801792144775" calcext:value-type="float">
            <text:p>0.385801792144775</text:p>
          </table:table-cell>
          <table:table-cell table:style-name="ce1" office:value-type="float" office:value="0.33851432800293" calcext:value-type="float">
            <text:p>0.33851432800293</text:p>
          </table:table-cell>
          <table:table-cell table:style-name="ce1" office:value-type="float" office:value="0.337673187255859" calcext:value-type="float">
            <text:p>0.337673187255859</text:p>
          </table:table-cell>
          <table:table-cell table:style-name="ce1" office:value-type="float" office:value="0.35494327545166" calcext:value-type="float">
            <text:p>0.35494327545166</text:p>
          </table:table-cell>
          <table:table-cell table:style-name="ce1" office:value-type="float" office:value="0.277274608612061" calcext:value-type="float">
            <text:p>0.277274608612061</text:p>
          </table:table-cell>
          <table:table-cell table:style-name="ce1" office:value-type="float" office:value="0.346734523773193" calcext:value-type="float">
            <text:p>0.346734523773193</text:p>
          </table:table-cell>
          <table:table-cell table:style-name="ce1" office:value-type="float" office:value="0.325762033462524" calcext:value-type="float">
            <text:p>0.325762033462524</text:p>
          </table:table-cell>
          <table:table-cell table:style-name="ce1" office:value-type="float" office:value="0.225031852722168" calcext:value-type="float">
            <text:p>0.225031852722168</text:p>
          </table:table-cell>
          <table:table-cell table:style-name="ce1" office:value-type="float" office:value="0.321322202682495" calcext:value-type="float">
            <text:p>0.321322202682495</text:p>
          </table:table-cell>
          <table:table-cell table:style-name="ce1" office:value-type="float" office:value="0.331485509872437" calcext:value-type="float">
            <text:p>0.331485509872437</text:p>
          </table:table-cell>
          <table:table-cell table:style-name="ce1" office:value-type="float" office:value="0.290162563323975" calcext:value-type="float">
            <text:p>0.290162563323975</text:p>
          </table:table-cell>
          <table:table-cell table:style-name="ce1" office:value-type="float" office:value="0.373861074447632" calcext:value-type="float">
            <text:p>0.373861074447632</text:p>
          </table:table-cell>
          <table:table-cell table:style-name="ce1" office:value-type="float" office:value="0.271873950958252" calcext:value-type="float">
            <text:p>0.271873950958252</text:p>
          </table:table-cell>
          <table:table-cell table:style-name="ce1" office:value-type="float" office:value="0.342426300048828" calcext:value-type="float">
            <text:p>0.342426300048828</text:p>
          </table:table-cell>
          <table:table-cell table:style-name="ce1" office:value-type="float" office:value="0.347862720489502" calcext:value-type="float">
            <text:p>0.347862720489502</text:p>
          </table:table-cell>
          <table:table-cell table:style-name="ce1" office:value-type="float" office:value="0.325785160064697" calcext:value-type="float">
            <text:p>0.325785160064697</text:p>
          </table:table-cell>
          <table:table-cell table:style-name="ce1" office:value-type="float" office:value="0.340934038162231" calcext:value-type="float">
            <text:p>0.340934038162231</text:p>
          </table:table-cell>
          <table:table-cell table:style-name="ce1" office:value-type="float" office:value="0.413377285003662" calcext:value-type="float">
            <text:p>0.413377285003662</text:p>
          </table:table-cell>
          <table:table-cell table:style-name="ce1" office:value-type="float" office:value="0.404371500015259" calcext:value-type="float">
            <text:p>0.404371500015259</text:p>
          </table:table-cell>
          <table:table-cell table:style-name="ce1" office:value-type="float" office:value="0.370157718658447" calcext:value-type="float">
            <text:p>0.370157718658447</text:p>
          </table:table-cell>
          <table:table-cell table:style-name="ce1" office:value-type="float" office:value="0.33029317855835" calcext:value-type="float">
            <text:p>0.33029317855835</text:p>
          </table:table-cell>
          <table:table-cell table:style-name="ce1" office:value-type="float" office:value="0.402104139328003" calcext:value-type="float">
            <text:p>0.402104139328003</text:p>
          </table:table-cell>
          <table:table-cell table:style-name="ce1" office:value-type="float" office:value="0.301699161529541" calcext:value-type="float">
            <text:p>0.301699161529541</text:p>
          </table:table-cell>
          <table:table-cell table:style-name="ce1" office:value-type="float" office:value="0.463037490844727" calcext:value-type="float">
            <text:p>0.463037490844727</text:p>
          </table:table-cell>
          <table:table-cell table:style-name="ce1" office:value-type="float" office:value="0.297961711883545" calcext:value-type="float">
            <text:p>0.297961711883545</text:p>
          </table:table-cell>
          <table:table-cell table:style-name="ce1" office:value-type="float" office:value="0.335541009902954" calcext:value-type="float">
            <text:p>0.335541009902954</text:p>
          </table:table-cell>
          <table:table-cell table:style-name="ce1" office:value-type="float" office:value="0.366141080856323" calcext:value-type="float">
            <text:p>0.366141080856323</text:p>
          </table:table-cell>
          <table:table-cell table:style-name="ce1" office:value-type="float" office:value="0.348801136016846" calcext:value-type="float">
            <text:p>0.348801136016846</text:p>
          </table:table-cell>
          <table:table-cell table:style-name="ce1" office:value-type="float" office:value="0.369486808776855" calcext:value-type="float">
            <text:p>0.369486808776855</text:p>
          </table:table-cell>
          <table:table-cell table:style-name="ce1" office:value-type="float" office:value="0.328671216964722" calcext:value-type="float">
            <text:p>0.328671216964722</text:p>
          </table:table-cell>
          <table:table-cell table:style-name="ce1" office:value-type="float" office:value="0.28736424446106" calcext:value-type="float">
            <text:p>0.28736424446106</text:p>
          </table:table-cell>
          <table:table-cell table:style-name="ce1" office:value-type="float" office:value="0.40472936630249" calcext:value-type="float">
            <text:p>0.40472936630249</text:p>
          </table:table-cell>
          <table:table-cell table:style-name="ce1" office:value-type="float" office:value="0.435770511627197" calcext:value-type="float">
            <text:p>0.435770511627197</text:p>
          </table:table-cell>
          <table:table-cell table:style-name="ce1" office:value-type="float" office:value="0.303472518920898" calcext:value-type="float">
            <text:p>0.303472518920898</text:p>
          </table:table-cell>
          <table:table-cell table:style-name="ce1" office:value-type="float" office:value="0.33673620223999" calcext:value-type="float">
            <text:p>0.33673620223999</text:p>
          </table:table-cell>
          <table:table-cell table:style-name="ce1" office:value-type="float" office:value="0.321474552154541" calcext:value-type="float">
            <text:p>0.321474552154541</text:p>
          </table:table-cell>
          <table:table-cell table:style-name="ce1" office:value-type="float" office:value="0.359522104263306" calcext:value-type="float">
            <text:p>0.359522104263306</text:p>
          </table:table-cell>
          <table:table-cell table:style-name="ce1" office:value-type="float" office:value="0.345781326293945" calcext:value-type="float">
            <text:p>0.345781326293945</text:p>
          </table:table-cell>
          <table:table-cell table:style-name="ce1" office:value-type="float" office:value="0.292207956314087" calcext:value-type="float">
            <text:p>0.292207956314087</text:p>
          </table:table-cell>
          <table:table-cell table:style-name="ce1" office:value-type="float" office:value="0.381819009780884" calcext:value-type="float">
            <text:p>0.381819009780884</text:p>
          </table:table-cell>
          <table:table-cell table:style-name="ce1" office:value-type="float" office:value="0.327166080474854" calcext:value-type="float">
            <text:p>0.327166080474854</text:p>
          </table:table-cell>
          <table:table-cell table:style-name="ce1" office:value-type="float" office:value="0.291419744491577" calcext:value-type="float">
            <text:p>0.291419744491577</text:p>
          </table:table-cell>
          <table:table-cell table:style-name="ce1" office:value-type="float" office:value="0.322937965393066" calcext:value-type="float">
            <text:p>0.322937965393066</text:p>
          </table:table-cell>
          <table:table-cell table:style-name="ce1" office:value-type="float" office:value="0.331222057342529" calcext:value-type="float">
            <text:p>0.331222057342529</text:p>
          </table:table-cell>
          <table:table-cell table:style-name="ce1" office:value-type="float" office:value="0.318302631378174" calcext:value-type="float">
            <text:p>0.318302631378174</text:p>
          </table:table-cell>
          <table:table-cell table:style-name="ce1" office:value-type="float" office:value="0.416342735290527" calcext:value-type="float">
            <text:p>0.416342735290527</text:p>
          </table:table-cell>
          <table:table-cell table:style-name="ce1" office:value-type="float" office:value="0.414058446884155" calcext:value-type="float">
            <text:p>0.414058446884155</text:p>
          </table:table-cell>
          <table:table-cell table:style-name="ce1" office:value-type="float" office:value="0.315703153610229" calcext:value-type="float">
            <text:p>0.315703153610229</text:p>
          </table:table-cell>
          <table:table-cell table:style-name="ce1" office:value-type="float" office:value="0.420170068740845" calcext:value-type="float">
            <text:p>0.420170068740845</text:p>
          </table:table-cell>
          <table:table-cell table:style-name="ce1" office:value-type="float" office:value="0.359487295150757" calcext:value-type="float">
            <text:p>0.359487295150757</text:p>
          </table:table-cell>
          <table:table-cell table:style-name="ce1" office:value-type="float" office:value="0.331033229827881" calcext:value-type="float">
            <text:p>0.331033229827881</text:p>
          </table:table-cell>
          <table:table-cell table:style-name="ce1" office:value-type="float" office:value="0.319701194763184" calcext:value-type="float">
            <text:p>0.319701194763184</text:p>
          </table:table-cell>
          <table:table-cell table:style-name="ce1" office:value-type="float" office:value="0.4171142578125" calcext:value-type="float">
            <text:p>0.4171142578125</text:p>
          </table:table-cell>
          <table:table-cell table:style-name="ce1" office:value-type="float" office:value="0.303192853927612" calcext:value-type="float">
            <text:p>0.303192853927612</text:p>
          </table:table-cell>
          <table:table-cell table:style-name="ce1" office:value-type="float" office:value="0.363176822662354" calcext:value-type="float">
            <text:p>0.363176822662354</text:p>
          </table:table-cell>
          <table:table-cell table:style-name="ce1" office:value-type="float" office:value="0.283584594726562" calcext:value-type="float">
            <text:p>0.283584594726562</text:p>
          </table:table-cell>
          <table:table-cell table:style-name="ce1" office:value-type="float" office:value="0.267627477645874" calcext:value-type="float">
            <text:p>0.267627477645874</text:p>
          </table:table-cell>
          <table:table-cell table:style-name="ce1" office:value-type="float" office:value="0.433418750762939" calcext:value-type="float">
            <text:p>0.433418750762939</text:p>
          </table:table-cell>
          <table:table-cell table:style-name="ce1" office:value-type="float" office:value="0.294806718826294" calcext:value-type="float">
            <text:p>0.294806718826294</text:p>
          </table:table-cell>
          <table:table-cell table:style-name="ce1" office:value-type="float" office:value="0.295383930206299" calcext:value-type="float">
            <text:p>0.295383930206299</text:p>
          </table:table-cell>
          <table:table-cell table:style-name="ce1" office:value-type="float" office:value="0.268814325332642" calcext:value-type="float">
            <text:p>0.268814325332642</text:p>
          </table:table-cell>
          <table:table-cell table:style-name="ce1" office:value-type="float" office:value="0.287309169769287" calcext:value-type="float">
            <text:p>0.287309169769287</text:p>
          </table:table-cell>
          <table:table-cell table:style-name="ce1" office:value-type="float" office:value="0.300391435623169" calcext:value-type="float">
            <text:p>0.300391435623169</text:p>
          </table:table-cell>
          <table:table-cell table:style-name="ce1" office:value-type="float" office:value="0.330583333969116" calcext:value-type="float">
            <text:p>0.330583333969116</text:p>
          </table:table-cell>
          <table:table-cell table:style-name="ce1" office:value-type="float" office:value="0.314460515975952" calcext:value-type="float">
            <text:p>0.314460515975952</text:p>
          </table:table-cell>
          <table:table-cell table:style-name="ce1" office:value-type="float" office:value="0.325717926025391" calcext:value-type="float">
            <text:p>0.325717926025391</text:p>
          </table:table-cell>
          <table:table-cell table:style-name="ce1" office:value-type="float" office:value="0.332288503646851" calcext:value-type="float">
            <text:p>0.332288503646851</text:p>
          </table:table-cell>
          <table:table-cell table:style-name="ce1" office:value-type="float" office:value="0.295769453048706" calcext:value-type="float">
            <text:p>0.295769453048706</text:p>
          </table:table-cell>
          <table:table-cell table:style-name="ce1" office:value-type="float" office:value="0.315653800964355" calcext:value-type="float">
            <text:p>0.315653800964355</text:p>
          </table:table-cell>
          <table:table-cell table:style-name="ce1" office:value-type="float" office:value="0.394132375717163" calcext:value-type="float">
            <text:p>0.394132375717163</text:p>
          </table:table-cell>
          <table:table-cell table:style-name="ce1" office:value-type="float" office:value="0.346331596374512" calcext:value-type="float">
            <text:p>0.346331596374512</text:p>
          </table:table-cell>
          <table:table-cell table:style-name="ce1" office:value-type="float" office:value="0.380865573883057" calcext:value-type="float">
            <text:p>0.380865573883057</text:p>
          </table:table-cell>
          <table:table-cell table:style-name="ce1" office:value-type="float" office:value="0.350067377090454" calcext:value-type="float">
            <text:p>0.350067377090454</text:p>
          </table:table-cell>
          <table:table-cell table:style-name="ce1" office:value-type="float" office:value="0.218221664428711" calcext:value-type="float">
            <text:p>0.218221664428711</text:p>
          </table:table-cell>
          <table:table-cell table:style-name="ce1" office:value-type="float" office:value="0.439761638641357" calcext:value-type="float">
            <text:p>0.439761638641357</text:p>
          </table:table-cell>
          <table:table-cell table:style-name="ce1" office:value-type="float" office:value="0.329540967941284" calcext:value-type="float">
            <text:p>0.329540967941284</text:p>
          </table:table-cell>
          <table:table-cell table:style-name="ce1" office:value-type="float" office:value="0.411836624145508" calcext:value-type="float">
            <text:p>0.411836624145508</text:p>
          </table:table-cell>
          <table:table-cell table:style-name="ce1" office:value-type="float" office:value="0.338594198226929" calcext:value-type="float">
            <text:p>0.338594198226929</text:p>
          </table:table-cell>
          <table:table-cell table:style-name="ce1" office:value-type="float" office:value="0.460627794265747" calcext:value-type="float">
            <text:p>0.460627794265747</text:p>
          </table:table-cell>
          <table:table-cell table:style-name="ce1" office:value-type="float" office:value="0.27280330657959" calcext:value-type="float">
            <text:p>0.27280330657959</text:p>
          </table:table-cell>
          <table:table-cell table:style-name="ce1" office:value-type="float" office:value="0.299403190612793" calcext:value-type="float">
            <text:p>0.299403190612793</text:p>
          </table:table-cell>
          <table:table-cell table:style-name="ce1" office:value-type="float" office:value="0.395764827728271" calcext:value-type="float">
            <text:p>0.395764827728271</text:p>
          </table:table-cell>
          <table:table-cell table:style-name="ce1" office:value-type="float" office:value="0.376407384872437" calcext:value-type="float">
            <text:p>0.376407384872437</text:p>
          </table:table-cell>
          <table:table-cell table:style-name="ce1" office:value-type="float" office:value="0.386601209640503" calcext:value-type="float">
            <text:p>0.386601209640503</text:p>
          </table:table-cell>
          <table:table-cell table:style-name="ce1" office:value-type="float" office:value="0.226028919219971" calcext:value-type="float">
            <text:p>0.226028919219971</text:p>
          </table:table-cell>
          <table:table-cell table:style-name="ce1" office:value-type="float" office:value="0.346767663955688" calcext:value-type="float">
            <text:p>0.346767663955688</text:p>
          </table:table-cell>
          <table:table-cell table:style-name="ce1" office:value-type="float" office:value="0.306403398513794" calcext:value-type="float">
            <text:p>0.306403398513794</text:p>
          </table:table-cell>
          <table:table-cell table:style-name="ce1" office:value-type="float" office:value="0.339789168834686" calcext:value-type="float">
            <text:p>0.339789168834686</text:p>
          </table:table-cell>
          <table:table-cell table:style-name="ce1" office:value-type="float" office:value="0.218221664428711" calcext:value-type="float">
            <text:p>0.218221664428711</text:p>
          </table:table-cell>
          <table:table-cell table:style-name="ce1" office:value-type="float" office:value="0.463037490844727" calcext:value-type="float">
            <text:p>0.463037490844727</text:p>
          </table:table-cell>
          <table:table-cell table:style-name="ce1" office:value-type="float" office:value="33.9789168834686" calcext:value-type="float">
            <text:p>33.9789168834686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um_workers = 22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359174251556396" calcext:value-type="float">
            <text:p>0.359174251556396</text:p>
          </table:table-cell>
          <table:table-cell table:style-name="ce1" office:value-type="float" office:value="0.429791450500488" calcext:value-type="float">
            <text:p>0.429791450500488</text:p>
          </table:table-cell>
          <table:table-cell table:style-name="ce1" office:value-type="float" office:value="0.447406530380249" calcext:value-type="float">
            <text:p>0.447406530380249</text:p>
          </table:table-cell>
          <table:table-cell table:style-name="ce1" office:value-type="float" office:value="0.393690347671509" calcext:value-type="float">
            <text:p>0.393690347671509</text:p>
          </table:table-cell>
          <table:table-cell table:style-name="ce1" office:value-type="float" office:value="0.237322807312012" calcext:value-type="float">
            <text:p>0.237322807312012</text:p>
          </table:table-cell>
          <table:table-cell table:style-name="ce1" office:value-type="float" office:value="0.25778603553772" calcext:value-type="float">
            <text:p>0.25778603553772</text:p>
          </table:table-cell>
          <table:table-cell table:style-name="ce1" office:value-type="float" office:value="0.292273283004761" calcext:value-type="float">
            <text:p>0.292273283004761</text:p>
          </table:table-cell>
          <table:table-cell table:style-name="ce1" office:value-type="float" office:value="0.344434976577759" calcext:value-type="float">
            <text:p>0.344434976577759</text:p>
          </table:table-cell>
          <table:table-cell table:style-name="ce1" office:value-type="float" office:value="0.355184555053711" calcext:value-type="float">
            <text:p>0.355184555053711</text:p>
          </table:table-cell>
          <table:table-cell table:style-name="ce1" office:value-type="float" office:value="0.399960041046143" calcext:value-type="float">
            <text:p>0.399960041046143</text:p>
          </table:table-cell>
          <table:table-cell table:style-name="ce1" office:value-type="float" office:value="0.214787483215332" calcext:value-type="float">
            <text:p>0.214787483215332</text:p>
          </table:table-cell>
          <table:table-cell table:style-name="ce1" office:value-type="float" office:value="0.289140939712524" calcext:value-type="float">
            <text:p>0.289140939712524</text:p>
          </table:table-cell>
          <table:table-cell table:style-name="ce1" office:value-type="float" office:value="0.302129507064819" calcext:value-type="float">
            <text:p>0.302129507064819</text:p>
          </table:table-cell>
          <table:table-cell table:style-name="ce1" office:value-type="float" office:value="0.335489273071289" calcext:value-type="float">
            <text:p>0.335489273071289</text:p>
          </table:table-cell>
          <table:table-cell table:style-name="ce1" office:value-type="float" office:value="0.289241790771484" calcext:value-type="float">
            <text:p>0.289241790771484</text:p>
          </table:table-cell>
          <table:table-cell table:style-name="ce1" office:value-type="float" office:value="0.310452938079834" calcext:value-type="float">
            <text:p>0.310452938079834</text:p>
          </table:table-cell>
          <table:table-cell table:style-name="ce1" office:value-type="float" office:value="0.334392547607422" calcext:value-type="float">
            <text:p>0.334392547607422</text:p>
          </table:table-cell>
          <table:table-cell table:style-name="ce1" office:value-type="float" office:value="0.303612232208252" calcext:value-type="float">
            <text:p>0.303612232208252</text:p>
          </table:table-cell>
          <table:table-cell table:style-name="ce1" office:value-type="float" office:value="0.345278978347778" calcext:value-type="float">
            <text:p>0.345278978347778</text:p>
          </table:table-cell>
          <table:table-cell table:style-name="ce1" office:value-type="float" office:value="0.452006816864014" calcext:value-type="float">
            <text:p>0.452006816864014</text:p>
          </table:table-cell>
          <table:table-cell table:style-name="ce1" office:value-type="float" office:value="0.260467529296875" calcext:value-type="float">
            <text:p>0.260467529296875</text:p>
          </table:table-cell>
          <table:table-cell table:style-name="ce1" office:value-type="float" office:value="0.291052103042603" calcext:value-type="float">
            <text:p>0.291052103042603</text:p>
          </table:table-cell>
          <table:table-cell table:style-name="ce1" office:value-type="float" office:value="0.358518362045288" calcext:value-type="float">
            <text:p>0.358518362045288</text:p>
          </table:table-cell>
          <table:table-cell table:style-name="ce1" office:value-type="float" office:value="0.207530498504639" calcext:value-type="float">
            <text:p>0.207530498504639</text:p>
          </table:table-cell>
          <table:table-cell table:style-name="ce1" office:value-type="float" office:value="0.361440420150757" calcext:value-type="float">
            <text:p>0.361440420150757</text:p>
          </table:table-cell>
          <table:table-cell table:style-name="ce1" office:value-type="float" office:value="0.304848194122314" calcext:value-type="float">
            <text:p>0.304848194122314</text:p>
          </table:table-cell>
          <table:table-cell table:style-name="ce1" office:value-type="float" office:value="0.362661600112915" calcext:value-type="float">
            <text:p>0.362661600112915</text:p>
          </table:table-cell>
          <table:table-cell table:style-name="ce1" office:value-type="float" office:value="0.335224390029907" calcext:value-type="float">
            <text:p>0.335224390029907</text:p>
          </table:table-cell>
          <table:table-cell table:style-name="ce1" office:value-type="float" office:value="0.349288702011108" calcext:value-type="float">
            <text:p>0.349288702011108</text:p>
          </table:table-cell>
          <table:table-cell table:style-name="ce1" office:value-type="float" office:value="0.352810859680176" calcext:value-type="float">
            <text:p>0.352810859680176</text:p>
          </table:table-cell>
          <table:table-cell table:style-name="ce1" office:value-type="float" office:value="0.32068943977356" calcext:value-type="float">
            <text:p>0.32068943977356</text:p>
          </table:table-cell>
          <table:table-cell table:style-name="ce1" office:value-type="float" office:value="0.381537199020386" calcext:value-type="float">
            <text:p>0.381537199020386</text:p>
          </table:table-cell>
          <table:table-cell table:style-name="ce1" office:value-type="float" office:value="0.363907098770142" calcext:value-type="float">
            <text:p>0.363907098770142</text:p>
          </table:table-cell>
          <table:table-cell table:style-name="ce1" office:value-type="float" office:value="0.268807411193848" calcext:value-type="float">
            <text:p>0.268807411193848</text:p>
          </table:table-cell>
          <table:table-cell table:style-name="ce1" office:value-type="float" office:value="0.36644458770752" calcext:value-type="float">
            <text:p>0.36644458770752</text:p>
          </table:table-cell>
          <table:table-cell table:style-name="ce1" office:value-type="float" office:value="0.258902311325073" calcext:value-type="float">
            <text:p>0.258902311325073</text:p>
          </table:table-cell>
          <table:table-cell table:style-name="ce1" office:value-type="float" office:value="0.401603698730469" calcext:value-type="float">
            <text:p>0.401603698730469</text:p>
          </table:table-cell>
          <table:table-cell table:style-name="ce1" office:value-type="float" office:value="0.321095943450928" calcext:value-type="float">
            <text:p>0.321095943450928</text:p>
          </table:table-cell>
          <table:table-cell table:style-name="ce1" office:value-type="float" office:value="0.295395612716675" calcext:value-type="float">
            <text:p>0.295395612716675</text:p>
          </table:table-cell>
          <table:table-cell table:style-name="ce1" office:value-type="float" office:value="0.355787515640259" calcext:value-type="float">
            <text:p>0.355787515640259</text:p>
          </table:table-cell>
          <table:table-cell table:style-name="ce1" office:value-type="float" office:value="0.30184006690979" calcext:value-type="float">
            <text:p>0.30184006690979</text:p>
          </table:table-cell>
          <table:table-cell table:style-name="ce1" office:value-type="float" office:value="0.280171394348145" calcext:value-type="float">
            <text:p>0.280171394348145</text:p>
          </table:table-cell>
          <table:table-cell table:style-name="ce1" office:value-type="float" office:value="0.266094446182251" calcext:value-type="float">
            <text:p>0.266094446182251</text:p>
          </table:table-cell>
          <table:table-cell table:style-name="ce1" office:value-type="float" office:value="0.302190065383911" calcext:value-type="float">
            <text:p>0.302190065383911</text:p>
          </table:table-cell>
          <table:table-cell table:style-name="ce1" office:value-type="float" office:value="0.378560066223145" calcext:value-type="float">
            <text:p>0.378560066223145</text:p>
          </table:table-cell>
          <table:table-cell table:style-name="ce1" office:value-type="float" office:value="0.297469854354858" calcext:value-type="float">
            <text:p>0.297469854354858</text:p>
          </table:table-cell>
          <table:table-cell table:style-name="ce1" office:value-type="float" office:value="0.372568845748901" calcext:value-type="float">
            <text:p>0.372568845748901</text:p>
          </table:table-cell>
          <table:table-cell table:style-name="ce1" office:value-type="float" office:value="0.372573137283325" calcext:value-type="float">
            <text:p>0.372573137283325</text:p>
          </table:table-cell>
          <table:table-cell table:style-name="ce1" office:value-type="float" office:value="0.307717561721802" calcext:value-type="float">
            <text:p>0.307717561721802</text:p>
          </table:table-cell>
          <table:table-cell table:style-name="ce1" office:value-type="float" office:value="0.355839729309082" calcext:value-type="float">
            <text:p>0.355839729309082</text:p>
          </table:table-cell>
          <table:table-cell table:style-name="ce1" office:value-type="float" office:value="0.217775821685791" calcext:value-type="float">
            <text:p>0.217775821685791</text:p>
          </table:table-cell>
          <table:table-cell table:style-name="ce1" office:value-type="float" office:value="0.26877760887146" calcext:value-type="float">
            <text:p>0.26877760887146</text:p>
          </table:table-cell>
          <table:table-cell table:style-name="ce1" office:value-type="float" office:value="0.293175220489502" calcext:value-type="float">
            <text:p>0.293175220489502</text:p>
          </table:table-cell>
          <table:table-cell table:style-name="ce1" office:value-type="float" office:value="0.303009748458862" calcext:value-type="float">
            <text:p>0.303009748458862</text:p>
          </table:table-cell>
          <table:table-cell table:style-name="ce1" office:value-type="float" office:value="0.310669660568237" calcext:value-type="float">
            <text:p>0.310669660568237</text:p>
          </table:table-cell>
          <table:table-cell table:style-name="ce1" office:value-type="float" office:value="0.42719578742981" calcext:value-type="float">
            <text:p>0.42719578742981</text:p>
          </table:table-cell>
          <table:table-cell table:style-name="ce1" office:value-type="float" office:value="0.26219367980957" calcext:value-type="float">
            <text:p>0.26219367980957</text:p>
          </table:table-cell>
          <table:table-cell table:style-name="ce1" office:value-type="float" office:value="0.344338655471802" calcext:value-type="float">
            <text:p>0.344338655471802</text:p>
          </table:table-cell>
          <table:table-cell table:style-name="ce1" office:value-type="float" office:value="0.325329780578613" calcext:value-type="float">
            <text:p>0.325329780578613</text:p>
          </table:table-cell>
          <table:table-cell table:style-name="ce1" office:value-type="float" office:value="0.298916578292847" calcext:value-type="float">
            <text:p>0.298916578292847</text:p>
          </table:table-cell>
          <table:table-cell table:style-name="ce1" office:value-type="float" office:value="0.266185283660889" calcext:value-type="float">
            <text:p>0.266185283660889</text:p>
          </table:table-cell>
          <table:table-cell table:style-name="ce1" office:value-type="float" office:value="0.343312501907349" calcext:value-type="float">
            <text:p>0.343312501907349</text:p>
          </table:table-cell>
          <table:table-cell table:style-name="ce1" office:value-type="float" office:value="0.236295700073242" calcext:value-type="float">
            <text:p>0.236295700073242</text:p>
          </table:table-cell>
          <table:table-cell table:style-name="ce1" office:value-type="float" office:value="0.373782634735107" calcext:value-type="float">
            <text:p>0.373782634735107</text:p>
          </table:table-cell>
          <table:table-cell table:style-name="ce1" office:value-type="float" office:value="0.304625988006592" calcext:value-type="float">
            <text:p>0.304625988006592</text:p>
          </table:table-cell>
          <table:table-cell table:style-name="ce1" office:value-type="float" office:value="0.314556121826172" calcext:value-type="float">
            <text:p>0.314556121826172</text:p>
          </table:table-cell>
          <table:table-cell table:style-name="ce1" office:value-type="float" office:value="0.323914527893066" calcext:value-type="float">
            <text:p>0.323914527893066</text:p>
          </table:table-cell>
          <table:table-cell table:style-name="ce1" office:value-type="float" office:value="0.264071941375732" calcext:value-type="float">
            <text:p>0.264071941375732</text:p>
          </table:table-cell>
          <table:table-cell table:style-name="ce1" office:value-type="float" office:value="0.369117498397827" calcext:value-type="float">
            <text:p>0.369117498397827</text:p>
          </table:table-cell>
          <table:table-cell table:style-name="ce1" office:value-type="float" office:value="0.330869674682617" calcext:value-type="float">
            <text:p>0.330869674682617</text:p>
          </table:table-cell>
          <table:table-cell table:style-name="ce1" office:value-type="float" office:value="0.34410834312439" calcext:value-type="float">
            <text:p>0.34410834312439</text:p>
          </table:table-cell>
          <table:table-cell table:style-name="ce1" office:value-type="float" office:value="0.304710865020752" calcext:value-type="float">
            <text:p>0.304710865020752</text:p>
          </table:table-cell>
          <table:table-cell table:style-name="ce1" office:value-type="float" office:value="0.264496564865112" calcext:value-type="float">
            <text:p>0.264496564865112</text:p>
          </table:table-cell>
          <table:table-cell table:style-name="ce1" office:value-type="float" office:value="0.319273710250854" calcext:value-type="float">
            <text:p>0.319273710250854</text:p>
          </table:table-cell>
          <table:table-cell table:style-name="ce1" office:value-type="float" office:value="0.335307598114014" calcext:value-type="float">
            <text:p>0.335307598114014</text:p>
          </table:table-cell>
          <table:table-cell table:style-name="ce1" office:value-type="float" office:value="0.355172634124756" calcext:value-type="float">
            <text:p>0.355172634124756</text:p>
          </table:table-cell>
          <table:table-cell table:style-name="ce1" office:value-type="float" office:value="0.256607532501221" calcext:value-type="float">
            <text:p>0.256607532501221</text:p>
          </table:table-cell>
          <table:table-cell table:style-name="ce1" office:value-type="float" office:value="0.342424392700195" calcext:value-type="float">
            <text:p>0.342424392700195</text:p>
          </table:table-cell>
          <table:table-cell table:style-name="ce1" office:value-type="float" office:value="0.312349796295166" calcext:value-type="float">
            <text:p>0.312349796295166</text:p>
          </table:table-cell>
          <table:table-cell table:style-name="ce1" office:value-type="float" office:value="0.229458332061768" calcext:value-type="float">
            <text:p>0.229458332061768</text:p>
          </table:table-cell>
          <table:table-cell table:style-name="ce1" office:value-type="float" office:value="0.225029945373535" calcext:value-type="float">
            <text:p>0.225029945373535</text:p>
          </table:table-cell>
          <table:table-cell table:style-name="ce1" office:value-type="float" office:value="0.257973432540894" calcext:value-type="float">
            <text:p>0.257973432540894</text:p>
          </table:table-cell>
          <table:table-cell table:style-name="ce1" office:value-type="float" office:value="0.29594898223877" calcext:value-type="float">
            <text:p>0.29594898223877</text:p>
          </table:table-cell>
          <table:table-cell table:style-name="ce1" office:value-type="float" office:value="0.516443252563477" calcext:value-type="float">
            <text:p>0.516443252563477</text:p>
          </table:table-cell>
          <table:table-cell table:style-name="ce1" office:value-type="float" office:value="0.370860815048218" calcext:value-type="float">
            <text:p>0.370860815048218</text:p>
          </table:table-cell>
          <table:table-cell table:style-name="ce1" office:value-type="float" office:value="0.264920473098755" calcext:value-type="float">
            <text:p>0.264920473098755</text:p>
          </table:table-cell>
          <table:table-cell table:style-name="ce1" office:value-type="float" office:value="0.293674468994141" calcext:value-type="float">
            <text:p>0.293674468994141</text:p>
          </table:table-cell>
          <table:table-cell table:style-name="ce1" office:value-type="float" office:value="0.259425401687622" calcext:value-type="float">
            <text:p>0.259425401687622</text:p>
          </table:table-cell>
          <table:table-cell table:style-name="ce1" office:value-type="float" office:value="0.244013786315918" calcext:value-type="float">
            <text:p>0.244013786315918</text:p>
          </table:table-cell>
          <table:table-cell table:style-name="ce1" office:value-type="float" office:value="0.315189599990845" calcext:value-type="float">
            <text:p>0.315189599990845</text:p>
          </table:table-cell>
          <table:table-cell table:style-name="ce1" office:value-type="float" office:value="0.310198545455933" calcext:value-type="float">
            <text:p>0.310198545455933</text:p>
          </table:table-cell>
          <table:table-cell table:style-name="ce1" office:value-type="float" office:value="0.189933300018311" calcext:value-type="float">
            <text:p>0.189933300018311</text:p>
          </table:table-cell>
          <table:table-cell table:style-name="ce1" office:value-type="float" office:value="0.293246269226074" calcext:value-type="float">
            <text:p>0.293246269226074</text:p>
          </table:table-cell>
          <table:table-cell table:style-name="ce1" office:value-type="float" office:value="0.355172395706177" calcext:value-type="float">
            <text:p>0.355172395706177</text:p>
          </table:table-cell>
          <table:table-cell table:style-name="ce1" office:value-type="float" office:value="0.328176259994507" calcext:value-type="float">
            <text:p>0.328176259994507</text:p>
          </table:table-cell>
          <table:table-cell table:style-name="ce1" office:value-type="float" office:value="0.373326778411865" calcext:value-type="float">
            <text:p>0.373326778411865</text:p>
          </table:table-cell>
          <table:table-cell table:style-name="ce1" office:value-type="float" office:value="0.364530086517334" calcext:value-type="float">
            <text:p>0.364530086517334</text:p>
          </table:table-cell>
          <table:table-cell table:style-name="ce1" office:value-type="float" office:value="0.321738004684448" calcext:value-type="float">
            <text:p>0.321738004684448</text:p>
          </table:table-cell>
          <table:table-cell table:style-name="ce1" office:value-type="float" office:value="0.296833992004395" calcext:value-type="float">
            <text:p>0.296833992004395</text:p>
          </table:table-cell>
          <table:table-cell table:style-name="ce1" office:value-type="float" office:value="0.325278520584106" calcext:value-type="float">
            <text:p>0.325278520584106</text:p>
          </table:table-cell>
          <table:table-cell table:style-name="ce1" office:value-type="float" office:value="0.318905339241028" calcext:value-type="float">
            <text:p>0.318905339241028</text:p>
          </table:table-cell>
          <table:table-cell table:style-name="ce1" office:value-type="float" office:value="0.189933300018311" calcext:value-type="float">
            <text:p>0.189933300018311</text:p>
          </table:table-cell>
          <table:table-cell table:style-name="ce1" office:value-type="float" office:value="0.516443252563477" calcext:value-type="float">
            <text:p>0.516443252563477</text:p>
          </table:table-cell>
          <table:table-cell table:style-name="ce1" office:value-type="float" office:value="31.8905339241028" calcext:value-type="float">
            <text:p>31.890533924102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um_workers = 23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252593517303467" calcext:value-type="float">
            <text:p>0.252593517303467</text:p>
          </table:table-cell>
          <table:table-cell table:style-name="ce1" office:value-type="float" office:value="0.351006746292114" calcext:value-type="float">
            <text:p>0.351006746292114</text:p>
          </table:table-cell>
          <table:table-cell table:style-name="ce1" office:value-type="float" office:value="0.377320051193237" calcext:value-type="float">
            <text:p>0.377320051193237</text:p>
          </table:table-cell>
          <table:table-cell table:style-name="ce1" office:value-type="float" office:value="0.430600881576538" calcext:value-type="float">
            <text:p>0.430600881576538</text:p>
          </table:table-cell>
          <table:table-cell table:style-name="ce1" office:value-type="float" office:value="0.301819086074829" calcext:value-type="float">
            <text:p>0.301819086074829</text:p>
          </table:table-cell>
          <table:table-cell table:style-name="ce1" office:value-type="float" office:value="0.353528499603271" calcext:value-type="float">
            <text:p>0.353528499603271</text:p>
          </table:table-cell>
          <table:table-cell table:style-name="ce1" office:value-type="float" office:value="0.316920042037964" calcext:value-type="float">
            <text:p>0.316920042037964</text:p>
          </table:table-cell>
          <table:table-cell table:style-name="ce1" office:value-type="float" office:value="0.355536222457886" calcext:value-type="float">
            <text:p>0.355536222457886</text:p>
          </table:table-cell>
          <table:table-cell table:style-name="ce1" office:value-type="float" office:value="0.356156349182129" calcext:value-type="float">
            <text:p>0.356156349182129</text:p>
          </table:table-cell>
          <table:table-cell table:style-name="ce1" office:value-type="float" office:value="0.294209957122803" calcext:value-type="float">
            <text:p>0.294209957122803</text:p>
          </table:table-cell>
          <table:table-cell table:style-name="ce1" office:value-type="float" office:value="0.36137056350708" calcext:value-type="float">
            <text:p>0.36137056350708</text:p>
          </table:table-cell>
          <table:table-cell table:style-name="ce1" office:value-type="float" office:value="0.339796543121338" calcext:value-type="float">
            <text:p>0.339796543121338</text:p>
          </table:table-cell>
          <table:table-cell table:style-name="ce1" office:value-type="float" office:value="0.321887493133545" calcext:value-type="float">
            <text:p>0.321887493133545</text:p>
          </table:table-cell>
          <table:table-cell table:style-name="ce1" office:value-type="float" office:value="0.332502365112305" calcext:value-type="float">
            <text:p>0.332502365112305</text:p>
          </table:table-cell>
          <table:table-cell table:style-name="ce1" office:value-type="float" office:value="0.350979089736938" calcext:value-type="float">
            <text:p>0.350979089736938</text:p>
          </table:table-cell>
          <table:table-cell table:style-name="ce1" office:value-type="float" office:value="0.296787023544312" calcext:value-type="float">
            <text:p>0.296787023544312</text:p>
          </table:table-cell>
          <table:table-cell table:style-name="ce1" office:value-type="float" office:value="0.290415525436401" calcext:value-type="float">
            <text:p>0.290415525436401</text:p>
          </table:table-cell>
          <table:table-cell table:style-name="ce1" office:value-type="float" office:value="0.384506702423096" calcext:value-type="float">
            <text:p>0.384506702423096</text:p>
          </table:table-cell>
          <table:table-cell table:style-name="ce1" office:value-type="float" office:value="0.345205068588257" calcext:value-type="float">
            <text:p>0.345205068588257</text:p>
          </table:table-cell>
          <table:table-cell table:style-name="ce1" office:value-type="float" office:value="0.409699440002441" calcext:value-type="float">
            <text:p>0.409699440002441</text:p>
          </table:table-cell>
          <table:table-cell table:style-name="ce1" office:value-type="float" office:value="0.231684923171997" calcext:value-type="float">
            <text:p>0.231684923171997</text:p>
          </table:table-cell>
          <table:table-cell table:style-name="ce1" office:value-type="float" office:value="0.365198612213135" calcext:value-type="float">
            <text:p>0.365198612213135</text:p>
          </table:table-cell>
          <table:table-cell table:style-name="ce1" office:value-type="float" office:value="0.334277153015137" calcext:value-type="float">
            <text:p>0.334277153015137</text:p>
          </table:table-cell>
          <table:table-cell table:style-name="ce1" office:value-type="float" office:value="0.342886447906494" calcext:value-type="float">
            <text:p>0.342886447906494</text:p>
          </table:table-cell>
          <table:table-cell table:style-name="ce1" office:value-type="float" office:value="0.344476938247681" calcext:value-type="float">
            <text:p>0.344476938247681</text:p>
          </table:table-cell>
          <table:table-cell table:style-name="ce1" office:value-type="float" office:value="0.271544933319092" calcext:value-type="float">
            <text:p>0.271544933319092</text:p>
          </table:table-cell>
          <table:table-cell table:style-name="ce1" office:value-type="float" office:value="0.298827409744263" calcext:value-type="float">
            <text:p>0.298827409744263</text:p>
          </table:table-cell>
          <table:table-cell table:style-name="ce1" office:value-type="float" office:value="0.310782670974731" calcext:value-type="float">
            <text:p>0.310782670974731</text:p>
          </table:table-cell>
          <table:table-cell table:style-name="ce1" office:value-type="float" office:value="0.382545471191406" calcext:value-type="float">
            <text:p>0.382545471191406</text:p>
          </table:table-cell>
          <table:table-cell table:style-name="ce1" office:value-type="float" office:value="0.3540358543396" calcext:value-type="float">
            <text:p>0.3540358543396</text:p>
          </table:table-cell>
          <table:table-cell table:style-name="ce1" office:value-type="float" office:value="0.358040809631348" calcext:value-type="float">
            <text:p>0.358040809631348</text:p>
          </table:table-cell>
          <table:table-cell table:style-name="ce1" office:value-type="float" office:value="0.366876363754272" calcext:value-type="float">
            <text:p>0.366876363754272</text:p>
          </table:table-cell>
          <table:table-cell table:style-name="ce1" office:value-type="float" office:value="0.310347080230713" calcext:value-type="float">
            <text:p>0.310347080230713</text:p>
          </table:table-cell>
          <table:table-cell table:style-name="ce1" office:value-type="float" office:value="0.333516836166382" calcext:value-type="float">
            <text:p>0.333516836166382</text:p>
          </table:table-cell>
          <table:table-cell table:style-name="ce1" office:value-type="float" office:value="0.274109601974487" calcext:value-type="float">
            <text:p>0.274109601974487</text:p>
          </table:table-cell>
          <table:table-cell table:style-name="ce1" office:value-type="float" office:value="0.338442325592041" calcext:value-type="float">
            <text:p>0.338442325592041</text:p>
          </table:table-cell>
          <table:table-cell table:style-name="ce1" office:value-type="float" office:value="0.356399059295654" calcext:value-type="float">
            <text:p>0.356399059295654</text:p>
          </table:table-cell>
          <table:table-cell table:style-name="ce1" office:value-type="float" office:value="0.287816047668457" calcext:value-type="float">
            <text:p>0.287816047668457</text:p>
          </table:table-cell>
          <table:table-cell table:style-name="ce1" office:value-type="float" office:value="0.329726219177246" calcext:value-type="float">
            <text:p>0.329726219177246</text:p>
          </table:table-cell>
          <table:table-cell table:style-name="ce1" office:value-type="float" office:value="0.405438899993897" calcext:value-type="float">
            <text:p>0.405438899993897</text:p>
          </table:table-cell>
          <table:table-cell table:style-name="ce1" office:value-type="float" office:value="0.207018613815308" calcext:value-type="float">
            <text:p>0.207018613815308</text:p>
          </table:table-cell>
          <table:table-cell table:style-name="ce1" office:value-type="float" office:value="0.278213739395142" calcext:value-type="float">
            <text:p>0.278213739395142</text:p>
          </table:table-cell>
          <table:table-cell table:style-name="ce1" office:value-type="float" office:value="0.291217565536499" calcext:value-type="float">
            <text:p>0.291217565536499</text:p>
          </table:table-cell>
          <table:table-cell table:style-name="ce1" office:value-type="float" office:value="0.30668306350708" calcext:value-type="float">
            <text:p>0.30668306350708</text:p>
          </table:table-cell>
          <table:table-cell table:style-name="ce1" office:value-type="float" office:value="0.342280387878418" calcext:value-type="float">
            <text:p>0.342280387878418</text:p>
          </table:table-cell>
          <table:table-cell table:style-name="ce1" office:value-type="float" office:value="0.38029932975769" calcext:value-type="float">
            <text:p>0.38029932975769</text:p>
          </table:table-cell>
          <table:table-cell table:style-name="ce1" office:value-type="float" office:value="0.323358535766602" calcext:value-type="float">
            <text:p>0.323358535766602</text:p>
          </table:table-cell>
          <table:table-cell table:style-name="ce1" office:value-type="float" office:value="0.330052375793457" calcext:value-type="float">
            <text:p>0.330052375793457</text:p>
          </table:table-cell>
          <table:table-cell table:style-name="ce1" office:value-type="float" office:value="0.325359344482422" calcext:value-type="float">
            <text:p>0.325359344482422</text:p>
          </table:table-cell>
          <table:table-cell table:style-name="ce1" office:value-type="float" office:value="0.320374250411987" calcext:value-type="float">
            <text:p>0.320374250411987</text:p>
          </table:table-cell>
          <table:table-cell table:style-name="ce1" office:value-type="float" office:value="0.37076473236084" calcext:value-type="float">
            <text:p>0.37076473236084</text:p>
          </table:table-cell>
          <table:table-cell table:style-name="ce1" office:value-type="float" office:value="0.384027481079102" calcext:value-type="float">
            <text:p>0.384027481079102</text:p>
          </table:table-cell>
          <table:table-cell table:style-name="ce1" office:value-type="float" office:value="0.361851930618286" calcext:value-type="float">
            <text:p>0.361851930618286</text:p>
          </table:table-cell>
          <table:table-cell table:style-name="ce1" office:value-type="float" office:value="0.294617652893066" calcext:value-type="float">
            <text:p>0.294617652893066</text:p>
          </table:table-cell>
          <table:table-cell table:style-name="ce1" office:value-type="float" office:value="0.341955423355103" calcext:value-type="float">
            <text:p>0.341955423355103</text:p>
          </table:table-cell>
          <table:table-cell table:style-name="ce1" office:value-type="float" office:value="0.291710615158081" calcext:value-type="float">
            <text:p>0.291710615158081</text:p>
          </table:table-cell>
          <table:table-cell table:style-name="ce1" office:value-type="float" office:value="0.312652349472046" calcext:value-type="float">
            <text:p>0.312652349472046</text:p>
          </table:table-cell>
          <table:table-cell table:style-name="ce1" office:value-type="float" office:value="0.330123662948608" calcext:value-type="float">
            <text:p>0.330123662948608</text:p>
          </table:table-cell>
          <table:table-cell table:style-name="ce1" office:value-type="float" office:value="0.345940589904785" calcext:value-type="float">
            <text:p>0.345940589904785</text:p>
          </table:table-cell>
          <table:table-cell table:style-name="ce1" office:value-type="float" office:value="0.305082082748413" calcext:value-type="float">
            <text:p>0.305082082748413</text:p>
          </table:table-cell>
          <table:table-cell table:style-name="ce1" office:value-type="float" office:value="0.25741720199585" calcext:value-type="float">
            <text:p>0.25741720199585</text:p>
          </table:table-cell>
          <table:table-cell table:style-name="ce1" office:value-type="float" office:value="0.34800124168396" calcext:value-type="float">
            <text:p>0.34800124168396</text:p>
          </table:table-cell>
          <table:table-cell table:style-name="ce1" office:value-type="float" office:value="0.352159023284912" calcext:value-type="float">
            <text:p>0.352159023284912</text:p>
          </table:table-cell>
          <table:table-cell table:style-name="ce1" office:value-type="float" office:value="0.274404764175415" calcext:value-type="float">
            <text:p>0.274404764175415</text:p>
          </table:table-cell>
          <table:table-cell table:style-name="ce1" office:value-type="float" office:value="0.3060302734375" calcext:value-type="float">
            <text:p>0.3060302734375</text:p>
          </table:table-cell>
          <table:table-cell table:style-name="ce1" office:value-type="float" office:value="0.313112497329712" calcext:value-type="float">
            <text:p>0.313112497329712</text:p>
          </table:table-cell>
          <table:table-cell table:style-name="ce1" office:value-type="float" office:value="0.289875745773315" calcext:value-type="float">
            <text:p>0.289875745773315</text:p>
          </table:table-cell>
          <table:table-cell table:style-name="ce1" office:value-type="float" office:value="0.354711532592773" calcext:value-type="float">
            <text:p>0.354711532592773</text:p>
          </table:table-cell>
          <table:table-cell table:style-name="ce1" office:value-type="float" office:value="0.363065958023071" calcext:value-type="float">
            <text:p>0.363065958023071</text:p>
          </table:table-cell>
          <table:table-cell table:style-name="ce1" office:value-type="float" office:value="0.332339286804199" calcext:value-type="float">
            <text:p>0.332339286804199</text:p>
          </table:table-cell>
          <table:table-cell table:style-name="ce1" office:value-type="float" office:value="0.355765819549561" calcext:value-type="float">
            <text:p>0.355765819549561</text:p>
          </table:table-cell>
          <table:table-cell table:style-name="ce1" office:value-type="float" office:value="0.343069076538086" calcext:value-type="float">
            <text:p>0.343069076538086</text:p>
          </table:table-cell>
          <table:table-cell table:style-name="ce1" office:value-type="float" office:value="0.309990406036377" calcext:value-type="float">
            <text:p>0.309990406036377</text:p>
          </table:table-cell>
          <table:table-cell table:style-name="ce1" office:value-type="float" office:value="0.275897979736328" calcext:value-type="float">
            <text:p>0.275897979736328</text:p>
          </table:table-cell>
          <table:table-cell table:style-name="ce1" office:value-type="float" office:value="0.342410326004028" calcext:value-type="float">
            <text:p>0.342410326004028</text:p>
          </table:table-cell>
          <table:table-cell table:style-name="ce1" office:value-type="float" office:value="0.446995735168457" calcext:value-type="float">
            <text:p>0.446995735168457</text:p>
          </table:table-cell>
          <table:table-cell table:style-name="ce1" office:value-type="float" office:value="0.271955013275146" calcext:value-type="float">
            <text:p>0.271955013275146</text:p>
          </table:table-cell>
          <table:table-cell table:style-name="ce1" office:value-type="float" office:value="0.386465549468994" calcext:value-type="float">
            <text:p>0.386465549468994</text:p>
          </table:table-cell>
          <table:table-cell table:style-name="ce1" office:value-type="float" office:value="0.326614856719971" calcext:value-type="float">
            <text:p>0.326614856719971</text:p>
          </table:table-cell>
          <table:table-cell table:style-name="ce1" office:value-type="float" office:value="0.283051252365112" calcext:value-type="float">
            <text:p>0.283051252365112</text:p>
          </table:table-cell>
          <table:table-cell table:style-name="ce1" office:value-type="float" office:value="0.219199180603027" calcext:value-type="float">
            <text:p>0.219199180603027</text:p>
          </table:table-cell>
          <table:table-cell table:style-name="ce1" office:value-type="float" office:value="0.3227219581604" calcext:value-type="float">
            <text:p>0.3227219581604</text:p>
          </table:table-cell>
          <table:table-cell table:style-name="ce1" office:value-type="float" office:value="0.31006646156311" calcext:value-type="float">
            <text:p>0.31006646156311</text:p>
          </table:table-cell>
          <table:table-cell table:style-name="ce1" office:value-type="float" office:value="0.298403739929199" calcext:value-type="float">
            <text:p>0.298403739929199</text:p>
          </table:table-cell>
          <table:table-cell table:style-name="ce1" office:value-type="float" office:value="0.297122478485107" calcext:value-type="float">
            <text:p>0.297122478485107</text:p>
          </table:table-cell>
          <table:table-cell table:style-name="ce1" office:value-type="float" office:value="0.246489763259888" calcext:value-type="float">
            <text:p>0.246489763259888</text:p>
          </table:table-cell>
          <table:table-cell table:style-name="ce1" office:value-type="float" office:value="0.264899253845215" calcext:value-type="float">
            <text:p>0.264899253845215</text:p>
          </table:table-cell>
          <table:table-cell table:style-name="ce1" office:value-type="float" office:value="0.359140634536743" calcext:value-type="float">
            <text:p>0.359140634536743</text:p>
          </table:table-cell>
          <table:table-cell table:style-name="ce1" office:value-type="float" office:value="0.320626020431519" calcext:value-type="float">
            <text:p>0.320626020431519</text:p>
          </table:table-cell>
          <table:table-cell table:style-name="ce1" office:value-type="float" office:value="0.308902025222778" calcext:value-type="float">
            <text:p>0.308902025222778</text:p>
          </table:table-cell>
          <table:table-cell table:style-name="ce1" office:value-type="float" office:value="0.328551054000854" calcext:value-type="float">
            <text:p>0.328551054000854</text:p>
          </table:table-cell>
          <table:table-cell table:style-name="ce1" office:value-type="float" office:value="0.236517429351807" calcext:value-type="float">
            <text:p>0.236517429351807</text:p>
          </table:table-cell>
          <table:table-cell table:style-name="ce1" office:value-type="float" office:value="0.358994960784912" calcext:value-type="float">
            <text:p>0.358994960784912</text:p>
          </table:table-cell>
          <table:table-cell table:style-name="ce1" office:value-type="float" office:value="0.274986028671265" calcext:value-type="float">
            <text:p>0.274986028671265</text:p>
          </table:table-cell>
          <table:table-cell table:style-name="ce1" office:value-type="float" office:value="0.286811113357544" calcext:value-type="float">
            <text:p>0.286811113357544</text:p>
          </table:table-cell>
          <table:table-cell table:style-name="ce1" office:value-type="float" office:value="0.364641904830933" calcext:value-type="float">
            <text:p>0.364641904830933</text:p>
          </table:table-cell>
          <table:table-cell table:style-name="ce1" office:value-type="float" office:value="0.320214509963989" calcext:value-type="float">
            <text:p>0.320214509963989</text:p>
          </table:table-cell>
          <table:table-cell table:style-name="ce1" office:value-type="float" office:value="0.401957750320435" calcext:value-type="float">
            <text:p>0.401957750320435</text:p>
          </table:table-cell>
          <table:table-cell table:style-name="ce1" office:value-type="float" office:value="0.354589223861694" calcext:value-type="float">
            <text:p>0.354589223861694</text:p>
          </table:table-cell>
          <table:table-cell table:style-name="ce1" office:value-type="float" office:value="0.26801061630249" calcext:value-type="float">
            <text:p>0.26801061630249</text:p>
          </table:table-cell>
          <table:table-cell table:style-name="ce1" office:value-type="float" office:value="0.325395781993866" calcext:value-type="float">
            <text:p>0.325395781993866</text:p>
          </table:table-cell>
          <table:table-cell table:style-name="ce1" office:value-type="float" office:value="0.207018613815308" calcext:value-type="float">
            <text:p>0.207018613815308</text:p>
          </table:table-cell>
          <table:table-cell table:style-name="ce1" office:value-type="float" office:value="0.446995735168457" calcext:value-type="float">
            <text:p>0.446995735168457</text:p>
          </table:table-cell>
          <table:table-cell table:style-name="ce1" office:value-type="float" office:value="32.5395781993866" calcext:value-type="float">
            <text:p>32.5395781993866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um_workers = 24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263758897781372" calcext:value-type="float">
            <text:p>0.263758897781372</text:p>
          </table:table-cell>
          <table:table-cell table:style-name="ce1" office:value-type="float" office:value="0.302423477172852" calcext:value-type="float">
            <text:p>0.302423477172852</text:p>
          </table:table-cell>
          <table:table-cell table:style-name="ce1" office:value-type="float" office:value="0.354215383529663" calcext:value-type="float">
            <text:p>0.354215383529663</text:p>
          </table:table-cell>
          <table:table-cell table:style-name="ce1" office:value-type="float" office:value="0.281877756118774" calcext:value-type="float">
            <text:p>0.281877756118774</text:p>
          </table:table-cell>
          <table:table-cell table:style-name="ce1" office:value-type="float" office:value="0.333418607711792" calcext:value-type="float">
            <text:p>0.333418607711792</text:p>
          </table:table-cell>
          <table:table-cell table:style-name="ce1" office:value-type="float" office:value="0.3455650806427" calcext:value-type="float">
            <text:p>0.3455650806427</text:p>
          </table:table-cell>
          <table:table-cell table:style-name="ce1" office:value-type="float" office:value="0.390948295593262" calcext:value-type="float">
            <text:p>0.390948295593262</text:p>
          </table:table-cell>
          <table:table-cell table:style-name="ce1" office:value-type="float" office:value="0.430039167404175" calcext:value-type="float">
            <text:p>0.430039167404175</text:p>
          </table:table-cell>
          <table:table-cell table:style-name="ce1" office:value-type="float" office:value="0.360395431518555" calcext:value-type="float">
            <text:p>0.360395431518555</text:p>
          </table:table-cell>
          <table:table-cell table:style-name="ce1" office:value-type="float" office:value="0.284869194030762" calcext:value-type="float">
            <text:p>0.284869194030762</text:p>
          </table:table-cell>
          <table:table-cell table:style-name="ce1" office:value-type="float" office:value="0.284599304199219" calcext:value-type="float">
            <text:p>0.284599304199219</text:p>
          </table:table-cell>
          <table:table-cell table:style-name="ce1" office:value-type="float" office:value="0.376427173614502" calcext:value-type="float">
            <text:p>0.376427173614502</text:p>
          </table:table-cell>
          <table:table-cell table:style-name="ce1" office:value-type="float" office:value="0.362077236175537" calcext:value-type="float">
            <text:p>0.362077236175537</text:p>
          </table:table-cell>
          <table:table-cell table:style-name="ce1" office:value-type="float" office:value="0.410901308059692" calcext:value-type="float">
            <text:p>0.410901308059692</text:p>
          </table:table-cell>
          <table:table-cell table:style-name="ce1" office:value-type="float" office:value="0.221151351928711" calcext:value-type="float">
            <text:p>0.221151351928711</text:p>
          </table:table-cell>
          <table:table-cell table:style-name="ce1" office:value-type="float" office:value="0.300310373306274" calcext:value-type="float">
            <text:p>0.300310373306274</text:p>
          </table:table-cell>
          <table:table-cell table:style-name="ce1" office:value-type="float" office:value="0.333844900131226" calcext:value-type="float">
            <text:p>0.333844900131226</text:p>
          </table:table-cell>
          <table:table-cell table:style-name="ce1" office:value-type="float" office:value="0.33844780921936" calcext:value-type="float">
            <text:p>0.33844780921936</text:p>
          </table:table-cell>
          <table:table-cell table:style-name="ce1" office:value-type="float" office:value="0.344469547271729" calcext:value-type="float">
            <text:p>0.344469547271729</text:p>
          </table:table-cell>
          <table:table-cell table:style-name="ce1" office:value-type="float" office:value="0.307011842727661" calcext:value-type="float">
            <text:p>0.307011842727661</text:p>
          </table:table-cell>
          <table:table-cell table:style-name="ce1" office:value-type="float" office:value="0.289934396743774" calcext:value-type="float">
            <text:p>0.289934396743774</text:p>
          </table:table-cell>
          <table:table-cell table:style-name="ce1" office:value-type="float" office:value="0.348266363143921" calcext:value-type="float">
            <text:p>0.348266363143921</text:p>
          </table:table-cell>
          <table:table-cell table:style-name="ce1" office:value-type="float" office:value="0.355615854263306" calcext:value-type="float">
            <text:p>0.355615854263306</text:p>
          </table:table-cell>
          <table:table-cell table:style-name="ce1" office:value-type="float" office:value="0.314400196075439" calcext:value-type="float">
            <text:p>0.314400196075439</text:p>
          </table:table-cell>
          <table:table-cell table:style-name="ce1" office:value-type="float" office:value="0.264011859893799" calcext:value-type="float">
            <text:p>0.264011859893799</text:p>
          </table:table-cell>
          <table:table-cell table:style-name="ce1" office:value-type="float" office:value="0.381572484970093" calcext:value-type="float">
            <text:p>0.381572484970093</text:p>
          </table:table-cell>
          <table:table-cell table:style-name="ce1" office:value-type="float" office:value="0.407682180404663" calcext:value-type="float">
            <text:p>0.407682180404663</text:p>
          </table:table-cell>
          <table:table-cell table:style-name="ce1" office:value-type="float" office:value="0.320565462112427" calcext:value-type="float">
            <text:p>0.320565462112427</text:p>
          </table:table-cell>
          <table:table-cell table:style-name="ce1" office:value-type="float" office:value="0.347986698150635" calcext:value-type="float">
            <text:p>0.347986698150635</text:p>
          </table:table-cell>
          <table:table-cell table:style-name="ce1" office:value-type="float" office:value="0.362428665161133" calcext:value-type="float">
            <text:p>0.362428665161133</text:p>
          </table:table-cell>
          <table:table-cell table:style-name="ce1" office:value-type="float" office:value="0.319361448287964" calcext:value-type="float">
            <text:p>0.319361448287964</text:p>
          </table:table-cell>
          <table:table-cell table:style-name="ce1" office:value-type="float" office:value="0.316786289215088" calcext:value-type="float">
            <text:p>0.316786289215088</text:p>
          </table:table-cell>
          <table:table-cell table:style-name="ce1" office:value-type="float" office:value="0.349635362625122" calcext:value-type="float">
            <text:p>0.349635362625122</text:p>
          </table:table-cell>
          <table:table-cell table:style-name="ce1" office:value-type="float" office:value="0.412085294723511" calcext:value-type="float">
            <text:p>0.412085294723511</text:p>
          </table:table-cell>
          <table:table-cell table:style-name="ce1" office:value-type="float" office:value="0.333235740661621" calcext:value-type="float">
            <text:p>0.333235740661621</text:p>
          </table:table-cell>
          <table:table-cell table:style-name="ce1" office:value-type="float" office:value="0.343785762786865" calcext:value-type="float">
            <text:p>0.343785762786865</text:p>
          </table:table-cell>
          <table:table-cell table:style-name="ce1" office:value-type="float" office:value="0.302907228469849" calcext:value-type="float">
            <text:p>0.302907228469849</text:p>
          </table:table-cell>
          <table:table-cell table:style-name="ce1" office:value-type="float" office:value="0.341503858566284" calcext:value-type="float">
            <text:p>0.341503858566284</text:p>
          </table:table-cell>
          <table:table-cell table:style-name="ce1" office:value-type="float" office:value="0.405854463577271" calcext:value-type="float">
            <text:p>0.405854463577271</text:p>
          </table:table-cell>
          <table:table-cell table:style-name="ce1" office:value-type="float" office:value="0.396648645401001" calcext:value-type="float">
            <text:p>0.396648645401001</text:p>
          </table:table-cell>
          <table:table-cell table:style-name="ce1" office:value-type="float" office:value="0.256641626358032" calcext:value-type="float">
            <text:p>0.256641626358032</text:p>
          </table:table-cell>
          <table:table-cell table:style-name="ce1" office:value-type="float" office:value="0.276672840118408" calcext:value-type="float">
            <text:p>0.276672840118408</text:p>
          </table:table-cell>
          <table:table-cell table:style-name="ce1" office:value-type="float" office:value="0.280310153961182" calcext:value-type="float">
            <text:p>0.280310153961182</text:p>
          </table:table-cell>
          <table:table-cell table:style-name="ce1" office:value-type="float" office:value="0.351557731628418" calcext:value-type="float">
            <text:p>0.351557731628418</text:p>
          </table:table-cell>
          <table:table-cell table:style-name="ce1" office:value-type="float" office:value="0.384852170944214" calcext:value-type="float">
            <text:p>0.384852170944214</text:p>
          </table:table-cell>
          <table:table-cell table:style-name="ce1" office:value-type="float" office:value="0.343833446502686" calcext:value-type="float">
            <text:p>0.343833446502686</text:p>
          </table:table-cell>
          <table:table-cell table:style-name="ce1" office:value-type="float" office:value="0.201623916625977" calcext:value-type="float">
            <text:p>0.201623916625977</text:p>
          </table:table-cell>
          <table:table-cell table:style-name="ce1" office:value-type="float" office:value="0.31917667388916" calcext:value-type="float">
            <text:p>0.31917667388916</text:p>
          </table:table-cell>
          <table:table-cell table:style-name="ce1" office:value-type="float" office:value="0.259035348892212" calcext:value-type="float">
            <text:p>0.259035348892212</text:p>
          </table:table-cell>
          <table:table-cell table:style-name="ce1" office:value-type="float" office:value="0.296911954879761" calcext:value-type="float">
            <text:p>0.296911954879761</text:p>
          </table:table-cell>
          <table:table-cell table:style-name="ce1" office:value-type="float" office:value="0.293009042739868" calcext:value-type="float">
            <text:p>0.293009042739868</text:p>
          </table:table-cell>
          <table:table-cell table:style-name="ce1" office:value-type="float" office:value="0.344426870346069" calcext:value-type="float">
            <text:p>0.344426870346069</text:p>
          </table:table-cell>
          <table:table-cell table:style-name="ce1" office:value-type="float" office:value="0.299566268920898" calcext:value-type="float">
            <text:p>0.299566268920898</text:p>
          </table:table-cell>
          <table:table-cell table:style-name="ce1" office:value-type="float" office:value="0.371742486953735" calcext:value-type="float">
            <text:p>0.371742486953735</text:p>
          </table:table-cell>
          <table:table-cell table:style-name="ce1" office:value-type="float" office:value="0.326067924499512" calcext:value-type="float">
            <text:p>0.326067924499512</text:p>
          </table:table-cell>
          <table:table-cell table:style-name="ce1" office:value-type="float" office:value="0.350975751876831" calcext:value-type="float">
            <text:p>0.350975751876831</text:p>
          </table:table-cell>
          <table:table-cell table:style-name="ce1" office:value-type="float" office:value="0.401602745056152" calcext:value-type="float">
            <text:p>0.401602745056152</text:p>
          </table:table-cell>
          <table:table-cell table:style-name="ce1" office:value-type="float" office:value="0.332915306091309" calcext:value-type="float">
            <text:p>0.332915306091309</text:p>
          </table:table-cell>
          <table:table-cell table:style-name="ce1" office:value-type="float" office:value="0.281981468200684" calcext:value-type="float">
            <text:p>0.281981468200684</text:p>
          </table:table-cell>
          <table:table-cell table:style-name="ce1" office:value-type="float" office:value="0.25919508934021" calcext:value-type="float">
            <text:p>0.25919508934021</text:p>
          </table:table-cell>
          <table:table-cell table:style-name="ce1" office:value-type="float" office:value="0.273484945297241" calcext:value-type="float">
            <text:p>0.273484945297241</text:p>
          </table:table-cell>
          <table:table-cell table:style-name="ce1" office:value-type="float" office:value="0.337578058242798" calcext:value-type="float">
            <text:p>0.337578058242798</text:p>
          </table:table-cell>
          <table:table-cell table:style-name="ce1" office:value-type="float" office:value="0.331202745437622" calcext:value-type="float">
            <text:p>0.331202745437622</text:p>
          </table:table-cell>
          <table:table-cell table:style-name="ce1" office:value-type="float" office:value="0.407243490219116" calcext:value-type="float">
            <text:p>0.407243490219116</text:p>
          </table:table-cell>
          <table:table-cell table:style-name="ce1" office:value-type="float" office:value="0.312629461288452" calcext:value-type="float">
            <text:p>0.312629461288452</text:p>
          </table:table-cell>
          <table:table-cell table:style-name="ce1" office:value-type="float" office:value="0.326328277587891" calcext:value-type="float">
            <text:p>0.326328277587891</text:p>
          </table:table-cell>
          <table:table-cell table:style-name="ce1" office:value-type="float" office:value="0.308143138885498" calcext:value-type="float">
            <text:p>0.308143138885498</text:p>
          </table:table-cell>
          <table:table-cell table:style-name="ce1" office:value-type="float" office:value="0.319719076156616" calcext:value-type="float">
            <text:p>0.319719076156616</text:p>
          </table:table-cell>
          <table:table-cell table:style-name="ce1" office:value-type="float" office:value="0.298858642578125" calcext:value-type="float">
            <text:p>0.298858642578125</text:p>
          </table:table-cell>
          <table:table-cell table:style-name="ce1" office:value-type="float" office:value="0.350271463394165" calcext:value-type="float">
            <text:p>0.350271463394165</text:p>
          </table:table-cell>
          <table:table-cell table:style-name="ce1" office:value-type="float" office:value="0.348782777786255" calcext:value-type="float">
            <text:p>0.348782777786255</text:p>
          </table:table-cell>
          <table:table-cell table:style-name="ce1" office:value-type="float" office:value="0.364537954330444" calcext:value-type="float">
            <text:p>0.364537954330444</text:p>
          </table:table-cell>
          <table:table-cell table:style-name="ce1" office:value-type="float" office:value="0.379958391189575" calcext:value-type="float">
            <text:p>0.379958391189575</text:p>
          </table:table-cell>
          <table:table-cell table:style-name="ce1" office:value-type="float" office:value="0.330416440963745" calcext:value-type="float">
            <text:p>0.330416440963745</text:p>
          </table:table-cell>
          <table:table-cell table:style-name="ce1" office:value-type="float" office:value="0.363992214202881" calcext:value-type="float">
            <text:p>0.363992214202881</text:p>
          </table:table-cell>
          <table:table-cell table:style-name="ce1" office:value-type="float" office:value="0.295361995697021" calcext:value-type="float">
            <text:p>0.295361995697021</text:p>
          </table:table-cell>
          <table:table-cell table:style-name="ce1" office:value-type="float" office:value="0.370786905288696" calcext:value-type="float">
            <text:p>0.370786905288696</text:p>
          </table:table-cell>
          <table:table-cell table:style-name="ce1" office:value-type="float" office:value="0.348645448684692" calcext:value-type="float">
            <text:p>0.348645448684692</text:p>
          </table:table-cell>
          <table:table-cell table:style-name="ce1" office:value-type="float" office:value="0.342929363250732" calcext:value-type="float">
            <text:p>0.342929363250732</text:p>
          </table:table-cell>
          <table:table-cell table:style-name="ce1" office:value-type="float" office:value="0.341057300567627" calcext:value-type="float">
            <text:p>0.341057300567627</text:p>
          </table:table-cell>
          <table:table-cell table:style-name="ce1" office:value-type="float" office:value="0.289460182189941" calcext:value-type="float">
            <text:p>0.289460182189941</text:p>
          </table:table-cell>
          <table:table-cell table:style-name="ce1" office:value-type="float" office:value="0.317059755325317" calcext:value-type="float">
            <text:p>0.317059755325317</text:p>
          </table:table-cell>
          <table:table-cell table:style-name="ce1" office:value-type="float" office:value="0.356098890304565" calcext:value-type="float">
            <text:p>0.356098890304565</text:p>
          </table:table-cell>
          <table:table-cell table:style-name="ce1" office:value-type="float" office:value="0.307045221328735" calcext:value-type="float">
            <text:p>0.307045221328735</text:p>
          </table:table-cell>
          <table:table-cell table:style-name="ce1" office:value-type="float" office:value="0.383124828338623" calcext:value-type="float">
            <text:p>0.383124828338623</text:p>
          </table:table-cell>
          <table:table-cell table:style-name="ce1" office:value-type="float" office:value="0.405107975006104" calcext:value-type="float">
            <text:p>0.405107975006104</text:p>
          </table:table-cell>
          <table:table-cell table:style-name="ce1" office:value-type="float" office:value="0.343227386474609" calcext:value-type="float">
            <text:p>0.343227386474609</text:p>
          </table:table-cell>
          <table:table-cell table:style-name="ce1" office:value-type="float" office:value="0.353033542633057" calcext:value-type="float">
            <text:p>0.353033542633057</text:p>
          </table:table-cell>
          <table:table-cell table:style-name="ce1" office:value-type="float" office:value="0.325634002685547" calcext:value-type="float">
            <text:p>0.325634002685547</text:p>
          </table:table-cell>
          <table:table-cell table:style-name="ce1" office:value-type="float" office:value="0.284846067428589" calcext:value-type="float">
            <text:p>0.284846067428589</text:p>
          </table:table-cell>
          <table:table-cell table:style-name="ce1" office:value-type="float" office:value="0.282442331314087" calcext:value-type="float">
            <text:p>0.282442331314087</text:p>
          </table:table-cell>
          <table:table-cell table:style-name="ce1" office:value-type="float" office:value="0.3847815990448" calcext:value-type="float">
            <text:p>0.3847815990448</text:p>
          </table:table-cell>
          <table:table-cell table:style-name="ce1" office:value-type="float" office:value="0.547800540924072" calcext:value-type="float">
            <text:p>0.547800540924072</text:p>
          </table:table-cell>
          <table:table-cell table:style-name="ce1" office:value-type="float" office:value="0.373217821121216" calcext:value-type="float">
            <text:p>0.373217821121216</text:p>
          </table:table-cell>
          <table:table-cell table:style-name="ce1" office:value-type="float" office:value="0.319077491760254" calcext:value-type="float">
            <text:p>0.319077491760254</text:p>
          </table:table-cell>
          <table:table-cell table:style-name="ce1" office:value-type="float" office:value="0.285512924194336" calcext:value-type="float">
            <text:p>0.285512924194336</text:p>
          </table:table-cell>
          <table:table-cell table:style-name="ce1" office:value-type="float" office:value="0.527892589569092" calcext:value-type="float">
            <text:p>0.527892589569092</text:p>
          </table:table-cell>
          <table:table-cell table:style-name="ce1" office:value-type="float" office:value="0.428213357925415" calcext:value-type="float">
            <text:p>0.428213357925415</text:p>
          </table:table-cell>
          <table:table-cell table:style-name="ce1" office:value-type="float" office:value="0.37496280670166" calcext:value-type="float">
            <text:p>0.37496280670166</text:p>
          </table:table-cell>
          <table:table-cell table:style-name="ce1" office:value-type="float" office:value="0.308935642242432" calcext:value-type="float">
            <text:p>0.308935642242432</text:p>
          </table:table-cell>
          <table:table-cell table:style-name="ce1" office:value-type="float" office:value="0.337225222587585" calcext:value-type="float">
            <text:p>0.337225222587585</text:p>
          </table:table-cell>
          <table:table-cell table:style-name="ce1" office:value-type="float" office:value="0.201623916625977" calcext:value-type="float">
            <text:p>0.201623916625977</text:p>
          </table:table-cell>
          <table:table-cell table:style-name="ce1" office:value-type="float" office:value="0.547800540924072" calcext:value-type="float">
            <text:p>0.547800540924072</text:p>
          </table:table-cell>
          <table:table-cell table:style-name="ce1" office:value-type="float" office:value="33.7225222587585" calcext:value-type="float">
            <text:p>33.7225222587585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um_workers = 25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9012713432312" calcext:value-type="float">
            <text:p>0.19012713432312</text:p>
          </table:table-cell>
          <table:table-cell table:style-name="ce1" office:value-type="float" office:value="0.294384241104126" calcext:value-type="float">
            <text:p>0.294384241104126</text:p>
          </table:table-cell>
          <table:table-cell table:style-name="ce1" office:value-type="float" office:value="0.317849159240723" calcext:value-type="float">
            <text:p>0.317849159240723</text:p>
          </table:table-cell>
          <table:table-cell table:style-name="ce1" office:value-type="float" office:value="0.274070978164673" calcext:value-type="float">
            <text:p>0.274070978164673</text:p>
          </table:table-cell>
          <table:table-cell table:style-name="ce1" office:value-type="float" office:value="0.315349578857422" calcext:value-type="float">
            <text:p>0.315349578857422</text:p>
          </table:table-cell>
          <table:table-cell table:style-name="ce1" office:value-type="float" office:value="0.217828750610352" calcext:value-type="float">
            <text:p>0.217828750610352</text:p>
          </table:table-cell>
          <table:table-cell table:style-name="ce1" office:value-type="float" office:value="0.315640449523926" calcext:value-type="float">
            <text:p>0.315640449523926</text:p>
          </table:table-cell>
          <table:table-cell table:style-name="ce1" office:value-type="float" office:value="0.254278898239136" calcext:value-type="float">
            <text:p>0.254278898239136</text:p>
          </table:table-cell>
          <table:table-cell table:style-name="ce1" office:value-type="float" office:value="0.309954881668091" calcext:value-type="float">
            <text:p>0.309954881668091</text:p>
          </table:table-cell>
          <table:table-cell table:style-name="ce1" office:value-type="float" office:value="0.347001314163208" calcext:value-type="float">
            <text:p>0.347001314163208</text:p>
          </table:table-cell>
          <table:table-cell table:style-name="ce1" office:value-type="float" office:value="0.283731698989868" calcext:value-type="float">
            <text:p>0.283731698989868</text:p>
          </table:table-cell>
          <table:table-cell table:style-name="ce1" office:value-type="float" office:value="0.2825608253479" calcext:value-type="float">
            <text:p>0.2825608253479</text:p>
          </table:table-cell>
          <table:table-cell table:style-name="ce1" office:value-type="float" office:value="0.346383094787598" calcext:value-type="float">
            <text:p>0.346383094787598</text:p>
          </table:table-cell>
          <table:table-cell table:style-name="ce1" office:value-type="float" office:value="0.257859468460083" calcext:value-type="float">
            <text:p>0.257859468460083</text:p>
          </table:table-cell>
          <table:table-cell table:style-name="ce1" office:value-type="float" office:value="0.278232097625732" calcext:value-type="float">
            <text:p>0.278232097625732</text:p>
          </table:table-cell>
          <table:table-cell table:style-name="ce1" office:value-type="float" office:value="0.307006597518921" calcext:value-type="float">
            <text:p>0.307006597518921</text:p>
          </table:table-cell>
          <table:table-cell table:style-name="ce1" office:value-type="float" office:value="0.317966222763062" calcext:value-type="float">
            <text:p>0.317966222763062</text:p>
          </table:table-cell>
          <table:table-cell table:style-name="ce1" office:value-type="float" office:value="0.319867849349976" calcext:value-type="float">
            <text:p>0.319867849349976</text:p>
          </table:table-cell>
          <table:table-cell table:style-name="ce1" office:value-type="float" office:value="0.306310415267944" calcext:value-type="float">
            <text:p>0.306310415267944</text:p>
          </table:table-cell>
          <table:table-cell table:style-name="ce1" office:value-type="float" office:value="0.34197211265564" calcext:value-type="float">
            <text:p>0.34197211265564</text:p>
          </table:table-cell>
          <table:table-cell table:style-name="ce1" office:value-type="float" office:value="0.249367713928223" calcext:value-type="float">
            <text:p>0.249367713928223</text:p>
          </table:table-cell>
          <table:table-cell table:style-name="ce1" office:value-type="float" office:value="0.306569337844849" calcext:value-type="float">
            <text:p>0.306569337844849</text:p>
          </table:table-cell>
          <table:table-cell table:style-name="ce1" office:value-type="float" office:value="0.219342231750488" calcext:value-type="float">
            <text:p>0.219342231750488</text:p>
          </table:table-cell>
          <table:table-cell table:style-name="ce1" office:value-type="float" office:value="0.262971639633179" calcext:value-type="float">
            <text:p>0.262971639633179</text:p>
          </table:table-cell>
          <table:table-cell table:style-name="ce1" office:value-type="float" office:value="0.337934017181396" calcext:value-type="float">
            <text:p>0.337934017181396</text:p>
          </table:table-cell>
          <table:table-cell table:style-name="ce1" office:value-type="float" office:value="0.226044178009033" calcext:value-type="float">
            <text:p>0.226044178009033</text:p>
          </table:table-cell>
          <table:table-cell table:style-name="ce1" office:value-type="float" office:value="0.324008464813232" calcext:value-type="float">
            <text:p>0.324008464813232</text:p>
          </table:table-cell>
          <table:table-cell table:style-name="ce1" office:value-type="float" office:value="0.320023059844971" calcext:value-type="float">
            <text:p>0.320023059844971</text:p>
          </table:table-cell>
          <table:table-cell table:style-name="ce1" office:value-type="float" office:value="0.25836968421936" calcext:value-type="float">
            <text:p>0.25836968421936</text:p>
          </table:table-cell>
          <table:table-cell table:style-name="ce1" office:value-type="float" office:value="0.290323972702026" calcext:value-type="float">
            <text:p>0.290323972702026</text:p>
          </table:table-cell>
          <table:table-cell table:style-name="ce1" office:value-type="float" office:value="0.293835401535034" calcext:value-type="float">
            <text:p>0.293835401535034</text:p>
          </table:table-cell>
          <table:table-cell table:style-name="ce1" office:value-type="float" office:value="0.312055110931396" calcext:value-type="float">
            <text:p>0.312055110931396</text:p>
          </table:table-cell>
          <table:table-cell table:style-name="ce1" office:value-type="float" office:value="0.301878452301025" calcext:value-type="float">
            <text:p>0.301878452301025</text:p>
          </table:table-cell>
          <table:table-cell table:style-name="ce1" office:value-type="float" office:value="0.298466444015503" calcext:value-type="float">
            <text:p>0.298466444015503</text:p>
          </table:table-cell>
          <table:table-cell table:style-name="ce1" office:value-type="float" office:value="0.266077280044556" calcext:value-type="float">
            <text:p>0.266077280044556</text:p>
          </table:table-cell>
          <table:table-cell table:style-name="ce1" office:value-type="float" office:value="0.22811484336853" calcext:value-type="float">
            <text:p>0.22811484336853</text:p>
          </table:table-cell>
          <table:table-cell table:style-name="ce1" office:value-type="float" office:value="0.282170295715332" calcext:value-type="float">
            <text:p>0.282170295715332</text:p>
          </table:table-cell>
          <table:table-cell table:style-name="ce1" office:value-type="float" office:value="0.310111045837402" calcext:value-type="float">
            <text:p>0.310111045837402</text:p>
          </table:table-cell>
          <table:table-cell table:style-name="ce1" office:value-type="float" office:value="0.298055648803711" calcext:value-type="float">
            <text:p>0.298055648803711</text:p>
          </table:table-cell>
          <table:table-cell table:style-name="ce1" office:value-type="float" office:value="0.299622058868408" calcext:value-type="float">
            <text:p>0.299622058868408</text:p>
          </table:table-cell>
          <table:table-cell table:style-name="ce1" office:value-type="float" office:value="0.22895622253418" calcext:value-type="float">
            <text:p>0.22895622253418</text:p>
          </table:table-cell>
          <table:table-cell table:style-name="ce1" office:value-type="float" office:value="0.202943563461304" calcext:value-type="float">
            <text:p>0.202943563461304</text:p>
          </table:table-cell>
          <table:table-cell table:style-name="ce1" office:value-type="float" office:value="0.25801944732666" calcext:value-type="float">
            <text:p>0.25801944732666</text:p>
          </table:table-cell>
          <table:table-cell table:style-name="ce1" office:value-type="float" office:value="0.228723049163818" calcext:value-type="float">
            <text:p>0.228723049163818</text:p>
          </table:table-cell>
          <table:table-cell table:style-name="ce1" office:value-type="float" office:value="0.290698289871216" calcext:value-type="float">
            <text:p>0.290698289871216</text:p>
          </table:table-cell>
          <table:table-cell table:style-name="ce1" office:value-type="float" office:value="0.281450271606445" calcext:value-type="float">
            <text:p>0.281450271606445</text:p>
          </table:table-cell>
          <table:table-cell table:style-name="ce1" office:value-type="float" office:value="0.273433446884155" calcext:value-type="float">
            <text:p>0.273433446884155</text:p>
          </table:table-cell>
          <table:table-cell table:style-name="ce1" office:value-type="float" office:value="0.247328996658325" calcext:value-type="float">
            <text:p>0.247328996658325</text:p>
          </table:table-cell>
          <table:table-cell table:style-name="ce1" office:value-type="float" office:value="0.277953147888184" calcext:value-type="float">
            <text:p>0.277953147888184</text:p>
          </table:table-cell>
          <table:table-cell table:style-name="ce1" office:value-type="float" office:value="0.266961812973022" calcext:value-type="float">
            <text:p>0.266961812973022</text:p>
          </table:table-cell>
          <table:table-cell table:style-name="ce1" office:value-type="float" office:value="0.277586460113525" calcext:value-type="float">
            <text:p>0.277586460113525</text:p>
          </table:table-cell>
          <table:table-cell table:style-name="ce1" office:value-type="float" office:value="0.286230087280273" calcext:value-type="float">
            <text:p>0.286230087280273</text:p>
          </table:table-cell>
          <table:table-cell table:style-name="ce1" office:value-type="float" office:value="0.331899642944336" calcext:value-type="float">
            <text:p>0.331899642944336</text:p>
          </table:table-cell>
          <table:table-cell table:style-name="ce1" office:value-type="float" office:value="0.283358097076416" calcext:value-type="float">
            <text:p>0.283358097076416</text:p>
          </table:table-cell>
          <table:table-cell table:style-name="ce1" office:value-type="float" office:value="0.266959667205811" calcext:value-type="float">
            <text:p>0.266959667205811</text:p>
          </table:table-cell>
          <table:table-cell table:style-name="ce1" office:value-type="float" office:value="0.337425947189331" calcext:value-type="float">
            <text:p>0.337425947189331</text:p>
          </table:table-cell>
          <table:table-cell table:style-name="ce1" office:value-type="float" office:value="0.272905111312866" calcext:value-type="float">
            <text:p>0.272905111312866</text:p>
          </table:table-cell>
          <table:table-cell table:style-name="ce1" office:value-type="float" office:value="0.329750776290894" calcext:value-type="float">
            <text:p>0.329750776290894</text:p>
          </table:table-cell>
          <table:table-cell table:style-name="ce1" office:value-type="float" office:value="0.271168231964111" calcext:value-type="float">
            <text:p>0.271168231964111</text:p>
          </table:table-cell>
          <table:table-cell table:style-name="ce1" office:value-type="float" office:value="0.315213680267334" calcext:value-type="float">
            <text:p>0.315213680267334</text:p>
          </table:table-cell>
          <table:table-cell table:style-name="ce1" office:value-type="float" office:value="0.233734846115112" calcext:value-type="float">
            <text:p>0.233734846115112</text:p>
          </table:table-cell>
          <table:table-cell table:style-name="ce1" office:value-type="float" office:value="0.319709062576294" calcext:value-type="float">
            <text:p>0.319709062576294</text:p>
          </table:table-cell>
          <table:table-cell table:style-name="ce1" office:value-type="float" office:value="0.361709356307983" calcext:value-type="float">
            <text:p>0.361709356307983</text:p>
          </table:table-cell>
          <table:table-cell table:style-name="ce1" office:value-type="float" office:value="0.305933713912964" calcext:value-type="float">
            <text:p>0.305933713912964</text:p>
          </table:table-cell>
          <table:table-cell table:style-name="ce1" office:value-type="float" office:value="0.321859121322632" calcext:value-type="float">
            <text:p>0.321859121322632</text:p>
          </table:table-cell>
          <table:table-cell table:style-name="ce1" office:value-type="float" office:value="0.307372093200684" calcext:value-type="float">
            <text:p>0.307372093200684</text:p>
          </table:table-cell>
          <table:table-cell table:style-name="ce1" office:value-type="float" office:value="0.277817249298096" calcext:value-type="float">
            <text:p>0.277817249298096</text:p>
          </table:table-cell>
          <table:table-cell table:style-name="ce1" office:value-type="float" office:value="0.269859313964844" calcext:value-type="float">
            <text:p>0.269859313964844</text:p>
          </table:table-cell>
          <table:table-cell table:style-name="ce1" office:value-type="float" office:value="0.330280780792236" calcext:value-type="float">
            <text:p>0.330280780792236</text:p>
          </table:table-cell>
          <table:table-cell table:style-name="ce1" office:value-type="float" office:value="0.323910236358643" calcext:value-type="float">
            <text:p>0.323910236358643</text:p>
          </table:table-cell>
          <table:table-cell table:style-name="ce1" office:value-type="float" office:value="0.301876306533813" calcext:value-type="float">
            <text:p>0.301876306533813</text:p>
          </table:table-cell>
          <table:table-cell table:style-name="ce1" office:value-type="float" office:value="0.304170608520508" calcext:value-type="float">
            <text:p>0.304170608520508</text:p>
          </table:table-cell>
          <table:table-cell table:style-name="ce1" office:value-type="float" office:value="0.261690616607666" calcext:value-type="float">
            <text:p>0.261690616607666</text:p>
          </table:table-cell>
          <table:table-cell table:style-name="ce1" office:value-type="float" office:value="0.322399616241455" calcext:value-type="float">
            <text:p>0.322399616241455</text:p>
          </table:table-cell>
          <table:table-cell table:style-name="ce1" office:value-type="float" office:value="0.278465032577515" calcext:value-type="float">
            <text:p>0.278465032577515</text:p>
          </table:table-cell>
          <table:table-cell table:style-name="ce1" office:value-type="float" office:value="0.334375381469727" calcext:value-type="float">
            <text:p>0.334375381469727</text:p>
          </table:table-cell>
          <table:table-cell table:style-name="ce1" office:value-type="float" office:value="0.302737236022949" calcext:value-type="float">
            <text:p>0.302737236022949</text:p>
          </table:table-cell>
          <table:table-cell table:style-name="ce1" office:value-type="float" office:value="0.229877948760986" calcext:value-type="float">
            <text:p>0.229877948760986</text:p>
          </table:table-cell>
          <table:table-cell table:style-name="ce1" office:value-type="float" office:value="0.285929679870605" calcext:value-type="float">
            <text:p>0.285929679870605</text:p>
          </table:table-cell>
          <table:table-cell table:style-name="ce1" office:value-type="float" office:value="0.2710120677948" calcext:value-type="float">
            <text:p>0.2710120677948</text:p>
          </table:table-cell>
          <table:table-cell table:style-name="ce1" office:value-type="float" office:value="0.181617736816406" calcext:value-type="float">
            <text:p>0.181617736816406</text:p>
          </table:table-cell>
          <table:table-cell table:style-name="ce1" office:value-type="float" office:value="0.225969552993774" calcext:value-type="float">
            <text:p>0.225969552993774</text:p>
          </table:table-cell>
          <table:table-cell table:style-name="ce1" office:value-type="float" office:value="0.175966262817383" calcext:value-type="float">
            <text:p>0.175966262817383</text:p>
          </table:table-cell>
          <table:table-cell table:style-name="ce1" office:value-type="float" office:value="0.193232297897339" calcext:value-type="float">
            <text:p>0.193232297897339</text:p>
          </table:table-cell>
          <table:table-cell table:style-name="ce1" office:value-type="float" office:value="0.297835826873779" calcext:value-type="float">
            <text:p>0.297835826873779</text:p>
          </table:table-cell>
          <table:table-cell table:style-name="ce1" office:value-type="float" office:value="0.304667472839355" calcext:value-type="float">
            <text:p>0.304667472839355</text:p>
          </table:table-cell>
          <table:table-cell table:style-name="ce1" office:value-type="float" office:value="0.256527185440063" calcext:value-type="float">
            <text:p>0.256527185440063</text:p>
          </table:table-cell>
          <table:table-cell table:style-name="ce1" office:value-type="float" office:value="0.30517840385437" calcext:value-type="float">
            <text:p>0.30517840385437</text:p>
          </table:table-cell>
          <table:table-cell table:style-name="ce1" office:value-type="float" office:value="0.265234470367432" calcext:value-type="float">
            <text:p>0.265234470367432</text:p>
          </table:table-cell>
          <table:table-cell table:style-name="ce1" office:value-type="float" office:value="0.274025201797485" calcext:value-type="float">
            <text:p>0.274025201797485</text:p>
          </table:table-cell>
          <table:table-cell table:style-name="ce1" office:value-type="float" office:value="0.315682172775269" calcext:value-type="float">
            <text:p>0.315682172775269</text:p>
          </table:table-cell>
          <table:table-cell table:style-name="ce1" office:value-type="float" office:value="0.356942653656006" calcext:value-type="float">
            <text:p>0.356942653656006</text:p>
          </table:table-cell>
          <table:table-cell table:style-name="ce1" office:value-type="float" office:value="0.300709247589111" calcext:value-type="float">
            <text:p>0.300709247589111</text:p>
          </table:table-cell>
          <table:table-cell table:style-name="ce1" office:value-type="float" office:value="0.312439918518066" calcext:value-type="float">
            <text:p>0.312439918518066</text:p>
          </table:table-cell>
          <table:table-cell table:style-name="ce1" office:value-type="float" office:value="0.251578807830811" calcext:value-type="float">
            <text:p>0.251578807830811</text:p>
          </table:table-cell>
          <table:table-cell table:style-name="ce1" office:value-type="float" office:value="0.271162509918213" calcext:value-type="float">
            <text:p>0.271162509918213</text:p>
          </table:table-cell>
          <table:table-cell table:style-name="ce1" office:value-type="float" office:value="0.280225038528442" calcext:value-type="float">
            <text:p>0.280225038528442</text:p>
          </table:table-cell>
          <table:table-cell table:style-name="ce1" office:value-type="float" office:value="0.273989200592041" calcext:value-type="float">
            <text:p>0.273989200592041</text:p>
          </table:table-cell>
          <table:table-cell table:style-name="ce1" office:value-type="float" office:value="0.270350456237793" calcext:value-type="float">
            <text:p>0.270350456237793</text:p>
          </table:table-cell>
          <table:table-cell table:style-name="ce1" office:value-type="float" office:value="0.324430465698242" calcext:value-type="float">
            <text:p>0.324430465698242</text:p>
          </table:table-cell>
          <table:table-cell table:style-name="ce1" office:value-type="float" office:value="0.284751677513123" calcext:value-type="float">
            <text:p>0.284751677513123</text:p>
          </table:table-cell>
          <table:table-cell table:style-name="ce1" office:value-type="float" office:value="0.175966262817383" calcext:value-type="float">
            <text:p>0.175966262817383</text:p>
          </table:table-cell>
          <table:table-cell table:style-name="ce1" office:value-type="float" office:value="0.361709356307983" calcext:value-type="float">
            <text:p>0.361709356307983</text:p>
          </table:table-cell>
          <table:table-cell table:style-name="ce1" office:value-type="float" office:value="28.4751677513123" calcext:value-type="float">
            <text:p>28.475167751312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um_workers = 26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276127576828003" calcext:value-type="float">
            <text:p>0.276127576828003</text:p>
          </table:table-cell>
          <table:table-cell table:style-name="ce1" office:value-type="float" office:value="0.310325622558594" calcext:value-type="float">
            <text:p>0.310325622558594</text:p>
          </table:table-cell>
          <table:table-cell table:style-name="ce1" office:value-type="float" office:value="0.250165939331055" calcext:value-type="float">
            <text:p>0.250165939331055</text:p>
          </table:table-cell>
          <table:table-cell table:style-name="ce1" office:value-type="float" office:value="0.322632074356079" calcext:value-type="float">
            <text:p>0.322632074356079</text:p>
          </table:table-cell>
          <table:table-cell table:style-name="ce1" office:value-type="float" office:value="0.299248456954956" calcext:value-type="float">
            <text:p>0.299248456954956</text:p>
          </table:table-cell>
          <table:table-cell table:style-name="ce1" office:value-type="float" office:value="0.298772811889648" calcext:value-type="float">
            <text:p>0.298772811889648</text:p>
          </table:table-cell>
          <table:table-cell table:style-name="ce1" office:value-type="float" office:value="0.265921831130981" calcext:value-type="float">
            <text:p>0.265921831130981</text:p>
          </table:table-cell>
          <table:table-cell table:style-name="ce1" office:value-type="float" office:value="0.293845176696777" calcext:value-type="float">
            <text:p>0.293845176696777</text:p>
          </table:table-cell>
          <table:table-cell table:style-name="ce1" office:value-type="float" office:value="0.233806610107422" calcext:value-type="float">
            <text:p>0.233806610107422</text:p>
          </table:table-cell>
          <table:table-cell table:style-name="ce1" office:value-type="float" office:value="0.3250892162323" calcext:value-type="float">
            <text:p>0.3250892162323</text:p>
          </table:table-cell>
          <table:table-cell table:style-name="ce1" office:value-type="float" office:value="0.32185173034668" calcext:value-type="float">
            <text:p>0.32185173034668</text:p>
          </table:table-cell>
          <table:table-cell table:style-name="ce1" office:value-type="float" office:value="0.306606292724609" calcext:value-type="float">
            <text:p>0.306606292724609</text:p>
          </table:table-cell>
          <table:table-cell table:style-name="ce1" office:value-type="float" office:value="0.300360679626465" calcext:value-type="float">
            <text:p>0.300360679626465</text:p>
          </table:table-cell>
          <table:table-cell table:style-name="ce1" office:value-type="float" office:value="0.289347648620605" calcext:value-type="float">
            <text:p>0.289347648620605</text:p>
          </table:table-cell>
          <table:table-cell table:style-name="ce1" office:value-type="float" office:value="0.312703371047974" calcext:value-type="float">
            <text:p>0.312703371047974</text:p>
          </table:table-cell>
          <table:table-cell table:style-name="ce1" office:value-type="float" office:value="0.299240112304687" calcext:value-type="float">
            <text:p>0.299240112304687</text:p>
          </table:table-cell>
          <table:table-cell table:style-name="ce1" office:value-type="float" office:value="0.312960624694824" calcext:value-type="float">
            <text:p>0.312960624694824</text:p>
          </table:table-cell>
          <table:table-cell table:style-name="ce1" office:value-type="float" office:value="0.290610074996948" calcext:value-type="float">
            <text:p>0.290610074996948</text:p>
          </table:table-cell>
          <table:table-cell table:style-name="ce1" office:value-type="float" office:value="0.313520669937134" calcext:value-type="float">
            <text:p>0.313520669937134</text:p>
          </table:table-cell>
          <table:table-cell table:style-name="ce1" office:value-type="float" office:value="0.305781602859497" calcext:value-type="float">
            <text:p>0.305781602859497</text:p>
          </table:table-cell>
          <table:table-cell table:style-name="ce1" office:value-type="float" office:value="0.222061157226562" calcext:value-type="float">
            <text:p>0.222061157226562</text:p>
          </table:table-cell>
          <table:table-cell table:style-name="ce1" office:value-type="float" office:value="0.313590526580811" calcext:value-type="float">
            <text:p>0.313590526580811</text:p>
          </table:table-cell>
          <table:table-cell table:style-name="ce1" office:value-type="float" office:value="0.262555122375488" calcext:value-type="float">
            <text:p>0.262555122375488</text:p>
          </table:table-cell>
          <table:table-cell table:style-name="ce1" office:value-type="float" office:value="0.332381248474121" calcext:value-type="float">
            <text:p>0.332381248474121</text:p>
          </table:table-cell>
          <table:table-cell table:style-name="ce1" office:value-type="float" office:value="0.324806690216064" calcext:value-type="float">
            <text:p>0.324806690216064</text:p>
          </table:table-cell>
          <table:table-cell table:style-name="ce1" office:value-type="float" office:value="0.254159927368164" calcext:value-type="float">
            <text:p>0.254159927368164</text:p>
          </table:table-cell>
          <table:table-cell table:style-name="ce1" office:value-type="float" office:value="0.283425807952881" calcext:value-type="float">
            <text:p>0.283425807952881</text:p>
          </table:table-cell>
          <table:table-cell table:style-name="ce1" office:value-type="float" office:value="0.294277429580688" calcext:value-type="float">
            <text:p>0.294277429580688</text:p>
          </table:table-cell>
          <table:table-cell table:style-name="ce1" office:value-type="float" office:value="0.297915458679199" calcext:value-type="float">
            <text:p>0.297915458679199</text:p>
          </table:table-cell>
          <table:table-cell table:style-name="ce1" office:value-type="float" office:value="0.307295560836792" calcext:value-type="float">
            <text:p>0.307295560836792</text:p>
          </table:table-cell>
          <table:table-cell table:style-name="ce1" office:value-type="float" office:value="0.397988319396973" calcext:value-type="float">
            <text:p>0.397988319396973</text:p>
          </table:table-cell>
          <table:table-cell table:style-name="ce1" office:value-type="float" office:value="0.298731803894043" calcext:value-type="float">
            <text:p>0.298731803894043</text:p>
          </table:table-cell>
          <table:table-cell table:style-name="ce1" office:value-type="float" office:value="0.237856864929199" calcext:value-type="float">
            <text:p>0.237856864929199</text:p>
          </table:table-cell>
          <table:table-cell table:style-name="ce1" office:value-type="float" office:value="0.341954231262207" calcext:value-type="float">
            <text:p>0.341954231262207</text:p>
          </table:table-cell>
          <table:table-cell table:style-name="ce1" office:value-type="float" office:value="0.337648868560791" calcext:value-type="float">
            <text:p>0.337648868560791</text:p>
          </table:table-cell>
          <table:table-cell table:style-name="ce1" office:value-type="float" office:value="0.298412084579468" calcext:value-type="float">
            <text:p>0.298412084579468</text:p>
          </table:table-cell>
          <table:table-cell table:style-name="ce1" office:value-type="float" office:value="0.36643648147583" calcext:value-type="float">
            <text:p>0.36643648147583</text:p>
          </table:table-cell>
          <table:table-cell table:style-name="ce1" office:value-type="float" office:value="0.326124668121338" calcext:value-type="float">
            <text:p>0.326124668121338</text:p>
          </table:table-cell>
          <table:table-cell table:style-name="ce1" office:value-type="float" office:value="0.318842172622681" calcext:value-type="float">
            <text:p>0.318842172622681</text:p>
          </table:table-cell>
          <table:table-cell table:style-name="ce1" office:value-type="float" office:value="0.32619309425354" calcext:value-type="float">
            <text:p>0.32619309425354</text:p>
          </table:table-cell>
          <table:table-cell table:style-name="ce1" office:value-type="float" office:value="0.210047960281372" calcext:value-type="float">
            <text:p>0.210047960281372</text:p>
          </table:table-cell>
          <table:table-cell table:style-name="ce1" office:value-type="float" office:value="0.243074178695679" calcext:value-type="float">
            <text:p>0.243074178695679</text:p>
          </table:table-cell>
          <table:table-cell table:style-name="ce1" office:value-type="float" office:value="0.293538570404053" calcext:value-type="float">
            <text:p>0.293538570404053</text:p>
          </table:table-cell>
          <table:table-cell table:style-name="ce1" office:value-type="float" office:value="0.263901472091675" calcext:value-type="float">
            <text:p>0.263901472091675</text:p>
          </table:table-cell>
          <table:table-cell table:style-name="ce1" office:value-type="float" office:value="0.330804109573364" calcext:value-type="float">
            <text:p>0.330804109573364</text:p>
          </table:table-cell>
          <table:table-cell table:style-name="ce1" office:value-type="float" office:value="0.269859790802002" calcext:value-type="float">
            <text:p>0.269859790802002</text:p>
          </table:table-cell>
          <table:table-cell table:style-name="ce1" office:value-type="float" office:value="0.346320390701294" calcext:value-type="float">
            <text:p>0.346320390701294</text:p>
          </table:table-cell>
          <table:table-cell table:style-name="ce1" office:value-type="float" office:value="0.317455768585205" calcext:value-type="float">
            <text:p>0.317455768585205</text:p>
          </table:table-cell>
          <table:table-cell table:style-name="ce1" office:value-type="float" office:value="0.258979320526123" calcext:value-type="float">
            <text:p>0.258979320526123</text:p>
          </table:table-cell>
          <table:table-cell table:style-name="ce1" office:value-type="float" office:value="0.416146755218506" calcext:value-type="float">
            <text:p>0.416146755218506</text:p>
          </table:table-cell>
          <table:table-cell table:style-name="ce1" office:value-type="float" office:value="0.13614296913147" calcext:value-type="float">
            <text:p>0.13614296913147</text:p>
          </table:table-cell>
          <table:table-cell table:style-name="ce1" office:value-type="float" office:value="0.357851505279541" calcext:value-type="float">
            <text:p>0.357851505279541</text:p>
          </table:table-cell>
          <table:table-cell table:style-name="ce1" office:value-type="float" office:value="0.342832326889038" calcext:value-type="float">
            <text:p>0.342832326889038</text:p>
          </table:table-cell>
          <table:table-cell table:style-name="ce1" office:value-type="float" office:value="0.299723386764526" calcext:value-type="float">
            <text:p>0.299723386764526</text:p>
          </table:table-cell>
          <table:table-cell table:style-name="ce1" office:value-type="float" office:value="0.295769214630127" calcext:value-type="float">
            <text:p>0.295769214630127</text:p>
          </table:table-cell>
          <table:table-cell table:style-name="ce1" office:value-type="float" office:value="0.335418701171875" calcext:value-type="float">
            <text:p>0.335418701171875</text:p>
          </table:table-cell>
          <table:table-cell table:style-name="ce1" office:value-type="float" office:value="0.335944652557373" calcext:value-type="float">
            <text:p>0.335944652557373</text:p>
          </table:table-cell>
          <table:table-cell table:style-name="ce1" office:value-type="float" office:value="0.294240236282349" calcext:value-type="float">
            <text:p>0.294240236282349</text:p>
          </table:table-cell>
          <table:table-cell table:style-name="ce1" office:value-type="float" office:value="0.334938049316406" calcext:value-type="float">
            <text:p>0.334938049316406</text:p>
          </table:table-cell>
          <table:table-cell table:style-name="ce1" office:value-type="float" office:value="0.320664882659912" calcext:value-type="float">
            <text:p>0.320664882659912</text:p>
          </table:table-cell>
          <table:table-cell table:style-name="ce1" office:value-type="float" office:value="0.232431173324585" calcext:value-type="float">
            <text:p>0.232431173324585</text:p>
          </table:table-cell>
          <table:table-cell table:style-name="ce1" office:value-type="float" office:value="0.329606056213379" calcext:value-type="float">
            <text:p>0.329606056213379</text:p>
          </table:table-cell>
          <table:table-cell table:style-name="ce1" office:value-type="float" office:value="0.29025411605835" calcext:value-type="float">
            <text:p>0.29025411605835</text:p>
          </table:table-cell>
          <table:table-cell table:style-name="ce1" office:value-type="float" office:value="0.351815462112427" calcext:value-type="float">
            <text:p>0.351815462112427</text:p>
          </table:table-cell>
          <table:table-cell table:style-name="ce1" office:value-type="float" office:value="0.333956956863403" calcext:value-type="float">
            <text:p>0.333956956863403</text:p>
          </table:table-cell>
          <table:table-cell table:style-name="ce1" office:value-type="float" office:value="0.289863109588623" calcext:value-type="float">
            <text:p>0.289863109588623</text:p>
          </table:table-cell>
          <table:table-cell table:style-name="ce1" office:value-type="float" office:value="0.183545589447021" calcext:value-type="float">
            <text:p>0.183545589447021</text:p>
          </table:table-cell>
          <table:table-cell table:style-name="ce1" office:value-type="float" office:value="0.315010547637939" calcext:value-type="float">
            <text:p>0.315010547637939</text:p>
          </table:table-cell>
          <table:table-cell table:style-name="ce1" office:value-type="float" office:value="0.312660217285156" calcext:value-type="float">
            <text:p>0.312660217285156</text:p>
          </table:table-cell>
          <table:table-cell table:style-name="ce1" office:value-type="float" office:value="0.311271667480469" calcext:value-type="float">
            <text:p>0.311271667480469</text:p>
          </table:table-cell>
          <table:table-cell table:style-name="ce1" office:value-type="float" office:value="0.358134984970093" calcext:value-type="float">
            <text:p>0.358134984970093</text:p>
          </table:table-cell>
          <table:table-cell table:style-name="ce1" office:value-type="float" office:value="0.290844917297363" calcext:value-type="float">
            <text:p>0.290844917297363</text:p>
          </table:table-cell>
          <table:table-cell table:style-name="ce1" office:value-type="float" office:value="0.298915386199951" calcext:value-type="float">
            <text:p>0.298915386199951</text:p>
          </table:table-cell>
          <table:table-cell table:style-name="ce1" office:value-type="float" office:value="0.344461917877197" calcext:value-type="float">
            <text:p>0.344461917877197</text:p>
          </table:table-cell>
          <table:table-cell table:style-name="ce1" office:value-type="float" office:value="0.271296501159668" calcext:value-type="float">
            <text:p>0.271296501159668</text:p>
          </table:table-cell>
          <table:table-cell table:style-name="ce1" office:value-type="float" office:value="0.286798000335693" calcext:value-type="float">
            <text:p>0.286798000335693</text:p>
          </table:table-cell>
          <table:table-cell table:style-name="ce1" office:value-type="float" office:value="0.300607204437256" calcext:value-type="float">
            <text:p>0.300607204437256</text:p>
          </table:table-cell>
          <table:table-cell table:style-name="ce1" office:value-type="float" office:value="0.303133010864258" calcext:value-type="float">
            <text:p>0.303133010864258</text:p>
          </table:table-cell>
          <table:table-cell table:style-name="ce1" office:value-type="float" office:value="0.274760007858276" calcext:value-type="float">
            <text:p>0.274760007858276</text:p>
          </table:table-cell>
          <table:table-cell table:style-name="ce1" office:value-type="float" office:value="0.281716585159302" calcext:value-type="float">
            <text:p>0.281716585159302</text:p>
          </table:table-cell>
          <table:table-cell table:style-name="ce1" office:value-type="float" office:value="0.231757640838623" calcext:value-type="float">
            <text:p>0.231757640838623</text:p>
          </table:table-cell>
          <table:table-cell table:style-name="ce1" office:value-type="float" office:value="0.338974237442017" calcext:value-type="float">
            <text:p>0.338974237442017</text:p>
          </table:table-cell>
          <table:table-cell table:style-name="ce1" office:value-type="float" office:value="0.262959480285645" calcext:value-type="float">
            <text:p>0.262959480285645</text:p>
          </table:table-cell>
          <table:table-cell table:style-name="ce1" office:value-type="float" office:value="0.425678014755249" calcext:value-type="float">
            <text:p>0.425678014755249</text:p>
          </table:table-cell>
          <table:table-cell table:style-name="ce1" office:value-type="float" office:value="0.31475043296814" calcext:value-type="float">
            <text:p>0.31475043296814</text:p>
          </table:table-cell>
          <table:table-cell table:style-name="ce1" office:value-type="float" office:value="0.287797212600708" calcext:value-type="float">
            <text:p>0.287797212600708</text:p>
          </table:table-cell>
          <table:table-cell table:style-name="ce1" office:value-type="float" office:value="0.394037485122681" calcext:value-type="float">
            <text:p>0.394037485122681</text:p>
          </table:table-cell>
          <table:table-cell table:style-name="ce1" office:value-type="float" office:value="0.302506446838379" calcext:value-type="float">
            <text:p>0.302506446838379</text:p>
          </table:table-cell>
          <table:table-cell table:style-name="ce1" office:value-type="float" office:value="0.390941143035889" calcext:value-type="float">
            <text:p>0.390941143035889</text:p>
          </table:table-cell>
          <table:table-cell table:style-name="ce1" office:value-type="float" office:value="0.29006552696228" calcext:value-type="float">
            <text:p>0.29006552696228</text:p>
          </table:table-cell>
          <table:table-cell table:style-name="ce1" office:value-type="float" office:value="0.282464504241943" calcext:value-type="float">
            <text:p>0.282464504241943</text:p>
          </table:table-cell>
          <table:table-cell table:style-name="ce1" office:value-type="float" office:value="0.277939558029175" calcext:value-type="float">
            <text:p>0.277939558029175</text:p>
          </table:table-cell>
          <table:table-cell table:style-name="ce1" office:value-type="float" office:value="0.299495935440063" calcext:value-type="float">
            <text:p>0.299495935440063</text:p>
          </table:table-cell>
          <table:table-cell table:style-name="ce1" office:value-type="float" office:value="0.293606519699097" calcext:value-type="float">
            <text:p>0.293606519699097</text:p>
          </table:table-cell>
          <table:table-cell table:style-name="ce1" office:value-type="float" office:value="0.322519540786743" calcext:value-type="float">
            <text:p>0.322519540786743</text:p>
          </table:table-cell>
          <table:table-cell table:style-name="ce1" office:value-type="float" office:value="0.304893016815186" calcext:value-type="float">
            <text:p>0.304893016815186</text:p>
          </table:table-cell>
          <table:table-cell table:style-name="ce1" office:value-type="float" office:value="0.273456335067749" calcext:value-type="float">
            <text:p>0.273456335067749</text:p>
          </table:table-cell>
          <table:table-cell table:style-name="ce1" office:value-type="float" office:value="0.2883620262146" calcext:value-type="float">
            <text:p>0.2883620262146</text:p>
          </table:table-cell>
          <table:table-cell table:style-name="ce1" office:value-type="float" office:value="0.30361270904541" calcext:value-type="float">
            <text:p>0.30361270904541</text:p>
          </table:table-cell>
          <table:table-cell table:style-name="ce1" office:value-type="float" office:value="0.28134822845459" calcext:value-type="float">
            <text:p>0.28134822845459</text:p>
          </table:table-cell>
          <table:table-cell table:style-name="ce1" office:value-type="float" office:value="0.302034792900085" calcext:value-type="float">
            <text:p>0.302034792900085</text:p>
          </table:table-cell>
          <table:table-cell table:style-name="ce1" office:value-type="float" office:value="0.13614296913147" calcext:value-type="float">
            <text:p>0.13614296913147</text:p>
          </table:table-cell>
          <table:table-cell table:style-name="ce1" office:value-type="float" office:value="0.425678014755249" calcext:value-type="float">
            <text:p>0.425678014755249</text:p>
          </table:table-cell>
          <table:table-cell table:style-name="ce1" office:value-type="float" office:value="30.2034792900085" calcext:value-type="float">
            <text:p>30.2034792900085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um_workers = 27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254147291183472" calcext:value-type="float">
            <text:p>0.254147291183472</text:p>
          </table:table-cell>
          <table:table-cell table:style-name="ce1" office:value-type="float" office:value="0.279252290725708" calcext:value-type="float">
            <text:p>0.279252290725708</text:p>
          </table:table-cell>
          <table:table-cell table:style-name="ce1" office:value-type="float" office:value="0.322027683258057" calcext:value-type="float">
            <text:p>0.322027683258057</text:p>
          </table:table-cell>
          <table:table-cell table:style-name="ce1" office:value-type="float" office:value="0.404216051101685" calcext:value-type="float">
            <text:p>0.404216051101685</text:p>
          </table:table-cell>
          <table:table-cell table:style-name="ce1" office:value-type="float" office:value="0.272288799285889" calcext:value-type="float">
            <text:p>0.272288799285889</text:p>
          </table:table-cell>
          <table:table-cell table:style-name="ce1" office:value-type="float" office:value="0.363089084625244" calcext:value-type="float">
            <text:p>0.363089084625244</text:p>
          </table:table-cell>
          <table:table-cell table:style-name="ce1" office:value-type="float" office:value="0.446004629135132" calcext:value-type="float">
            <text:p>0.446004629135132</text:p>
          </table:table-cell>
          <table:table-cell table:style-name="ce1" office:value-type="float" office:value="0.261991024017334" calcext:value-type="float">
            <text:p>0.261991024017334</text:p>
          </table:table-cell>
          <table:table-cell table:style-name="ce1" office:value-type="float" office:value="0.338122844696045" calcext:value-type="float">
            <text:p>0.338122844696045</text:p>
          </table:table-cell>
          <table:table-cell table:style-name="ce1" office:value-type="float" office:value="0.27787709236145" calcext:value-type="float">
            <text:p>0.27787709236145</text:p>
          </table:table-cell>
          <table:table-cell table:style-name="ce1" office:value-type="float" office:value="0.288735389709473" calcext:value-type="float">
            <text:p>0.288735389709473</text:p>
          </table:table-cell>
          <table:table-cell table:style-name="ce1" office:value-type="float" office:value="0.306601047515869" calcext:value-type="float">
            <text:p>0.306601047515869</text:p>
          </table:table-cell>
          <table:table-cell table:style-name="ce1" office:value-type="float" office:value="0.278741836547852" calcext:value-type="float">
            <text:p>0.278741836547852</text:p>
          </table:table-cell>
          <table:table-cell table:style-name="ce1" office:value-type="float" office:value="0.325458526611328" calcext:value-type="float">
            <text:p>0.325458526611328</text:p>
          </table:table-cell>
          <table:table-cell table:style-name="ce1" office:value-type="float" office:value="0.304492235183716" calcext:value-type="float">
            <text:p>0.304492235183716</text:p>
          </table:table-cell>
          <table:table-cell table:style-name="ce1" office:value-type="float" office:value="0.335591793060303" calcext:value-type="float">
            <text:p>0.335591793060303</text:p>
          </table:table-cell>
          <table:table-cell table:style-name="ce1" office:value-type="float" office:value="0.320615768432617" calcext:value-type="float">
            <text:p>0.320615768432617</text:p>
          </table:table-cell>
          <table:table-cell table:style-name="ce1" office:value-type="float" office:value="0.30317234992981" calcext:value-type="float">
            <text:p>0.30317234992981</text:p>
          </table:table-cell>
          <table:table-cell table:style-name="ce1" office:value-type="float" office:value="0.329296827316284" calcext:value-type="float">
            <text:p>0.329296827316284</text:p>
          </table:table-cell>
          <table:table-cell table:style-name="ce1" office:value-type="float" office:value="0.349769353866577" calcext:value-type="float">
            <text:p>0.349769353866577</text:p>
          </table:table-cell>
          <table:table-cell table:style-name="ce1" office:value-type="float" office:value="0.247132301330566" calcext:value-type="float">
            <text:p>0.247132301330566</text:p>
          </table:table-cell>
          <table:table-cell table:style-name="ce1" office:value-type="float" office:value="0.385448455810547" calcext:value-type="float">
            <text:p>0.385448455810547</text:p>
          </table:table-cell>
          <table:table-cell table:style-name="ce1" office:value-type="float" office:value="0.249985456466675" calcext:value-type="float">
            <text:p>0.249985456466675</text:p>
          </table:table-cell>
          <table:table-cell table:style-name="ce1" office:value-type="float" office:value="0.309609889984131" calcext:value-type="float">
            <text:p>0.309609889984131</text:p>
          </table:table-cell>
          <table:table-cell table:style-name="ce1" office:value-type="float" office:value="0.273345232009888" calcext:value-type="float">
            <text:p>0.273345232009888</text:p>
          </table:table-cell>
          <table:table-cell table:style-name="ce1" office:value-type="float" office:value="0.306099653244019" calcext:value-type="float">
            <text:p>0.306099653244019</text:p>
          </table:table-cell>
          <table:table-cell table:style-name="ce1" office:value-type="float" office:value="0.287202596664429" calcext:value-type="float">
            <text:p>0.287202596664429</text:p>
          </table:table-cell>
          <table:table-cell table:style-name="ce1" office:value-type="float" office:value="0.263098001480103" calcext:value-type="float">
            <text:p>0.263098001480103</text:p>
          </table:table-cell>
          <table:table-cell table:style-name="ce1" office:value-type="float" office:value="0.315504789352417" calcext:value-type="float">
            <text:p>0.315504789352417</text:p>
          </table:table-cell>
          <table:table-cell table:style-name="ce1" office:value-type="float" office:value="0.304946422576904" calcext:value-type="float">
            <text:p>0.304946422576904</text:p>
          </table:table-cell>
          <table:table-cell table:style-name="ce1" office:value-type="float" office:value="0.338815689086914" calcext:value-type="float">
            <text:p>0.338815689086914</text:p>
          </table:table-cell>
          <table:table-cell table:style-name="ce1" office:value-type="float" office:value="0.267593145370483" calcext:value-type="float">
            <text:p>0.267593145370483</text:p>
          </table:table-cell>
          <table:table-cell table:style-name="ce1" office:value-type="float" office:value="0.318174123764038" calcext:value-type="float">
            <text:p>0.318174123764038</text:p>
          </table:table-cell>
          <table:table-cell table:style-name="ce1" office:value-type="float" office:value="0.274561166763306" calcext:value-type="float">
            <text:p>0.274561166763306</text:p>
          </table:table-cell>
          <table:table-cell table:style-name="ce1" office:value-type="float" office:value="0.357659101486206" calcext:value-type="float">
            <text:p>0.357659101486206</text:p>
          </table:table-cell>
          <table:table-cell table:style-name="ce1" office:value-type="float" office:value="0.322490692138672" calcext:value-type="float">
            <text:p>0.322490692138672</text:p>
          </table:table-cell>
          <table:table-cell table:style-name="ce1" office:value-type="float" office:value="0.278281450271606" calcext:value-type="float">
            <text:p>0.278281450271606</text:p>
          </table:table-cell>
          <table:table-cell table:style-name="ce1" office:value-type="float" office:value="0.30145263671875" calcext:value-type="float">
            <text:p>0.30145263671875</text:p>
          </table:table-cell>
          <table:table-cell table:style-name="ce1" office:value-type="float" office:value="0.310744762420654" calcext:value-type="float">
            <text:p>0.310744762420654</text:p>
          </table:table-cell>
          <table:table-cell table:style-name="ce1" office:value-type="float" office:value="0.384797096252441" calcext:value-type="float">
            <text:p>0.384797096252441</text:p>
          </table:table-cell>
          <table:table-cell table:style-name="ce1" office:value-type="float" office:value="0.214407444000244" calcext:value-type="float">
            <text:p>0.214407444000244</text:p>
          </table:table-cell>
          <table:table-cell table:style-name="ce1" office:value-type="float" office:value="0.267803430557251" calcext:value-type="float">
            <text:p>0.267803430557251</text:p>
          </table:table-cell>
          <table:table-cell table:style-name="ce1" office:value-type="float" office:value="0.276331186294556" calcext:value-type="float">
            <text:p>0.276331186294556</text:p>
          </table:table-cell>
          <table:table-cell table:style-name="ce1" office:value-type="float" office:value="0.343489170074463" calcext:value-type="float">
            <text:p>0.343489170074463</text:p>
          </table:table-cell>
          <table:table-cell table:style-name="ce1" office:value-type="float" office:value="0.298790454864502" calcext:value-type="float">
            <text:p>0.298790454864502</text:p>
          </table:table-cell>
          <table:table-cell table:style-name="ce1" office:value-type="float" office:value="0.35333251953125" calcext:value-type="float">
            <text:p>0.35333251953125</text:p>
          </table:table-cell>
          <table:table-cell table:style-name="ce1" office:value-type="float" office:value="0.277830600738525" calcext:value-type="float">
            <text:p>0.277830600738525</text:p>
          </table:table-cell>
          <table:table-cell table:style-name="ce1" office:value-type="float" office:value="0.330482721328735" calcext:value-type="float">
            <text:p>0.330482721328735</text:p>
          </table:table-cell>
          <table:table-cell table:style-name="ce1" office:value-type="float" office:value="0.288640022277832" calcext:value-type="float">
            <text:p>0.288640022277832</text:p>
          </table:table-cell>
          <table:table-cell table:style-name="ce1" office:value-type="float" office:value="0.423409938812256" calcext:value-type="float">
            <text:p>0.423409938812256</text:p>
          </table:table-cell>
          <table:table-cell table:style-name="ce1" office:value-type="float" office:value="0.445880889892578" calcext:value-type="float">
            <text:p>0.445880889892578</text:p>
          </table:table-cell>
          <table:table-cell table:style-name="ce1" office:value-type="float" office:value="0.302356958389282" calcext:value-type="float">
            <text:p>0.302356958389282</text:p>
          </table:table-cell>
          <table:table-cell table:style-name="ce1" office:value-type="float" office:value="0.3704514503479" calcext:value-type="float">
            <text:p>0.3704514503479</text:p>
          </table:table-cell>
          <table:table-cell table:style-name="ce1" office:value-type="float" office:value="0.368767738342285" calcext:value-type="float">
            <text:p>0.368767738342285</text:p>
          </table:table-cell>
          <table:table-cell table:style-name="ce1" office:value-type="float" office:value="0.286485910415649" calcext:value-type="float">
            <text:p>0.286485910415649</text:p>
          </table:table-cell>
          <table:table-cell table:style-name="ce1" office:value-type="float" office:value="0.373705863952637" calcext:value-type="float">
            <text:p>0.373705863952637</text:p>
          </table:table-cell>
          <table:table-cell table:style-name="ce1" office:value-type="float" office:value="0.335737705230713" calcext:value-type="float">
            <text:p>0.335737705230713</text:p>
          </table:table-cell>
          <table:table-cell table:style-name="ce1" office:value-type="float" office:value="0.324514150619507" calcext:value-type="float">
            <text:p>0.324514150619507</text:p>
          </table:table-cell>
          <table:table-cell table:style-name="ce1" office:value-type="float" office:value="0.271499395370483" calcext:value-type="float">
            <text:p>0.271499395370483</text:p>
          </table:table-cell>
          <table:table-cell table:style-name="ce1" office:value-type="float" office:value="0.316806316375732" calcext:value-type="float">
            <text:p>0.316806316375732</text:p>
          </table:table-cell>
          <table:table-cell table:style-name="ce1" office:value-type="float" office:value="0.267852067947388" calcext:value-type="float">
            <text:p>0.267852067947388</text:p>
          </table:table-cell>
          <table:table-cell table:style-name="ce1" office:value-type="float" office:value="0.306641578674316" calcext:value-type="float">
            <text:p>0.306641578674316</text:p>
          </table:table-cell>
          <table:table-cell table:style-name="ce1" office:value-type="float" office:value="0.287573099136353" calcext:value-type="float">
            <text:p>0.287573099136353</text:p>
          </table:table-cell>
          <table:table-cell table:style-name="ce1" office:value-type="float" office:value="0.302090644836426" calcext:value-type="float">
            <text:p>0.302090644836426</text:p>
          </table:table-cell>
          <table:table-cell table:style-name="ce1" office:value-type="float" office:value="0.277647733688354" calcext:value-type="float">
            <text:p>0.277647733688354</text:p>
          </table:table-cell>
          <table:table-cell table:style-name="ce1" office:value-type="float" office:value="0.364649534225464" calcext:value-type="float">
            <text:p>0.364649534225464</text:p>
          </table:table-cell>
          <table:table-cell table:style-name="ce1" office:value-type="float" office:value="0.353103637695312" calcext:value-type="float">
            <text:p>0.353103637695312</text:p>
          </table:table-cell>
          <table:table-cell table:style-name="ce1" office:value-type="float" office:value="0.30435848236084" calcext:value-type="float">
            <text:p>0.30435848236084</text:p>
          </table:table-cell>
          <table:table-cell table:style-name="ce1" office:value-type="float" office:value="0.436232089996338" calcext:value-type="float">
            <text:p>0.436232089996338</text:p>
          </table:table-cell>
          <table:table-cell table:style-name="ce1" office:value-type="float" office:value="0.324712038040161" calcext:value-type="float">
            <text:p>0.324712038040161</text:p>
          </table:table-cell>
          <table:table-cell table:style-name="ce1" office:value-type="float" office:value="0.178812265396118" calcext:value-type="float">
            <text:p>0.178812265396118</text:p>
          </table:table-cell>
          <table:table-cell table:style-name="ce1" office:value-type="float" office:value="0.377874612808228" calcext:value-type="float">
            <text:p>0.377874612808228</text:p>
          </table:table-cell>
          <table:table-cell table:style-name="ce1" office:value-type="float" office:value="0.347964763641357" calcext:value-type="float">
            <text:p>0.347964763641357</text:p>
          </table:table-cell>
          <table:table-cell table:style-name="ce1" office:value-type="float" office:value="0.351142883300781" calcext:value-type="float">
            <text:p>0.351142883300781</text:p>
          </table:table-cell>
          <table:table-cell table:style-name="ce1" office:value-type="float" office:value="0.319822072982788" calcext:value-type="float">
            <text:p>0.319822072982788</text:p>
          </table:table-cell>
          <table:table-cell table:style-name="ce1" office:value-type="float" office:value="0.351694345474243" calcext:value-type="float">
            <text:p>0.351694345474243</text:p>
          </table:table-cell>
          <table:table-cell table:style-name="ce1" office:value-type="float" office:value="0.291997194290161" calcext:value-type="float">
            <text:p>0.291997194290161</text:p>
          </table:table-cell>
          <table:table-cell table:style-name="ce1" office:value-type="float" office:value="0.318393230438232" calcext:value-type="float">
            <text:p>0.318393230438232</text:p>
          </table:table-cell>
          <table:table-cell table:style-name="ce1" office:value-type="float" office:value="0.346992969512939" calcext:value-type="float">
            <text:p>0.346992969512939</text:p>
          </table:table-cell>
          <table:table-cell table:style-name="ce1" office:value-type="float" office:value="0.311441659927368" calcext:value-type="float">
            <text:p>0.311441659927368</text:p>
          </table:table-cell>
          <table:table-cell table:style-name="ce1" office:value-type="float" office:value="0.330403327941895" calcext:value-type="float">
            <text:p>0.330403327941895</text:p>
          </table:table-cell>
          <table:table-cell table:style-name="ce1" office:value-type="float" office:value="0.332552909851074" calcext:value-type="float">
            <text:p>0.332552909851074</text:p>
          </table:table-cell>
          <table:table-cell table:style-name="ce1" office:value-type="float" office:value="0.33779501914978" calcext:value-type="float">
            <text:p>0.33779501914978</text:p>
          </table:table-cell>
          <table:table-cell table:style-name="ce1" office:value-type="float" office:value="0.314360380172729" calcext:value-type="float">
            <text:p>0.314360380172729</text:p>
          </table:table-cell>
          <table:table-cell table:style-name="ce1" office:value-type="float" office:value="0.341273307800293" calcext:value-type="float">
            <text:p>0.341273307800293</text:p>
          </table:table-cell>
          <table:table-cell table:style-name="ce1" office:value-type="float" office:value="0.237821102142334" calcext:value-type="float">
            <text:p>0.237821102142334</text:p>
          </table:table-cell>
          <table:table-cell table:style-name="ce1" office:value-type="float" office:value="0.338197469711304" calcext:value-type="float">
            <text:p>0.338197469711304</text:p>
          </table:table-cell>
          <table:table-cell table:style-name="ce1" office:value-type="float" office:value="0.27567458152771" calcext:value-type="float">
            <text:p>0.27567458152771</text:p>
          </table:table-cell>
          <table:table-cell table:style-name="ce1" office:value-type="float" office:value="0.351302623748779" calcext:value-type="float">
            <text:p>0.351302623748779</text:p>
          </table:table-cell>
          <table:table-cell table:style-name="ce1" office:value-type="float" office:value="0.335217475891113" calcext:value-type="float">
            <text:p>0.335217475891113</text:p>
          </table:table-cell>
          <table:table-cell table:style-name="ce1" office:value-type="float" office:value="0.350234031677246" calcext:value-type="float">
            <text:p>0.350234031677246</text:p>
          </table:table-cell>
          <table:table-cell table:style-name="ce1" office:value-type="float" office:value="0.314555406570435" calcext:value-type="float">
            <text:p>0.314555406570435</text:p>
          </table:table-cell>
          <table:table-cell table:style-name="ce1" office:value-type="float" office:value="0.3352952003479" calcext:value-type="float">
            <text:p>0.3352952003479</text:p>
          </table:table-cell>
          <table:table-cell table:style-name="ce1" office:value-type="float" office:value="0.299117088317871" calcext:value-type="float">
            <text:p>0.299117088317871</text:p>
          </table:table-cell>
          <table:table-cell table:style-name="ce1" office:value-type="float" office:value="0.339638471603394" calcext:value-type="float">
            <text:p>0.339638471603394</text:p>
          </table:table-cell>
          <table:table-cell table:style-name="ce1" office:value-type="float" office:value="0.304429292678833" calcext:value-type="float">
            <text:p>0.304429292678833</text:p>
          </table:table-cell>
          <table:table-cell table:style-name="ce1" office:value-type="float" office:value="0.322476625442505" calcext:value-type="float">
            <text:p>0.322476625442505</text:p>
          </table:table-cell>
          <table:table-cell table:style-name="ce1" office:value-type="float" office:value="0.287298440933228" calcext:value-type="float">
            <text:p>0.287298440933228</text:p>
          </table:table-cell>
          <table:table-cell table:style-name="ce1" office:value-type="float" office:value="0.32244086265564" calcext:value-type="float">
            <text:p>0.32244086265564</text:p>
          </table:table-cell>
          <table:table-cell table:style-name="ce1" office:value-type="float" office:value="0.271359443664551" calcext:value-type="float">
            <text:p>0.271359443664551</text:p>
          </table:table-cell>
          <table:table-cell table:style-name="ce1" office:value-type="float" office:value="0.316915984153748" calcext:value-type="float">
            <text:p>0.316915984153748</text:p>
          </table:table-cell>
          <table:table-cell table:style-name="ce1" office:value-type="float" office:value="0.178812265396118" calcext:value-type="float">
            <text:p>0.178812265396118</text:p>
          </table:table-cell>
          <table:table-cell table:style-name="ce1" office:value-type="float" office:value="0.446004629135132" calcext:value-type="float">
            <text:p>0.446004629135132</text:p>
          </table:table-cell>
          <table:table-cell table:style-name="ce1" office:value-type="float" office:value="31.6915984153748" calcext:value-type="float">
            <text:p>31.691598415374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um_workers = 28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245812177658081" calcext:value-type="float">
            <text:p>0.245812177658081</text:p>
          </table:table-cell>
          <table:table-cell table:style-name="ce1" office:value-type="float" office:value="0.280328035354614" calcext:value-type="float">
            <text:p>0.280328035354614</text:p>
          </table:table-cell>
          <table:table-cell table:style-name="ce1" office:value-type="float" office:value="0.38503098487854" calcext:value-type="float">
            <text:p>0.38503098487854</text:p>
          </table:table-cell>
          <table:table-cell table:style-name="ce1" office:value-type="float" office:value="0.226862907409668" calcext:value-type="float">
            <text:p>0.226862907409668</text:p>
          </table:table-cell>
          <table:table-cell table:style-name="ce1" office:value-type="float" office:value="0.195167064666748" calcext:value-type="float">
            <text:p>0.195167064666748</text:p>
          </table:table-cell>
          <table:table-cell table:style-name="ce1" office:value-type="float" office:value="0.357441425323486" calcext:value-type="float">
            <text:p>0.357441425323486</text:p>
          </table:table-cell>
          <table:table-cell table:style-name="ce1" office:value-type="float" office:value="0.413859605789185" calcext:value-type="float">
            <text:p>0.413859605789185</text:p>
          </table:table-cell>
          <table:table-cell table:style-name="ce1" office:value-type="float" office:value="0.358319997787476" calcext:value-type="float">
            <text:p>0.358319997787476</text:p>
          </table:table-cell>
          <table:table-cell table:style-name="ce1" office:value-type="float" office:value="0.351206302642822" calcext:value-type="float">
            <text:p>0.351206302642822</text:p>
          </table:table-cell>
          <table:table-cell table:style-name="ce1" office:value-type="float" office:value="0.330940723419189" calcext:value-type="float">
            <text:p>0.330940723419189</text:p>
          </table:table-cell>
          <table:table-cell table:style-name="ce1" office:value-type="float" office:value="0.327883958816528" calcext:value-type="float">
            <text:p>0.327883958816528</text:p>
          </table:table-cell>
          <table:table-cell table:style-name="ce1" office:value-type="float" office:value="0.311616659164429" calcext:value-type="float">
            <text:p>0.311616659164429</text:p>
          </table:table-cell>
          <table:table-cell table:style-name="ce1" office:value-type="float" office:value="0.308944702148437" calcext:value-type="float">
            <text:p>0.308944702148437</text:p>
          </table:table-cell>
          <table:table-cell table:style-name="ce1" office:value-type="float" office:value="0.281107187271118" calcext:value-type="float">
            <text:p>0.281107187271118</text:p>
          </table:table-cell>
          <table:table-cell table:style-name="ce1" office:value-type="float" office:value="0.300410747528076" calcext:value-type="float">
            <text:p>0.300410747528076</text:p>
          </table:table-cell>
          <table:table-cell table:style-name="ce1" office:value-type="float" office:value="0.345871448516846" calcext:value-type="float">
            <text:p>0.345871448516846</text:p>
          </table:table-cell>
          <table:table-cell table:style-name="ce1" office:value-type="float" office:value="0.298701763153076" calcext:value-type="float">
            <text:p>0.298701763153076</text:p>
          </table:table-cell>
          <table:table-cell table:style-name="ce1" office:value-type="float" office:value="0.334165096282959" calcext:value-type="float">
            <text:p>0.334165096282959</text:p>
          </table:table-cell>
          <table:table-cell table:style-name="ce1" office:value-type="float" office:value="0.311357259750366" calcext:value-type="float">
            <text:p>0.311357259750366</text:p>
          </table:table-cell>
          <table:table-cell table:style-name="ce1" office:value-type="float" office:value="0.31767749786377" calcext:value-type="float">
            <text:p>0.31767749786377</text:p>
          </table:table-cell>
          <table:table-cell table:style-name="ce1" office:value-type="float" office:value="0.283040761947632" calcext:value-type="float">
            <text:p>0.283040761947632</text:p>
          </table:table-cell>
          <table:table-cell table:style-name="ce1" office:value-type="float" office:value="0.299234867095947" calcext:value-type="float">
            <text:p>0.299234867095947</text:p>
          </table:table-cell>
          <table:table-cell table:style-name="ce1" office:value-type="float" office:value="0.29451322555542" calcext:value-type="float">
            <text:p>0.29451322555542</text:p>
          </table:table-cell>
          <table:table-cell table:style-name="ce1" office:value-type="float" office:value="0.302039861679077" calcext:value-type="float">
            <text:p>0.302039861679077</text:p>
          </table:table-cell>
          <table:table-cell table:style-name="ce1" office:value-type="float" office:value="0.341729640960693" calcext:value-type="float">
            <text:p>0.341729640960693</text:p>
          </table:table-cell>
          <table:table-cell table:style-name="ce1" office:value-type="float" office:value="0.340429544448853" calcext:value-type="float">
            <text:p>0.340429544448853</text:p>
          </table:table-cell>
          <table:table-cell table:style-name="ce1" office:value-type="float" office:value="0.2912278175354" calcext:value-type="float">
            <text:p>0.2912278175354</text:p>
          </table:table-cell>
          <table:table-cell table:style-name="ce1" office:value-type="float" office:value="0.293818235397339" calcext:value-type="float">
            <text:p>0.293818235397339</text:p>
          </table:table-cell>
          <table:table-cell table:style-name="ce1" office:value-type="float" office:value="0.361922264099121" calcext:value-type="float">
            <text:p>0.361922264099121</text:p>
          </table:table-cell>
          <table:table-cell table:style-name="ce1" office:value-type="float" office:value="0.302664756774902" calcext:value-type="float">
            <text:p>0.302664756774902</text:p>
          </table:table-cell>
          <table:table-cell table:style-name="ce1" office:value-type="float" office:value="0.262150049209595" calcext:value-type="float">
            <text:p>0.262150049209595</text:p>
          </table:table-cell>
          <table:table-cell table:style-name="ce1" office:value-type="float" office:value="0.332511901855469" calcext:value-type="float">
            <text:p>0.332511901855469</text:p>
          </table:table-cell>
          <table:table-cell table:style-name="ce1" office:value-type="float" office:value="0.30582332611084" calcext:value-type="float">
            <text:p>0.30582332611084</text:p>
          </table:table-cell>
          <table:table-cell table:style-name="ce1" office:value-type="float" office:value="0.276837825775146" calcext:value-type="float">
            <text:p>0.276837825775146</text:p>
          </table:table-cell>
          <table:table-cell table:style-name="ce1" office:value-type="float" office:value="0.301158666610718" calcext:value-type="float">
            <text:p>0.301158666610718</text:p>
          </table:table-cell>
          <table:table-cell table:style-name="ce1" office:value-type="float" office:value="0.278647184371948" calcext:value-type="float">
            <text:p>0.278647184371948</text:p>
          </table:table-cell>
          <table:table-cell table:style-name="ce1" office:value-type="float" office:value="0.306305408477783" calcext:value-type="float">
            <text:p>0.306305408477783</text:p>
          </table:table-cell>
          <table:table-cell table:style-name="ce1" office:value-type="float" office:value="0.293799161911011" calcext:value-type="float">
            <text:p>0.293799161911011</text:p>
          </table:table-cell>
          <table:table-cell table:style-name="ce1" office:value-type="float" office:value="0.234764575958252" calcext:value-type="float">
            <text:p>0.234764575958252</text:p>
          </table:table-cell>
          <table:table-cell table:style-name="ce1" office:value-type="float" office:value="0.281981229782104" calcext:value-type="float">
            <text:p>0.281981229782104</text:p>
          </table:table-cell>
          <table:table-cell table:style-name="ce1" office:value-type="float" office:value="0.212123155593872" calcext:value-type="float">
            <text:p>0.212123155593872</text:p>
          </table:table-cell>
          <table:table-cell table:style-name="ce1" office:value-type="float" office:value="0.353899955749512" calcext:value-type="float">
            <text:p>0.353899955749512</text:p>
          </table:table-cell>
          <table:table-cell table:style-name="ce1" office:value-type="float" office:value="0.324172973632812" calcext:value-type="float">
            <text:p>0.324172973632812</text:p>
          </table:table-cell>
          <table:table-cell table:style-name="ce1" office:value-type="float" office:value="0.30154824256897" calcext:value-type="float">
            <text:p>0.30154824256897</text:p>
          </table:table-cell>
          <table:table-cell table:style-name="ce1" office:value-type="float" office:value="0.289693355560303" calcext:value-type="float">
            <text:p>0.289693355560303</text:p>
          </table:table-cell>
          <table:table-cell table:style-name="ce1" office:value-type="float" office:value="0.25395679473877" calcext:value-type="float">
            <text:p>0.25395679473877</text:p>
          </table:table-cell>
          <table:table-cell table:style-name="ce1" office:value-type="float" office:value="0.246011018753052" calcext:value-type="float">
            <text:p>0.246011018753052</text:p>
          </table:table-cell>
          <table:table-cell table:style-name="ce1" office:value-type="float" office:value="0.297015190124512" calcext:value-type="float">
            <text:p>0.297015190124512</text:p>
          </table:table-cell>
          <table:table-cell table:style-name="ce1" office:value-type="float" office:value="0.287474393844604" calcext:value-type="float">
            <text:p>0.287474393844604</text:p>
          </table:table-cell>
          <table:table-cell table:style-name="ce1" office:value-type="float" office:value="0.326659440994263" calcext:value-type="float">
            <text:p>0.326659440994263</text:p>
          </table:table-cell>
          <table:table-cell table:style-name="ce1" office:value-type="float" office:value="0.116384029388428" calcext:value-type="float">
            <text:p>0.116384029388428</text:p>
          </table:table-cell>
          <table:table-cell table:style-name="ce1" office:value-type="float" office:value="0.373077869415283" calcext:value-type="float">
            <text:p>0.373077869415283</text:p>
          </table:table-cell>
          <table:table-cell table:style-name="ce1" office:value-type="float" office:value="0.327631235122681" calcext:value-type="float">
            <text:p>0.327631235122681</text:p>
          </table:table-cell>
          <table:table-cell table:style-name="ce1" office:value-type="float" office:value="0.274044752120972" calcext:value-type="float">
            <text:p>0.274044752120972</text:p>
          </table:table-cell>
          <table:table-cell table:style-name="ce1" office:value-type="float" office:value="0.330003023147583" calcext:value-type="float">
            <text:p>0.330003023147583</text:p>
          </table:table-cell>
          <table:table-cell table:style-name="ce1" office:value-type="float" office:value="0.269852161407471" calcext:value-type="float">
            <text:p>0.269852161407471</text:p>
          </table:table-cell>
          <table:table-cell table:style-name="ce1" office:value-type="float" office:value="0.258869171142578" calcext:value-type="float">
            <text:p>0.258869171142578</text:p>
          </table:table-cell>
          <table:table-cell table:style-name="ce1" office:value-type="float" office:value="0.285460948944092" calcext:value-type="float">
            <text:p>0.285460948944092</text:p>
          </table:table-cell>
          <table:table-cell table:style-name="ce1" office:value-type="float" office:value="0.329428195953369" calcext:value-type="float">
            <text:p>0.329428195953369</text:p>
          </table:table-cell>
          <table:table-cell table:style-name="ce1" office:value-type="float" office:value="0.365239143371582" calcext:value-type="float">
            <text:p>0.365239143371582</text:p>
          </table:table-cell>
          <table:table-cell table:style-name="ce1" office:value-type="float" office:value="0.227376937866211" calcext:value-type="float">
            <text:p>0.227376937866211</text:p>
          </table:table-cell>
          <table:table-cell table:style-name="ce1" office:value-type="float" office:value="0.308821201324463" calcext:value-type="float">
            <text:p>0.308821201324463</text:p>
          </table:table-cell>
          <table:table-cell table:style-name="ce1" office:value-type="float" office:value="0.27611780166626" calcext:value-type="float">
            <text:p>0.27611780166626</text:p>
          </table:table-cell>
          <table:table-cell table:style-name="ce1" office:value-type="float" office:value="0.259954690933228" calcext:value-type="float">
            <text:p>0.259954690933228</text:p>
          </table:table-cell>
          <table:table-cell table:style-name="ce1" office:value-type="float" office:value="0.268347978591919" calcext:value-type="float">
            <text:p>0.268347978591919</text:p>
          </table:table-cell>
          <table:table-cell table:style-name="ce1" office:value-type="float" office:value="0.264986276626587" calcext:value-type="float">
            <text:p>0.264986276626587</text:p>
          </table:table-cell>
          <table:table-cell table:style-name="ce1" office:value-type="float" office:value="0.297889947891235" calcext:value-type="float">
            <text:p>0.297889947891235</text:p>
          </table:table-cell>
          <table:table-cell table:style-name="ce1" office:value-type="float" office:value="0.329999923706055" calcext:value-type="float">
            <text:p>0.329999923706055</text:p>
          </table:table-cell>
          <table:table-cell table:style-name="ce1" office:value-type="float" office:value="0.362049102783203" calcext:value-type="float">
            <text:p>0.362049102783203</text:p>
          </table:table-cell>
          <table:table-cell table:style-name="ce1" office:value-type="float" office:value="0.297956228256226" calcext:value-type="float">
            <text:p>0.297956228256226</text:p>
          </table:table-cell>
          <table:table-cell table:style-name="ce1" office:value-type="float" office:value="0.364817380905151" calcext:value-type="float">
            <text:p>0.364817380905151</text:p>
          </table:table-cell>
          <table:table-cell table:style-name="ce1" office:value-type="float" office:value="0.290635108947754" calcext:value-type="float">
            <text:p>0.290635108947754</text:p>
          </table:table-cell>
          <table:table-cell table:style-name="ce1" office:value-type="float" office:value="0.321171283721924" calcext:value-type="float">
            <text:p>0.321171283721924</text:p>
          </table:table-cell>
          <table:table-cell table:style-name="ce1" office:value-type="float" office:value="0.322439432144165" calcext:value-type="float">
            <text:p>0.322439432144165</text:p>
          </table:table-cell>
          <table:table-cell table:style-name="ce1" office:value-type="float" office:value="0.297904014587402" calcext:value-type="float">
            <text:p>0.297904014587402</text:p>
          </table:table-cell>
          <table:table-cell table:style-name="ce1" office:value-type="float" office:value="0.361970901489258" calcext:value-type="float">
            <text:p>0.361970901489258</text:p>
          </table:table-cell>
          <table:table-cell table:style-name="ce1" office:value-type="float" office:value="0.324545383453369" calcext:value-type="float">
            <text:p>0.324545383453369</text:p>
          </table:table-cell>
          <table:table-cell table:style-name="ce1" office:value-type="float" office:value="0.277287244796753" calcext:value-type="float">
            <text:p>0.277287244796753</text:p>
          </table:table-cell>
          <table:table-cell table:style-name="ce1" office:value-type="float" office:value="0.302521467208862" calcext:value-type="float">
            <text:p>0.302521467208862</text:p>
          </table:table-cell>
          <table:table-cell table:style-name="ce1" office:value-type="float" office:value="0.364823579788208" calcext:value-type="float">
            <text:p>0.364823579788208</text:p>
          </table:table-cell>
          <table:table-cell table:style-name="ce1" office:value-type="float" office:value="0.252349615097046" calcext:value-type="float">
            <text:p>0.252349615097046</text:p>
          </table:table-cell>
          <table:table-cell table:style-name="ce1" office:value-type="float" office:value="0.250671863555908" calcext:value-type="float">
            <text:p>0.250671863555908</text:p>
          </table:table-cell>
          <table:table-cell table:style-name="ce1" office:value-type="float" office:value="0.427374839782715" calcext:value-type="float">
            <text:p>0.427374839782715</text:p>
          </table:table-cell>
          <table:table-cell table:style-name="ce1" office:value-type="float" office:value="0.289121389389038" calcext:value-type="float">
            <text:p>0.289121389389038</text:p>
          </table:table-cell>
          <table:table-cell table:style-name="ce1" office:value-type="float" office:value="0.305991172790527" calcext:value-type="float">
            <text:p>0.305991172790527</text:p>
          </table:table-cell>
          <table:table-cell table:style-name="ce1" office:value-type="float" office:value="0.358721971511841" calcext:value-type="float">
            <text:p>0.358721971511841</text:p>
          </table:table-cell>
          <table:table-cell table:style-name="ce1" office:value-type="float" office:value="0.314937829971313" calcext:value-type="float">
            <text:p>0.314937829971313</text:p>
          </table:table-cell>
          <table:table-cell table:style-name="ce1" office:value-type="float" office:value="0.318250894546509" calcext:value-type="float">
            <text:p>0.318250894546509</text:p>
          </table:table-cell>
          <table:table-cell table:style-name="ce1" office:value-type="float" office:value="0.362003564834595" calcext:value-type="float">
            <text:p>0.362003564834595</text:p>
          </table:table-cell>
          <table:table-cell table:style-name="ce1" office:value-type="float" office:value="0.376944065093994" calcext:value-type="float">
            <text:p>0.376944065093994</text:p>
          </table:table-cell>
          <table:table-cell table:style-name="ce1" office:value-type="float" office:value="0.35953426361084" calcext:value-type="float">
            <text:p>0.35953426361084</text:p>
          </table:table-cell>
          <table:table-cell table:style-name="ce1" office:value-type="float" office:value="0.305927515029907" calcext:value-type="float">
            <text:p>0.305927515029907</text:p>
          </table:table-cell>
          <table:table-cell table:style-name="ce1" office:value-type="float" office:value="0.266161680221558" calcext:value-type="float">
            <text:p>0.266161680221558</text:p>
          </table:table-cell>
          <table:table-cell table:style-name="ce1" office:value-type="float" office:value="0.316485404968262" calcext:value-type="float">
            <text:p>0.316485404968262</text:p>
          </table:table-cell>
          <table:table-cell table:style-name="ce1" office:value-type="float" office:value="0.322681665420532" calcext:value-type="float">
            <text:p>0.322681665420532</text:p>
          </table:table-cell>
          <table:table-cell table:style-name="ce1" office:value-type="float" office:value="0.317683696746826" calcext:value-type="float">
            <text:p>0.317683696746826</text:p>
          </table:table-cell>
          <table:table-cell table:style-name="ce1" office:value-type="float" office:value="0.373282194137573" calcext:value-type="float">
            <text:p>0.373282194137573</text:p>
          </table:table-cell>
          <table:table-cell table:style-name="ce1" office:value-type="float" office:value="0.26862359046936" calcext:value-type="float">
            <text:p>0.26862359046936</text:p>
          </table:table-cell>
          <table:table-cell table:style-name="ce1" office:value-type="float" office:value="0.36339282989502" calcext:value-type="float">
            <text:p>0.36339282989502</text:p>
          </table:table-cell>
          <table:table-cell table:style-name="ce1" office:value-type="float" office:value="0.301957368850708" calcext:value-type="float">
            <text:p>0.301957368850708</text:p>
          </table:table-cell>
          <table:table-cell table:style-name="ce1" office:value-type="float" office:value="0.306635642051697" calcext:value-type="float">
            <text:p>0.306635642051697</text:p>
          </table:table-cell>
          <table:table-cell table:style-name="ce1" office:value-type="float" office:value="0.116384029388428" calcext:value-type="float">
            <text:p>0.116384029388428</text:p>
          </table:table-cell>
          <table:table-cell table:style-name="ce1" office:value-type="float" office:value="0.427374839782715" calcext:value-type="float">
            <text:p>0.427374839782715</text:p>
          </table:table-cell>
          <table:table-cell table:style-name="ce1" office:value-type="float" office:value="30.6635642051697" calcext:value-type="float">
            <text:p>30.6635642051697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um_workers = 29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259401321411133" calcext:value-type="float">
            <text:p>0.259401321411133</text:p>
          </table:table-cell>
          <table:table-cell table:style-name="ce1" office:value-type="float" office:value="0.400166273117065" calcext:value-type="float">
            <text:p>0.400166273117065</text:p>
          </table:table-cell>
          <table:table-cell table:style-name="ce1" office:value-type="float" office:value="0.300332307815552" calcext:value-type="float">
            <text:p>0.300332307815552</text:p>
          </table:table-cell>
          <table:table-cell table:style-name="ce1" office:value-type="float" office:value="0.316398143768311" calcext:value-type="float">
            <text:p>0.316398143768311</text:p>
          </table:table-cell>
          <table:table-cell table:style-name="ce1" office:value-type="float" office:value="0.366183996200562" calcext:value-type="float">
            <text:p>0.366183996200562</text:p>
          </table:table-cell>
          <table:table-cell table:style-name="ce1" office:value-type="float" office:value="0.32813286781311" calcext:value-type="float">
            <text:p>0.32813286781311</text:p>
          </table:table-cell>
          <table:table-cell table:style-name="ce1" office:value-type="float" office:value="0.334208965301514" calcext:value-type="float">
            <text:p>0.334208965301514</text:p>
          </table:table-cell>
          <table:table-cell table:style-name="ce1" office:value-type="float" office:value="0.339489459991455" calcext:value-type="float">
            <text:p>0.339489459991455</text:p>
          </table:table-cell>
          <table:table-cell table:style-name="ce1" office:value-type="float" office:value="0.307321548461914" calcext:value-type="float">
            <text:p>0.307321548461914</text:p>
          </table:table-cell>
          <table:table-cell table:style-name="ce1" office:value-type="float" office:value="0.275219202041626" calcext:value-type="float">
            <text:p>0.275219202041626</text:p>
          </table:table-cell>
          <table:table-cell table:style-name="ce1" office:value-type="float" office:value="0.287487983703613" calcext:value-type="float">
            <text:p>0.287487983703613</text:p>
          </table:table-cell>
          <table:table-cell table:style-name="ce1" office:value-type="float" office:value="0.358503341674805" calcext:value-type="float">
            <text:p>0.358503341674805</text:p>
          </table:table-cell>
          <table:table-cell table:style-name="ce1" office:value-type="float" office:value="0.274580240249634" calcext:value-type="float">
            <text:p>0.274580240249634</text:p>
          </table:table-cell>
          <table:table-cell table:style-name="ce1" office:value-type="float" office:value="0.294572591781616" calcext:value-type="float">
            <text:p>0.294572591781616</text:p>
          </table:table-cell>
          <table:table-cell table:style-name="ce1" office:value-type="float" office:value="0.346009254455566" calcext:value-type="float">
            <text:p>0.346009254455566</text:p>
          </table:table-cell>
          <table:table-cell table:style-name="ce1" office:value-type="float" office:value="0.379358530044556" calcext:value-type="float">
            <text:p>0.379358530044556</text:p>
          </table:table-cell>
          <table:table-cell table:style-name="ce1" office:value-type="float" office:value="0.308540821075439" calcext:value-type="float">
            <text:p>0.308540821075439</text:p>
          </table:table-cell>
          <table:table-cell table:style-name="ce1" office:value-type="float" office:value="0.274924039840698" calcext:value-type="float">
            <text:p>0.274924039840698</text:p>
          </table:table-cell>
          <table:table-cell table:style-name="ce1" office:value-type="float" office:value="0.284163951873779" calcext:value-type="float">
            <text:p>0.284163951873779</text:p>
          </table:table-cell>
          <table:table-cell table:style-name="ce1" office:value-type="float" office:value="0.36866307258606" calcext:value-type="float">
            <text:p>0.36866307258606</text:p>
          </table:table-cell>
          <table:table-cell table:style-name="ce1" office:value-type="float" office:value="0.274274826049805" calcext:value-type="float">
            <text:p>0.274274826049805</text:p>
          </table:table-cell>
          <table:table-cell table:style-name="ce1" office:value-type="float" office:value="0.346925973892212" calcext:value-type="float">
            <text:p>0.346925973892212</text:p>
          </table:table-cell>
          <table:table-cell table:style-name="ce1" office:value-type="float" office:value="0.322836875915527" calcext:value-type="float">
            <text:p>0.322836875915527</text:p>
          </table:table-cell>
          <table:table-cell table:style-name="ce1" office:value-type="float" office:value="0.234193563461304" calcext:value-type="float">
            <text:p>0.234193563461304</text:p>
          </table:table-cell>
          <table:table-cell table:style-name="ce1" office:value-type="float" office:value="0.271327257156372" calcext:value-type="float">
            <text:p>0.271327257156372</text:p>
          </table:table-cell>
          <table:table-cell table:style-name="ce1" office:value-type="float" office:value="0.312059164047241" calcext:value-type="float">
            <text:p>0.312059164047241</text:p>
          </table:table-cell>
          <table:table-cell table:style-name="ce1" office:value-type="float" office:value="0.380674839019775" calcext:value-type="float">
            <text:p>0.380674839019775</text:p>
          </table:table-cell>
          <table:table-cell table:style-name="ce1" office:value-type="float" office:value="0.2599778175354" calcext:value-type="float">
            <text:p>0.2599778175354</text:p>
          </table:table-cell>
          <table:table-cell table:style-name="ce1" office:value-type="float" office:value="0.364327907562256" calcext:value-type="float">
            <text:p>0.364327907562256</text:p>
          </table:table-cell>
          <table:table-cell table:style-name="ce1" office:value-type="float" office:value="0.323973655700684" calcext:value-type="float">
            <text:p>0.323973655700684</text:p>
          </table:table-cell>
          <table:table-cell table:style-name="ce1" office:value-type="float" office:value="0.329138517379761" calcext:value-type="float">
            <text:p>0.329138517379761</text:p>
          </table:table-cell>
          <table:table-cell table:style-name="ce1" office:value-type="float" office:value="0.274185419082642" calcext:value-type="float">
            <text:p>0.274185419082642</text:p>
          </table:table-cell>
          <table:table-cell table:style-name="ce1" office:value-type="float" office:value="0.329855442047119" calcext:value-type="float">
            <text:p>0.329855442047119</text:p>
          </table:table-cell>
          <table:table-cell table:style-name="ce1" office:value-type="float" office:value="0.262596845626831" calcext:value-type="float">
            <text:p>0.262596845626831</text:p>
          </table:table-cell>
          <table:table-cell table:style-name="ce1" office:value-type="float" office:value="0.278015613555908" calcext:value-type="float">
            <text:p>0.278015613555908</text:p>
          </table:table-cell>
          <table:table-cell table:style-name="ce1" office:value-type="float" office:value="0.393989086151123" calcext:value-type="float">
            <text:p>0.393989086151123</text:p>
          </table:table-cell>
          <table:table-cell table:style-name="ce1" office:value-type="float" office:value="0.458012104034424" calcext:value-type="float">
            <text:p>0.458012104034424</text:p>
          </table:table-cell>
          <table:table-cell table:style-name="ce1" office:value-type="float" office:value="0.330774784088135" calcext:value-type="float">
            <text:p>0.330774784088135</text:p>
          </table:table-cell>
          <table:table-cell table:style-name="ce1" office:value-type="float" office:value="0.262385129928589" calcext:value-type="float">
            <text:p>0.262385129928589</text:p>
          </table:table-cell>
          <table:table-cell table:style-name="ce1" office:value-type="float" office:value="0.341622591018677" calcext:value-type="float">
            <text:p>0.341622591018677</text:p>
          </table:table-cell>
          <table:table-cell table:style-name="ce1" office:value-type="float" office:value="0.265534400939941" calcext:value-type="float">
            <text:p>0.265534400939941</text:p>
          </table:table-cell>
          <table:table-cell table:style-name="ce1" office:value-type="float" office:value="0.335145235061645" calcext:value-type="float">
            <text:p>0.335145235061645</text:p>
          </table:table-cell>
          <table:table-cell table:style-name="ce1" office:value-type="float" office:value="0.383485555648804" calcext:value-type="float">
            <text:p>0.383485555648804</text:p>
          </table:table-cell>
          <table:table-cell table:style-name="ce1" office:value-type="float" office:value="0.362178802490234" calcext:value-type="float">
            <text:p>0.362178802490234</text:p>
          </table:table-cell>
          <table:table-cell table:style-name="ce1" office:value-type="float" office:value="0.313998222351074" calcext:value-type="float">
            <text:p>0.313998222351074</text:p>
          </table:table-cell>
          <table:table-cell table:style-name="ce1" office:value-type="float" office:value="0.305646181106567" calcext:value-type="float">
            <text:p>0.305646181106567</text:p>
          </table:table-cell>
          <table:table-cell table:style-name="ce1" office:value-type="float" office:value="0.359752178192139" calcext:value-type="float">
            <text:p>0.359752178192139</text:p>
          </table:table-cell>
          <table:table-cell table:style-name="ce1" office:value-type="float" office:value="0.333420038223267" calcext:value-type="float">
            <text:p>0.333420038223267</text:p>
          </table:table-cell>
          <table:table-cell table:style-name="ce1" office:value-type="float" office:value="0.234908580780029" calcext:value-type="float">
            <text:p>0.234908580780029</text:p>
          </table:table-cell>
          <table:table-cell table:style-name="ce1" office:value-type="float" office:value="0.349172353744507" calcext:value-type="float">
            <text:p>0.349172353744507</text:p>
          </table:table-cell>
          <table:table-cell table:style-name="ce1" office:value-type="float" office:value="0.230962753295898" calcext:value-type="float">
            <text:p>0.230962753295898</text:p>
          </table:table-cell>
          <table:table-cell table:style-name="ce1" office:value-type="float" office:value="0.44844388961792" calcext:value-type="float">
            <text:p>0.44844388961792</text:p>
          </table:table-cell>
          <table:table-cell table:style-name="ce1" office:value-type="float" office:value="0.32213568687439" calcext:value-type="float">
            <text:p>0.32213568687439</text:p>
          </table:table-cell>
          <table:table-cell table:style-name="ce1" office:value-type="float" office:value="0.333422183990479" calcext:value-type="float">
            <text:p>0.333422183990479</text:p>
          </table:table-cell>
          <table:table-cell table:style-name="ce1" office:value-type="float" office:value="0.37414026260376" calcext:value-type="float">
            <text:p>0.37414026260376</text:p>
          </table:table-cell>
          <table:table-cell table:style-name="ce1" office:value-type="float" office:value="0.310842514038086" calcext:value-type="float">
            <text:p>0.310842514038086</text:p>
          </table:table-cell>
          <table:table-cell table:style-name="ce1" office:value-type="float" office:value="0.367983102798462" calcext:value-type="float">
            <text:p>0.367983102798462</text:p>
          </table:table-cell>
          <table:table-cell table:style-name="ce1" office:value-type="float" office:value="0.287797927856445" calcext:value-type="float">
            <text:p>0.287797927856445</text:p>
          </table:table-cell>
          <table:table-cell table:style-name="ce1" office:value-type="float" office:value="0.289591312408447" calcext:value-type="float">
            <text:p>0.289591312408447</text:p>
          </table:table-cell>
          <table:table-cell table:style-name="ce1" office:value-type="float" office:value="0.325925588607788" calcext:value-type="float">
            <text:p>0.325925588607788</text:p>
          </table:table-cell>
          <table:table-cell table:style-name="ce1" office:value-type="float" office:value="0.237290143966675" calcext:value-type="float">
            <text:p>0.237290143966675</text:p>
          </table:table-cell>
          <table:table-cell table:style-name="ce1" office:value-type="float" office:value="0.262971878051758" calcext:value-type="float">
            <text:p>0.262971878051758</text:p>
          </table:table-cell>
          <table:table-cell table:style-name="ce1" office:value-type="float" office:value="0.311464786529541" calcext:value-type="float">
            <text:p>0.311464786529541</text:p>
          </table:table-cell>
          <table:table-cell table:style-name="ce1" office:value-type="float" office:value="0.280215501785278" calcext:value-type="float">
            <text:p>0.280215501785278</text:p>
          </table:table-cell>
          <table:table-cell table:style-name="ce1" office:value-type="float" office:value="0.37006950378418" calcext:value-type="float">
            <text:p>0.37006950378418</text:p>
          </table:table-cell>
          <table:table-cell table:style-name="ce1" office:value-type="float" office:value="0.369139432907104" calcext:value-type="float">
            <text:p>0.369139432907104</text:p>
          </table:table-cell>
          <table:table-cell table:style-name="ce1" office:value-type="float" office:value="0.367751121520996" calcext:value-type="float">
            <text:p>0.367751121520996</text:p>
          </table:table-cell>
          <table:table-cell table:style-name="ce1" office:value-type="float" office:value="0.288328647613525" calcext:value-type="float">
            <text:p>0.288328647613525</text:p>
          </table:table-cell>
          <table:table-cell table:style-name="ce1" office:value-type="float" office:value="0.311466932296753" calcext:value-type="float">
            <text:p>0.311466932296753</text:p>
          </table:table-cell>
          <table:table-cell table:style-name="ce1" office:value-type="float" office:value="0.322344303131104" calcext:value-type="float">
            <text:p>0.322344303131104</text:p>
          </table:table-cell>
          <table:table-cell table:style-name="ce1" office:value-type="float" office:value="0.342468500137329" calcext:value-type="float">
            <text:p>0.342468500137329</text:p>
          </table:table-cell>
          <table:table-cell table:style-name="ce1" office:value-type="float" office:value="0.367756605148315" calcext:value-type="float">
            <text:p>0.367756605148315</text:p>
          </table:table-cell>
          <table:table-cell table:style-name="ce1" office:value-type="float" office:value="0.27093768119812" calcext:value-type="float">
            <text:p>0.27093768119812</text:p>
          </table:table-cell>
          <table:table-cell table:style-name="ce1" office:value-type="float" office:value="0.291765451431274" calcext:value-type="float">
            <text:p>0.291765451431274</text:p>
          </table:table-cell>
          <table:table-cell table:style-name="ce1" office:value-type="float" office:value="0.29442310333252" calcext:value-type="float">
            <text:p>0.29442310333252</text:p>
          </table:table-cell>
          <table:table-cell table:style-name="ce1" office:value-type="float" office:value="0.346475124359131" calcext:value-type="float">
            <text:p>0.346475124359131</text:p>
          </table:table-cell>
          <table:table-cell table:style-name="ce1" office:value-type="float" office:value="0.286232471466064" calcext:value-type="float">
            <text:p>0.286232471466064</text:p>
          </table:table-cell>
          <table:table-cell table:style-name="ce1" office:value-type="float" office:value="0.330454111099243" calcext:value-type="float">
            <text:p>0.330454111099243</text:p>
          </table:table-cell>
          <table:table-cell table:style-name="ce1" office:value-type="float" office:value="0.381240367889404" calcext:value-type="float">
            <text:p>0.381240367889404</text:p>
          </table:table-cell>
          <table:table-cell table:style-name="ce1" office:value-type="float" office:value="0.334851741790771" calcext:value-type="float">
            <text:p>0.334851741790771</text:p>
          </table:table-cell>
          <table:table-cell table:style-name="ce1" office:value-type="float" office:value="0.221725940704346" calcext:value-type="float">
            <text:p>0.221725940704346</text:p>
          </table:table-cell>
          <table:table-cell table:style-name="ce1" office:value-type="float" office:value="0.326175451278687" calcext:value-type="float">
            <text:p>0.326175451278687</text:p>
          </table:table-cell>
          <table:table-cell table:style-name="ce1" office:value-type="float" office:value="0.363185405731201" calcext:value-type="float">
            <text:p>0.363185405731201</text:p>
          </table:table-cell>
          <table:table-cell table:style-name="ce1" office:value-type="float" office:value="0.330703020095825" calcext:value-type="float">
            <text:p>0.330703020095825</text:p>
          </table:table-cell>
          <table:table-cell table:style-name="ce1" office:value-type="float" office:value="0.33448052406311" calcext:value-type="float">
            <text:p>0.33448052406311</text:p>
          </table:table-cell>
          <table:table-cell table:style-name="ce1" office:value-type="float" office:value="0.246431589126587" calcext:value-type="float">
            <text:p>0.246431589126587</text:p>
          </table:table-cell>
          <table:table-cell table:style-name="ce1" office:value-type="float" office:value="0.296735286712646" calcext:value-type="float">
            <text:p>0.296735286712646</text:p>
          </table:table-cell>
          <table:table-cell table:style-name="ce1" office:value-type="float" office:value="0.378633260726929" calcext:value-type="float">
            <text:p>0.378633260726929</text:p>
          </table:table-cell>
          <table:table-cell table:style-name="ce1" office:value-type="float" office:value="0.313049554824829" calcext:value-type="float">
            <text:p>0.313049554824829</text:p>
          </table:table-cell>
          <table:table-cell table:style-name="ce1" office:value-type="float" office:value="0.341460704803467" calcext:value-type="float">
            <text:p>0.341460704803467</text:p>
          </table:table-cell>
          <table:table-cell table:style-name="ce1" office:value-type="float" office:value="0.320134162902832" calcext:value-type="float">
            <text:p>0.320134162902832</text:p>
          </table:table-cell>
          <table:table-cell table:style-name="ce1" office:value-type="float" office:value="0.444163322448731" calcext:value-type="float">
            <text:p>0.444163322448731</text:p>
          </table:table-cell>
          <table:table-cell table:style-name="ce1" office:value-type="float" office:value="0.48927116394043" calcext:value-type="float">
            <text:p>0.48927116394043</text:p>
          </table:table-cell>
          <table:table-cell table:style-name="ce1" office:value-type="float" office:value="0.369832038879395" calcext:value-type="float">
            <text:p>0.369832038879395</text:p>
          </table:table-cell>
          <table:table-cell table:style-name="ce1" office:value-type="float" office:value="0.336605072021484" calcext:value-type="float">
            <text:p>0.336605072021484</text:p>
          </table:table-cell>
          <table:table-cell table:style-name="ce1" office:value-type="float" office:value="0.294535636901855" calcext:value-type="float">
            <text:p>0.294535636901855</text:p>
          </table:table-cell>
          <table:table-cell table:style-name="ce1" office:value-type="float" office:value="0.310267686843872" calcext:value-type="float">
            <text:p>0.310267686843872</text:p>
          </table:table-cell>
          <table:table-cell table:style-name="ce1" office:value-type="float" office:value="0.350346088409424" calcext:value-type="float">
            <text:p>0.350346088409424</text:p>
          </table:table-cell>
          <table:table-cell table:style-name="ce1" office:value-type="float" office:value="0.328643083572388" calcext:value-type="float">
            <text:p>0.328643083572388</text:p>
          </table:table-cell>
          <table:table-cell table:style-name="ce1" office:value-type="float" office:value="0.31498384475708" calcext:value-type="float">
            <text:p>0.31498384475708</text:p>
          </table:table-cell>
          <table:table-cell table:style-name="ce1" office:value-type="float" office:value="0.323683023452759" calcext:value-type="float">
            <text:p>0.323683023452759</text:p>
          </table:table-cell>
          <table:table-cell table:style-name="ce1" office:value-type="float" office:value="0.221725940704346" calcext:value-type="float">
            <text:p>0.221725940704346</text:p>
          </table:table-cell>
          <table:table-cell table:style-name="ce1" office:value-type="float" office:value="0.48927116394043" calcext:value-type="float">
            <text:p>0.48927116394043</text:p>
          </table:table-cell>
          <table:table-cell table:style-name="ce1" office:value-type="float" office:value="32.3683023452759" calcext:value-type="float">
            <text:p>32.368302345275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um_workers = 30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265058040618896" calcext:value-type="float">
            <text:p>0.265058040618896</text:p>
          </table:table-cell>
          <table:table-cell table:style-name="ce1" office:value-type="float" office:value="0.331947088241577" calcext:value-type="float">
            <text:p>0.331947088241577</text:p>
          </table:table-cell>
          <table:table-cell table:style-name="ce1" office:value-type="float" office:value="0.342329978942871" calcext:value-type="float">
            <text:p>0.342329978942871</text:p>
          </table:table-cell>
          <table:table-cell table:style-name="ce1" office:value-type="float" office:value="0.282066822052002" calcext:value-type="float">
            <text:p>0.282066822052002</text:p>
          </table:table-cell>
          <table:table-cell table:style-name="ce1" office:value-type="float" office:value="0.33673357963562" calcext:value-type="float">
            <text:p>0.33673357963562</text:p>
          </table:table-cell>
          <table:table-cell table:style-name="ce1" office:value-type="float" office:value="0.311879873275757" calcext:value-type="float">
            <text:p>0.311879873275757</text:p>
          </table:table-cell>
          <table:table-cell table:style-name="ce1" office:value-type="float" office:value="0.358390092849731" calcext:value-type="float">
            <text:p>0.358390092849731</text:p>
          </table:table-cell>
          <table:table-cell table:style-name="ce1" office:value-type="float" office:value="0.259100675582886" calcext:value-type="float">
            <text:p>0.259100675582886</text:p>
          </table:table-cell>
          <table:table-cell table:style-name="ce1" office:value-type="float" office:value="0.357939004898071" calcext:value-type="float">
            <text:p>0.357939004898071</text:p>
          </table:table-cell>
          <table:table-cell table:style-name="ce1" office:value-type="float" office:value="0.390966415405273" calcext:value-type="float">
            <text:p>0.390966415405273</text:p>
          </table:table-cell>
          <table:table-cell table:style-name="ce1" office:value-type="float" office:value="0.334280729293823" calcext:value-type="float">
            <text:p>0.334280729293823</text:p>
          </table:table-cell>
          <table:table-cell table:style-name="ce1" office:value-type="float" office:value="0.368149042129517" calcext:value-type="float">
            <text:p>0.368149042129517</text:p>
          </table:table-cell>
          <table:table-cell table:style-name="ce1" office:value-type="float" office:value="0.34415078163147" calcext:value-type="float">
            <text:p>0.34415078163147</text:p>
          </table:table-cell>
          <table:table-cell table:style-name="ce1" office:value-type="float" office:value="0.328615665435791" calcext:value-type="float">
            <text:p>0.328615665435791</text:p>
          </table:table-cell>
          <table:table-cell table:style-name="ce1" office:value-type="float" office:value="0.335838317871094" calcext:value-type="float">
            <text:p>0.335838317871094</text:p>
          </table:table-cell>
          <table:table-cell table:style-name="ce1" office:value-type="float" office:value="0.339912414550781" calcext:value-type="float">
            <text:p>0.339912414550781</text:p>
          </table:table-cell>
          <table:table-cell table:style-name="ce1" office:value-type="float" office:value="0.452091217041016" calcext:value-type="float">
            <text:p>0.452091217041016</text:p>
          </table:table-cell>
          <table:table-cell table:style-name="ce1" office:value-type="float" office:value="0.313043594360352" calcext:value-type="float">
            <text:p>0.313043594360352</text:p>
          </table:table-cell>
          <table:table-cell table:style-name="ce1" office:value-type="float" office:value="0.392176389694214" calcext:value-type="float">
            <text:p>0.392176389694214</text:p>
          </table:table-cell>
          <table:table-cell table:style-name="ce1" office:value-type="float" office:value="0.374791622161865" calcext:value-type="float">
            <text:p>0.374791622161865</text:p>
          </table:table-cell>
          <table:table-cell table:style-name="ce1" office:value-type="float" office:value="0.192212820053101" calcext:value-type="float">
            <text:p>0.192212820053101</text:p>
          </table:table-cell>
          <table:table-cell table:style-name="ce1" office:value-type="float" office:value="0.490910530090332" calcext:value-type="float">
            <text:p>0.490910530090332</text:p>
          </table:table-cell>
          <table:table-cell table:style-name="ce1" office:value-type="float" office:value="0.371157646179199" calcext:value-type="float">
            <text:p>0.371157646179199</text:p>
          </table:table-cell>
          <table:table-cell table:style-name="ce1" office:value-type="float" office:value="0.309422492980957" calcext:value-type="float">
            <text:p>0.309422492980957</text:p>
          </table:table-cell>
          <table:table-cell table:style-name="ce1" office:value-type="float" office:value="0.372581481933594" calcext:value-type="float">
            <text:p>0.372581481933594</text:p>
          </table:table-cell>
          <table:table-cell table:style-name="ce1" office:value-type="float" office:value="0.334194660186768" calcext:value-type="float">
            <text:p>0.334194660186768</text:p>
          </table:table-cell>
          <table:table-cell table:style-name="ce1" office:value-type="float" office:value="0.398711681365967" calcext:value-type="float">
            <text:p>0.398711681365967</text:p>
          </table:table-cell>
          <table:table-cell table:style-name="ce1" office:value-type="float" office:value="0.292065143585205" calcext:value-type="float">
            <text:p>0.292065143585205</text:p>
          </table:table-cell>
          <table:table-cell table:style-name="ce1" office:value-type="float" office:value="0.401986837387085" calcext:value-type="float">
            <text:p>0.401986837387085</text:p>
          </table:table-cell>
          <table:table-cell table:style-name="ce1" office:value-type="float" office:value="0.320699214935303" calcext:value-type="float">
            <text:p>0.320699214935303</text:p>
          </table:table-cell>
          <table:table-cell table:style-name="ce1" office:value-type="float" office:value="0.315485000610352" calcext:value-type="float">
            <text:p>0.315485000610352</text:p>
          </table:table-cell>
          <table:table-cell table:style-name="ce1" office:value-type="float" office:value="0.329023361206055" calcext:value-type="float">
            <text:p>0.329023361206055</text:p>
          </table:table-cell>
          <table:table-cell table:style-name="ce1" office:value-type="float" office:value="0.279167175292969" calcext:value-type="float">
            <text:p>0.279167175292969</text:p>
          </table:table-cell>
          <table:table-cell table:style-name="ce1" office:value-type="float" office:value="0.367861032485962" calcext:value-type="float">
            <text:p>0.367861032485962</text:p>
          </table:table-cell>
          <table:table-cell table:style-name="ce1" office:value-type="float" office:value="0.290768623352051" calcext:value-type="float">
            <text:p>0.290768623352051</text:p>
          </table:table-cell>
          <table:table-cell table:style-name="ce1" office:value-type="float" office:value="0.275736093521118" calcext:value-type="float">
            <text:p>0.275736093521118</text:p>
          </table:table-cell>
          <table:table-cell table:style-name="ce1" office:value-type="float" office:value="0.292702436447144" calcext:value-type="float">
            <text:p>0.292702436447144</text:p>
          </table:table-cell>
          <table:table-cell table:style-name="ce1" office:value-type="float" office:value="0.361304044723511" calcext:value-type="float">
            <text:p>0.361304044723511</text:p>
          </table:table-cell>
          <table:table-cell table:style-name="ce1" office:value-type="float" office:value="0.270483255386353" calcext:value-type="float">
            <text:p>0.270483255386353</text:p>
          </table:table-cell>
          <table:table-cell table:style-name="ce1" office:value-type="float" office:value="0.268982648849487" calcext:value-type="float">
            <text:p>0.268982648849487</text:p>
          </table:table-cell>
          <table:table-cell table:style-name="ce1" office:value-type="float" office:value="0.28238320350647" calcext:value-type="float">
            <text:p>0.28238320350647</text:p>
          </table:table-cell>
          <table:table-cell table:style-name="ce1" office:value-type="float" office:value="0.255251169204712" calcext:value-type="float">
            <text:p>0.255251169204712</text:p>
          </table:table-cell>
          <table:table-cell table:style-name="ce1" office:value-type="float" office:value="0.32448935508728" calcext:value-type="float">
            <text:p>0.32448935508728</text:p>
          </table:table-cell>
          <table:table-cell table:style-name="ce1" office:value-type="float" office:value="0.28820276260376" calcext:value-type="float">
            <text:p>0.28820276260376</text:p>
          </table:table-cell>
          <table:table-cell table:style-name="ce1" office:value-type="float" office:value="0.334095478057861" calcext:value-type="float">
            <text:p>0.334095478057861</text:p>
          </table:table-cell>
          <table:table-cell table:style-name="ce1" office:value-type="float" office:value="0.316643238067627" calcext:value-type="float">
            <text:p>0.316643238067627</text:p>
          </table:table-cell>
          <table:table-cell table:style-name="ce1" office:value-type="float" office:value="0.382635354995728" calcext:value-type="float">
            <text:p>0.382635354995728</text:p>
          </table:table-cell>
          <table:table-cell table:style-name="ce1" office:value-type="float" office:value="0.269587993621826" calcext:value-type="float">
            <text:p>0.269587993621826</text:p>
          </table:table-cell>
          <table:table-cell table:style-name="ce1" office:value-type="float" office:value="0.317991256713867" calcext:value-type="float">
            <text:p>0.317991256713867</text:p>
          </table:table-cell>
          <table:table-cell table:style-name="ce1" office:value-type="float" office:value="0.33393669128418" calcext:value-type="float">
            <text:p>0.33393669128418</text:p>
          </table:table-cell>
          <table:table-cell table:style-name="ce1" office:value-type="float" office:value="0.425447225570679" calcext:value-type="float">
            <text:p>0.425447225570679</text:p>
          </table:table-cell>
          <table:table-cell table:style-name="ce1" office:value-type="float" office:value="0.286594390869141" calcext:value-type="float">
            <text:p>0.286594390869141</text:p>
          </table:table-cell>
          <table:table-cell table:style-name="ce1" office:value-type="float" office:value="0.286408424377441" calcext:value-type="float">
            <text:p>0.286408424377441</text:p>
          </table:table-cell>
          <table:table-cell table:style-name="ce1" office:value-type="float" office:value="0.222016334533691" calcext:value-type="float">
            <text:p>0.222016334533691</text:p>
          </table:table-cell>
          <table:table-cell table:style-name="ce1" office:value-type="float" office:value="0.297429800033569" calcext:value-type="float">
            <text:p>0.297429800033569</text:p>
          </table:table-cell>
          <table:table-cell table:style-name="ce1" office:value-type="float" office:value="0.281564235687256" calcext:value-type="float">
            <text:p>0.281564235687256</text:p>
          </table:table-cell>
          <table:table-cell table:style-name="ce1" office:value-type="float" office:value="0.308040618896484" calcext:value-type="float">
            <text:p>0.308040618896484</text:p>
          </table:table-cell>
          <table:table-cell table:style-name="ce1" office:value-type="float" office:value="0.320737838745117" calcext:value-type="float">
            <text:p>0.320737838745117</text:p>
          </table:table-cell>
          <table:table-cell table:style-name="ce1" office:value-type="float" office:value="0.312935590744019" calcext:value-type="float">
            <text:p>0.312935590744019</text:p>
          </table:table-cell>
          <table:table-cell table:style-name="ce1" office:value-type="float" office:value="0.286055088043213" calcext:value-type="float">
            <text:p>0.286055088043213</text:p>
          </table:table-cell>
          <table:table-cell table:style-name="ce1" office:value-type="float" office:value="0.385468006134033" calcext:value-type="float">
            <text:p>0.385468006134033</text:p>
          </table:table-cell>
          <table:table-cell table:style-name="ce1" office:value-type="float" office:value="0.317453384399414" calcext:value-type="float">
            <text:p>0.317453384399414</text:p>
          </table:table-cell>
          <table:table-cell table:style-name="ce1" office:value-type="float" office:value="0.241435289382935" calcext:value-type="float">
            <text:p>0.241435289382935</text:p>
          </table:table-cell>
          <table:table-cell table:style-name="ce1" office:value-type="float" office:value="0.266398668289185" calcext:value-type="float">
            <text:p>0.266398668289185</text:p>
          </table:table-cell>
          <table:table-cell table:style-name="ce1" office:value-type="float" office:value="0.338146209716797" calcext:value-type="float">
            <text:p>0.338146209716797</text:p>
          </table:table-cell>
          <table:table-cell table:style-name="ce1" office:value-type="float" office:value="0.270224809646606" calcext:value-type="float">
            <text:p>0.270224809646606</text:p>
          </table:table-cell>
          <table:table-cell table:style-name="ce1" office:value-type="float" office:value="0.428356409072876" calcext:value-type="float">
            <text:p>0.428356409072876</text:p>
          </table:table-cell>
          <table:table-cell table:style-name="ce1" office:value-type="float" office:value="0.325726747512817" calcext:value-type="float">
            <text:p>0.325726747512817</text:p>
          </table:table-cell>
          <table:table-cell table:style-name="ce1" office:value-type="float" office:value="0.317275285720825" calcext:value-type="float">
            <text:p>0.317275285720825</text:p>
          </table:table-cell>
          <table:table-cell table:style-name="ce1" office:value-type="float" office:value="0.331649303436279" calcext:value-type="float">
            <text:p>0.331649303436279</text:p>
          </table:table-cell>
          <table:table-cell table:style-name="ce1" office:value-type="float" office:value="0.356796979904175" calcext:value-type="float">
            <text:p>0.356796979904175</text:p>
          </table:table-cell>
          <table:table-cell table:style-name="ce1" office:value-type="float" office:value="0.370427131652832" calcext:value-type="float">
            <text:p>0.370427131652832</text:p>
          </table:table-cell>
          <table:table-cell table:style-name="ce1" office:value-type="float" office:value="0.372779607772827" calcext:value-type="float">
            <text:p>0.372779607772827</text:p>
          </table:table-cell>
          <table:table-cell table:style-name="ce1" office:value-type="float" office:value="0.317563533782959" calcext:value-type="float">
            <text:p>0.317563533782959</text:p>
          </table:table-cell>
          <table:table-cell table:style-name="ce1" office:value-type="float" office:value="0.322232723236084" calcext:value-type="float">
            <text:p>0.322232723236084</text:p>
          </table:table-cell>
          <table:table-cell table:style-name="ce1" office:value-type="float" office:value="0.290990829467773" calcext:value-type="float">
            <text:p>0.290990829467773</text:p>
          </table:table-cell>
          <table:table-cell table:style-name="ce1" office:value-type="float" office:value="0.242884635925293" calcext:value-type="float">
            <text:p>0.242884635925293</text:p>
          </table:table-cell>
          <table:table-cell table:style-name="ce1" office:value-type="float" office:value="0.337719678878784" calcext:value-type="float">
            <text:p>0.337719678878784</text:p>
          </table:table-cell>
          <table:table-cell table:style-name="ce1" office:value-type="float" office:value="0.301783323287964" calcext:value-type="float">
            <text:p>0.301783323287964</text:p>
          </table:table-cell>
          <table:table-cell table:style-name="ce1" office:value-type="float" office:value="0.334046125411987" calcext:value-type="float">
            <text:p>0.334046125411987</text:p>
          </table:table-cell>
          <table:table-cell table:style-name="ce1" office:value-type="float" office:value="0.264893293380737" calcext:value-type="float">
            <text:p>0.264893293380737</text:p>
          </table:table-cell>
          <table:table-cell table:style-name="ce1" office:value-type="float" office:value="0.280487060546875" calcext:value-type="float">
            <text:p>0.280487060546875</text:p>
          </table:table-cell>
          <table:table-cell table:style-name="ce1" office:value-type="float" office:value="0.322207450866699" calcext:value-type="float">
            <text:p>0.322207450866699</text:p>
          </table:table-cell>
          <table:table-cell table:style-name="ce1" office:value-type="float" office:value="0.250032663345337" calcext:value-type="float">
            <text:p>0.250032663345337</text:p>
          </table:table-cell>
          <table:table-cell table:style-name="ce1" office:value-type="float" office:value="0.303034782409668" calcext:value-type="float">
            <text:p>0.303034782409668</text:p>
          </table:table-cell>
          <table:table-cell table:style-name="ce1" office:value-type="float" office:value="0.289740800857544" calcext:value-type="float">
            <text:p>0.289740800857544</text:p>
          </table:table-cell>
          <table:table-cell table:style-name="ce1" office:value-type="float" office:value="0.325025796890259" calcext:value-type="float">
            <text:p>0.325025796890259</text:p>
          </table:table-cell>
          <table:table-cell table:style-name="ce1" office:value-type="float" office:value="0.33007287979126" calcext:value-type="float">
            <text:p>0.33007287979126</text:p>
          </table:table-cell>
          <table:table-cell table:style-name="ce1" office:value-type="float" office:value="0.330841779708862" calcext:value-type="float">
            <text:p>0.330841779708862</text:p>
          </table:table-cell>
          <table:table-cell table:style-name="ce1" office:value-type="float" office:value="0.367341041564941" calcext:value-type="float">
            <text:p>0.367341041564941</text:p>
          </table:table-cell>
          <table:table-cell table:style-name="ce1" office:value-type="float" office:value="0.298353433609009" calcext:value-type="float">
            <text:p>0.298353433609009</text:p>
          </table:table-cell>
          <table:table-cell table:style-name="ce1" office:value-type="float" office:value="0.302798986434937" calcext:value-type="float">
            <text:p>0.302798986434937</text:p>
          </table:table-cell>
          <table:table-cell table:style-name="ce1" office:value-type="float" office:value="0.323677062988281" calcext:value-type="float">
            <text:p>0.323677062988281</text:p>
          </table:table-cell>
          <table:table-cell table:style-name="ce1" office:value-type="float" office:value="0.301826000213623" calcext:value-type="float">
            <text:p>0.301826000213623</text:p>
          </table:table-cell>
          <table:table-cell table:style-name="ce1" office:value-type="float" office:value="0.330625772476196" calcext:value-type="float">
            <text:p>0.330625772476196</text:p>
          </table:table-cell>
          <table:table-cell table:style-name="ce1" office:value-type="float" office:value="0.326420068740845" calcext:value-type="float">
            <text:p>0.326420068740845</text:p>
          </table:table-cell>
          <table:table-cell table:style-name="ce1" office:value-type="float" office:value="0.327924489974976" calcext:value-type="float">
            <text:p>0.327924489974976</text:p>
          </table:table-cell>
          <table:table-cell table:style-name="ce1" office:value-type="float" office:value="0.295166015625" calcext:value-type="float">
            <text:p>0.295166015625</text:p>
          </table:table-cell>
          <table:table-cell table:style-name="ce1" office:value-type="float" office:value="0.382044553756714" calcext:value-type="float">
            <text:p>0.382044553756714</text:p>
          </table:table-cell>
          <table:table-cell table:style-name="ce1" office:value-type="float" office:value="0.299950122833252" calcext:value-type="float">
            <text:p>0.299950122833252</text:p>
          </table:table-cell>
          <table:table-cell table:style-name="ce1" office:value-type="float" office:value="0.322091863155365" calcext:value-type="float">
            <text:p>0.322091863155365</text:p>
          </table:table-cell>
          <table:table-cell table:style-name="ce1" office:value-type="float" office:value="0.192212820053101" calcext:value-type="float">
            <text:p>0.192212820053101</text:p>
          </table:table-cell>
          <table:table-cell table:style-name="ce1" office:value-type="float" office:value="0.490910530090332" calcext:value-type="float">
            <text:p>0.490910530090332</text:p>
          </table:table-cell>
          <table:table-cell table:style-name="ce1" office:value-type="float" office:value="32.2091863155365" calcext:value-type="float">
            <text:p>32.2091863155365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um_workers = 31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25545072555542" calcext:value-type="float">
            <text:p>0.25545072555542</text:p>
          </table:table-cell>
          <table:table-cell table:style-name="ce1" office:value-type="float" office:value="0.326621532440186" calcext:value-type="float">
            <text:p>0.326621532440186</text:p>
          </table:table-cell>
          <table:table-cell table:style-name="ce1" office:value-type="float" office:value="0.359118938446045" calcext:value-type="float">
            <text:p>0.359118938446045</text:p>
          </table:table-cell>
          <table:table-cell table:style-name="ce1" office:value-type="float" office:value="0.254079341888428" calcext:value-type="float">
            <text:p>0.254079341888428</text:p>
          </table:table-cell>
          <table:table-cell table:style-name="ce1" office:value-type="float" office:value="0.225955009460449" calcext:value-type="float">
            <text:p>0.225955009460449</text:p>
          </table:table-cell>
          <table:table-cell table:style-name="ce1" office:value-type="float" office:value="0.327244997024536" calcext:value-type="float">
            <text:p>0.327244997024536</text:p>
          </table:table-cell>
          <table:table-cell table:style-name="ce1" office:value-type="float" office:value="0.310059547424316" calcext:value-type="float">
            <text:p>0.310059547424316</text:p>
          </table:table-cell>
          <table:table-cell table:style-name="ce1" office:value-type="float" office:value="0.331426382064819" calcext:value-type="float">
            <text:p>0.331426382064819</text:p>
          </table:table-cell>
          <table:table-cell table:style-name="ce1" office:value-type="float" office:value="0.283074140548706" calcext:value-type="float">
            <text:p>0.283074140548706</text:p>
          </table:table-cell>
          <table:table-cell table:style-name="ce1" office:value-type="float" office:value="0.330448627471924" calcext:value-type="float">
            <text:p>0.330448627471924</text:p>
          </table:table-cell>
          <table:table-cell table:style-name="ce1" office:value-type="float" office:value="0.402181625366211" calcext:value-type="float">
            <text:p>0.402181625366211</text:p>
          </table:table-cell>
          <table:table-cell table:style-name="ce1" office:value-type="float" office:value="0.254925012588501" calcext:value-type="float">
            <text:p>0.254925012588501</text:p>
          </table:table-cell>
          <table:table-cell table:style-name="ce1" office:value-type="float" office:value="0.447303295135498" calcext:value-type="float">
            <text:p>0.447303295135498</text:p>
          </table:table-cell>
          <table:table-cell table:style-name="ce1" office:value-type="float" office:value="0.298038005828857" calcext:value-type="float">
            <text:p>0.298038005828857</text:p>
          </table:table-cell>
          <table:table-cell table:style-name="ce1" office:value-type="float" office:value="0.334506511688232" calcext:value-type="float">
            <text:p>0.334506511688232</text:p>
          </table:table-cell>
          <table:table-cell table:style-name="ce1" office:value-type="float" office:value="0.214565753936768" calcext:value-type="float">
            <text:p>0.214565753936768</text:p>
          </table:table-cell>
          <table:table-cell table:style-name="ce1" office:value-type="float" office:value="0.411324977874756" calcext:value-type="float">
            <text:p>0.411324977874756</text:p>
          </table:table-cell>
          <table:table-cell table:style-name="ce1" office:value-type="float" office:value="0.324436902999878" calcext:value-type="float">
            <text:p>0.324436902999878</text:p>
          </table:table-cell>
          <table:table-cell table:style-name="ce1" office:value-type="float" office:value="0.36164927482605" calcext:value-type="float">
            <text:p>0.36164927482605</text:p>
          </table:table-cell>
          <table:table-cell table:style-name="ce1" office:value-type="float" office:value="0.391677141189575" calcext:value-type="float">
            <text:p>0.391677141189575</text:p>
          </table:table-cell>
          <table:table-cell table:style-name="ce1" office:value-type="float" office:value="0.267455339431763" calcext:value-type="float">
            <text:p>0.267455339431763</text:p>
          </table:table-cell>
          <table:table-cell table:style-name="ce1" office:value-type="float" office:value="0.29600191116333" calcext:value-type="float">
            <text:p>0.29600191116333</text:p>
          </table:table-cell>
          <table:table-cell table:style-name="ce1" office:value-type="float" office:value="0.27025580406189" calcext:value-type="float">
            <text:p>0.27025580406189</text:p>
          </table:table-cell>
          <table:table-cell table:style-name="ce1" office:value-type="float" office:value="0.332919120788574" calcext:value-type="float">
            <text:p>0.332919120788574</text:p>
          </table:table-cell>
          <table:table-cell table:style-name="ce1" office:value-type="float" office:value="0.21798300743103" calcext:value-type="float">
            <text:p>0.21798300743103</text:p>
          </table:table-cell>
          <table:table-cell table:style-name="ce1" office:value-type="float" office:value="0.324453115463257" calcext:value-type="float">
            <text:p>0.324453115463257</text:p>
          </table:table-cell>
          <table:table-cell table:style-name="ce1" office:value-type="float" office:value="0.382423639297485" calcext:value-type="float">
            <text:p>0.382423639297485</text:p>
          </table:table-cell>
          <table:table-cell table:style-name="ce1" office:value-type="float" office:value="0.286187410354614" calcext:value-type="float">
            <text:p>0.286187410354614</text:p>
          </table:table-cell>
          <table:table-cell table:style-name="ce1" office:value-type="float" office:value="0.326784133911133" calcext:value-type="float">
            <text:p>0.326784133911133</text:p>
          </table:table-cell>
          <table:table-cell table:style-name="ce1" office:value-type="float" office:value="0.327835321426392" calcext:value-type="float">
            <text:p>0.327835321426392</text:p>
          </table:table-cell>
          <table:table-cell table:style-name="ce1" office:value-type="float" office:value="0.390196323394775" calcext:value-type="float">
            <text:p>0.390196323394775</text:p>
          </table:table-cell>
          <table:table-cell table:style-name="ce1" office:value-type="float" office:value="0.413873672485352" calcext:value-type="float">
            <text:p>0.413873672485352</text:p>
          </table:table-cell>
          <table:table-cell table:style-name="ce1" office:value-type="float" office:value="0.281872987747192" calcext:value-type="float">
            <text:p>0.281872987747192</text:p>
          </table:table-cell>
          <table:table-cell table:style-name="ce1" office:value-type="float" office:value="0.258861780166626" calcext:value-type="float">
            <text:p>0.258861780166626</text:p>
          </table:table-cell>
          <table:table-cell table:style-name="ce1" office:value-type="float" office:value="0.342685699462891" calcext:value-type="float">
            <text:p>0.342685699462891</text:p>
          </table:table-cell>
          <table:table-cell table:style-name="ce1" office:value-type="float" office:value="0.437357664108276" calcext:value-type="float">
            <text:p>0.437357664108276</text:p>
          </table:table-cell>
          <table:table-cell table:style-name="ce1" office:value-type="float" office:value="0.362722158432007" calcext:value-type="float">
            <text:p>0.362722158432007</text:p>
          </table:table-cell>
          <table:table-cell table:style-name="ce1" office:value-type="float" office:value="0.410685062408447" calcext:value-type="float">
            <text:p>0.410685062408447</text:p>
          </table:table-cell>
          <table:table-cell table:style-name="ce1" office:value-type="float" office:value="0.426578521728516" calcext:value-type="float">
            <text:p>0.426578521728516</text:p>
          </table:table-cell>
          <table:table-cell table:style-name="ce1" office:value-type="float" office:value="0.358066558837891" calcext:value-type="float">
            <text:p>0.358066558837891</text:p>
          </table:table-cell>
          <table:table-cell table:style-name="ce1" office:value-type="float" office:value="0.284982681274414" calcext:value-type="float">
            <text:p>0.284982681274414</text:p>
          </table:table-cell>
          <table:table-cell table:style-name="ce1" office:value-type="float" office:value="0.339437484741211" calcext:value-type="float">
            <text:p>0.339437484741211</text:p>
          </table:table-cell>
          <table:table-cell table:style-name="ce1" office:value-type="float" office:value="0.311304807662964" calcext:value-type="float">
            <text:p>0.311304807662964</text:p>
          </table:table-cell>
          <table:table-cell table:style-name="ce1" office:value-type="float" office:value="0.372973918914795" calcext:value-type="float">
            <text:p>0.372973918914795</text:p>
          </table:table-cell>
          <table:table-cell table:style-name="ce1" office:value-type="float" office:value="0.305758714675903" calcext:value-type="float">
            <text:p>0.305758714675903</text:p>
          </table:table-cell>
          <table:table-cell table:style-name="ce1" office:value-type="float" office:value="0.373785972595215" calcext:value-type="float">
            <text:p>0.373785972595215</text:p>
          </table:table-cell>
          <table:table-cell table:style-name="ce1" office:value-type="float" office:value="0.264462471008301" calcext:value-type="float">
            <text:p>0.264462471008301</text:p>
          </table:table-cell>
          <table:table-cell table:style-name="ce1" office:value-type="float" office:value="0.282954216003418" calcext:value-type="float">
            <text:p>0.282954216003418</text:p>
          </table:table-cell>
          <table:table-cell table:style-name="ce1" office:value-type="float" office:value="0.238999605178833" calcext:value-type="float">
            <text:p>0.238999605178833</text:p>
          </table:table-cell>
          <table:table-cell table:style-name="ce1" office:value-type="float" office:value="0.229963302612305" calcext:value-type="float">
            <text:p>0.229963302612305</text:p>
          </table:table-cell>
          <table:table-cell table:style-name="ce1" office:value-type="float" office:value="0.366648435592651" calcext:value-type="float">
            <text:p>0.366648435592651</text:p>
          </table:table-cell>
          <table:table-cell table:style-name="ce1" office:value-type="float" office:value="0.288700103759766" calcext:value-type="float">
            <text:p>0.288700103759766</text:p>
          </table:table-cell>
          <table:table-cell table:style-name="ce1" office:value-type="float" office:value="0.390745401382446" calcext:value-type="float">
            <text:p>0.390745401382446</text:p>
          </table:table-cell>
          <table:table-cell table:style-name="ce1" office:value-type="float" office:value="0.322914361953735" calcext:value-type="float">
            <text:p>0.322914361953735</text:p>
          </table:table-cell>
          <table:table-cell table:style-name="ce1" office:value-type="float" office:value="0.377416849136353" calcext:value-type="float">
            <text:p>0.377416849136353</text:p>
          </table:table-cell>
          <table:table-cell table:style-name="ce1" office:value-type="float" office:value="0.273976802825928" calcext:value-type="float">
            <text:p>0.273976802825928</text:p>
          </table:table-cell>
          <table:table-cell table:style-name="ce1" office:value-type="float" office:value="0.372568368911743" calcext:value-type="float">
            <text:p>0.372568368911743</text:p>
          </table:table-cell>
          <table:table-cell table:style-name="ce1" office:value-type="float" office:value="0.38120174407959" calcext:value-type="float">
            <text:p>0.38120174407959</text:p>
          </table:table-cell>
          <table:table-cell table:style-name="ce1" office:value-type="float" office:value="0.361907482147217" calcext:value-type="float">
            <text:p>0.361907482147217</text:p>
          </table:table-cell>
          <table:table-cell table:style-name="ce1" office:value-type="float" office:value="0.341336011886597" calcext:value-type="float">
            <text:p>0.341336011886597</text:p>
          </table:table-cell>
          <table:table-cell table:style-name="ce1" office:value-type="float" office:value="0.236646175384521" calcext:value-type="float">
            <text:p>0.236646175384521</text:p>
          </table:table-cell>
          <table:table-cell table:style-name="ce1" office:value-type="float" office:value="0.296010971069336" calcext:value-type="float">
            <text:p>0.296010971069336</text:p>
          </table:table-cell>
          <table:table-cell table:style-name="ce1" office:value-type="float" office:value="0.250563144683838" calcext:value-type="float">
            <text:p>0.250563144683838</text:p>
          </table:table-cell>
          <table:table-cell table:style-name="ce1" office:value-type="float" office:value="0.25272536277771" calcext:value-type="float">
            <text:p>0.25272536277771</text:p>
          </table:table-cell>
          <table:table-cell table:style-name="ce1" office:value-type="float" office:value="0.321959733963013" calcext:value-type="float">
            <text:p>0.321959733963013</text:p>
          </table:table-cell>
          <table:table-cell table:style-name="ce1" office:value-type="float" office:value="0.262038946151733" calcext:value-type="float">
            <text:p>0.262038946151733</text:p>
          </table:table-cell>
          <table:table-cell table:style-name="ce1" office:value-type="float" office:value="0.288514614105225" calcext:value-type="float">
            <text:p>0.288514614105225</text:p>
          </table:table-cell>
          <table:table-cell table:style-name="ce1" office:value-type="float" office:value="0.322540044784546" calcext:value-type="float">
            <text:p>0.322540044784546</text:p>
          </table:table-cell>
          <table:table-cell table:style-name="ce1" office:value-type="float" office:value="0.30937933921814" calcext:value-type="float">
            <text:p>0.30937933921814</text:p>
          </table:table-cell>
          <table:table-cell table:style-name="ce1" office:value-type="float" office:value="0.286405086517334" calcext:value-type="float">
            <text:p>0.286405086517334</text:p>
          </table:table-cell>
          <table:table-cell table:style-name="ce1" office:value-type="float" office:value="0.317835569381714" calcext:value-type="float">
            <text:p>0.317835569381714</text:p>
          </table:table-cell>
          <table:table-cell table:style-name="ce1" office:value-type="float" office:value="0.282744407653809" calcext:value-type="float">
            <text:p>0.282744407653809</text:p>
          </table:table-cell>
          <table:table-cell table:style-name="ce1" office:value-type="float" office:value="0.306224822998047" calcext:value-type="float">
            <text:p>0.306224822998047</text:p>
          </table:table-cell>
          <table:table-cell table:style-name="ce1" office:value-type="float" office:value="0.306514024734497" calcext:value-type="float">
            <text:p>0.306514024734497</text:p>
          </table:table-cell>
          <table:table-cell table:style-name="ce1" office:value-type="float" office:value="0.316338062286377" calcext:value-type="float">
            <text:p>0.316338062286377</text:p>
          </table:table-cell>
          <table:table-cell table:style-name="ce1" office:value-type="float" office:value="0.295098066329956" calcext:value-type="float">
            <text:p>0.295098066329956</text:p>
          </table:table-cell>
          <table:table-cell table:style-name="ce1" office:value-type="float" office:value="0.330497264862061" calcext:value-type="float">
            <text:p>0.330497264862061</text:p>
          </table:table-cell>
          <table:table-cell table:style-name="ce1" office:value-type="float" office:value="0.331399440765381" calcext:value-type="float">
            <text:p>0.331399440765381</text:p>
          </table:table-cell>
          <table:table-cell table:style-name="ce1" office:value-type="float" office:value="0.263477325439453" calcext:value-type="float">
            <text:p>0.263477325439453</text:p>
          </table:table-cell>
          <table:table-cell table:style-name="ce1" office:value-type="float" office:value="0.296301126480103" calcext:value-type="float">
            <text:p>0.296301126480103</text:p>
          </table:table-cell>
          <table:table-cell table:style-name="ce1" office:value-type="float" office:value="0.262048482894897" calcext:value-type="float">
            <text:p>0.262048482894897</text:p>
          </table:table-cell>
          <table:table-cell table:style-name="ce1" office:value-type="float" office:value="0.358432054519653" calcext:value-type="float">
            <text:p>0.358432054519653</text:p>
          </table:table-cell>
          <table:table-cell table:style-name="ce1" office:value-type="float" office:value="0.297869920730591" calcext:value-type="float">
            <text:p>0.297869920730591</text:p>
          </table:table-cell>
          <table:table-cell table:style-name="ce1" office:value-type="float" office:value="0.373886346817017" calcext:value-type="float">
            <text:p>0.373886346817017</text:p>
          </table:table-cell>
          <table:table-cell table:style-name="ce1" office:value-type="float" office:value="0.244249105453491" calcext:value-type="float">
            <text:p>0.244249105453491</text:p>
          </table:table-cell>
          <table:table-cell table:style-name="ce1" office:value-type="float" office:value="0.352597236633301" calcext:value-type="float">
            <text:p>0.352597236633301</text:p>
          </table:table-cell>
          <table:table-cell table:style-name="ce1" office:value-type="float" office:value="0.37283992767334" calcext:value-type="float">
            <text:p>0.37283992767334</text:p>
          </table:table-cell>
          <table:table-cell table:style-name="ce1" office:value-type="float" office:value="0.293703079223633" calcext:value-type="float">
            <text:p>0.293703079223633</text:p>
          </table:table-cell>
          <table:table-cell table:style-name="ce1" office:value-type="float" office:value="0.280969142913818" calcext:value-type="float">
            <text:p>0.280969142913818</text:p>
          </table:table-cell>
          <table:table-cell table:style-name="ce1" office:value-type="float" office:value="0.254713535308838" calcext:value-type="float">
            <text:p>0.254713535308838</text:p>
          </table:table-cell>
          <table:table-cell table:style-name="ce1" office:value-type="float" office:value="0.385725498199463" calcext:value-type="float">
            <text:p>0.385725498199463</text:p>
          </table:table-cell>
          <table:table-cell table:style-name="ce1" office:value-type="float" office:value="0.320366859436035" calcext:value-type="float">
            <text:p>0.320366859436035</text:p>
          </table:table-cell>
          <table:table-cell table:style-name="ce1" office:value-type="float" office:value="0.279629468917847" calcext:value-type="float">
            <text:p>0.279629468917847</text:p>
          </table:table-cell>
          <table:table-cell table:style-name="ce1" office:value-type="float" office:value="0.351602792739868" calcext:value-type="float">
            <text:p>0.351602792739868</text:p>
          </table:table-cell>
          <table:table-cell table:style-name="ce1" office:value-type="float" office:value="0.292768239974976" calcext:value-type="float">
            <text:p>0.292768239974976</text:p>
          </table:table-cell>
          <table:table-cell table:style-name="ce1" office:value-type="float" office:value="0.266898632049561" calcext:value-type="float">
            <text:p>0.266898632049561</text:p>
          </table:table-cell>
          <table:table-cell table:style-name="ce1" office:value-type="float" office:value="0.336649656295776" calcext:value-type="float">
            <text:p>0.336649656295776</text:p>
          </table:table-cell>
          <table:table-cell table:style-name="ce1" office:value-type="float" office:value="0.357265949249268" calcext:value-type="float">
            <text:p>0.357265949249268</text:p>
          </table:table-cell>
          <table:table-cell table:style-name="ce1" office:value-type="float" office:value="0.242602586746216" calcext:value-type="float">
            <text:p>0.242602586746216</text:p>
          </table:table-cell>
          <table:table-cell table:style-name="ce1" office:value-type="float" office:value="0.348477125167847" calcext:value-type="float">
            <text:p>0.348477125167847</text:p>
          </table:table-cell>
          <table:table-cell table:style-name="ce1" office:value-type="float" office:value="0.317878348827362" calcext:value-type="float">
            <text:p>0.317878348827362</text:p>
          </table:table-cell>
          <table:table-cell table:style-name="ce1" office:value-type="float" office:value="0.214565753936768" calcext:value-type="float">
            <text:p>0.214565753936768</text:p>
          </table:table-cell>
          <table:table-cell table:style-name="ce1" office:value-type="float" office:value="0.447303295135498" calcext:value-type="float">
            <text:p>0.447303295135498</text:p>
          </table:table-cell>
          <table:table-cell table:style-name="ce1" office:value-type="float" office:value="31.7878348827362" calcext:value-type="float">
            <text:p>31.7878348827362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um_workers = 32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237485408782959" calcext:value-type="float">
            <text:p>0.237485408782959</text:p>
          </table:table-cell>
          <table:table-cell table:style-name="ce1" office:value-type="float" office:value="0.318272113800049" calcext:value-type="float">
            <text:p>0.318272113800049</text:p>
          </table:table-cell>
          <table:table-cell table:style-name="ce1" office:value-type="float" office:value="0.337930917739868" calcext:value-type="float">
            <text:p>0.337930917739868</text:p>
          </table:table-cell>
          <table:table-cell table:style-name="ce1" office:value-type="float" office:value="0.298614740371704" calcext:value-type="float">
            <text:p>0.298614740371704</text:p>
          </table:table-cell>
          <table:table-cell table:style-name="ce1" office:value-type="float" office:value="0.322344779968262" calcext:value-type="float">
            <text:p>0.322344779968262</text:p>
          </table:table-cell>
          <table:table-cell table:style-name="ce1" office:value-type="float" office:value="0.29404091835022" calcext:value-type="float">
            <text:p>0.29404091835022</text:p>
          </table:table-cell>
          <table:table-cell table:style-name="ce1" office:value-type="float" office:value="0.328774452209473" calcext:value-type="float">
            <text:p>0.328774452209473</text:p>
          </table:table-cell>
          <table:table-cell table:style-name="ce1" office:value-type="float" office:value="0.308784008026123" calcext:value-type="float">
            <text:p>0.308784008026123</text:p>
          </table:table-cell>
          <table:table-cell table:style-name="ce1" office:value-type="float" office:value="0.346383810043335" calcext:value-type="float">
            <text:p>0.346383810043335</text:p>
          </table:table-cell>
          <table:table-cell table:style-name="ce1" office:value-type="float" office:value="0.27816367149353" calcext:value-type="float">
            <text:p>0.27816367149353</text:p>
          </table:table-cell>
          <table:table-cell table:style-name="ce1" office:value-type="float" office:value="0.350537776947021" calcext:value-type="float">
            <text:p>0.350537776947021</text:p>
          </table:table-cell>
          <table:table-cell table:style-name="ce1" office:value-type="float" office:value="0.266401052474976" calcext:value-type="float">
            <text:p>0.266401052474976</text:p>
          </table:table-cell>
          <table:table-cell table:style-name="ce1" office:value-type="float" office:value="0.28019642829895" calcext:value-type="float">
            <text:p>0.28019642829895</text:p>
          </table:table-cell>
          <table:table-cell table:style-name="ce1" office:value-type="float" office:value="0.274258136749268" calcext:value-type="float">
            <text:p>0.274258136749268</text:p>
          </table:table-cell>
          <table:table-cell table:style-name="ce1" office:value-type="float" office:value="0.37041163444519" calcext:value-type="float">
            <text:p>0.37041163444519</text:p>
          </table:table-cell>
          <table:table-cell table:style-name="ce1" office:value-type="float" office:value="0.274811267852783" calcext:value-type="float">
            <text:p>0.274811267852783</text:p>
          </table:table-cell>
          <table:table-cell table:style-name="ce1" office:value-type="float" office:value="0.338614463806152" calcext:value-type="float">
            <text:p>0.338614463806152</text:p>
          </table:table-cell>
          <table:table-cell table:style-name="ce1" office:value-type="float" office:value="0.395610094070435" calcext:value-type="float">
            <text:p>0.395610094070435</text:p>
          </table:table-cell>
          <table:table-cell table:style-name="ce1" office:value-type="float" office:value="0.297991991043091" calcext:value-type="float">
            <text:p>0.297991991043091</text:p>
          </table:table-cell>
          <table:table-cell table:style-name="ce1" office:value-type="float" office:value="0.346025466918945" calcext:value-type="float">
            <text:p>0.346025466918945</text:p>
          </table:table-cell>
          <table:table-cell table:style-name="ce1" office:value-type="float" office:value="0.39998197555542" calcext:value-type="float">
            <text:p>0.39998197555542</text:p>
          </table:table-cell>
          <table:table-cell table:style-name="ce1" office:value-type="float" office:value="0.390247106552124" calcext:value-type="float">
            <text:p>0.390247106552124</text:p>
          </table:table-cell>
          <table:table-cell table:style-name="ce1" office:value-type="float" office:value="0.383414745330811" calcext:value-type="float">
            <text:p>0.383414745330811</text:p>
          </table:table-cell>
          <table:table-cell table:style-name="ce1" office:value-type="float" office:value="0.320439577102661" calcext:value-type="float">
            <text:p>0.320439577102661</text:p>
          </table:table-cell>
          <table:table-cell table:style-name="ce1" office:value-type="float" office:value="0.31279444694519" calcext:value-type="float">
            <text:p>0.31279444694519</text:p>
          </table:table-cell>
          <table:table-cell table:style-name="ce1" office:value-type="float" office:value="0.29863429069519" calcext:value-type="float">
            <text:p>0.29863429069519</text:p>
          </table:table-cell>
          <table:table-cell table:style-name="ce1" office:value-type="float" office:value="0.338914632797241" calcext:value-type="float">
            <text:p>0.338914632797241</text:p>
          </table:table-cell>
          <table:table-cell table:style-name="ce1" office:value-type="float" office:value="0.342199325561523" calcext:value-type="float">
            <text:p>0.342199325561523</text:p>
          </table:table-cell>
          <table:table-cell table:style-name="ce1" office:value-type="float" office:value="0.37032151222229" calcext:value-type="float">
            <text:p>0.37032151222229</text:p>
          </table:table-cell>
          <table:table-cell table:style-name="ce1" office:value-type="float" office:value="0.247106075286865" calcext:value-type="float">
            <text:p>0.247106075286865</text:p>
          </table:table-cell>
          <table:table-cell table:style-name="ce1" office:value-type="float" office:value="0.409244298934937" calcext:value-type="float">
            <text:p>0.409244298934937</text:p>
          </table:table-cell>
          <table:table-cell table:style-name="ce1" office:value-type="float" office:value="0.320449829101562" calcext:value-type="float">
            <text:p>0.320449829101562</text:p>
          </table:table-cell>
          <table:table-cell table:style-name="ce1" office:value-type="float" office:value="0.331350088119507" calcext:value-type="float">
            <text:p>0.331350088119507</text:p>
          </table:table-cell>
          <table:table-cell table:style-name="ce1" office:value-type="float" office:value="0.34433388710022" calcext:value-type="float">
            <text:p>0.34433388710022</text:p>
          </table:table-cell>
          <table:table-cell table:style-name="ce1" office:value-type="float" office:value="0.322764158248901" calcext:value-type="float">
            <text:p>0.322764158248901</text:p>
          </table:table-cell>
          <table:table-cell table:style-name="ce1" office:value-type="float" office:value="0.320064783096313" calcext:value-type="float">
            <text:p>0.320064783096313</text:p>
          </table:table-cell>
          <table:table-cell table:style-name="ce1" office:value-type="float" office:value="0.272265195846558" calcext:value-type="float">
            <text:p>0.272265195846558</text:p>
          </table:table-cell>
          <table:table-cell table:style-name="ce1" office:value-type="float" office:value="0.319892883300781" calcext:value-type="float">
            <text:p>0.319892883300781</text:p>
          </table:table-cell>
          <table:table-cell table:style-name="ce1" office:value-type="float" office:value="0.266168832778931" calcext:value-type="float">
            <text:p>0.266168832778931</text:p>
          </table:table-cell>
          <table:table-cell table:style-name="ce1" office:value-type="float" office:value="0.336053609848022" calcext:value-type="float">
            <text:p>0.336053609848022</text:p>
          </table:table-cell>
          <table:table-cell table:style-name="ce1" office:value-type="float" office:value="0.320245027542114" calcext:value-type="float">
            <text:p>0.320245027542114</text:p>
          </table:table-cell>
          <table:table-cell table:style-name="ce1" office:value-type="float" office:value="0.258019685745239" calcext:value-type="float">
            <text:p>0.258019685745239</text:p>
          </table:table-cell>
          <table:table-cell table:style-name="ce1" office:value-type="float" office:value="0.227246284484863" calcext:value-type="float">
            <text:p>0.227246284484863</text:p>
          </table:table-cell>
          <table:table-cell table:style-name="ce1" office:value-type="float" office:value="0.294991970062256" calcext:value-type="float">
            <text:p>0.294991970062256</text:p>
          </table:table-cell>
          <table:table-cell table:style-name="ce1" office:value-type="float" office:value="0.302074670791626" calcext:value-type="float">
            <text:p>0.302074670791626</text:p>
          </table:table-cell>
          <table:table-cell table:style-name="ce1" office:value-type="float" office:value="0.339786529541016" calcext:value-type="float">
            <text:p>0.339786529541016</text:p>
          </table:table-cell>
          <table:table-cell table:style-name="ce1" office:value-type="float" office:value="0.263071060180664" calcext:value-type="float">
            <text:p>0.263071060180664</text:p>
          </table:table-cell>
          <table:table-cell table:style-name="ce1" office:value-type="float" office:value="0.350069761276245" calcext:value-type="float">
            <text:p>0.350069761276245</text:p>
          </table:table-cell>
          <table:table-cell table:style-name="ce1" office:value-type="float" office:value="0.348769903182983" calcext:value-type="float">
            <text:p>0.348769903182983</text:p>
          </table:table-cell>
          <table:table-cell table:style-name="ce1" office:value-type="float" office:value="0.312570333480835" calcext:value-type="float">
            <text:p>0.312570333480835</text:p>
          </table:table-cell>
          <table:table-cell table:style-name="ce1" office:value-type="float" office:value="0.310272932052612" calcext:value-type="float">
            <text:p>0.310272932052612</text:p>
          </table:table-cell>
          <table:table-cell table:style-name="ce1" office:value-type="float" office:value="0.257000684738159" calcext:value-type="float">
            <text:p>0.257000684738159</text:p>
          </table:table-cell>
          <table:table-cell table:style-name="ce1" office:value-type="float" office:value="0.290548086166382" calcext:value-type="float">
            <text:p>0.290548086166382</text:p>
          </table:table-cell>
          <table:table-cell table:style-name="ce1" office:value-type="float" office:value="0.329330444335937" calcext:value-type="float">
            <text:p>0.329330444335937</text:p>
          </table:table-cell>
          <table:table-cell table:style-name="ce1" office:value-type="float" office:value="0.357311725616455" calcext:value-type="float">
            <text:p>0.357311725616455</text:p>
          </table:table-cell>
          <table:table-cell table:style-name="ce1" office:value-type="float" office:value="0.370197534561157" calcext:value-type="float">
            <text:p>0.370197534561157</text:p>
          </table:table-cell>
          <table:table-cell table:style-name="ce1" office:value-type="float" office:value="0.336126327514648" calcext:value-type="float">
            <text:p>0.336126327514648</text:p>
          </table:table-cell>
          <table:table-cell table:style-name="ce1" office:value-type="float" office:value="0.346021175384521" calcext:value-type="float">
            <text:p>0.346021175384521</text:p>
          </table:table-cell>
          <table:table-cell table:style-name="ce1" office:value-type="float" office:value="0.31839108467102" calcext:value-type="float">
            <text:p>0.31839108467102</text:p>
          </table:table-cell>
          <table:table-cell table:style-name="ce1" office:value-type="float" office:value="0.332077980041504" calcext:value-type="float">
            <text:p>0.332077980041504</text:p>
          </table:table-cell>
          <table:table-cell table:style-name="ce1" office:value-type="float" office:value="0.307792186737061" calcext:value-type="float">
            <text:p>0.307792186737061</text:p>
          </table:table-cell>
          <table:table-cell table:style-name="ce1" office:value-type="float" office:value="0.30817723274231" calcext:value-type="float">
            <text:p>0.30817723274231</text:p>
          </table:table-cell>
          <table:table-cell table:style-name="ce1" office:value-type="float" office:value="0.360069990158081" calcext:value-type="float">
            <text:p>0.360069990158081</text:p>
          </table:table-cell>
          <table:table-cell table:style-name="ce1" office:value-type="float" office:value="0.318600416183472" calcext:value-type="float">
            <text:p>0.318600416183472</text:p>
          </table:table-cell>
          <table:table-cell table:style-name="ce1" office:value-type="float" office:value="0.384210348129272" calcext:value-type="float">
            <text:p>0.384210348129272</text:p>
          </table:table-cell>
          <table:table-cell table:style-name="ce1" office:value-type="float" office:value="0.27669358253479" calcext:value-type="float">
            <text:p>0.27669358253479</text:p>
          </table:table-cell>
          <table:table-cell table:style-name="ce1" office:value-type="float" office:value="0.220410585403442" calcext:value-type="float">
            <text:p>0.220410585403442</text:p>
          </table:table-cell>
          <table:table-cell table:style-name="ce1" office:value-type="float" office:value="0.382092475891113" calcext:value-type="float">
            <text:p>0.382092475891113</text:p>
          </table:table-cell>
          <table:table-cell table:style-name="ce1" office:value-type="float" office:value="0.426923274993897" calcext:value-type="float">
            <text:p>0.426923274993897</text:p>
          </table:table-cell>
          <table:table-cell table:style-name="ce1" office:value-type="float" office:value="0.306146383285522" calcext:value-type="float">
            <text:p>0.306146383285522</text:p>
          </table:table-cell>
          <table:table-cell table:style-name="ce1" office:value-type="float" office:value="0.302863836288452" calcext:value-type="float">
            <text:p>0.302863836288452</text:p>
          </table:table-cell>
          <table:table-cell table:style-name="ce1" office:value-type="float" office:value="0.368442535400391" calcext:value-type="float">
            <text:p>0.368442535400391</text:p>
          </table:table-cell>
          <table:table-cell table:style-name="ce1" office:value-type="float" office:value="0.281395673751831" calcext:value-type="float">
            <text:p>0.281395673751831</text:p>
          </table:table-cell>
          <table:table-cell table:style-name="ce1" office:value-type="float" office:value="0.238011837005615" calcext:value-type="float">
            <text:p>0.238011837005615</text:p>
          </table:table-cell>
          <table:table-cell table:style-name="ce1" office:value-type="float" office:value="0.294106006622314" calcext:value-type="float">
            <text:p>0.294106006622314</text:p>
          </table:table-cell>
          <table:table-cell table:style-name="ce1" office:value-type="float" office:value="0.340501308441162" calcext:value-type="float">
            <text:p>0.340501308441162</text:p>
          </table:table-cell>
          <table:table-cell table:style-name="ce1" office:value-type="float" office:value="0.341715812683105" calcext:value-type="float">
            <text:p>0.341715812683105</text:p>
          </table:table-cell>
          <table:table-cell table:style-name="ce1" office:value-type="float" office:value="0.327511072158813" calcext:value-type="float">
            <text:p>0.327511072158813</text:p>
          </table:table-cell>
          <table:table-cell table:style-name="ce1" office:value-type="float" office:value="0.330904006958008" calcext:value-type="float">
            <text:p>0.330904006958008</text:p>
          </table:table-cell>
          <table:table-cell table:style-name="ce1" office:value-type="float" office:value="0.291092395782471" calcext:value-type="float">
            <text:p>0.291092395782471</text:p>
          </table:table-cell>
          <table:table-cell table:style-name="ce1" office:value-type="float" office:value="0.305511236190796" calcext:value-type="float">
            <text:p>0.305511236190796</text:p>
          </table:table-cell>
          <table:table-cell table:style-name="ce1" office:value-type="float" office:value="0.362953662872314" calcext:value-type="float">
            <text:p>0.362953662872314</text:p>
          </table:table-cell>
          <table:table-cell table:style-name="ce1" office:value-type="float" office:value="0.285392284393311" calcext:value-type="float">
            <text:p>0.285392284393311</text:p>
          </table:table-cell>
          <table:table-cell table:style-name="ce1" office:value-type="float" office:value="0.28229546546936" calcext:value-type="float">
            <text:p>0.28229546546936</text:p>
          </table:table-cell>
          <table:table-cell table:style-name="ce1" office:value-type="float" office:value="0.254141569137573" calcext:value-type="float">
            <text:p>0.254141569137573</text:p>
          </table:table-cell>
          <table:table-cell table:style-name="ce1" office:value-type="float" office:value="0.338365077972412" calcext:value-type="float">
            <text:p>0.338365077972412</text:p>
          </table:table-cell>
          <table:table-cell table:style-name="ce1" office:value-type="float" office:value="0.338172674179077" calcext:value-type="float">
            <text:p>0.338172674179077</text:p>
          </table:table-cell>
          <table:table-cell table:style-name="ce1" office:value-type="float" office:value="0.402109146118164" calcext:value-type="float">
            <text:p>0.402109146118164</text:p>
          </table:table-cell>
          <table:table-cell table:style-name="ce1" office:value-type="float" office:value="0.32648491859436" calcext:value-type="float">
            <text:p>0.32648491859436</text:p>
          </table:table-cell>
          <table:table-cell table:style-name="ce1" office:value-type="float" office:value="0.362110376358032" calcext:value-type="float">
            <text:p>0.362110376358032</text:p>
          </table:table-cell>
          <table:table-cell table:style-name="ce1" office:value-type="float" office:value="0.266496419906616" calcext:value-type="float">
            <text:p>0.266496419906616</text:p>
          </table:table-cell>
          <table:table-cell table:style-name="ce1" office:value-type="float" office:value="0.266520977020264" calcext:value-type="float">
            <text:p>0.266520977020264</text:p>
          </table:table-cell>
          <table:table-cell table:style-name="ce1" office:value-type="float" office:value="0.326452732086182" calcext:value-type="float">
            <text:p>0.326452732086182</text:p>
          </table:table-cell>
          <table:table-cell table:style-name="ce1" office:value-type="float" office:value="0.27862286567688" calcext:value-type="float">
            <text:p>0.27862286567688</text:p>
          </table:table-cell>
          <table:table-cell table:style-name="ce1" office:value-type="float" office:value="0.298052310943604" calcext:value-type="float">
            <text:p>0.298052310943604</text:p>
          </table:table-cell>
          <table:table-cell table:style-name="ce1" office:value-type="float" office:value="0.3169105052948" calcext:value-type="float">
            <text:p>0.3169105052948</text:p>
          </table:table-cell>
          <table:table-cell table:style-name="ce1" office:value-type="float" office:value="0.350703001022339" calcext:value-type="float">
            <text:p>0.350703001022339</text:p>
          </table:table-cell>
          <table:table-cell table:style-name="ce1" office:value-type="float" office:value="0.297744274139404" calcext:value-type="float">
            <text:p>0.297744274139404</text:p>
          </table:table-cell>
          <table:table-cell table:style-name="ce1" office:value-type="float" office:value="0.339980602264404" calcext:value-type="float">
            <text:p>0.339980602264404</text:p>
          </table:table-cell>
          <table:table-cell table:style-name="ce1" office:value-type="float" office:value="0.317795753479004" calcext:value-type="float">
            <text:p>0.317795753479004</text:p>
          </table:table-cell>
          <table:table-cell table:style-name="ce1" office:value-type="float" office:value="0.319008944034576" calcext:value-type="float">
            <text:p>0.319008944034576</text:p>
          </table:table-cell>
          <table:table-cell table:style-name="ce1" office:value-type="float" office:value="0.220410585403442" calcext:value-type="float">
            <text:p>0.220410585403442</text:p>
          </table:table-cell>
          <table:table-cell table:style-name="ce1" office:value-type="float" office:value="0.426923274993897" calcext:value-type="float">
            <text:p>0.426923274993897</text:p>
          </table:table-cell>
          <table:table-cell table:style-name="ce1" office:value-type="float" office:value="31.9008944034576" calcext:value-type="float">
            <text:p>31.9008944034576</text:p>
          </table:table-cell>
          <table:table-cell table:number-columns-repeated="5"/>
        </table:table-row>
        <table:table-row table:style-name="ro2" table:number-rows-repeated="16">
          <table:table-cell table:number-columns-repeated="111"/>
        </table:table-row>
        <table:table-row table:style-name="ro2">
          <table:table-cell table:number-columns-repeated="6"/>
          <table:table-cell office:value-type="string" calcext:value-type="string">
            <text:p>均值</text:p>
          </table:table-cell>
          <table:table-cell office:value-type="string" calcext:value-type="string">
            <text:p>最小值</text:p>
          </table:table-cell>
          <table:table-cell office:value-type="string" calcext:value-type="string">
            <text:p>最大值</text:p>
          </table:table-cell>
          <table:table-cell office:value-type="string" calcext:value-type="string">
            <text:p>求和</text:p>
          </table:table-cell>
          <table:table-cell table:number-columns-repeated="101"/>
        </table:table-row>
        <table:table-row table:style-name="ro1">
          <table:table-cell table:style-name="ce1" office:value-type="string" calcext:value-type="string">
            <text:p>num_workers = 0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9.63261723518372" calcext:value-type="float">
            <text:p>9.63261723518372</text:p>
          </table:table-cell>
          <table:table-cell table:style-name="ce1" office:value-type="float" office:value="9.42804956436157" calcext:value-type="float">
            <text:p>9.42804956436157</text:p>
          </table:table-cell>
          <table:table-cell table:style-name="ce1" office:value-type="float" office:value="9.58904004096985" calcext:value-type="float">
            <text:p>9.58904004096985</text:p>
          </table:table-cell>
          <table:table-cell table:style-name="ce1" office:value-type="float" office:value="9.48023319244385" calcext:value-type="float">
            <text:p>9.48023319244385</text:p>
          </table:table-cell>
          <table:table-cell table:style-name="ce1" office:value-type="float" office:value="9.53248500823975" calcext:value-type="float">
            <text:p>9.53248500823975</text:p>
          </table:table-cell>
          <table:table-cell table:style-name="ce1" office:value-type="float" office:value="9.42804956436157" calcext:value-type="float">
            <text:p>9.42804956436157</text:p>
          </table:table-cell>
          <table:table-cell table:style-name="ce1" office:value-type="float" office:value="9.63261723518372" calcext:value-type="float">
            <text:p>9.63261723518372</text:p>
          </table:table-cell>
          <table:table-cell table:style-name="ce1" office:value-type="float" office:value="38.129940032959" calcext:value-type="float">
            <text:p>38.129940032959</text:p>
          </table:table-cell>
          <table:table-cell table:number-columns-repeated="101"/>
        </table:table-row>
        <table:table-row table:style-name="ro1">
          <table:table-cell table:style-name="ce1" office:value-type="string" calcext:value-type="string">
            <text:p>num_workers = 1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18.8949244022369" calcext:value-type="float">
            <text:p>18.8949244022369</text:p>
          </table:table-cell>
          <table:table-cell table:style-name="ce1" office:value-type="float" office:value="19.08527135849" calcext:value-type="float">
            <text:p>19.08527135849</text:p>
          </table:table-cell>
          <table:table-cell table:style-name="ce1" office:value-type="float" office:value="19.1349277496338" calcext:value-type="float">
            <text:p>19.1349277496338</text:p>
          </table:table-cell>
          <table:table-cell table:style-name="ce1" office:value-type="float" office:value="19.1638264656067" calcext:value-type="float">
            <text:p>19.1638264656067</text:p>
          </table:table-cell>
          <table:table-cell table:style-name="ce1" office:value-type="float" office:value="19.0697374939919" calcext:value-type="float">
            <text:p>19.0697374939919</text:p>
          </table:table-cell>
          <table:table-cell table:style-name="ce1" office:value-type="float" office:value="18.8949244022369" calcext:value-type="float">
            <text:p>18.8949244022369</text:p>
          </table:table-cell>
          <table:table-cell table:style-name="ce1" office:value-type="float" office:value="19.1638264656067" calcext:value-type="float">
            <text:p>19.1638264656067</text:p>
          </table:table-cell>
          <table:table-cell table:style-name="ce1" office:value-type="float" office:value="76.2789499759674" calcext:value-type="float">
            <text:p>76.2789499759674</text:p>
          </table:table-cell>
          <table:table-cell table:number-columns-repeated="101"/>
        </table:table-row>
        <table:table-row table:style-name="ro1">
          <table:table-cell table:style-name="ce1" office:value-type="string" calcext:value-type="string">
            <text:p>num_workers = 2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19.523211479187" calcext:value-type="float">
            <text:p>19.523211479187</text:p>
          </table:table-cell>
          <table:table-cell table:style-name="ce1" office:value-type="float" office:value="19.6431694030762" calcext:value-type="float">
            <text:p>19.6431694030762</text:p>
          </table:table-cell>
          <table:table-cell table:style-name="ce1" office:value-type="float" office:value="19.5392334461212" calcext:value-type="float">
            <text:p>19.5392334461212</text:p>
          </table:table-cell>
          <table:table-cell table:style-name="ce1" office:value-type="float" office:value="19.4414169788361" calcext:value-type="float">
            <text:p>19.4414169788361</text:p>
          </table:table-cell>
          <table:table-cell table:style-name="ce1" office:value-type="float" office:value="19.5367578268051" calcext:value-type="float">
            <text:p>19.5367578268051</text:p>
          </table:table-cell>
          <table:table-cell table:style-name="ce1" office:value-type="float" office:value="19.4414169788361" calcext:value-type="float">
            <text:p>19.4414169788361</text:p>
          </table:table-cell>
          <table:table-cell table:style-name="ce1" office:value-type="float" office:value="19.6431694030762" calcext:value-type="float">
            <text:p>19.6431694030762</text:p>
          </table:table-cell>
          <table:table-cell table:style-name="ce1" office:value-type="float" office:value="78.1470313072205" calcext:value-type="float">
            <text:p>78.1470313072205</text:p>
          </table:table-cell>
          <table:table-cell table:number-columns-repeated="101"/>
        </table:table-row>
        <table:table-row table:style-name="ro1">
          <table:table-cell table:style-name="ce1" office:value-type="string" calcext:value-type="string">
            <text:p>num_workers = 3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10.7880573272705" calcext:value-type="float">
            <text:p>10.7880573272705</text:p>
          </table:table-cell>
          <table:table-cell table:style-name="ce1" office:value-type="float" office:value="10.9742596149445" calcext:value-type="float">
            <text:p>10.9742596149445</text:p>
          </table:table-cell>
          <table:table-cell table:style-name="ce1" office:value-type="float" office:value="10.5570890903473" calcext:value-type="float">
            <text:p>10.5570890903473</text:p>
          </table:table-cell>
          <table:table-cell table:style-name="ce1" office:value-type="float" office:value="10.5575318336487" calcext:value-type="float">
            <text:p>10.5575318336487</text:p>
          </table:table-cell>
          <table:table-cell table:style-name="ce1" office:value-type="float" office:value="10.7192344665527" calcext:value-type="float">
            <text:p>10.7192344665527</text:p>
          </table:table-cell>
          <table:table-cell table:style-name="ce1" office:value-type="float" office:value="10.5570890903473" calcext:value-type="float">
            <text:p>10.5570890903473</text:p>
          </table:table-cell>
          <table:table-cell table:style-name="ce1" office:value-type="float" office:value="10.9742596149445" calcext:value-type="float">
            <text:p>10.9742596149445</text:p>
          </table:table-cell>
          <table:table-cell table:style-name="ce1" office:value-type="float" office:value="42.8769378662109" calcext:value-type="float">
            <text:p>42.8769378662109</text:p>
          </table:table-cell>
          <table:table-cell table:number-columns-repeated="101"/>
        </table:table-row>
        <table:table-row table:style-name="ro1">
          <table:table-cell table:style-name="ce1" office:value-type="string" calcext:value-type="string">
            <text:p>num_workers = 4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22.5566256046295" calcext:value-type="float">
            <text:p>22.5566256046295</text:p>
          </table:table-cell>
          <table:table-cell table:style-name="ce1" office:value-type="float" office:value="22.8708348274231" calcext:value-type="float">
            <text:p>22.8708348274231</text:p>
          </table:table-cell>
          <table:table-cell table:style-name="ce1" office:value-type="float" office:value="20.9854650497437" calcext:value-type="float">
            <text:p>20.9854650497437</text:p>
          </table:table-cell>
          <table:table-cell table:style-name="ce1" office:value-type="float" office:value="22.8281655311584" calcext:value-type="float">
            <text:p>22.8281655311584</text:p>
          </table:table-cell>
          <table:table-cell table:style-name="ce1" office:value-type="float" office:value="22.3102727532387" calcext:value-type="float">
            <text:p>22.3102727532387</text:p>
          </table:table-cell>
          <table:table-cell table:style-name="ce1" office:value-type="float" office:value="20.9854650497437" calcext:value-type="float">
            <text:p>20.9854650497437</text:p>
          </table:table-cell>
          <table:table-cell table:style-name="ce1" office:value-type="float" office:value="22.8708348274231" calcext:value-type="float">
            <text:p>22.8708348274231</text:p>
          </table:table-cell>
          <table:table-cell table:style-name="ce1" office:value-type="float" office:value="89.2410910129547" calcext:value-type="float">
            <text:p>89.2410910129547</text:p>
          </table:table-cell>
          <table:table-cell table:number-columns-repeated="101"/>
        </table:table-row>
        <table:table-row table:style-name="ro1">
          <table:table-cell table:style-name="ce1" office:value-type="string" calcext:value-type="string">
            <text:p>num_workers = 5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23.7145073413849" calcext:value-type="float">
            <text:p>23.7145073413849</text:p>
          </table:table-cell>
          <table:table-cell table:style-name="ce1" office:value-type="float" office:value="21.2681035995483" calcext:value-type="float">
            <text:p>21.2681035995483</text:p>
          </table:table-cell>
          <table:table-cell table:style-name="ce1" office:value-type="float" office:value="23.7608406543732" calcext:value-type="float">
            <text:p>23.7608406543732</text:p>
          </table:table-cell>
          <table:table-cell table:style-name="ce1" office:value-type="float" office:value="22.6751058101654" calcext:value-type="float">
            <text:p>22.6751058101654</text:p>
          </table:table-cell>
          <table:table-cell table:style-name="ce1" office:value-type="float" office:value="22.854639351368" calcext:value-type="float">
            <text:p>22.854639351368</text:p>
          </table:table-cell>
          <table:table-cell table:style-name="ce1" office:value-type="float" office:value="21.2681035995483" calcext:value-type="float">
            <text:p>21.2681035995483</text:p>
          </table:table-cell>
          <table:table-cell table:style-name="ce1" office:value-type="float" office:value="23.7608406543732" calcext:value-type="float">
            <text:p>23.7608406543732</text:p>
          </table:table-cell>
          <table:table-cell table:style-name="ce1" office:value-type="float" office:value="91.4185574054718" calcext:value-type="float">
            <text:p>91.4185574054718</text:p>
          </table:table-cell>
          <table:table-cell table:number-columns-repeated="101"/>
        </table:table-row>
        <table:table-row table:style-name="ro1">
          <table:table-cell table:style-name="ce1" office:value-type="string" calcext:value-type="string">
            <text:p>num_workers = 6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15.2513146400452" calcext:value-type="float">
            <text:p>15.2513146400452</text:p>
          </table:table-cell>
          <table:table-cell table:style-name="ce1" office:value-type="float" office:value="12.6054623126984" calcext:value-type="float">
            <text:p>12.6054623126984</text:p>
          </table:table-cell>
          <table:table-cell table:style-name="ce1" office:value-type="float" office:value="14.9478316307068" calcext:value-type="float">
            <text:p>14.9478316307068</text:p>
          </table:table-cell>
          <table:table-cell table:style-name="ce1" office:value-type="float" office:value="12.6538178920746" calcext:value-type="float">
            <text:p>12.6538178920746</text:p>
          </table:table-cell>
          <table:table-cell table:style-name="ce1" office:value-type="float" office:value="13.8646066188812" calcext:value-type="float">
            <text:p>13.8646066188812</text:p>
          </table:table-cell>
          <table:table-cell table:style-name="ce1" office:value-type="float" office:value="12.6054623126984" calcext:value-type="float">
            <text:p>12.6054623126984</text:p>
          </table:table-cell>
          <table:table-cell table:style-name="ce1" office:value-type="float" office:value="15.2513146400452" calcext:value-type="float">
            <text:p>15.2513146400452</text:p>
          </table:table-cell>
          <table:table-cell table:style-name="ce1" office:value-type="float" office:value="55.4584264755249" calcext:value-type="float">
            <text:p>55.4584264755249</text:p>
          </table:table-cell>
          <table:table-cell table:number-columns-repeated="101"/>
        </table:table-row>
        <table:table-row table:style-name="ro1">
          <table:table-cell table:style-name="ce1" office:value-type="string" calcext:value-type="string">
            <text:p>num_workers = 7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17.6584708690643" calcext:value-type="float">
            <text:p>17.6584708690643</text:p>
          </table:table-cell>
          <table:table-cell table:style-name="ce1" office:value-type="float" office:value="16.0495636463165" calcext:value-type="float">
            <text:p>16.0495636463165</text:p>
          </table:table-cell>
          <table:table-cell table:style-name="ce1" office:value-type="float" office:value="15.7141444683075" calcext:value-type="float">
            <text:p>15.7141444683075</text:p>
          </table:table-cell>
          <table:table-cell table:style-name="ce1" office:value-type="float" office:value="14.841011762619" calcext:value-type="float">
            <text:p>14.841011762619</text:p>
          </table:table-cell>
          <table:table-cell table:style-name="ce1" office:value-type="float" office:value="16.0657976865768" calcext:value-type="float">
            <text:p>16.0657976865768</text:p>
          </table:table-cell>
          <table:table-cell table:style-name="ce1" office:value-type="float" office:value="14.841011762619" calcext:value-type="float">
            <text:p>14.841011762619</text:p>
          </table:table-cell>
          <table:table-cell table:style-name="ce1" office:value-type="float" office:value="17.6584708690643" calcext:value-type="float">
            <text:p>17.6584708690643</text:p>
          </table:table-cell>
          <table:table-cell table:style-name="ce1" office:value-type="float" office:value="64.2631907463074" calcext:value-type="float">
            <text:p>64.2631907463074</text:p>
          </table:table-cell>
          <table:table-cell table:number-columns-repeated="101"/>
        </table:table-row>
        <table:table-row table:style-name="ro1">
          <table:table-cell table:style-name="ce1" office:value-type="string" calcext:value-type="string">
            <text:p>num_workers = 8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16.819917678833" calcext:value-type="float">
            <text:p>16.819917678833</text:p>
          </table:table-cell>
          <table:table-cell table:style-name="ce1" office:value-type="float" office:value="18.3102657794952" calcext:value-type="float">
            <text:p>18.3102657794952</text:p>
          </table:table-cell>
          <table:table-cell table:style-name="ce1" office:value-type="float" office:value="17.6934192180634" calcext:value-type="float">
            <text:p>17.6934192180634</text:p>
          </table:table-cell>
          <table:table-cell table:style-name="ce1" office:value-type="float" office:value="19.1882808208466" calcext:value-type="float">
            <text:p>19.1882808208466</text:p>
          </table:table-cell>
          <table:table-cell table:style-name="ce1" office:value-type="float" office:value="18.0029708743095" calcext:value-type="float">
            <text:p>18.0029708743095</text:p>
          </table:table-cell>
          <table:table-cell table:style-name="ce1" office:value-type="float" office:value="16.819917678833" calcext:value-type="float">
            <text:p>16.819917678833</text:p>
          </table:table-cell>
          <table:table-cell table:style-name="ce1" office:value-type="float" office:value="19.1882808208466" calcext:value-type="float">
            <text:p>19.1882808208466</text:p>
          </table:table-cell>
          <table:table-cell table:style-name="ce1" office:value-type="float" office:value="72.0118834972382" calcext:value-type="float">
            <text:p>72.0118834972382</text:p>
          </table:table-cell>
          <table:table-cell table:number-columns-repeated="101"/>
        </table:table-row>
        <table:table-row table:style-name="ro1">
          <table:table-cell table:style-name="ce1" office:value-type="string" calcext:value-type="string">
            <text:p>num_workers = 9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19.4254994392395" calcext:value-type="float">
            <text:p>19.4254994392395</text:p>
          </table:table-cell>
          <table:table-cell table:style-name="ce1" office:value-type="float" office:value="19.3761849403381" calcext:value-type="float">
            <text:p>19.3761849403381</text:p>
          </table:table-cell>
          <table:table-cell table:style-name="ce1" office:value-type="float" office:value="19.4557678699493" calcext:value-type="float">
            <text:p>19.4557678699493</text:p>
          </table:table-cell>
          <table:table-cell table:style-name="ce1" office:value-type="float" office:value="22.7169599533081" calcext:value-type="float">
            <text:p>22.7169599533081</text:p>
          </table:table-cell>
          <table:table-cell table:style-name="ce1" office:value-type="float" office:value="20.2436030507088" calcext:value-type="float">
            <text:p>20.2436030507088</text:p>
          </table:table-cell>
          <table:table-cell table:style-name="ce1" office:value-type="float" office:value="19.3761849403381" calcext:value-type="float">
            <text:p>19.3761849403381</text:p>
          </table:table-cell>
          <table:table-cell table:style-name="ce1" office:value-type="float" office:value="22.7169599533081" calcext:value-type="float">
            <text:p>22.7169599533081</text:p>
          </table:table-cell>
          <table:table-cell table:style-name="ce1" office:value-type="float" office:value="80.9744122028351" calcext:value-type="float">
            <text:p>80.9744122028351</text:p>
          </table:table-cell>
          <table:table-cell table:number-columns-repeated="101"/>
        </table:table-row>
        <table:table-row table:style-name="ro1">
          <table:table-cell table:style-name="ce1" office:value-type="string" calcext:value-type="string">
            <text:p>num_workers = 10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34.0441725254059" calcext:value-type="float">
            <text:p>34.0441725254059</text:p>
          </table:table-cell>
          <table:table-cell table:style-name="ce1" office:value-type="float" office:value="30.6920773983002" calcext:value-type="float">
            <text:p>30.6920773983002</text:p>
          </table:table-cell>
          <table:table-cell table:style-name="ce1" office:value-type="float" office:value="40.1883370876312" calcext:value-type="float">
            <text:p>40.1883370876312</text:p>
          </table:table-cell>
          <table:table-cell table:style-name="ce1" office:value-type="float" office:value="28.8044245243073" calcext:value-type="float">
            <text:p>28.8044245243073</text:p>
          </table:table-cell>
          <table:table-cell table:style-name="ce1" office:value-type="float" office:value="33.4322528839111" calcext:value-type="float">
            <text:p>33.4322528839111</text:p>
          </table:table-cell>
          <table:table-cell table:style-name="ce1" office:value-type="float" office:value="28.8044245243073" calcext:value-type="float">
            <text:p>28.8044245243073</text:p>
          </table:table-cell>
          <table:table-cell table:style-name="ce1" office:value-type="float" office:value="40.1883370876312" calcext:value-type="float">
            <text:p>40.1883370876312</text:p>
          </table:table-cell>
          <table:table-cell table:style-name="ce1" office:value-type="float" office:value="133.729011535645" calcext:value-type="float">
            <text:p>133.729011535645</text:p>
          </table:table-cell>
          <table:table-cell table:number-columns-repeated="101"/>
        </table:table-row>
        <table:table-row table:style-name="ro1">
          <table:table-cell table:style-name="ce1" office:value-type="string" calcext:value-type="string">
            <text:p>num_workers = 11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20.7717249393463" calcext:value-type="float">
            <text:p>20.7717249393463</text:p>
          </table:table-cell>
          <table:table-cell table:style-name="ce1" office:value-type="float" office:value="28.5638856887817" calcext:value-type="float">
            <text:p>28.5638856887817</text:p>
          </table:table-cell>
          <table:table-cell table:style-name="ce1" office:value-type="float" office:value="21.8875665664673" calcext:value-type="float">
            <text:p>21.8875665664673</text:p>
          </table:table-cell>
          <table:table-cell table:style-name="ce1" office:value-type="float" office:value="24.4143583774567" calcext:value-type="float">
            <text:p>24.4143583774567</text:p>
          </table:table-cell>
          <table:table-cell table:style-name="ce1" office:value-type="float" office:value="23.909383893013" calcext:value-type="float">
            <text:p>23.909383893013</text:p>
          </table:table-cell>
          <table:table-cell table:style-name="ce1" office:value-type="float" office:value="20.7717249393463" calcext:value-type="float">
            <text:p>20.7717249393463</text:p>
          </table:table-cell>
          <table:table-cell table:style-name="ce1" office:value-type="float" office:value="28.5638856887817" calcext:value-type="float">
            <text:p>28.5638856887817</text:p>
          </table:table-cell>
          <table:table-cell table:style-name="ce1" office:value-type="float" office:value="95.637535572052" calcext:value-type="float">
            <text:p>95.637535572052</text:p>
          </table:table-cell>
          <table:table-cell table:number-columns-repeated="101"/>
        </table:table-row>
        <table:table-row table:style-name="ro1">
          <table:table-cell table:style-name="ce1" office:value-type="string" calcext:value-type="string">
            <text:p>num_workers = 12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26.1343128681183" calcext:value-type="float">
            <text:p>26.1343128681183</text:p>
          </table:table-cell>
          <table:table-cell table:style-name="ce1" office:value-type="float" office:value="22.7457764148712" calcext:value-type="float">
            <text:p>22.7457764148712</text:p>
          </table:table-cell>
          <table:table-cell table:style-name="ce1" office:value-type="float" office:value="25.1929097175598" calcext:value-type="float">
            <text:p>25.1929097175598</text:p>
          </table:table-cell>
          <table:table-cell table:style-name="ce1" office:value-type="float" office:value="32.6120805740356" calcext:value-type="float">
            <text:p>32.6120805740356</text:p>
          </table:table-cell>
          <table:table-cell table:style-name="ce1" office:value-type="float" office:value="26.6712698936462" calcext:value-type="float">
            <text:p>26.6712698936462</text:p>
          </table:table-cell>
          <table:table-cell table:style-name="ce1" office:value-type="float" office:value="22.7457764148712" calcext:value-type="float">
            <text:p>22.7457764148712</text:p>
          </table:table-cell>
          <table:table-cell table:style-name="ce1" office:value-type="float" office:value="32.6120805740356" calcext:value-type="float">
            <text:p>32.6120805740356</text:p>
          </table:table-cell>
          <table:table-cell table:style-name="ce1" office:value-type="float" office:value="106.685079574585" calcext:value-type="float">
            <text:p>106.685079574585</text:p>
          </table:table-cell>
          <table:table-cell table:number-columns-repeated="101"/>
        </table:table-row>
        <table:table-row table:style-name="ro1">
          <table:table-cell table:style-name="ce1" office:value-type="string" calcext:value-type="string">
            <text:p>num_workers = 13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22.119238615036" calcext:value-type="float">
            <text:p>22.119238615036</text:p>
          </table:table-cell>
          <table:table-cell table:style-name="ce1" office:value-type="float" office:value="31.5119695663452" calcext:value-type="float">
            <text:p>31.5119695663452</text:p>
          </table:table-cell>
          <table:table-cell table:style-name="ce1" office:value-type="float" office:value="25.2414107322693" calcext:value-type="float">
            <text:p>25.2414107322693</text:p>
          </table:table-cell>
          <table:table-cell table:style-name="ce1" office:value-type="float" office:value="31.6311583518982" calcext:value-type="float">
            <text:p>31.6311583518982</text:p>
          </table:table-cell>
          <table:table-cell table:style-name="ce1" office:value-type="float" office:value="27.6259443163872" calcext:value-type="float">
            <text:p>27.6259443163872</text:p>
          </table:table-cell>
          <table:table-cell table:style-name="ce1" office:value-type="float" office:value="22.119238615036" calcext:value-type="float">
            <text:p>22.119238615036</text:p>
          </table:table-cell>
          <table:table-cell table:style-name="ce1" office:value-type="float" office:value="31.6311583518982" calcext:value-type="float">
            <text:p>31.6311583518982</text:p>
          </table:table-cell>
          <table:table-cell table:style-name="ce1" office:value-type="float" office:value="110.503777265549" calcext:value-type="float">
            <text:p>110.503777265549</text:p>
          </table:table-cell>
          <table:table-cell table:number-columns-repeated="101"/>
        </table:table-row>
        <table:table-row table:style-name="ro1">
          <table:table-cell table:style-name="ce1" office:value-type="string" calcext:value-type="string">
            <text:p>num_workers = 14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28.8559601306915" calcext:value-type="float">
            <text:p>28.8559601306915</text:p>
          </table:table-cell>
          <table:table-cell table:style-name="ce1" office:value-type="float" office:value="30.2064425945282" calcext:value-type="float">
            <text:p>30.2064425945282</text:p>
          </table:table-cell>
          <table:table-cell table:style-name="ce1" office:value-type="float" office:value="27.0414116382599" calcext:value-type="float">
            <text:p>27.0414116382599</text:p>
          </table:table-cell>
          <table:table-cell table:style-name="ce1" office:value-type="float" office:value="39.2230525016785" calcext:value-type="float">
            <text:p>39.2230525016785</text:p>
          </table:table-cell>
          <table:table-cell table:style-name="ce1" office:value-type="float" office:value="31.3317167162895" calcext:value-type="float">
            <text:p>31.3317167162895</text:p>
          </table:table-cell>
          <table:table-cell table:style-name="ce1" office:value-type="float" office:value="27.0414116382599" calcext:value-type="float">
            <text:p>27.0414116382599</text:p>
          </table:table-cell>
          <table:table-cell table:style-name="ce1" office:value-type="float" office:value="39.2230525016785" calcext:value-type="float">
            <text:p>39.2230525016785</text:p>
          </table:table-cell>
          <table:table-cell table:style-name="ce1" office:value-type="float" office:value="125.326866865158" calcext:value-type="float">
            <text:p>125.326866865158</text:p>
          </table:table-cell>
          <table:table-cell table:number-columns-repeated="101"/>
        </table:table-row>
        <table:table-row table:style-name="ro1">
          <table:table-cell table:style-name="ce1" office:value-type="string" calcext:value-type="string">
            <text:p>num_workers = 15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35.7804419994354" calcext:value-type="float">
            <text:p>35.7804419994354</text:p>
          </table:table-cell>
          <table:table-cell table:style-name="ce1" office:value-type="float" office:value="35.4977188110352" calcext:value-type="float">
            <text:p>35.4977188110352</text:p>
          </table:table-cell>
          <table:table-cell table:style-name="ce1" office:value-type="float" office:value="35.1019394397736" calcext:value-type="float">
            <text:p>35.1019394397736</text:p>
          </table:table-cell>
          <table:table-cell table:style-name="ce1" office:value-type="float" office:value="26.2501721382141" calcext:value-type="float">
            <text:p>26.2501721382141</text:p>
          </table:table-cell>
          <table:table-cell table:style-name="ce1" office:value-type="float" office:value="33.1575680971146" calcext:value-type="float">
            <text:p>33.1575680971146</text:p>
          </table:table-cell>
          <table:table-cell table:style-name="ce1" office:value-type="float" office:value="26.2501721382141" calcext:value-type="float">
            <text:p>26.2501721382141</text:p>
          </table:table-cell>
          <table:table-cell table:style-name="ce1" office:value-type="float" office:value="35.7804419994354" calcext:value-type="float">
            <text:p>35.7804419994354</text:p>
          </table:table-cell>
          <table:table-cell table:style-name="ce1" office:value-type="float" office:value="132.630272388458" calcext:value-type="float">
            <text:p>132.630272388458</text:p>
          </table:table-cell>
          <table:table-cell table:number-columns-repeated="101"/>
        </table:table-row>
        <table:table-row table:style-name="ro1">
          <table:table-cell table:style-name="ce1" office:value-type="string" calcext:value-type="string">
            <text:p>num_workers = 16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36.4931211471558" calcext:value-type="float">
            <text:p>36.4931211471558</text:p>
          </table:table-cell>
          <table:table-cell table:style-name="ce1" office:value-type="float" office:value="42.3477125167847" calcext:value-type="float">
            <text:p>42.3477125167847</text:p>
          </table:table-cell>
          <table:table-cell table:style-name="ce1" office:value-type="float" office:value="51.7929680347443" calcext:value-type="float">
            <text:p>51.7929680347443</text:p>
          </table:table-cell>
          <table:table-cell table:style-name="ce1" office:value-type="float" office:value="49.3068137168884" calcext:value-type="float">
            <text:p>49.3068137168884</text:p>
          </table:table-cell>
          <table:table-cell table:style-name="ce1" office:value-type="float" office:value="44.9851538538933" calcext:value-type="float">
            <text:p>44.9851538538933</text:p>
          </table:table-cell>
          <table:table-cell table:style-name="ce1" office:value-type="float" office:value="36.4931211471558" calcext:value-type="float">
            <text:p>36.4931211471558</text:p>
          </table:table-cell>
          <table:table-cell table:style-name="ce1" office:value-type="float" office:value="51.7929680347443" calcext:value-type="float">
            <text:p>51.7929680347443</text:p>
          </table:table-cell>
          <table:table-cell table:style-name="ce1" office:value-type="float" office:value="179.940615415573" calcext:value-type="float">
            <text:p>179.940615415573</text:p>
          </table:table-cell>
          <table:table-cell table:number-columns-repeated="101"/>
        </table:table-row>
        <table:table-row table:style-name="ro1">
          <table:table-cell table:style-name="ce1" office:value-type="string" calcext:value-type="string">
            <text:p>num_workers = 17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30.3134064674377" calcext:value-type="float">
            <text:p>30.3134064674377</text:p>
          </table:table-cell>
          <table:table-cell table:style-name="ce1" office:value-type="float" office:value="49.5121676921845" calcext:value-type="float">
            <text:p>49.5121676921845</text:p>
          </table:table-cell>
          <table:table-cell table:style-name="ce1" office:value-type="float" office:value="36.0818424224853" calcext:value-type="float">
            <text:p>36.0818424224853</text:p>
          </table:table-cell>
          <table:table-cell table:style-name="ce1" office:value-type="float" office:value="59.382937669754" calcext:value-type="float">
            <text:p>59.382937669754</text:p>
          </table:table-cell>
          <table:table-cell table:style-name="ce1" office:value-type="float" office:value="43.8225885629654" calcext:value-type="float">
            <text:p>43.8225885629654</text:p>
          </table:table-cell>
          <table:table-cell table:style-name="ce1" office:value-type="float" office:value="30.3134064674377" calcext:value-type="float">
            <text:p>30.3134064674377</text:p>
          </table:table-cell>
          <table:table-cell table:style-name="ce1" office:value-type="float" office:value="59.382937669754" calcext:value-type="float">
            <text:p>59.382937669754</text:p>
          </table:table-cell>
          <table:table-cell table:style-name="ce1" office:value-type="float" office:value="175.290354251862" calcext:value-type="float">
            <text:p>175.290354251862</text:p>
          </table:table-cell>
          <table:table-cell table:number-columns-repeated="101"/>
        </table:table-row>
        <table:table-row table:style-name="ro1">
          <table:table-cell table:style-name="ce1" office:value-type="string" calcext:value-type="string">
            <text:p>num_workers = 18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52.3930513858795" calcext:value-type="float">
            <text:p>52.3930513858795</text:p>
          </table:table-cell>
          <table:table-cell table:style-name="ce1" office:value-type="float" office:value="35.7973017692566" calcext:value-type="float">
            <text:p>35.7973017692566</text:p>
          </table:table-cell>
          <table:table-cell table:style-name="ce1" office:value-type="float" office:value="55.3385708332062" calcext:value-type="float">
            <text:p>55.3385708332062</text:p>
          </table:table-cell>
          <table:table-cell table:style-name="ce1" office:value-type="float" office:value="54.8703346252441" calcext:value-type="float">
            <text:p>54.8703346252441</text:p>
          </table:table-cell>
          <table:table-cell table:style-name="ce1" office:value-type="float" office:value="49.5998146533966" calcext:value-type="float">
            <text:p>49.5998146533966</text:p>
          </table:table-cell>
          <table:table-cell table:style-name="ce1" office:value-type="float" office:value="35.7973017692566" calcext:value-type="float">
            <text:p>35.7973017692566</text:p>
          </table:table-cell>
          <table:table-cell table:style-name="ce1" office:value-type="float" office:value="55.3385708332062" calcext:value-type="float">
            <text:p>55.3385708332062</text:p>
          </table:table-cell>
          <table:table-cell table:style-name="ce1" office:value-type="float" office:value="198.399258613586" calcext:value-type="float">
            <text:p>198.399258613586</text:p>
          </table:table-cell>
          <table:table-cell table:number-columns-repeated="101"/>
        </table:table-row>
        <table:table-row table:style-name="ro1">
          <table:table-cell table:style-name="ce1" office:value-type="string" calcext:value-type="string">
            <text:p>num_workers = 19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45.1900653839111" calcext:value-type="float">
            <text:p>45.1900653839111</text:p>
          </table:table-cell>
          <table:table-cell table:style-name="ce1" office:value-type="float" office:value="42.5535516738892" calcext:value-type="float">
            <text:p>42.5535516738892</text:p>
          </table:table-cell>
          <table:table-cell table:style-name="ce1" office:value-type="float" office:value="46.3416879177094" calcext:value-type="float">
            <text:p>46.3416879177094</text:p>
          </table:table-cell>
          <table:table-cell table:style-name="ce1" office:value-type="float" office:value="36.6730487346649" calcext:value-type="float">
            <text:p>36.6730487346649</text:p>
          </table:table-cell>
          <table:table-cell table:style-name="ce1" office:value-type="float" office:value="42.6895884275436" calcext:value-type="float">
            <text:p>42.6895884275436</text:p>
          </table:table-cell>
          <table:table-cell table:style-name="ce1" office:value-type="float" office:value="36.6730487346649" calcext:value-type="float">
            <text:p>36.6730487346649</text:p>
          </table:table-cell>
          <table:table-cell table:style-name="ce1" office:value-type="float" office:value="46.3416879177094" calcext:value-type="float">
            <text:p>46.3416879177094</text:p>
          </table:table-cell>
          <table:table-cell table:style-name="ce1" office:value-type="float" office:value="170.758353710175" calcext:value-type="float">
            <text:p>170.758353710175</text:p>
          </table:table-cell>
          <table:table-cell table:number-columns-repeated="101"/>
        </table:table-row>
        <table:table-row table:style-name="ro1">
          <table:table-cell table:style-name="ce1" office:value-type="string" calcext:value-type="string">
            <text:p>num_workers = 20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145.543033123016" calcext:value-type="float">
            <text:p>145.543033123016</text:p>
          </table:table-cell>
          <table:table-cell table:style-name="ce1" office:value-type="float" office:value="105.946310758591" calcext:value-type="float">
            <text:p>105.946310758591</text:p>
          </table:table-cell>
          <table:table-cell table:style-name="ce1" office:value-type="float" office:value="89.1150004863739" calcext:value-type="float">
            <text:p>89.1150004863739</text:p>
          </table:table-cell>
          <table:table-cell table:style-name="ce1" office:value-type="float" office:value="110.313395500183" calcext:value-type="float">
            <text:p>110.313395500183</text:p>
          </table:table-cell>
          <table:table-cell table:style-name="ce1" office:value-type="float" office:value="112.729434967041" calcext:value-type="float">
            <text:p>112.729434967041</text:p>
          </table:table-cell>
          <table:table-cell table:style-name="ce1" office:value-type="float" office:value="89.1150004863739" calcext:value-type="float">
            <text:p>89.1150004863739</text:p>
          </table:table-cell>
          <table:table-cell table:style-name="ce1" office:value-type="float" office:value="145.543033123016" calcext:value-type="float">
            <text:p>145.543033123016</text:p>
          </table:table-cell>
          <table:table-cell table:style-name="ce1" office:value-type="float" office:value="450.917739868164" calcext:value-type="float">
            <text:p>450.917739868164</text:p>
          </table:table-cell>
          <table:table-cell table:number-columns-repeated="101"/>
        </table:table-row>
        <table:table-row table:style-name="ro1">
          <table:table-cell table:style-name="ce1" office:value-type="string" calcext:value-type="string">
            <text:p>num_workers = 21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66.5548877716064" calcext:value-type="float">
            <text:p>66.5548877716064</text:p>
          </table:table-cell>
          <table:table-cell table:style-name="ce1" office:value-type="float" office:value="76.1890203952789" calcext:value-type="float">
            <text:p>76.1890203952789</text:p>
          </table:table-cell>
          <table:table-cell table:style-name="ce1" office:value-type="float" office:value="73.819887638092" calcext:value-type="float">
            <text:p>73.819887638092</text:p>
          </table:table-cell>
          <table:table-cell table:style-name="ce1" office:value-type="float" office:value="76.0427851676941" calcext:value-type="float">
            <text:p>76.0427851676941</text:p>
          </table:table-cell>
          <table:table-cell table:style-name="ce1" office:value-type="float" office:value="73.1516452431679" calcext:value-type="float">
            <text:p>73.1516452431679</text:p>
          </table:table-cell>
          <table:table-cell table:style-name="ce1" office:value-type="float" office:value="66.5548877716064" calcext:value-type="float">
            <text:p>66.5548877716064</text:p>
          </table:table-cell>
          <table:table-cell table:style-name="ce1" office:value-type="float" office:value="76.1890203952789" calcext:value-type="float">
            <text:p>76.1890203952789</text:p>
          </table:table-cell>
          <table:table-cell table:style-name="ce1" office:value-type="float" office:value="292.606580972671" calcext:value-type="float">
            <text:p>292.606580972671</text:p>
          </table:table-cell>
          <table:table-cell table:number-columns-repeated="101"/>
        </table:table-row>
        <table:table-row table:style-name="ro1">
          <table:table-cell table:style-name="ce1" office:value-type="string" calcext:value-type="string">
            <text:p>num_workers = 22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68.5305783748627" calcext:value-type="float">
            <text:p>68.5305783748627</text:p>
          </table:table-cell>
          <table:table-cell table:style-name="ce1" office:value-type="float" office:value="69.22940325737" calcext:value-type="float">
            <text:p>69.22940325737</text:p>
          </table:table-cell>
          <table:table-cell table:style-name="ce1" office:value-type="float" office:value="69.3922724723816" calcext:value-type="float">
            <text:p>69.3922724723816</text:p>
          </table:table-cell>
          <table:table-cell table:style-name="ce1" office:value-type="float" office:value="63.2505421638489" calcext:value-type="float">
            <text:p>63.2505421638489</text:p>
          </table:table-cell>
          <table:table-cell table:style-name="ce1" office:value-type="float" office:value="67.6006990671158" calcext:value-type="float">
            <text:p>67.6006990671158</text:p>
          </table:table-cell>
          <table:table-cell table:style-name="ce1" office:value-type="float" office:value="63.2505421638489" calcext:value-type="float">
            <text:p>63.2505421638489</text:p>
          </table:table-cell>
          <table:table-cell table:style-name="ce1" office:value-type="float" office:value="69.3922724723816" calcext:value-type="float">
            <text:p>69.3922724723816</text:p>
          </table:table-cell>
          <table:table-cell table:style-name="ce1" office:value-type="float" office:value="270.402796268463" calcext:value-type="float">
            <text:p>270.402796268463</text:p>
          </table:table-cell>
          <table:table-cell table:number-columns-repeated="101"/>
        </table:table-row>
        <table:table-row table:style-name="ro1">
          <table:table-cell table:style-name="ce1" office:value-type="string" calcext:value-type="string">
            <text:p>num_workers = 23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70.2920577526093" calcext:value-type="float">
            <text:p>70.2920577526093</text:p>
          </table:table-cell>
          <table:table-cell table:style-name="ce1" office:value-type="float" office:value="70.4376051425934" calcext:value-type="float">
            <text:p>70.4376051425934</text:p>
          </table:table-cell>
          <table:table-cell table:style-name="ce1" office:value-type="float" office:value="72.1894021034241" calcext:value-type="float">
            <text:p>72.1894021034241</text:p>
          </table:table-cell>
          <table:table-cell table:style-name="ce1" office:value-type="float" office:value="65.6112904548645" calcext:value-type="float">
            <text:p>65.6112904548645</text:p>
          </table:table-cell>
          <table:table-cell table:style-name="ce1" office:value-type="float" office:value="69.6325888633728" calcext:value-type="float">
            <text:p>69.6325888633728</text:p>
          </table:table-cell>
          <table:table-cell table:style-name="ce1" office:value-type="float" office:value="65.6112904548645" calcext:value-type="float">
            <text:p>65.6112904548645</text:p>
          </table:table-cell>
          <table:table-cell table:style-name="ce1" office:value-type="float" office:value="72.1894021034241" calcext:value-type="float">
            <text:p>72.1894021034241</text:p>
          </table:table-cell>
          <table:table-cell table:style-name="ce1" office:value-type="float" office:value="278.530355453491" calcext:value-type="float">
            <text:p>278.530355453491</text:p>
          </table:table-cell>
          <table:table-cell table:number-columns-repeated="101"/>
        </table:table-row>
        <table:table-row table:style-name="ro1">
          <table:table-cell table:style-name="ce1" office:value-type="string" calcext:value-type="string">
            <text:p>num_workers = 24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75.4299173355103" calcext:value-type="float">
            <text:p>75.4299173355103</text:p>
          </table:table-cell>
          <table:table-cell table:style-name="ce1" office:value-type="float" office:value="73.6687188148499" calcext:value-type="float">
            <text:p>73.6687188148499</text:p>
          </table:table-cell>
          <table:table-cell table:style-name="ce1" office:value-type="float" office:value="81.4454464912415" calcext:value-type="float">
            <text:p>81.4454464912415</text:p>
          </table:table-cell>
          <table:table-cell table:style-name="ce1" office:value-type="float" office:value="74.3866665363312" calcext:value-type="float">
            <text:p>74.3866665363312</text:p>
          </table:table-cell>
          <table:table-cell table:style-name="ce1" office:value-type="float" office:value="76.2326872944832" calcext:value-type="float">
            <text:p>76.2326872944832</text:p>
          </table:table-cell>
          <table:table-cell table:style-name="ce1" office:value-type="float" office:value="73.6687188148499" calcext:value-type="float">
            <text:p>73.6687188148499</text:p>
          </table:table-cell>
          <table:table-cell table:style-name="ce1" office:value-type="float" office:value="81.4454464912415" calcext:value-type="float">
            <text:p>81.4454464912415</text:p>
          </table:table-cell>
          <table:table-cell table:style-name="ce1" office:value-type="float" office:value="304.930749177933" calcext:value-type="float">
            <text:p>304.930749177933</text:p>
          </table:table-cell>
          <table:table-cell table:number-columns-repeated="101"/>
        </table:table-row>
        <table:table-row table:style-name="ro1">
          <table:table-cell table:style-name="ce1" office:value-type="string" calcext:value-type="string">
            <text:p>num_workers = 25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66.8657944202423" calcext:value-type="float">
            <text:p>66.8657944202423</text:p>
          </table:table-cell>
          <table:table-cell table:style-name="ce1" office:value-type="float" office:value="62.7570271492004" calcext:value-type="float">
            <text:p>62.7570271492004</text:p>
          </table:table-cell>
          <table:table-cell table:style-name="ce1" office:value-type="float" office:value="65.5432274341583" calcext:value-type="float">
            <text:p>65.5432274341583</text:p>
          </table:table-cell>
          <table:table-cell table:style-name="ce1" office:value-type="float" office:value="61.1478741168976" calcext:value-type="float">
            <text:p>61.1478741168976</text:p>
          </table:table-cell>
          <table:table-cell table:style-name="ce1" office:value-type="float" office:value="64.0784807801247" calcext:value-type="float">
            <text:p>64.0784807801247</text:p>
          </table:table-cell>
          <table:table-cell table:style-name="ce1" office:value-type="float" office:value="61.1478741168976" calcext:value-type="float">
            <text:p>61.1478741168976</text:p>
          </table:table-cell>
          <table:table-cell table:style-name="ce1" office:value-type="float" office:value="66.8657944202423" calcext:value-type="float">
            <text:p>66.8657944202423</text:p>
          </table:table-cell>
          <table:table-cell table:style-name="ce1" office:value-type="float" office:value="256.313923120499" calcext:value-type="float">
            <text:p>256.313923120499</text:p>
          </table:table-cell>
          <table:table-cell table:number-columns-repeated="101"/>
        </table:table-row>
        <table:table-row table:style-name="ro1">
          <table:table-cell table:style-name="ce1" office:value-type="string" calcext:value-type="string">
            <text:p>num_workers = 26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62.5947980880737" calcext:value-type="float">
            <text:p>62.5947980880737</text:p>
          </table:table-cell>
          <table:table-cell table:style-name="ce1" office:value-type="float" office:value="64.1072254180908" calcext:value-type="float">
            <text:p>64.1072254180908</text:p>
          </table:table-cell>
          <table:table-cell table:style-name="ce1" office:value-type="float" office:value="66.14035820961" calcext:value-type="float">
            <text:p>66.14035820961</text:p>
          </table:table-cell>
          <table:table-cell table:style-name="ce1" office:value-type="float" office:value="70.2624254226685" calcext:value-type="float">
            <text:p>70.2624254226685</text:p>
          </table:table-cell>
          <table:table-cell table:style-name="ce1" office:value-type="float" office:value="65.7762017846108" calcext:value-type="float">
            <text:p>65.7762017846108</text:p>
          </table:table-cell>
          <table:table-cell table:style-name="ce1" office:value-type="float" office:value="62.5947980880737" calcext:value-type="float">
            <text:p>62.5947980880737</text:p>
          </table:table-cell>
          <table:table-cell table:style-name="ce1" office:value-type="float" office:value="70.2624254226685" calcext:value-type="float">
            <text:p>70.2624254226685</text:p>
          </table:table-cell>
          <table:table-cell table:style-name="ce1" office:value-type="float" office:value="263.104807138443" calcext:value-type="float">
            <text:p>263.104807138443</text:p>
          </table:table-cell>
          <table:table-cell table:number-columns-repeated="101"/>
        </table:table-row>
        <table:table-row table:style-name="ro1">
          <table:table-cell table:style-name="ce1" office:value-type="string" calcext:value-type="string">
            <text:p>num_workers = 27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73.4954664707184" calcext:value-type="float">
            <text:p>73.4954664707184</text:p>
          </table:table-cell>
          <table:table-cell table:style-name="ce1" office:value-type="float" office:value="75.5595757961273" calcext:value-type="float">
            <text:p>75.5595757961273</text:p>
          </table:table-cell>
          <table:table-cell table:style-name="ce1" office:value-type="float" office:value="72.5034461021423" calcext:value-type="float">
            <text:p>72.5034461021423</text:p>
          </table:table-cell>
          <table:table-cell table:style-name="ce1" office:value-type="float" office:value="73.6163809299469" calcext:value-type="float">
            <text:p>73.6163809299469</text:p>
          </table:table-cell>
          <table:table-cell table:style-name="ce1" office:value-type="float" office:value="73.7937173247337" calcext:value-type="float">
            <text:p>73.7937173247337</text:p>
          </table:table-cell>
          <table:table-cell table:style-name="ce1" office:value-type="float" office:value="72.5034461021423" calcext:value-type="float">
            <text:p>72.5034461021423</text:p>
          </table:table-cell>
          <table:table-cell table:style-name="ce1" office:value-type="float" office:value="75.5595757961273" calcext:value-type="float">
            <text:p>75.5595757961273</text:p>
          </table:table-cell>
          <table:table-cell table:style-name="ce1" office:value-type="float" office:value="295.174869298935" calcext:value-type="float">
            <text:p>295.174869298935</text:p>
          </table:table-cell>
          <table:table-cell table:number-columns-repeated="101"/>
        </table:table-row>
        <table:table-row table:style-name="ro1">
          <table:table-cell table:style-name="ce1" office:value-type="string" calcext:value-type="string">
            <text:p>num_workers = 28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73.9041264057159" calcext:value-type="float">
            <text:p>73.9041264057159</text:p>
          </table:table-cell>
          <table:table-cell table:style-name="ce1" office:value-type="float" office:value="72.0911107063293" calcext:value-type="float">
            <text:p>72.0911107063293</text:p>
          </table:table-cell>
          <table:table-cell table:style-name="ce1" office:value-type="float" office:value="66.2327716350555" calcext:value-type="float">
            <text:p>66.2327716350555</text:p>
          </table:table-cell>
          <table:table-cell table:style-name="ce1" office:value-type="float" office:value="59.909521818161" calcext:value-type="float">
            <text:p>59.909521818161</text:p>
          </table:table-cell>
          <table:table-cell table:style-name="ce1" office:value-type="float" office:value="68.0343826413155" calcext:value-type="float">
            <text:p>68.0343826413155</text:p>
          </table:table-cell>
          <table:table-cell table:style-name="ce1" office:value-type="float" office:value="59.909521818161" calcext:value-type="float">
            <text:p>59.909521818161</text:p>
          </table:table-cell>
          <table:table-cell table:style-name="ce1" office:value-type="float" office:value="73.9041264057159" calcext:value-type="float">
            <text:p>73.9041264057159</text:p>
          </table:table-cell>
          <table:table-cell table:style-name="ce1" office:value-type="float" office:value="272.137530565262" calcext:value-type="float">
            <text:p>272.137530565262</text:p>
          </table:table-cell>
          <table:table-cell table:number-columns-repeated="101"/>
        </table:table-row>
        <table:table-row table:style-name="ro1">
          <table:table-cell table:style-name="ce1" office:value-type="string" calcext:value-type="string">
            <text:p>num_workers = 29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76.8022708892822" calcext:value-type="float">
            <text:p>76.8022708892822</text:p>
          </table:table-cell>
          <table:table-cell table:style-name="ce1" office:value-type="float" office:value="76.8955750465393" calcext:value-type="float">
            <text:p>76.8955750465393</text:p>
          </table:table-cell>
          <table:table-cell table:style-name="ce1" office:value-type="float" office:value="87.4620277881622" calcext:value-type="float">
            <text:p>87.4620277881622</text:p>
          </table:table-cell>
          <table:table-cell table:style-name="ce1" office:value-type="float" office:value="81.6206624507904" calcext:value-type="float">
            <text:p>81.6206624507904</text:p>
          </table:table-cell>
          <table:table-cell table:style-name="ce1" office:value-type="float" office:value="80.6951340436935" calcext:value-type="float">
            <text:p>80.6951340436935</text:p>
          </table:table-cell>
          <table:table-cell table:style-name="ce1" office:value-type="float" office:value="76.8022708892822" calcext:value-type="float">
            <text:p>76.8022708892822</text:p>
          </table:table-cell>
          <table:table-cell table:style-name="ce1" office:value-type="float" office:value="87.4620277881622" calcext:value-type="float">
            <text:p>87.4620277881622</text:p>
          </table:table-cell>
          <table:table-cell table:style-name="ce1" office:value-type="float" office:value="322.780536174774" calcext:value-type="float">
            <text:p>322.780536174774</text:p>
          </table:table-cell>
          <table:table-cell table:number-columns-repeated="101"/>
        </table:table-row>
        <table:table-row table:style-name="ro1">
          <table:table-cell table:style-name="ce1" office:value-type="string" calcext:value-type="string">
            <text:p>num_workers = 30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85.1280405521393" calcext:value-type="float">
            <text:p>85.1280405521393</text:p>
          </table:table-cell>
          <table:table-cell table:style-name="ce1" office:value-type="float" office:value="87.6676514148712" calcext:value-type="float">
            <text:p>87.6676514148712</text:p>
          </table:table-cell>
          <table:table-cell table:style-name="ce1" office:value-type="float" office:value="72.3167576789856" calcext:value-type="float">
            <text:p>72.3167576789856</text:p>
          </table:table-cell>
          <table:table-cell table:style-name="ce1" office:value-type="float" office:value="81.616503238678" calcext:value-type="float">
            <text:p>81.616503238678</text:p>
          </table:table-cell>
          <table:table-cell table:style-name="ce1" office:value-type="float" office:value="81.6822382211685" calcext:value-type="float">
            <text:p>81.6822382211685</text:p>
          </table:table-cell>
          <table:table-cell table:style-name="ce1" office:value-type="float" office:value="72.3167576789856" calcext:value-type="float">
            <text:p>72.3167576789856</text:p>
          </table:table-cell>
          <table:table-cell table:style-name="ce1" office:value-type="float" office:value="87.6676514148712" calcext:value-type="float">
            <text:p>87.6676514148712</text:p>
          </table:table-cell>
          <table:table-cell table:style-name="ce1" office:value-type="float" office:value="326.728952884674" calcext:value-type="float">
            <text:p>326.728952884674</text:p>
          </table:table-cell>
          <table:table-cell table:number-columns-repeated="101"/>
        </table:table-row>
        <table:table-row table:style-name="ro1">
          <table:table-cell table:style-name="ce1" office:value-type="string" calcext:value-type="string">
            <text:p>num_workers = 31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84.8432474136353" calcext:value-type="float">
            <text:p>84.8432474136353</text:p>
          </table:table-cell>
          <table:table-cell table:style-name="ce1" office:value-type="float" office:value="73.0896370410919" calcext:value-type="float">
            <text:p>73.0896370410919</text:p>
          </table:table-cell>
          <table:table-cell table:style-name="ce1" office:value-type="float" office:value="80.4465444087982" calcext:value-type="float">
            <text:p>80.4465444087982</text:p>
          </table:table-cell>
          <table:table-cell table:style-name="ce1" office:value-type="float" office:value="83.6598982810974" calcext:value-type="float">
            <text:p>83.6598982810974</text:p>
          </table:table-cell>
          <table:table-cell table:style-name="ce1" office:value-type="float" office:value="80.5098317861557" calcext:value-type="float">
            <text:p>80.5098317861557</text:p>
          </table:table-cell>
          <table:table-cell table:style-name="ce1" office:value-type="float" office:value="73.0896370410919" calcext:value-type="float">
            <text:p>73.0896370410919</text:p>
          </table:table-cell>
          <table:table-cell table:style-name="ce1" office:value-type="float" office:value="84.8432474136353" calcext:value-type="float">
            <text:p>84.8432474136353</text:p>
          </table:table-cell>
          <table:table-cell table:style-name="ce1" office:value-type="float" office:value="322.039327144623" calcext:value-type="float">
            <text:p>322.039327144623</text:p>
          </table:table-cell>
          <table:table-cell table:number-columns-repeated="101"/>
        </table:table-row>
        <table:table-row table:style-name="ro1">
          <table:table-cell table:style-name="ce1" office:value-type="string" calcext:value-type="string">
            <text:p>num_workers = 32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81.276397228241" calcext:value-type="float">
            <text:p>81.276397228241</text:p>
          </table:table-cell>
          <table:table-cell table:style-name="ce1" office:value-type="float" office:value="72.4216384887695" calcext:value-type="float">
            <text:p>72.4216384887695</text:p>
          </table:table-cell>
          <table:table-cell table:style-name="ce1" office:value-type="float" office:value="76.2992966175079" calcext:value-type="float">
            <text:p>76.2992966175079</text:p>
          </table:table-cell>
          <table:table-cell table:style-name="ce1" office:value-type="float" office:value="87.3227591514587" calcext:value-type="float">
            <text:p>87.3227591514587</text:p>
          </table:table-cell>
          <table:table-cell table:style-name="ce1" office:value-type="float" office:value="79.3300228714943" calcext:value-type="float">
            <text:p>79.3300228714943</text:p>
          </table:table-cell>
          <table:table-cell table:style-name="ce1" office:value-type="float" office:value="72.4216384887695" calcext:value-type="float">
            <text:p>72.4216384887695</text:p>
          </table:table-cell>
          <table:table-cell table:style-name="ce1" office:value-type="float" office:value="87.3227591514587" calcext:value-type="float">
            <text:p>87.3227591514587</text:p>
          </table:table-cell>
          <table:table-cell table:style-name="ce1" office:value-type="float" office:value="317.320091485977" calcext:value-type="float">
            <text:p>317.320091485977</text:p>
          </table:table-cell>
          <table:table-cell table:number-columns-repeated="101"/>
        </table:table-row>
        <table:table-row table:style-name="ro2" table:number-rows-repeated="2">
          <table:table-cell table:number-columns-repeated="111"/>
        </table:table-row>
        <table:table-row table:style-name="ro2">
          <table:table-cell table:number-columns-repeated="7"/>
          <table:table-cell office:value-type="string" calcext:value-type="string">
            <text:p>均值</text:p>
          </table:table-cell>
          <table:table-cell office:value-type="string" calcext:value-type="string">
            <text:p>最小值</text:p>
          </table:table-cell>
          <table:table-cell office:value-type="string" calcext:value-type="string">
            <text:p>最大值</text:p>
          </table:table-cell>
          <table:table-cell office:value-type="string" calcext:value-type="string">
            <text:p>求和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0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9.67113280296326" calcext:value-type="float">
            <text:p>9.67113280296326</text:p>
          </table:table-cell>
          <table:table-cell table:style-name="ce1" office:value-type="float" office:value="9.74019050598145" calcext:value-type="float">
            <text:p>9.74019050598145</text:p>
          </table:table-cell>
          <table:table-cell table:style-name="ce1" office:value-type="float" office:value="9.56721782684326" calcext:value-type="float">
            <text:p>9.56721782684326</text:p>
          </table:table-cell>
          <table:table-cell table:style-name="ce1" office:value-type="float" office:value="9.60505199432373" calcext:value-type="float">
            <text:p>9.60505199432373</text:p>
          </table:table-cell>
          <table:table-cell table:style-name="ce1" office:value-type="float" office:value="9.52016615867615" calcext:value-type="float">
            <text:p>9.52016615867615</text:p>
          </table:table-cell>
          <table:table-cell table:style-name="ce1" office:value-type="float" office:value="9.62075185775757" calcext:value-type="float">
            <text:p>9.62075185775757</text:p>
          </table:table-cell>
          <table:table-cell table:style-name="ce1" office:value-type="float" office:value="9.52016615867615" calcext:value-type="float">
            <text:p>9.52016615867615</text:p>
          </table:table-cell>
          <table:table-cell table:style-name="ce1" office:value-type="float" office:value="9.74019050598145" calcext:value-type="float">
            <text:p>9.74019050598145</text:p>
          </table:table-cell>
          <table:table-cell table:style-name="ce1" office:value-type="float" office:value="48.1037592887878" calcext:value-type="float">
            <text:p>48.1037592887878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1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9.66262793540955" calcext:value-type="float">
            <text:p>9.66262793540955</text:p>
          </table:table-cell>
          <table:table-cell table:style-name="ce1" office:value-type="float" office:value="9.75812768936157" calcext:value-type="float">
            <text:p>9.75812768936157</text:p>
          </table:table-cell>
          <table:table-cell table:style-name="ce1" office:value-type="float" office:value="9.69179630279541" calcext:value-type="float">
            <text:p>9.69179630279541</text:p>
          </table:table-cell>
          <table:table-cell table:style-name="ce1" office:value-type="float" office:value="9.73583960533142" calcext:value-type="float">
            <text:p>9.73583960533142</text:p>
          </table:table-cell>
          <table:table-cell table:style-name="ce1" office:value-type="float" office:value="9.71900057792664" calcext:value-type="float">
            <text:p>9.71900057792664</text:p>
          </table:table-cell>
          <table:table-cell table:style-name="ce1" office:value-type="float" office:value="9.71347842216492" calcext:value-type="float">
            <text:p>9.71347842216492</text:p>
          </table:table-cell>
          <table:table-cell table:style-name="ce1" office:value-type="float" office:value="9.66262793540955" calcext:value-type="float">
            <text:p>9.66262793540955</text:p>
          </table:table-cell>
          <table:table-cell table:style-name="ce1" office:value-type="float" office:value="9.75812768936157" calcext:value-type="float">
            <text:p>9.75812768936157</text:p>
          </table:table-cell>
          <table:table-cell table:style-name="ce1" office:value-type="float" office:value="48.5673921108246" calcext:value-type="float">
            <text:p>48.5673921108246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2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0.3035209178925" calcext:value-type="float">
            <text:p>10.3035209178925</text:p>
          </table:table-cell>
          <table:table-cell table:style-name="ce1" office:value-type="float" office:value="10.2129282951355" calcext:value-type="float">
            <text:p>10.2129282951355</text:p>
          </table:table-cell>
          <table:table-cell table:style-name="ce1" office:value-type="float" office:value="10.3454871177673" calcext:value-type="float">
            <text:p>10.3454871177673</text:p>
          </table:table-cell>
          <table:table-cell table:style-name="ce1" office:value-type="float" office:value="10.3409476280212" calcext:value-type="float">
            <text:p>10.3409476280212</text:p>
          </table:table-cell>
          <table:table-cell table:style-name="ce1" office:value-type="float" office:value="10.3153164386749" calcext:value-type="float">
            <text:p>10.3153164386749</text:p>
          </table:table-cell>
          <table:table-cell table:style-name="ce1" office:value-type="float" office:value="10.3036400794983" calcext:value-type="float">
            <text:p>10.3036400794983</text:p>
          </table:table-cell>
          <table:table-cell table:style-name="ce1" office:value-type="float" office:value="10.2129282951355" calcext:value-type="float">
            <text:p>10.2129282951355</text:p>
          </table:table-cell>
          <table:table-cell table:style-name="ce1" office:value-type="float" office:value="10.3454871177673" calcext:value-type="float">
            <text:p>10.3454871177673</text:p>
          </table:table-cell>
          <table:table-cell table:style-name="ce1" office:value-type="float" office:value="51.5182003974915" calcext:value-type="float">
            <text:p>51.5182003974915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3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0.9756641387939" calcext:value-type="float">
            <text:p>10.9756641387939</text:p>
          </table:table-cell>
          <table:table-cell table:style-name="ce1" office:value-type="float" office:value="11.0694584846497" calcext:value-type="float">
            <text:p>11.0694584846497</text:p>
          </table:table-cell>
          <table:table-cell table:style-name="ce1" office:value-type="float" office:value="11.2504773139954" calcext:value-type="float">
            <text:p>11.2504773139954</text:p>
          </table:table-cell>
          <table:table-cell table:style-name="ce1" office:value-type="float" office:value="11.1648557186127" calcext:value-type="float">
            <text:p>11.1648557186127</text:p>
          </table:table-cell>
          <table:table-cell table:style-name="ce1" office:value-type="float" office:value="11.2057843208313" calcext:value-type="float">
            <text:p>11.2057843208313</text:p>
          </table:table-cell>
          <table:table-cell table:style-name="ce1" office:value-type="float" office:value="11.1332479953766" calcext:value-type="float">
            <text:p>11.1332479953766</text:p>
          </table:table-cell>
          <table:table-cell table:style-name="ce1" office:value-type="float" office:value="10.9756641387939" calcext:value-type="float">
            <text:p>10.9756641387939</text:p>
          </table:table-cell>
          <table:table-cell table:style-name="ce1" office:value-type="float" office:value="11.2504773139954" calcext:value-type="float">
            <text:p>11.2504773139954</text:p>
          </table:table-cell>
          <table:table-cell table:style-name="ce1" office:value-type="float" office:value="55.6662399768829" calcext:value-type="float">
            <text:p>55.6662399768829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4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1.9247162342072" calcext:value-type="float">
            <text:p>11.9247162342072</text:p>
          </table:table-cell>
          <table:table-cell table:style-name="ce1" office:value-type="float" office:value="11.9511790275574" calcext:value-type="float">
            <text:p>11.9511790275574</text:p>
          </table:table-cell>
          <table:table-cell table:style-name="ce1" office:value-type="float" office:value="11.8901703357697" calcext:value-type="float">
            <text:p>11.8901703357697</text:p>
          </table:table-cell>
          <table:table-cell table:style-name="ce1" office:value-type="float" office:value="11.7724814414978" calcext:value-type="float">
            <text:p>11.7724814414978</text:p>
          </table:table-cell>
          <table:table-cell table:style-name="ce1" office:value-type="float" office:value="11.9696097373962" calcext:value-type="float">
            <text:p>11.9696097373962</text:p>
          </table:table-cell>
          <table:table-cell table:style-name="ce1" office:value-type="float" office:value="11.9016313552856" calcext:value-type="float">
            <text:p>11.9016313552856</text:p>
          </table:table-cell>
          <table:table-cell table:style-name="ce1" office:value-type="float" office:value="11.7724814414978" calcext:value-type="float">
            <text:p>11.7724814414978</text:p>
          </table:table-cell>
          <table:table-cell table:style-name="ce1" office:value-type="float" office:value="11.9696097373962" calcext:value-type="float">
            <text:p>11.9696097373962</text:p>
          </table:table-cell>
          <table:table-cell table:style-name="ce1" office:value-type="float" office:value="59.5081567764282" calcext:value-type="float">
            <text:p>59.5081567764282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5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3.0441665649414" calcext:value-type="float">
            <text:p>13.0441665649414</text:p>
          </table:table-cell>
          <table:table-cell table:style-name="ce1" office:value-type="float" office:value="13.2315123081207" calcext:value-type="float">
            <text:p>13.2315123081207</text:p>
          </table:table-cell>
          <table:table-cell table:style-name="ce1" office:value-type="float" office:value="12.8304102420807" calcext:value-type="float">
            <text:p>12.8304102420807</text:p>
          </table:table-cell>
          <table:table-cell table:style-name="ce1" office:value-type="float" office:value="13.062647819519" calcext:value-type="float">
            <text:p>13.062647819519</text:p>
          </table:table-cell>
          <table:table-cell table:style-name="ce1" office:value-type="float" office:value="13.2456679344177" calcext:value-type="float">
            <text:p>13.2456679344177</text:p>
          </table:table-cell>
          <table:table-cell table:style-name="ce1" office:value-type="float" office:value="13.0828809738159" calcext:value-type="float">
            <text:p>13.0828809738159</text:p>
          </table:table-cell>
          <table:table-cell table:style-name="ce1" office:value-type="float" office:value="12.8304102420807" calcext:value-type="float">
            <text:p>12.8304102420807</text:p>
          </table:table-cell>
          <table:table-cell table:style-name="ce1" office:value-type="float" office:value="13.2456679344177" calcext:value-type="float">
            <text:p>13.2456679344177</text:p>
          </table:table-cell>
          <table:table-cell table:style-name="ce1" office:value-type="float" office:value="65.4144048690796" calcext:value-type="float">
            <text:p>65.4144048690796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6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6.414026260376" calcext:value-type="float">
            <text:p>16.414026260376</text:p>
          </table:table-cell>
          <table:table-cell table:style-name="ce1" office:value-type="float" office:value="14.9303674697876" calcext:value-type="float">
            <text:p>14.9303674697876</text:p>
          </table:table-cell>
          <table:table-cell table:style-name="ce1" office:value-type="float" office:value="15.7742922306061" calcext:value-type="float">
            <text:p>15.7742922306061</text:p>
          </table:table-cell>
          <table:table-cell table:style-name="ce1" office:value-type="float" office:value="15.2748744487762" calcext:value-type="float">
            <text:p>15.2748744487762</text:p>
          </table:table-cell>
          <table:table-cell table:style-name="ce1" office:value-type="float" office:value="15.8955745697021" calcext:value-type="float">
            <text:p>15.8955745697021</text:p>
          </table:table-cell>
          <table:table-cell table:style-name="ce1" office:value-type="float" office:value="15.6578269958496" calcext:value-type="float">
            <text:p>15.6578269958496</text:p>
          </table:table-cell>
          <table:table-cell table:style-name="ce1" office:value-type="float" office:value="14.9303674697876" calcext:value-type="float">
            <text:p>14.9303674697876</text:p>
          </table:table-cell>
          <table:table-cell table:style-name="ce1" office:value-type="float" office:value="16.414026260376" calcext:value-type="float">
            <text:p>16.414026260376</text:p>
          </table:table-cell>
          <table:table-cell table:style-name="ce1" office:value-type="float" office:value="78.289134979248" calcext:value-type="float">
            <text:p>78.289134979248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7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8.2408928871155" calcext:value-type="float">
            <text:p>18.2408928871155</text:p>
          </table:table-cell>
          <table:table-cell table:style-name="ce1" office:value-type="float" office:value="17.8805227279663" calcext:value-type="float">
            <text:p>17.8805227279663</text:p>
          </table:table-cell>
          <table:table-cell table:style-name="ce1" office:value-type="float" office:value="17.3835740089417" calcext:value-type="float">
            <text:p>17.3835740089417</text:p>
          </table:table-cell>
          <table:table-cell table:style-name="ce1" office:value-type="float" office:value="19.3256287574768" calcext:value-type="float">
            <text:p>19.3256287574768</text:p>
          </table:table-cell>
          <table:table-cell table:style-name="ce1" office:value-type="float" office:value="18.9651226997376" calcext:value-type="float">
            <text:p>18.9651226997376</text:p>
          </table:table-cell>
          <table:table-cell table:style-name="ce1" office:value-type="float" office:value="18.3591482162476" calcext:value-type="float">
            <text:p>18.3591482162476</text:p>
          </table:table-cell>
          <table:table-cell table:style-name="ce1" office:value-type="float" office:value="17.3835740089417" calcext:value-type="float">
            <text:p>17.3835740089417</text:p>
          </table:table-cell>
          <table:table-cell table:style-name="ce1" office:value-type="float" office:value="19.3256287574768" calcext:value-type="float">
            <text:p>19.3256287574768</text:p>
          </table:table-cell>
          <table:table-cell table:style-name="ce1" office:value-type="float" office:value="91.7957410812378" calcext:value-type="float">
            <text:p>91.7957410812378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8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9.4044985771179" calcext:value-type="float">
            <text:p>19.4044985771179</text:p>
          </table:table-cell>
          <table:table-cell table:style-name="ce1" office:value-type="float" office:value="20.4599890708923" calcext:value-type="float">
            <text:p>20.4599890708923</text:p>
          </table:table-cell>
          <table:table-cell table:style-name="ce1" office:value-type="float" office:value="21.9659988880157" calcext:value-type="float">
            <text:p>21.9659988880157</text:p>
          </table:table-cell>
          <table:table-cell table:style-name="ce1" office:value-type="float" office:value="21.8200612068176" calcext:value-type="float">
            <text:p>21.8200612068176</text:p>
          </table:table-cell>
          <table:table-cell table:style-name="ce1" office:value-type="float" office:value="21.0677227973938" calcext:value-type="float">
            <text:p>21.0677227973938</text:p>
          </table:table-cell>
          <table:table-cell table:style-name="ce1" office:value-type="float" office:value="20.9436541080475" calcext:value-type="float">
            <text:p>20.9436541080475</text:p>
          </table:table-cell>
          <table:table-cell table:style-name="ce1" office:value-type="float" office:value="19.4044985771179" calcext:value-type="float">
            <text:p>19.4044985771179</text:p>
          </table:table-cell>
          <table:table-cell table:style-name="ce1" office:value-type="float" office:value="21.9659988880157" calcext:value-type="float">
            <text:p>21.9659988880157</text:p>
          </table:table-cell>
          <table:table-cell table:style-name="ce1" office:value-type="float" office:value="104.718270540237" calcext:value-type="float">
            <text:p>104.718270540237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9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23.9755656719208" calcext:value-type="float">
            <text:p>23.9755656719208</text:p>
          </table:table-cell>
          <table:table-cell table:style-name="ce1" office:value-type="float" office:value="24.01225233078" calcext:value-type="float">
            <text:p>24.01225233078</text:p>
          </table:table-cell>
          <table:table-cell table:style-name="ce1" office:value-type="float" office:value="23.8635749816895" calcext:value-type="float">
            <text:p>23.8635749816895</text:p>
          </table:table-cell>
          <table:table-cell table:style-name="ce1" office:value-type="float" office:value="21.0954465866089" calcext:value-type="float">
            <text:p>21.0954465866089</text:p>
          </table:table-cell>
          <table:table-cell table:style-name="ce1" office:value-type="float" office:value="24.7566268444061" calcext:value-type="float">
            <text:p>24.7566268444061</text:p>
          </table:table-cell>
          <table:table-cell table:style-name="ce1" office:value-type="float" office:value="23.5406932830811" calcext:value-type="float">
            <text:p>23.5406932830811</text:p>
          </table:table-cell>
          <table:table-cell table:style-name="ce1" office:value-type="float" office:value="21.0954465866089" calcext:value-type="float">
            <text:p>21.0954465866089</text:p>
          </table:table-cell>
          <table:table-cell table:style-name="ce1" office:value-type="float" office:value="24.7566268444061" calcext:value-type="float">
            <text:p>24.7566268444061</text:p>
          </table:table-cell>
          <table:table-cell table:style-name="ce1" office:value-type="float" office:value="117.703466415405" calcext:value-type="float">
            <text:p>117.703466415405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10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27.583708524704" calcext:value-type="float">
            <text:p>27.583708524704</text:p>
          </table:table-cell>
          <table:table-cell table:style-name="ce1" office:value-type="float" office:value="23.0387859344482" calcext:value-type="float">
            <text:p>23.0387859344482</text:p>
          </table:table-cell>
          <table:table-cell table:style-name="ce1" office:value-type="float" office:value="28.4129011631012" calcext:value-type="float">
            <text:p>28.4129011631012</text:p>
          </table:table-cell>
          <table:table-cell table:style-name="ce1" office:value-type="float" office:value="25.6078133583069" calcext:value-type="float">
            <text:p>25.6078133583069</text:p>
          </table:table-cell>
          <table:table-cell table:style-name="ce1" office:value-type="float" office:value="27.7784147262573" calcext:value-type="float">
            <text:p>27.7784147262573</text:p>
          </table:table-cell>
          <table:table-cell table:style-name="ce1" office:value-type="float" office:value="26.4843247413635" calcext:value-type="float">
            <text:p>26.4843247413635</text:p>
          </table:table-cell>
          <table:table-cell table:style-name="ce1" office:value-type="float" office:value="23.0387859344482" calcext:value-type="float">
            <text:p>23.0387859344482</text:p>
          </table:table-cell>
          <table:table-cell table:style-name="ce1" office:value-type="float" office:value="28.4129011631012" calcext:value-type="float">
            <text:p>28.4129011631012</text:p>
          </table:table-cell>
          <table:table-cell table:style-name="ce1" office:value-type="float" office:value="132.421623706818" calcext:value-type="float">
            <text:p>132.421623706818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11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34.2773070335388" calcext:value-type="float">
            <text:p>34.2773070335388</text:p>
          </table:table-cell>
          <table:table-cell table:style-name="ce1" office:value-type="float" office:value="36.8522207736969" calcext:value-type="float">
            <text:p>36.8522207736969</text:p>
          </table:table-cell>
          <table:table-cell table:style-name="ce1" office:value-type="float" office:value="41.2916066646576" calcext:value-type="float">
            <text:p>41.2916066646576</text:p>
          </table:table-cell>
          <table:table-cell table:style-name="ce1" office:value-type="float" office:value="31.2904493808746" calcext:value-type="float">
            <text:p>31.2904493808746</text:p>
          </table:table-cell>
          <table:table-cell table:style-name="ce1" office:value-type="float" office:value="33.3229012489319" calcext:value-type="float">
            <text:p>33.3229012489319</text:p>
          </table:table-cell>
          <table:table-cell table:style-name="ce1" office:value-type="float" office:value="35.40689702034" calcext:value-type="float">
            <text:p>35.40689702034</text:p>
          </table:table-cell>
          <table:table-cell table:style-name="ce1" office:value-type="float" office:value="31.2904493808746" calcext:value-type="float">
            <text:p>31.2904493808746</text:p>
          </table:table-cell>
          <table:table-cell table:style-name="ce1" office:value-type="float" office:value="41.2916066646576" calcext:value-type="float">
            <text:p>41.2916066646576</text:p>
          </table:table-cell>
          <table:table-cell table:style-name="ce1" office:value-type="float" office:value="177.0344851017" calcext:value-type="float">
            <text:p>177.0344851017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12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27.5234739780426" calcext:value-type="float">
            <text:p>27.5234739780426</text:p>
          </table:table-cell>
          <table:table-cell table:style-name="ce1" office:value-type="float" office:value="33.1763262748718" calcext:value-type="float">
            <text:p>33.1763262748718</text:p>
          </table:table-cell>
          <table:table-cell table:style-name="ce1" office:value-type="float" office:value="31.289767742157" calcext:value-type="float">
            <text:p>31.289767742157</text:p>
          </table:table-cell>
          <table:table-cell table:style-name="ce1" office:value-type="float" office:value="32.416759967804" calcext:value-type="float">
            <text:p>32.416759967804</text:p>
          </table:table-cell>
          <table:table-cell table:style-name="ce1" office:value-type="float" office:value="42.5263414382935" calcext:value-type="float">
            <text:p>42.5263414382935</text:p>
          </table:table-cell>
          <table:table-cell table:style-name="ce1" office:value-type="float" office:value="33.3865338802338" calcext:value-type="float">
            <text:p>33.3865338802338</text:p>
          </table:table-cell>
          <table:table-cell table:style-name="ce1" office:value-type="float" office:value="27.5234739780426" calcext:value-type="float">
            <text:p>27.5234739780426</text:p>
          </table:table-cell>
          <table:table-cell table:style-name="ce1" office:value-type="float" office:value="42.5263414382935" calcext:value-type="float">
            <text:p>42.5263414382935</text:p>
          </table:table-cell>
          <table:table-cell table:style-name="ce1" office:value-type="float" office:value="166.932669401169" calcext:value-type="float">
            <text:p>166.932669401169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13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40.1171023845673" calcext:value-type="float">
            <text:p>40.1171023845673</text:p>
          </table:table-cell>
          <table:table-cell table:style-name="ce1" office:value-type="float" office:value="41.734382390976" calcext:value-type="float">
            <text:p>41.734382390976</text:p>
          </table:table-cell>
          <table:table-cell table:style-name="ce1" office:value-type="float" office:value="46.2089681625366" calcext:value-type="float">
            <text:p>46.2089681625366</text:p>
          </table:table-cell>
          <table:table-cell table:style-name="ce1" office:value-type="float" office:value="41.6895134449005" calcext:value-type="float">
            <text:p>41.6895134449005</text:p>
          </table:table-cell>
          <table:table-cell table:style-name="ce1" office:value-type="float" office:value="39.5870552062988" calcext:value-type="float">
            <text:p>39.5870552062988</text:p>
          </table:table-cell>
          <table:table-cell table:style-name="ce1" office:value-type="float" office:value="41.8674043178558" calcext:value-type="float">
            <text:p>41.8674043178558</text:p>
          </table:table-cell>
          <table:table-cell table:style-name="ce1" office:value-type="float" office:value="39.5870552062988" calcext:value-type="float">
            <text:p>39.5870552062988</text:p>
          </table:table-cell>
          <table:table-cell table:style-name="ce1" office:value-type="float" office:value="46.2089681625366" calcext:value-type="float">
            <text:p>46.2089681625366</text:p>
          </table:table-cell>
          <table:table-cell table:style-name="ce1" office:value-type="float" office:value="209.337021589279" calcext:value-type="float">
            <text:p>209.337021589279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14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37.4219486713409" calcext:value-type="float">
            <text:p>37.4219486713409</text:p>
          </table:table-cell>
          <table:table-cell table:style-name="ce1" office:value-type="float" office:value="47.3960688114166" calcext:value-type="float">
            <text:p>47.3960688114166</text:p>
          </table:table-cell>
          <table:table-cell table:style-name="ce1" office:value-type="float" office:value="53.3735179901123" calcext:value-type="float">
            <text:p>53.3735179901123</text:p>
          </table:table-cell>
          <table:table-cell table:style-name="ce1" office:value-type="float" office:value="42.6429874897003" calcext:value-type="float">
            <text:p>42.6429874897003</text:p>
          </table:table-cell>
          <table:table-cell table:style-name="ce1" office:value-type="float" office:value="46.8956232070923" calcext:value-type="float">
            <text:p>46.8956232070923</text:p>
          </table:table-cell>
          <table:table-cell table:style-name="ce1" office:value-type="float" office:value="45.5460292339325" calcext:value-type="float">
            <text:p>45.5460292339325</text:p>
          </table:table-cell>
          <table:table-cell table:style-name="ce1" office:value-type="float" office:value="37.4219486713409" calcext:value-type="float">
            <text:p>37.4219486713409</text:p>
          </table:table-cell>
          <table:table-cell table:style-name="ce1" office:value-type="float" office:value="53.3735179901123" calcext:value-type="float">
            <text:p>53.3735179901123</text:p>
          </table:table-cell>
          <table:table-cell table:style-name="ce1" office:value-type="float" office:value="227.730146169662" calcext:value-type="float">
            <text:p>227.730146169662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15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48.6696708202362" calcext:value-type="float">
            <text:p>48.6696708202362</text:p>
          </table:table-cell>
          <table:table-cell table:style-name="ce1" office:value-type="float" office:value="47.2130239009857" calcext:value-type="float">
            <text:p>47.2130239009857</text:p>
          </table:table-cell>
          <table:table-cell table:style-name="ce1" office:value-type="float" office:value="39.8224189281464" calcext:value-type="float">
            <text:p>39.8224189281464</text:p>
          </table:table-cell>
          <table:table-cell table:style-name="ce1" office:value-type="float" office:value="47.3479151725769" calcext:value-type="float">
            <text:p>47.3479151725769</text:p>
          </table:table-cell>
          <table:table-cell table:style-name="ce1" office:value-type="float" office:value="53.4499897956848" calcext:value-type="float">
            <text:p>53.4499897956848</text:p>
          </table:table-cell>
          <table:table-cell table:style-name="ce1" office:value-type="float" office:value="47.300603723526" calcext:value-type="float">
            <text:p>47.300603723526</text:p>
          </table:table-cell>
          <table:table-cell table:style-name="ce1" office:value-type="float" office:value="39.8224189281464" calcext:value-type="float">
            <text:p>39.8224189281464</text:p>
          </table:table-cell>
          <table:table-cell table:style-name="ce1" office:value-type="float" office:value="53.4499897956848" calcext:value-type="float">
            <text:p>53.4499897956848</text:p>
          </table:table-cell>
          <table:table-cell table:style-name="ce1" office:value-type="float" office:value="236.50301861763" calcext:value-type="float">
            <text:p>236.50301861763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16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51.0708587169647" calcext:value-type="float">
            <text:p>51.0708587169647</text:p>
          </table:table-cell>
          <table:table-cell table:style-name="ce1" office:value-type="float" office:value="50.7778668403626" calcext:value-type="float">
            <text:p>50.7778668403626</text:p>
          </table:table-cell>
          <table:table-cell table:style-name="ce1" office:value-type="float" office:value="53.0642101764679" calcext:value-type="float">
            <text:p>53.0642101764679</text:p>
          </table:table-cell>
          <table:table-cell table:style-name="ce1" office:value-type="float" office:value="57.1271414756775" calcext:value-type="float">
            <text:p>57.1271414756775</text:p>
          </table:table-cell>
          <table:table-cell table:style-name="ce1" office:value-type="float" office:value="64.8798351287842" calcext:value-type="float">
            <text:p>64.8798351287842</text:p>
          </table:table-cell>
          <table:table-cell table:style-name="ce1" office:value-type="float" office:value="55.3839824676514" calcext:value-type="float">
            <text:p>55.3839824676514</text:p>
          </table:table-cell>
          <table:table-cell table:style-name="ce1" office:value-type="float" office:value="50.7778668403626" calcext:value-type="float">
            <text:p>50.7778668403626</text:p>
          </table:table-cell>
          <table:table-cell table:style-name="ce1" office:value-type="float" office:value="64.8798351287842" calcext:value-type="float">
            <text:p>64.8798351287842</text:p>
          </table:table-cell>
          <table:table-cell table:style-name="ce1" office:value-type="float" office:value="276.919912338257" calcext:value-type="float">
            <text:p>276.919912338257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17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57.4825184345245" calcext:value-type="float">
            <text:p>57.4825184345245</text:p>
          </table:table-cell>
          <table:table-cell table:style-name="ce1" office:value-type="float" office:value="64.8770315647125" calcext:value-type="float">
            <text:p>64.8770315647125</text:p>
          </table:table-cell>
          <table:table-cell table:style-name="ce1" office:value-type="float" office:value="61.4968531131744" calcext:value-type="float">
            <text:p>61.4968531131744</text:p>
          </table:table-cell>
          <table:table-cell table:style-name="ce1" office:value-type="float" office:value="59.0561544895172" calcext:value-type="float">
            <text:p>59.0561544895172</text:p>
          </table:table-cell>
          <table:table-cell table:style-name="ce1" office:value-type="float" office:value="71.7820041179657" calcext:value-type="float">
            <text:p>71.7820041179657</text:p>
          </table:table-cell>
          <table:table-cell table:style-name="ce1" office:value-type="float" office:value="62.9389123439789" calcext:value-type="float">
            <text:p>62.9389123439789</text:p>
          </table:table-cell>
          <table:table-cell table:style-name="ce1" office:value-type="float" office:value="57.4825184345245" calcext:value-type="float">
            <text:p>57.4825184345245</text:p>
          </table:table-cell>
          <table:table-cell table:style-name="ce1" office:value-type="float" office:value="71.7820041179657" calcext:value-type="float">
            <text:p>71.7820041179657</text:p>
          </table:table-cell>
          <table:table-cell table:style-name="ce1" office:value-type="float" office:value="314.694561719894" calcext:value-type="float">
            <text:p>314.694561719894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18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63.8342957496643" calcext:value-type="float">
            <text:p>63.8342957496643</text:p>
          </table:table-cell>
          <table:table-cell table:style-name="ce1" office:value-type="float" office:value="67.0068011283875" calcext:value-type="float">
            <text:p>67.0068011283875</text:p>
          </table:table-cell>
          <table:table-cell table:style-name="ce1" office:value-type="float" office:value="71.5436425209045" calcext:value-type="float">
            <text:p>71.5436425209045</text:p>
          </table:table-cell>
          <table:table-cell table:style-name="ce1" office:value-type="float" office:value="66.4303758144379" calcext:value-type="float">
            <text:p>66.4303758144379</text:p>
          </table:table-cell>
          <table:table-cell table:style-name="ce1" office:value-type="float" office:value="56.0288455486298" calcext:value-type="float">
            <text:p>56.0288455486298</text:p>
          </table:table-cell>
          <table:table-cell table:style-name="ce1" office:value-type="float" office:value="64.9687921524048" calcext:value-type="float">
            <text:p>64.9687921524048</text:p>
          </table:table-cell>
          <table:table-cell table:style-name="ce1" office:value-type="float" office:value="56.0288455486298" calcext:value-type="float">
            <text:p>56.0288455486298</text:p>
          </table:table-cell>
          <table:table-cell table:style-name="ce1" office:value-type="float" office:value="71.5436425209045" calcext:value-type="float">
            <text:p>71.5436425209045</text:p>
          </table:table-cell>
          <table:table-cell table:style-name="ce1" office:value-type="float" office:value="324.843960762024" calcext:value-type="float">
            <text:p>324.843960762024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19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63.6199607849121" calcext:value-type="float">
            <text:p>63.6199607849121</text:p>
          </table:table-cell>
          <table:table-cell table:style-name="ce1" office:value-type="float" office:value="52.0773751735687" calcext:value-type="float">
            <text:p>52.0773751735687</text:p>
          </table:table-cell>
          <table:table-cell table:style-name="ce1" office:value-type="float" office:value="60.038923740387" calcext:value-type="float">
            <text:p>60.038923740387</text:p>
          </table:table-cell>
          <table:table-cell table:style-name="ce1" office:value-type="float" office:value="75.7228708267212" calcext:value-type="float">
            <text:p>75.7228708267212</text:p>
          </table:table-cell>
          <table:table-cell table:style-name="ce1" office:value-type="float" office:value="79.0085644721985" calcext:value-type="float">
            <text:p>79.0085644721985</text:p>
          </table:table-cell>
          <table:table-cell table:style-name="ce1" office:value-type="float" office:value="66.0935389995575" calcext:value-type="float">
            <text:p>66.0935389995575</text:p>
          </table:table-cell>
          <table:table-cell table:style-name="ce1" office:value-type="float" office:value="52.0773751735687" calcext:value-type="float">
            <text:p>52.0773751735687</text:p>
          </table:table-cell>
          <table:table-cell table:style-name="ce1" office:value-type="float" office:value="79.0085644721985" calcext:value-type="float">
            <text:p>79.0085644721985</text:p>
          </table:table-cell>
          <table:table-cell table:style-name="ce1" office:value-type="float" office:value="330.467694997787" calcext:value-type="float">
            <text:p>330.467694997787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20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86.4857590198517" calcext:value-type="float">
            <text:p>86.4857590198517</text:p>
          </table:table-cell>
          <table:table-cell table:style-name="ce1" office:value-type="float" office:value="87.5644726753235" calcext:value-type="float">
            <text:p>87.5644726753235</text:p>
          </table:table-cell>
          <table:table-cell table:style-name="ce1" office:value-type="float" office:value="76.7915730476379" calcext:value-type="float">
            <text:p>76.7915730476379</text:p>
          </table:table-cell>
          <table:table-cell table:style-name="ce1" office:value-type="float" office:value="84.657487154007" calcext:value-type="float">
            <text:p>84.657487154007</text:p>
          </table:table-cell>
          <table:table-cell table:style-name="ce1" office:value-type="float" office:value="78.2620759010315" calcext:value-type="float">
            <text:p>78.2620759010315</text:p>
          </table:table-cell>
          <table:table-cell table:style-name="ce1" office:value-type="float" office:value="82.7522735595703" calcext:value-type="float">
            <text:p>82.7522735595703</text:p>
          </table:table-cell>
          <table:table-cell table:style-name="ce1" office:value-type="float" office:value="76.7915730476379" calcext:value-type="float">
            <text:p>76.7915730476379</text:p>
          </table:table-cell>
          <table:table-cell table:style-name="ce1" office:value-type="float" office:value="87.5644726753235" calcext:value-type="float">
            <text:p>87.5644726753235</text:p>
          </table:table-cell>
          <table:table-cell table:style-name="ce1" office:value-type="float" office:value="413.761367797852" calcext:value-type="float">
            <text:p>413.761367797852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21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86.7001776695252" calcext:value-type="float">
            <text:p>86.7001776695252</text:p>
          </table:table-cell>
          <table:table-cell table:style-name="ce1" office:value-type="float" office:value="87.1662001609802" calcext:value-type="float">
            <text:p>87.1662001609802</text:p>
          </table:table-cell>
          <table:table-cell table:style-name="ce1" office:value-type="float" office:value="89.6563980579376" calcext:value-type="float">
            <text:p>89.6563980579376</text:p>
          </table:table-cell>
          <table:table-cell table:style-name="ce1" office:value-type="float" office:value="89.1241452693939" calcext:value-type="float">
            <text:p>89.1241452693939</text:p>
          </table:table-cell>
          <table:table-cell table:style-name="ce1" office:value-type="float" office:value="93.1120529174805" calcext:value-type="float">
            <text:p>93.1120529174805</text:p>
          </table:table-cell>
          <table:table-cell table:style-name="ce1" office:value-type="float" office:value="89.1517948150635" calcext:value-type="float">
            <text:p>89.1517948150635</text:p>
          </table:table-cell>
          <table:table-cell table:style-name="ce1" office:value-type="float" office:value="86.7001776695252" calcext:value-type="float">
            <text:p>86.7001776695252</text:p>
          </table:table-cell>
          <table:table-cell table:style-name="ce1" office:value-type="float" office:value="93.1120529174805" calcext:value-type="float">
            <text:p>93.1120529174805</text:p>
          </table:table-cell>
          <table:table-cell table:style-name="ce1" office:value-type="float" office:value="445.758974075317" calcext:value-type="float">
            <text:p>445.758974075317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22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96.7553179264069" calcext:value-type="float">
            <text:p>96.7553179264069</text:p>
          </table:table-cell>
          <table:table-cell table:style-name="ce1" office:value-type="float" office:value="76.8453884124756" calcext:value-type="float">
            <text:p>76.8453884124756</text:p>
          </table:table-cell>
          <table:table-cell table:style-name="ce1" office:value-type="float" office:value="81.5518431663513" calcext:value-type="float">
            <text:p>81.5518431663513</text:p>
          </table:table-cell>
          <table:table-cell table:style-name="ce1" office:value-type="float" office:value="69.0863220691681" calcext:value-type="float">
            <text:p>69.0863220691681</text:p>
          </table:table-cell>
          <table:table-cell table:style-name="ce1" office:value-type="float" office:value="80.5394361019135" calcext:value-type="float">
            <text:p>80.5394361019135</text:p>
          </table:table-cell>
          <table:table-cell table:style-name="ce1" office:value-type="float" office:value="80.9556615352631" calcext:value-type="float">
            <text:p>80.9556615352631</text:p>
          </table:table-cell>
          <table:table-cell table:style-name="ce1" office:value-type="float" office:value="69.0863220691681" calcext:value-type="float">
            <text:p>69.0863220691681</text:p>
          </table:table-cell>
          <table:table-cell table:style-name="ce1" office:value-type="float" office:value="96.7553179264069" calcext:value-type="float">
            <text:p>96.7553179264069</text:p>
          </table:table-cell>
          <table:table-cell table:style-name="ce1" office:value-type="float" office:value="404.778307676315" calcext:value-type="float">
            <text:p>404.778307676315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23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86.7983758449554" calcext:value-type="float">
            <text:p>86.7983758449554</text:p>
          </table:table-cell>
          <table:table-cell table:style-name="ce1" office:value-type="float" office:value="81.3955543041229" calcext:value-type="float">
            <text:p>81.3955543041229</text:p>
          </table:table-cell>
          <table:table-cell table:style-name="ce1" office:value-type="float" office:value="77.9636533260346" calcext:value-type="float">
            <text:p>77.9636533260346</text:p>
          </table:table-cell>
          <table:table-cell table:style-name="ce1" office:value-type="float" office:value="93.3667149543762" calcext:value-type="float">
            <text:p>93.3667149543762</text:p>
          </table:table-cell>
          <table:table-cell table:style-name="ce1" office:value-type="float" office:value="75.0590739250183" calcext:value-type="float">
            <text:p>75.0590739250183</text:p>
          </table:table-cell>
          <table:table-cell table:style-name="ce1" office:value-type="float" office:value="82.9166744709015" calcext:value-type="float">
            <text:p>82.9166744709015</text:p>
          </table:table-cell>
          <table:table-cell table:style-name="ce1" office:value-type="float" office:value="75.0590739250183" calcext:value-type="float">
            <text:p>75.0590739250183</text:p>
          </table:table-cell>
          <table:table-cell table:style-name="ce1" office:value-type="float" office:value="93.3667149543762" calcext:value-type="float">
            <text:p>93.3667149543762</text:p>
          </table:table-cell>
          <table:table-cell table:style-name="ce1" office:value-type="float" office:value="414.583372354507" calcext:value-type="float">
            <text:p>414.583372354507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24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78.339599609375" calcext:value-type="float">
            <text:p>78.339599609375</text:p>
          </table:table-cell>
          <table:table-cell table:style-name="ce1" office:value-type="float" office:value="90.3115186691284" calcext:value-type="float">
            <text:p>90.3115186691284</text:p>
          </table:table-cell>
          <table:table-cell table:style-name="ce1" office:value-type="float" office:value="85.9957327842712" calcext:value-type="float">
            <text:p>85.9957327842712</text:p>
          </table:table-cell>
          <table:table-cell table:style-name="ce1" office:value-type="float" office:value="88.5623242855072" calcext:value-type="float">
            <text:p>88.5623242855072</text:p>
          </table:table-cell>
          <table:table-cell table:style-name="ce1" office:value-type="float" office:value="91.8640761375427" calcext:value-type="float">
            <text:p>91.8640761375427</text:p>
          </table:table-cell>
          <table:table-cell table:style-name="ce1" office:value-type="float" office:value="87.0146502971649" calcext:value-type="float">
            <text:p>87.0146502971649</text:p>
          </table:table-cell>
          <table:table-cell table:style-name="ce1" office:value-type="float" office:value="78.339599609375" calcext:value-type="float">
            <text:p>78.339599609375</text:p>
          </table:table-cell>
          <table:table-cell table:style-name="ce1" office:value-type="float" office:value="91.8640761375427" calcext:value-type="float">
            <text:p>91.8640761375427</text:p>
          </table:table-cell>
          <table:table-cell table:style-name="ce1" office:value-type="float" office:value="435.073251485825" calcext:value-type="float">
            <text:p>435.073251485825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25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77.6538405418396" calcext:value-type="float">
            <text:p>77.6538405418396</text:p>
          </table:table-cell>
          <table:table-cell table:style-name="ce1" office:value-type="float" office:value="78.6848256587982" calcext:value-type="float">
            <text:p>78.6848256587982</text:p>
          </table:table-cell>
          <table:table-cell table:style-name="ce1" office:value-type="float" office:value="71.2323226928711" calcext:value-type="float">
            <text:p>71.2323226928711</text:p>
          </table:table-cell>
          <table:table-cell table:style-name="ce1" office:value-type="float" office:value="69.8637163639069" calcext:value-type="float">
            <text:p>69.8637163639069</text:p>
          </table:table-cell>
          <table:table-cell table:style-name="ce1" office:value-type="float" office:value="60.7786872386932" calcext:value-type="float">
            <text:p>60.7786872386932</text:p>
          </table:table-cell>
          <table:table-cell table:style-name="ce1" office:value-type="float" office:value="71.6426784992218" calcext:value-type="float">
            <text:p>71.6426784992218</text:p>
          </table:table-cell>
          <table:table-cell table:style-name="ce1" office:value-type="float" office:value="60.7786872386932" calcext:value-type="float">
            <text:p>60.7786872386932</text:p>
          </table:table-cell>
          <table:table-cell table:style-name="ce1" office:value-type="float" office:value="78.6848256587982" calcext:value-type="float">
            <text:p>78.6848256587982</text:p>
          </table:table-cell>
          <table:table-cell table:style-name="ce1" office:value-type="float" office:value="358.213392496109" calcext:value-type="float">
            <text:p>358.213392496109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26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86.1306855678558" calcext:value-type="float">
            <text:p>86.1306855678558</text:p>
          </table:table-cell>
          <table:table-cell table:style-name="ce1" office:value-type="float" office:value="84.4289758205414" calcext:value-type="float">
            <text:p>84.4289758205414</text:p>
          </table:table-cell>
          <table:table-cell table:style-name="ce1" office:value-type="float" office:value="71.3830237388611" calcext:value-type="float">
            <text:p>71.3830237388611</text:p>
          </table:table-cell>
          <table:table-cell table:style-name="ce1" office:value-type="float" office:value="79.3213446140289" calcext:value-type="float">
            <text:p>79.3213446140289</text:p>
          </table:table-cell>
          <table:table-cell table:style-name="ce1" office:value-type="float" office:value="91.3982932567597" calcext:value-type="float">
            <text:p>91.3982932567597</text:p>
          </table:table-cell>
          <table:table-cell table:style-name="ce1" office:value-type="float" office:value="82.5324645996094" calcext:value-type="float">
            <text:p>82.5324645996094</text:p>
          </table:table-cell>
          <table:table-cell table:style-name="ce1" office:value-type="float" office:value="71.3830237388611" calcext:value-type="float">
            <text:p>71.3830237388611</text:p>
          </table:table-cell>
          <table:table-cell table:style-name="ce1" office:value-type="float" office:value="91.3982932567597" calcext:value-type="float">
            <text:p>91.3982932567597</text:p>
          </table:table-cell>
          <table:table-cell table:style-name="ce1" office:value-type="float" office:value="412.662322998047" calcext:value-type="float">
            <text:p>412.662322998047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27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72.4102263450623" calcext:value-type="float">
            <text:p>72.4102263450623</text:p>
          </table:table-cell>
          <table:table-cell table:style-name="ce1" office:value-type="float" office:value="82.8962054252625" calcext:value-type="float">
            <text:p>82.8962054252625</text:p>
          </table:table-cell>
          <table:table-cell table:style-name="ce1" office:value-type="float" office:value="86.0777101516724" calcext:value-type="float">
            <text:p>86.0777101516724</text:p>
          </table:table-cell>
          <table:table-cell table:style-name="ce1" office:value-type="float" office:value="91.3578436374664" calcext:value-type="float">
            <text:p>91.3578436374664</text:p>
          </table:table-cell>
          <table:table-cell table:style-name="ce1" office:value-type="float" office:value="93.2688910961151" calcext:value-type="float">
            <text:p>93.2688910961151</text:p>
          </table:table-cell>
          <table:table-cell table:style-name="ce1" office:value-type="float" office:value="85.2021753311157" calcext:value-type="float">
            <text:p>85.2021753311157</text:p>
          </table:table-cell>
          <table:table-cell table:style-name="ce1" office:value-type="float" office:value="72.4102263450623" calcext:value-type="float">
            <text:p>72.4102263450623</text:p>
          </table:table-cell>
          <table:table-cell table:style-name="ce1" office:value-type="float" office:value="93.2688910961151" calcext:value-type="float">
            <text:p>93.2688910961151</text:p>
          </table:table-cell>
          <table:table-cell table:style-name="ce1" office:value-type="float" office:value="426.010876655579" calcext:value-type="float">
            <text:p>426.010876655579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28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86.1617197990418" calcext:value-type="float">
            <text:p>86.1617197990418</text:p>
          </table:table-cell>
          <table:table-cell table:style-name="ce1" office:value-type="float" office:value="89.8522386550903" calcext:value-type="float">
            <text:p>89.8522386550903</text:p>
          </table:table-cell>
          <table:table-cell table:style-name="ce1" office:value-type="float" office:value="96.6305282115936" calcext:value-type="float">
            <text:p>96.6305282115936</text:p>
          </table:table-cell>
          <table:table-cell table:style-name="ce1" office:value-type="float" office:value="68.4943060874939" calcext:value-type="float">
            <text:p>68.4943060874939</text:p>
          </table:table-cell>
          <table:table-cell table:style-name="ce1" office:value-type="float" office:value="81.4874303340912" calcext:value-type="float">
            <text:p>81.4874303340912</text:p>
          </table:table-cell>
          <table:table-cell table:style-name="ce1" office:value-type="float" office:value="84.5252446174622" calcext:value-type="float">
            <text:p>84.5252446174622</text:p>
          </table:table-cell>
          <table:table-cell table:style-name="ce1" office:value-type="float" office:value="68.4943060874939" calcext:value-type="float">
            <text:p>68.4943060874939</text:p>
          </table:table-cell>
          <table:table-cell table:style-name="ce1" office:value-type="float" office:value="96.6305282115936" calcext:value-type="float">
            <text:p>96.6305282115936</text:p>
          </table:table-cell>
          <table:table-cell table:style-name="ce1" office:value-type="float" office:value="422.626223087311" calcext:value-type="float">
            <text:p>422.626223087311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29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91.6332087516785" calcext:value-type="float">
            <text:p>91.6332087516785</text:p>
          </table:table-cell>
          <table:table-cell table:style-name="ce1" office:value-type="float" office:value="87.202356338501" calcext:value-type="float">
            <text:p>87.202356338501</text:p>
          </table:table-cell>
          <table:table-cell table:style-name="ce1" office:value-type="float" office:value="90.667268037796" calcext:value-type="float">
            <text:p>90.667268037796</text:p>
          </table:table-cell>
          <table:table-cell table:style-name="ce1" office:value-type="float" office:value="101.652101278305" calcext:value-type="float">
            <text:p>101.652101278305</text:p>
          </table:table-cell>
          <table:table-cell table:style-name="ce1" office:value-type="float" office:value="79.1831648349762" calcext:value-type="float">
            <text:p>79.1831648349762</text:p>
          </table:table-cell>
          <table:table-cell table:style-name="ce1" office:value-type="float" office:value="90.0676198482513" calcext:value-type="float">
            <text:p>90.0676198482513</text:p>
          </table:table-cell>
          <table:table-cell table:style-name="ce1" office:value-type="float" office:value="79.1831648349762" calcext:value-type="float">
            <text:p>79.1831648349762</text:p>
          </table:table-cell>
          <table:table-cell table:style-name="ce1" office:value-type="float" office:value="101.652101278305" calcext:value-type="float">
            <text:p>101.652101278305</text:p>
          </table:table-cell>
          <table:table-cell table:style-name="ce1" office:value-type="float" office:value="450.338099241257" calcext:value-type="float">
            <text:p>450.338099241257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30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01.483520269394" calcext:value-type="float">
            <text:p>101.483520269394</text:p>
          </table:table-cell>
          <table:table-cell table:style-name="ce1" office:value-type="float" office:value="100.677270174026" calcext:value-type="float">
            <text:p>100.677270174026</text:p>
          </table:table-cell>
          <table:table-cell table:style-name="ce1" office:value-type="float" office:value="94.0856442451477" calcext:value-type="float">
            <text:p>94.0856442451477</text:p>
          </table:table-cell>
          <table:table-cell table:style-name="ce1" office:value-type="float" office:value="91.1267967224121" calcext:value-type="float">
            <text:p>91.1267967224121</text:p>
          </table:table-cell>
          <table:table-cell table:style-name="ce1" office:value-type="float" office:value="91.923171043396" calcext:value-type="float">
            <text:p>91.923171043396</text:p>
          </table:table-cell>
          <table:table-cell table:style-name="ce1" office:value-type="float" office:value="95.8592804908752" calcext:value-type="float">
            <text:p>95.8592804908752</text:p>
          </table:table-cell>
          <table:table-cell table:style-name="ce1" office:value-type="float" office:value="91.1267967224121" calcext:value-type="float">
            <text:p>91.1267967224121</text:p>
          </table:table-cell>
          <table:table-cell table:style-name="ce1" office:value-type="float" office:value="101.483520269394" calcext:value-type="float">
            <text:p>101.483520269394</text:p>
          </table:table-cell>
          <table:table-cell table:style-name="ce1" office:value-type="float" office:value="479.296402454376" calcext:value-type="float">
            <text:p>479.296402454376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31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96.8288431167603" calcext:value-type="float">
            <text:p>96.8288431167603</text:p>
          </table:table-cell>
          <table:table-cell table:style-name="ce1" office:value-type="float" office:value="101.374870061874" calcext:value-type="float">
            <text:p>101.374870061874</text:p>
          </table:table-cell>
          <table:table-cell table:style-name="ce1" office:value-type="float" office:value="93.3095142841339" calcext:value-type="float">
            <text:p>93.3095142841339</text:p>
          </table:table-cell>
          <table:table-cell table:style-name="ce1" office:value-type="float" office:value="91.3196020126343" calcext:value-type="float">
            <text:p>91.3196020126343</text:p>
          </table:table-cell>
          <table:table-cell table:style-name="ce1" office:value-type="float" office:value="109.636262655258" calcext:value-type="float">
            <text:p>109.636262655258</text:p>
          </table:table-cell>
          <table:table-cell table:style-name="ce1" office:value-type="float" office:value="98.4938184261322" calcext:value-type="float">
            <text:p>98.4938184261322</text:p>
          </table:table-cell>
          <table:table-cell table:style-name="ce1" office:value-type="float" office:value="91.3196020126343" calcext:value-type="float">
            <text:p>91.3196020126343</text:p>
          </table:table-cell>
          <table:table-cell table:style-name="ce1" office:value-type="float" office:value="109.636262655258" calcext:value-type="float">
            <text:p>109.636262655258</text:p>
          </table:table-cell>
          <table:table-cell table:style-name="ce1" office:value-type="float" office:value="492.469092130661" calcext:value-type="float">
            <text:p>492.469092130661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32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02.162233114243" calcext:value-type="float">
            <text:p>102.162233114243</text:p>
          </table:table-cell>
          <table:table-cell table:style-name="ce1" office:value-type="float" office:value="113.127322435379" calcext:value-type="float">
            <text:p>113.127322435379</text:p>
          </table:table-cell>
          <table:table-cell table:style-name="ce1" office:value-type="float" office:value="96.9896576404572" calcext:value-type="float">
            <text:p>96.9896576404572</text:p>
          </table:table-cell>
          <table:table-cell table:style-name="ce1" office:value-type="float" office:value="98.8127949237824" calcext:value-type="float">
            <text:p>98.8127949237824</text:p>
          </table:table-cell>
          <table:table-cell table:style-name="ce1" office:value-type="float" office:value="91.6249403953552" calcext:value-type="float">
            <text:p>91.6249403953552</text:p>
          </table:table-cell>
          <table:table-cell table:style-name="ce1" office:value-type="float" office:value="100.543389701843" calcext:value-type="float">
            <text:p>100.543389701843</text:p>
          </table:table-cell>
          <table:table-cell table:style-name="ce1" office:value-type="float" office:value="91.6249403953552" calcext:value-type="float">
            <text:p>91.6249403953552</text:p>
          </table:table-cell>
          <table:table-cell table:style-name="ce1" office:value-type="float" office:value="113.127322435379" calcext:value-type="float">
            <text:p>113.127322435379</text:p>
          </table:table-cell>
          <table:table-cell table:style-name="ce1" office:value-type="float" office:value="502.716948509216" calcext:value-type="float">
            <text:p>502.716948509216</text:p>
          </table:table-cell>
          <table:table-cell table:number-columns-repeated="100"/>
        </table:table-row>
        <table:table-row table:style-name="ro2" table:number-rows-repeated="1048357">
          <table:table-cell table:number-columns-repeated="111"/>
        </table:table-row>
        <table:table-row table:style-name="ro2">
          <table:table-cell table:number-columns-repeated="111"/>
        </table:table-row>
      </table:table>
      <table:table table:name="工作表2" table:style-name="ta2">
        <office:forms form:automatic-focus="false" form:apply-design-mode="false"/>
        <table:shapes>
          <draw:frame draw:z-index="0" draw:style-name="gr1" draw:text-style-name="P1" svg:width="159.97mm" svg:height="89.98mm" svg:x="225.86mm" svg:y="29.63mm">
            <draw:object draw:notify-on-update-of-ranges="工作表2.F2:工作表2.F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17.91mm" svg:height="183.79mm" svg:x="248.29mm" svg:y="17.67mm">
            <draw:object draw:notify-on-update-of-ranges="工作表2.A2:工作表2.A34 工作表2.B1:工作表2.B1 工作表2.B2:工作表2.B34 工作表2.C1:工作表2.C1 工作表2.C2:工作表2.C34 工作表2.D1:工作表2.D1 工作表2.D2:工作表2.D34 工作表2.E1:工作表2.E1 工作表2.E2:工作表2.E34 工作表2.F1:工作表2.F1 工作表2.F2:工作表2.F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2" table:number-columns-repeated="3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Default" office:value-type="string" calcext:value-type="string">
            <text:p>进入epoch耗时</text:p>
          </table:table-cell>
          <table:table-cell table:style-name="Default" office:value-type="string" calcext:value-type="string">
            <text:p>进入for循环耗时</text:p>
          </table:table-cell>
          <table:table-cell table:style-name="Default" office:value-type="string" calcext:value-type="string">
            <text:p>训练耗时</text:p>
          </table:table-cell>
          <table:table-cell office:value-type="string" calcext:value-type="string">
            <text:p>退出for循环耗时</text:p>
          </table:table-cell>
          <table:table-cell office:value-type="string" calcext:value-type="string">
            <text:p>总耗时</text:p>
          </table:table-cell>
        </table:table-row>
        <table:table-row table:style-name="ro1">
          <table:table-cell office:value-type="string" calcext:value-type="string">
            <text:p>num_workers = 0</text:p>
          </table:table-cell>
          <table:table-cell office:value-type="float" office:value="38.129940032959" calcext:value-type="float">
            <text:p>38.129940032959</text:p>
          </table:table-cell>
          <table:table-cell office:value-type="float" office:value="48.1037592887878" calcext:value-type="float">
            <text:p>48.1037592887878</text:p>
          </table:table-cell>
          <table:table-cell office:value-type="float" office:value="10.4635925292969" calcext:value-type="float">
            <text:p>10.4635925292969</text:p>
          </table:table-cell>
          <table:table-cell office:value-type="float" office:value="1032.82320952415" calcext:value-type="float">
            <text:p>1032.82320952415</text:p>
          </table:table-cell>
          <table:table-cell table:formula="of:=SUM([.B2:.E2])" office:value-type="float" office:value="1129.52050137519" calcext:value-type="float">
            <text:p>1129.52050137519</text:p>
          </table:table-cell>
        </table:table-row>
        <table:table-row table:style-name="ro1">
          <table:table-cell office:value-type="string" calcext:value-type="string">
            <text:p>num_workers = 1</text:p>
          </table:table-cell>
          <table:table-cell office:value-type="float" office:value="76.2789499759674" calcext:value-type="float">
            <text:p>76.2789499759674</text:p>
          </table:table-cell>
          <table:table-cell office:value-type="float" office:value="48.5673921108246" calcext:value-type="float">
            <text:p>48.5673921108246</text:p>
          </table:table-cell>
          <table:table-cell office:value-type="float" office:value="10.5971796512604" calcext:value-type="float">
            <text:p>10.5971796512604</text:p>
          </table:table-cell>
          <table:table-cell office:value-type="float" office:value="1062.8091802597" calcext:value-type="float">
            <text:p>1062.8091802597</text:p>
          </table:table-cell>
          <table:table-cell table:formula="of:=SUM([.B3:.E3])" office:value-type="float" office:value="1198.25270199775" calcext:value-type="float">
            <text:p>1198.25270199775</text:p>
          </table:table-cell>
        </table:table-row>
        <table:table-row table:style-name="ro1">
          <table:table-cell office:value-type="string" calcext:value-type="string">
            <text:p>num_workers = 2</text:p>
          </table:table-cell>
          <table:table-cell office:value-type="float" office:value="78.1470313072205" calcext:value-type="float">
            <text:p>78.1470313072205</text:p>
          </table:table-cell>
          <table:table-cell office:value-type="float" office:value="51.5182003974915" calcext:value-type="float">
            <text:p>51.5182003974915</text:p>
          </table:table-cell>
          <table:table-cell office:value-type="float" office:value="12.6321048736572" calcext:value-type="float">
            <text:p>12.6321048736572</text:p>
          </table:table-cell>
          <table:table-cell office:value-type="float" office:value="618.648766756058" calcext:value-type="float">
            <text:p>618.648766756058</text:p>
          </table:table-cell>
          <table:table-cell table:formula="of:=SUM([.B4:.E4])" office:value-type="float" office:value="760.946103334427" calcext:value-type="float">
            <text:p>760.946103334427</text:p>
          </table:table-cell>
        </table:table-row>
        <table:table-row table:style-name="ro1">
          <table:table-cell office:value-type="string" calcext:value-type="string">
            <text:p>num_workers = 3</text:p>
          </table:table-cell>
          <table:table-cell office:value-type="float" office:value="42.8769378662109" calcext:value-type="float">
            <text:p>42.8769378662109</text:p>
          </table:table-cell>
          <table:table-cell office:value-type="float" office:value="55.6662399768829" calcext:value-type="float">
            <text:p>55.6662399768829</text:p>
          </table:table-cell>
          <table:table-cell office:value-type="float" office:value="17.7148551940918" calcext:value-type="float">
            <text:p>17.7148551940918</text:p>
          </table:table-cell>
          <table:table-cell office:value-type="float" office:value="399.076347827911" calcext:value-type="float">
            <text:p>399.076347827911</text:p>
          </table:table-cell>
          <table:table-cell table:formula="of:=SUM([.B5:.E5])" office:value-type="float" office:value="515.334380865097" calcext:value-type="float">
            <text:p>515.334380865097</text:p>
          </table:table-cell>
        </table:table-row>
        <table:table-row table:style-name="ro1">
          <table:table-cell office:value-type="string" calcext:value-type="string">
            <text:p>num_workers = 4</text:p>
          </table:table-cell>
          <table:table-cell office:value-type="float" office:value="89.2410910129547" calcext:value-type="float">
            <text:p>89.2410910129547</text:p>
          </table:table-cell>
          <table:table-cell office:value-type="float" office:value="59.5081567764282" calcext:value-type="float">
            <text:p>59.5081567764282</text:p>
          </table:table-cell>
          <table:table-cell office:value-type="float" office:value="19.4770882129669" calcext:value-type="float">
            <text:p>19.4770882129669</text:p>
          </table:table-cell>
          <table:table-cell office:value-type="float" office:value="411.903994560242" calcext:value-type="float">
            <text:p>411.903994560242</text:p>
          </table:table-cell>
          <table:table-cell table:formula="of:=SUM([.B6:.E6])" office:value-type="float" office:value="580.130330562592" calcext:value-type="float">
            <text:p>580.130330562592</text:p>
          </table:table-cell>
        </table:table-row>
        <table:table-row table:style-name="ro1">
          <table:table-cell office:value-type="string" calcext:value-type="string">
            <text:p>num_workers = 5</text:p>
          </table:table-cell>
          <table:table-cell office:value-type="float" office:value="91.4185574054718" calcext:value-type="float">
            <text:p>91.4185574054718</text:p>
          </table:table-cell>
          <table:table-cell office:value-type="float" office:value="65.4144048690796" calcext:value-type="float">
            <text:p>65.4144048690796</text:p>
          </table:table-cell>
          <table:table-cell office:value-type="float" office:value="20.0971527099609" calcext:value-type="float">
            <text:p>20.0971527099609</text:p>
          </table:table-cell>
          <table:table-cell office:value-type="float" office:value="382.395682573318" calcext:value-type="float">
            <text:p>382.395682573318</text:p>
          </table:table-cell>
          <table:table-cell table:formula="of:=SUM([.B7:.E7])" office:value-type="float" office:value="559.32579755783" calcext:value-type="float">
            <text:p>559.32579755783</text:p>
          </table:table-cell>
        </table:table-row>
        <table:table-row table:style-name="ro1">
          <table:table-cell office:value-type="string" calcext:value-type="string">
            <text:p>num_workers = 6</text:p>
          </table:table-cell>
          <table:table-cell office:value-type="float" office:value="55.4584264755249" calcext:value-type="float">
            <text:p>55.4584264755249</text:p>
          </table:table-cell>
          <table:table-cell office:value-type="float" office:value="78.289134979248" calcext:value-type="float">
            <text:p>78.289134979248</text:p>
          </table:table-cell>
          <table:table-cell office:value-type="float" office:value="19.6480515003204" calcext:value-type="float">
            <text:p>19.6480515003204</text:p>
          </table:table-cell>
          <table:table-cell office:value-type="float" office:value="334.734973669052" calcext:value-type="float">
            <text:p>334.734973669052</text:p>
          </table:table-cell>
          <table:table-cell table:formula="of:=SUM([.B8:.E8])" office:value-type="float" office:value="488.130586624145" calcext:value-type="float">
            <text:p>488.130586624145</text:p>
          </table:table-cell>
        </table:table-row>
        <table:table-row table:style-name="ro1">
          <table:table-cell office:value-type="string" calcext:value-type="string">
            <text:p>num_workers = 7</text:p>
          </table:table-cell>
          <table:table-cell office:value-type="float" office:value="64.2631907463074" calcext:value-type="float">
            <text:p>64.2631907463074</text:p>
          </table:table-cell>
          <table:table-cell office:value-type="float" office:value="91.7957410812378" calcext:value-type="float">
            <text:p>91.7957410812378</text:p>
          </table:table-cell>
          <table:table-cell office:value-type="float" office:value="21.7253046035767" calcext:value-type="float">
            <text:p>21.7253046035767</text:p>
          </table:table-cell>
          <table:table-cell office:value-type="float" office:value="311.856813192368" calcext:value-type="float">
            <text:p>311.856813192368</text:p>
          </table:table-cell>
          <table:table-cell table:formula="of:=SUM([.B9:.E9])" office:value-type="float" office:value="489.64104962349" calcext:value-type="float">
            <text:p>489.64104962349</text:p>
          </table:table-cell>
        </table:table-row>
        <table:table-row table:style-name="ro1">
          <table:table-cell office:value-type="string" calcext:value-type="string">
            <text:p>num_workers = 8</text:p>
          </table:table-cell>
          <table:table-cell office:value-type="float" office:value="72.0118834972382" calcext:value-type="float">
            <text:p>72.0118834972382</text:p>
          </table:table-cell>
          <table:table-cell office:value-type="float" office:value="104.718270540237" calcext:value-type="float">
            <text:p>104.718270540237</text:p>
          </table:table-cell>
          <table:table-cell office:value-type="float" office:value="21.7147490978241" calcext:value-type="float">
            <text:p>21.7147490978241</text:p>
          </table:table-cell>
          <table:table-cell office:value-type="float" office:value="355.247690200806" calcext:value-type="float">
            <text:p>355.247690200806</text:p>
          </table:table-cell>
          <table:table-cell table:formula="of:=SUM([.B10:.E10])" office:value-type="float" office:value="553.692593336105" calcext:value-type="float">
            <text:p>553.692593336105</text:p>
          </table:table-cell>
        </table:table-row>
        <table:table-row table:style-name="ro1">
          <table:table-cell office:value-type="string" calcext:value-type="string">
            <text:p>num_workers = 9</text:p>
          </table:table-cell>
          <table:table-cell office:value-type="float" office:value="80.9744122028351" calcext:value-type="float">
            <text:p>80.9744122028351</text:p>
          </table:table-cell>
          <table:table-cell office:value-type="float" office:value="117.703466415405" calcext:value-type="float">
            <text:p>117.703466415405</text:p>
          </table:table-cell>
          <table:table-cell office:value-type="float" office:value="22.7640573978424" calcext:value-type="float">
            <text:p>22.7640573978424</text:p>
          </table:table-cell>
          <table:table-cell office:value-type="float" office:value="403.255403280258" calcext:value-type="float">
            <text:p>403.255403280258</text:p>
          </table:table-cell>
          <table:table-cell table:formula="of:=SUM([.B11:.E11])" office:value-type="float" office:value="624.69733929634" calcext:value-type="float">
            <text:p>624.69733929634</text:p>
          </table:table-cell>
        </table:table-row>
        <table:table-row table:style-name="ro1">
          <table:table-cell office:value-type="string" calcext:value-type="string">
            <text:p>num_workers = 10</text:p>
          </table:table-cell>
          <table:table-cell office:value-type="float" office:value="133.729011535645" calcext:value-type="float">
            <text:p>133.729011535645</text:p>
          </table:table-cell>
          <table:table-cell office:value-type="float" office:value="132.421623706818" calcext:value-type="float">
            <text:p>132.421623706818</text:p>
          </table:table-cell>
          <table:table-cell office:value-type="float" office:value="24.0344288349152" calcext:value-type="float">
            <text:p>24.0344288349152</text:p>
          </table:table-cell>
          <table:table-cell office:value-type="float" office:value="471.405578374863" calcext:value-type="float">
            <text:p>471.405578374863</text:p>
          </table:table-cell>
          <table:table-cell table:formula="of:=SUM([.B12:.E12])" office:value-type="float" office:value="761.590642452241" calcext:value-type="float">
            <text:p>761.590642452241</text:p>
          </table:table-cell>
        </table:table-row>
        <table:table-row table:style-name="ro1">
          <table:table-cell office:value-type="string" calcext:value-type="string">
            <text:p>num_workers = 11</text:p>
          </table:table-cell>
          <table:table-cell office:value-type="float" office:value="95.637535572052" calcext:value-type="float">
            <text:p>95.637535572052</text:p>
          </table:table-cell>
          <table:table-cell office:value-type="float" office:value="177.0344851017" calcext:value-type="float">
            <text:p>177.0344851017</text:p>
          </table:table-cell>
          <table:table-cell office:value-type="float" office:value="24.8301832675934" calcext:value-type="float">
            <text:p>24.8301832675934</text:p>
          </table:table-cell>
          <table:table-cell office:value-type="float" office:value="389.720810413361" calcext:value-type="float">
            <text:p>389.720810413361</text:p>
          </table:table-cell>
          <table:table-cell table:formula="of:=SUM([.B13:.E13])" office:value-type="float" office:value="687.223014354706" calcext:value-type="float">
            <text:p>687.223014354706</text:p>
          </table:table-cell>
        </table:table-row>
        <table:table-row table:style-name="ro1">
          <table:table-cell office:value-type="string" calcext:value-type="string">
            <text:p>num_workers = 12</text:p>
          </table:table-cell>
          <table:table-cell office:value-type="float" office:value="106.685079574585" calcext:value-type="float">
            <text:p>106.685079574585</text:p>
          </table:table-cell>
          <table:table-cell office:value-type="float" office:value="166.932669401169" calcext:value-type="float">
            <text:p>166.932669401169</text:p>
          </table:table-cell>
          <table:table-cell office:value-type="float" office:value="25.0065705776215" calcext:value-type="float">
            <text:p>25.0065705776215</text:p>
          </table:table-cell>
          <table:table-cell office:value-type="float" office:value="435.52433180809" calcext:value-type="float">
            <text:p>435.52433180809</text:p>
          </table:table-cell>
          <table:table-cell table:formula="of:=SUM([.B14:.E14])" office:value-type="float" office:value="734.148651361465" calcext:value-type="float">
            <text:p>734.148651361465</text:p>
          </table:table-cell>
        </table:table-row>
        <table:table-row table:style-name="ro1">
          <table:table-cell office:value-type="string" calcext:value-type="string">
            <text:p>num_workers = 13</text:p>
          </table:table-cell>
          <table:table-cell office:value-type="float" office:value="110.503777265549" calcext:value-type="float">
            <text:p>110.503777265549</text:p>
          </table:table-cell>
          <table:table-cell office:value-type="float" office:value="209.337021589279" calcext:value-type="float">
            <text:p>209.337021589279</text:p>
          </table:table-cell>
          <table:table-cell office:value-type="float" office:value="24.3032464981079" calcext:value-type="float">
            <text:p>24.3032464981079</text:p>
          </table:table-cell>
          <table:table-cell office:value-type="float" office:value="488.811027050018" calcext:value-type="float">
            <text:p>488.811027050018</text:p>
          </table:table-cell>
          <table:table-cell table:formula="of:=SUM([.B15:.E15])" office:value-type="float" office:value="832.955072402954" calcext:value-type="float">
            <text:p>832.955072402954</text:p>
          </table:table-cell>
        </table:table-row>
        <table:table-row table:style-name="ro1">
          <table:table-cell office:value-type="string" calcext:value-type="string">
            <text:p>num_workers = 14</text:p>
          </table:table-cell>
          <table:table-cell office:value-type="float" office:value="125.326866865158" calcext:value-type="float">
            <text:p>125.326866865158</text:p>
          </table:table-cell>
          <table:table-cell office:value-type="float" office:value="227.730146169662" calcext:value-type="float">
            <text:p>227.730146169662</text:p>
          </table:table-cell>
          <table:table-cell office:value-type="float" office:value="25.388884305954" calcext:value-type="float">
            <text:p>25.388884305954</text:p>
          </table:table-cell>
          <table:table-cell office:value-type="float" office:value="538.492116928101" calcext:value-type="float">
            <text:p>538.492116928101</text:p>
          </table:table-cell>
          <table:table-cell table:formula="of:=SUM([.B16:.E16])" office:value-type="float" office:value="916.938014268875" calcext:value-type="float">
            <text:p>916.938014268875</text:p>
          </table:table-cell>
        </table:table-row>
        <table:table-row table:style-name="ro1">
          <table:table-cell office:value-type="string" calcext:value-type="string">
            <text:p>num_workers = 15</text:p>
          </table:table-cell>
          <table:table-cell office:value-type="float" office:value="132.630272388458" calcext:value-type="float">
            <text:p>132.630272388458</text:p>
          </table:table-cell>
          <table:table-cell office:value-type="float" office:value="236.50301861763" calcext:value-type="float">
            <text:p>236.50301861763</text:p>
          </table:table-cell>
          <table:table-cell office:value-type="float" office:value="25.6768004894257" calcext:value-type="float">
            <text:p>25.6768004894257</text:p>
          </table:table-cell>
          <table:table-cell office:value-type="float" office:value="552.124701738358" calcext:value-type="float">
            <text:p>552.124701738358</text:p>
          </table:table-cell>
          <table:table-cell table:formula="of:=SUM([.B17:.E17])" office:value-type="float" office:value="946.934793233872" calcext:value-type="float">
            <text:p>946.934793233872</text:p>
          </table:table-cell>
        </table:table-row>
        <table:table-row table:style-name="ro1">
          <table:table-cell office:value-type="string" calcext:value-type="string">
            <text:p>num_workers = 16</text:p>
          </table:table-cell>
          <table:table-cell office:value-type="float" office:value="179.940615415573" calcext:value-type="float">
            <text:p>179.940615415573</text:p>
          </table:table-cell>
          <table:table-cell office:value-type="float" office:value="276.919912338257" calcext:value-type="float">
            <text:p>276.919912338257</text:p>
          </table:table-cell>
          <table:table-cell office:value-type="float" office:value="28.1984195709229" calcext:value-type="float">
            <text:p>28.1984195709229</text:p>
          </table:table-cell>
          <table:table-cell office:value-type="float" office:value="671.83632349968" calcext:value-type="float">
            <text:p>671.83632349968</text:p>
          </table:table-cell>
          <table:table-cell table:formula="of:=SUM([.B18:.E18])" office:value-type="float" office:value="1156.89527082443" calcext:value-type="float">
            <text:p>1156.89527082443</text:p>
          </table:table-cell>
        </table:table-row>
        <table:table-row table:style-name="ro1">
          <table:table-cell office:value-type="string" calcext:value-type="string">
            <text:p>num_workers = 17</text:p>
          </table:table-cell>
          <table:table-cell office:value-type="float" office:value="175.290354251862" calcext:value-type="float">
            <text:p>175.290354251862</text:p>
          </table:table-cell>
          <table:table-cell office:value-type="float" office:value="314.694561719894" calcext:value-type="float">
            <text:p>314.694561719894</text:p>
          </table:table-cell>
          <table:table-cell office:value-type="float" office:value="28.655944108963" calcext:value-type="float">
            <text:p>28.655944108963</text:p>
          </table:table-cell>
          <table:table-cell office:value-type="float" office:value="744.918395280838" calcext:value-type="float">
            <text:p>744.918395280838</text:p>
          </table:table-cell>
          <table:table-cell table:formula="of:=SUM([.B19:.E19])" office:value-type="float" office:value="1263.55925536156" calcext:value-type="float">
            <text:p>1263.55925536156</text:p>
          </table:table-cell>
        </table:table-row>
        <table:table-row table:style-name="ro1">
          <table:table-cell office:value-type="string" calcext:value-type="string">
            <text:p>num_workers = 18</text:p>
          </table:table-cell>
          <table:table-cell office:value-type="float" office:value="198.399258613586" calcext:value-type="float">
            <text:p>198.399258613586</text:p>
          </table:table-cell>
          <table:table-cell office:value-type="float" office:value="324.843960762024" calcext:value-type="float">
            <text:p>324.843960762024</text:p>
          </table:table-cell>
          <table:table-cell office:value-type="float" office:value="29.7448885440826" calcext:value-type="float">
            <text:p>29.7448885440826</text:p>
          </table:table-cell>
          <table:table-cell office:value-type="float" office:value="760.675024747849" calcext:value-type="float">
            <text:p>760.675024747849</text:p>
          </table:table-cell>
          <table:table-cell table:formula="of:=SUM([.B20:.E20])" office:value-type="float" office:value="1313.66313266754" calcext:value-type="float">
            <text:p>1313.66313266754</text:p>
          </table:table-cell>
        </table:table-row>
        <table:table-row table:style-name="ro1">
          <table:table-cell office:value-type="string" calcext:value-type="string">
            <text:p>num_workers = 19</text:p>
          </table:table-cell>
          <table:table-cell office:value-type="float" office:value="170.758353710175" calcext:value-type="float">
            <text:p>170.758353710175</text:p>
          </table:table-cell>
          <table:table-cell office:value-type="float" office:value="330.467694997787" calcext:value-type="float">
            <text:p>330.467694997787</text:p>
          </table:table-cell>
          <table:table-cell office:value-type="float" office:value="30.3420224189758" calcext:value-type="float">
            <text:p>30.3420224189758</text:p>
          </table:table-cell>
          <table:table-cell office:value-type="float" office:value="779.088999986649" calcext:value-type="float">
            <text:p>779.088999986649</text:p>
          </table:table-cell>
          <table:table-cell table:formula="of:=SUM([.B21:.E21])" office:value-type="float" office:value="1310.65707111359" calcext:value-type="float">
            <text:p>1310.65707111359</text:p>
          </table:table-cell>
        </table:table-row>
        <table:table-row table:style-name="ro1">
          <table:table-cell office:value-type="string" calcext:value-type="string">
            <text:p>num_workers = 20</text:p>
          </table:table-cell>
          <table:table-cell office:value-type="float" office:value="450.917739868164" calcext:value-type="float">
            <text:p>450.917739868164</text:p>
          </table:table-cell>
          <table:table-cell office:value-type="float" office:value="413.761367797852" calcext:value-type="float">
            <text:p>413.761367797852</text:p>
          </table:table-cell>
          <table:table-cell office:value-type="float" office:value="32.7736406326294" calcext:value-type="float">
            <text:p>32.7736406326294</text:p>
          </table:table-cell>
          <table:table-cell office:value-type="float" office:value="1159.19273900986" calcext:value-type="float">
            <text:p>1159.19273900986</text:p>
          </table:table-cell>
          <table:table-cell table:formula="of:=SUM([.B22:.E22])" office:value-type="float" office:value="2056.64548730851" calcext:value-type="float">
            <text:p>2056.64548730851</text:p>
          </table:table-cell>
        </table:table-row>
        <table:table-row table:style-name="ro1">
          <table:table-cell office:value-type="string" calcext:value-type="string">
            <text:p>num_workers = 21</text:p>
          </table:table-cell>
          <table:table-cell office:value-type="float" office:value="292.606580972671" calcext:value-type="float">
            <text:p>292.606580972671</text:p>
          </table:table-cell>
          <table:table-cell office:value-type="float" office:value="445.758974075317" calcext:value-type="float">
            <text:p>445.758974075317</text:p>
          </table:table-cell>
          <table:table-cell office:value-type="float" office:value="33.9789168834686" calcext:value-type="float">
            <text:p>33.9789168834686</text:p>
          </table:table-cell>
          <table:table-cell office:value-type="float" office:value="675.189671993256" calcext:value-type="float">
            <text:p>675.189671993256</text:p>
          </table:table-cell>
          <table:table-cell table:formula="of:=SUM([.B23:.E23])" office:value-type="float" office:value="1447.53414392471" calcext:value-type="float">
            <text:p>1447.53414392471</text:p>
          </table:table-cell>
        </table:table-row>
        <table:table-row table:style-name="ro1">
          <table:table-cell office:value-type="string" calcext:value-type="string">
            <text:p>num_workers = 22</text:p>
          </table:table-cell>
          <table:table-cell office:value-type="float" office:value="270.402796268463" calcext:value-type="float">
            <text:p>270.402796268463</text:p>
          </table:table-cell>
          <table:table-cell office:value-type="float" office:value="404.778307676315" calcext:value-type="float">
            <text:p>404.778307676315</text:p>
          </table:table-cell>
          <table:table-cell office:value-type="float" office:value="31.8905339241028" calcext:value-type="float">
            <text:p>31.8905339241028</text:p>
          </table:table-cell>
          <table:table-cell office:value-type="float" office:value="608.2245657444" calcext:value-type="float">
            <text:p>608.2245657444</text:p>
          </table:table-cell>
          <table:table-cell table:formula="of:=SUM([.B24:.E24])" office:value-type="float" office:value="1315.29620361328" calcext:value-type="float">
            <text:p>1315.29620361328</text:p>
          </table:table-cell>
        </table:table-row>
        <table:table-row table:style-name="ro1">
          <table:table-cell office:value-type="string" calcext:value-type="string">
            <text:p>num_workers = 23</text:p>
          </table:table-cell>
          <table:table-cell office:value-type="float" office:value="278.530355453491" calcext:value-type="float">
            <text:p>278.530355453491</text:p>
          </table:table-cell>
          <table:table-cell office:value-type="float" office:value="414.583372354507" calcext:value-type="float">
            <text:p>414.583372354507</text:p>
          </table:table-cell>
          <table:table-cell office:value-type="float" office:value="32.5395781993866" calcext:value-type="float">
            <text:p>32.5395781993866</text:p>
          </table:table-cell>
          <table:table-cell office:value-type="float" office:value="645.670179367065" calcext:value-type="float">
            <text:p>645.670179367065</text:p>
          </table:table-cell>
          <table:table-cell table:formula="of:=SUM([.B25:.E25])" office:value-type="float" office:value="1371.32348537445" calcext:value-type="float">
            <text:p>1371.32348537445</text:p>
          </table:table-cell>
        </table:table-row>
        <table:table-row table:style-name="ro1">
          <table:table-cell office:value-type="string" calcext:value-type="string">
            <text:p>num_workers = 24</text:p>
          </table:table-cell>
          <table:table-cell office:value-type="float" office:value="304.930749177933" calcext:value-type="float">
            <text:p>304.930749177933</text:p>
          </table:table-cell>
          <table:table-cell office:value-type="float" office:value="435.073251485825" calcext:value-type="float">
            <text:p>435.073251485825</text:p>
          </table:table-cell>
          <table:table-cell office:value-type="float" office:value="33.7225222587585" calcext:value-type="float">
            <text:p>33.7225222587585</text:p>
          </table:table-cell>
          <table:table-cell office:value-type="float" office:value="700.021668195724" calcext:value-type="float">
            <text:p>700.021668195724</text:p>
          </table:table-cell>
          <table:table-cell table:formula="of:=SUM([.B26:.E26])" office:value-type="float" office:value="1473.74819111824" calcext:value-type="float">
            <text:p>1473.74819111824</text:p>
          </table:table-cell>
        </table:table-row>
        <table:table-row table:style-name="ro1">
          <table:table-cell office:value-type="string" calcext:value-type="string">
            <text:p>num_workers = 25</text:p>
          </table:table-cell>
          <table:table-cell office:value-type="float" office:value="256.313923120499" calcext:value-type="float">
            <text:p>256.313923120499</text:p>
          </table:table-cell>
          <table:table-cell office:value-type="float" office:value="358.213392496109" calcext:value-type="float">
            <text:p>358.213392496109</text:p>
          </table:table-cell>
          <table:table-cell office:value-type="float" office:value="28.4751677513123" calcext:value-type="float">
            <text:p>28.4751677513123</text:p>
          </table:table-cell>
          <table:table-cell office:value-type="float" office:value="592.677674770355" calcext:value-type="float">
            <text:p>592.677674770355</text:p>
          </table:table-cell>
          <table:table-cell table:formula="of:=SUM([.B27:.E27])" office:value-type="float" office:value="1235.68015813828" calcext:value-type="float">
            <text:p>1235.68015813828</text:p>
          </table:table-cell>
        </table:table-row>
        <table:table-row table:style-name="ro1">
          <table:table-cell office:value-type="string" calcext:value-type="string">
            <text:p>num_workers = 26</text:p>
          </table:table-cell>
          <table:table-cell office:value-type="float" office:value="263.104807138443" calcext:value-type="float">
            <text:p>263.104807138443</text:p>
          </table:table-cell>
          <table:table-cell office:value-type="float" office:value="412.662322998047" calcext:value-type="float">
            <text:p>412.662322998047</text:p>
          </table:table-cell>
          <table:table-cell office:value-type="float" office:value="30.2034792900085" calcext:value-type="float">
            <text:p>30.2034792900085</text:p>
          </table:table-cell>
          <table:table-cell office:value-type="float" office:value="613.200089216232" calcext:value-type="float">
            <text:p>613.200089216232</text:p>
          </table:table-cell>
          <table:table-cell table:formula="of:=SUM([.B28:.E28])" office:value-type="float" office:value="1319.17069864273" calcext:value-type="float">
            <text:p>1319.17069864273</text:p>
          </table:table-cell>
        </table:table-row>
        <table:table-row table:style-name="ro1">
          <table:table-cell office:value-type="string" calcext:value-type="string">
            <text:p>num_workers = 27</text:p>
          </table:table-cell>
          <table:table-cell office:value-type="float" office:value="295.174869298935" calcext:value-type="float">
            <text:p>295.174869298935</text:p>
          </table:table-cell>
          <table:table-cell office:value-type="float" office:value="426.010876655579" calcext:value-type="float">
            <text:p>426.010876655579</text:p>
          </table:table-cell>
          <table:table-cell office:value-type="float" office:value="31.6915984153748" calcext:value-type="float">
            <text:p>31.6915984153748</text:p>
          </table:table-cell>
          <table:table-cell office:value-type="float" office:value="698.451972961426" calcext:value-type="float">
            <text:p>698.451972961426</text:p>
          </table:table-cell>
          <table:table-cell table:formula="of:=SUM([.B29:.E29])" office:value-type="float" office:value="1451.32931733131" calcext:value-type="float">
            <text:p>1451.32931733131</text:p>
          </table:table-cell>
        </table:table-row>
        <table:table-row table:style-name="ro1">
          <table:table-cell office:value-type="string" calcext:value-type="string">
            <text:p>num_workers = 28</text:p>
          </table:table-cell>
          <table:table-cell office:value-type="float" office:value="272.137530565262" calcext:value-type="float">
            <text:p>272.137530565262</text:p>
          </table:table-cell>
          <table:table-cell office:value-type="float" office:value="422.626223087311" calcext:value-type="float">
            <text:p>422.626223087311</text:p>
          </table:table-cell>
          <table:table-cell office:value-type="float" office:value="30.6635642051697" calcext:value-type="float">
            <text:p>30.6635642051697</text:p>
          </table:table-cell>
          <table:table-cell office:value-type="float" office:value="672.527859449387" calcext:value-type="float">
            <text:p>672.527859449387</text:p>
          </table:table-cell>
          <table:table-cell table:formula="of:=SUM([.B30:.E30])" office:value-type="float" office:value="1397.95517730713" calcext:value-type="float">
            <text:p>1397.95517730713</text:p>
          </table:table-cell>
        </table:table-row>
        <table:table-row table:style-name="ro1">
          <table:table-cell office:value-type="string" calcext:value-type="string">
            <text:p>num_workers = 29</text:p>
          </table:table-cell>
          <table:table-cell office:value-type="float" office:value="322.780536174774" calcext:value-type="float">
            <text:p>322.780536174774</text:p>
          </table:table-cell>
          <table:table-cell office:value-type="float" office:value="450.338099241257" calcext:value-type="float">
            <text:p>450.338099241257</text:p>
          </table:table-cell>
          <table:table-cell office:value-type="float" office:value="32.3683023452759" calcext:value-type="float">
            <text:p>32.3683023452759</text:p>
          </table:table-cell>
          <table:table-cell office:value-type="float" office:value="724.481419086456" calcext:value-type="float">
            <text:p>724.481419086456</text:p>
          </table:table-cell>
          <table:table-cell table:formula="of:=SUM([.B31:.E31])" office:value-type="float" office:value="1529.96835684776" calcext:value-type="float">
            <text:p>1529.96835684776</text:p>
          </table:table-cell>
        </table:table-row>
        <table:table-row table:style-name="ro1">
          <table:table-cell office:value-type="string" calcext:value-type="string">
            <text:p>num_workers = 30</text:p>
          </table:table-cell>
          <table:table-cell office:value-type="float" office:value="326.728952884674" calcext:value-type="float">
            <text:p>326.728952884674</text:p>
          </table:table-cell>
          <table:table-cell office:value-type="float" office:value="479.296402454376" calcext:value-type="float">
            <text:p>479.296402454376</text:p>
          </table:table-cell>
          <table:table-cell office:value-type="float" office:value="32.2091863155365" calcext:value-type="float">
            <text:p>32.2091863155365</text:p>
          </table:table-cell>
          <table:table-cell office:value-type="float" office:value="724.107926845551" calcext:value-type="float">
            <text:p>724.107926845551</text:p>
          </table:table-cell>
          <table:table-cell table:formula="of:=SUM([.B32:.E32])" office:value-type="float" office:value="1562.34246850014" calcext:value-type="float">
            <text:p>1562.34246850014</text:p>
          </table:table-cell>
        </table:table-row>
        <table:table-row table:style-name="ro1">
          <table:table-cell office:value-type="string" calcext:value-type="string">
            <text:p>num_workers = 31</text:p>
          </table:table-cell>
          <table:table-cell office:value-type="float" office:value="322.039327144623" calcext:value-type="float">
            <text:p>322.039327144623</text:p>
          </table:table-cell>
          <table:table-cell office:value-type="float" office:value="492.469092130661" calcext:value-type="float">
            <text:p>492.469092130661</text:p>
          </table:table-cell>
          <table:table-cell office:value-type="float" office:value="31.7878348827362" calcext:value-type="float">
            <text:p>31.7878348827362</text:p>
          </table:table-cell>
          <table:table-cell office:value-type="float" office:value="740.24768781662" calcext:value-type="float">
            <text:p>740.24768781662</text:p>
          </table:table-cell>
          <table:table-cell table:formula="of:=SUM([.B33:.E33])" office:value-type="float" office:value="1586.54394197464" calcext:value-type="float">
            <text:p>1586.54394197464</text:p>
          </table:table-cell>
        </table:table-row>
        <table:table-row table:style-name="ro1">
          <table:table-cell office:value-type="string" calcext:value-type="string">
            <text:p>num_workers = 32</text:p>
          </table:table-cell>
          <table:table-cell office:value-type="float" office:value="317.320091485977" calcext:value-type="float">
            <text:p>317.320091485977</text:p>
          </table:table-cell>
          <table:table-cell office:value-type="float" office:value="502.716948509216" calcext:value-type="float">
            <text:p>502.716948509216</text:p>
          </table:table-cell>
          <table:table-cell office:value-type="float" office:value="31.9008944034576" calcext:value-type="float">
            <text:p>31.9008944034576</text:p>
          </table:table-cell>
          <table:table-cell office:value-type="float" office:value="751.917453527451" calcext:value-type="float">
            <text:p>751.917453527451</text:p>
          </table:table-cell>
          <table:table-cell table:formula="of:=SUM([.B34:.E34])" office:value-type="float" office:value="1603.8553879261" calcext:value-type="float">
            <text:p>1603.8553879261</text:p>
          </table:table-cell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DF136" table:display-filter-buttons="true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26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27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0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0P0"/>
    </number:number-style>
    <number:date-style style:name="N10131" number:language="zh" number:country="CN">
      <number:month/>
      <number:text>-</number:text>
      <number:day/>
      <number:text>-</number:text>
      <number:year/>
    </number:date-style>
    <number:time-style style:name="N10132" number:language="zh" number:country="CN">
      <number:hours/>
      <number:text>时</number:text>
      <number:minutes number:style="long"/>
      <number:text>分</number:text>
    </number:time-style>
    <number:time-style style:name="N10133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4" number:language="zh" number:country="CN">
      <number:am-pm/>
      <number:hours/>
      <number:text>时</number:text>
      <number:minutes number:style="long"/>
      <number:text>分</number:text>
    </number:time-style>
    <number:time-style style:name="N10135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able-cell-properties fo:padding="0.71mm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00/00/00</text:date>, <text:time style:data-style-name="N2" text:time-value="13:47:54.246243855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1T14:24:11.893464749</dc:date>
    <meta:editing-duration>PT50M19S</meta:editing-duration>
    <meta:editing-cycles>6</meta:editing-cycles>
    <meta:generator>LibreOffice/6.0.7.3$Linux_X86_64 LibreOffice_project/00m0$Build-3</meta:generator>
    <meta:document-statistic meta:table-count="2" meta:cell-count="80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legend chart:legend-position="end" svg:x="14.508cm" svg:y="4.147cm" style:legend-expansion="high" chart:style-name="ch2"/>
        <chart:plot-area chart:style-name="ch3" table:cell-range-address="工作表2.F2:工作表2.F34" svg:x="0.319cm" svg:y="0.179cm" svg:width="13.87cm" svg:height="8.641cm">
          <chartooo:coordinate-region svg:x="1.311cm" svg:y="0.379cm" svg:width="12.87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工作表2.F2:工作表2.F34" chart:class="chart:bar"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9.52050137519">
                <text:p>1129.52050137519</text:p>
                <draw:g>
                  <svg:desc>工作表2.F2:工作表2.F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98.25270199775">
                <text:p>1198.25270199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0.946103334427">
                <text:p>760.9461033344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5.334380865097">
                <text:p>515.3343808650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0.130330562592">
                <text:p>580.1303305625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9.32579755783">
                <text:p>559.325797557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8.130586624145">
                <text:p>488.130586624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9.64104962349">
                <text:p>489.64104962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3.692593336105">
                <text:p>553.6925933361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4.69733929634">
                <text:p>624.697339296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1.590642452241">
                <text:p>761.5906424522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7.223014354706">
                <text:p>687.223014354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4.148651361465">
                <text:p>734.148651361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2.955072402954">
                <text:p>832.955072402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6.938014268875">
                <text:p>916.938014268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46.934793233872">
                <text:p>946.9347932338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56.89527082443">
                <text:p>1156.895270824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63.55925536156">
                <text:p>1263.559255361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3.66313266754">
                <text:p>1313.663132667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10.65707111359">
                <text:p>1310.657071113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56.64548730851">
                <text:p>2056.645487308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47.53414392471">
                <text:p>1447.534143924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15.29620361328">
                <text:p>1315.29620361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71.32348537445">
                <text:p>1371.323485374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73.74819111824">
                <text:p>1473.748191118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35.68015813828">
                <text:p>1235.680158138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19.17069864273">
                <text:p>1319.170698642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51.32931733131">
                <text:p>1451.329317331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97.95517730713">
                <text:p>1397.955177307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29.96835684776">
                <text:p>1529.968356847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62.34246850014">
                <text:p>1562.342468500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86.54394197464">
                <text:p>1586.543941974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3.8553879261">
                <text:p>1603.85538792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792cm" svg:height="18.38cm" xlink:href=".." xlink:type="simple" chart:class="chart:bar" chart:style-name="ch1">
        <chart:legend chart:legend-position="end" svg:x="28.397cm" svg:y="7.63cm" style:legend-expansion="high" chart:style-name="ch2"/>
        <chart:plot-area chart:style-name="ch3" table:cell-range-address="工作表2.A1:工作表2.F34" chart:data-source-has-labels="both" svg:x="0.635cm" svg:y="0.367cm" svg:width="27.127cm" svg:height="17.646cm">
          <chartooo:coordinate-region svg:x="2.253cm" svg:y="0.367cm" svg:width="25.509cm" svg:height="14.915cm"/>
          <chart:axis chart:dimension="x" chart:name="primary-x" chart:style-name="ch4" chartooo:axis-type="auto">
            <chartooo:date-scale/>
            <chart:categories table:cell-range-address="工作表2.A2:工作表2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工作表2.B2:工作表2.B34" chart:label-cell-address="工作表2.B1:工作表2.B1" chart:class="chart:bar">
            <chart:data-point chart:repeated="33"/>
          </chart:series>
          <chart:series chart:style-name="ch8" chart:values-cell-range-address="工作表2.C2:工作表2.C34" chart:label-cell-address="工作表2.C1:工作表2.C1" chart:class="chart:bar">
            <chart:data-point chart:repeated="33"/>
          </chart:series>
          <chart:series chart:style-name="ch9" chart:values-cell-range-address="工作表2.D2:工作表2.D34" chart:label-cell-address="工作表2.D1:工作表2.D1" chart:class="chart:bar">
            <chart:data-point chart:repeated="33"/>
          </chart:series>
          <chart:series chart:style-name="ch10" chart:values-cell-range-address="工作表2.E2:工作表2.E34" chart:label-cell-address="工作表2.E1:工作表2.E1" chart:class="chart:bar">
            <chart:data-point chart:repeated="33"/>
          </chart:series>
          <chart:series chart:style-name="ch11" chart:values-cell-range-address="工作表2.F2:工作表2.F34" chart:label-cell-address="工作表2.F1:工作表2.F1" chart:class="chart:bar"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进入epoch耗时</text:p>
                <draw:g>
                  <svg:desc>工作表2.B1:工作表2.B1</svg:desc>
                </draw:g>
              </table:table-cell>
              <table:table-cell office:value-type="string">
                <text:p>进入for循环耗时</text:p>
                <draw:g>
                  <svg:desc>工作表2.C1:工作表2.C1</svg:desc>
                </draw:g>
              </table:table-cell>
              <table:table-cell office:value-type="string">
                <text:p>训练耗时</text:p>
                <draw:g>
                  <svg:desc>工作表2.D1:工作表2.D1</svg:desc>
                </draw:g>
              </table:table-cell>
              <table:table-cell office:value-type="string">
                <text:p>退出for循环耗时</text:p>
                <draw:g>
                  <svg:desc>工作表2.E1:工作表2.E1</svg:desc>
                </draw:g>
              </table:table-cell>
              <table:table-cell office:value-type="string">
                <text:p>总耗时</text:p>
                <draw:g>
                  <svg:desc>工作表2.F1:工作表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um_workers = 0</text:p>
                <draw:g>
                  <svg:desc>工作表2.A2:工作表2.A34</svg:desc>
                </draw:g>
              </table:table-cell>
              <table:table-cell office:value-type="float" office:value="38.129940032959">
                <text:p>38.129940032959</text:p>
                <draw:g>
                  <svg:desc>工作表2.B2:工作表2.B34</svg:desc>
                </draw:g>
              </table:table-cell>
              <table:table-cell office:value-type="float" office:value="48.1037592887878">
                <text:p>48.1037592887878</text:p>
                <draw:g>
                  <svg:desc>工作表2.C2:工作表2.C34</svg:desc>
                </draw:g>
              </table:table-cell>
              <table:table-cell office:value-type="float" office:value="10.4635925292969">
                <text:p>10.4635925292969</text:p>
                <draw:g>
                  <svg:desc>工作表2.D2:工作表2.D34</svg:desc>
                </draw:g>
              </table:table-cell>
              <table:table-cell office:value-type="float" office:value="1032.82320952415">
                <text:p>1032.82320952415</text:p>
                <draw:g>
                  <svg:desc>工作表2.E2:工作表2.E34</svg:desc>
                </draw:g>
              </table:table-cell>
              <table:table-cell office:value-type="float" office:value="1129.52050137519">
                <text:p>1129.52050137519</text:p>
                <draw:g>
                  <svg:desc>工作表2.F2:工作表2.F34</svg:desc>
                </draw:g>
              </table:table-cell>
            </table:table-row>
            <table:table-row>
              <table:table-cell office:value-type="string">
                <text:p>num_workers = 1</text:p>
              </table:table-cell>
              <table:table-cell office:value-type="float" office:value="76.2789499759674">
                <text:p>76.2789499759674</text:p>
              </table:table-cell>
              <table:table-cell office:value-type="float" office:value="48.5673921108246">
                <text:p>48.5673921108246</text:p>
              </table:table-cell>
              <table:table-cell office:value-type="float" office:value="10.5971796512604">
                <text:p>10.5971796512604</text:p>
              </table:table-cell>
              <table:table-cell office:value-type="float" office:value="1062.8091802597">
                <text:p>1062.8091802597</text:p>
              </table:table-cell>
              <table:table-cell office:value-type="float" office:value="1198.25270199775">
                <text:p>1198.25270199775</text:p>
              </table:table-cell>
            </table:table-row>
            <table:table-row>
              <table:table-cell office:value-type="string">
                <text:p>num_workers = 2</text:p>
              </table:table-cell>
              <table:table-cell office:value-type="float" office:value="78.1470313072205">
                <text:p>78.1470313072205</text:p>
              </table:table-cell>
              <table:table-cell office:value-type="float" office:value="51.5182003974915">
                <text:p>51.5182003974915</text:p>
              </table:table-cell>
              <table:table-cell office:value-type="float" office:value="12.6321048736572">
                <text:p>12.6321048736572</text:p>
              </table:table-cell>
              <table:table-cell office:value-type="float" office:value="618.648766756058">
                <text:p>618.648766756058</text:p>
              </table:table-cell>
              <table:table-cell office:value-type="float" office:value="760.946103334427">
                <text:p>760.946103334427</text:p>
              </table:table-cell>
            </table:table-row>
            <table:table-row>
              <table:table-cell office:value-type="string">
                <text:p>num_workers = 3</text:p>
              </table:table-cell>
              <table:table-cell office:value-type="float" office:value="42.8769378662109">
                <text:p>42.8769378662109</text:p>
              </table:table-cell>
              <table:table-cell office:value-type="float" office:value="55.6662399768829">
                <text:p>55.6662399768829</text:p>
              </table:table-cell>
              <table:table-cell office:value-type="float" office:value="17.7148551940918">
                <text:p>17.7148551940918</text:p>
              </table:table-cell>
              <table:table-cell office:value-type="float" office:value="399.076347827911">
                <text:p>399.076347827911</text:p>
              </table:table-cell>
              <table:table-cell office:value-type="float" office:value="515.334380865097">
                <text:p>515.334380865097</text:p>
              </table:table-cell>
            </table:table-row>
            <table:table-row>
              <table:table-cell office:value-type="string">
                <text:p>num_workers = 4</text:p>
              </table:table-cell>
              <table:table-cell office:value-type="float" office:value="89.2410910129547">
                <text:p>89.2410910129547</text:p>
              </table:table-cell>
              <table:table-cell office:value-type="float" office:value="59.5081567764282">
                <text:p>59.5081567764282</text:p>
              </table:table-cell>
              <table:table-cell office:value-type="float" office:value="19.4770882129669">
                <text:p>19.4770882129669</text:p>
              </table:table-cell>
              <table:table-cell office:value-type="float" office:value="411.903994560242">
                <text:p>411.903994560242</text:p>
              </table:table-cell>
              <table:table-cell office:value-type="float" office:value="580.130330562592">
                <text:p>580.130330562592</text:p>
              </table:table-cell>
            </table:table-row>
            <table:table-row>
              <table:table-cell office:value-type="string">
                <text:p>num_workers = 5</text:p>
              </table:table-cell>
              <table:table-cell office:value-type="float" office:value="91.4185574054718">
                <text:p>91.4185574054718</text:p>
              </table:table-cell>
              <table:table-cell office:value-type="float" office:value="65.4144048690796">
                <text:p>65.4144048690796</text:p>
              </table:table-cell>
              <table:table-cell office:value-type="float" office:value="20.0971527099609">
                <text:p>20.0971527099609</text:p>
              </table:table-cell>
              <table:table-cell office:value-type="float" office:value="382.395682573318">
                <text:p>382.395682573318</text:p>
              </table:table-cell>
              <table:table-cell office:value-type="float" office:value="559.32579755783">
                <text:p>559.32579755783</text:p>
              </table:table-cell>
            </table:table-row>
            <table:table-row>
              <table:table-cell office:value-type="string">
                <text:p>num_workers = 6</text:p>
              </table:table-cell>
              <table:table-cell office:value-type="float" office:value="55.4584264755249">
                <text:p>55.4584264755249</text:p>
              </table:table-cell>
              <table:table-cell office:value-type="float" office:value="78.289134979248">
                <text:p>78.289134979248</text:p>
              </table:table-cell>
              <table:table-cell office:value-type="float" office:value="19.6480515003204">
                <text:p>19.6480515003204</text:p>
              </table:table-cell>
              <table:table-cell office:value-type="float" office:value="334.734973669052">
                <text:p>334.734973669052</text:p>
              </table:table-cell>
              <table:table-cell office:value-type="float" office:value="488.130586624145">
                <text:p>488.130586624145</text:p>
              </table:table-cell>
            </table:table-row>
            <table:table-row>
              <table:table-cell office:value-type="string">
                <text:p>num_workers = 7</text:p>
              </table:table-cell>
              <table:table-cell office:value-type="float" office:value="64.2631907463074">
                <text:p>64.2631907463074</text:p>
              </table:table-cell>
              <table:table-cell office:value-type="float" office:value="91.7957410812378">
                <text:p>91.7957410812378</text:p>
              </table:table-cell>
              <table:table-cell office:value-type="float" office:value="21.7253046035767">
                <text:p>21.7253046035767</text:p>
              </table:table-cell>
              <table:table-cell office:value-type="float" office:value="311.856813192368">
                <text:p>311.856813192368</text:p>
              </table:table-cell>
              <table:table-cell office:value-type="float" office:value="489.64104962349">
                <text:p>489.64104962349</text:p>
              </table:table-cell>
            </table:table-row>
            <table:table-row>
              <table:table-cell office:value-type="string">
                <text:p>num_workers = 8</text:p>
              </table:table-cell>
              <table:table-cell office:value-type="float" office:value="72.0118834972382">
                <text:p>72.0118834972382</text:p>
              </table:table-cell>
              <table:table-cell office:value-type="float" office:value="104.718270540237">
                <text:p>104.718270540237</text:p>
              </table:table-cell>
              <table:table-cell office:value-type="float" office:value="21.7147490978241">
                <text:p>21.7147490978241</text:p>
              </table:table-cell>
              <table:table-cell office:value-type="float" office:value="355.247690200806">
                <text:p>355.247690200806</text:p>
              </table:table-cell>
              <table:table-cell office:value-type="float" office:value="553.692593336105">
                <text:p>553.692593336105</text:p>
              </table:table-cell>
            </table:table-row>
            <table:table-row>
              <table:table-cell office:value-type="string">
                <text:p>num_workers = 9</text:p>
              </table:table-cell>
              <table:table-cell office:value-type="float" office:value="80.9744122028351">
                <text:p>80.9744122028351</text:p>
              </table:table-cell>
              <table:table-cell office:value-type="float" office:value="117.703466415405">
                <text:p>117.703466415405</text:p>
              </table:table-cell>
              <table:table-cell office:value-type="float" office:value="22.7640573978424">
                <text:p>22.7640573978424</text:p>
              </table:table-cell>
              <table:table-cell office:value-type="float" office:value="403.255403280258">
                <text:p>403.255403280258</text:p>
              </table:table-cell>
              <table:table-cell office:value-type="float" office:value="624.69733929634">
                <text:p>624.69733929634</text:p>
              </table:table-cell>
            </table:table-row>
            <table:table-row>
              <table:table-cell office:value-type="string">
                <text:p>num_workers = 10</text:p>
              </table:table-cell>
              <table:table-cell office:value-type="float" office:value="133.729011535645">
                <text:p>133.729011535645</text:p>
              </table:table-cell>
              <table:table-cell office:value-type="float" office:value="132.421623706818">
                <text:p>132.421623706818</text:p>
              </table:table-cell>
              <table:table-cell office:value-type="float" office:value="24.0344288349152">
                <text:p>24.0344288349152</text:p>
              </table:table-cell>
              <table:table-cell office:value-type="float" office:value="471.405578374863">
                <text:p>471.405578374863</text:p>
              </table:table-cell>
              <table:table-cell office:value-type="float" office:value="761.590642452241">
                <text:p>761.590642452241</text:p>
              </table:table-cell>
            </table:table-row>
            <table:table-row>
              <table:table-cell office:value-type="string">
                <text:p>num_workers = 11</text:p>
              </table:table-cell>
              <table:table-cell office:value-type="float" office:value="95.637535572052">
                <text:p>95.637535572052</text:p>
              </table:table-cell>
              <table:table-cell office:value-type="float" office:value="177.0344851017">
                <text:p>177.0344851017</text:p>
              </table:table-cell>
              <table:table-cell office:value-type="float" office:value="24.8301832675934">
                <text:p>24.8301832675934</text:p>
              </table:table-cell>
              <table:table-cell office:value-type="float" office:value="389.720810413361">
                <text:p>389.720810413361</text:p>
              </table:table-cell>
              <table:table-cell office:value-type="float" office:value="687.223014354706">
                <text:p>687.223014354706</text:p>
              </table:table-cell>
            </table:table-row>
            <table:table-row>
              <table:table-cell office:value-type="string">
                <text:p>num_workers = 12</text:p>
              </table:table-cell>
              <table:table-cell office:value-type="float" office:value="106.685079574585">
                <text:p>106.685079574585</text:p>
              </table:table-cell>
              <table:table-cell office:value-type="float" office:value="166.932669401169">
                <text:p>166.932669401169</text:p>
              </table:table-cell>
              <table:table-cell office:value-type="float" office:value="25.0065705776215">
                <text:p>25.0065705776215</text:p>
              </table:table-cell>
              <table:table-cell office:value-type="float" office:value="435.52433180809">
                <text:p>435.52433180809</text:p>
              </table:table-cell>
              <table:table-cell office:value-type="float" office:value="734.148651361465">
                <text:p>734.148651361465</text:p>
              </table:table-cell>
            </table:table-row>
            <table:table-row>
              <table:table-cell office:value-type="string">
                <text:p>num_workers = 13</text:p>
              </table:table-cell>
              <table:table-cell office:value-type="float" office:value="110.503777265549">
                <text:p>110.503777265549</text:p>
              </table:table-cell>
              <table:table-cell office:value-type="float" office:value="209.337021589279">
                <text:p>209.337021589279</text:p>
              </table:table-cell>
              <table:table-cell office:value-type="float" office:value="24.3032464981079">
                <text:p>24.3032464981079</text:p>
              </table:table-cell>
              <table:table-cell office:value-type="float" office:value="488.811027050018">
                <text:p>488.811027050018</text:p>
              </table:table-cell>
              <table:table-cell office:value-type="float" office:value="832.955072402954">
                <text:p>832.955072402954</text:p>
              </table:table-cell>
            </table:table-row>
            <table:table-row>
              <table:table-cell office:value-type="string">
                <text:p>num_workers = 14</text:p>
              </table:table-cell>
              <table:table-cell office:value-type="float" office:value="125.326866865158">
                <text:p>125.326866865158</text:p>
              </table:table-cell>
              <table:table-cell office:value-type="float" office:value="227.730146169662">
                <text:p>227.730146169662</text:p>
              </table:table-cell>
              <table:table-cell office:value-type="float" office:value="25.388884305954">
                <text:p>25.388884305954</text:p>
              </table:table-cell>
              <table:table-cell office:value-type="float" office:value="538.492116928101">
                <text:p>538.492116928101</text:p>
              </table:table-cell>
              <table:table-cell office:value-type="float" office:value="916.938014268875">
                <text:p>916.938014268875</text:p>
              </table:table-cell>
            </table:table-row>
            <table:table-row>
              <table:table-cell office:value-type="string">
                <text:p>num_workers = 15</text:p>
              </table:table-cell>
              <table:table-cell office:value-type="float" office:value="132.630272388458">
                <text:p>132.630272388458</text:p>
              </table:table-cell>
              <table:table-cell office:value-type="float" office:value="236.50301861763">
                <text:p>236.50301861763</text:p>
              </table:table-cell>
              <table:table-cell office:value-type="float" office:value="25.6768004894257">
                <text:p>25.6768004894257</text:p>
              </table:table-cell>
              <table:table-cell office:value-type="float" office:value="552.124701738358">
                <text:p>552.124701738358</text:p>
              </table:table-cell>
              <table:table-cell office:value-type="float" office:value="946.934793233872">
                <text:p>946.934793233872</text:p>
              </table:table-cell>
            </table:table-row>
            <table:table-row>
              <table:table-cell office:value-type="string">
                <text:p>num_workers = 16</text:p>
              </table:table-cell>
              <table:table-cell office:value-type="float" office:value="179.940615415573">
                <text:p>179.940615415573</text:p>
              </table:table-cell>
              <table:table-cell office:value-type="float" office:value="276.919912338257">
                <text:p>276.919912338257</text:p>
              </table:table-cell>
              <table:table-cell office:value-type="float" office:value="28.1984195709229">
                <text:p>28.1984195709229</text:p>
              </table:table-cell>
              <table:table-cell office:value-type="float" office:value="671.83632349968">
                <text:p>671.83632349968</text:p>
              </table:table-cell>
              <table:table-cell office:value-type="float" office:value="1156.89527082443">
                <text:p>1156.89527082443</text:p>
              </table:table-cell>
            </table:table-row>
            <table:table-row>
              <table:table-cell office:value-type="string">
                <text:p>num_workers = 17</text:p>
              </table:table-cell>
              <table:table-cell office:value-type="float" office:value="175.290354251862">
                <text:p>175.290354251862</text:p>
              </table:table-cell>
              <table:table-cell office:value-type="float" office:value="314.694561719894">
                <text:p>314.694561719894</text:p>
              </table:table-cell>
              <table:table-cell office:value-type="float" office:value="28.655944108963">
                <text:p>28.655944108963</text:p>
              </table:table-cell>
              <table:table-cell office:value-type="float" office:value="744.918395280838">
                <text:p>744.918395280838</text:p>
              </table:table-cell>
              <table:table-cell office:value-type="float" office:value="1263.55925536156">
                <text:p>1263.55925536156</text:p>
              </table:table-cell>
            </table:table-row>
            <table:table-row>
              <table:table-cell office:value-type="string">
                <text:p>num_workers = 18</text:p>
              </table:table-cell>
              <table:table-cell office:value-type="float" office:value="198.399258613586">
                <text:p>198.399258613586</text:p>
              </table:table-cell>
              <table:table-cell office:value-type="float" office:value="324.843960762024">
                <text:p>324.843960762024</text:p>
              </table:table-cell>
              <table:table-cell office:value-type="float" office:value="29.7448885440826">
                <text:p>29.7448885440826</text:p>
              </table:table-cell>
              <table:table-cell office:value-type="float" office:value="760.675024747849">
                <text:p>760.675024747849</text:p>
              </table:table-cell>
              <table:table-cell office:value-type="float" office:value="1313.66313266754">
                <text:p>1313.66313266754</text:p>
              </table:table-cell>
            </table:table-row>
            <table:table-row>
              <table:table-cell office:value-type="string">
                <text:p>num_workers = 19</text:p>
              </table:table-cell>
              <table:table-cell office:value-type="float" office:value="170.758353710175">
                <text:p>170.758353710175</text:p>
              </table:table-cell>
              <table:table-cell office:value-type="float" office:value="330.467694997787">
                <text:p>330.467694997787</text:p>
              </table:table-cell>
              <table:table-cell office:value-type="float" office:value="30.3420224189758">
                <text:p>30.3420224189758</text:p>
              </table:table-cell>
              <table:table-cell office:value-type="float" office:value="779.088999986649">
                <text:p>779.088999986649</text:p>
              </table:table-cell>
              <table:table-cell office:value-type="float" office:value="1310.65707111359">
                <text:p>1310.65707111359</text:p>
              </table:table-cell>
            </table:table-row>
            <table:table-row>
              <table:table-cell office:value-type="string">
                <text:p>num_workers = 20</text:p>
              </table:table-cell>
              <table:table-cell office:value-type="float" office:value="450.917739868164">
                <text:p>450.917739868164</text:p>
              </table:table-cell>
              <table:table-cell office:value-type="float" office:value="413.761367797852">
                <text:p>413.761367797852</text:p>
              </table:table-cell>
              <table:table-cell office:value-type="float" office:value="32.7736406326294">
                <text:p>32.7736406326294</text:p>
              </table:table-cell>
              <table:table-cell office:value-type="float" office:value="1159.19273900986">
                <text:p>1159.19273900986</text:p>
              </table:table-cell>
              <table:table-cell office:value-type="float" office:value="2056.64548730851">
                <text:p>2056.64548730851</text:p>
              </table:table-cell>
            </table:table-row>
            <table:table-row>
              <table:table-cell office:value-type="string">
                <text:p>num_workers = 21</text:p>
              </table:table-cell>
              <table:table-cell office:value-type="float" office:value="292.606580972671">
                <text:p>292.606580972671</text:p>
              </table:table-cell>
              <table:table-cell office:value-type="float" office:value="445.758974075317">
                <text:p>445.758974075317</text:p>
              </table:table-cell>
              <table:table-cell office:value-type="float" office:value="33.9789168834686">
                <text:p>33.9789168834686</text:p>
              </table:table-cell>
              <table:table-cell office:value-type="float" office:value="675.189671993256">
                <text:p>675.189671993256</text:p>
              </table:table-cell>
              <table:table-cell office:value-type="float" office:value="1447.53414392471">
                <text:p>1447.53414392471</text:p>
              </table:table-cell>
            </table:table-row>
            <table:table-row>
              <table:table-cell office:value-type="string">
                <text:p>num_workers = 22</text:p>
              </table:table-cell>
              <table:table-cell office:value-type="float" office:value="270.402796268463">
                <text:p>270.402796268463</text:p>
              </table:table-cell>
              <table:table-cell office:value-type="float" office:value="404.778307676315">
                <text:p>404.778307676315</text:p>
              </table:table-cell>
              <table:table-cell office:value-type="float" office:value="31.8905339241028">
                <text:p>31.8905339241028</text:p>
              </table:table-cell>
              <table:table-cell office:value-type="float" office:value="608.2245657444">
                <text:p>608.2245657444</text:p>
              </table:table-cell>
              <table:table-cell office:value-type="float" office:value="1315.29620361328">
                <text:p>1315.29620361328</text:p>
              </table:table-cell>
            </table:table-row>
            <table:table-row>
              <table:table-cell office:value-type="string">
                <text:p>num_workers = 23</text:p>
              </table:table-cell>
              <table:table-cell office:value-type="float" office:value="278.530355453491">
                <text:p>278.530355453491</text:p>
              </table:table-cell>
              <table:table-cell office:value-type="float" office:value="414.583372354507">
                <text:p>414.583372354507</text:p>
              </table:table-cell>
              <table:table-cell office:value-type="float" office:value="32.5395781993866">
                <text:p>32.5395781993866</text:p>
              </table:table-cell>
              <table:table-cell office:value-type="float" office:value="645.670179367065">
                <text:p>645.670179367065</text:p>
              </table:table-cell>
              <table:table-cell office:value-type="float" office:value="1371.32348537445">
                <text:p>1371.32348537445</text:p>
              </table:table-cell>
            </table:table-row>
            <table:table-row>
              <table:table-cell office:value-type="string">
                <text:p>num_workers = 24</text:p>
              </table:table-cell>
              <table:table-cell office:value-type="float" office:value="304.930749177933">
                <text:p>304.930749177933</text:p>
              </table:table-cell>
              <table:table-cell office:value-type="float" office:value="435.073251485825">
                <text:p>435.073251485825</text:p>
              </table:table-cell>
              <table:table-cell office:value-type="float" office:value="33.7225222587585">
                <text:p>33.7225222587585</text:p>
              </table:table-cell>
              <table:table-cell office:value-type="float" office:value="700.021668195724">
                <text:p>700.021668195724</text:p>
              </table:table-cell>
              <table:table-cell office:value-type="float" office:value="1473.74819111824">
                <text:p>1473.74819111824</text:p>
              </table:table-cell>
            </table:table-row>
            <table:table-row>
              <table:table-cell office:value-type="string">
                <text:p>num_workers = 25</text:p>
              </table:table-cell>
              <table:table-cell office:value-type="float" office:value="256.313923120499">
                <text:p>256.313923120499</text:p>
              </table:table-cell>
              <table:table-cell office:value-type="float" office:value="358.213392496109">
                <text:p>358.213392496109</text:p>
              </table:table-cell>
              <table:table-cell office:value-type="float" office:value="28.4751677513123">
                <text:p>28.4751677513123</text:p>
              </table:table-cell>
              <table:table-cell office:value-type="float" office:value="592.677674770355">
                <text:p>592.677674770355</text:p>
              </table:table-cell>
              <table:table-cell office:value-type="float" office:value="1235.68015813828">
                <text:p>1235.68015813828</text:p>
              </table:table-cell>
            </table:table-row>
            <table:table-row>
              <table:table-cell office:value-type="string">
                <text:p>num_workers = 26</text:p>
              </table:table-cell>
              <table:table-cell office:value-type="float" office:value="263.104807138443">
                <text:p>263.104807138443</text:p>
              </table:table-cell>
              <table:table-cell office:value-type="float" office:value="412.662322998047">
                <text:p>412.662322998047</text:p>
              </table:table-cell>
              <table:table-cell office:value-type="float" office:value="30.2034792900085">
                <text:p>30.2034792900085</text:p>
              </table:table-cell>
              <table:table-cell office:value-type="float" office:value="613.200089216232">
                <text:p>613.200089216232</text:p>
              </table:table-cell>
              <table:table-cell office:value-type="float" office:value="1319.17069864273">
                <text:p>1319.17069864273</text:p>
              </table:table-cell>
            </table:table-row>
            <table:table-row>
              <table:table-cell office:value-type="string">
                <text:p>num_workers = 27</text:p>
              </table:table-cell>
              <table:table-cell office:value-type="float" office:value="295.174869298935">
                <text:p>295.174869298935</text:p>
              </table:table-cell>
              <table:table-cell office:value-type="float" office:value="426.010876655579">
                <text:p>426.010876655579</text:p>
              </table:table-cell>
              <table:table-cell office:value-type="float" office:value="31.6915984153748">
                <text:p>31.6915984153748</text:p>
              </table:table-cell>
              <table:table-cell office:value-type="float" office:value="698.451972961426">
                <text:p>698.451972961426</text:p>
              </table:table-cell>
              <table:table-cell office:value-type="float" office:value="1451.32931733131">
                <text:p>1451.32931733131</text:p>
              </table:table-cell>
            </table:table-row>
            <table:table-row>
              <table:table-cell office:value-type="string">
                <text:p>num_workers = 28</text:p>
              </table:table-cell>
              <table:table-cell office:value-type="float" office:value="272.137530565262">
                <text:p>272.137530565262</text:p>
              </table:table-cell>
              <table:table-cell office:value-type="float" office:value="422.626223087311">
                <text:p>422.626223087311</text:p>
              </table:table-cell>
              <table:table-cell office:value-type="float" office:value="30.6635642051697">
                <text:p>30.6635642051697</text:p>
              </table:table-cell>
              <table:table-cell office:value-type="float" office:value="672.527859449387">
                <text:p>672.527859449387</text:p>
              </table:table-cell>
              <table:table-cell office:value-type="float" office:value="1397.95517730713">
                <text:p>1397.95517730713</text:p>
              </table:table-cell>
            </table:table-row>
            <table:table-row>
              <table:table-cell office:value-type="string">
                <text:p>num_workers = 29</text:p>
              </table:table-cell>
              <table:table-cell office:value-type="float" office:value="322.780536174774">
                <text:p>322.780536174774</text:p>
              </table:table-cell>
              <table:table-cell office:value-type="float" office:value="450.338099241257">
                <text:p>450.338099241257</text:p>
              </table:table-cell>
              <table:table-cell office:value-type="float" office:value="32.3683023452759">
                <text:p>32.3683023452759</text:p>
              </table:table-cell>
              <table:table-cell office:value-type="float" office:value="724.481419086456">
                <text:p>724.481419086456</text:p>
              </table:table-cell>
              <table:table-cell office:value-type="float" office:value="1529.96835684776">
                <text:p>1529.96835684776</text:p>
              </table:table-cell>
            </table:table-row>
            <table:table-row>
              <table:table-cell office:value-type="string">
                <text:p>num_workers = 30</text:p>
              </table:table-cell>
              <table:table-cell office:value-type="float" office:value="326.728952884674">
                <text:p>326.728952884674</text:p>
              </table:table-cell>
              <table:table-cell office:value-type="float" office:value="479.296402454376">
                <text:p>479.296402454376</text:p>
              </table:table-cell>
              <table:table-cell office:value-type="float" office:value="32.2091863155365">
                <text:p>32.2091863155365</text:p>
              </table:table-cell>
              <table:table-cell office:value-type="float" office:value="724.107926845551">
                <text:p>724.107926845551</text:p>
              </table:table-cell>
              <table:table-cell office:value-type="float" office:value="1562.34246850014">
                <text:p>1562.34246850014</text:p>
              </table:table-cell>
            </table:table-row>
            <table:table-row>
              <table:table-cell office:value-type="string">
                <text:p>num_workers = 31</text:p>
              </table:table-cell>
              <table:table-cell office:value-type="float" office:value="322.039327144623">
                <text:p>322.039327144623</text:p>
              </table:table-cell>
              <table:table-cell office:value-type="float" office:value="492.469092130661">
                <text:p>492.469092130661</text:p>
              </table:table-cell>
              <table:table-cell office:value-type="float" office:value="31.7878348827362">
                <text:p>31.7878348827362</text:p>
              </table:table-cell>
              <table:table-cell office:value-type="float" office:value="740.24768781662">
                <text:p>740.24768781662</text:p>
              </table:table-cell>
              <table:table-cell office:value-type="float" office:value="1586.54394197464">
                <text:p>1586.54394197464</text:p>
              </table:table-cell>
            </table:table-row>
            <table:table-row>
              <table:table-cell office:value-type="string">
                <text:p>num_workers = 32</text:p>
              </table:table-cell>
              <table:table-cell office:value-type="float" office:value="317.320091485977">
                <text:p>317.320091485977</text:p>
              </table:table-cell>
              <table:table-cell office:value-type="float" office:value="502.716948509216">
                <text:p>502.716948509216</text:p>
              </table:table-cell>
              <table:table-cell office:value-type="float" office:value="31.9008944034576">
                <text:p>31.9008944034576</text:p>
              </table:table-cell>
              <table:table-cell office:value-type="float" office:value="751.917453527451">
                <text:p>751.917453527451</text:p>
              </table:table-cell>
              <table:table-cell office:value-type="float" office:value="1603.8553879261">
                <text:p>1603.85538792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